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22.3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1" style:family="table" style:master-page-name="PageStyle_5f_Graph1">
      <style:table-properties table:display="true" style:writing-mode="lr-tb"/>
    </style:style>
    <style:style style:name="ta2" style:family="table" style:master-page-name="PageStyle_5f_Graph2">
      <style:table-properties table:display="true" style:writing-mode="lr-tb"/>
    </style:style>
    <style:style style:name="ta3" style:family="table" style:master-page-name="PageStyle_5f_Graph3">
      <style:table-properties table:display="true" style:writing-mode="lr-tb"/>
    </style:style>
    <style:style style:name="ta4" style:family="table" style:master-page-name="PageStyle_5f_journ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36">
      <style:table-cell-properties fo:padding="0.71mm"/>
    </style:style>
    <style:style style:name="ce3" style:family="table-cell" style:parent-style-name="Default" style:data-style-name="N40">
      <style:table-cell-properties fo:padding="0.71mm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>
      <style:table-cell-properties fo:padding="0.71mm"/>
    </style:style>
    <style:style style:name="ce13" style:family="table-cell" style:parent-style-name="Default" style:data-style-name="N1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5.19mm" fo:min-width="6.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3.56mm" fo:min-width="7.59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dash" draw:stroke-dash="Dashed_20__28_var_29__20_3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4.7mm" fo:min-width="7.6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4.6mm" fo:min-width="9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10" style:family="graphic">
      <style:graphic-properties draw:stroke="solid" svg:stroke-width="0.26mm" svg:stroke-color="#4c4c4c" draw:marker-start="msArrowEnd_20_5" draw:marker-start-width="2.1mm" draw:marker-start-center="false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1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4.05mm" fo:min-width="5.93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solid" svg:stroke-width="0.62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3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6.54mm" fo:min-width="9.66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6.35mm" fo:min-width="19mm" fo:padding-top="0.56mm" fo:padding-bottom="0.56mm" fo:padding-left="0.56mm" fo:padding-right="0.56mm" fo:wrap-option="wrap" draw:shadow-color="#808080"/>
    </style:style>
    <style:style style:name="gr15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min-height="34.47mm" fo:min-width="0mm" fo:padding-top="0.56mm" fo:padding-bottom="0.56mm" fo:padding-left="0.56mm" fo:padding-right="0.56mm" fo:wrap-option="wrap" draw:shadow-color="#808080"/>
    </style:style>
    <style:style style:name="gr16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14.58mm" fo:min-width="21.87mm" fo:padding-top="0.56mm" fo:padding-bottom="0.56mm" fo:padding-left="0.56mm" fo:padding-right="0.56mm" fo:wrap-option="wrap" draw:shadow-color="#808080"/>
    </style:style>
    <style:style style:name="gr17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5.72mm" fo:min-width="21.9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1" table:style-name="ta1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E1:journal.E1 journal.E2:journal.E182 journal.L1:journal.L1 journal.L2:journal.L182 journal.O1:journal.O1 journal.O2:journal.O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1.B4" table:end-x="14.06mm" table:end-y="2.96mm" draw:z-index="19" draw:name="Forme automatique 27" draw:style-name="gr2" draw:text-style-name="P3" svg:width="11.12mm" svg:height="10.6mm" svg:x="2.96mm" svg:y="1.51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41" draw:modifiers="265080.323450135 128195.287464656 25296 9570 273434 193128 273434 193128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  <table:table-cell>
            <draw:custom-shape table:end-cell-address="Graph1.G3" table:end-x="5.56mm" table:end-y="3.39mm" draw:z-index="21" draw:name="Forme automatique 29" draw:style-name="gr2" draw:text-style-name="P3" svg:width="16.85mm" svg:height="7.43mm" svg:x="11.31mm" svg:y="0.6mm">
              <text:p text:style-name="P2"><text:span text:style-name="T4">FIG</text:span><text:span text:style-name="T4">. 4</text:span></text:p>
              <draw:enhanced-geometry svg:viewBox="0 0 21600 21600" draw:type="mso-spt41" draw:modifiers="-8942.3487544484 43548.3870967742 -2443 4054 -621 24023 -621 24023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</table:table-row>
        <table:table-row table:style-name="ro1">
          <table:table-cell/>
          <table:table-cell>
            <draw:custom-shape table:end-cell-address="Graph1.C5" table:end-x="1.1mm" table:end-y="1.4mm" draw:z-index="4" draw:name="Forme automatique 4" draw:style-name="gr3" draw:text-style-name="P3" svg:width="7.22mm" svg:height="6.31mm" svg:x="16.48mm" svg:y="4.12mm">
              <text:p text:style-name="P2"><text:span text:style-name="T1">2</text:span><text:span text:style-name="T1">0</text:span></text:p>
              <draw:enhanced-geometry svg:viewBox="0 0 21600 21600" draw:type="mso-spt41" draw:modifiers="-10771 9899 -6124 9899 -17564 5001 -10764 9911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line table:end-cell-address="Graph1.C9" table:end-x="9.91mm" table:end-y="1.13mm" draw:z-index="5" draw:name="Ligne 5" draw:style-name="gr4" draw:text-style-name="P4" svg:x1="-1.05mm" svg:y1="-3.41mm" svg:x2="16.42mm" svg:y2="-10.48mm">
              <text:p/>
            </draw:line>
          </table:table-cell>
          <table:table-cell table:number-columns-repeated="2"/>
          <table:table-cell>
            <draw:custom-shape table:end-cell-address="Graph1.E9" table:end-x="14.35mm" table:end-y="1.63mm" draw:z-index="18" draw:name="Forme automatique 26" draw:style-name="gr2" draw:text-style-name="P3" svg:width="6.93mm" svg:height="6.65mm" svg:x="7.42mm" svg:y="4.01mm">
              <text:p text:style-name="P2"><text:span text:style-name="T1">16</text:span></text:p>
              <draw:enhanced-geometry svg:viewBox="0 0 21600 21600" draw:type="mso-spt41" draw:modifiers="-43542.3631123919 29351.3513513513 -5860 9570 -35264 5264 -35264 5264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line table:end-cell-address="Graph1.F10" table:end-x="2.43mm" table:end-y="0.43mm" draw:z-index="17" draw:name="Ligne 25" draw:style-name="gr4" draw:text-style-name="P4" svg:x1="9.14mm" svg:y1="1.19mm" svg:x2="25.06mm" svg:y2="9.47mm">
              <text:p/>
            </draw:line>
          </table:table-cell>
          <table:table-cell table:number-columns-repeated="5"/>
        </table:table-row>
        <table:table-row table:style-name="ro1">
          <table:table-cell/>
          <table:table-cell>
            <draw:custom-shape table:end-cell-address="Graph1.C10" table:end-x="1.1mm" table:end-y="3.73mm" draw:z-index="7" draw:name="Forme automatique 8" draw:style-name="gr5" draw:text-style-name="P3" svg:width="8.71mm" svg:height="4.68mm" svg:x="14.99mm" svg:y="3.57mm">
              <text:p text:style-name="P2"><text:span text:style-name="T1">19</text:span></text:p>
              <draw:enhanced-geometry svg:viewBox="0 0 21600 21600" draw:type="mso-spt41" draw:modifiers="-79881 -144645 -5135 13281 -85543 -151510 -79875 -14462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>
            <draw:line table:end-cell-address="Graph1.K12" table:end-x="11.48mm" table:end-y="1.78mm" draw:z-index="3" draw:name="Ligne 3" draw:style-name="gr6" draw:text-style-name="P4" svg:x1="-64.62mm" svg:y1="1.77mm" svg:x2="-136.53mm" svg:y2="1.77mm">
              <text:p/>
            </draw:line>
          </table:table-cell>
          <table:table-cell table:number-columns-repeated="2"/>
        </table:table-row>
        <table:table-row table:style-name="ro1">
          <table:table-cell/>
          <table:table-cell>
            <draw:line table:end-cell-address="Graph1.C15" table:end-x="9.95mm" table:end-y="1.54mm" draw:z-index="6" draw:name="Ligne 7" draw:style-name="gr4" draw:text-style-name="P4" svg:x1="-1.05mm" svg:y1="-2.85mm" svg:x2="16.42mm" svg:y2="-9.81mm">
              <text:p/>
            </draw:lin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custom-shape table:end-cell-address="Graph1.B19" table:end-x="11.89mm" table:end-y="0.76mm" draw:z-index="9" draw:name="Text 11" draw:style-name="gr7" draw:text-style-name="P5" svg:width="8.72mm" svg:height="5.82mm" svg:x="3.19mm" svg:y="3.98mm">
              <text:p text:style-name="P2"><text:span text:style-name="T1">18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1.B20" table:end-x="20.02mm" table:end-y="4.45mm" draw:z-index="11" draw:name="Text 13" draw:style-name="gr8" draw:text-style-name="P5" svg:width="10.21mm" svg:height="5.72mm" svg:x="9.83mm" svg:y="3.26mm">
              <text:p text:style-name="P2"><text:span text:style-name="T1">17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1.D25" table:end-x="4.06mm" table:end-y="1.17mm" draw:z-index="15" draw:name="Forme automatique 17" draw:style-name="gr2" draw:text-style-name="P3" svg:width="6.81mm" svg:height="6.65mm" svg:x="19.83mm" svg:y="3.55mm">
              <text:p text:style-name="P2"><text:span text:style-name="T1">21</text:span></text:p>
              <draw:enhanced-geometry svg:viewBox="0 0 21600 21600" draw:type="mso-spt41" draw:modifiers="-12169.4524495677 19070.2702702703 -5908 9570 -3917 -5093 -3917 -5093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  <table:table-cell>
            <draw:custom-shape table:end-cell-address="Graph1.H24" table:end-x="3.65mm" table:end-y="4.12mm" draw:z-index="16" draw:name="Forme automatique 24" draw:style-name="gr9" draw:text-style-name="P6" svg:width="2.41mm" svg:height="6.62mm" svg:x="1.24mm" svg:y="2.03mm">
              <text:p/>
              <draw:enhanced-geometry svg:viewBox="0 0 21600 21600" draw:type="mso-spt41" draw:modifiers="96532 95201 27508 9518 104814 70906 104814 70906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>
          <table:table-cell/>
          <table:table-cell>
            <draw:line table:end-cell-address="Graph1.B27" table:end-x="9.72mm" table:end-y="3.16mm" draw:z-index="8" draw:name="Ligne 9" draw:style-name="gr4" draw:text-style-name="P4" svg:x1="-0.99mm" svg:y1="-5.84mm" svg:x2="6.57mm" svg:y2="-21.71mm">
              <text:p/>
            </draw:line>
          </table:table-cell>
          <table:table-cell>
            <draw:line table:end-cell-address="Graph1.E24" table:end-x="3.12mm" table:end-y="2.2mm" draw:z-index="13" draw:name="Ligne 15" draw:style-name="gr10" draw:text-style-name="P4" svg:x1="1.16mm" svg:y1="2.26mm" svg:x2="48.28mm" svg:y2="2.26mm">
              <text:p/>
            </draw:line>
          </table:table-cell>
          <table:table-cell table:number-columns-repeated="7"/>
        </table:table-row>
        <table:table-row table:style-name="ro1">
          <table:table-cell>
            <draw:line table:end-cell-address="Graph1.C25" table:end-x="1.1mm" table:end-y="4.38mm" draw:z-index="12" draw:name="Ligne 14" draw:style-name="gr10" draw:text-style-name="P4" svg:x1="21.58mm" svg:y1="4.38mm" svg:x2="46.31mm" svg:y2="4.38mm">
              <text:p/>
            </draw:line>
          </table:table-cell>
          <table:table-cell>
            <draw:custom-shape table:end-cell-address="Graph1.B26" table:end-x="14.29mm" table:end-y="1.87mm" draw:z-index="14" draw:name="Forme automatique 16" draw:style-name="gr11" draw:text-style-name="P3" svg:width="7.05mm" svg:height="5.17mm" svg:x="7.26mm" svg:y="1.23mm">
              <text:p text:style-name="P2"><text:span text:style-name="T1">25</text:span></text:p>
              <draw:enhanced-geometry svg:viewBox="0 0 21600 21600" draw:type="mso-spt41" draw:modifiers="227277 53715 27366 12333 235296 21992 235296 21992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>
          <table:table-cell/>
          <table:table-cell>
            <draw:line table:end-cell-address="Graph1.B30" table:end-x="19.04mm" table:end-y="1.06mm" draw:z-index="10" draw:name="Ligne 12" draw:style-name="gr12" draw:text-style-name="P4" svg:x1="-0.99mm" svg:y1="-6.67mm" svg:x2="11.49mm" svg:y2="-22.7mm">
              <text:p/>
            </draw:line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1.K30" table:end-x="9.78mm" table:end-y="4.12mm" draw:z-index="20" draw:name="Forme automatique 28" draw:style-name="gr2" draw:text-style-name="P3" svg:width="11.99mm" svg:height="6.65mm" svg:x="20.38mm" svg:y="2.11mm">
              <text:p text:style-name="P2"><text:span text:style-name="T1">t </text:span><text:span text:style-name="T3">(mn)</text:span></text:p>
              <draw:enhanced-geometry svg:viewBox="0 0 21600 21600" draw:type="mso-spt41" draw:modifiers="-9576 20400 -3449 9518 -1409 -1767 -1409 -176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line table:end-cell-address="Graph1.C31" table:end-x="1.11mm" table:end-y="2.36mm" draw:z-index="1" draw:name="Ligne 1" draw:style-name="gr6" draw:text-style-name="P4" svg:x1="1.16mm" svg:y1="2.41mm" svg:x2="1.16mm" svg:y2="-38.71mm">
              <text:p/>
            </draw:line>
          </table:table-cell>
          <table:table-cell/>
          <table:table-cell>
            <draw:line table:end-cell-address="Graph1.E31" table:end-x="3.13mm" table:end-y="2.36mm" draw:z-index="2" draw:name="Ligne 2" draw:style-name="gr6" draw:text-style-name="P4" svg:x1="3.12mm" svg:y1="2.41mm" svg:x2="3.12mm" svg:y2="-85.65mm">
              <text:p/>
            </draw:line>
          </table:table-cell>
          <table:table-cell table:number-columns-repeated="5"/>
        </table:table-row>
      </table:table>
      <table:table table:name="Graph2" table:style-name="ta2"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P1:journal.P1 journal.P2:journal.P182 journal.Q1:journal.Q1 journal.Q2:journal.Q182 journal.R1:journal.R1 journal.R2:journal.R182 journal.S1:journal.S1 journal.S2:journal.S182 journal.T1:journal.T1 journal.T2:journal.T182 journal.U1:journal.U1 journal.U2:journal.U182 journal.V1:journal.V1 journal.V2:journal.V182 journal.W1:journal.W1 journal.W2:journal.W182 journal.X1:journal.X1 journal.X2:journal.X182 journal.X2:journal.X2 journal.X3:journal.X1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3" table:style-name="ta3"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P1:journal.P1 journal.P2:journal.P182 journal.Q1:journal.Q1 journal.Q2:journal.Q182 journal.R1:journal.R1 journal.R2:journal.R182 journal.S1:journal.S1 journal.S2:journal.S182 journal.T1:journal.T1 journal.T2:journal.T182 journal.U1:journal.U1 journal.U2:journal.U182 journal.V1:journal.V1 journal.V2:journal.V182 journal.W1:journal.W1 journal.W2:journal.W182 journal.X1:journal.X1 journal.X2:journal.X1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3.B4" table:end-x="14.98mm" table:end-y="3.13mm" draw:z-index="1" draw:name="Forme automatique 2" draw:style-name="gr13" draw:text-style-name="P3" svg:width="10.78mm" svg:height="7.66mm" svg:x="4.22mm" svg:y="4.52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41" draw:modifiers="-3819 8225 -3813 8225 -8054 4159 -3815 821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table:end-cell-address="Graph3.G5" table:end-x="2.81mm" table:end-y="1.04mm" draw:z-index="6" draw:name="Forme automatique 9" draw:style-name="gr14" draw:text-style-name="P3" svg:width="20.12mm" svg:height="7.47mm" svg:x="5.29mm" svg:y="2.6mm">
              <text:p text:style-name="P2"><text:span text:style-name="T4">FIG. 12</text:span></text:p>
              <draw:enhanced-geometry svg:viewBox="0 0 21600 21600" draw:type="mso-spt41" draw:modifiers="-2041 24295 -2040 8502 6044 0 6044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J14" table:end-x="17.86mm" table:end-y="0.57mm" draw:z-index="3" draw:name="Forme automatique 5" draw:style-name="gr15" draw:text-style-name="P7" svg:width="2.75mm" svg:height="37.53mm" svg:x="15.11mm" svg:y="3.68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K12" table:end-x="21.52mm" table:end-y="3.73mm" draw:z-index="4" draw:name="Forme automatique 7" draw:style-name="gr16" draw:text-style-name="P3" svg:width="22.99mm" svg:height="15.7mm" svg:x="21.12mm" svg:y="1.58mm">
              <text:p text:style-name="P2"><text:span text:style-name="T1">16</text:span></text:p>
              <draw:enhanced-geometry svg:viewBox="0 0 21600 21600" draw:type="mso-spt41" draw:modifiers="-1797 4045 -1797 4045 -3800 2050 -1800 4050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  <draw:line table:end-cell-address="Graph3.K9" table:end-x="0.79mm" table:end-y="4.26mm" draw:z-index="5" draw:name="Ligne 8" draw:style-name="gr4" draw:text-style-name="P4" svg:x1="17.92mm" svg:y1="4.26mm" svg:x2="23.42mm" svg:y2="4.26mm">
              <text:p/>
            </draw:line>
          </table:table-cell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K30" table:end-x="3.48mm" table:end-y="4.18mm" draw:z-index="2" draw:name="Forme automatique 3" draw:style-name="gr17" draw:text-style-name="P3" svg:width="23.04mm" svg:height="6.84mm" svg:x="3.03mm" svg:y="1.86mm">
              <text:p text:style-name="P2"><text:span text:style-name="T1">t</text:span><text:span text:style-name="T2"> </text:span><text:span text:style-name="T3">(mn)</text:span></text:p>
              <draw:enhanced-geometry svg:viewBox="0 0 21600 21600" draw:type="mso-spt41" draw:modifiers="-1802 9169 -1802 9170 -3800 4636 -1800 9159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journal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1020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</text:p>
          </table:table-cell>
          <table:table-cell table:style-name="ce4" office:value-type="string" calcext:value-type="string">
            <text:p>itératio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10%</text:p>
          </table:table-cell>
          <table:table-cell table:style-name="ce1" office:value-type="string" calcext:value-type="string">
            <text:p>Tc1</text:p>
          </table:table-cell>
          <table:table-cell table:style-name="ce1" office:value-type="string" calcext:value-type="string">
            <text:p>Tc23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 - S1</text:p>
          </table:table-cell>
          <table:table-cell table:style-name="ce1" office:value-type="string" calcext:value-type="string">
            <text:p>Tc - S2</text:p>
          </table:table-cell>
          <table:table-cell table:style-name="ce1" office:value-type="string" calcext:value-type="string">
            <text:p>Tc - S3</text:p>
          </table:table-cell>
          <table:table-cell table:style-name="ce1" office:value-type="string" calcext:value-type="string">
            <text:p>Tc - S4</text:p>
          </table:table-cell>
          <table:table-cell table:style-name="ce1" office:value-type="string" calcext:value-type="string">
            <text:p>Tc - S5</text:p>
          </table:table-cell>
          <table:table-cell table:style-name="ce1" office:value-type="string" calcext:value-type="string">
            <text:p>Tc - S6</text:p>
          </table:table-cell>
          <table:table-cell table:style-name="ce1" office:value-type="string" calcext:value-type="string">
            <text:p>Tc - S7</text:p>
          </table:table-cell>
          <table:table-cell table:style-name="ce1" office:value-type="string" calcext:value-type="string">
            <text:p>Tc - S8</text:p>
          </table:table-cell>
          <table:table-cell table:style-name="ce1" office:value-type="string" calcext:value-type="string">
            <text:p>Tc - S9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Tcf</text:p>
          </table:table-cell>
          <table:table-cell table:style-name="ce1" office:value-type="string" calcext:value-type="string">
            <text:p>RT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de TC</text:p>
          </table:table-cell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BITE</text:p>
          </table:table-cell>
          <table:table-cell table:style-name="ce1" office:value-type="string" calcext:value-type="string">
            <text:p>T63 %</text:p>
          </table:table-cell>
          <table:table-cell table:style-name="ce1" table:number-columns-repeated="988"/>
        </table:table-row>
        <table:table-row table:style-name="ro3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]-20)*0.1+20" office:value-type="float" office:value="27" calcext:value-type="float">
            <text:p>27</text:p>
          </table:table-cell>
          <table:table-cell table:style-name="ce6" table:formula="of:=((([.E2]-20)*0.1)*[.D2]/[.H2])+20" office:value-type="float" office:value="20" calcext:value-type="float">
            <text:p>20</text:p>
          </table:table-cell>
          <table:table-cell/>
          <table:table-cell table:style-name="ce6" table:formula="of:=[.M2]+[.N2]" office:value-type="float" office:value="20" calcext:value-type="float">
            <text:p>20</text:p>
          </table:table-cell>
          <table:table-cell table:number-columns-repeated="9"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.52" calcext:value-type="float">
            <text:p>20,5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]-[.L2])*0.63+[.L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3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]+1" office:value-type="float" office:value="1" calcext:value-type="float">
            <text:p>1</text:p>
          </table:table-cell>
          <table:table-cell table:style-name="ce6" table:formula="of:=[.D2]+0.5" office:value-type="float" office:value="0.5" calcext:value-type="float">
            <text:p>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]-20)*0.1+20" office:value-type="float" office:value="27" calcext:value-type="float">
            <text:p>27</text:p>
          </table:table-cell>
          <table:table-cell table:style-name="ce6" table:formula="of:=((([.E3]-20)*0.1)*[.D3]/[.H3])+20" office:value-type="float" office:value="20.7" calcext:value-type="float">
            <text:p>20,7</text:p>
          </table:table-cell>
          <table:table-cell/>
          <table:table-cell table:style-name="ce6" table:formula="of:=[.M3]+[.N3]" office:value-type="float" office:value="20.7" calcext:value-type="float">
            <text:p>20,7</text:p>
          </table:table-cell>
          <table:table-cell table:style-name="ce6" office:value-type="float" office:value="20.1" calcext:value-type="float">
            <text:p>20,1</text:p>
          </table:table-cell>
          <table:table-cell table:style-name="ce6" office:value-type="float" office:value="20.1166666666667" calcext:value-type="float">
            <text:p>20,1166666666667</text:p>
          </table:table-cell>
          <table:table-cell table:style-name="ce6" office:value-type="float" office:value="20.1375" calcext:value-type="float">
            <text:p>20,1375</text:p>
          </table:table-cell>
          <table:table-cell table:style-name="ce6" office:value-type="float" office:value="20.1642857142857" calcext:value-type="float">
            <text:p>20,1642857142857</text:p>
          </table:table-cell>
          <table:table-cell table:style-name="ce6" office:value-type="float" office:value="20.2" calcext:value-type="float">
            <text:p>20,2</text:p>
          </table:table-cell>
          <table:table-cell table:style-name="ce6" office:value-type="float" office:value="20.25" calcext:value-type="float">
            <text:p>20,25</text:p>
          </table:table-cell>
          <table:table-cell table:style-name="ce6" office:value-type="float" office:value="20.325" calcext:value-type="float">
            <text:p>20,325</text:p>
          </table:table-cell>
          <table:table-cell table:style-name="ce6" office:value-type="float" office:value="20.45" calcext:value-type="float">
            <text:p>20,45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.78" calcext:value-type="float">
            <text:p>20,7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]-[.L3])*0.63+[.L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]+1" office:value-type="float" office:value="2" calcext:value-type="float">
            <text:p>2</text:p>
          </table:table-cell>
          <table:table-cell table:style-name="ce6" table:formula="of:=[.D3]+0.5"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]-20)*0.1+20" office:value-type="float" office:value="27" calcext:value-type="float">
            <text:p>27</text:p>
          </table:table-cell>
          <table:table-cell table:style-name="ce6" table:formula="of:=((([.E4]-20)*0.1)*[.D4]/[.H4])+20" office:value-type="float" office:value="21.4" calcext:value-type="float">
            <text:p>21,4</text:p>
          </table:table-cell>
          <table:table-cell/>
          <table:table-cell table:style-name="ce6" table:formula="of:=[.M4]+[.N4]" office:value-type="float" office:value="21.4" calcext:value-type="float">
            <text:p>21,4</text:p>
          </table:table-cell>
          <table:table-cell table:style-name="ce6" office:value-type="float" office:value="20.2" calcext:value-type="float">
            <text:p>20,2</text:p>
          </table:table-cell>
          <table:table-cell table:style-name="ce6" office:value-type="float" office:value="20.2333333333333" calcext:value-type="float">
            <text:p>20,2333333333333</text:p>
          </table:table-cell>
          <table:table-cell table:style-name="ce6" office:value-type="float" office:value="20.275" calcext:value-type="float">
            <text:p>20,275</text:p>
          </table:table-cell>
          <table:table-cell table:style-name="ce6" office:value-type="float" office:value="20.3285714285714" calcext:value-type="float">
            <text:p>20,3285714285714</text:p>
          </table:table-cell>
          <table:table-cell table:style-name="ce6" office:value-type="float" office:value="20.4" calcext:value-type="float">
            <text:p>20,4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20.65" calcext:value-type="float">
            <text:p>20,65</text:p>
          </table:table-cell>
          <table:table-cell table:style-name="ce6" office:value-type="float" office:value="20.9" calcext:value-type="float">
            <text:p>20,9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04" calcext:value-type="float">
            <text:p>21,0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]-[.L4])*0.63+[.L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]+1" office:value-type="float" office:value="3" calcext:value-type="float">
            <text:p>3</text:p>
          </table:table-cell>
          <table:table-cell table:style-name="ce6" table:formula="of:=[.D4]+0.5" office:value-type="float" office:value="1.5" calcext:value-type="float">
            <text:p>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]-20)*0.1+20" office:value-type="float" office:value="27" calcext:value-type="float">
            <text:p>27</text:p>
          </table:table-cell>
          <table:table-cell table:style-name="ce6" table:formula="of:=((([.E5]-20)*0.1)*[.D5]/[.H5])+20" office:value-type="float" office:value="22.1" calcext:value-type="float">
            <text:p>22,1</text:p>
          </table:table-cell>
          <table:table-cell/>
          <table:table-cell table:style-name="ce6" table:formula="of:=[.M5]+[.N5]" office:value-type="float" office:value="22.1" calcext:value-type="float">
            <text:p>22,1</text:p>
          </table:table-cell>
          <table:table-cell table:style-name="ce6" office:value-type="float" office:value="20.3" calcext:value-type="float">
            <text:p>20,3</text:p>
          </table:table-cell>
          <table:table-cell table:style-name="ce6" office:value-type="float" office:value="20.35" calcext:value-type="float">
            <text:p>20,35</text:p>
          </table:table-cell>
          <table:table-cell table:style-name="ce6" office:value-type="float" office:value="20.4125" calcext:value-type="float">
            <text:p>20,4125</text:p>
          </table:table-cell>
          <table:table-cell table:style-name="ce6" office:value-type="float" office:value="20.4928571428571" calcext:value-type="float">
            <text:p>20,4928571428571</text:p>
          </table:table-cell>
          <table:table-cell table:style-name="ce6" office:value-type="float" office:value="20.6" calcext:value-type="float">
            <text:p>20,6</text:p>
          </table:table-cell>
          <table:table-cell table:style-name="ce6" office:value-type="float" office:value="20.75" calcext:value-type="float">
            <text:p>20,75</text:p>
          </table:table-cell>
          <table:table-cell table:style-name="ce6" office:value-type="float" office:value="20.975" calcext:value-type="float">
            <text:p>20,975</text:p>
          </table:table-cell>
          <table:table-cell table:style-name="ce6" office:value-type="float" office:value="21.35" calcext:value-type="float">
            <text:p>21,35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]-[.L5])*0.63+[.L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]+1" office:value-type="float" office:value="4" calcext:value-type="float">
            <text:p>4</text:p>
          </table:table-cell>
          <table:table-cell table:style-name="ce6" table:formula="of:=[.D5]+0.5" office:value-type="float" office:value="2" calcext:value-type="float">
            <text:p>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]-20)*0.1+20" office:value-type="float" office:value="27" calcext:value-type="float">
            <text:p>27</text:p>
          </table:table-cell>
          <table:table-cell table:style-name="ce6" table:formula="of:=((([.E6]-20)*0.1)*[.D6]/[.H6])+20" office:value-type="float" office:value="22.8" calcext:value-type="float">
            <text:p>22,8</text:p>
          </table:table-cell>
          <table:table-cell/>
          <table:table-cell table:style-name="ce6" table:formula="of:=[.M6]+[.N6]" office:value-type="float" office:value="22.8" calcext:value-type="float">
            <text:p>22,8</text:p>
          </table:table-cell>
          <table:table-cell table:style-name="ce6" office:value-type="float" office:value="20.4" calcext:value-type="float">
            <text:p>20,4</text:p>
          </table:table-cell>
          <table:table-cell table:style-name="ce6" office:value-type="float" office:value="20.4666666666667" calcext:value-type="float">
            <text:p>20,4666666666667</text:p>
          </table:table-cell>
          <table:table-cell table:style-name="ce6" office:value-type="float" office:value="20.55" calcext:value-type="float">
            <text:p>20,55</text:p>
          </table:table-cell>
          <table:table-cell table:style-name="ce6" office:value-type="float" office:value="20.6571428571429" calcext:value-type="float">
            <text:p>20,6571428571429</text:p>
          </table:table-cell>
          <table:table-cell table:style-name="ce6" office:value-type="float" office:value="20.8" calcext:value-type="float">
            <text:p>20,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56" calcext:value-type="float">
            <text:p>21,5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]-[.L6])*0.63+[.L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]+1" office:value-type="float" office:value="5" calcext:value-type="float">
            <text:p>5</text:p>
          </table:table-cell>
          <table:table-cell table:style-name="ce6" table:formula="of:=[.D6]+0.5" office:value-type="float" office:value="2.5" calcext:value-type="float">
            <text:p>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]-20)*0.1+20" office:value-type="float" office:value="27" calcext:value-type="float">
            <text:p>27</text:p>
          </table:table-cell>
          <table:table-cell table:style-name="ce6" table:formula="of:=((([.E7]-20)*0.1)*[.D7]/[.H7])+20" office:value-type="float" office:value="23.5" calcext:value-type="float">
            <text:p>23,5</text:p>
          </table:table-cell>
          <table:table-cell/>
          <table:table-cell table:style-name="ce6" table:formula="of:=[.M7]+[.N7]" office:value-type="float" office:value="23.5" calcext:value-type="float">
            <text:p>23,5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20.5833333333333" calcext:value-type="float">
            <text:p>20,5833333333333</text:p>
          </table:table-cell>
          <table:table-cell table:style-name="ce6" office:value-type="float" office:value="20.6875" calcext:value-type="float">
            <text:p>20,6875</text:p>
          </table:table-cell>
          <table:table-cell table:style-name="ce6" office:value-type="float" office:value="20.8214285714286" calcext:value-type="float">
            <text:p>20,821428571428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25" calcext:value-type="float">
            <text:p>21,25</text:p>
          </table:table-cell>
          <table:table-cell table:style-name="ce6" office:value-type="float" office:value="21.625" calcext:value-type="float">
            <text:p>21,625</text:p>
          </table:table-cell>
          <table:table-cell table:style-name="ce6" office:value-type="float" office:value="22.25" calcext:value-type="float">
            <text:p>22,25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82" calcext:value-type="float">
            <text:p>21,8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]-[.L7])*0.63+[.L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]+1" office:value-type="float" office:value="6" calcext:value-type="float">
            <text:p>6</text:p>
          </table:table-cell>
          <table:table-cell table:style-name="ce6" table:formula="of:=[.D7]+0.5" office:value-type="float" office:value="3" calcext:value-type="float">
            <text:p>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]-20)*0.1+20" office:value-type="float" office:value="27" calcext:value-type="float">
            <text:p>27</text:p>
          </table:table-cell>
          <table:table-cell table:style-name="ce6" table:formula="of:=((([.E8]-20)*0.1)*[.D8]/[.H8])+20" office:value-type="float" office:value="24.2" calcext:value-type="float">
            <text:p>24,2</text:p>
          </table:table-cell>
          <table:table-cell/>
          <table:table-cell table:style-name="ce6" table:formula="of:=[.M8]+[.N8]" office:value-type="float" office:value="24.2" calcext:value-type="float">
            <text:p>24,2</text:p>
          </table:table-cell>
          <table:table-cell table:style-name="ce6" office:value-type="float" office:value="20.6" calcext:value-type="float">
            <text:p>20,6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20.825" calcext:value-type="float">
            <text:p>20,825</text:p>
          </table:table-cell>
          <table:table-cell table:style-name="ce6" office:value-type="float" office:value="20.9857142857143" calcext:value-type="float">
            <text:p>20,9857142857143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21.95" calcext:value-type="float">
            <text:p>21,95</text:p>
          </table:table-cell>
          <table:table-cell table:style-name="ce6" office:value-type="float" office:value="22.7" calcext:value-type="float">
            <text:p>22,7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08" calcext:value-type="float">
            <text:p>22,0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]-[.L8])*0.63+[.L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]+1" office:value-type="float" office:value="7" calcext:value-type="float">
            <text:p>7</text:p>
          </table:table-cell>
          <table:table-cell table:style-name="ce6" table:formula="of:=[.D8]+0.5" office:value-type="float" office:value="3.5" calcext:value-type="float">
            <text:p>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]-20)*0.1+20" office:value-type="float" office:value="27" calcext:value-type="float">
            <text:p>27</text:p>
          </table:table-cell>
          <table:table-cell table:style-name="ce6" table:formula="of:=((([.E9]-20)*0.1)*[.D9]/[.H9])+20" office:value-type="float" office:value="24.9" calcext:value-type="float">
            <text:p>24,9</text:p>
          </table:table-cell>
          <table:table-cell/>
          <table:table-cell table:style-name="ce6" table:formula="of:=[.M9]+[.N9]" office:value-type="float" office:value="24.9" calcext:value-type="float">
            <text:p>24,9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20.8166666666667" calcext:value-type="float">
            <text:p>20,8166666666667</text:p>
          </table:table-cell>
          <table:table-cell table:style-name="ce6" office:value-type="float" office:value="20.9625" calcext:value-type="float">
            <text:p>20,9625</text:p>
          </table:table-cell>
          <table:table-cell table:style-name="ce6" office:value-type="float" office:value="21.15" calcext:value-type="float">
            <text:p>21,15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75" calcext:value-type="float">
            <text:p>21,75</text:p>
          </table:table-cell>
          <table:table-cell table:style-name="ce6" office:value-type="float" office:value="22.275" calcext:value-type="float">
            <text:p>22,275</text:p>
          </table:table-cell>
          <table:table-cell table:style-name="ce6" office:value-type="float" office:value="23.15" calcext:value-type="float">
            <text:p>23,15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34" calcext:value-type="float">
            <text:p>22,3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]-[.L9])*0.63+[.L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]+1" office:value-type="float" office:value="8" calcext:value-type="float">
            <text:p>8</text:p>
          </table:table-cell>
          <table:table-cell table:style-name="ce6" table:formula="of:=[.D9]+0.5" office:value-type="float" office:value="4" calcext:value-type="float">
            <text:p>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]-20)*0.1+20" office:value-type="float" office:value="27" calcext:value-type="float">
            <text:p>27</text:p>
          </table:table-cell>
          <table:table-cell table:style-name="ce6" table:formula="of:=((([.E10]-20)*0.1)*[.D10]/[.H10])+20" office:value-type="float" office:value="25.6" calcext:value-type="float">
            <text:p>25,6</text:p>
          </table:table-cell>
          <table:table-cell/>
          <table:table-cell table:style-name="ce6" table:formula="of:=[.M10]+[.N10]" office:value-type="float" office:value="25.6" calcext:value-type="float">
            <text:p>25,6</text:p>
          </table:table-cell>
          <table:table-cell table:style-name="ce6" office:value-type="float" office:value="20.8" calcext:value-type="float">
            <text:p>20,8</text:p>
          </table:table-cell>
          <table:table-cell table:style-name="ce6" office:value-type="float" office:value="20.9333333333333" calcext:value-type="float">
            <text:p>20,9333333333333</text:p>
          </table:table-cell>
          <table:table-cell table:style-name="ce6" office:value-type="float" office:value="21.1" calcext:value-type="float">
            <text:p>21,1</text:p>
          </table:table-cell>
          <table:table-cell table:style-name="ce6" office:value-type="float" office:value="21.3142857142857" calcext:value-type="float">
            <text:p>21,3142857142857</text:p>
          </table:table-cell>
          <table:table-cell table:style-name="ce6" office:value-type="float" office:value="21.6" calcext:value-type="float">
            <text:p>21,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5.6" calcext:value-type="float">
            <text:p>25,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]-[.L10])*0.63+[.L1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]+1" office:value-type="float" office:value="9" calcext:value-type="float">
            <text:p>9</text:p>
          </table:table-cell>
          <table:table-cell table:style-name="ce6" table:formula="of:=[.D10]+0.5" office:value-type="float" office:value="4.5" calcext:value-type="float">
            <text:p>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]-20)*0.1+20" office:value-type="float" office:value="27" calcext:value-type="float">
            <text:p>27</text:p>
          </table:table-cell>
          <table:table-cell table:style-name="ce6" table:formula="of:=((([.E11]-20)*0.1)*[.D11]/[.H11])+20" office:value-type="float" office:value="26.3" calcext:value-type="float">
            <text:p>26,3</text:p>
          </table:table-cell>
          <table:table-cell/>
          <table:table-cell table:style-name="ce6" table:formula="of:=[.M11]+[.N11]" office:value-type="float" office:value="26.3" calcext:value-type="float">
            <text:p>26,3</text:p>
          </table:table-cell>
          <table:table-cell table:style-name="ce6" office:value-type="float" office:value="20.9" calcext:value-type="float">
            <text:p>20,9</text:p>
          </table:table-cell>
          <table:table-cell table:style-name="ce6" office:value-type="float" office:value="21.05" calcext:value-type="float">
            <text:p>21,05</text:p>
          </table:table-cell>
          <table:table-cell table:style-name="ce6" office:value-type="float" office:value="21.2375" calcext:value-type="float">
            <text:p>21,2375</text:p>
          </table:table-cell>
          <table:table-cell table:style-name="ce6" office:value-type="float" office:value="21.4785714285714" calcext:value-type="float">
            <text:p>21,4785714285714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25" calcext:value-type="float">
            <text:p>22,25</text:p>
          </table:table-cell>
          <table:table-cell table:style-name="ce6" office:value-type="float" office:value="22.925" calcext:value-type="float">
            <text:p>22,925</text:p>
          </table:table-cell>
          <table:table-cell table:style-name="ce6" office:value-type="float" office:value="24.05" calcext:value-type="float">
            <text:p>24,05</text:p>
          </table:table-cell>
          <table:table-cell table:style-name="ce6" office:value-type="float" office:value="26.3" calcext:value-type="float">
            <text:p>26,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86" calcext:value-type="float">
            <text:p>22,8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]-[.L11])*0.63+[.L1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]+1" office:value-type="float" office:value="10" calcext:value-type="float">
            <text:p>10</text:p>
          </table:table-cell>
          <table:table-cell table:style-name="ce6" table:formula="of:=[.D11]+0.5" office:value-type="float" office:value="5" calcext:value-type="float">
            <text:p>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]-20)*0.1+20" office:value-type="float" office:value="27" calcext:value-type="float">
            <text:p>27</text:p>
          </table:table-cell>
          <table:table-cell table:style-name="ce6" table:formula="of:=((([.E12]-20)*0.1)*[.D12]/[.H12])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M12]+[.N12]" office:value-type="float" office:value="27" calcext:value-type="float">
            <text:p>2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1666666666667" calcext:value-type="float">
            <text:p>21,1666666666667</text:p>
          </table:table-cell>
          <table:table-cell table:style-name="ce6" office:value-type="float" office:value="21.375" calcext:value-type="float">
            <text:p>21,375</text:p>
          </table:table-cell>
          <table:table-cell table:style-name="ce6" office:value-type="float" office:value="21.6428571428571" calcext:value-type="float">
            <text:p>21,642857142857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5" calcext:value-type="float">
            <text:p>22,5</text:p>
          </table:table-cell>
          <table:table-cell table:style-name="ce6" office:value-type="float" office:value="23.25" calcext:value-type="float">
            <text:p>23,25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12" calcext:value-type="float">
            <text:p>23,1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]-[.L12])*0.63+[.L1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]+1" office:value-type="float" office:value="11" calcext:value-type="float">
            <text:p>11</text:p>
          </table:table-cell>
          <table:table-cell table:style-name="ce6" table:formula="of:=[.D12]+0.5" office:value-type="float" office:value="5.5" calcext:value-type="float">
            <text:p>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3]+([.E13]-[.L13])*(1-EXP(-[.D3]/[.I13]))" office:value-type="float" office:value="29.5710642021243" calcext:value-type="float">
            <text:p>29,5710642021243</text:p>
          </table:table-cell>
          <table:table-cell table:style-name="ce6" table:formula="of:=[.M13]+[.N13]" office:value-type="float" office:value="29.5710642021243" calcext:value-type="float">
            <text:p>29,5710642021243</text:p>
          </table:table-cell>
          <table:table-cell table:style-name="ce6" office:value-type="float" office:value="21.1" calcext:value-type="float">
            <text:p>21,1</text:p>
          </table:table-cell>
          <table:table-cell table:style-name="ce6" office:value-type="float" office:value="21.2833333333333" calcext:value-type="float">
            <text:p>21,2833333333333</text:p>
          </table:table-cell>
          <table:table-cell table:style-name="ce6" office:value-type="float" office:value="21.5125" calcext:value-type="float">
            <text:p>21,5125</text:p>
          </table:table-cell>
          <table:table-cell table:style-name="ce6" office:value-type="float" office:value="21.8071428571429" calcext:value-type="float">
            <text:p>21,8071428571429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75" calcext:value-type="float">
            <text:p>22,75</text:p>
          </table:table-cell>
          <table:table-cell table:style-name="ce6" office:value-type="float" office:value="23.575" calcext:value-type="float">
            <text:p>23,575</text:p>
          </table:table-cell>
          <table:table-cell table:style-name="ce6" office:value-type="float" office:value="24.95" calcext:value-type="float">
            <text:p>24,95</text:p>
          </table:table-cell>
          <table:table-cell table:style-name="ce6" office:value-type="float" office:value="29.5710642021243" calcext:value-type="float">
            <text:p>29,57106420212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38" calcext:value-type="float">
            <text:p>23,3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]-[.L13])*0.63+[.L1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]+1" office:value-type="float" office:value="12" calcext:value-type="float">
            <text:p>12</text:p>
          </table:table-cell>
          <table:table-cell table:style-name="ce6" table:formula="of:=[.D13]+0.5" office:value-type="float" office:value="6" calcext:value-type="float">
            <text:p>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4]+([.E14]-[.L14])*(1-EXP(-[.D4]/[.I14]))" office:value-type="float" office:value="32.0372018783526" calcext:value-type="float">
            <text:p>32,0372018783526</text:p>
          </table:table-cell>
          <table:table-cell table:style-name="ce6" table:formula="of:=[.M14]+[.N14]" office:value-type="float" office:value="32.0372018783526" calcext:value-type="float">
            <text:p>32,0372018783526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65" calcext:value-type="float">
            <text:p>21,65</text:p>
          </table:table-cell>
          <table:table-cell table:style-name="ce6" office:value-type="float" office:value="21.9714285714286" calcext:value-type="float">
            <text:p>21,9714285714286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32.0372018783526" calcext:value-type="float">
            <text:p>32,037201878352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64" calcext:value-type="float">
            <text:p>23,6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]-[.L14])*0.63+[.L1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]+1" office:value-type="float" office:value="13" calcext:value-type="float">
            <text:p>13</text:p>
          </table:table-cell>
          <table:table-cell table:style-name="ce6" table:formula="of:=[.D14]+0.5" office:value-type="float" office:value="6.5" calcext:value-type="float">
            <text:p>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5]+([.E15]-[.L15])*(1-EXP(-[.D5]/[.I15]))" office:value-type="float" office:value="34.4026951371705" calcext:value-type="float">
            <text:p>34,4026951371705</text:p>
          </table:table-cell>
          <table:table-cell table:style-name="ce6" table:formula="of:=[.M15]+[.N15]" office:value-type="float" office:value="34.4026951371705" calcext:value-type="float">
            <text:p>34,4026951371705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21.5166666666667" calcext:value-type="float">
            <text:p>21,5166666666667</text:p>
          </table:table-cell>
          <table:table-cell table:style-name="ce6" office:value-type="float" office:value="21.7875" calcext:value-type="float">
            <text:p>21,7875</text:p>
          </table:table-cell>
          <table:table-cell table:style-name="ce6" office:value-type="float" office:value="22.1357142857143" calcext:value-type="float">
            <text:p>22,1357142857143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25" calcext:value-type="float">
            <text:p>23,25</text:p>
          </table:table-cell>
          <table:table-cell table:style-name="ce6" office:value-type="float" office:value="24.225" calcext:value-type="float">
            <text:p>24,225</text:p>
          </table:table-cell>
          <table:table-cell table:style-name="ce6" office:value-type="float" office:value="25.85" calcext:value-type="float">
            <text:p>25,85</text:p>
          </table:table-cell>
          <table:table-cell table:style-name="ce6" office:value-type="float" office:value="34.4026951371705" calcext:value-type="float">
            <text:p>34,40269513717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]-[.L15])*0.63+[.L1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]+1" office:value-type="float" office:value="14" calcext:value-type="float">
            <text:p>14</text:p>
          </table:table-cell>
          <table:table-cell table:style-name="ce6" table:formula="of:=[.D15]+0.5" office:value-type="float" office:value="7" calcext:value-type="float">
            <text:p>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6]+([.E16]-[.L16])*(1-EXP(-[.D6]/[.I16]))" office:value-type="float" office:value="36.6716513318913" calcext:value-type="float">
            <text:p>36,6716513318913</text:p>
          </table:table-cell>
          <table:table-cell table:style-name="ce6" table:formula="of:=[.M16]+[.N16]" office:value-type="float" office:value="36.6716513318913" calcext:value-type="float">
            <text:p>36,6716513318913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6333333333333" calcext:value-type="float">
            <text:p>21,6333333333333</text:p>
          </table:table-cell>
          <table:table-cell table:style-name="ce6" office:value-type="float" office:value="21.925" calcext:value-type="float">
            <text:p>21,925</text:p>
          </table:table-cell>
          <table:table-cell table:style-name="ce6" office:value-type="float" office:value="22.3" calcext:value-type="float">
            <text:p>22,3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55" calcext:value-type="float">
            <text:p>24,55</text:p>
          </table:table-cell>
          <table:table-cell table:style-name="ce6" office:value-type="float" office:value="26.3" calcext:value-type="float">
            <text:p>26,3</text:p>
          </table:table-cell>
          <table:table-cell table:style-name="ce6" office:value-type="float" office:value="36.6716513318913" calcext:value-type="float">
            <text:p>36,67165133189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16" calcext:value-type="float">
            <text:p>24,1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]-[.L16])*0.63+[.L1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]+1" office:value-type="float" office:value="15" calcext:value-type="float">
            <text:p>15</text:p>
          </table:table-cell>
          <table:table-cell table:style-name="ce6" table:formula="of:=[.D16]+0.5" office:value-type="float" office:value="7.5" calcext:value-type="float">
            <text:p>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7]+([.E17]-[.L17])*(1-EXP(-[.D7]/[.I17]))" office:value-type="float" office:value="38.84801019251" calcext:value-type="float">
            <text:p>38,84801019251</text:p>
          </table:table-cell>
          <table:table-cell table:style-name="ce6" table:formula="of:=[.M17]+[.N17]" office:value-type="float" office:value="38.84801019251" calcext:value-type="float">
            <text:p>38,84801019251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21.75" calcext:value-type="float">
            <text:p>21,75</text:p>
          </table:table-cell>
          <table:table-cell table:style-name="ce6" office:value-type="float" office:value="22.0625" calcext:value-type="float">
            <text:p>22,0625</text:p>
          </table:table-cell>
          <table:table-cell table:style-name="ce6" office:value-type="float" office:value="22.4642857142857" calcext:value-type="float">
            <text:p>22,464285714285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75" calcext:value-type="float">
            <text:p>23,75</text:p>
          </table:table-cell>
          <table:table-cell table:style-name="ce6" office:value-type="float" office:value="24.875" calcext:value-type="float">
            <text:p>24,875</text:p>
          </table:table-cell>
          <table:table-cell table:style-name="ce6" office:value-type="float" office:value="26.75" calcext:value-type="float">
            <text:p>26,75</text:p>
          </table:table-cell>
          <table:table-cell table:style-name="ce6" office:value-type="float" office:value="38.84801019251" calcext:value-type="float">
            <text:p>38,8480101925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42" calcext:value-type="float">
            <text:p>24,4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]-[.L17])*0.63+[.L1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]+1" office:value-type="float" office:value="16" calcext:value-type="float">
            <text:p>16</text:p>
          </table:table-cell>
          <table:table-cell table:style-name="ce6" table:formula="of:=[.D17]+0.5" office:value-type="float" office:value="8" calcext:value-type="float">
            <text:p>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8]+([.E18]-[.L18])*(1-EXP(-[.D8]/[.I18]))" office:value-type="float" office:value="40.9355506665015" calcext:value-type="float">
            <text:p>40,9355506665015</text:p>
          </table:table-cell>
          <table:table-cell table:style-name="ce6" table:formula="of:=[.M18]+[.N18]" office:value-type="float" office:value="40.9355506665015" calcext:value-type="float">
            <text:p>40,9355506665015</text:p>
          </table:table-cell>
          <table:table-cell table:style-name="ce6" office:value-type="float" office:value="21.6" calcext:value-type="float">
            <text:p>21,6</text:p>
          </table:table-cell>
          <table:table-cell table:style-name="ce6" office:value-type="float" office:value="21.8666666666667" calcext:value-type="float">
            <text:p>21,8666666666667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6285714285714" calcext:value-type="float">
            <text:p>22,6285714285714</text:p>
          </table:table-cell>
          <table:table-cell table:style-name="ce6" office:value-type="float" office:value="23.2" calcext:value-type="float">
            <text:p>23,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8.8813563793785" calcext:value-type="float">
            <text:p>28,8813563793785</text:p>
          </table:table-cell>
          <table:table-cell table:style-name="ce6" office:value-type="float" office:value="40.9355506665015" calcext:value-type="float">
            <text:p>40,93555066650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68" calcext:value-type="float">
            <text:p>24,6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]-[.L18])*0.63+[.L1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]+1" office:value-type="float" office:value="17" calcext:value-type="float">
            <text:p>17</text:p>
          </table:table-cell>
          <table:table-cell table:style-name="ce6" table:formula="of:=[.D18]+0.5" office:value-type="float" office:value="8.5" calcext:value-type="float">
            <text:p>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9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9]+([.E19]-[.L19])*(1-EXP(-[.D9]/[.I19]))" office:value-type="float" office:value="42.9378974804428" calcext:value-type="float">
            <text:p>42,9378974804428</text:p>
          </table:table-cell>
          <table:table-cell table:style-name="ce6" table:formula="of:=[.M19]+[.N19]" office:value-type="float" office:value="42.9378974804428" calcext:value-type="float">
            <text:p>42,9378974804428</text:p>
          </table:table-cell>
          <table:table-cell table:style-name="ce6" office:value-type="float" office:value="21.7" calcext:value-type="float">
            <text:p>21,7</text:p>
          </table:table-cell>
          <table:table-cell table:style-name="ce6" office:value-type="float" office:value="21.9833333333333" calcext:value-type="float">
            <text:p>21,9833333333333</text:p>
          </table:table-cell>
          <table:table-cell table:style-name="ce6" office:value-type="float" office:value="22.3375" calcext:value-type="float">
            <text:p>22,3375</text:p>
          </table:table-cell>
          <table:table-cell table:style-name="ce6" office:value-type="float" office:value="22.7928571428571" calcext:value-type="float">
            <text:p>22,7928571428571</text:p>
          </table:table-cell>
          <table:table-cell table:style-name="ce6" office:value-type="float" office:value="23.4" calcext:value-type="float">
            <text:p>23,4</text:p>
          </table:table-cell>
          <table:table-cell table:style-name="ce6" office:value-type="float" office:value="24.25" calcext:value-type="float">
            <text:p>24,25</text:p>
          </table:table-cell>
          <table:table-cell table:style-name="ce6" office:value-type="float" office:value="25.525" calcext:value-type="float">
            <text:p>25,525</text:p>
          </table:table-cell>
          <table:table-cell table:style-name="ce6" office:value-type="float" office:value="30.9379361329806" calcext:value-type="float">
            <text:p>30,9379361329806</text:p>
          </table:table-cell>
          <table:table-cell table:style-name="ce6" office:value-type="float" office:value="42.9378974804428" calcext:value-type="float">
            <text:p>42,93789748044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94" calcext:value-type="float">
            <text:p>24,9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9]-[.L19])*0.63+[.L1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9]+1" office:value-type="float" office:value="18" calcext:value-type="float">
            <text:p>18</text:p>
          </table:table-cell>
          <table:table-cell table:style-name="ce6" table:formula="of:=[.D19]+0.5" office:value-type="float" office:value="9" calcext:value-type="float">
            <text:p>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0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0]+([.E20]-[.L20])*(1-EXP(-[.D10]/[.I20]))" office:value-type="float" office:value="44.8585274338513" calcext:value-type="float">
            <text:p>44,8585274338513</text:p>
          </table:table-cell>
          <table:table-cell table:style-name="ce6" table:formula="of:=[.M20]+[.N20]" office:value-type="float" office:value="44.8585274338513" calcext:value-type="float">
            <text:p>44,8585274338513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22.475" calcext:value-type="float">
            <text:p>22,475</text:p>
          </table:table-cell>
          <table:table-cell table:style-name="ce6" office:value-type="float" office:value="22.9571428571429" calcext:value-type="float">
            <text:p>22,9571428571429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5.85" calcext:value-type="float">
            <text:p>25,85</text:p>
          </table:table-cell>
          <table:table-cell table:style-name="ce6" office:value-type="float" office:value="32.9223627281047" calcext:value-type="float">
            <text:p>32,9223627281047</text:p>
          </table:table-cell>
          <table:table-cell table:style-name="ce6" office:value-type="float" office:value="44.8585274338513" calcext:value-type="float">
            <text:p>44,85852743385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0]-[.L20])*0.63+[.L2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0]+1" office:value-type="float" office:value="19" calcext:value-type="float">
            <text:p>19</text:p>
          </table:table-cell>
          <table:table-cell table:style-name="ce6" table:formula="of:=[.D20]+0.5" office:value-type="float" office:value="9.5" calcext:value-type="float">
            <text:p>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1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1]+([.E21]-[.L21])*(1-EXP(-[.D11]/[.I21]))" office:value-type="float" office:value="46.7007754361688" calcext:value-type="float">
            <text:p>46,7007754361688</text:p>
          </table:table-cell>
          <table:table-cell table:style-name="ce6" table:formula="of:=[.M21]+[.N21]" office:value-type="float" office:value="46.7007754361688" calcext:value-type="float">
            <text:p>46,7007754361688</text:p>
          </table:table-cell>
          <table:table-cell table:style-name="ce6" office:value-type="float" office:value="21.9" calcext:value-type="float">
            <text:p>21,9</text:p>
          </table:table-cell>
          <table:table-cell table:style-name="ce6" office:value-type="float" office:value="22.2166666666667" calcext:value-type="float">
            <text:p>22,2166666666667</text:p>
          </table:table-cell>
          <table:table-cell table:style-name="ce6" office:value-type="float" office:value="22.6125" calcext:value-type="float">
            <text:p>22,6125</text:p>
          </table:table-cell>
          <table:table-cell table:style-name="ce6" office:value-type="float" office:value="23.1214285714286" calcext:value-type="float">
            <text:p>23,1214285714286</text:p>
          </table:table-cell>
          <table:table-cell table:style-name="ce6" office:value-type="float" office:value="23.8" calcext:value-type="float">
            <text:p>23,8</text:p>
          </table:table-cell>
          <table:table-cell table:style-name="ce6" office:value-type="float" office:value="24.75" calcext:value-type="float">
            <text:p>24,75</text:p>
          </table:table-cell>
          <table:table-cell table:style-name="ce6" office:value-type="float" office:value="26.175" calcext:value-type="float">
            <text:p>26,175</text:p>
          </table:table-cell>
          <table:table-cell table:style-name="ce6" office:value-type="float" office:value="34.8371675901765" calcext:value-type="float">
            <text:p>34,8371675901765</text:p>
          </table:table-cell>
          <table:table-cell table:style-name="ce6" office:value-type="float" office:value="46.7007754361688" calcext:value-type="float">
            <text:p>46,700775436168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.653609" calcext:value-type="float">
            <text:p>29,653609</text:p>
          </table:table-cell>
          <table:table-cell table:style-name="ce6" office:value-type="float" office:value="25.2" calcext:value-type="float">
            <text:p>25,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1]-[.L21])*0.63+[.L2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1]+1" office:value-type="float" office:value="20" calcext:value-type="float">
            <text:p>20</text:p>
          </table:table-cell>
          <table:table-cell table:style-name="ce6" table:formula="of:=[.D21]+0.5" office:value-type="float" office:value="10" calcext:value-type="float">
            <text:p>1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2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2]+([.E22]-[.L22])*(1-EXP(-[.D12]/[.I22]))" office:value-type="float" office:value="48.467840297372" calcext:value-type="float">
            <text:p>48,467840297372</text:p>
          </table:table-cell>
          <table:table-cell table:style-name="ce6" table:formula="of:=[.M22]+[.N22]" office:value-type="float" office:value="48.467840297372" calcext:value-type="float">
            <text:p>48,46784029737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3333333333333" calcext:value-type="float">
            <text:p>22,3333333333333</text:p>
          </table:table-cell>
          <table:table-cell table:style-name="ce6" office:value-type="float" office:value="22.75" calcext:value-type="float">
            <text:p>22,75</text:p>
          </table:table-cell>
          <table:table-cell table:style-name="ce6" office:value-type="float" office:value="23.2857142857143" calcext:value-type="float">
            <text:p>23,285714285714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.5" calcext:value-type="float">
            <text:p>26,5</text:p>
          </table:table-cell>
          <table:table-cell table:style-name="ce6" office:value-type="float" office:value="36.6847933319513" calcext:value-type="float">
            <text:p>36,6847933319513</text:p>
          </table:table-cell>
          <table:table-cell table:style-name="ce6" office:value-type="float" office:value="48.467840297372" calcext:value-type="float">
            <text:p>48,46784029737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.718867" calcext:value-type="float">
            <text:p>31,718867</text:p>
          </table:table-cell>
          <table:table-cell table:style-name="ce6" office:value-type="float" office:value="2.282463" calcext:value-type="float">
            <text:p>2,2824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2]-[.L22])*0.63+[.L2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2]+1" office:value-type="float" office:value="21" calcext:value-type="float">
            <text:p>21</text:p>
          </table:table-cell>
          <table:table-cell table:style-name="ce6" table:formula="of:=[.D22]+0.5" office:value-type="float" office:value="10.5" calcext:value-type="float">
            <text:p>1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3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3]+([.E23]-[.L23])*(1-EXP(-[.D13]/[.I23]))" office:value-type="float" office:value="50.1627902822663" calcext:value-type="float">
            <text:p>50,1627902822663</text:p>
          </table:table-cell>
          <table:table-cell table:style-name="ce6" table:formula="of:=[.M23]+[.N23]" office:value-type="float" office:value="50.1627902822663" calcext:value-type="float">
            <text:p>50,1627902822663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22.45" calcext:value-type="float">
            <text:p>22,45</text:p>
          </table:table-cell>
          <table:table-cell table:style-name="ce6" office:value-type="float" office:value="22.8875" calcext:value-type="float">
            <text:p>22,8875</text:p>
          </table:table-cell>
          <table:table-cell table:style-name="ce6" office:value-type="float" office:value="23.45" calcext:value-type="float">
            <text:p>23,45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5.25" calcext:value-type="float">
            <text:p>25,25</text:p>
          </table:table-cell>
          <table:table-cell table:style-name="ce6" office:value-type="float" office:value="28.2998557831339" calcext:value-type="float">
            <text:p>28,2998557831339</text:p>
          </table:table-cell>
          <table:table-cell table:style-name="ce6" office:value-type="float" office:value="38.4675968694226" calcext:value-type="float">
            <text:p>38,4675968694226</text:p>
          </table:table-cell>
          <table:table-cell table:style-name="ce6" office:value-type="float" office:value="50.1627902822663" calcext:value-type="float">
            <text:p>50,162790282266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683401" calcext:value-type="float">
            <text:p>33,683401</text:p>
          </table:table-cell>
          <table:table-cell table:style-name="ce6" office:value-type="float" office:value="2.171146" calcext:value-type="float">
            <text:p>2,17114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3]-[.L23])*0.63+[.L2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3]+1" office:value-type="float" office:value="22" calcext:value-type="float">
            <text:p>22</text:p>
          </table:table-cell>
          <table:table-cell table:style-name="ce6" table:formula="of:=[.D23]+0.5" office:value-type="float" office:value="11" calcext:value-type="float">
            <text:p>1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4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4]+([.E24]-[.L24])*(1-EXP(-[.D14]/[.I24]))" office:value-type="float" office:value="51.7885684381041" calcext:value-type="float">
            <text:p>51,7885684381041</text:p>
          </table:table-cell>
          <table:table-cell table:style-name="ce6" table:formula="of:=[.M24]+[.N24]" office:value-type="float" office:value="51.7885684381041" calcext:value-type="float">
            <text:p>51,7885684381041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5666666666667" calcext:value-type="float">
            <text:p>22,5666666666667</text:p>
          </table:table-cell>
          <table:table-cell table:style-name="ce6" office:value-type="float" office:value="23.025" calcext:value-type="float">
            <text:p>23,025</text:p>
          </table:table-cell>
          <table:table-cell table:style-name="ce6" office:value-type="float" office:value="23.6142857142857" calcext:value-type="float">
            <text:p>23,6142857142857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5" calcext:value-type="float">
            <text:p>25,5</text:p>
          </table:table-cell>
          <table:table-cell table:style-name="ce6" office:value-type="float" office:value="30.0443358254117" calcext:value-type="float">
            <text:p>30,0443358254117</text:p>
          </table:table-cell>
          <table:table-cell table:style-name="ce6" office:value-type="float" office:value="40.1878524284122" calcext:value-type="float">
            <text:p>40,1878524284122</text:p>
          </table:table-cell>
          <table:table-cell table:style-name="ce6" office:value-type="float" office:value="51.7885684381041" calcext:value-type="float">
            <text:p>51,78856843810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.552123" calcext:value-type="float">
            <text:p>35,552123</text:p>
          </table:table-cell>
          <table:table-cell table:style-name="ce6" office:value-type="float" office:value="2.065258" calcext:value-type="float">
            <text:p>2,0652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4]-[.L24])*0.63+[.L2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4]+1" office:value-type="float" office:value="23" calcext:value-type="float">
            <text:p>23</text:p>
          </table:table-cell>
          <table:table-cell table:style-name="ce6" table:formula="of:=[.D24]+0.5" office:value-type="float" office:value="11.5" calcext:value-type="float">
            <text:p>1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5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5]+([.E25]-[.L25])*(1-EXP(-[.D15]/[.I25]))" office:value-type="float" office:value="53.3479977047821" calcext:value-type="float">
            <text:p>53,3479977047821</text:p>
          </table:table-cell>
          <table:table-cell table:style-name="ce6" table:formula="of:=[.M25]+[.N25]" office:value-type="float" office:value="53.3479977047821" calcext:value-type="float">
            <text:p>53,3479977047821</text:p>
          </table:table-cell>
          <table:table-cell table:style-name="ce6" office:value-type="float" office:value="22.3" calcext:value-type="float">
            <text:p>22,3</text:p>
          </table:table-cell>
          <table:table-cell table:style-name="ce6" office:value-type="float" office:value="22.6833333333333" calcext:value-type="float">
            <text:p>22,6833333333333</text:p>
          </table:table-cell>
          <table:table-cell table:style-name="ce6" office:value-type="float" office:value="23.1625" calcext:value-type="float">
            <text:p>23,1625</text:p>
          </table:table-cell>
          <table:table-cell table:style-name="ce6" office:value-type="float" office:value="23.7785714285714" calcext:value-type="float">
            <text:p>23,7785714285714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5.75" calcext:value-type="float">
            <text:p>25,75</text:p>
          </table:table-cell>
          <table:table-cell table:style-name="ce6" office:value-type="float" office:value="31.735143859268" calcext:value-type="float">
            <text:p>31,735143859268</text:p>
          </table:table-cell>
          <table:table-cell table:style-name="ce6" office:value-type="float" office:value="41.8477544456764" calcext:value-type="float">
            <text:p>41,8477544456764</text:p>
          </table:table-cell>
          <table:table-cell table:style-name="ce6" office:value-type="float" office:value="53.3479977047821" calcext:value-type="float">
            <text:p>53,34799770478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.329707" calcext:value-type="float">
            <text:p>37,329707</text:p>
          </table:table-cell>
          <table:table-cell table:style-name="ce6" office:value-type="float" office:value="1.964534" calcext:value-type="float">
            <text:p>1,96453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5]-[.L25])*0.63+[.L2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5]+1" office:value-type="float" office:value="24" calcext:value-type="float">
            <text:p>24</text:p>
          </table:table-cell>
          <table:table-cell table:style-name="ce6" table:formula="of:=[.D25]+0.5" office:value-type="float" office:value="12" calcext:value-type="float">
            <text:p>1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6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6]+([.E26]-[.L26])*(1-EXP(-[.D16]/[.I26]))" office:value-type="float" office:value="54.843785816487" calcext:value-type="float">
            <text:p>54,843785816487</text:p>
          </table:table-cell>
          <table:table-cell table:style-name="ce6" table:formula="of:=[.M26]+[.N26]" office:value-type="float" office:value="54.843785816487" calcext:value-type="float">
            <text:p>54,843785816487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3" calcext:value-type="float">
            <text:p>23,3</text:p>
          </table:table-cell>
          <table:table-cell table:style-name="ce6" office:value-type="float" office:value="23.9428571428571" calcext:value-type="float">
            <text:p>23,9428571428571</text:p>
          </table:table-cell>
          <table:table-cell table:style-name="ce6" office:value-type="float" office:value="24.8" calcext:value-type="float">
            <text:p>24,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.3739311988012" calcext:value-type="float">
            <text:p>33,3739311988012</text:p>
          </table:table-cell>
          <table:table-cell table:style-name="ce6" office:value-type="float" office:value="43.4494203682305" calcext:value-type="float">
            <text:p>43,4494203682305</text:p>
          </table:table-cell>
          <table:table-cell table:style-name="ce6" office:value-type="float" office:value="54.843785816487" calcext:value-type="float">
            <text:p>54,8437858164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.020597" calcext:value-type="float">
            <text:p>39,020597</text:p>
          </table:table-cell>
          <table:table-cell table:style-name="ce6" office:value-type="float" office:value="1.868703" calcext:value-type="float">
            <text:p>1,86870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6]-[.L26])*0.63+[.L2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6]+1" office:value-type="float" office:value="25" calcext:value-type="float">
            <text:p>25</text:p>
          </table:table-cell>
          <table:table-cell table:style-name="ce6" table:formula="of:=[.D26]+0.5" office:value-type="float" office:value="12.5" calcext:value-type="float">
            <text:p>1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7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7]+([.E27]-[.L27])*(1-EXP(-[.D17]/[.I27]))" office:value-type="float" office:value="56.2785300033036" calcext:value-type="float">
            <text:p>56,2785300033036</text:p>
          </table:table-cell>
          <table:table-cell table:style-name="ce6" table:formula="of:=[.M27]+[.N27]" office:value-type="float" office:value="56.2785300033036" calcext:value-type="float">
            <text:p>56,2785300033036</text:p>
          </table:table-cell>
          <table:table-cell table:style-name="ce6" office:value-type="float" office:value="22.5" calcext:value-type="float">
            <text:p>22,5</text:p>
          </table:table-cell>
          <table:table-cell table:style-name="ce6" office:value-type="float" office:value="22.9166666666667" calcext:value-type="float">
            <text:p>22,9166666666667</text:p>
          </table:table-cell>
          <table:table-cell table:style-name="ce6" office:value-type="float" office:value="23.4375" calcext:value-type="float">
            <text:p>23,4375</text:p>
          </table:table-cell>
          <table:table-cell table:style-name="ce6" office:value-type="float" office:value="24.1071428571429" calcext:value-type="float">
            <text:p>24,107142857142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.25" calcext:value-type="float">
            <text:p>26,25</text:p>
          </table:table-cell>
          <table:table-cell table:style-name="ce6" office:value-type="float" office:value="34.9622983525158" calcext:value-type="float">
            <text:p>34,9622983525158</text:p>
          </table:table-cell>
          <table:table-cell table:style-name="ce6" office:value-type="float" office:value="44.9948933544608" calcext:value-type="float">
            <text:p>44,9948933544608</text:p>
          </table:table-cell>
          <table:table-cell table:style-name="ce6" office:value-type="float" office:value="56.2785300033036" calcext:value-type="float">
            <text:p>56,27853000330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.629022" calcext:value-type="float">
            <text:p>40,629022</text:p>
          </table:table-cell>
          <table:table-cell table:style-name="ce6" office:value-type="float" office:value="1.777584" calcext:value-type="float">
            <text:p>1,7775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7]-[.L27])*0.63+[.L2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7]+1" office:value-type="float" office:value="26" calcext:value-type="float">
            <text:p>26</text:p>
          </table:table-cell>
          <table:table-cell table:style-name="ce6" table:formula="of:=[.D27]+0.5" office:value-type="float" office:value="13" calcext:value-type="float">
            <text:p>1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8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8]+([.E28]-[.L28])*(1-EXP(-[.D18]/[.I28]))" office:value-type="float" office:value="57.6547215009467" calcext:value-type="float">
            <text:p>57,6547215009467</text:p>
          </table:table-cell>
          <table:table-cell table:style-name="ce6" table:formula="of:=[.M28]+[.N28]" office:value-type="float" office:value="57.6547215009467" calcext:value-type="float">
            <text:p>57,6547215009467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0333333333333" calcext:value-type="float">
            <text:p>23,0333333333333</text:p>
          </table:table-cell>
          <table:table-cell table:style-name="ce6" office:value-type="float" office:value="23.575" calcext:value-type="float">
            <text:p>23,575</text:p>
          </table:table-cell>
          <table:table-cell table:style-name="ce6" office:value-type="float" office:value="24.2714285714286" calcext:value-type="float">
            <text:p>24,2714285714286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7.7909981622054" calcext:value-type="float">
            <text:p>27,7909981622054</text:p>
          </table:table-cell>
          <table:table-cell table:style-name="ce6" office:value-type="float" office:value="36.5017965864466" calcext:value-type="float">
            <text:p>36,5017965864466</text:p>
          </table:table-cell>
          <table:table-cell table:style-name="ce6" office:value-type="float" office:value="46.4861448804713" calcext:value-type="float">
            <text:p>46,4861448804713</text:p>
          </table:table-cell>
          <table:table-cell table:style-name="ce6" office:value-type="float" office:value="57.6547215009467" calcext:value-type="float">
            <text:p>57,65472150094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.159003" calcext:value-type="float">
            <text:p>42,159003</text:p>
          </table:table-cell>
          <table:table-cell table:style-name="ce6" office:value-type="float" office:value="1.69089" calcext:value-type="float">
            <text:p>1,69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8]-[.L28])*0.63+[.L2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8]+1" office:value-type="float" office:value="27" calcext:value-type="float">
            <text:p>27</text:p>
          </table:table-cell>
          <table:table-cell table:style-name="ce6" table:formula="of:=[.D28]+0.5" office:value-type="float" office:value="13.5" calcext:value-type="float">
            <text:p>1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9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29]+([.E29]-[.L29])*(1-EXP(-[.D19]/[.I29]))" office:value-type="float" office:value="58.9747498764492" calcext:value-type="float">
            <text:p>58,9747498764492</text:p>
          </table:table-cell>
          <table:table-cell table:style-name="ce6" table:formula="of:=[.M29]+[.N29]" office:value-type="float" office:value="58.9747498764492" calcext:value-type="float">
            <text:p>58,9747498764492</text:p>
          </table:table-cell>
          <table:table-cell table:style-name="ce6" office:value-type="float" office:value="22.7" calcext:value-type="float">
            <text:p>22,7</text:p>
          </table:table-cell>
          <table:table-cell table:style-name="ce6" office:value-type="float" office:value="23.15" calcext:value-type="float">
            <text:p>23,15</text:p>
          </table:table-cell>
          <table:table-cell table:style-name="ce6" office:value-type="float" office:value="23.7125" calcext:value-type="float">
            <text:p>23,7125</text:p>
          </table:table-cell>
          <table:table-cell table:style-name="ce6" office:value-type="float" office:value="24.4357142857143" calcext:value-type="float">
            <text:p>24,4357142857143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29.2897798739944" calcext:value-type="float">
            <text:p>29,2897798739944</text:p>
          </table:table-cell>
          <table:table-cell table:style-name="ce6" office:value-type="float" office:value="37.9939294391899" calcext:value-type="float">
            <text:p>37,9939294391899</text:p>
          </table:table-cell>
          <table:table-cell table:style-name="ce6" office:value-type="float" office:value="47.9250772549884" calcext:value-type="float">
            <text:p>47,9250772549884</text:p>
          </table:table-cell>
          <table:table-cell table:style-name="ce6" office:value-type="float" office:value="58.9747498764492" calcext:value-type="float">
            <text:p>58,974749876449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.614365" calcext:value-type="float">
            <text:p>43,614365</text:p>
          </table:table-cell>
          <table:table-cell table:style-name="ce6" office:value-type="float" office:value="1.608424" calcext:value-type="float">
            <text:p>1,6084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9]-[.L29])*0.63+[.L2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9]+1" office:value-type="float" office:value="28" calcext:value-type="float">
            <text:p>28</text:p>
          </table:table-cell>
          <table:table-cell table:style-name="ce6" table:formula="of:=[.D29]+0.5" office:value-type="float" office:value="14" calcext:value-type="float">
            <text:p>1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0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0]+([.E30]-[.L30])*(1-EXP(-[.D20]/[.I30]))" office:value-type="float" office:value="60.2409071773161" calcext:value-type="float">
            <text:p>60,2409071773161</text:p>
          </table:table-cell>
          <table:table-cell table:style-name="ce6" table:formula="of:=[.M30]+[.N30]" office:value-type="float" office:value="60.2409071773161" calcext:value-type="float">
            <text:p>60,2409071773161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2666666666667" calcext:value-type="float">
            <text:p>23,2666666666667</text:p>
          </table:table-cell>
          <table:table-cell table:style-name="ce6" office:value-type="float" office:value="23.85" calcext:value-type="float">
            <text:p>23,85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5.6" calcext:value-type="float">
            <text:p>25,6</text:p>
          </table:table-cell>
          <table:table-cell table:style-name="ce6" office:value-type="float" office:value="30.7475016771006" calcext:value-type="float">
            <text:p>30,7475016771006</text:p>
          </table:table-cell>
          <table:table-cell table:style-name="ce6" office:value-type="float" office:value="39.4401541903228" calcext:value-type="float">
            <text:p>39,4401541903228</text:p>
          </table:table-cell>
          <table:table-cell table:style-name="ce6" office:value-type="float" office:value="49.3135260460335" calcext:value-type="float">
            <text:p>49,3135260460335</text:p>
          </table:table-cell>
          <table:table-cell table:style-name="ce6" office:value-type="float" office:value="60.2409071773161" calcext:value-type="float">
            <text:p>60,240907177316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.998749" calcext:value-type="float">
            <text:p>44,998749</text:p>
          </table:table-cell>
          <table:table-cell table:style-name="ce6" office:value-type="float" office:value="1.529981" calcext:value-type="float">
            <text:p>1,5299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0]-[.L30])*0.63+[.L3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0]+1" office:value-type="float" office:value="29" calcext:value-type="float">
            <text:p>29</text:p>
          </table:table-cell>
          <table:table-cell table:style-name="ce6" table:formula="of:=[.D30]+0.5" office:value-type="float" office:value="14.5" calcext:value-type="float">
            <text:p>1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1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1]+([.E31]-[.L31])*(1-EXP(-[.D21]/[.I31]))" office:value-type="float" office:value="61.4553919113494" calcext:value-type="float">
            <text:p>61,4553919113494</text:p>
          </table:table-cell>
          <table:table-cell table:style-name="ce6" table:formula="of:=[.M31]+[.N31]" office:value-type="float" office:value="61.4553919113494" calcext:value-type="float">
            <text:p>61,4553919113494</text:p>
          </table:table-cell>
          <table:table-cell table:style-name="ce6" office:value-type="float" office:value="22.9" calcext:value-type="float">
            <text:p>22,9</text:p>
          </table:table-cell>
          <table:table-cell table:style-name="ce6" office:value-type="float" office:value="23.3833333333333" calcext:value-type="float">
            <text:p>23,3833333333333</text:p>
          </table:table-cell>
          <table:table-cell table:style-name="ce6" office:value-type="float" office:value="23.9875" calcext:value-type="float">
            <text:p>23,9875</text:p>
          </table:table-cell>
          <table:table-cell table:style-name="ce6" office:value-type="float" office:value="24.7642857142857" calcext:value-type="float">
            <text:p>24,7642857142857</text:p>
          </table:table-cell>
          <table:table-cell table:style-name="ce6" office:value-type="float" office:value="25.8" calcext:value-type="float">
            <text:p>25,8</text:p>
          </table:table-cell>
          <table:table-cell table:style-name="ce6" office:value-type="float" office:value="32.1652884291917" calcext:value-type="float">
            <text:p>32,1652884291917</text:p>
          </table:table-cell>
          <table:table-cell table:style-name="ce6" office:value-type="float" office:value="40.8418832836431" calcext:value-type="float">
            <text:p>40,8418832836431</text:p>
          </table:table-cell>
          <table:table-cell table:style-name="ce6" office:value-type="float" office:value="50.6532624224575" calcext:value-type="float">
            <text:p>50,6532624224575</text:p>
          </table:table-cell>
          <table:table-cell table:style-name="ce6" office:value-type="float" office:value="61.4553919113494" calcext:value-type="float">
            <text:p>61,45539191134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.315615" calcext:value-type="float">
            <text:p>46,315615</text:p>
          </table:table-cell>
          <table:table-cell table:style-name="ce6" office:value-type="float" office:value="1.455363" calcext:value-type="float">
            <text:p>1,4553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1]-[.L31])*0.63+[.L3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1]+1" office:value-type="float" office:value="30" calcext:value-type="float">
            <text:p>30</text:p>
          </table:table-cell>
          <table:table-cell table:style-name="ce6" table:formula="of:=[.D31]+0.5"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2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2]+([.E32]-[.L32])*(1-EXP(-[.D22]/[.I32]))" office:value-type="float" office:value="62.6203128640541" calcext:value-type="float">
            <text:p>62,6203128640541</text:p>
          </table:table-cell>
          <table:table-cell table:style-name="ce6" table:formula="of:=[.M32]+[.N32]" office:value-type="float" office:value="62.6203128640541" calcext:value-type="float">
            <text:p>62,620312864054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125" calcext:value-type="float">
            <text:p>24,125</text:p>
          </table:table-cell>
          <table:table-cell table:style-name="ce6" office:value-type="float" office:value="24.9285714285714" calcext:value-type="float">
            <text:p>24,928571428571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.5442341718718" calcext:value-type="float">
            <text:p>33,5442341718718</text:p>
          </table:table-cell>
          <table:table-cell table:style-name="ce6" office:value-type="float" office:value="42.2004857066215" calcext:value-type="float">
            <text:p>42,2004857066215</text:p>
          </table:table-cell>
          <table:table-cell table:style-name="ce6" office:value-type="float" office:value="51.9459954133247" calcext:value-type="float">
            <text:p>51,9459954133247</text:p>
          </table:table-cell>
          <table:table-cell table:style-name="ce6" office:value-type="float" office:value="62.6203128640541" calcext:value-type="float">
            <text:p>62,62031286405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.568258" calcext:value-type="float">
            <text:p>47,568258</text:p>
          </table:table-cell>
          <table:table-cell table:style-name="ce6" office:value-type="float" office:value="1.384384" calcext:value-type="float">
            <text:p>1,3843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2]-[.L32])*0.63+[.L3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2]+1" office:value-type="float" office:value="31" calcext:value-type="float">
            <text:p>31</text:p>
          </table:table-cell>
          <table:table-cell table:style-name="ce6" table:formula="of:=[.D32]+0.5" office:value-type="float" office:value="15.5" calcext:value-type="float">
            <text:p>1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3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3]+([.E33]-[.L33])*(1-EXP(-[.D23]/[.I33]))" office:value-type="float" office:value="63.737692760254" calcext:value-type="float">
            <text:p>63,737692760254</text:p>
          </table:table-cell>
          <table:table-cell table:style-name="ce6" table:formula="of:=[.M33]+[.N33]" office:value-type="float" office:value="63.737692760254" calcext:value-type="float">
            <text:p>63,737692760254</text:p>
          </table:table-cell>
          <table:table-cell table:style-name="ce6" office:value-type="float" office:value="23.1" calcext:value-type="float">
            <text:p>23,1</text:p>
          </table:table-cell>
          <table:table-cell table:style-name="ce6" office:value-type="float" office:value="23.6166666666667" calcext:value-type="float">
            <text:p>23,6166666666667</text:p>
          </table:table-cell>
          <table:table-cell table:style-name="ce6" office:value-type="float" office:value="24.2625" calcext:value-type="float">
            <text:p>24,2625</text:p>
          </table:table-cell>
          <table:table-cell table:style-name="ce6" office:value-type="float" office:value="25.0928571428571" calcext:value-type="float">
            <text:p>25,0928571428571</text:p>
          </table:table-cell>
          <table:table-cell table:style-name="ce6" office:value-type="float" office:value="27.33326475047" calcext:value-type="float">
            <text:p>27,33326475047</text:p>
          </table:table-cell>
          <table:table-cell table:style-name="ce6" office:value-type="float" office:value="34.885402974903" calcext:value-type="float">
            <text:p>34,885402974903</text:p>
          </table:table-cell>
          <table:table-cell table:style-name="ce6" office:value-type="float" office:value="43.5172883274122" calcext:value-type="float">
            <text:p>43,5172883274122</text:p>
          </table:table-cell>
          <table:table-cell table:style-name="ce6" office:value-type="float" office:value="53.1933740880286" calcext:value-type="float">
            <text:p>53,1933740880286</text:p>
          </table:table-cell>
          <table:table-cell table:style-name="ce6" office:value-type="float" office:value="63.737692760254" calcext:value-type="float">
            <text:p>63,73769276025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.759808" calcext:value-type="float">
            <text:p>48,759808</text:p>
          </table:table-cell>
          <table:table-cell table:style-name="ce6" office:value-type="float" office:value="1.316867" calcext:value-type="float">
            <text:p>1,3168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3]-[.L33])*0.63+[.L3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3]+1" office:value-type="float" office:value="32" calcext:value-type="float">
            <text:p>32</text:p>
          </table:table-cell>
          <table:table-cell table:style-name="ce6" table:formula="of:=[.D33]+0.5" office:value-type="float" office:value="16" calcext:value-type="float">
            <text:p>1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4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4]+([.E34]-[.L34])*(1-EXP(-[.D24]/[.I34]))" office:value-type="float" office:value="64.8094717762746" calcext:value-type="float">
            <text:p>64,8094717762746</text:p>
          </table:table-cell>
          <table:table-cell table:style-name="ce6" table:formula="of:=[.M34]+[.N34]" office:value-type="float" office:value="64.8094717762746" calcext:value-type="float">
            <text:p>64,8094717762746</text:p>
          </table:table-cell>
          <table:table-cell table:style-name="ce6" office:value-type="float" office:value="23.2" calcext:value-type="float">
            <text:p>23,2</text:p>
          </table:table-cell>
          <table:table-cell table:style-name="ce6" office:value-type="float" office:value="23.7333333333333" calcext:value-type="float">
            <text:p>23,7333333333333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2571428571429" calcext:value-type="float">
            <text:p>25,2571428571429</text:p>
          </table:table-cell>
          <table:table-cell table:style-name="ce6" office:value-type="float" office:value="28.6336110769614" calcext:value-type="float">
            <text:p>28,6336110769614</text:p>
          </table:table-cell>
          <table:table-cell table:style-name="ce6" office:value-type="float" office:value="36.1898297572999" calcext:value-type="float">
            <text:p>36,1898297572999</text:p>
          </table:table-cell>
          <table:table-cell table:style-name="ce6" office:value-type="float" office:value="44.7935771907281" calcext:value-type="float">
            <text:p>44,7935771907281</text:p>
          </table:table-cell>
          <table:table-cell table:style-name="ce6" office:value-type="float" office:value="54.3969896599205" calcext:value-type="float">
            <text:p>54,3969896599205</text:p>
          </table:table-cell>
          <table:table-cell table:style-name="ce6" office:value-type="float" office:value="64.8094717762746" calcext:value-type="float">
            <text:p>64,80947177627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.893245" calcext:value-type="float">
            <text:p>49,893245</text:p>
          </table:table-cell>
          <table:table-cell table:style-name="ce6" office:value-type="float" office:value="1.252642" calcext:value-type="float">
            <text:p>1,2526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4]-[.L34])*0.63+[.L3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4]+1" office:value-type="float" office:value="33" calcext:value-type="float">
            <text:p>33</text:p>
          </table:table-cell>
          <table:table-cell table:style-name="ce6" table:formula="of:=[.D34]+0.5" office:value-type="float" office:value="16.5" calcext:value-type="float">
            <text:p>1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5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5]+([.E35]-[.L35])*(1-EXP(-[.D25]/[.I35]))" office:value-type="float" office:value="65.8375109087924" calcext:value-type="float">
            <text:p>65,8375109087924</text:p>
          </table:table-cell>
          <table:table-cell table:style-name="ce6" table:formula="of:=[.M35]+[.N35]" office:value-type="float" office:value="65.8375109087924" calcext:value-type="float">
            <text:p>65,8375109087924</text:p>
          </table:table-cell>
          <table:table-cell table:style-name="ce6" office:value-type="float" office:value="23.3" calcext:value-type="float">
            <text:p>23,3</text:p>
          </table:table-cell>
          <table:table-cell table:style-name="ce6" office:value-type="float" office:value="23.85" calcext:value-type="float">
            <text:p>23,85</text:p>
          </table:table-cell>
          <table:table-cell table:style-name="ce6" office:value-type="float" office:value="24.5375" calcext:value-type="float">
            <text:p>24,5375</text:p>
          </table:table-cell>
          <table:table-cell table:style-name="ce6" office:value-type="float" office:value="25.4214285714286" calcext:value-type="float">
            <text:p>25,4214285714286</text:p>
          </table:table-cell>
          <table:table-cell table:style-name="ce6" office:value-type="float" office:value="29.9018517382581" calcext:value-type="float">
            <text:p>29,9018517382581</text:p>
          </table:table-cell>
          <table:table-cell table:style-name="ce6" office:value-type="float" office:value="37.4585210859295" calcext:value-type="float">
            <text:p>37,4585210859295</text:p>
          </table:table-cell>
          <table:table-cell table:style-name="ce6" office:value-type="float" office:value="46.030598773846" calcext:value-type="float">
            <text:p>46,030598773846</text:p>
          </table:table-cell>
          <table:table-cell table:style-name="ce6" office:value-type="float" office:value="55.5583775161339" calcext:value-type="float">
            <text:p>55,5583775161339</text:p>
          </table:table-cell>
          <table:table-cell table:style-name="ce6" office:value-type="float" office:value="65.8375109087924" calcext:value-type="float">
            <text:p>65,83751090879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.971404" calcext:value-type="float">
            <text:p>50,971404</text:p>
          </table:table-cell>
          <table:table-cell table:style-name="ce6" office:value-type="float" office:value="1.19155" calcext:value-type="float">
            <text:p>1,1915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5]-[.L35])*0.63+[.L3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5]+1" office:value-type="float" office:value="34" calcext:value-type="float">
            <text:p>34</text:p>
          </table:table-cell>
          <table:table-cell table:style-name="ce6" table:formula="of:=[.D35]+0.5" office:value-type="float" office:value="17" calcext:value-type="float">
            <text:p>1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6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6]+([.E36]-[.L36])*(1-EXP(-[.D26]/[.I36]))" office:value-type="float" office:value="66.8235952061991" calcext:value-type="float">
            <text:p>66,8235952061991</text:p>
          </table:table-cell>
          <table:table-cell table:style-name="ce6" table:formula="of:=[.M36]+[.N36]" office:value-type="float" office:value="66.8235952061991" calcext:value-type="float">
            <text:p>66,8235952061991</text:p>
          </table:table-cell>
          <table:table-cell table:style-name="ce6" office:value-type="float" office:value="23.4" calcext:value-type="float">
            <text:p>23,4</text:p>
          </table:table-cell>
          <table:table-cell table:style-name="ce6" office:value-type="float" office:value="23.9666666666667" calcext:value-type="float">
            <text:p>23,9666666666667</text:p>
          </table:table-cell>
          <table:table-cell table:style-name="ce6" office:value-type="float" office:value="24.675" calcext:value-type="float">
            <text:p>24,675</text:p>
          </table:table-cell>
          <table:table-cell table:style-name="ce6" office:value-type="float" office:value="25.5857142857143" calcext:value-type="float">
            <text:p>25,5857142857143</text:p>
          </table:table-cell>
          <table:table-cell table:style-name="ce6" office:value-type="float" office:value="31.1387794260582" calcext:value-type="float">
            <text:p>31,1387794260582</text:p>
          </table:table-cell>
          <table:table-cell table:style-name="ce6" office:value-type="float" office:value="38.6924559522335" calcext:value-type="float">
            <text:p>38,6924559522335</text:p>
          </table:table-cell>
          <table:table-cell table:style-name="ce6" office:value-type="float" office:value="47.2295612039683" calcext:value-type="float">
            <text:p>47,2295612039683</text:p>
          </table:table-cell>
          <table:table-cell table:style-name="ce6" office:value-type="float" office:value="56.6790191761946" calcext:value-type="float">
            <text:p>56,6790191761946</text:p>
          </table:table-cell>
          <table:table-cell table:style-name="ce6" office:value-type="float" office:value="66.8235952061991" calcext:value-type="float">
            <text:p>66,823595206199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.996981" calcext:value-type="float">
            <text:p>51,996981</text:p>
          </table:table-cell>
          <table:table-cell table:style-name="ce6" office:value-type="float" office:value="1.133438" calcext:value-type="float">
            <text:p>1,13343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6]-[.L36])*0.63+[.L3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6]+1" office:value-type="float" office:value="35" calcext:value-type="float">
            <text:p>35</text:p>
          </table:table-cell>
          <table:table-cell table:style-name="ce6" table:formula="of:=[.D36]+0.5" office:value-type="float" office:value="17.5" calcext:value-type="float">
            <text:p>1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7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7]+([.E37]-[.L37])*(1-EXP(-[.D27]/[.I37]))" office:value-type="float" office:value="67.7694368680925" calcext:value-type="float">
            <text:p>67,7694368680925</text:p>
          </table:table-cell>
          <table:table-cell table:style-name="ce6" table:formula="of:=[.M37]+[.N37]" office:value-type="float" office:value="67.7694368680925" calcext:value-type="float">
            <text:p>67,7694368680925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0833333333333" calcext:value-type="float">
            <text:p>24,0833333333333</text:p>
          </table:table-cell>
          <table:table-cell table:style-name="ce6" office:value-type="float" office:value="24.8125" calcext:value-type="float">
            <text:p>24,8125</text:p>
          </table:table-cell>
          <table:table-cell table:style-name="ce6" office:value-type="float" office:value="25.75" calcext:value-type="float">
            <text:p>25,75</text:p>
          </table:table-cell>
          <table:table-cell table:style-name="ce6" office:value-type="float" office:value="32.3451672604318" calcext:value-type="float">
            <text:p>32,3451672604318</text:p>
          </table:table-cell>
          <table:table-cell table:style-name="ce6" office:value-type="float" office:value="39.8925865276706" calcext:value-type="float">
            <text:p>39,8925865276706</text:p>
          </table:table-cell>
          <table:table-cell table:style-name="ce6" office:value-type="float" office:value="48.3916354381314" calcext:value-type="float">
            <text:p>48,3916354381314</text:p>
          </table:table-cell>
          <table:table-cell table:style-name="ce6" office:value-type="float" office:value="57.7603441819151" calcext:value-type="float">
            <text:p>57,7603441819151</text:p>
          </table:table-cell>
          <table:table-cell table:style-name="ce6" office:value-type="float" office:value="67.7694368680925" calcext:value-type="float">
            <text:p>67,76943686809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.97054" calcext:value-type="float">
            <text:p>52,97054</text:p>
          </table:table-cell>
          <table:table-cell table:style-name="ce6" office:value-type="float" office:value="1.078159" calcext:value-type="float">
            <text:p>1,0781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7]-[.L37])*0.63+[.L3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7]+1" office:value-type="float" office:value="36" calcext:value-type="float">
            <text:p>36</text:p>
          </table:table-cell>
          <table:table-cell table:style-name="ce6" table:formula="of:=[.D37]+0.5" office:value-type="float" office:value="18" calcext:value-type="float">
            <text:p>1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8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8]+([.E38]-[.L38])*(1-EXP(-[.D28]/[.I38]))" office:value-type="float" office:value="68.6766782182752" calcext:value-type="float">
            <text:p>68,6766782182752</text:p>
          </table:table-cell>
          <table:table-cell table:style-name="ce6" table:formula="of:=[.M38]+[.N38]" office:value-type="float" office:value="68.6766782182752" calcext:value-type="float">
            <text:p>68,6766782182752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4.95" calcext:value-type="float">
            <text:p>24,95</text:p>
          </table:table-cell>
          <table:table-cell table:style-name="ce6" office:value-type="float" office:value="26.9128718564077" calcext:value-type="float">
            <text:p>26,9128718564077</text:p>
          </table:table-cell>
          <table:table-cell table:style-name="ce6" office:value-type="float" office:value="33.5217692730469" calcext:value-type="float">
            <text:p>33,5217692730469</text:p>
          </table:table-cell>
          <table:table-cell table:style-name="ce6" office:value-type="float" office:value="41.059838898465" calcext:value-type="float">
            <text:p>41,059838898465</text:p>
          </table:table-cell>
          <table:table-cell table:style-name="ce6" office:value-type="float" office:value="49.5179564068109" calcext:value-type="float">
            <text:p>49,5179564068109</text:p>
          </table:table-cell>
          <table:table-cell table:style-name="ce6" office:value-type="float" office:value="58.8037319209834" calcext:value-type="float">
            <text:p>58,8037319209834</text:p>
          </table:table-cell>
          <table:table-cell table:style-name="ce6" office:value-type="float" office:value="68.6766782182752" calcext:value-type="float">
            <text:p>68,67667821827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90052" calcext:value-type="float">
            <text:p>53,90052</text:p>
          </table:table-cell>
          <table:table-cell table:style-name="ce6" office:value-type="float" office:value="1.025577" calcext:value-type="float">
            <text:p>1,0255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8]-[.L38])*0.63+[.L3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8]+1" office:value-type="float" office:value="37" calcext:value-type="float">
            <text:p>37</text:p>
          </table:table-cell>
          <table:table-cell table:style-name="ce6" table:formula="of:=[.D38]+0.5" office:value-type="float" office:value="18.5" calcext:value-type="float">
            <text:p>1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9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39]+([.E39]-[.L39])*(1-EXP(-[.D29]/[.I39]))" office:value-type="float" office:value="69.546894556424" calcext:value-type="float">
            <text:p>69,546894556424</text:p>
          </table:table-cell>
          <table:table-cell table:style-name="ce6" table:formula="of:=[.M39]+[.N39]" office:value-type="float" office:value="69.546894556424" calcext:value-type="float">
            <text:p>69,546894556424</text:p>
          </table:table-cell>
          <table:table-cell table:style-name="ce6" office:value-type="float" office:value="23.7" calcext:value-type="float">
            <text:p>23,7</text:p>
          </table:table-cell>
          <table:table-cell table:style-name="ce6" office:value-type="float" office:value="24.3166666666667" calcext:value-type="float">
            <text:p>24,3166666666667</text:p>
          </table:table-cell>
          <table:table-cell table:style-name="ce6" office:value-type="float" office:value="25.0875" calcext:value-type="float">
            <text:p>25,0875</text:p>
          </table:table-cell>
          <table:table-cell table:style-name="ce6" office:value-type="float" office:value="28.0496128731163" calcext:value-type="float">
            <text:p>28,0496128731163</text:p>
          </table:table-cell>
          <table:table-cell table:style-name="ce6" office:value-type="float" office:value="34.6693208784628" calcext:value-type="float">
            <text:p>34,6693208784628</text:p>
          </table:table-cell>
          <table:table-cell table:style-name="ce6" office:value-type="float" office:value="42.1951137802244" calcext:value-type="float">
            <text:p>42,1951137802244</text:p>
          </table:table-cell>
          <table:table-cell table:style-name="ce6" office:value-type="float" office:value="50.6096241223427" calcext:value-type="float">
            <text:p>50,6096241223427</text:p>
          </table:table-cell>
          <table:table-cell table:style-name="ce6" office:value-type="float" office:value="59.810513386573" calcext:value-type="float">
            <text:p>59,810513386573</text:p>
          </table:table-cell>
          <table:table-cell table:style-name="ce6" office:value-type="float" office:value="69.546894556424" calcext:value-type="float">
            <text:p>69,546894556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.783242" calcext:value-type="float">
            <text:p>54,783242</text:p>
          </table:table-cell>
          <table:table-cell table:style-name="ce6" office:value-type="float" office:value="0.975559" calcext:value-type="float">
            <text:p>0,9755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9]-[.L39])*0.63+[.L3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9]+1" office:value-type="float" office:value="38" calcext:value-type="float">
            <text:p>38</text:p>
          </table:table-cell>
          <table:table-cell table:style-name="ce6" table:formula="of:=[.D39]+0.5" office:value-type="float" office:value="19" calcext:value-type="float">
            <text:p>1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0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0]+([.E40]-[.L40])*(1-EXP(-[.D30]/[.I40]))" office:value-type="float" office:value="70.3815968933804" calcext:value-type="float">
            <text:p>70,3815968933804</text:p>
          </table:table-cell>
          <table:table-cell table:style-name="ce6" table:formula="of:=[.M40]+[.N40]" office:value-type="float" office:value="70.3815968933804" calcext:value-type="float">
            <text:p>70,3815968933804</text:p>
          </table:table-cell>
          <table:table-cell table:style-name="ce6" office:value-type="float" office:value="23.8" calcext:value-type="float">
            <text:p>23,8</text:p>
          </table:table-cell>
          <table:table-cell table:style-name="ce6" office:value-type="float" office:value="24.4333333333333" calcext:value-type="float">
            <text:p>24,4333333333333</text:p>
          </table:table-cell>
          <table:table-cell table:style-name="ce6" office:value-type="float" office:value="26.5205820241036" calcext:value-type="float">
            <text:p>26,5205820241036</text:p>
          </table:table-cell>
          <table:table-cell table:style-name="ce6" office:value-type="float" office:value="29.1608102350161" calcext:value-type="float">
            <text:p>29,1608102350161</text:p>
          </table:table-cell>
          <table:table-cell table:style-name="ce6" office:value-type="float" office:value="35.788539333789" calcext:value-type="float">
            <text:p>35,788539333789</text:p>
          </table:table-cell>
          <table:table-cell table:style-name="ce6" office:value-type="float" office:value="43.2992872129812" calcext:value-type="float">
            <text:p>43,2992872129812</text:p>
          </table:table-cell>
          <table:table-cell table:style-name="ce6" office:value-type="float" office:value="51.667704753241" calcext:value-type="float">
            <text:p>51,667704753241</text:p>
          </table:table-cell>
          <table:table-cell table:style-name="ce6" office:value-type="float" office:value="60.7819728752189" calcext:value-type="float">
            <text:p>60,7819728752189</text:p>
          </table:table-cell>
          <table:table-cell table:style-name="ce6" office:value-type="float" office:value="70.3815968933804" calcext:value-type="float">
            <text:p>70,381596893380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.622913" calcext:value-type="float">
            <text:p>55,622913</text:p>
          </table:table-cell>
          <table:table-cell table:style-name="ce6" office:value-type="float" office:value="0.92798" calcext:value-type="float">
            <text:p>0,927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0]-[.L40])*0.63+[.L4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0]+1" office:value-type="float" office:value="39" calcext:value-type="float">
            <text:p>39</text:p>
          </table:table-cell>
          <table:table-cell table:style-name="ce6" table:formula="of:=[.D40]+0.5" office:value-type="float" office:value="19.5" calcext:value-type="float">
            <text:p>1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1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1]+([.E41]-[.L41])*(1-EXP(-[.D31]/[.I41]))" office:value-type="float" office:value="71.1822345748133" calcext:value-type="float">
            <text:p>71,1822345748133</text:p>
          </table:table-cell>
          <table:table-cell table:style-name="ce6" table:formula="of:=[.M41]+[.N41]" office:value-type="float" office:value="71.1822345748133" calcext:value-type="float">
            <text:p>71,1822345748133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24.55" calcext:value-type="float">
            <text:p>24,55</text:p>
          </table:table-cell>
          <table:table-cell table:style-name="ce6" office:value-type="float" office:value="27.5201218730977" calcext:value-type="float">
            <text:p>27,5201218730977</text:p>
          </table:table-cell>
          <table:table-cell table:style-name="ce6" office:value-type="float" office:value="30.2470379323929" calcext:value-type="float">
            <text:p>30,2470379323929</text:p>
          </table:table-cell>
          <table:table-cell table:style-name="ce6" office:value-type="float" office:value="36.8801241869936" calcext:value-type="float">
            <text:p>36,8801241869936</text:p>
          </table:table-cell>
          <table:table-cell table:style-name="ce6" office:value-type="float" office:value="44.3732112371934" calcext:value-type="float">
            <text:p>44,3732112371934</text:p>
          </table:table-cell>
          <table:table-cell table:style-name="ce6" office:value-type="float" office:value="52.6932316654633" calcext:value-type="float">
            <text:p>52,6932316654633</text:p>
          </table:table-cell>
          <table:table-cell table:style-name="ce6" office:value-type="float" office:value="61.7193496251253" calcext:value-type="float">
            <text:p>61,7193496251253</text:p>
          </table:table-cell>
          <table:table-cell table:style-name="ce6" office:value-type="float" office:value="71.1822345748133" calcext:value-type="float">
            <text:p>71,18223457481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.421633" calcext:value-type="float">
            <text:p>56,421633</text:p>
          </table:table-cell>
          <table:table-cell table:style-name="ce6" office:value-type="float" office:value="0.882702" calcext:value-type="float">
            <text:p>0,8827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1]-[.L41])*0.63+[.L4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1]+1" office:value-type="float" office:value="40" calcext:value-type="float">
            <text:p>40</text:p>
          </table:table-cell>
          <table:table-cell table:style-name="ce6" table:formula="of:=[.D41]+0.5" office:value-type="float" office:value="20" calcext:value-type="float">
            <text:p>2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2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2]+([.E42]-[.L42])*(1-EXP(-[.D32]/[.I42]))" office:value-type="float" office:value="71.950197797808" calcext:value-type="float">
            <text:p>71,950197797808</text:p>
          </table:table-cell>
          <table:table-cell table:style-name="ce6" table:formula="of:=[.M42]+[.N42]" office:value-type="float" office:value="71.950197797808" calcext:value-type="float">
            <text:p>71,95019779780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4.6666666666667" calcext:value-type="float">
            <text:p>24,6666666666667</text:p>
          </table:table-cell>
          <table:table-cell table:style-name="ce6" office:value-type="float" office:value="28.4990533907329" calcext:value-type="float">
            <text:p>28,4990533907329</text:p>
          </table:table-cell>
          <table:table-cell table:style-name="ce6" office:value-type="float" office:value="31.3088570574232" calcext:value-type="float">
            <text:p>31,3088570574232</text:p>
          </table:table-cell>
          <table:table-cell table:style-name="ce6" office:value-type="float" office:value="37.9447577141441" calcext:value-type="float">
            <text:p>37,9447577141441</text:p>
          </table:table-cell>
          <table:table-cell table:style-name="ce6" office:value-type="float" office:value="45.417714551225" calcext:value-type="float">
            <text:p>45,417714551225</text:p>
          </table:table-cell>
          <table:table-cell table:style-name="ce6" office:value-type="float" office:value="53.6872064316391" calcext:value-type="float">
            <text:p>53,6872064316391</text:p>
          </table:table-cell>
          <table:table-cell table:style-name="ce6" office:value-type="float" office:value="62.6238393969939" calcext:value-type="float">
            <text:p>62,6238393969939</text:p>
          </table:table-cell>
          <table:table-cell table:style-name="ce6" office:value-type="float" office:value="71.950197797808" calcext:value-type="float">
            <text:p>71,9501977978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181399" calcext:value-type="float">
            <text:p>57,181399</text:p>
          </table:table-cell>
          <table:table-cell table:style-name="ce6" office:value-type="float" office:value="0.839671" calcext:value-type="float">
            <text:p>0,83967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2]-[.L42])*0.63+[.L4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2]+1" office:value-type="float" office:value="41" calcext:value-type="float">
            <text:p>41</text:p>
          </table:table-cell>
          <table:table-cell table:style-name="ce6" table:formula="of:=[.D42]+0.5" office:value-type="float" office:value="20.5" calcext:value-type="float">
            <text:p>2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3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3]+([.E43]-[.L43])*(1-EXP(-[.D33]/[.I43]))" office:value-type="float" office:value="72.6868200247522" calcext:value-type="float">
            <text:p>72,6868200247522</text:p>
          </table:table-cell>
          <table:table-cell table:style-name="ce6" table:formula="of:=[.M43]+[.N43]" office:value-type="float" office:value="72.6868200247522" calcext:value-type="float">
            <text:p>72,6868200247522</text:p>
          </table:table-cell>
          <table:table-cell table:style-name="ce6" office:value-type="float" office:value="24.1" calcext:value-type="float">
            <text:p>24,1</text:p>
          </table:table-cell>
          <table:table-cell table:style-name="ce6" office:value-type="float" office:value="24.7833333333333" calcext:value-type="float">
            <text:p>24,7833333333333</text:p>
          </table:table-cell>
          <table:table-cell table:style-name="ce6" office:value-type="float" office:value="29.4578014758485" calcext:value-type="float">
            <text:p>29,4578014758485</text:p>
          </table:table-cell>
          <table:table-cell table:style-name="ce6" office:value-type="float" office:value="32.3468160940073" calcext:value-type="float">
            <text:p>32,3468160940073</text:p>
          </table:table-cell>
          <table:table-cell table:style-name="ce6" office:value-type="float" office:value="38.9831053458517" calcext:value-type="float">
            <text:p>38,9831053458517</text:p>
          </table:table-cell>
          <table:table-cell table:style-name="ce6" office:value-type="float" office:value="46.4336031508151" calcext:value-type="float">
            <text:p>46,4336031508151</text:p>
          </table:table-cell>
          <table:table-cell table:style-name="ce6" office:value-type="float" office:value="54.6505998092475" calcext:value-type="float">
            <text:p>54,6505998092475</text:p>
          </table:table-cell>
          <table:table-cell table:style-name="ce6" office:value-type="float" office:value="63.4965959993916" calcext:value-type="float">
            <text:p>63,4965959993916</text:p>
          </table:table-cell>
          <table:table-cell table:style-name="ce6" office:value-type="float" office:value="72.6868200247522" calcext:value-type="float">
            <text:p>72,68682002475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904111" calcext:value-type="float">
            <text:p>57,904111</text:p>
          </table:table-cell>
          <table:table-cell table:style-name="ce6" office:value-type="float" office:value="0.7987" calcext:value-type="float">
            <text:p>0,79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3]-[.L43])*0.63+[.L4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3]+1" office:value-type="float" office:value="42" calcext:value-type="float">
            <text:p>42</text:p>
          </table:table-cell>
          <table:table-cell table:style-name="ce6" table:formula="of:=[.D43]+0.5" office:value-type="float" office:value="21" calcext:value-type="float">
            <text:p>2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4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4]+([.E44]-[.L44])*(1-EXP(-[.D34]/[.I44]))" office:value-type="float" office:value="73.3933802987092" calcext:value-type="float">
            <text:p>73,3933802987092</text:p>
          </table:table-cell>
          <table:table-cell table:style-name="ce6" table:formula="of:=[.M44]+[.N44]" office:value-type="float" office:value="73.3933802987092" calcext:value-type="float">
            <text:p>73,3933802987092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30.3967822667961" calcext:value-type="float">
            <text:p>30,3967822667961</text:p>
          </table:table-cell>
          <table:table-cell table:style-name="ce6" office:value-type="float" office:value="33.361451201089" calcext:value-type="float">
            <text:p>33,361451201089</text:p>
          </table:table-cell>
          <table:table-cell table:style-name="ce6" office:value-type="float" office:value="39.9958160831872" calcext:value-type="float">
            <text:p>39,9958160831872</text:p>
          </table:table-cell>
          <table:table-cell table:style-name="ce6" office:value-type="float" office:value="47.4216609510278" calcext:value-type="float">
            <text:p>47,4216609510278</text:p>
          </table:table-cell>
          <table:table-cell table:style-name="ce6" office:value-type="float" office:value="55.5843526887" calcext:value-type="float">
            <text:p>55,5843526887</text:p>
          </table:table-cell>
          <table:table-cell table:style-name="ce6" office:value-type="float" office:value="64.3387327606014" calcext:value-type="float">
            <text:p>64,3387327606014</text:p>
          </table:table-cell>
          <table:table-cell table:style-name="ce6" office:value-type="float" office:value="73.3933802987092" calcext:value-type="float">
            <text:p>73,393380298709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.591576" calcext:value-type="float">
            <text:p>58,591576</text:p>
          </table:table-cell>
          <table:table-cell table:style-name="ce6" office:value-type="float" office:value="0.759766" calcext:value-type="float">
            <text:p>0,759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4]-[.L44])*0.63+[.L4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4]+1" office:value-type="float" office:value="43" calcext:value-type="float">
            <text:p>43</text:p>
          </table:table-cell>
          <table:table-cell table:style-name="ce6" table:formula="of:=[.D44]+0.5" office:value-type="float" office:value="21.5" calcext:value-type="float">
            <text:p>2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5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5]+([.E45]-[.L45])*(1-EXP(-[.D35]/[.I45]))" office:value-type="float" office:value="74.071105464301" calcext:value-type="float">
            <text:p>74,071105464301</text:p>
          </table:table-cell>
          <table:table-cell table:style-name="ce6" table:formula="of:=[.M45]+[.N45]" office:value-type="float" office:value="74.071105464301" calcext:value-type="float">
            <text:p>74,071105464301</text:p>
          </table:table-cell>
          <table:table-cell table:style-name="ce6" office:value-type="float" office:value="24.3" calcext:value-type="float">
            <text:p>24,3</text:p>
          </table:table-cell>
          <table:table-cell table:style-name="ce6" office:value-type="float" office:value="25.0166666666667" calcext:value-type="float">
            <text:p>25,0166666666667</text:p>
          </table:table-cell>
          <table:table-cell table:style-name="ce6" office:value-type="float" office:value="31.3164033220625" calcext:value-type="float">
            <text:p>31,3164033220625</text:p>
          </table:table-cell>
          <table:table-cell table:style-name="ce6" office:value-type="float" office:value="34.3532864896094" calcext:value-type="float">
            <text:p>34,3532864896094</text:p>
          </table:table-cell>
          <table:table-cell table:style-name="ce6" office:value-type="float" office:value="40.9835229033281" calcext:value-type="float">
            <text:p>40,9835229033281</text:p>
          </table:table-cell>
          <table:table-cell table:style-name="ce6" office:value-type="float" office:value="48.3826503911644" calcext:value-type="float">
            <text:p>48,3826503911644</text:p>
          </table:table-cell>
          <table:table-cell table:style-name="ce6" office:value-type="float" office:value="56.4893770122533" calcext:value-type="float">
            <text:p>56,4893770122533</text:p>
          </table:table-cell>
          <table:table-cell table:style-name="ce6" office:value-type="float" office:value="65.1513239488349" calcext:value-type="float">
            <text:p>65,1513239488349</text:p>
          </table:table-cell>
          <table:table-cell table:style-name="ce6" office:value-type="float" office:value="74.071105464301" calcext:value-type="float">
            <text:p>74,0711054643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.245512" calcext:value-type="float">
            <text:p>59,245512</text:p>
          </table:table-cell>
          <table:table-cell table:style-name="ce6" office:value-type="float" office:value="0.702712" calcext:value-type="float">
            <text:p>0,70271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5]-[.L45])*0.63+[.L4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5]+1" office:value-type="float" office:value="44" calcext:value-type="float">
            <text:p>44</text:p>
          </table:table-cell>
          <table:table-cell table:style-name="ce6" table:formula="of:=[.D45]+0.5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6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6]+([.E46]-[.L46])*(1-EXP(-[.D36]/[.I46]))" office:value-type="float" office:value="74.7211722979541" calcext:value-type="float">
            <text:p>74,7211722979541</text:p>
          </table:table-cell>
          <table:table-cell table:style-name="ce6" table:formula="of:=[.M46]+[.N46]" office:value-type="float" office:value="74.7211722979541" calcext:value-type="float">
            <text:p>74,7211722979541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6.0862611605374" calcext:value-type="float">
            <text:p>26,0862611605374</text:p>
          </table:table-cell>
          <table:table-cell table:style-name="ce6" office:value-type="float" office:value="32.2170637971675" calcext:value-type="float">
            <text:p>32,2170637971675</text:p>
          </table:table-cell>
          <table:table-cell table:style-name="ce6" office:value-type="float" office:value="35.3228342932368" calcext:value-type="float">
            <text:p>35,3228342932368</text:p>
          </table:table-cell>
          <table:table-cell table:style-name="ce6" office:value-type="float" office:value="41.9468431551895" calcext:value-type="float">
            <text:p>41,9468431551895</text:p>
          </table:table-cell>
          <table:table-cell table:style-name="ce6" office:value-type="float" office:value="49.3173130231028" calcext:value-type="float">
            <text:p>49,3173130231028</text:p>
          </table:table-cell>
          <table:table-cell table:style-name="ce6" office:value-type="float" office:value="57.3665566646506" calcext:value-type="float">
            <text:p>57,3665566646506</text:p>
          </table:table-cell>
          <table:table-cell table:style-name="ce6" office:value-type="float" office:value="65.9354061426178" calcext:value-type="float">
            <text:p>65,9354061426178</text:p>
          </table:table-cell>
          <table:table-cell table:style-name="ce6" office:value-type="float" office:value="74.7211722979541" calcext:value-type="float">
            <text:p>74,72117229795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.867556" calcext:value-type="float">
            <text:p>59,867556</text:p>
          </table:table-cell>
          <table:table-cell table:style-name="ce6" office:value-type="float" office:value="0.687465" calcext:value-type="float">
            <text:p>0,6874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6]-[.L46])*0.63+[.L4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6]+1" office:value-type="float" office:value="45" calcext:value-type="float">
            <text:p>45</text:p>
          </table:table-cell>
          <table:table-cell table:style-name="ce6" table:formula="of:=[.D46]+0.5" office:value-type="float" office:value="22.5" calcext:value-type="float">
            <text:p>2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7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7]+([.E47]-[.L47])*(1-EXP(-[.D37]/[.I47]))" office:value-type="float" office:value="75.3447095512106" calcext:value-type="float">
            <text:p>75,3447095512106</text:p>
          </table:table-cell>
          <table:table-cell table:style-name="ce6" table:formula="of:=[.M47]+[.N47]" office:value-type="float" office:value="75.3447095512106" calcext:value-type="float">
            <text:p>75,3447095512106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6.9077216284055" calcext:value-type="float">
            <text:p>26,9077216284055</text:p>
          </table:table-cell>
          <table:table-cell table:style-name="ce6" office:value-type="float" office:value="33.0991546179146" calcext:value-type="float">
            <text:p>33,0991546179146</text:p>
          </table:table-cell>
          <table:table-cell table:style-name="ce6" office:value-type="float" office:value="36.2705954330134" calcext:value-type="float">
            <text:p>36,2705954330134</text:p>
          </table:table-cell>
          <table:table-cell table:style-name="ce6" office:value-type="float" office:value="42.8863789452875" calcext:value-type="float">
            <text:p>42,8863789452875</text:p>
          </table:table-cell>
          <table:table-cell table:style-name="ce6" office:value-type="float" office:value="50.2263700835194" calcext:value-type="float">
            <text:p>50,2263700835194</text:p>
          </table:table-cell>
          <table:table-cell table:style-name="ce6" office:value-type="float" office:value="58.2167483363606" calcext:value-type="float">
            <text:p>58,2167483363606</text:p>
          </table:table-cell>
          <table:table-cell table:style-name="ce6" office:value-type="float" office:value="66.6919795530975" calcext:value-type="float">
            <text:p>66,6919795530975</text:p>
          </table:table-cell>
          <table:table-cell table:style-name="ce6" office:value-type="float" office:value="75.3447095512106" calcext:value-type="float">
            <text:p>75,344709551210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.459262" calcext:value-type="float">
            <text:p>60,459262</text:p>
          </table:table-cell>
          <table:table-cell table:style-name="ce6" office:value-type="float" office:value="0.653937" calcext:value-type="float">
            <text:p>0,6539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7]-[.L47])*0.63+[.L4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7]+1" office:value-type="float" office:value="46" calcext:value-type="float">
            <text:p>46</text:p>
          </table:table-cell>
          <table:table-cell table:style-name="ce6" table:formula="of:=[.D47]+0.5" office:value-type="float" office:value="23" calcext:value-type="float">
            <text:p>2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8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8]+([.E48]-[.L48])*(1-EXP(-[.D38]/[.I48]))" office:value-type="float" office:value="75.9427999106489" calcext:value-type="float">
            <text:p>75,9427999106489</text:p>
          </table:table-cell>
          <table:table-cell table:style-name="ce6" table:formula="of:=[.M48]+[.N48]" office:value-type="float" office:value="75.9427999106489" calcext:value-type="float">
            <text:p>75,9427999106489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7.7146433558674" calcext:value-type="float">
            <text:p>27,7146433558674</text:p>
          </table:table-cell>
          <table:table-cell table:style-name="ce6" office:value-type="float" office:value="33.9630586500702" calcext:value-type="float">
            <text:p>33,9630586500702</text:p>
          </table:table-cell>
          <table:table-cell table:style-name="ce6" office:value-type="float" office:value="37.1970594760548" calcext:value-type="float">
            <text:p>37,1970594760548</text:p>
          </table:table-cell>
          <table:table-cell table:style-name="ce6" office:value-type="float" office:value="43.8027175140755" calcext:value-type="float">
            <text:p>43,8027175140755</text:p>
          </table:table-cell>
          <table:table-cell table:style-name="ce6" office:value-type="float" office:value="51.1105230504348" calcext:value-type="float">
            <text:p>51,1105230504348</text:p>
          </table:table-cell>
          <table:table-cell table:style-name="ce6" office:value-type="float" office:value="59.0407823602568" calcext:value-type="float">
            <text:p>59,0407823602568</text:p>
          </table:table-cell>
          <table:table-cell table:style-name="ce6" office:value-type="float" office:value="67.4220092999575" calcext:value-type="float">
            <text:p>67,4220092999575</text:p>
          </table:table-cell>
          <table:table-cell table:style-name="ce6" office:value-type="float" office:value="75.9427999106489" calcext:value-type="float">
            <text:p>75,94279991064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.022111" calcext:value-type="float">
            <text:p>61,022111</text:p>
          </table:table-cell>
          <table:table-cell table:style-name="ce6" office:value-type="float" office:value="0.622044" calcext:value-type="float">
            <text:p>0,62204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8]-[.L48])*0.63+[.L4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8]+1" office:value-type="float" office:value="47" calcext:value-type="float">
            <text:p>47</text:p>
          </table:table-cell>
          <table:table-cell table:style-name="ce6" table:formula="of:=[.D48]+0.5" office:value-type="float" office:value="23.5" calcext:value-type="float">
            <text:p>2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9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49]+([.E49]-[.L49])*(1-EXP(-[.D39]/[.I49]))" office:value-type="float" office:value="76.5164818778208" calcext:value-type="float">
            <text:p>76,5164818778208</text:p>
          </table:table-cell>
          <table:table-cell table:style-name="ce6" table:formula="of:=[.M49]+[.N49]" office:value-type="float" office:value="76.5164818778208" calcext:value-type="float">
            <text:p>76,5164818778208</text:p>
          </table:table-cell>
          <table:table-cell table:style-name="ce6" office:value-type="float" office:value="24.7" calcext:value-type="float">
            <text:p>24,7</text:p>
          </table:table-cell>
          <table:table-cell table:style-name="ce6" office:value-type="float" office:value="28.5072836589849" calcext:value-type="float">
            <text:p>28,5072836589849</text:p>
          </table:table-cell>
          <table:table-cell table:style-name="ce6" office:value-type="float" office:value="34.8091508655436" calcext:value-type="float">
            <text:p>34,8091508655436</text:p>
          </table:table-cell>
          <table:table-cell table:style-name="ce6" office:value-type="float" office:value="38.1027049884368" calcext:value-type="float">
            <text:p>38,1027049884368</text:p>
          </table:table-cell>
          <table:table-cell table:style-name="ce6" office:value-type="float" office:value="44.6964316029882" calcext:value-type="float">
            <text:p>44,6964316029882</text:p>
          </table:table-cell>
          <table:table-cell table:style-name="ce6" office:value-type="float" office:value="51.9704541845125" calcext:value-type="float">
            <text:p>51,9704541845125</text:p>
          </table:table-cell>
          <table:table-cell table:style-name="ce6" office:value-type="float" office:value="59.8394635225564" calcext:value-type="float">
            <text:p>59,8394635225564</text:p>
          </table:table-cell>
          <table:table-cell table:style-name="ce6" office:value-type="float" office:value="68.1264266425688" calcext:value-type="float">
            <text:p>68,1264266425688</text:p>
          </table:table-cell>
          <table:table-cell table:style-name="ce6" office:value-type="float" office:value="76.5164818778208" calcext:value-type="float">
            <text:p>76,51648187782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.557509" calcext:value-type="float">
            <text:p>61,557509</text:p>
          </table:table-cell>
          <table:table-cell table:style-name="ce6" office:value-type="float" office:value="0.591706" calcext:value-type="float">
            <text:p>0,5917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9]-[.L49])*0.63+[.L4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9]+1" office:value-type="float" office:value="48" calcext:value-type="float">
            <text:p>48</text:p>
          </table:table-cell>
          <table:table-cell table:style-name="ce6" table:formula="of:=[.D49]+0.5" office:value-type="float" office:value="24" calcext:value-type="float">
            <text:p>2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0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50]+([.E50]-[.L50])*(1-EXP(-[.D40]/[.I50]))" office:value-type="float" office:value="77.0667515724657" calcext:value-type="float">
            <text:p>77,0667515724657</text:p>
          </table:table-cell>
          <table:table-cell table:style-name="ce6" table:formula="of:=[.M50]+[.N50]" office:value-type="float" office:value="77.0667515724657" calcext:value-type="float">
            <text:p>77,0667515724657</text:p>
          </table:table-cell>
          <table:table-cell table:style-name="ce6" office:value-type="float" office:value="24.8" calcext:value-type="float">
            <text:p>24,8</text:p>
          </table:table-cell>
          <table:table-cell table:style-name="ce6" office:value-type="float" office:value="29.2858952996734" calcext:value-type="float">
            <text:p>29,2858952996734</text:p>
          </table:table-cell>
          <table:table-cell table:style-name="ce6" office:value-type="float" office:value="35.6377985051413" calcext:value-type="float">
            <text:p>35,6377985051413</text:p>
          </table:table-cell>
          <table:table-cell table:style-name="ce6" office:value-type="float" office:value="38.9879997823988" calcext:value-type="float">
            <text:p>38,9879997823988</text:p>
          </table:table-cell>
          <table:table-cell table:style-name="ce6" office:value-type="float" office:value="45.5680798124242" calcext:value-type="float">
            <text:p>45,5680798124242</text:p>
          </table:table-cell>
          <table:table-cell table:style-name="ce6" office:value-type="float" office:value="52.8068270555282" calcext:value-type="float">
            <text:p>52,8068270555282</text:p>
          </table:table-cell>
          <table:table-cell table:style-name="ce6" office:value-type="float" office:value="60.6135718488073" calcext:value-type="float">
            <text:p>60,6135718488073</text:p>
          </table:table-cell>
          <table:table-cell table:style-name="ce6" office:value-type="float" office:value="68.8061301679469" calcext:value-type="float">
            <text:p>68,8061301679469</text:p>
          </table:table-cell>
          <table:table-cell table:style-name="ce6" office:value-type="float" office:value="77.0667515724657" calcext:value-type="float">
            <text:p>77,066751572465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.066795" calcext:value-type="float">
            <text:p>62,066795</text:p>
          </table:table-cell>
          <table:table-cell table:style-name="ce6" office:value-type="float" office:value="0.562848" calcext:value-type="float">
            <text:p>0,5628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0]-[.L50])*0.63+[.L5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0]+1" office:value-type="float" office:value="49" calcext:value-type="float">
            <text:p>49</text:p>
          </table:table-cell>
          <table:table-cell table:style-name="ce6" table:formula="of:=[.D50]+0.5" office:value-type="float" office:value="24.5" calcext:value-type="float">
            <text:p>2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1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51]+([.E51]-[.L51])*(1-EXP(-[.D41]/[.I51]))" office:value-type="float" office:value="77.5945644621358" calcext:value-type="float">
            <text:p>77,5945644621358</text:p>
          </table:table-cell>
          <table:table-cell table:style-name="ce6" table:formula="of:=[.M51]+[.N51]" office:value-type="float" office:value="77.5945644621358" calcext:value-type="float">
            <text:p>77,5945644621358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30.0507265663036" calcext:value-type="float">
            <text:p>30,0507265663036</text:p>
          </table:table-cell>
          <table:table-cell table:style-name="ce6" office:value-type="float" office:value="36.4493612379655" calcext:value-type="float">
            <text:p>36,4493612379655</text:p>
          </table:table-cell>
          <table:table-cell table:style-name="ce6" office:value-type="float" office:value="39.8534011579933" calcext:value-type="float">
            <text:p>39,8534011579933</text:p>
          </table:table-cell>
          <table:table-cell table:style-name="ce6" office:value-type="float" office:value="46.4182069508889" calcext:value-type="float">
            <text:p>46,4182069508889</text:p>
          </table:table-cell>
          <table:table-cell table:style-name="ce6" office:value-type="float" office:value="53.6202870544167" calcext:value-type="float">
            <text:p>53,6202870544167</text:p>
          </table:table-cell>
          <table:table-cell table:style-name="ce6" office:value-type="float" office:value="61.3638633656945" calcext:value-type="float">
            <text:p>61,3638633656945</text:p>
          </table:table-cell>
          <table:table-cell table:style-name="ce6" office:value-type="float" office:value="69.4619869370303" calcext:value-type="float">
            <text:p>69,4619869370303</text:p>
          </table:table-cell>
          <table:table-cell table:style-name="ce6" office:value-type="float" office:value="77.5945644621358" calcext:value-type="float">
            <text:p>77,59456446213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.551243" calcext:value-type="float">
            <text:p>62,551243</text:p>
          </table:table-cell>
          <table:table-cell table:style-name="ce6" office:value-type="float" office:value="0.535398" calcext:value-type="float">
            <text:p>0,5353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1]-[.L51])*0.63+[.L5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1]+1" office:value-type="float" office:value="50" calcext:value-type="float">
            <text:p>50</text:p>
          </table:table-cell>
          <table:table-cell table:style-name="ce6" table:formula="of:=[.D51]+0.5" office:value-type="float" office:value="25" calcext:value-type="float">
            <text:p>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2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52]+([.E52]-[.L52])*(1-EXP(-[.D42]/[.I52]))" office:value-type="float" office:value="78.1008370212336" calcext:value-type="float">
            <text:p>78,1008370212336</text:p>
          </table:table-cell>
          <table:table-cell table:style-name="ce6" table:formula="of:=[.M52]+[.N52]" office:value-type="float" office:value="78.1008370212336" calcext:value-type="float">
            <text:p>78,100837021233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.8020213528779" calcext:value-type="float">
            <text:p>30,8020213528779</text:p>
          </table:table-cell>
          <table:table-cell table:style-name="ce6" office:value-type="float" office:value="37.2441913175259" calcext:value-type="float">
            <text:p>37,2441913175259</text:p>
          </table:table-cell>
          <table:table-cell table:style-name="ce6" office:value-type="float" office:value="40.6993561393042" calcext:value-type="float">
            <text:p>40,6993561393042</text:p>
          </table:table-cell>
          <table:table-cell table:style-name="ce6" office:value-type="float" office:value="47.2473443755178" calcext:value-type="float">
            <text:p>47,2473443755178</text:p>
          </table:table-cell>
          <table:table-cell table:style-name="ce6" office:value-type="float" office:value="54.4114618912907" calcext:value-type="float">
            <text:p>54,4114618912907</text:p>
          </table:table-cell>
          <table:table-cell table:style-name="ce6" office:value-type="float" office:value="62.0910708394073" calcext:value-type="float">
            <text:p>62,0910708394073</text:p>
          </table:table-cell>
          <table:table-cell table:style-name="ce6" office:value-type="float" office:value="70.0948335907435" calcext:value-type="float">
            <text:p>70,0948335907435</text:p>
          </table:table-cell>
          <table:table-cell table:style-name="ce6" office:value-type="float" office:value="78.1008370212336" calcext:value-type="float">
            <text:p>78,10083702123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012064" calcext:value-type="float">
            <text:p>63,012064</text:p>
          </table:table-cell>
          <table:table-cell table:style-name="ce6" office:value-type="float" office:value="0.509286" calcext:value-type="float">
            <text:p>0,50928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2]-[.L52])*0.63+[.L5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2]+1" office:value-type="float" office:value="51" calcext:value-type="float">
            <text:p>51</text:p>
          </table:table-cell>
          <table:table-cell table:style-name="ce6" table:formula="of:=[.D52]+0.5" office:value-type="float" office:value="25.5" calcext:value-type="float">
            <text:p>2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3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53]+([.E53]-[.L53])*(1-EXP(-[.D43]/[.I53]))" office:value-type="float" office:value="78.5864483223439" calcext:value-type="float">
            <text:p>78,5864483223439</text:p>
          </table:table-cell>
          <table:table-cell table:style-name="ce6" table:formula="of:=[.M53]+[.N53]" office:value-type="float" office:value="78.5864483223439" calcext:value-type="float">
            <text:p>78,5864483223439</text:p>
          </table:table-cell>
          <table:table-cell table:style-name="ce6" office:value-type="float" office:value="25.7437845780272" calcext:value-type="float">
            <text:p>25,7437845780272</text:p>
          </table:table-cell>
          <table:table-cell table:style-name="ce6" office:value-type="float" office:value="31.5400192368039" calcext:value-type="float">
            <text:p>31,5400192368039</text:p>
          </table:table-cell>
          <table:table-cell table:style-name="ce6" office:value-type="float" office:value="38.0226337346336" calcext:value-type="float">
            <text:p>38,0226337346336</text:p>
          </table:table-cell>
          <table:table-cell table:style-name="ce6" office:value-type="float" office:value="41.526301705358" calcext:value-type="float">
            <text:p>41,526301705358</text:p>
          </table:table-cell>
          <table:table-cell table:style-name="ce6" office:value-type="float" office:value="48.056010324192" calcext:value-type="float">
            <text:p>48,056010324192</text:p>
          </table:table-cell>
          <table:table-cell table:style-name="ce6" office:value-type="float" office:value="55.1809620798162" calcext:value-type="float">
            <text:p>55,1809620798162</text:p>
          </table:table-cell>
          <table:table-cell table:style-name="ce6" office:value-type="float" office:value="62.7959044912893" calcext:value-type="float">
            <text:p>62,7959044912893</text:p>
          </table:table-cell>
          <table:table-cell table:style-name="ce6" office:value-type="float" office:value="70.705477417254" calcext:value-type="float">
            <text:p>70,705477417254</text:p>
          </table:table-cell>
          <table:table-cell table:style-name="ce6" office:value-type="float" office:value="78.5864483223439" calcext:value-type="float">
            <text:p>78,58644832234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450411" calcext:value-type="float">
            <text:p>63,450411</text:p>
          </table:table-cell>
          <table:table-cell table:style-name="ce6" office:value-type="float" office:value="0.484448" calcext:value-type="float">
            <text:p>0,4844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3]-[.L53])*0.63+[.L5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3]+1" office:value-type="float" office:value="52" calcext:value-type="float">
            <text:p>52</text:p>
          </table:table-cell>
          <table:table-cell table:style-name="ce6" table:formula="of:=[.D53]+0.5" office:value-type="float" office:value="26" calcext:value-type="float">
            <text:p>2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4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54]+([.E54]-[.L54])*(1-EXP(-[.D44]/[.I54]))" office:value-type="float" office:value="79.052241562622" calcext:value-type="float">
            <text:p>79,052241562622</text:p>
          </table:table-cell>
          <table:table-cell table:style-name="ce6" table:formula="of:=[.M54]+[.N54]" office:value-type="float" office:value="79.052241562622" calcext:value-type="float">
            <text:p>79,052241562622</text:p>
          </table:table-cell>
          <table:table-cell table:style-name="ce6" office:value-type="float" office:value="26.4752754783097" calcext:value-type="float">
            <text:p>26,4752754783097</text:p>
          </table:table-cell>
          <table:table-cell table:style-name="ce6" office:value-type="float" office:value="32.2649555552932" calcext:value-type="float">
            <text:p>32,2649555552932</text:p>
          </table:table-cell>
          <table:table-cell table:style-name="ce6" office:value-type="float" office:value="38.7850263671412" calcext:value-type="float">
            <text:p>38,7850263671412</text:p>
          </table:table-cell>
          <table:table-cell table:style-name="ce6" office:value-type="float" office:value="42.3346650158458" calcext:value-type="float">
            <text:p>42,3346650158458</text:p>
          </table:table-cell>
          <table:table-cell table:style-name="ce6" office:value-type="float" office:value="48.8447102394537" calcext:value-type="float">
            <text:p>48,8447102394537</text:p>
          </table:table-cell>
          <table:table-cell table:style-name="ce6" office:value-type="float" office:value="55.9293814083179" calcext:value-type="float">
            <text:p>55,9293814083179</text:p>
          </table:table-cell>
          <table:table-cell table:style-name="ce6" office:value-type="float" office:value="63.4790526914706" calcext:value-type="float">
            <text:p>63,4790526914706</text:p>
          </table:table-cell>
          <table:table-cell table:style-name="ce6" office:value-type="float" office:value="71.2946973817865" calcext:value-type="float">
            <text:p>71,2946973817865</text:p>
          </table:table-cell>
          <table:table-cell table:style-name="ce6" office:value-type="float" office:value="79.052241562622" calcext:value-type="float">
            <text:p>79,052241562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867379" calcext:value-type="float">
            <text:p>63,867379</text:p>
          </table:table-cell>
          <table:table-cell table:style-name="ce6" office:value-type="float" office:value="0.460821" calcext:value-type="float">
            <text:p>0,46082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4]-[.L54])*0.63+[.L5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4]+1" office:value-type="float" office:value="53" calcext:value-type="float">
            <text:p>53</text:p>
          </table:table-cell>
          <table:table-cell table:style-name="ce6" table:formula="of:=[.D54]+0.5" office:value-type="float" office:value="26.5" calcext:value-type="float">
            <text:p>2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5]-20)*0.1+20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55]+([.E55]-[.L55])*(1-EXP(-[.D45]/[.I55]))" office:value-type="float" office:value="79.4990255278894" calcext:value-type="float">
            <text:p>79,4990255278894</text:p>
          </table:table-cell>
          <table:table-cell table:style-name="ce6" table:formula="of:=[.M55]+[.N55]" office:value-type="float" office:value="79.4990255278894" calcext:value-type="float">
            <text:p>79,4990255278894</text:p>
          </table:table-cell>
          <table:table-cell table:style-name="ce6" office:value-type="float" office:value="27.1946758974679" calcext:value-type="float">
            <text:p>27,1946758974679</text:p>
          </table:table-cell>
          <table:table-cell table:style-name="ce6" office:value-type="float" office:value="32.9770614804065" calcext:value-type="float">
            <text:p>32,9770614804065</text:p>
          </table:table-cell>
          <table:table-cell table:style-name="ce6" office:value-type="float" office:value="39.5317001265974" calcext:value-type="float">
            <text:p>39,5317001265974</text:p>
          </table:table-cell>
          <table:table-cell table:style-name="ce6" office:value-type="float" office:value="43.1248636317727" calcext:value-type="float">
            <text:p>43,1248636317727</text:p>
          </table:table-cell>
          <table:table-cell table:style-name="ce6" office:value-type="float" office:value="49.6139370844244" calcext:value-type="float">
            <text:p>49,6139370844244</text:p>
          </table:table-cell>
          <table:table-cell table:style-name="ce6" office:value-type="float" office:value="56.6572973979791" calcext:value-type="float">
            <text:p>56,6572973979791</text:p>
          </table:table-cell>
          <table:table-cell table:style-name="ce6" office:value-type="float" office:value="64.1411826311591" calcext:value-type="float">
            <text:p>64,1411826311591</text:p>
          </table:table-cell>
          <table:table-cell table:style-name="ce6" office:value-type="float" office:value="71.8632451203065" calcext:value-type="float">
            <text:p>71,8632451203065</text:p>
          </table:table-cell>
          <table:table-cell table:style-name="ce6" office:value-type="float" office:value="79.4990255278894" calcext:value-type="float">
            <text:p>79,49902552788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.264012" calcext:value-type="float">
            <text:p>64,264012</text:p>
          </table:table-cell>
          <table:table-cell table:style-name="ce6" office:value-type="float" office:value="0.438347" calcext:value-type="float">
            <text:p>0,43834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5]-[.L55])*0.63+[.L5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5]+1" office:value-type="float" office:value="54" calcext:value-type="float">
            <text:p>54</text:p>
          </table:table-cell>
          <table:table-cell table:style-name="ce6" table:formula="of:=[.D55]+0.5" office:value-type="float" office:value="27" calcext:value-type="float">
            <text:p>2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56]+([.E56]-[.L56])*(1-EXP(-[.D46]/[.I56]))" office:value-type="float" office:value="79.9275759969793" calcext:value-type="float">
            <text:p>79,9275759969793</text:p>
          </table:table-cell>
          <table:table-cell table:style-name="ce6" table:formula="of:=[.M56]+[.N56]" office:value-type="float" office:value="79.9275759969793" calcext:value-type="float">
            <text:p>79,9275759969793</text:p>
          </table:table-cell>
          <table:table-cell table:style-name="ce6" office:value-type="float" office:value="27.9021856735772" calcext:value-type="float">
            <text:p>27,9021856735772</text:p>
          </table:table-cell>
          <table:table-cell table:style-name="ce6" office:value-type="float" office:value="33.6765640927715" calcext:value-type="float">
            <text:p>33,6765640927715</text:p>
          </table:table-cell>
          <table:table-cell table:style-name="ce6" office:value-type="float" office:value="40.2629791018765" calcext:value-type="float">
            <text:p>40,2629791018765</text:p>
          </table:table-cell>
          <table:table-cell table:style-name="ce6" office:value-type="float" office:value="43.8973057311502" calcext:value-type="float">
            <text:p>43,8973057311502</text:p>
          </table:table-cell>
          <table:table-cell table:style-name="ce6" office:value-type="float" office:value="50.3641716509226" calcext:value-type="float">
            <text:p>50,3641716509226</text:p>
          </table:table-cell>
          <table:table-cell table:style-name="ce6" office:value-type="float" office:value="57.3652717484882" calcext:value-type="float">
            <text:p>57,3652717484882</text:p>
          </table:table-cell>
          <table:table-cell table:style-name="ce6" office:value-type="float" office:value="64.782940974247" calcext:value-type="float">
            <text:p>64,782940974247</text:p>
          </table:table-cell>
          <table:table-cell table:style-name="ce6" office:value-type="float" office:value="72.4118458983413" calcext:value-type="float">
            <text:p>72,4118458983413</text:p>
          </table:table-cell>
          <table:table-cell table:style-name="ce6" office:value-type="float" office:value="79.9275759969793" calcext:value-type="float">
            <text:p>79,92757599697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.641301" calcext:value-type="float">
            <text:p>64,641301</text:p>
          </table:table-cell>
          <table:table-cell table:style-name="ce6" office:value-type="float" office:value="0.416968" calcext:value-type="float">
            <text:p>0,4169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6]-[.L56])*0.63+[.L5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6]+1" office:value-type="float" office:value="55" calcext:value-type="float">
            <text:p>55</text:p>
          </table:table-cell>
          <table:table-cell table:style-name="ce6" table:formula="of:=[.D56]+0.5" office:value-type="float" office:value="27.5" calcext:value-type="float">
            <text:p>2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57]+([.E57]-[.L57])*(1-EXP(-[.D47]/[.I57]))" office:value-type="float" office:value="80.3386370887695" calcext:value-type="float">
            <text:p>80,3386370887695</text:p>
          </table:table-cell>
          <table:table-cell table:style-name="ce6" table:formula="of:=[.M57]+[.N57]" office:value-type="float" office:value="80.3386370887695" calcext:value-type="float">
            <text:p>80,3386370887695</text:p>
          </table:table-cell>
          <table:table-cell table:style-name="ce6" office:value-type="float" office:value="28.5980013416804" calcext:value-type="float">
            <text:p>28,5980013416804</text:p>
          </table:table-cell>
          <table:table-cell table:style-name="ce6" office:value-type="float" office:value="34.3636864539954" calcext:value-type="float">
            <text:p>34,3636864539954</text:p>
          </table:table-cell>
          <table:table-cell table:style-name="ce6" office:value-type="float" office:value="40.9791806998469" calcext:value-type="float">
            <text:p>40,9791806998469</text:p>
          </table:table-cell>
          <table:table-cell table:style-name="ce6" office:value-type="float" office:value="44.6523903198404" calcext:value-type="float">
            <text:p>44,6523903198404</text:p>
          </table:table-cell>
          <table:table-cell table:style-name="ce6" office:value-type="float" office:value="51.0958828599745" calcext:value-type="float">
            <text:p>51,0958828599745</text:p>
          </table:table-cell>
          <table:table-cell table:style-name="ce6" office:value-type="float" office:value="58.0538507714769" calcext:value-type="float">
            <text:p>58,0538507714769</text:p>
          </table:table-cell>
          <table:table-cell table:style-name="ce6" office:value-type="float" office:value="65.4049544888702" calcext:value-type="float">
            <text:p>65,4049544888702</text:p>
          </table:table-cell>
          <table:table-cell table:style-name="ce6" office:value-type="float" office:value="72.9411995361621" calcext:value-type="float">
            <text:p>72,9411995361621</text:p>
          </table:table-cell>
          <table:table-cell table:style-name="ce6" office:value-type="float" office:value="80.3386370887695" calcext:value-type="float">
            <text:p>80,338637088769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000189" calcext:value-type="float">
            <text:p>65,000189</text:p>
          </table:table-cell>
          <table:table-cell table:style-name="ce6" office:value-type="float" office:value="0.396633" calcext:value-type="float">
            <text:p>0,39663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7]-[.L57])*0.63+[.L5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7]+1" office:value-type="float" office:value="56" calcext:value-type="float">
            <text:p>56</text:p>
          </table:table-cell>
          <table:table-cell table:style-name="ce6" table:formula="of:=[.D57]+0.5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58]+([.E58]-[.L58])*(1-EXP(-[.D48]/[.I58]))" office:value-type="float" office:value="80.7329225542425" calcext:value-type="float">
            <text:p>80,7329225542425</text:p>
          </table:table-cell>
          <table:table-cell table:style-name="ce6" table:formula="of:=[.M58]+[.N58]" office:value-type="float" office:value="80.7329225542425" calcext:value-type="float">
            <text:p>80,7329225542425</text:p>
          </table:table-cell>
          <table:table-cell table:style-name="ce6" office:value-type="float" office:value="29.2823161883818" calcext:value-type="float">
            <text:p>29,2823161883818</text:p>
          </table:table-cell>
          <table:table-cell table:style-name="ce6" office:value-type="float" office:value="35.0386476777964" calcext:value-type="float">
            <text:p>35,0386476777964</text:p>
          </table:table-cell>
          <table:table-cell table:style-name="ce6" office:value-type="float" office:value="41.6806157831401" calcext:value-type="float">
            <text:p>41,6806157831401</text:p>
          </table:table-cell>
          <table:table-cell table:style-name="ce6" office:value-type="float" office:value="45.3905074376631" calcext:value-type="float">
            <text:p>45,3905074376631</text:p>
          </table:table-cell>
          <table:table-cell table:style-name="ce6" office:value-type="float" office:value="51.8095280549051" calcext:value-type="float">
            <text:p>51,8095280549051</text:p>
          </table:table-cell>
          <table:table-cell table:style-name="ce6" office:value-type="float" office:value="58.723565812084" calcext:value-type="float">
            <text:p>58,723565812084</text:p>
          </table:table-cell>
          <table:table-cell table:style-name="ce6" office:value-type="float" office:value="66.0078306595365" calcext:value-type="float">
            <text:p>66,0078306595365</text:p>
          </table:table-cell>
          <table:table-cell table:style-name="ce6" office:value-type="float" office:value="73.451981301507" calcext:value-type="float">
            <text:p>73,451981301507</text:p>
          </table:table-cell>
          <table:table-cell table:style-name="ce6" office:value-type="float" office:value="80.7329225542425" calcext:value-type="float">
            <text:p>80,7329225542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341573" calcext:value-type="float">
            <text:p>65,341573</text:p>
          </table:table-cell>
          <table:table-cell table:style-name="ce6" office:value-type="float" office:value="0.377089" calcext:value-type="float">
            <text:p>0,377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8]-[.L58])*0.63+[.L5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8]+1" office:value-type="float" office:value="57" calcext:value-type="float">
            <text:p>57</text:p>
          </table:table-cell>
          <table:table-cell table:style-name="ce6" table:formula="of:=[.D58]+0.5" office:value-type="float" office:value="28.5" calcext:value-type="float">
            <text:p>2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59]+([.E59]-[.L59])*(1-EXP(-[.D49]/[.I59]))" office:value-type="float" office:value="81.1111170158155" calcext:value-type="float">
            <text:p>81,1111170158155</text:p>
          </table:table-cell>
          <table:table-cell table:style-name="ce6" table:formula="of:=[.M59]+[.N59]" office:value-type="float" office:value="81.1111170158155" calcext:value-type="float">
            <text:p>81,1111170158155</text:p>
          </table:table-cell>
          <table:table-cell table:style-name="ce6" office:value-type="float" office:value="29.9553203055389" calcext:value-type="float">
            <text:p>29,9553203055389</text:p>
          </table:table-cell>
          <table:table-cell table:style-name="ce6" office:value-type="float" office:value="35.7016629998761" calcext:value-type="float">
            <text:p>35,7016629998761</text:p>
          </table:table-cell>
          <table:table-cell table:style-name="ce6" office:value-type="float" office:value="42.367588805078" calcext:value-type="float">
            <text:p>42,367588805078</text:p>
          </table:table-cell>
          <table:table-cell table:style-name="ce6" office:value-type="float" office:value="46.1120383598712" calcext:value-type="float">
            <text:p>46,1120383598712</text:p>
          </table:table-cell>
          <table:table-cell table:style-name="ce6" office:value-type="float" office:value="52.5055532871923" calcext:value-type="float">
            <text:p>52,5055532871923</text:p>
          </table:table-cell>
          <table:table-cell table:style-name="ce6" office:value-type="float" office:value="59.3749336589707" calcext:value-type="float">
            <text:p>59,3749336589707</text:p>
          </table:table-cell>
          <table:table-cell table:style-name="ce6" office:value-type="float" office:value="66.5921582804202" calcext:value-type="float">
            <text:p>66,5921582804202</text:p>
          </table:table-cell>
          <table:table-cell table:style-name="ce6" office:value-type="float" office:value="73.9448427709829" calcext:value-type="float">
            <text:p>73,9448427709829</text:p>
          </table:table-cell>
          <table:table-cell table:style-name="ce6" office:value-type="float" office:value="81.1111170158155" calcext:value-type="float">
            <text:p>81,11111701581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666309" calcext:value-type="float">
            <text:p>65,666309</text:p>
          </table:table-cell>
          <table:table-cell table:style-name="ce6" office:value-type="float" office:value="0.358888" calcext:value-type="float">
            <text:p>0,3588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9]-[.L59])*0.63+[.L5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9]+1" office:value-type="float" office:value="58" calcext:value-type="float">
            <text:p>58</text:p>
          </table:table-cell>
          <table:table-cell table:style-name="ce6" table:formula="of:=[.D59]+0.5" office:value-type="float" office:value="29" calcext:value-type="float">
            <text:p>2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0]+([.E60]-[.L60])*(1-EXP(-[.D50]/[.I60]))" office:value-type="float" office:value="81.4738771560934" calcext:value-type="float">
            <text:p>81,4738771560934</text:p>
          </table:table-cell>
          <table:table-cell table:style-name="ce6" table:formula="of:=[.M60]+[.N60]" office:value-type="float" office:value="81.4738771560934" calcext:value-type="float">
            <text:p>81,4738771560934</text:p>
          </table:table-cell>
          <table:table-cell table:style-name="ce6" office:value-type="float" office:value="30.6172006430674" calcext:value-type="float">
            <text:p>30,6172006430674</text:p>
          </table:table-cell>
          <table:table-cell table:style-name="ce6" office:value-type="float" office:value="36.3529438465548" calcext:value-type="float">
            <text:p>36,3529438465548</text:p>
          </table:table-cell>
          <table:table-cell table:style-name="ce6" office:value-type="float" office:value="43.0403979418193" calcext:value-type="float">
            <text:p>43,0403979418193</text:p>
          </table:table-cell>
          <table:table-cell table:style-name="ce6" office:value-type="float" office:value="46.8173557940994" calcext:value-type="float">
            <text:p>46,8173557940994</text:p>
          </table:table-cell>
          <table:table-cell table:style-name="ce6" office:value-type="float" office:value="53.1843935952639" calcext:value-type="float">
            <text:p>53,1843935952639</text:p>
          </table:table-cell>
          <table:table-cell table:style-name="ce6" office:value-type="float" office:value="60.0084569431023" calcext:value-type="float">
            <text:p>60,0084569431023</text:p>
          </table:table-cell>
          <table:table-cell table:style-name="ce6" office:value-type="float" office:value="67.158508030403" calcext:value-type="float">
            <text:p>67,158508030403</text:p>
          </table:table-cell>
          <table:table-cell table:style-name="ce6" office:value-type="float" office:value="74.420412661247" calcext:value-type="float">
            <text:p>74,420412661247</text:p>
          </table:table-cell>
          <table:table-cell table:style-name="ce6" office:value-type="float" office:value="81.4738771560934" calcext:value-type="float">
            <text:p>81,47387715609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975207" calcext:value-type="float">
            <text:p>65,975207</text:p>
          </table:table-cell>
          <table:table-cell table:style-name="ce6" office:value-type="float" office:value="0.341385" calcext:value-type="float">
            <text:p>0,34138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0]-[.L60])*0.63+[.L6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0]+1" office:value-type="float" office:value="59" calcext:value-type="float">
            <text:p>59</text:p>
          </table:table-cell>
          <table:table-cell table:style-name="ce6" table:formula="of:=[.D60]+0.5" office:value-type="float" office:value="29.5" calcext:value-type="float">
            <text:p>2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1]+([.E61]-[.L61])*(1-EXP(-[.D51]/[.I61]))" office:value-type="float" office:value="81.8218328581074" calcext:value-type="float">
            <text:p>81,8218328581074</text:p>
          </table:table-cell>
          <table:table-cell table:style-name="ce6" table:formula="of:=[.M61]+[.N61]" office:value-type="float" office:value="81.8218328581074" calcext:value-type="float">
            <text:p>81,8218328581074</text:p>
          </table:table-cell>
          <table:table-cell table:style-name="ce6" office:value-type="float" office:value="31.2681410608724" calcext:value-type="float">
            <text:p>31,2681410608724</text:p>
          </table:table-cell>
          <table:table-cell table:style-name="ce6" office:value-type="float" office:value="36.9926979021927" calcext:value-type="float">
            <text:p>36,9926979021927</text:p>
          </table:table-cell>
          <table:table-cell table:style-name="ce6" office:value-type="float" office:value="43.6993352217806" calcext:value-type="float">
            <text:p>43,6993352217806</text:p>
          </table:table-cell>
          <table:table-cell table:style-name="ce6" office:value-type="float" office:value="47.5068240728861" calcext:value-type="float">
            <text:p>47,5068240728861</text:p>
          </table:table-cell>
          <table:table-cell table:style-name="ce6" office:value-type="float" office:value="53.8464732764104" calcext:value-type="float">
            <text:p>53,8464732764104</text:p>
          </table:table-cell>
          <table:table-cell table:style-name="ce6" office:value-type="float" office:value="60.6246245256062" calcext:value-type="float">
            <text:p>60,6246245256062</text:p>
          </table:table-cell>
          <table:table-cell table:style-name="ce6" office:value-type="float" office:value="67.7074330304238" calcext:value-type="float">
            <text:p>67,7074330304238</text:p>
          </table:table-cell>
          <table:table-cell table:style-name="ce6" office:value-type="float" office:value="74.8792976310263" calcext:value-type="float">
            <text:p>74,8792976310263</text:p>
          </table:table-cell>
          <table:table-cell table:style-name="ce6" office:value-type="float" office:value="81.8218328581074" calcext:value-type="float">
            <text:p>81,82183285810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269039" calcext:value-type="float">
            <text:p>66,269039</text:p>
          </table:table-cell>
          <table:table-cell table:style-name="ce6" office:value-type="float" office:value="0.324735" calcext:value-type="float">
            <text:p>0,32473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1]-[.L61])*0.63+[.L6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1]+1" office:value-type="float" office:value="60" calcext:value-type="float">
            <text:p>60</text:p>
          </table:table-cell>
          <table:table-cell table:style-name="ce6" table:formula="of:=[.D61]+0.5" office:value-type="float" office:value="30" calcext:value-type="float">
            <text:p>3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2]+([.E62]-[.L62])*(1-EXP(-[.D52]/[.I62]))" office:value-type="float" office:value="82.1555882990203" calcext:value-type="float">
            <text:p>82,1555882990203</text:p>
          </table:table-cell>
          <table:table-cell table:style-name="ce6" table:formula="of:=[.M62]+[.N62]" office:value-type="float" office:value="82.1555882990203" calcext:value-type="float">
            <text:p>82,1555882990203</text:p>
          </table:table-cell>
          <table:table-cell table:style-name="ce6" office:value-type="float" office:value="31.9083223799224" calcext:value-type="float">
            <text:p>31,9083223799224</text:p>
          </table:table-cell>
          <table:table-cell table:style-name="ce6" office:value-type="float" office:value="37.6211291754174" calcext:value-type="float">
            <text:p>37,6211291754174</text:p>
          </table:table-cell>
          <table:table-cell table:style-name="ce6" office:value-type="float" office:value="44.3446866523896" calcext:value-type="float">
            <text:p>44,3446866523896</text:p>
          </table:table-cell>
          <table:table-cell table:style-name="ce6" office:value-type="float" office:value="48.1807993418702" calcext:value-type="float">
            <text:p>48,1807993418702</text:p>
          </table:table-cell>
          <table:table-cell table:style-name="ce6" office:value-type="float" office:value="54.4922061519852" calcext:value-type="float">
            <text:p>54,4922061519852</text:p>
          </table:table-cell>
          <table:table-cell table:style-name="ce6" office:value-type="float" office:value="61.2239118750034" calcext:value-type="float">
            <text:p>61,2239118750034</text:p>
          </table:table-cell>
          <table:table-cell table:style-name="ce6" office:value-type="float" office:value="68.2394693836789" calcext:value-type="float">
            <text:p>68,2394693836789</text:p>
          </table:table-cell>
          <table:table-cell table:style-name="ce6" office:value-type="float" office:value="75.3220830549991" calcext:value-type="float">
            <text:p>75,3220830549991</text:p>
          </table:table-cell>
          <table:table-cell table:style-name="ce6" office:value-type="float" office:value="82.1555882990203" calcext:value-type="float">
            <text:p>82,15558829902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548541" calcext:value-type="float">
            <text:p>66,548541</text:p>
          </table:table-cell>
          <table:table-cell table:style-name="ce6" office:value-type="float" office:value="0.308898" calcext:value-type="float">
            <text:p>0,3088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2]-[.L62])*0.63+[.L6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2]+1" office:value-type="float" office:value="61" calcext:value-type="float">
            <text:p>61</text:p>
          </table:table-cell>
          <table:table-cell table:style-name="ce6" table:formula="of:=[.D62]+0.5" office:value-type="float" office:value="30.5" calcext:value-type="float">
            <text:p>3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3]+([.E63]-[.L63])*(1-EXP(-[.D53]/[.I63]))" office:value-type="float" office:value="82.4757229991967" calcext:value-type="float">
            <text:p>82,4757229991967</text:p>
          </table:table-cell>
          <table:table-cell table:style-name="ce6" table:formula="of:=[.M63]+[.N63]" office:value-type="float" office:value="82.4757229991967" calcext:value-type="float">
            <text:p>82,4757229991967</text:p>
          </table:table-cell>
          <table:table-cell table:style-name="ce6" office:value-type="float" office:value="32.5379224324779" calcext:value-type="float">
            <text:p>32,5379224324779</text:p>
          </table:table-cell>
          <table:table-cell table:style-name="ce6" office:value-type="float" office:value="38.2384380641793" calcext:value-type="float">
            <text:p>38,2384380641793</text:p>
          </table:table-cell>
          <table:table-cell table:style-name="ce6" office:value-type="float" office:value="44.9767323442246" calcext:value-type="float">
            <text:p>44,9767323442246</text:p>
          </table:table-cell>
          <table:table-cell table:style-name="ce6" office:value-type="float" office:value="48.8396297437582" calcext:value-type="float">
            <text:p>48,8396297437582</text:p>
          </table:table-cell>
          <table:table-cell table:style-name="ce6" office:value-type="float" office:value="55.1219958260559" calcext:value-type="float">
            <text:p>55,1219958260559</text:p>
          </table:table-cell>
          <table:table-cell table:style-name="ce6" office:value-type="float" office:value="61.8067814341064" calcext:value-type="float">
            <text:p>61,8067814341064</text:p>
          </table:table-cell>
          <table:table-cell table:style-name="ce6" office:value-type="float" office:value="68.7551366992033" calcext:value-type="float">
            <text:p>68,7551366992033</text:p>
          </table:table-cell>
          <table:table-cell table:style-name="ce6" office:value-type="float" office:value="75.7493337705262" calcext:value-type="float">
            <text:p>75,7493337705262</text:p>
          </table:table-cell>
          <table:table-cell table:style-name="ce6" office:value-type="float" office:value="82.4757229991967" calcext:value-type="float">
            <text:p>82,47572299919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814412" calcext:value-type="float">
            <text:p>66,814412</text:p>
          </table:table-cell>
          <table:table-cell table:style-name="ce6" office:value-type="float" office:value="0.293833" calcext:value-type="float">
            <text:p>0,29383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3]-[.L63])*0.63+[.L6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3]+1" office:value-type="float" office:value="62" calcext:value-type="float">
            <text:p>62</text:p>
          </table:table-cell>
          <table:table-cell table:style-name="ce6" table:formula="of:=[.D63]+0.5" office:value-type="float" office:value="31" calcext:value-type="float">
            <text:p>3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4]+([.E64]-[.L64])*(1-EXP(-[.D54]/[.I64]))" office:value-type="float" office:value="82.7827928284607" calcext:value-type="float">
            <text:p>82,7827928284607</text:p>
          </table:table-cell>
          <table:table-cell table:style-name="ce6" table:formula="of:=[.M64]+[.N64]" office:value-type="float" office:value="82.7827928284607" calcext:value-type="float">
            <text:p>82,7827928284607</text:p>
          </table:table-cell>
          <table:table-cell table:style-name="ce6" office:value-type="float" office:value="33.1571161114908" calcext:value-type="float">
            <text:p>33,1571161114908</text:p>
          </table:table-cell>
          <table:table-cell table:style-name="ce6" office:value-type="float" office:value="38.844821419656" calcext:value-type="float">
            <text:p>38,844821419656</text:p>
          </table:table-cell>
          <table:table-cell table:style-name="ce6" office:value-type="float" office:value="45.5957466325951" calcext:value-type="float">
            <text:p>45,5957466325951</text:p>
          </table:table-cell>
          <table:table-cell table:style-name="ce6" office:value-type="float" office:value="49.4836555981584" calcext:value-type="float">
            <text:p>49,4836555981584</text:p>
          </table:table-cell>
          <table:table-cell table:style-name="ce6" office:value-type="float" office:value="55.73623593767" calcext:value-type="float">
            <text:p>55,73623593767</text:p>
          </table:table-cell>
          <table:table-cell table:style-name="ce6" office:value-type="float" office:value="62.3736829768647" calcext:value-type="float">
            <text:p>62,3736829768647</text:p>
          </table:table-cell>
          <table:table-cell table:style-name="ce6" office:value-type="float" office:value="69.2549385993428" calcext:value-type="float">
            <text:p>69,2549385993428</text:p>
          </table:table-cell>
          <table:table-cell table:style-name="ce6" office:value-type="float" office:value="76.1615947981827" calcext:value-type="float">
            <text:p>76,1615947981827</text:p>
          </table:table-cell>
          <table:table-cell table:style-name="ce6" office:value-type="float" office:value="82.7827928284607" calcext:value-type="float">
            <text:p>82,78279282846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067316" calcext:value-type="float">
            <text:p>67,067316</text:p>
          </table:table-cell>
          <table:table-cell table:style-name="ce6" office:value-type="float" office:value="0.279502" calcext:value-type="float">
            <text:p>0,2795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4]-[.L64])*0.63+[.L6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4]+1" office:value-type="float" office:value="63" calcext:value-type="float">
            <text:p>63</text:p>
          </table:table-cell>
          <table:table-cell table:style-name="ce6" table:formula="of:=[.D64]+0.5" office:value-type="float" office:value="31.5" calcext:value-type="float">
            <text:p>3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5]+([.E65]-[.L65])*(1-EXP(-[.D55]/[.I65]))" office:value-type="float" office:value="83.077330971287" calcext:value-type="float">
            <text:p>83,077330971287</text:p>
          </table:table-cell>
          <table:table-cell table:style-name="ce6" table:formula="of:=[.M65]+[.N65]" office:value-type="float" office:value="83.077330971287" calcext:value-type="float">
            <text:p>83,077330971287</text:p>
          </table:table-cell>
          <table:table-cell table:style-name="ce6" office:value-type="float" office:value="33.7660754191868" calcext:value-type="float">
            <text:p>33,7660754191868</text:p>
          </table:table-cell>
          <table:table-cell table:style-name="ce6" office:value-type="float" office:value="39.4404726090251" calcext:value-type="float">
            <text:p>39,4404726090251</text:p>
          </table:table-cell>
          <table:table-cell table:style-name="ce6" office:value-type="float" office:value="46.2019981966145" calcext:value-type="float">
            <text:p>46,2019981966145</text:p>
          </table:table-cell>
          <table:table-cell table:style-name="ce6" office:value-type="float" office:value="50.1132095773724" calcext:value-type="float">
            <text:p>50,1132095773724</text:p>
          </table:table-cell>
          <table:table-cell table:style-name="ce6" office:value-type="float" office:value="56.3353104068928" calcext:value-type="float">
            <text:p>56,3353104068928</text:p>
          </table:table-cell>
          <table:table-cell table:style-name="ce6" office:value-type="float" office:value="62.9250539554356" calcext:value-type="float">
            <text:p>62,9250539554356</text:p>
          </table:table-cell>
          <table:table-cell table:style-name="ce6" office:value-type="float" office:value="69.7393632116123" calcext:value-type="float">
            <text:p>69,7393632116123</text:p>
          </table:table-cell>
          <table:table-cell table:style-name="ce6" office:value-type="float" office:value="76.5593920370119" calcext:value-type="float">
            <text:p>76,5593920370119</text:p>
          </table:table-cell>
          <table:table-cell table:style-name="ce6" office:value-type="float" office:value="83.077330971287" calcext:value-type="float">
            <text:p>83,0773309712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307886" calcext:value-type="float">
            <text:p>67,307886</text:p>
          </table:table-cell>
          <table:table-cell table:style-name="ce6" office:value-type="float" office:value="0.265871" calcext:value-type="float">
            <text:p>0,26587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5]-[.L65])*0.63+[.L6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5]+1" office:value-type="float" office:value="64" calcext:value-type="float">
            <text:p>64</text:p>
          </table:table-cell>
          <table:table-cell table:style-name="ce6" table:formula="of:=[.D65]+0.5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6]+([.E66]-[.L66])*(1-EXP(-[.D56]/[.I66]))" office:value-type="float" office:value="83.3598488526025" calcext:value-type="float">
            <text:p>83,3598488526025</text:p>
          </table:table-cell>
          <table:table-cell table:style-name="ce6" table:formula="of:=[.M66]+[.N66]" office:value-type="float" office:value="83.3598488526025" calcext:value-type="float">
            <text:p>83,3598488526025</text:p>
          </table:table-cell>
          <table:table-cell table:style-name="ce6" office:value-type="float" office:value="34.3649695148448" calcext:value-type="float">
            <text:p>34,3649695148448</text:p>
          </table:table-cell>
          <table:table-cell table:style-name="ce6" office:value-type="float" office:value="40.0255815771266" calcext:value-type="float">
            <text:p>40,0255815771266</text:p>
          </table:table-cell>
          <table:table-cell table:style-name="ce6" office:value-type="float" office:value="46.7957501758193" calcext:value-type="float">
            <text:p>46,7957501758193</text:p>
          </table:table-cell>
          <table:table-cell table:style-name="ce6" office:value-type="float" office:value="50.7286168782383" calcext:value-type="float">
            <text:p>50,7286168782383</text:p>
          </table:table-cell>
          <table:table-cell table:style-name="ce6" office:value-type="float" office:value="56.9195936747688" calcext:value-type="float">
            <text:p>56,9195936747688</text:p>
          </table:table-cell>
          <table:table-cell table:style-name="ce6" office:value-type="float" office:value="63.4613198377457" calcext:value-type="float">
            <text:p>63,4613198377457</text:p>
          </table:table-cell>
          <table:table-cell table:style-name="ce6" office:value-type="float" office:value="70.2088836454223" calcext:value-type="float">
            <text:p>70,2088836454223</text:p>
          </table:table-cell>
          <table:table-cell table:style-name="ce6" office:value-type="float" office:value="76.9432329353855" calcext:value-type="float">
            <text:p>76,9432329353855</text:p>
          </table:table-cell>
          <table:table-cell table:style-name="ce6" office:value-type="float" office:value="83.3598488526025" calcext:value-type="float">
            <text:p>83,35984885260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536703" calcext:value-type="float">
            <text:p>67,536703</text:p>
          </table:table-cell>
          <table:table-cell table:style-name="ce6" office:value-type="float" office:value="0.252904" calcext:value-type="float">
            <text:p>0,25290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6]-[.L66])*0.63+[.L6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6]+1" office:value-type="float" office:value="65" calcext:value-type="float">
            <text:p>65</text:p>
          </table:table-cell>
          <table:table-cell table:style-name="ce6" table:formula="of:=[.D66]+0.5" office:value-type="float" office:value="32.5" calcext:value-type="float">
            <text:p>3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7]+([.E67]-[.L67])*(1-EXP(-[.D57]/[.I67]))" office:value-type="float" office:value="83.6308370258052" calcext:value-type="float">
            <text:p>83,6308370258052</text:p>
          </table:table-cell>
          <table:table-cell table:style-name="ce6" table:formula="of:=[.M67]+[.N67]" office:value-type="float" office:value="83.6308370258052" calcext:value-type="float">
            <text:p>83,6308370258052</text:p>
          </table:table-cell>
          <table:table-cell table:style-name="ce6" office:value-type="float" office:value="34.9539647617868" calcext:value-type="float">
            <text:p>34,9539647617868</text:p>
          </table:table-cell>
          <table:table-cell table:style-name="ce6" office:value-type="float" office:value="40.6003349070332" calcext:value-type="float">
            <text:p>40,6003349070332</text:p>
          </table:table-cell>
          <table:table-cell table:style-name="ce6" office:value-type="float" office:value="47.3772602843827" calcext:value-type="float">
            <text:p>47,3772602843827</text:p>
          </table:table-cell>
          <table:table-cell table:style-name="ce6" office:value-type="float" office:value="51.3301953901108" calcext:value-type="float">
            <text:p>51,3301953901108</text:p>
          </table:table-cell>
          <table:table-cell table:style-name="ce6" office:value-type="float" office:value="57.4894509373605" calcext:value-type="float">
            <text:p>57,4894509373605</text:p>
          </table:table-cell>
          <table:table-cell table:style-name="ce6" office:value-type="float" office:value="63.9828944358053" calcext:value-type="float">
            <text:p>63,9828944358053</text:p>
          </table:table-cell>
          <table:table-cell table:style-name="ce6" office:value-type="float" office:value="70.6639584541368" calcext:value-type="float">
            <text:p>70,6639584541368</text:p>
          </table:table-cell>
          <table:table-cell table:style-name="ce6" office:value-type="float" office:value="77.3136071383283" calcext:value-type="float">
            <text:p>77,3136071383283</text:p>
          </table:table-cell>
          <table:table-cell table:style-name="ce6" office:value-type="float" office:value="83.6308370258052" calcext:value-type="float">
            <text:p>83,63083702580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7544" calcext:value-type="float">
            <text:p>67,7544</text:p>
          </table:table-cell>
          <table:table-cell table:style-name="ce6" office:value-type="float" office:value="0.24057" calcext:value-type="float">
            <text:p>0,2405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7]-[.L67])*0.63+[.L6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7]+1" office:value-type="float" office:value="66" calcext:value-type="float">
            <text:p>66</text:p>
          </table:table-cell>
          <table:table-cell table:style-name="ce6" table:formula="of:=[.D67]+0.5" office:value-type="float" office:value="33" calcext:value-type="float">
            <text:p>3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8]+([.E68]-[.L68])*(1-EXP(-[.D58]/[.I68]))" office:value-type="float" office:value="83.8907660245425" calcext:value-type="float">
            <text:p>83,8907660245425</text:p>
          </table:table-cell>
          <table:table-cell table:style-name="ce6" table:formula="of:=[.M68]+[.N68]" office:value-type="float" office:value="83.8907660245425" calcext:value-type="float">
            <text:p>83,8907660245425</text:p>
          </table:table-cell>
          <table:table-cell table:style-name="ce6" office:value-type="float" office:value="35.5332247735908" calcext:value-type="float">
            <text:p>35,5332247735908</text:p>
          </table:table-cell>
          <table:table-cell table:style-name="ce6" office:value-type="float" office:value="41.1649158795496" calcext:value-type="float">
            <text:p>41,1649158795496</text:p>
          </table:table-cell>
          <table:table-cell table:style-name="ce6" office:value-type="float" office:value="47.9467809229736" calcext:value-type="float">
            <text:p>47,9467809229736</text:p>
          </table:table-cell>
          <table:table-cell table:style-name="ce6" office:value-type="float" office:value="51.9182558590679" calcext:value-type="float">
            <text:p>51,9182558590679</text:p>
          </table:table-cell>
          <table:table-cell table:style-name="ce6" office:value-type="float" office:value="58.0452383740076" calcext:value-type="float">
            <text:p>58,0452383740076</text:p>
          </table:table-cell>
          <table:table-cell table:style-name="ce6" office:value-type="float" office:value="64.4901802250282" calcext:value-type="float">
            <text:p>64,4901802250282</text:p>
          </table:table-cell>
          <table:table-cell table:style-name="ce6" office:value-type="float" office:value="71.1050320829157" calcext:value-type="float">
            <text:p>71,1050320829157</text:p>
          </table:table-cell>
          <table:table-cell table:style-name="ce6" office:value-type="float" office:value="77.6709871121321" calcext:value-type="float">
            <text:p>77,6709871121321</text:p>
          </table:table-cell>
          <table:table-cell table:style-name="ce6" office:value-type="float" office:value="83.8907660245425" calcext:value-type="float">
            <text:p>83,8907660245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96146" calcext:value-type="float">
            <text:p>67,96146</text:p>
          </table:table-cell>
          <table:table-cell table:style-name="ce6" office:value-type="float" office:value="0.228837" calcext:value-type="float">
            <text:p>0,2288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8]-[.L68])*0.63+[.L6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8]+1" office:value-type="float" office:value="67" calcext:value-type="float">
            <text:p>67</text:p>
          </table:table-cell>
          <table:table-cell table:style-name="ce6" table:formula="of:=[.D68]+0.5" office:value-type="float" office:value="33.5" calcext:value-type="float">
            <text:p>3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69]+([.E69]-[.L69])*(1-EXP(-[.D59]/[.I69]))" office:value-type="float" office:value="84.1400871797282" calcext:value-type="float">
            <text:p>84,1400871797282</text:p>
          </table:table-cell>
          <table:table-cell table:style-name="ce6" table:formula="of:=[.M69]+[.N69]" office:value-type="float" office:value="84.1400871797282" calcext:value-type="float">
            <text:p>84,1400871797282</text:p>
          </table:table-cell>
          <table:table-cell table:style-name="ce6" office:value-type="float" office:value="36.1029104595404" calcext:value-type="float">
            <text:p>36,1029104595404</text:p>
          </table:table-cell>
          <table:table-cell table:style-name="ce6" office:value-type="float" office:value="41.7195045316576" calcext:value-type="float">
            <text:p>41,7195045316576</text:p>
          </table:table-cell>
          <table:table-cell table:style-name="ce6" office:value-type="float" office:value="48.50455928831" calcext:value-type="float">
            <text:p>48,50455928831</text:p>
          </table:table-cell>
          <table:table-cell table:style-name="ce6" office:value-type="float" office:value="52.4931020484265" calcext:value-type="float">
            <text:p>52,4931020484265</text:p>
          </table:table-cell>
          <table:table-cell table:style-name="ce6" office:value-type="float" office:value="58.5873033699504" calcext:value-type="float">
            <text:p>58,5873033699504</text:p>
          </table:table-cell>
          <table:table-cell table:style-name="ce6" office:value-type="float" office:value="64.9835686548039" calcext:value-type="float">
            <text:p>64,9835686548039</text:p>
          </table:table-cell>
          <table:table-cell table:style-name="ce6" office:value-type="float" office:value="71.5325353027794" calcext:value-type="float">
            <text:p>71,5325353027794</text:p>
          </table:table-cell>
          <table:table-cell table:style-name="ce6" office:value-type="float" office:value="78.0158287470548" calcext:value-type="float">
            <text:p>78,0158287470548</text:p>
          </table:table-cell>
          <table:table-cell table:style-name="ce6" office:value-type="float" office:value="84.1400871797282" calcext:value-type="float">
            <text:p>84,14008717972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158422" calcext:value-type="float">
            <text:p>68,158422</text:p>
          </table:table-cell>
          <table:table-cell table:style-name="ce6" office:value-type="float" office:value="0.217677" calcext:value-type="float">
            <text:p>0,2176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9]-[.L69])*0.63+[.L6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9]+1" office:value-type="float" office:value="68" calcext:value-type="float">
            <text:p>68</text:p>
          </table:table-cell>
          <table:table-cell table:style-name="ce6" table:formula="of:=[.D69]+0.5" office:value-type="float" office:value="34" calcext:value-type="float">
            <text:p>3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0]+([.E70]-[.L70])*(1-EXP(-[.D60]/[.I70]))" office:value-type="float" office:value="84.3792334032166" calcext:value-type="float">
            <text:p>84,3792334032166</text:p>
          </table:table-cell>
          <table:table-cell table:style-name="ce6" table:formula="of:=[.M70]+[.N70]" office:value-type="float" office:value="84.3792334032166" calcext:value-type="float">
            <text:p>84,3792334032166</text:p>
          </table:table-cell>
          <table:table-cell table:style-name="ce6" office:value-type="float" office:value="36.6631800693227" calcext:value-type="float">
            <text:p>36,6631800693227</text:p>
          </table:table-cell>
          <table:table-cell table:style-name="ce6" office:value-type="float" office:value="42.2642777139279" calcext:value-type="float">
            <text:p>42,2642777139279</text:p>
          </table:table-cell>
          <table:table-cell table:style-name="ce6" office:value-type="float" office:value="49.0508374804525" calcext:value-type="float">
            <text:p>49,0508374804525</text:p>
          </table:table-cell>
          <table:table-cell table:style-name="ce6" office:value-type="float" office:value="53.0550308956525" calcext:value-type="float">
            <text:p>53,0550308956525</text:p>
          </table:table-cell>
          <table:table-cell table:style-name="ce6" office:value-type="float" office:value="59.1159847334569" calcext:value-type="float">
            <text:p>59,1159847334569</text:p>
          </table:table-cell>
          <table:table-cell table:style-name="ce6" office:value-type="float" office:value="65.4634404505611" calcext:value-type="float">
            <text:p>65,4634404505611</text:p>
          </table:table-cell>
          <table:table-cell table:style-name="ce6" office:value-type="float" office:value="71.9468856313169" calcext:value-type="float">
            <text:p>71,9468856313169</text:p>
          </table:table-cell>
          <table:table-cell table:style-name="ce6" office:value-type="float" office:value="78.3485719388751" calcext:value-type="float">
            <text:p>78,3485719388751</text:p>
          </table:table-cell>
          <table:table-cell table:style-name="ce6" office:value-type="float" office:value="84.3792334032166" calcext:value-type="float">
            <text:p>84,379233403216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345778" calcext:value-type="float">
            <text:p>68,345778</text:p>
          </table:table-cell>
          <table:table-cell table:style-name="ce6" office:value-type="float" office:value="0.20706" calcext:value-type="float">
            <text:p>0,207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0]-[.L70])*0.63+[.L7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0]+1" office:value-type="float" office:value="69" calcext:value-type="float">
            <text:p>69</text:p>
          </table:table-cell>
          <table:table-cell table:style-name="ce6" table:formula="of:=[.D70]+0.5" office:value-type="float" office:value="34.5" calcext:value-type="float">
            <text:p>3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1]+([.E71]-[.L71])*(1-EXP(-[.D61]/[.I71]))" office:value-type="float" office:value="84.6086199394942" calcext:value-type="float">
            <text:p>84,6086199394942</text:p>
          </table:table-cell>
          <table:table-cell table:style-name="ce6" table:formula="of:=[.M71]+[.N71]" office:value-type="float" office:value="84.6086199394942" calcext:value-type="float">
            <text:p>84,6086199394942</text:p>
          </table:table-cell>
          <table:table-cell table:style-name="ce6" office:value-type="float" office:value="37.2141892369873" calcext:value-type="float">
            <text:p>37,2141892369873</text:p>
          </table:table-cell>
          <table:table-cell table:style-name="ce6" office:value-type="float" office:value="42.799409146915" calcext:value-type="float">
            <text:p>42,799409146915</text:p>
          </table:table-cell>
          <table:table-cell table:style-name="ce6" office:value-type="float" office:value="49.5858526078867" calcext:value-type="float">
            <text:p>49,5858526078867</text:p>
          </table:table-cell>
          <table:table-cell table:style-name="ce6" office:value-type="float" office:value="53.6043326657433" calcext:value-type="float">
            <text:p>53,6043326657433</text:p>
          </table:table-cell>
          <table:table-cell table:style-name="ce6" office:value-type="float" office:value="59.6316129075895" calcext:value-type="float">
            <text:p>59,6316129075895</text:p>
          </table:table-cell>
          <table:table-cell table:style-name="ce6" office:value-type="float" office:value="65.9301659075565" calcext:value-type="float">
            <text:p>65,9301659075565</text:p>
          </table:table-cell>
          <table:table-cell table:style-name="ce6" office:value-type="float" office:value="72.3484877404516" calcext:value-type="float">
            <text:p>72,3484877404516</text:p>
          </table:table-cell>
          <table:table-cell table:style-name="ce6" office:value-type="float" office:value="78.6696411500438" calcext:value-type="float">
            <text:p>78,6696411500438</text:p>
          </table:table-cell>
          <table:table-cell table:style-name="ce6" office:value-type="float" office:value="84.6086199394942" calcext:value-type="float">
            <text:p>84,608619939494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523997" calcext:value-type="float">
            <text:p>68,523997</text:p>
          </table:table-cell>
          <table:table-cell table:style-name="ce6" office:value-type="float" office:value="0.196962" calcext:value-type="float">
            <text:p>0,19696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1]-[.L71])*0.63+[.L7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1]+1" office:value-type="float" office:value="70" calcext:value-type="float">
            <text:p>70</text:p>
          </table:table-cell>
          <table:table-cell table:style-name="ce6" table:formula="of:=[.D71]+0.5" office:value-type="float" office:value="35" calcext:value-type="float">
            <text:p>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0]-20)*0.1+20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6" table:formula="of:=[.L72]+([.E72]-[.L72])*(1-EXP(-[.D62]/[.I72]))" office:value-type="float" office:value="84.8286450866944" calcext:value-type="float">
            <text:p>84,8286450866944</text:p>
          </table:table-cell>
          <table:table-cell table:style-name="ce6" table:formula="of:=[.M72]+[.N72]" office:value-type="float" office:value="84.8286450866944" calcext:value-type="float">
            <text:p>84,8286450866944</text:p>
          </table:table-cell>
          <table:table-cell table:style-name="ce6" office:value-type="float" office:value="37.7560910241795" calcext:value-type="float">
            <text:p>37,7560910241795</text:p>
          </table:table-cell>
          <table:table-cell table:style-name="ce6" office:value-type="float" office:value="43.3250694765541" calcext:value-type="float">
            <text:p>43,3250694765541</text:p>
          </table:table-cell>
          <table:table-cell table:style-name="ce6" office:value-type="float" office:value="50.1098368904384" calcext:value-type="float">
            <text:p>50,1098368904384</text:p>
          </table:table-cell>
          <table:table-cell table:style-name="ce6" office:value-type="float" office:value="54.1412911011653" calcext:value-type="float">
            <text:p>54,1412911011653</text:p>
          </table:table-cell>
          <table:table-cell table:style-name="ce6" office:value-type="float" office:value="60.1345101767421" calcext:value-type="float">
            <text:p>60,1345101767421</text:p>
          </table:table-cell>
          <table:table-cell table:style-name="ce6" office:value-type="float" office:value="66.3841051766143" calcext:value-type="float">
            <text:p>66,3841051766143</text:p>
          </table:table-cell>
          <table:table-cell table:style-name="ce6" office:value-type="float" office:value="72.7377338516608" calcext:value-type="float">
            <text:p>72,7377338516608</text:p>
          </table:table-cell>
          <table:table-cell table:style-name="ce6" office:value-type="float" office:value="78.9794459511476" calcext:value-type="float">
            <text:p>78,9794459511476</text:p>
          </table:table-cell>
          <table:table-cell table:style-name="ce6" office:value-type="float" office:value="84.8286450866944" calcext:value-type="float">
            <text:p>84,82864508669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693523" calcext:value-type="float">
            <text:p>68,693523</text:p>
          </table:table-cell>
          <table:table-cell table:style-name="ce6" office:value-type="float" office:value="0.187356" calcext:value-type="float">
            <text:p>0,1873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2]-[.L72])*0.63+[.L7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2]+1" office:value-type="float" office:value="71" calcext:value-type="float">
            <text:p>71</text:p>
          </table:table-cell>
          <table:table-cell table:style-name="ce6" table:formula="of:=[.D72]+0.5" office:value-type="float" office:value="35.5" calcext:value-type="float">
            <text:p>3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3]+([.E73]-[.L73])*(1-EXP(-[.D63]/[.I73]))" office:value-type="float" office:value="85.0396908881877" calcext:value-type="float">
            <text:p>85,0396908881877</text:p>
          </table:table-cell>
          <table:table-cell table:style-name="ce6" table:formula="of:=[.M73]+[.N73]" office:value-type="float" office:value="85.0396908881877" calcext:value-type="float">
            <text:p>85,0396908881877</text:p>
          </table:table-cell>
          <table:table-cell table:style-name="ce6" office:value-type="float" office:value="38.2890359626579" calcext:value-type="float">
            <text:p>38,2890359626579</text:p>
          </table:table-cell>
          <table:table-cell table:style-name="ce6" office:value-type="float" office:value="43.8414263285781" calcext:value-type="float">
            <text:p>43,8414263285781</text:p>
          </table:table-cell>
          <table:table-cell table:style-name="ce6" office:value-type="float" office:value="50.6230177600672" calcext:value-type="float">
            <text:p>50,6230177600672</text:p>
          </table:table-cell>
          <table:table-cell table:style-name="ce6" office:value-type="float" office:value="54.6661835684208" calcext:value-type="float">
            <text:p>54,6661835684208</text:p>
          </table:table-cell>
          <table:table-cell table:style-name="ce6" office:value-type="float" office:value="60.6249908680786" calcext:value-type="float">
            <text:p>60,6249908680786</text:p>
          </table:table-cell>
          <table:table-cell table:style-name="ce6" office:value-type="float" office:value="66.8256085420389" calcext:value-type="float">
            <text:p>66,8256085420389</text:p>
          </table:table-cell>
          <table:table-cell table:style-name="ce6" office:value-type="float" office:value="73.1150041190354" calcext:value-type="float">
            <text:p>73,1150041190354</text:p>
          </table:table-cell>
          <table:table-cell table:style-name="ce6" office:value-type="float" office:value="79.2783815433758" calcext:value-type="float">
            <text:p>79,2783815433758</text:p>
          </table:table-cell>
          <table:table-cell table:style-name="ce6" office:value-type="float" office:value="85.0396908881877" calcext:value-type="float">
            <text:p>85,03969088818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854782" calcext:value-type="float">
            <text:p>68,854782</text:p>
          </table:table-cell>
          <table:table-cell table:style-name="ce6" office:value-type="float" office:value="0.178219" calcext:value-type="float">
            <text:p>0,1782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3]-[.L73])*0.63+[.L7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3]+1" office:value-type="float" office:value="72" calcext:value-type="float">
            <text:p>72</text:p>
          </table:table-cell>
          <table:table-cell table:style-name="ce6" table:formula="of:=[.D73]+0.5" office:value-type="float" office:value="36" calcext:value-type="float">
            <text:p>3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4]+([.E74]-[.L74])*(1-EXP(-[.D64]/[.I74]))" office:value-type="float" office:value="85.2421237959473" calcext:value-type="float">
            <text:p>85,2421237959473</text:p>
          </table:table-cell>
          <table:table-cell table:style-name="ce6" table:formula="of:=[.M74]+[.N74]" office:value-type="float" office:value="85.2421237959473" calcext:value-type="float">
            <text:p>85,2421237959473</text:p>
          </table:table-cell>
          <table:table-cell table:style-name="ce6" office:value-type="float" office:value="38.8131720961101" calcext:value-type="float">
            <text:p>38,8131720961101</text:p>
          </table:table-cell>
          <table:table-cell table:style-name="ce6" office:value-type="float" office:value="44.3486443619709" calcext:value-type="float">
            <text:p>44,3486443619709</text:p>
          </table:table-cell>
          <table:table-cell table:style-name="ce6" office:value-type="float" office:value="51.1256179595817" calcext:value-type="float">
            <text:p>51,1256179595817</text:p>
          </table:table-cell>
          <table:table-cell table:style-name="ce6" office:value-type="float" office:value="55.1792812013225" calcext:value-type="float">
            <text:p>55,1792812013225</text:p>
          </table:table-cell>
          <table:table-cell table:style-name="ce6" office:value-type="float" office:value="61.1033615479976" calcext:value-type="float">
            <text:p>61,1033615479976</text:p>
          </table:table-cell>
          <table:table-cell table:style-name="ce6" office:value-type="float" office:value="67.2550166919128" calcext:value-type="float">
            <text:p>67,2550166919128</text:p>
          </table:table-cell>
          <table:table-cell table:style-name="ce6" office:value-type="float" office:value="73.4806670005546" calcext:value-type="float">
            <text:p>73,4806670005546</text:p>
          </table:table-cell>
          <table:table-cell table:style-name="ce6" office:value-type="float" office:value="79.5668292626571" calcext:value-type="float">
            <text:p>79,5668292626571</text:p>
          </table:table-cell>
          <table:table-cell table:style-name="ce6" office:value-type="float" office:value="85.2421237959473" calcext:value-type="float">
            <text:p>85,242123795947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008176" calcext:value-type="float">
            <text:p>69,008176</text:p>
          </table:table-cell>
          <table:table-cell table:style-name="ce6" office:value-type="float" office:value="0.169527" calcext:value-type="float">
            <text:p>0,1695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4]-[.L74])*0.63+[.L7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4]+1" office:value-type="float" office:value="73" calcext:value-type="float">
            <text:p>73</text:p>
          </table:table-cell>
          <table:table-cell table:style-name="ce6" table:formula="of:=[.D74]+0.5" office:value-type="float" office:value="36.5" calcext:value-type="float">
            <text:p>3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5]+([.E75]-[.L75])*(1-EXP(-[.D65]/[.I75]))" office:value-type="float" office:value="85.4362953068422" calcext:value-type="float">
            <text:p>85,4362953068422</text:p>
          </table:table-cell>
          <table:table-cell table:style-name="ce6" table:formula="of:=[.M75]+[.N75]" office:value-type="float" office:value="85.4362953068422" calcext:value-type="float">
            <text:p>85,4362953068422</text:p>
          </table:table-cell>
          <table:table-cell table:style-name="ce6" office:value-type="float" office:value="39.3286450212768" calcext:value-type="float">
            <text:p>39,3286450212768</text:p>
          </table:table-cell>
          <table:table-cell table:style-name="ce6" office:value-type="float" office:value="44.8468853214748" calcext:value-type="float">
            <text:p>44,8468853214748</text:p>
          </table:table-cell>
          <table:table-cell table:style-name="ce6" office:value-type="float" office:value="51.6178556393198" calcext:value-type="float">
            <text:p>51,6178556393198</text:p>
          </table:table-cell>
          <table:table-cell table:style-name="ce6" office:value-type="float" office:value="55.6808490410476" calcext:value-type="float">
            <text:p>55,6808490410476</text:p>
          </table:table-cell>
          <table:table-cell table:style-name="ce6" office:value-type="float" office:value="61.5699212137463" calcext:value-type="float">
            <text:p>61,5699212137463</text:p>
          </table:table-cell>
          <table:table-cell table:style-name="ce6" office:value-type="float" office:value="67.6726609809904" calcext:value-type="float">
            <text:p>67,6726609809904</text:p>
          </table:table-cell>
          <table:table-cell table:style-name="ce6" office:value-type="float" office:value="73.8350796179375" calcext:value-type="float">
            <text:p>73,8350796179375</text:p>
          </table:table-cell>
          <table:table-cell table:style-name="ce6" office:value-type="float" office:value="79.8451570661095" calcext:value-type="float">
            <text:p>79,8451570661095</text:p>
          </table:table-cell>
          <table:table-cell table:style-name="ce6" office:value-type="float" office:value="85.4362953068422" calcext:value-type="float">
            <text:p>85,43629530684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154089" calcext:value-type="float">
            <text:p>69,154089</text:p>
          </table:table-cell>
          <table:table-cell table:style-name="ce6" office:value-type="float" office:value="0.161259" calcext:value-type="float">
            <text:p>0,1612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5]-[.L75])*0.63+[.L7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5]+1" office:value-type="float" office:value="74" calcext:value-type="float">
            <text:p>74</text:p>
          </table:table-cell>
          <table:table-cell table:style-name="ce6" table:formula="of:=[.D75]+0.5" office:value-type="float" office:value="37" calcext:value-type="float">
            <text:p>3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6]+([.E76]-[.L76])*(1-EXP(-[.D66]/[.I76]))" office:value-type="float" office:value="85.6225425729635" calcext:value-type="float">
            <text:p>85,6225425729635</text:p>
          </table:table-cell>
          <table:table-cell table:style-name="ce6" table:formula="of:=[.M76]+[.N76]" office:value-type="float" office:value="85.6225425729635" calcext:value-type="float">
            <text:p>85,6225425729635</text:p>
          </table:table-cell>
          <table:table-cell table:style-name="ce6" office:value-type="float" office:value="39.8355979283962" calcext:value-type="float">
            <text:p>39,8355979283962</text:p>
          </table:table-cell>
          <table:table-cell table:style-name="ce6" office:value-type="float" office:value="45.3363080891687" calcext:value-type="float">
            <text:p>45,3363080891687</text:p>
          </table:table-cell>
          <table:table-cell table:style-name="ce6" office:value-type="float" office:value="52.099944451835" calcext:value-type="float">
            <text:p>52,099944451835</text:p>
          </table:table-cell>
          <table:table-cell table:style-name="ce6" office:value-type="float" office:value="56.1711461730452" calcext:value-type="float">
            <text:p>56,1711461730452</text:p>
          </table:table-cell>
          <table:table-cell table:style-name="ce6" office:value-type="float" office:value="62.0249614803037" calcext:value-type="float">
            <text:p>62,0249614803037</text:p>
          </table:table-cell>
          <table:table-cell table:style-name="ce6" office:value-type="float" office:value="68.0788636863893" calcext:value-type="float">
            <text:p>68,0788636863893</text:p>
          </table:table-cell>
          <table:table-cell table:style-name="ce6" office:value-type="float" office:value="74.1785881054227" calcext:value-type="float">
            <text:p>74,1785881054227</text:p>
          </table:table-cell>
          <table:table-cell table:style-name="ce6" office:value-type="float" office:value="80.1137200014229" calcext:value-type="float">
            <text:p>80,1137200014229</text:p>
          </table:table-cell>
          <table:table-cell table:style-name="ce6" office:value-type="float" office:value="85.6225425729635" calcext:value-type="float">
            <text:p>85,62254257296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292886" calcext:value-type="float">
            <text:p>69,292886</text:p>
          </table:table-cell>
          <table:table-cell table:style-name="ce6" office:value-type="float" office:value="0.153394" calcext:value-type="float">
            <text:p>0,15339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6]-[.L76])*0.63+[.L7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6]+1" office:value-type="float" office:value="75" calcext:value-type="float">
            <text:p>75</text:p>
          </table:table-cell>
          <table:table-cell table:style-name="ce6" table:formula="of:=[.D76]+0.5" office:value-type="float" office:value="37.5" calcext:value-type="float">
            <text:p>3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7]+([.E77]-[.L77])*(1-EXP(-[.D67]/[.I77]))" office:value-type="float" office:value="85.8011889870425" calcext:value-type="float">
            <text:p>85,8011889870425</text:p>
          </table:table-cell>
          <table:table-cell table:style-name="ce6" table:formula="of:=[.M77]+[.N77]" office:value-type="float" office:value="85.8011889870425" calcext:value-type="float">
            <text:p>85,8011889870425</text:p>
          </table:table-cell>
          <table:table-cell table:style-name="ce6" office:value-type="float" office:value="40.33417164098" calcext:value-type="float">
            <text:p>40,33417164098</text:p>
          </table:table-cell>
          <table:table-cell table:style-name="ce6" office:value-type="float" office:value="45.8170687351334" calcext:value-type="float">
            <text:p>45,8170687351334</text:p>
          </table:table-cell>
          <table:table-cell table:style-name="ce6" office:value-type="float" office:value="52.5720936446316" calcext:value-type="float">
            <text:p>52,5720936446316</text:p>
          </table:table-cell>
          <table:table-cell table:style-name="ce6" office:value-type="float" office:value="56.6504258608674" calcext:value-type="float">
            <text:p>56,6504258608674</text:p>
          </table:table-cell>
          <table:table-cell table:style-name="ce6" office:value-type="float" office:value="62.4687667626491" calcext:value-type="float">
            <text:p>62,4687667626491</text:p>
          </table:table-cell>
          <table:table-cell table:style-name="ce6" office:value-type="float" office:value="68.4739382562771" calcext:value-type="float">
            <text:p>68,4739382562771</text:p>
          </table:table-cell>
          <table:table-cell table:style-name="ce6" office:value-type="float" office:value="74.5115279478181" calcext:value-type="float">
            <text:p>74,5115279478181</text:p>
          </table:table-cell>
          <table:table-cell table:style-name="ce6" office:value-type="float" office:value="80.3728606597743" calcext:value-type="float">
            <text:p>80,3728606597743</text:p>
          </table:table-cell>
          <table:table-cell table:style-name="ce6" office:value-type="float" office:value="85.8011889870425" calcext:value-type="float">
            <text:p>85,8011889870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424913" calcext:value-type="float">
            <text:p>69,424913</text:p>
          </table:table-cell>
          <table:table-cell table:style-name="ce6" office:value-type="float" office:value="0.145913" calcext:value-type="float">
            <text:p>0,14591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7]-[.L77])*0.63+[.L7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7]+1" office:value-type="float" office:value="76" calcext:value-type="float">
            <text:p>76</text:p>
          </table:table-cell>
          <table:table-cell table:style-name="ce6" table:formula="of:=[.D77]+0.5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8]+([.E78]-[.L78])*(1-EXP(-[.D68]/[.I78]))" office:value-type="float" office:value="85.9725447439774" calcext:value-type="float">
            <text:p>85,9725447439774</text:p>
          </table:table-cell>
          <table:table-cell table:style-name="ce6" table:formula="of:=[.M78]+[.N78]" office:value-type="float" office:value="85.9725447439774" calcext:value-type="float">
            <text:p>85,9725447439774</text:p>
          </table:table-cell>
          <table:table-cell table:style-name="ce6" office:value-type="float" office:value="40.8245046549321" calcext:value-type="float">
            <text:p>40,8245046549321</text:p>
          </table:table-cell>
          <table:table-cell table:style-name="ce6" office:value-type="float" office:value="46.2893205672201" calcext:value-type="float">
            <text:p>46,2893205672201</text:p>
          </table:table-cell>
          <table:table-cell table:style-name="ce6" office:value-type="float" office:value="53.0345081509866" calcext:value-type="float">
            <text:p>53,0345081509866</text:p>
          </table:table-cell>
          <table:table-cell table:style-name="ce6" office:value-type="float" office:value="57.1189356769926" calcext:value-type="float">
            <text:p>57,1189356769926</text:p>
          </table:table-cell>
          <table:table-cell table:style-name="ce6" office:value-type="float" office:value="62.9016144535311" calcext:value-type="float">
            <text:p>62,9016144535311</text:p>
          </table:table-cell>
          <table:table-cell table:style-name="ce6" office:value-type="float" office:value="68.8581895517448" calcext:value-type="float">
            <text:p>68,8581895517448</text:p>
          </table:table-cell>
          <table:table-cell table:style-name="ce6" office:value-type="float" office:value="74.834224308149" calcext:value-type="float">
            <text:p>74,834224308149</text:p>
          </table:table-cell>
          <table:table-cell table:style-name="ce6" office:value-type="float" office:value="80.6229096128526" calcext:value-type="float">
            <text:p>80,6229096128526</text:p>
          </table:table-cell>
          <table:table-cell table:style-name="ce6" office:value-type="float" office:value="85.9725447439774" calcext:value-type="float">
            <text:p>85,97254474397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550502" calcext:value-type="float">
            <text:p>69,550502</text:p>
          </table:table-cell>
          <table:table-cell table:style-name="ce6" office:value-type="float" office:value="0.138797" calcext:value-type="float">
            <text:p>0,1387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8]-[.L78])*0.63+[.L7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8]+1" office:value-type="float" office:value="77" calcext:value-type="float">
            <text:p>77</text:p>
          </table:table-cell>
          <table:table-cell table:style-name="ce6" table:formula="of:=[.D78]+0.5" office:value-type="float" office:value="38.5" calcext:value-type="float">
            <text:p>3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79]+([.E79]-[.L79])*(1-EXP(-[.D69]/[.I79]))" office:value-type="float" office:value="86.1369073794443" calcext:value-type="float">
            <text:p>86,1369073794443</text:p>
          </table:table-cell>
          <table:table-cell table:style-name="ce6" table:formula="of:=[.M79]+[.N79]" office:value-type="float" office:value="86.1369073794443" calcext:value-type="float">
            <text:p>86,1369073794443</text:p>
          </table:table-cell>
          <table:table-cell table:style-name="ce6" office:value-type="float" office:value="41.3067331770202" calcext:value-type="float">
            <text:p>41,3067331770202</text:p>
          </table:table-cell>
          <table:table-cell table:style-name="ce6" office:value-type="float" office:value="46.7532141799382" calcext:value-type="float">
            <text:p>46,7532141799382</text:p>
          </table:table-cell>
          <table:table-cell table:style-name="ce6" office:value-type="float" office:value="53.4873886788996" calcext:value-type="float">
            <text:p>53,4873886788996</text:p>
          </table:table-cell>
          <table:table-cell table:style-name="ce6" office:value-type="float" office:value="57.5769176307097" calcext:value-type="float">
            <text:p>57,5769176307097</text:p>
          </table:table-cell>
          <table:table-cell table:style-name="ce6" office:value-type="float" office:value="63.3237750968469" calcext:value-type="float">
            <text:p>63,3237750968469</text:p>
          </table:table-cell>
          <table:table-cell table:style-name="ce6" office:value-type="float" office:value="69.2319140820544" calcext:value-type="float">
            <text:p>69,2319140820544</text:p>
          </table:table-cell>
          <table:table-cell table:style-name="ce6" office:value-type="float" office:value="75.1469923452262" calcext:value-type="float">
            <text:p>75,1469923452262</text:p>
          </table:table-cell>
          <table:table-cell table:style-name="ce6" office:value-type="float" office:value="80.8641858345515" calcext:value-type="float">
            <text:p>80,8641858345515</text:p>
          </table:table-cell>
          <table:table-cell table:style-name="ce6" office:value-type="float" office:value="86.1369073794443" calcext:value-type="float">
            <text:p>86,13690737944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669965" calcext:value-type="float">
            <text:p>69,669965</text:p>
          </table:table-cell>
          <table:table-cell table:style-name="ce6" office:value-type="float" office:value="0.132028" calcext:value-type="float">
            <text:p>0,13202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9]-[.L79])*0.63+[.L7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9]+1" office:value-type="float" office:value="78" calcext:value-type="float">
            <text:p>78</text:p>
          </table:table-cell>
          <table:table-cell table:style-name="ce6" table:formula="of:=[.D79]+0.5" office:value-type="float" office:value="39" calcext:value-type="float">
            <text:p>3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0]+([.E80]-[.L80])*(1-EXP(-[.D70]/[.I80]))" office:value-type="float" office:value="86.2945622865269" calcext:value-type="float">
            <text:p>86,2945622865269</text:p>
          </table:table-cell>
          <table:table-cell table:style-name="ce6" table:formula="of:=[.M80]+[.N80]" office:value-type="float" office:value="86.2945622865269" calcext:value-type="float">
            <text:p>86,2945622865269</text:p>
          </table:table-cell>
          <table:table-cell table:style-name="ce6" office:value-type="float" office:value="41.7809911627125" calcext:value-type="float">
            <text:p>41,7809911627125</text:p>
          </table:table-cell>
          <table:table-cell table:style-name="ce6" office:value-type="float" office:value="47.2088975024777" calcext:value-type="float">
            <text:p>47,2088975024777</text:p>
          </table:table-cell>
          <table:table-cell table:style-name="ce6" office:value-type="float" office:value="53.9309317982096" calcext:value-type="float">
            <text:p>53,9309317982096</text:p>
          </table:table-cell>
          <table:table-cell table:style-name="ce6" office:value-type="float" office:value="58.0246082931279" calcext:value-type="float">
            <text:p>58,0246082931279</text:p>
          </table:table-cell>
          <table:table-cell table:style-name="ce6" office:value-type="float" office:value="63.7355125567411" calcext:value-type="float">
            <text:p>63,7355125567411</text:p>
          </table:table-cell>
          <table:table-cell table:style-name="ce6" office:value-type="float" office:value="69.5954002334417" calcext:value-type="float">
            <text:p>69,5954002334417</text:p>
          </table:table-cell>
          <table:table-cell table:style-name="ce6" office:value-type="float" office:value="75.4501375214434" calcext:value-type="float">
            <text:p>75,4501375214434</text:p>
          </table:table-cell>
          <table:table-cell table:style-name="ce6" office:value-type="float" office:value="81.0969971078668" calcext:value-type="float">
            <text:p>81,0969971078668</text:p>
          </table:table-cell>
          <table:table-cell table:style-name="ce6" office:value-type="float" office:value="86.2945622865269" calcext:value-type="float">
            <text:p>86,29456228652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783602" calcext:value-type="float">
            <text:p>69,783602</text:p>
          </table:table-cell>
          <table:table-cell table:style-name="ce6" office:value-type="float" office:value="0.125588" calcext:value-type="float">
            <text:p>0,1255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0]-[.L80])*0.63+[.L8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0]+1" office:value-type="float" office:value="79" calcext:value-type="float">
            <text:p>79</text:p>
          </table:table-cell>
          <table:table-cell table:style-name="ce6" table:formula="of:=[.D80]+0.5" office:value-type="float" office:value="39.5" calcext:value-type="float">
            <text:p>3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1]+([.E81]-[.L81])*(1-EXP(-[.D71]/[.I81]))" office:value-type="float" office:value="86.445783211262" calcext:value-type="float">
            <text:p>86,445783211262</text:p>
          </table:table-cell>
          <table:table-cell table:style-name="ce6" table:formula="of:=[.M81]+[.N81]" office:value-type="float" office:value="86.445783211262" calcext:value-type="float">
            <text:p>86,445783211262</text:p>
          </table:table-cell>
          <table:table-cell table:style-name="ce6" office:value-type="float" office:value="42.2474103533878" calcext:value-type="float">
            <text:p>42,2474103533878</text:p>
          </table:table-cell>
          <table:table-cell table:style-name="ce6" office:value-type="float" office:value="47.6565158458819" calcext:value-type="float">
            <text:p>47,6565158458819</text:p>
          </table:table-cell>
          <table:table-cell table:style-name="ce6" office:value-type="float" office:value="54.3653300259138" calcext:value-type="float">
            <text:p>54,3653300259138</text:p>
          </table:table-cell>
          <table:table-cell table:style-name="ce6" office:value-type="float" office:value="58.4622389193779" calcext:value-type="float">
            <text:p>58,4622389193779</text:p>
          </table:table-cell>
          <table:table-cell table:style-name="ce6" office:value-type="float" office:value="64.1370841825292" calcext:value-type="float">
            <text:p>64,1370841825292</text:p>
          </table:table-cell>
          <table:table-cell table:style-name="ce6" office:value-type="float" office:value="69.9489284916508" calcext:value-type="float">
            <text:p>69,9489284916508</text:p>
          </table:table-cell>
          <table:table-cell table:style-name="ce6" office:value-type="float" office:value="75.7439559011043" calcext:value-type="float">
            <text:p>75,7439559011043</text:p>
          </table:table-cell>
          <table:table-cell table:style-name="ce6" office:value-type="float" office:value="81.3216404175182" calcext:value-type="float">
            <text:p>81,3216404175182</text:p>
          </table:table-cell>
          <table:table-cell table:style-name="ce6" office:value-type="float" office:value="86.445783211262" calcext:value-type="float">
            <text:p>86,44578321126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891697" calcext:value-type="float">
            <text:p>69,891697</text:p>
          </table:table-cell>
          <table:table-cell table:style-name="ce6" office:value-type="float" office:value="0.119463" calcext:value-type="float">
            <text:p>0,1194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1]-[.L81])*0.63+[.L8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1]+1" office:value-type="float" office:value="80" calcext:value-type="float">
            <text:p>80</text:p>
          </table:table-cell>
          <table:table-cell table:style-name="ce6" table:formula="of:=[.D81]+0.5" office:value-type="float" office:value="40" calcext:value-type="float">
            <text:p>4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2]+([.E82]-[.L82])*(1-EXP(-[.D72]/[.I82]))" office:value-type="float" office:value="86.5908327279622" calcext:value-type="float">
            <text:p>86,5908327279622</text:p>
          </table:table-cell>
          <table:table-cell table:style-name="ce6" table:formula="of:=[.M82]+[.N82]" office:value-type="float" office:value="86.5908327279622" calcext:value-type="float">
            <text:p>86,5908327279622</text:p>
          </table:table-cell>
          <table:table-cell table:style-name="ce6" office:value-type="float" office:value="42.7061203129315" calcext:value-type="float">
            <text:p>42,7061203129315</text:p>
          </table:table-cell>
          <table:table-cell table:style-name="ce6" office:value-type="float" office:value="48.0962119493849" calcext:value-type="float">
            <text:p>48,0962119493849</text:p>
          </table:table-cell>
          <table:table-cell table:style-name="ce6" office:value-type="float" office:value="54.7907719097293" calcext:value-type="float">
            <text:p>54,7907719097293</text:p>
          </table:table-cell>
          <table:table-cell table:style-name="ce6" office:value-type="float" office:value="58.8900355680671" calcext:value-type="float">
            <text:p>58,8900355680671</text:p>
          </table:table-cell>
          <table:table-cell table:style-name="ce6" office:value-type="float" office:value="64.5287409695497" calcext:value-type="float">
            <text:p>64,5287409695497</text:p>
          </table:table-cell>
          <table:table-cell table:style-name="ce6" office:value-type="float" office:value="70.2927716583721" calcext:value-type="float">
            <text:p>70,2927716583721</text:p>
          </table:table-cell>
          <table:table-cell table:style-name="ce6" office:value-type="float" office:value="76.0287344395717" calcext:value-type="float">
            <text:p>76,0287344395717</text:p>
          </table:table-cell>
          <table:table-cell table:style-name="ce6" office:value-type="float" office:value="81.5384023287975" calcext:value-type="float">
            <text:p>81,5384023287975</text:p>
          </table:table-cell>
          <table:table-cell table:style-name="ce6" office:value-type="float" office:value="86.5908327279622" calcext:value-type="float">
            <text:p>86,5908327279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99452" calcext:value-type="float">
            <text:p>69,99452</text:p>
          </table:table-cell>
          <table:table-cell table:style-name="ce6" office:value-type="float" office:value="0.113637" calcext:value-type="float">
            <text:p>0,1136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2]-[.L82])*0.63+[.L8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2]+1" office:value-type="float" office:value="81" calcext:value-type="float">
            <text:p>81</text:p>
          </table:table-cell>
          <table:table-cell table:style-name="ce6" table:formula="of:=[.D82]+0.5" office:value-type="float" office:value="40.5" calcext:value-type="float">
            <text:p>4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3]+([.E83]-[.L83])*(1-EXP(-[.D73]/[.I83]))" office:value-type="float" office:value="86.7299626951399" calcext:value-type="float">
            <text:p>86,7299626951399</text:p>
          </table:table-cell>
          <table:table-cell table:style-name="ce6" table:formula="of:=[.M83]+[.N83]" office:value-type="float" office:value="86.7299626951399" calcext:value-type="float">
            <text:p>86,7299626951399</text:p>
          </table:table-cell>
          <table:table-cell table:style-name="ce6" office:value-type="float" office:value="43.1572484637264" calcext:value-type="float">
            <text:p>43,1572484637264</text:p>
          </table:table-cell>
          <table:table-cell table:style-name="ce6" office:value-type="float" office:value="48.5281260259291" calcext:value-type="float">
            <text:p>48,5281260259291</text:p>
          </table:table-cell>
          <table:table-cell table:style-name="ce6" office:value-type="float" office:value="55.2074421099301" calcext:value-type="float">
            <text:p>55,2074421099301</text:p>
          </table:table-cell>
          <table:table-cell table:style-name="ce6" office:value-type="float" office:value="59.3082192180505" calcext:value-type="float">
            <text:p>59,3082192180505</text:p>
          </table:table-cell>
          <table:table-cell table:style-name="ce6" office:value-type="float" office:value="64.910727716044" calcext:value-type="float">
            <text:p>64,910727716044</text:p>
          </table:table-cell>
          <table:table-cell table:style-name="ce6" office:value-type="float" office:value="70.6271950617512" calcext:value-type="float">
            <text:p>70,6271950617512</text:p>
          </table:table-cell>
          <table:table-cell table:style-name="ce6" office:value-type="float" office:value="76.3047512635198" calcext:value-type="float">
            <text:p>76,3047512635198</text:p>
          </table:table-cell>
          <table:table-cell table:style-name="ce6" office:value-type="float" office:value="81.7475593531235" calcext:value-type="float">
            <text:p>81,7475593531235</text:p>
          </table:table-cell>
          <table:table-cell table:style-name="ce6" office:value-type="float" office:value="86.7299626951399" calcext:value-type="float">
            <text:p>86,72996269513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092329" calcext:value-type="float">
            <text:p>70,092329</text:p>
          </table:table-cell>
          <table:table-cell table:style-name="ce6" office:value-type="float" office:value="0.108095" calcext:value-type="float">
            <text:p>0,10809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3]-[.L83])*0.63+[.L8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3]+1" office:value-type="float" office:value="82" calcext:value-type="float">
            <text:p>82</text:p>
          </table:table-cell>
          <table:table-cell table:style-name="ce6" table:formula="of:=[.D83]+0.5" office:value-type="float" office:value="41" calcext:value-type="float">
            <text:p>4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4]+([.E84]-[.L84])*(1-EXP(-[.D74]/[.I84]))" office:value-type="float" office:value="86.8634146928246" calcext:value-type="float">
            <text:p>86,8634146928246</text:p>
          </table:table-cell>
          <table:table-cell table:style-name="ce6" table:formula="of:=[.M84]+[.N84]" office:value-type="float" office:value="86.8634146928246" calcext:value-type="float">
            <text:p>86,8634146928246</text:p>
          </table:table-cell>
          <table:table-cell table:style-name="ce6" office:value-type="float" office:value="43.6009201220486" calcext:value-type="float">
            <text:p>43,6009201220486</text:p>
          </table:table-cell>
          <table:table-cell table:style-name="ce6" office:value-type="float" office:value="48.9523958068776" calcext:value-type="float">
            <text:p>48,9523958068776</text:p>
          </table:table-cell>
          <table:table-cell table:style-name="ce6" office:value-type="float" office:value="55.6155214794985" calcext:value-type="float">
            <text:p>55,6155214794985</text:p>
          </table:table-cell>
          <table:table-cell table:style-name="ce6" office:value-type="float" office:value="59.7170058825774" calcext:value-type="float">
            <text:p>59,7170058825774</text:p>
          </table:table-cell>
          <table:table-cell table:style-name="ce6" office:value-type="float" office:value="65.2832831761633" calcext:value-type="float">
            <text:p>65,2832831761633</text:p>
          </table:table-cell>
          <table:table-cell table:style-name="ce6" office:value-type="float" office:value="70.9524567611301" calcext:value-type="float">
            <text:p>70,9524567611301</text:p>
          </table:table-cell>
          <table:table-cell table:style-name="ce6" office:value-type="float" office:value="76.572275942565" calcext:value-type="float">
            <text:p>76,572275942565</text:p>
          </table:table-cell>
          <table:table-cell table:style-name="ce6" office:value-type="float" office:value="81.9493783007732" calcext:value-type="float">
            <text:p>81,9493783007732</text:p>
          </table:table-cell>
          <table:table-cell table:style-name="ce6" office:value-type="float" office:value="86.8634146928246" calcext:value-type="float">
            <text:p>86,86341469282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185367" calcext:value-type="float">
            <text:p>70,185367</text:p>
          </table:table-cell>
          <table:table-cell table:style-name="ce6" office:value-type="float" office:value="0.102823" calcext:value-type="float">
            <text:p>0,1028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4]-[.L84])*0.63+[.L8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4]+1" office:value-type="float" office:value="83" calcext:value-type="float">
            <text:p>83</text:p>
          </table:table-cell>
          <table:table-cell table:style-name="ce6" table:formula="of:=[.D84]+0.5" office:value-type="float" office:value="41.5" calcext:value-type="float">
            <text:p>4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5]+([.E85]-[.L85])*(1-EXP(-[.D75]/[.I85]))" office:value-type="float" office:value="86.9914204420339" calcext:value-type="float">
            <text:p>86,9914204420339</text:p>
          </table:table-cell>
          <table:table-cell table:style-name="ce6" table:formula="of:=[.M85]+[.N85]" office:value-type="float" office:value="86.9914204420339" calcext:value-type="float">
            <text:p>86,9914204420339</text:p>
          </table:table-cell>
          <table:table-cell table:style-name="ce6" office:value-type="float" office:value="44.0372585328781" calcext:value-type="float">
            <text:p>44,0372585328781</text:p>
          </table:table-cell>
          <table:table-cell table:style-name="ce6" office:value-type="float" office:value="49.369156585934" calcext:value-type="float">
            <text:p>49,369156585934</text:p>
          </table:table-cell>
          <table:table-cell table:style-name="ce6" office:value-type="float" office:value="56.0151871426226" calcext:value-type="float">
            <text:p>56,0151871426226</text:p>
          </table:table-cell>
          <table:table-cell table:style-name="ce6" office:value-type="float" office:value="60.1166067208733" calcext:value-type="float">
            <text:p>60,1166067208733</text:p>
          </table:table-cell>
          <table:table-cell table:style-name="ce6" office:value-type="float" office:value="65.646640209198" calcext:value-type="float">
            <text:p>65,646640209198</text:p>
          </table:table-cell>
          <table:table-cell table:style-name="ce6" office:value-type="float" office:value="71.2688077461805" calcext:value-type="float">
            <text:p>71,2688077461805</text:p>
          </table:table-cell>
          <table:table-cell table:style-name="ce6" office:value-type="float" office:value="76.8315697525382" calcext:value-type="float">
            <text:p>76,8315697525382</text:p>
          </table:table-cell>
          <table:table-cell table:style-name="ce6" office:value-type="float" office:value="82.1441166212368" calcext:value-type="float">
            <text:p>82,1441166212368</text:p>
          </table:table-cell>
          <table:table-cell table:style-name="ce6" office:value-type="float" office:value="86.9914204420339" calcext:value-type="float">
            <text:p>86,99142044203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273868" calcext:value-type="float">
            <text:p>70,273868</text:p>
          </table:table-cell>
          <table:table-cell table:style-name="ce6" office:value-type="float" office:value="0.097808" calcext:value-type="float">
            <text:p>0,09780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5]-[.L85])*0.63+[.L8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5]+1" office:value-type="float" office:value="84" calcext:value-type="float">
            <text:p>84</text:p>
          </table:table-cell>
          <table:table-cell table:style-name="ce6" table:formula="of:=[.D85]+0.5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6]+([.E86]-[.L86])*(1-EXP(-[.D76]/[.I86]))" office:value-type="float" office:value="87.1142022071249" calcext:value-type="float">
            <text:p>87,1142022071249</text:p>
          </table:table-cell>
          <table:table-cell table:style-name="ce6" table:formula="of:=[.M86]+[.N86]" office:value-type="float" office:value="87.1142022071249" calcext:value-type="float">
            <text:p>87,1142022071249</text:p>
          </table:table-cell>
          <table:table-cell table:style-name="ce6" office:value-type="float" office:value="44.4663849041348" calcext:value-type="float">
            <text:p>44,4663849041348</text:p>
          </table:table-cell>
          <table:table-cell table:style-name="ce6" office:value-type="float" office:value="49.7785412622865" calcext:value-type="float">
            <text:p>49,7785412622865</text:p>
          </table:table-cell>
          <table:table-cell table:style-name="ce6" office:value-type="float" office:value="56.4066125715764" calcext:value-type="float">
            <text:p>56,4066125715764</text:p>
          </table:table-cell>
          <table:table-cell table:style-name="ce6" office:value-type="float" office:value="60.5072281472147" calcext:value-type="float">
            <text:p>60,5072281472147</text:p>
          </table:table-cell>
          <table:table-cell table:style-name="ce6" office:value-type="float" office:value="66.0010259251219" calcext:value-type="float">
            <text:p>66,0010259251219</text:p>
          </table:table-cell>
          <table:table-cell table:style-name="ce6" office:value-type="float" office:value="71.5764921305807" calcext:value-type="float">
            <text:p>71,5764921305807</text:p>
          </table:table-cell>
          <table:table-cell table:style-name="ce6" office:value-type="float" office:value="77.0828859306582" calcext:value-type="float">
            <text:p>77,0828859306582</text:p>
          </table:table-cell>
          <table:table-cell table:style-name="ce6" office:value-type="float" office:value="82.3320227316324" calcext:value-type="float">
            <text:p>82,3320227316324</text:p>
          </table:table-cell>
          <table:table-cell table:style-name="ce6" office:value-type="float" office:value="87.1142022071249" calcext:value-type="float">
            <text:p>87,11420220712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358052" calcext:value-type="float">
            <text:p>70,358052</text:p>
          </table:table-cell>
          <table:table-cell table:style-name="ce6" office:value-type="float" office:value="0.093038" calcext:value-type="float">
            <text:p>0,09303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6]-[.L86])*0.63+[.L8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6]+1" office:value-type="float" office:value="85" calcext:value-type="float">
            <text:p>85</text:p>
          </table:table-cell>
          <table:table-cell table:style-name="ce6" table:formula="of:=[.D86]+0.5" office:value-type="float" office:value="42.5" calcext:value-type="float">
            <text:p>4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7]+([.E87]-[.L87])*(1-EXP(-[.D77]/[.I87]))" office:value-type="float" office:value="87.2319731817253" calcext:value-type="float">
            <text:p>87,2319731817253</text:p>
          </table:table-cell>
          <table:table-cell table:style-name="ce6" table:formula="of:=[.M87]+[.N87]" office:value-type="float" office:value="87.2319731817253" calcext:value-type="float">
            <text:p>87,2319731817253</text:p>
          </table:table-cell>
          <table:table-cell table:style-name="ce6" office:value-type="float" office:value="44.8884184403479" calcext:value-type="float">
            <text:p>44,8884184403479</text:p>
          </table:table-cell>
          <table:table-cell table:style-name="ce6" office:value-type="float" office:value="50.1806803829871" calcext:value-type="float">
            <text:p>50,1806803829871</text:p>
          </table:table-cell>
          <table:table-cell table:style-name="ce6" office:value-type="float" office:value="56.7899676620136" calcext:value-type="float">
            <text:p>56,7899676620136</text:p>
          </table:table-cell>
          <table:table-cell table:style-name="ce6" office:value-type="float" office:value="60.8890719375521" calcext:value-type="float">
            <text:p>60,8890719375521</text:p>
          </table:table-cell>
          <table:table-cell table:style-name="ce6" office:value-type="float" office:value="66.3466618265437" calcext:value-type="float">
            <text:p>66,3466618265437</text:p>
          </table:table-cell>
          <table:table-cell table:style-name="ce6" office:value-type="float" office:value="71.8757473403872" calcext:value-type="float">
            <text:p>71,8757473403872</text:p>
          </table:table-cell>
          <table:table-cell table:style-name="ce6" office:value-type="float" office:value="77.3264699228536" calcext:value-type="float">
            <text:p>77,3264699228536</text:p>
          </table:table-cell>
          <table:table-cell table:style-name="ce6" office:value-type="float" office:value="82.5133363335982" calcext:value-type="float">
            <text:p>82,5133363335982</text:p>
          </table:table-cell>
          <table:table-cell table:style-name="ce6" office:value-type="float" office:value="87.2319731817253" calcext:value-type="float">
            <text:p>87,23197318172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438131" calcext:value-type="float">
            <text:p>70,438131</text:p>
          </table:table-cell>
          <table:table-cell table:style-name="ce6" office:value-type="float" office:value="0.088501" calcext:value-type="float">
            <text:p>0,0885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7]-[.L87])*0.63+[.L8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7]+1" office:value-type="float" office:value="86" calcext:value-type="float">
            <text:p>86</text:p>
          </table:table-cell>
          <table:table-cell table:style-name="ce6" table:formula="of:=[.D87]+0.5" office:value-type="float" office:value="43" calcext:value-type="float">
            <text:p>4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8]+([.E88]-[.L88])*(1-EXP(-[.D78]/[.I88]))" office:value-type="float" office:value="87.3449378589156" calcext:value-type="float">
            <text:p>87,3449378589156</text:p>
          </table:table-cell>
          <table:table-cell table:style-name="ce6" table:formula="of:=[.M88]+[.N88]" office:value-type="float" office:value="87.3449378589156" calcext:value-type="float">
            <text:p>87,3449378589156</text:p>
          </table:table-cell>
          <table:table-cell table:style-name="ce6" office:value-type="float" office:value="45.3034763757688" calcext:value-type="float">
            <text:p>45,3034763757688</text:p>
          </table:table-cell>
          <table:table-cell table:style-name="ce6" office:value-type="float" office:value="50.5757021845813" calcext:value-type="float">
            <text:p>50,5757021845813</text:p>
          </table:table-cell>
          <table:table-cell table:style-name="ce6" office:value-type="float" office:value="57.1654188067105" calcext:value-type="float">
            <text:p>57,1654188067105</text:p>
          </table:table-cell>
          <table:table-cell table:style-name="ce6" office:value-type="float" office:value="61.2623353337382" calcext:value-type="float">
            <text:p>61,2623353337382</text:p>
          </table:table-cell>
          <table:table-cell table:style-name="ce6" office:value-type="float" office:value="66.6837639471533" calcext:value-type="float">
            <text:p>66,6837639471533</text:p>
          </table:table-cell>
          <table:table-cell table:style-name="ce6" office:value-type="float" office:value="72.1668042972453" calcext:value-type="float">
            <text:p>72,1668042972453</text:p>
          </table:table-cell>
          <table:table-cell table:style-name="ce6" office:value-type="float" office:value="77.5625596234759" calcext:value-type="float">
            <text:p>77,5625596234759</text:p>
          </table:table-cell>
          <table:table-cell table:style-name="ce6" office:value-type="float" office:value="82.6882887190665" calcext:value-type="float">
            <text:p>82,6882887190665</text:p>
          </table:table-cell>
          <table:table-cell table:style-name="ce6" office:value-type="float" office:value="87.3449378589156" calcext:value-type="float">
            <text:p>87,34493785891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514304" calcext:value-type="float">
            <text:p>70,514304</text:p>
          </table:table-cell>
          <table:table-cell table:style-name="ce6" office:value-type="float" office:value="0.084184" calcext:value-type="float">
            <text:p>0,0841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8]-[.L88])*0.63+[.L8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8]+1" office:value-type="float" office:value="87" calcext:value-type="float">
            <text:p>87</text:p>
          </table:table-cell>
          <table:table-cell table:style-name="ce6" table:formula="of:=[.D88]+0.5" office:value-type="float" office:value="43.5" calcext:value-type="float">
            <text:p>4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89]+([.E89]-[.L89])*(1-EXP(-[.D79]/[.I89]))" office:value-type="float" office:value="87.4532923863022" calcext:value-type="float">
            <text:p>87,4532923863022</text:p>
          </table:table-cell>
          <table:table-cell table:style-name="ce6" table:formula="of:=[.M89]+[.N89]" office:value-type="float" office:value="87.4532923863022" calcext:value-type="float">
            <text:p>87,4532923863022</text:p>
          </table:table-cell>
          <table:table-cell table:style-name="ce6" office:value-type="float" office:value="45.7116740069374" calcext:value-type="float">
            <text:p>45,7116740069374</text:p>
          </table:table-cell>
          <table:table-cell table:style-name="ce6" office:value-type="float" office:value="50.9637326340012" calcext:value-type="float">
            <text:p>50,9637326340012</text:p>
          </table:table-cell>
          <table:table-cell table:style-name="ce6" office:value-type="float" office:value="57.533128967787" calcext:value-type="float">
            <text:p>57,533128967787</text:p>
          </table:table-cell>
          <table:table-cell table:style-name="ce6" office:value-type="float" office:value="61.6272111454132" calcext:value-type="float">
            <text:p>61,6272111454132</text:p>
          </table:table-cell>
          <table:table-cell table:style-name="ce6" office:value-type="float" office:value="67.0125429867495" calcext:value-type="float">
            <text:p>67,0125429867495</text:p>
          </table:table-cell>
          <table:table-cell table:style-name="ce6" office:value-type="float" office:value="72.4498875965813" calcext:value-type="float">
            <text:p>72,4498875965813</text:p>
          </table:table-cell>
          <table:table-cell table:style-name="ce6" office:value-type="float" office:value="77.7913856076366" calcext:value-type="float">
            <text:p>77,7913856076366</text:p>
          </table:table-cell>
          <table:table-cell table:style-name="ce6" office:value-type="float" office:value="82.8571030653108" calcext:value-type="float">
            <text:p>82,8571030653108</text:p>
          </table:table-cell>
          <table:table-cell table:style-name="ce6" office:value-type="float" office:value="87.4532923863022" calcext:value-type="float">
            <text:p>87,45329238630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586762" calcext:value-type="float">
            <text:p>70,586762</text:p>
          </table:table-cell>
          <table:table-cell table:style-name="ce6" office:value-type="float" office:value="0.080079" calcext:value-type="float">
            <text:p>0,08007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9]-[.L89])*0.63+[.L8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9]+1" office:value-type="float" office:value="88" calcext:value-type="float">
            <text:p>88</text:p>
          </table:table-cell>
          <table:table-cell table:style-name="ce6" table:formula="of:=[.D89]+0.5" office:value-type="float" office:value="44" calcext:value-type="float">
            <text:p>4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0]+([.E90]-[.L90])*(1-EXP(-[.D80]/[.I90]))" office:value-type="float" office:value="87.5572249066015" calcext:value-type="float">
            <text:p>87,5572249066015</text:p>
          </table:table-cell>
          <table:table-cell table:style-name="ce6" table:formula="of:=[.M90]+[.N90]" office:value-type="float" office:value="87.5572249066015" calcext:value-type="float">
            <text:p>87,5572249066015</text:p>
          </table:table-cell>
          <table:table-cell table:style-name="ce6" office:value-type="float" office:value="46.1131247247094" calcext:value-type="float">
            <text:p>46,1131247247094</text:p>
          </table:table-cell>
          <table:table-cell table:style-name="ce6" office:value-type="float" office:value="51.3448954687342" calcext:value-type="float">
            <text:p>51,3448954687342</text:p>
          </table:table-cell>
          <table:table-cell table:style-name="ce6" office:value-type="float" office:value="57.8932577474398" calcext:value-type="float">
            <text:p>57,8932577474398</text:p>
          </table:table-cell>
          <table:table-cell table:style-name="ce6" office:value-type="float" office:value="61.9838878496006" calcext:value-type="float">
            <text:p>61,9838878496006</text:p>
          </table:table-cell>
          <table:table-cell table:style-name="ce6" office:value-type="float" office:value="67.3332044429349" calcext:value-type="float">
            <text:p>67,3332044429349</text:p>
          </table:table-cell>
          <table:table-cell table:style-name="ce6" office:value-type="float" office:value="72.7252156809125" calcext:value-type="float">
            <text:p>72,7252156809125</text:p>
          </table:table-cell>
          <table:table-cell table:style-name="ce6" office:value-type="float" office:value="78.0131713563969" calcext:value-type="float">
            <text:p>78,0131713563969</text:p>
          </table:table-cell>
          <table:table-cell table:style-name="ce6" office:value-type="float" office:value="83.0199947196408" calcext:value-type="float">
            <text:p>83,0199947196408</text:p>
          </table:table-cell>
          <table:table-cell table:style-name="ce6" office:value-type="float" office:value="87.5572249066015" calcext:value-type="float">
            <text:p>87,55722490660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655687" calcext:value-type="float">
            <text:p>70,655687</text:p>
          </table:table-cell>
          <table:table-cell table:style-name="ce6" office:value-type="float" office:value="0.076173" calcext:value-type="float">
            <text:p>0,0761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0]-[.L90])*0.63+[.L9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0]+1" office:value-type="float" office:value="89" calcext:value-type="float">
            <text:p>89</text:p>
          </table:table-cell>
          <table:table-cell table:style-name="ce6" table:formula="of:=[.D90]+0.5" office:value-type="float" office:value="44.5" calcext:value-type="float">
            <text:p>4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1]+([.E91]-[.L91])*(1-EXP(-[.D81]/[.I91]))" office:value-type="float" office:value="87.6569158843234" calcext:value-type="float">
            <text:p>87,6569158843234</text:p>
          </table:table-cell>
          <table:table-cell table:style-name="ce6" table:formula="of:=[.M91]+[.N91]" office:value-type="float" office:value="87.6569158843234" calcext:value-type="float">
            <text:p>87,6569158843234</text:p>
          </table:table-cell>
          <table:table-cell table:style-name="ce6" office:value-type="float" office:value="46.5079400457543" calcext:value-type="float">
            <text:p>46,5079400457543</text:p>
          </table:table-cell>
          <table:table-cell table:style-name="ce6" office:value-type="float" office:value="51.7193122362814" calcext:value-type="float">
            <text:p>51,7193122362814</text:p>
          </table:table-cell>
          <table:table-cell table:style-name="ce6" office:value-type="float" office:value="58.2459614572163" calcext:value-type="float">
            <text:p>58,2459614572163</text:p>
          </table:table-cell>
          <table:table-cell table:style-name="ce6" office:value-type="float" office:value="62.3325496880656" calcext:value-type="float">
            <text:p>62,3325496880656</text:p>
          </table:table-cell>
          <table:table-cell table:style-name="ce6" office:value-type="float" office:value="67.645948739558" calcext:value-type="float">
            <text:p>67,645948739558</text:p>
          </table:table-cell>
          <table:table-cell table:style-name="ce6" office:value-type="float" office:value="72.9930010084088" calcext:value-type="float">
            <text:p>72,9930010084088</text:p>
          </table:table-cell>
          <table:table-cell table:style-name="ce6" office:value-type="float" office:value="78.2281334750286" calcext:value-type="float">
            <text:p>78,2281334750286</text:p>
          </table:table-cell>
          <table:table-cell table:style-name="ce6" office:value-type="float" office:value="83.177171474109" calcext:value-type="float">
            <text:p>83,177171474109</text:p>
          </table:table-cell>
          <table:table-cell table:style-name="ce6" office:value-type="float" office:value="87.6569158843234" calcext:value-type="float">
            <text:p>87,65691588432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70125" calcext:value-type="float">
            <text:p>70,70125</text:p>
          </table:table-cell>
          <table:table-cell table:style-name="ce6" office:value-type="float" office:value="0.070458" calcext:value-type="float">
            <text:p>0,0704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1]-[.L91])*0.63+[.L9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1]+1" office:value-type="float" office:value="90" calcext:value-type="float">
            <text:p>90</text:p>
          </table:table-cell>
          <table:table-cell table:style-name="ce6" table:formula="of:=[.D91]+0.5" office:value-type="float" office:value="45" calcext:value-type="float">
            <text:p>4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2]+([.E92]-[.L92])*(1-EXP(-[.D82]/[.I92]))" office:value-type="float" office:value="87.7525384191231" calcext:value-type="float">
            <text:p>87,7525384191231</text:p>
          </table:table-cell>
          <table:table-cell table:style-name="ce6" table:formula="of:=[.M92]+[.N92]" office:value-type="float" office:value="87.7525384191231" calcext:value-type="float">
            <text:p>87,7525384191231</text:p>
          </table:table-cell>
          <table:table-cell table:style-name="ce6" office:value-type="float" office:value="46.8962296435334" calcext:value-type="float">
            <text:p>46,8962296435334</text:p>
          </table:table-cell>
          <table:table-cell table:style-name="ce6" office:value-type="float" office:value="52.0871023329174" calcext:value-type="float">
            <text:p>52,0871023329174</text:p>
          </table:table-cell>
          <table:table-cell table:style-name="ce6" office:value-type="float" office:value="58.5913931858608" calcext:value-type="float">
            <text:p>58,5913931858608</text:p>
          </table:table-cell>
          <table:table-cell table:style-name="ce6" office:value-type="float" office:value="62.6733767624852" calcext:value-type="float">
            <text:p>62,6733767624852</text:p>
          </table:table-cell>
          <table:table-cell table:style-name="ce6" office:value-type="float" office:value="67.9509713519848" calcext:value-type="float">
            <text:p>67,9509713519848</text:p>
          </table:table-cell>
          <table:table-cell table:style-name="ce6" office:value-type="float" office:value="73.2534502168378" calcext:value-type="float">
            <text:p>73,2534502168378</text:p>
          </table:table-cell>
          <table:table-cell table:style-name="ce6" office:value-type="float" office:value="78.4364819045599" calcext:value-type="float">
            <text:p>78,4364819045599</text:p>
          </table:table-cell>
          <table:table-cell table:style-name="ce6" office:value-type="float" office:value="83.3288338305801" calcext:value-type="float">
            <text:p>83,3288338305801</text:p>
          </table:table-cell>
          <table:table-cell table:style-name="ce6" office:value-type="float" office:value="87.7525384191231" calcext:value-type="float">
            <text:p>87,75253841912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783615" calcext:value-type="float">
            <text:p>70,783615</text:p>
          </table:table-cell>
          <table:table-cell table:style-name="ce6" office:value-type="float" office:value="0.068924" calcext:value-type="float">
            <text:p>0,0689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2]-[.L92])*0.63+[.L9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2]+1" office:value-type="float" office:value="91" calcext:value-type="float">
            <text:p>91</text:p>
          </table:table-cell>
          <table:table-cell table:style-name="ce6" table:formula="of:=[.D92]+0.5" office:value-type="float" office:value="45.5" calcext:value-type="float">
            <text:p>4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3]+([.E93]-[.L93])*(1-EXP(-[.D83]/[.I93]))" office:value-type="float" office:value="87.844258546365" calcext:value-type="float">
            <text:p>87,844258546365</text:p>
          </table:table-cell>
          <table:table-cell table:style-name="ce6" table:formula="of:=[.M93]+[.N93]" office:value-type="float" office:value="87.844258546365" calcext:value-type="float">
            <text:p>87,844258546365</text:p>
          </table:table-cell>
          <table:table-cell table:style-name="ce6" office:value-type="float" office:value="47.278101378765" calcext:value-type="float">
            <text:p>47,278101378765</text:p>
          </table:table-cell>
          <table:table-cell table:style-name="ce6" office:value-type="float" office:value="52.4483830417641" calcext:value-type="float">
            <text:p>52,4483830417641</text:p>
          </table:table-cell>
          <table:table-cell table:style-name="ce6" office:value-type="float" office:value="58.9297028657617" calcext:value-type="float">
            <text:p>58,9297028657617</text:p>
          </table:table-cell>
          <table:table-cell table:style-name="ce6" office:value-type="float" office:value="63.0065451274797" calcext:value-type="float">
            <text:p>63,0065451274797</text:p>
          </table:table-cell>
          <table:table-cell table:style-name="ce6" office:value-type="float" office:value="68.2484629292774" calcext:value-type="float">
            <text:p>68,2484629292774</text:p>
          </table:table-cell>
          <table:table-cell table:style-name="ce6" office:value-type="float" office:value="73.5067642830172" calcext:value-type="float">
            <text:p>73,5067642830172</text:p>
          </table:table-cell>
          <table:table-cell table:style-name="ce6" office:value-type="float" office:value="78.6384201268126" calcext:value-type="float">
            <text:p>78,6384201268126</text:p>
          </table:table-cell>
          <table:table-cell table:style-name="ce6" office:value-type="float" office:value="83.4751752565001" calcext:value-type="float">
            <text:p>83,4751752565001</text:p>
          </table:table-cell>
          <table:table-cell table:style-name="ce6" office:value-type="float" office:value="87.844258546365" calcext:value-type="float">
            <text:p>87,8442585463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842939" calcext:value-type="float">
            <text:p>70,842939</text:p>
          </table:table-cell>
          <table:table-cell table:style-name="ce6" office:value-type="float" office:value="0.065563" calcext:value-type="float">
            <text:p>0,0655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3]-[.L93])*0.63+[.L9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3]+1" office:value-type="float" office:value="92" calcext:value-type="float">
            <text:p>92</text:p>
          </table:table-cell>
          <table:table-cell table:style-name="ce6" table:formula="of:=[.D93]+0.5" office:value-type="float" office:value="46" calcext:value-type="float">
            <text:p>4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4]+([.E94]-[.L94])*(1-EXP(-[.D84]/[.I94]))" office:value-type="float" office:value="87.9322355254202" calcext:value-type="float">
            <text:p>87,9322355254202</text:p>
          </table:table-cell>
          <table:table-cell table:style-name="ce6" table:formula="of:=[.M94]+[.N94]" office:value-type="float" office:value="87.9322355254202" calcext:value-type="float">
            <text:p>87,9322355254202</text:p>
          </table:table-cell>
          <table:table-cell table:style-name="ce6" office:value-type="float" office:value="47.6536613293866" calcext:value-type="float">
            <text:p>47,6536613293866</text:p>
          </table:table-cell>
          <table:table-cell table:style-name="ce6" office:value-type="float" office:value="52.8032695701905" calcext:value-type="float">
            <text:p>52,8032695701905</text:p>
          </table:table-cell>
          <table:table-cell table:style-name="ce6" office:value-type="float" office:value="59.2610373380285" calcext:value-type="float">
            <text:p>59,2610373380285</text:p>
          </table:table-cell>
          <table:table-cell table:style-name="ce6" office:value-type="float" office:value="63.3322268815544" calcext:value-type="float">
            <text:p>63,3322268815544</text:p>
          </table:table-cell>
          <table:table-cell table:style-name="ce6" office:value-type="float" office:value="68.5386094133559" calcext:value-type="float">
            <text:p>68,5386094133559</text:p>
          </table:table-cell>
          <table:table-cell table:style-name="ce6" office:value-type="float" office:value="73.7531386778999" calcext:value-type="float">
            <text:p>73,7531386778999</text:p>
          </table:table-cell>
          <table:table-cell table:style-name="ce6" office:value-type="float" office:value="78.8341453631309" calcext:value-type="float">
            <text:p>78,8341453631309</text:p>
          </table:table-cell>
          <table:table-cell table:style-name="ce6" office:value-type="float" office:value="83.6163824316925" calcext:value-type="float">
            <text:p>83,6163824316925</text:p>
          </table:table-cell>
          <table:table-cell table:style-name="ce6" office:value-type="float" office:value="87.9322355254202" calcext:value-type="float">
            <text:p>87,93223552542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899369" calcext:value-type="float">
            <text:p>70,899369</text:p>
          </table:table-cell>
          <table:table-cell table:style-name="ce6" office:value-type="float" office:value="0.062365" calcext:value-type="float">
            <text:p>0,0623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4]-[.L94])*0.63+[.L9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4]+1" office:value-type="float" office:value="93" calcext:value-type="float">
            <text:p>93</text:p>
          </table:table-cell>
          <table:table-cell table:style-name="ce6" table:formula="of:=[.D94]+0.5" office:value-type="float" office:value="46.5" calcext:value-type="float">
            <text:p>4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5]+([.E95]-[.L95])*(1-EXP(-[.D85]/[.I95]))" office:value-type="float" office:value="88.0166221161982" calcext:value-type="float">
            <text:p>88,0166221161982</text:p>
          </table:table-cell>
          <table:table-cell table:style-name="ce6" table:formula="of:=[.M95]+[.N95]" office:value-type="float" office:value="88.0166221161982" calcext:value-type="float">
            <text:p>88,0166221161982</text:p>
          </table:table-cell>
          <table:table-cell table:style-name="ce6" office:value-type="float" office:value="48.0230138200216" calcext:value-type="float">
            <text:p>48,0230138200216</text:p>
          </table:table-cell>
          <table:table-cell table:style-name="ce6" office:value-type="float" office:value="53.1518750865508" calcext:value-type="float">
            <text:p>53,1518750865508</text:p>
          </table:table-cell>
          <table:table-cell table:style-name="ce6" office:value-type="float" office:value="59.5855404162274" calcext:value-type="float">
            <text:p>59,5855404162274</text:p>
          </table:table-cell>
          <table:table-cell table:style-name="ce6" office:value-type="float" office:value="63.6505902559971" calcext:value-type="float">
            <text:p>63,6505902559971</text:p>
          </table:table-cell>
          <table:table-cell table:style-name="ce6" office:value-type="float" office:value="68.8215921552178" calcext:value-type="float">
            <text:p>68,8215921552178</text:p>
          </table:table-cell>
          <table:table-cell table:style-name="ce6" office:value-type="float" office:value="73.9927635174096" calcext:value-type="float">
            <text:p>73,9927635174096</text:p>
          </table:table-cell>
          <table:table-cell table:style-name="ce6" office:value-type="float" office:value="79.0238487669964" calcext:value-type="float">
            <text:p>79,0238487669964</text:p>
          </table:table-cell>
          <table:table-cell table:style-name="ce6" office:value-type="float" office:value="83.7526354864955" calcext:value-type="float">
            <text:p>83,7526354864955</text:p>
          </table:table-cell>
          <table:table-cell table:style-name="ce6" office:value-type="float" office:value="88.0166221161982" calcext:value-type="float">
            <text:p>88,01662211619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953048" calcext:value-type="float">
            <text:p>70,953048</text:p>
          </table:table-cell>
          <table:table-cell table:style-name="ce6" office:value-type="float" office:value="0.059324" calcext:value-type="float">
            <text:p>0,0593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5]-[.L95])*0.63+[.L9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5]+1" office:value-type="float" office:value="94" calcext:value-type="float">
            <text:p>94</text:p>
          </table:table-cell>
          <table:table-cell table:style-name="ce6" table:formula="of:=[.D95]+0.5" office:value-type="float" office:value="47" calcext:value-type="float">
            <text:p>4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6]+([.E96]-[.L96])*(1-EXP(-[.D86]/[.I96]))" office:value-type="float" office:value="88.0975648443939" calcext:value-type="float">
            <text:p>88,0975648443939</text:p>
          </table:table-cell>
          <table:table-cell table:style-name="ce6" table:formula="of:=[.M96]+[.N96]" office:value-type="float" office:value="88.0975648443939" calcext:value-type="float">
            <text:p>88,0975648443939</text:p>
          </table:table-cell>
          <table:table-cell table:style-name="ce6" office:value-type="float" office:value="48.386261450959" calcext:value-type="float">
            <text:p>48,386261450959</text:p>
          </table:table-cell>
          <table:table-cell table:style-name="ce6" office:value-type="float" office:value="53.4943107562724" calcext:value-type="float">
            <text:p>53,4943107562724</text:p>
          </table:table-cell>
          <table:table-cell table:style-name="ce6" office:value-type="float" office:value="59.9033529488026" calcext:value-type="float">
            <text:p>59,9033529488026</text:p>
          </table:table-cell>
          <table:table-cell table:style-name="ce6" office:value-type="float" office:value="63.961799701778" calcext:value-type="float">
            <text:p>63,961799701778</text:p>
          </table:table-cell>
          <table:table-cell table:style-name="ce6" office:value-type="float" office:value="69.0975880282886" calcext:value-type="float">
            <text:p>69,0975880282886</text:p>
          </table:table-cell>
          <table:table-cell table:style-name="ce6" office:value-type="float" office:value="74.2258237091451" calcext:value-type="float">
            <text:p>74,2258237091451</text:p>
          </table:table-cell>
          <table:table-cell table:style-name="ce6" office:value-type="float" office:value="79.2077156107162" calcext:value-type="float">
            <text:p>79,2077156107162</text:p>
          </table:table-cell>
          <table:table-cell table:style-name="ce6" office:value-type="float" office:value="83.8841082315443" calcext:value-type="float">
            <text:p>83,8841082315443</text:p>
          </table:table-cell>
          <table:table-cell table:style-name="ce6" office:value-type="float" office:value="88.0975648443939" calcext:value-type="float">
            <text:p>88,09756484439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04108" calcext:value-type="float">
            <text:p>71,004108</text:p>
          </table:table-cell>
          <table:table-cell table:style-name="ce6" office:value-type="float" office:value="0.056431" calcext:value-type="float">
            <text:p>0,05643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6]-[.L96])*0.63+[.L9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6]+1" office:value-type="float" office:value="95" calcext:value-type="float">
            <text:p>95</text:p>
          </table:table-cell>
          <table:table-cell table:style-name="ce6" table:formula="of:=[.D96]+0.5" office:value-type="float" office:value="47.5" calcext:value-type="float">
            <text:p>4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7]+([.E97]-[.L97])*(1-EXP(-[.D87]/[.I97]))" office:value-type="float" office:value="88.1752042559089" calcext:value-type="float">
            <text:p>88,1752042559089</text:p>
          </table:table-cell>
          <table:table-cell table:style-name="ce6" table:formula="of:=[.M97]+[.N97]" office:value-type="float" office:value="88.1752042559089" calcext:value-type="float">
            <text:p>88,1752042559089</text:p>
          </table:table-cell>
          <table:table-cell table:style-name="ce6" office:value-type="float" office:value="48.7435051266543" calcext:value-type="float">
            <text:p>48,7435051266543</text:p>
          </table:table-cell>
          <table:table-cell table:style-name="ce6" office:value-type="float" office:value="53.8306857773046" calcext:value-type="float">
            <text:p>53,8306857773046</text:p>
          </table:table-cell>
          <table:table-cell table:style-name="ce6" office:value-type="float" office:value="60.2146128802104" calcext:value-type="float">
            <text:p>60,2146128802104</text:p>
          </table:table-cell>
          <table:table-cell table:style-name="ce6" office:value-type="float" office:value="64.266015974497" calcext:value-type="float">
            <text:p>64,266015974497</text:p>
          </table:table-cell>
          <table:table-cell table:style-name="ce6" office:value-type="float" office:value="69.3667695389735" calcext:value-type="float">
            <text:p>69,3667695389735</text:p>
          </table:table-cell>
          <table:table-cell table:style-name="ce6" office:value-type="float" office:value="74.4524990950645" calcext:value-type="float">
            <text:p>74,4524990950645</text:p>
          </table:table-cell>
          <table:table-cell table:style-name="ce6" office:value-type="float" office:value="79.3859254663676" calcext:value-type="float">
            <text:p>79,3859254663676</text:p>
          </table:table-cell>
          <table:table-cell table:style-name="ce6" office:value-type="float" office:value="84.0109683794923" calcext:value-type="float">
            <text:p>84,0109683794923</text:p>
          </table:table-cell>
          <table:table-cell table:style-name="ce6" office:value-type="float" office:value="88.1752042559089" calcext:value-type="float">
            <text:p>88,17520425590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52679" calcext:value-type="float">
            <text:p>71,052679</text:p>
          </table:table-cell>
          <table:table-cell table:style-name="ce6" office:value-type="float" office:value="0.053678" calcext:value-type="float">
            <text:p>0,05367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7]-[.L97])*0.63+[.L9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7]+1" office:value-type="float" office:value="96" calcext:value-type="float">
            <text:p>96</text:p>
          </table:table-cell>
          <table:table-cell table:style-name="ce6" table:formula="of:=[.D97]+0.5" office:value-type="float" office:value="48" calcext:value-type="float">
            <text:p>4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8]+([.E98]-[.L98])*(1-EXP(-[.D88]/[.I98]))" office:value-type="float" office:value="88.2496751608902" calcext:value-type="float">
            <text:p>88,2496751608902</text:p>
          </table:table-cell>
          <table:table-cell table:style-name="ce6" table:formula="of:=[.M98]+[.N98]" office:value-type="float" office:value="88.2496751608902" calcext:value-type="float">
            <text:p>88,2496751608902</text:p>
          </table:table-cell>
          <table:table-cell table:style-name="ce6" office:value-type="float" office:value="49.094844083759" calcext:value-type="float">
            <text:p>49,094844083759</text:p>
          </table:table-cell>
          <table:table-cell table:style-name="ce6" office:value-type="float" office:value="54.1611074149407" calcext:value-type="float">
            <text:p>54,1611074149407</text:p>
          </table:table-cell>
          <table:table-cell table:style-name="ce6" office:value-type="float" office:value="60.5194553107937" calcext:value-type="float">
            <text:p>60,5194553107937</text:p>
          </table:table-cell>
          <table:table-cell table:style-name="ce6" office:value-type="float" office:value="64.5633962174228" calcext:value-type="float">
            <text:p>64,5633962174228</text:p>
          </table:table-cell>
          <table:table-cell table:style-name="ce6" office:value-type="float" office:value="69.6293049344793" calcext:value-type="float">
            <text:p>69,6293049344793</text:p>
          </table:table-cell>
          <table:table-cell table:style-name="ce6" office:value-type="float" office:value="74.6729645902619" calcext:value-type="float">
            <text:p>74,6729645902619</text:p>
          </table:table-cell>
          <table:table-cell table:style-name="ce6" office:value-type="float" office:value="79.5586523811762" calcext:value-type="float">
            <text:p>79,5586523811762</text:p>
          </table:table-cell>
          <table:table-cell table:style-name="ce6" office:value-type="float" office:value="84.1333777589527" calcext:value-type="float">
            <text:p>84,1333777589527</text:p>
          </table:table-cell>
          <table:table-cell table:style-name="ce6" office:value-type="float" office:value="88.2496751608902" calcext:value-type="float">
            <text:p>88,24967516089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9888" calcext:value-type="float">
            <text:p>71,09888</text:p>
          </table:table-cell>
          <table:table-cell table:style-name="ce6" office:value-type="float" office:value="0.05106" calcext:value-type="float">
            <text:p>0,051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8]-[.L98])*0.63+[.L9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8]+1" office:value-type="float" office:value="97" calcext:value-type="float">
            <text:p>97</text:p>
          </table:table-cell>
          <table:table-cell table:style-name="ce6" table:formula="of:=[.D98]+0.5" office:value-type="float" office:value="48.5" calcext:value-type="float">
            <text:p>4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99]+([.E99]-[.L99])*(1-EXP(-[.D89]/[.I99]))" office:value-type="float" office:value="88.3211068678096" calcext:value-type="float">
            <text:p>88,3211068678096</text:p>
          </table:table-cell>
          <table:table-cell table:style-name="ce6" table:formula="of:=[.M99]+[.N99]" office:value-type="float" office:value="88.3211068678096" calcext:value-type="float">
            <text:p>88,3211068678096</text:p>
          </table:table-cell>
          <table:table-cell table:style-name="ce6" office:value-type="float" office:value="49.4403759186869" calcext:value-type="float">
            <text:p>49,4403759186869</text:p>
          </table:table-cell>
          <table:table-cell table:style-name="ce6" office:value-type="float" office:value="54.4856810360233" calcext:value-type="float">
            <text:p>54,4856810360233</text:p>
          </table:table-cell>
          <table:table-cell table:style-name="ce6" office:value-type="float" office:value="60.8180125554206" calcext:value-type="float">
            <text:p>60,8180125554206</text:p>
          </table:table-cell>
          <table:table-cell table:style-name="ce6" office:value-type="float" office:value="64.8540940426644" calcext:value-type="float">
            <text:p>64,8540940426644</text:p>
          </table:table-cell>
          <table:table-cell table:style-name="ce6" office:value-type="float" office:value="69.8853583079743" calcext:value-type="float">
            <text:p>69,8853583079743</text:p>
          </table:table-cell>
          <table:table-cell table:style-name="ce6" office:value-type="float" office:value="74.8873903179405" calcext:value-type="float">
            <text:p>74,8873903179405</text:p>
          </table:table-cell>
          <table:table-cell table:style-name="ce6" office:value-type="float" office:value="79.7260650474972" calcext:value-type="float">
            <text:p>79,7260650474972</text:p>
          </table:table-cell>
          <table:table-cell table:style-name="ce6" office:value-type="float" office:value="84.2514925209348" calcext:value-type="float">
            <text:p>84,2514925209348</text:p>
          </table:table-cell>
          <table:table-cell table:style-name="ce6" office:value-type="float" office:value="88.3211068678096" calcext:value-type="float">
            <text:p>88,32110686780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142828" calcext:value-type="float">
            <text:p>71,142828</text:p>
          </table:table-cell>
          <table:table-cell table:style-name="ce6" office:value-type="float" office:value="0.04857" calcext:value-type="float">
            <text:p>0,0485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9]-[.L99])*0.63+[.L9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9]+1" office:value-type="float" office:value="98" calcext:value-type="float">
            <text:p>98</text:p>
          </table:table-cell>
          <table:table-cell table:style-name="ce6" table:formula="of:=[.D99]+0.5" office:value-type="float" office:value="49" calcext:value-type="float">
            <text:p>4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0]+([.E100]-[.L100])*(1-EXP(-[.D90]/[.I100]))" office:value-type="float" office:value="88.38962340799" calcext:value-type="float">
            <text:p>88,38962340799</text:p>
          </table:table-cell>
          <table:table-cell table:style-name="ce6" table:formula="of:=[.M100]+[.N100]" office:value-type="float" office:value="88.38962340799" calcext:value-type="float">
            <text:p>88,38962340799</text:p>
          </table:table-cell>
          <table:table-cell table:style-name="ce6" office:value-type="float" office:value="49.780196614725" calcext:value-type="float">
            <text:p>49,780196614725</text:p>
          </table:table-cell>
          <table:table-cell table:style-name="ce6" office:value-type="float" office:value="54.8045101425441" calcext:value-type="float">
            <text:p>54,8045101425441</text:p>
          </table:table-cell>
          <table:table-cell table:style-name="ce6" office:value-type="float" office:value="61.1104142009156" calcext:value-type="float">
            <text:p>61,1104142009156</text:p>
          </table:table-cell>
          <table:table-cell table:style-name="ce6" office:value-type="float" office:value="65.1382596105207" calcext:value-type="float">
            <text:p>65,1382596105207</text:p>
          </table:table-cell>
          <table:table-cell table:style-name="ce6" office:value-type="float" office:value="70.1350897011523" calcext:value-type="float">
            <text:p>70,1350897011523</text:p>
          </table:table-cell>
          <table:table-cell table:style-name="ce6" office:value-type="float" office:value="75.0959417406897" calcext:value-type="float">
            <text:p>75,0959417406897</text:p>
          </table:table-cell>
          <table:table-cell table:style-name="ce6" office:value-type="float" office:value="79.8883269675679" calcext:value-type="float">
            <text:p>79,8883269675679</text:p>
          </table:table-cell>
          <table:table-cell table:style-name="ce6" office:value-type="float" office:value="84.3654633380371" calcext:value-type="float">
            <text:p>84,3654633380371</text:p>
          </table:table-cell>
          <table:table-cell table:style-name="ce6" office:value-type="float" office:value="88.38962340799" calcext:value-type="float">
            <text:p>88,389623407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184633" calcext:value-type="float">
            <text:p>71,184633</text:p>
          </table:table-cell>
          <table:table-cell table:style-name="ce6" office:value-type="float" office:value="0.046201" calcext:value-type="float">
            <text:p>0,0462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0]-[.L100])*0.63+[.L10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0]+1" office:value-type="float" office:value="99" calcext:value-type="float">
            <text:p>99</text:p>
          </table:table-cell>
          <table:table-cell table:style-name="ce6" table:formula="of:=[.D100]+0.5" office:value-type="float" office:value="49.5" calcext:value-type="float">
            <text:p>4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1]+([.E101]-[.L101])*(1-EXP(-[.D91]/[.I101]))" office:value-type="float" office:value="88.4553437509687" calcext:value-type="float">
            <text:p>88,4553437509687</text:p>
          </table:table-cell>
          <table:table-cell table:style-name="ce6" table:formula="of:=[.M101]+[.N101]" office:value-type="float" office:value="88.4553437509687" calcext:value-type="float">
            <text:p>88,4553437509687</text:p>
          </table:table-cell>
          <table:table-cell table:style-name="ce6" office:value-type="float" office:value="50.1144005686964" calcext:value-type="float">
            <text:p>50,1144005686964</text:p>
          </table:table-cell>
          <table:table-cell table:style-name="ce6" office:value-type="float" office:value="55.1176964046494" calcext:value-type="float">
            <text:p>55,1176964046494</text:p>
          </table:table-cell>
          <table:table-cell table:style-name="ce6" office:value-type="float" office:value="61.3967871623053" calcext:value-type="float">
            <text:p>61,3967871623053</text:p>
          </table:table-cell>
          <table:table-cell table:style-name="ce6" office:value-type="float" office:value="65.4160397070452" calcext:value-type="float">
            <text:p>65,4160397070452</text:p>
          </table:table-cell>
          <table:table-cell table:style-name="ce6" office:value-type="float" office:value="70.3786552042635" calcext:value-type="float">
            <text:p>70,3786552042635</text:p>
          </table:table-cell>
          <table:table-cell table:style-name="ce6" office:value-type="float" office:value="75.2987797881645" calcext:value-type="float">
            <text:p>75,2987797881645</text:p>
          </table:table-cell>
          <table:table-cell table:style-name="ce6" office:value-type="float" office:value="80.0455966131903" calcext:value-type="float">
            <text:p>80,0455966131903</text:p>
          </table:table-cell>
          <table:table-cell table:style-name="ce6" office:value-type="float" office:value="84.4754355966523" calcext:value-type="float">
            <text:p>84,4754355966523</text:p>
          </table:table-cell>
          <table:table-cell table:style-name="ce6" office:value-type="float" office:value="88.4553437509687" calcext:value-type="float">
            <text:p>88,45534375096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24399" calcext:value-type="float">
            <text:p>71,224399</text:p>
          </table:table-cell>
          <table:table-cell table:style-name="ce6" office:value-type="float" office:value="0.043948" calcext:value-type="float">
            <text:p>0,0439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1]-[.L101])*0.63+[.L10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1]+1" office:value-type="float" office:value="100" calcext:value-type="float">
            <text:p>100</text:p>
          </table:table-cell>
          <table:table-cell table:style-name="ce6" table:formula="of:=[.D101]+0.5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2]+([.E102]-[.L102])*(1-EXP(-[.D92]/[.I102]))" office:value-type="float" office:value="88.5183820110714" calcext:value-type="float">
            <text:p>88,5183820110714</text:p>
          </table:table-cell>
          <table:table-cell table:style-name="ce6" table:formula="of:=[.M102]+[.N102]" office:value-type="float" office:value="88.5183820110714" calcext:value-type="float">
            <text:p>88,5183820110714</text:p>
          </table:table-cell>
          <table:table-cell table:style-name="ce6" office:value-type="float" office:value="50.4430806171815" calcext:value-type="float">
            <text:p>50,4430806171815</text:p>
          </table:table-cell>
          <table:table-cell table:style-name="ce6" office:value-type="float" office:value="55.4253396930612" calcext:value-type="float">
            <text:p>55,4253396930612</text:p>
          </table:table-cell>
          <table:table-cell table:style-name="ce6" office:value-type="float" office:value="61.6772557379054" calcext:value-type="float">
            <text:p>61,6772557379054</text:p>
          </table:table-cell>
          <table:table-cell table:style-name="ce6" office:value-type="float" office:value="65.6875778198689" calcext:value-type="float">
            <text:p>65,6875778198689</text:p>
          </table:table-cell>
          <table:table-cell table:style-name="ce6" office:value-type="float" office:value="70.616207053676" calcext:value-type="float">
            <text:p>70,616207053676</text:p>
          </table:table-cell>
          <table:table-cell table:style-name="ce6" office:value-type="float" office:value="75.4960609812681" calcext:value-type="float">
            <text:p>75,4960609812681</text:p>
          </table:table-cell>
          <table:table-cell table:style-name="ce6" office:value-type="float" office:value="80.1980275805019" calcext:value-type="float">
            <text:p>80,1980275805019</text:p>
          </table:table-cell>
          <table:table-cell table:style-name="ce6" office:value-type="float" office:value="84.5815495824287" calcext:value-type="float">
            <text:p>84,5815495824287</text:p>
          </table:table-cell>
          <table:table-cell table:style-name="ce6" office:value-type="float" office:value="88.5183820110714" calcext:value-type="float">
            <text:p>88,51838201107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62225" calcext:value-type="float">
            <text:p>71,262225</text:p>
          </table:table-cell>
          <table:table-cell table:style-name="ce6" office:value-type="float" office:value="0.041805" calcext:value-type="float">
            <text:p>0,0418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2]-[.L102])*0.63+[.L10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2]+1" office:value-type="float" office:value="101" calcext:value-type="float">
            <text:p>101</text:p>
          </table:table-cell>
          <table:table-cell table:style-name="ce6" table:formula="of:=[.D102]+0.5" office:value-type="float" office:value="50.5" calcext:value-type="float">
            <text:p>5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3]+([.E103]-[.L103])*(1-EXP(-[.D93]/[.I103]))" office:value-type="float" office:value="88.5788476455565" calcext:value-type="float">
            <text:p>88,5788476455565</text:p>
          </table:table-cell>
          <table:table-cell table:style-name="ce6" table:formula="of:=[.M103]+[.N103]" office:value-type="float" office:value="88.5788476455565" calcext:value-type="float">
            <text:p>88,5788476455565</text:p>
          </table:table-cell>
          <table:table-cell table:style-name="ce6" office:value-type="float" office:value="50.7663280623073" calcext:value-type="float">
            <text:p>50,7663280623073</text:p>
          </table:table-cell>
          <table:table-cell table:style-name="ce6" office:value-type="float" office:value="55.727538110925" calcext:value-type="float">
            <text:p>55,727538110925</text:p>
          </table:table-cell>
          <table:table-cell table:style-name="ce6" office:value-type="float" office:value="61.9519416632715" calcext:value-type="float">
            <text:p>61,9519416632715</text:p>
          </table:table-cell>
          <table:table-cell table:style-name="ce6" office:value-type="float" office:value="65.9530142123188" calcext:value-type="float">
            <text:p>65,9530142123188</text:p>
          </table:table-cell>
          <table:table-cell table:style-name="ce6" office:value-type="float" office:value="70.8478937270286" calcext:value-type="float">
            <text:p>70,8478937270286</text:p>
          </table:table-cell>
          <table:table-cell table:style-name="ce6" office:value-type="float" office:value="75.6879375529315" calcext:value-type="float">
            <text:p>75,6879375529315</text:p>
          </table:table-cell>
          <table:table-cell table:style-name="ce6" office:value-type="float" office:value="80.3457687399837" calcext:value-type="float">
            <text:p>80,3457687399837</text:p>
          </table:table-cell>
          <table:table-cell table:style-name="ce6" office:value-type="float" office:value="84.6839406592252" calcext:value-type="float">
            <text:p>84,6839406592252</text:p>
          </table:table-cell>
          <table:table-cell table:style-name="ce6" office:value-type="float" office:value="88.5788476455565" calcext:value-type="float">
            <text:p>88,57884764555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98207" calcext:value-type="float">
            <text:p>71,298207</text:p>
          </table:table-cell>
          <table:table-cell table:style-name="ce6" office:value-type="float" office:value="0.039766" calcext:value-type="float">
            <text:p>0,039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3]-[.L103])*0.63+[.L10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3]+1" office:value-type="float" office:value="102" calcext:value-type="float">
            <text:p>102</text:p>
          </table:table-cell>
          <table:table-cell table:style-name="ce6" table:formula="of:=[.D103]+0.5" office:value-type="float" office:value="51" calcext:value-type="float">
            <text:p>5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4]+([.E104]-[.L104])*(1-EXP(-[.D94]/[.I104]))" office:value-type="float" office:value="88.6368456446719" calcext:value-type="float">
            <text:p>88,6368456446719</text:p>
          </table:table-cell>
          <table:table-cell table:style-name="ce6" table:formula="of:=[.M104]+[.N104]" office:value-type="float" office:value="88.6368456446719" calcext:value-type="float">
            <text:p>88,6368456446719</text:p>
          </table:table-cell>
          <table:table-cell table:style-name="ce6" office:value-type="float" office:value="51.0842326971093" calcext:value-type="float">
            <text:p>51,0842326971093</text:p>
          </table:table-cell>
          <table:table-cell table:style-name="ce6" office:value-type="float" office:value="56.0243880250928" calcext:value-type="float">
            <text:p>56,0243880250928</text:p>
          </table:table-cell>
          <table:table-cell table:style-name="ce6" office:value-type="float" office:value="62.2209641640376" calcext:value-type="float">
            <text:p>62,2209641640376</text:p>
          </table:table-cell>
          <table:table-cell table:style-name="ce6" office:value-type="float" office:value="66.2124859958711" calcext:value-type="float">
            <text:p>66,2124859958711</text:p>
          </table:table-cell>
          <table:table-cell table:style-name="ce6" office:value-type="float" office:value="71.0738600360343" calcext:value-type="float">
            <text:p>71,0738600360343</text:p>
          </table:table-cell>
          <table:table-cell table:style-name="ce6" office:value-type="float" office:value="75.874557565585" calcext:value-type="float">
            <text:p>75,874557565585</text:p>
          </table:table-cell>
          <table:table-cell table:style-name="ce6" office:value-type="float" office:value="80.4889643818535" calcext:value-type="float">
            <text:p>80,4889643818535</text:p>
          </table:table-cell>
          <table:table-cell table:style-name="ce6" office:value-type="float" office:value="84.7827394417877" calcext:value-type="float">
            <text:p>84,7827394417877</text:p>
          </table:table-cell>
          <table:table-cell table:style-name="ce6" office:value-type="float" office:value="88.6368456446719" calcext:value-type="float">
            <text:p>88,63684564467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32434" calcext:value-type="float">
            <text:p>71,332434</text:p>
          </table:table-cell>
          <table:table-cell table:style-name="ce6" office:value-type="float" office:value="0.037827" calcext:value-type="float">
            <text:p>0,0378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4]-[.L104])*0.63+[.L10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4]+1" office:value-type="float" office:value="103" calcext:value-type="float">
            <text:p>103</text:p>
          </table:table-cell>
          <table:table-cell table:style-name="ce6" table:formula="of:=[.D104]+0.5" office:value-type="float" office:value="51.5" calcext:value-type="float">
            <text:p>5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5]+([.E105]-[.L105])*(1-EXP(-[.D95]/[.I105]))" office:value-type="float" office:value="88.6924767139569" calcext:value-type="float">
            <text:p>88,6924767139569</text:p>
          </table:table-cell>
          <table:table-cell table:style-name="ce6" table:formula="of:=[.M105]+[.N105]" office:value-type="float" office:value="88.6924767139569" calcext:value-type="float">
            <text:p>88,6924767139569</text:p>
          </table:table-cell>
          <table:table-cell table:style-name="ce6" office:value-type="float" office:value="51.3968828304747" calcext:value-type="float">
            <text:p>51,3968828304747</text:p>
          </table:table-cell>
          <table:table-cell table:style-name="ce6" office:value-type="float" office:value="56.3159840968536" calcext:value-type="float">
            <text:p>56,3159840968536</text:p>
          </table:table-cell>
          <table:table-cell table:style-name="ce6" office:value-type="float" office:value="62.4844400076651" calcext:value-type="float">
            <text:p>62,4844400076651</text:p>
          </table:table-cell>
          <table:table-cell table:style-name="ce6" office:value-type="float" office:value="66.4661272009766" calcext:value-type="float">
            <text:p>66,4661272009766</text:p>
          </table:table-cell>
          <table:table-cell table:style-name="ce6" office:value-type="float" office:value="71.2942472169921" calcext:value-type="float">
            <text:p>71,2942472169921</text:p>
          </table:table-cell>
          <table:table-cell table:style-name="ce6" office:value-type="float" office:value="76.0560650254113" calcext:value-type="float">
            <text:p>76,0560650254113</text:p>
          </table:table-cell>
          <table:table-cell table:style-name="ce6" office:value-type="float" office:value="80.6277543569859" calcext:value-type="float">
            <text:p>80,6277543569859</text:p>
          </table:table-cell>
          <table:table-cell table:style-name="ce6" office:value-type="float" office:value="84.8780719623668" calcext:value-type="float">
            <text:p>84,8780719623668</text:p>
          </table:table-cell>
          <table:table-cell table:style-name="ce6" office:value-type="float" office:value="88.6924767139569" calcext:value-type="float">
            <text:p>88,69247671395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64991" calcext:value-type="float">
            <text:p>71,364991</text:p>
          </table:table-cell>
          <table:table-cell table:style-name="ce6" office:value-type="float" office:value="0.035982" calcext:value-type="float">
            <text:p>0,03598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5]-[.L105])*0.63+[.L10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5]+1" office:value-type="float" office:value="104" calcext:value-type="float">
            <text:p>104</text:p>
          </table:table-cell>
          <table:table-cell table:style-name="ce6" table:formula="of:=[.D105]+0.5" office:value-type="float" office:value="52" calcext:value-type="float">
            <text:p>5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6]+([.E106]-[.L106])*(1-EXP(-[.D96]/[.I106]))" office:value-type="float" office:value="88.7458374491028" calcext:value-type="float">
            <text:p>88,7458374491028</text:p>
          </table:table-cell>
          <table:table-cell table:style-name="ce6" table:formula="of:=[.M106]+[.N106]" office:value-type="float" office:value="88.7458374491028" calcext:value-type="float">
            <text:p>88,7458374491028</text:p>
          </table:table-cell>
          <table:table-cell table:style-name="ce6" office:value-type="float" office:value="51.704365311673" calcext:value-type="float">
            <text:p>51,704365311673</text:p>
          </table:table-cell>
          <table:table-cell table:style-name="ce6" office:value-type="float" office:value="56.6024193121197" calcext:value-type="float">
            <text:p>56,6024193121197</text:p>
          </table:table-cell>
          <table:table-cell table:style-name="ce6" office:value-type="float" office:value="62.742483554125" calcext:value-type="float">
            <text:p>62,742483554125</text:p>
          </table:table-cell>
          <table:table-cell table:style-name="ce6" office:value-type="float" office:value="66.7140688462938" calcext:value-type="float">
            <text:p>66,7140688462938</text:p>
          </table:table-cell>
          <table:table-cell table:style-name="ce6" office:value-type="float" office:value="71.5091930190641" calcext:value-type="float">
            <text:p>71,5091930190641</text:p>
          </table:table-cell>
          <table:table-cell table:style-name="ce6" office:value-type="float" office:value="76.2325999934684" calcext:value-type="float">
            <text:p>76,2325999934684</text:p>
          </table:table-cell>
          <table:table-cell table:style-name="ce6" office:value-type="float" office:value="80.7622742134963" calcext:value-type="float">
            <text:p>80,7622742134963</text:p>
          </table:table-cell>
          <table:table-cell table:style-name="ce6" office:value-type="float" office:value="84.9700598314907" calcext:value-type="float">
            <text:p>84,9700598314907</text:p>
          </table:table-cell>
          <table:table-cell table:style-name="ce6" office:value-type="float" office:value="88.7458374491028" calcext:value-type="float">
            <text:p>88,74583744910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95961" calcext:value-type="float">
            <text:p>71,395961</text:p>
          </table:table-cell>
          <table:table-cell table:style-name="ce6" office:value-type="float" office:value="0.034227" calcext:value-type="float">
            <text:p>0,0342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6]-[.L106])*0.63+[.L10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6]+1" office:value-type="float" office:value="105" calcext:value-type="float">
            <text:p>105</text:p>
          </table:table-cell>
          <table:table-cell table:style-name="ce6" table:formula="of:=[.D106]+0.5" office:value-type="float" office:value="52.5" calcext:value-type="float">
            <text:p>5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7]+([.E107]-[.L107])*(1-EXP(-[.D97]/[.I107]))" office:value-type="float" office:value="88.7970205036783" calcext:value-type="float">
            <text:p>88,7970205036783</text:p>
          </table:table-cell>
          <table:table-cell table:style-name="ce6" table:formula="of:=[.M107]+[.N107]" office:value-type="float" office:value="88.7970205036783" calcext:value-type="float">
            <text:p>88,7970205036783</text:p>
          </table:table-cell>
          <table:table-cell table:style-name="ce6" office:value-type="float" office:value="52.0067655544819" calcext:value-type="float">
            <text:p>52,0067655544819</text:p>
          </table:table-cell>
          <table:table-cell table:style-name="ce6" office:value-type="float" office:value="56.883785011078" calcext:value-type="float">
            <text:p>56,883785011078</text:p>
          </table:table-cell>
          <table:table-cell table:style-name="ce6" office:value-type="float" office:value="62.9952068055354" calcext:value-type="float">
            <text:p>62,9952068055354</text:p>
          </table:table-cell>
          <table:table-cell table:style-name="ce6" office:value-type="float" office:value="66.9564390063672" calcext:value-type="float">
            <text:p>66,9564390063672</text:p>
          </table:table-cell>
          <table:table-cell table:style-name="ce6" office:value-type="float" office:value="71.7188317903739" calcext:value-type="float">
            <text:p>71,7188317903739</text:p>
          </table:table-cell>
          <table:table-cell table:style-name="ce6" office:value-type="float" office:value="76.4042986937684" calcext:value-type="float">
            <text:p>76,4042986937684</text:p>
          </table:table-cell>
          <table:table-cell table:style-name="ce6" office:value-type="float" office:value="80.8926553291232" calcext:value-type="float">
            <text:p>80,8926553291232</text:p>
          </table:table-cell>
          <table:table-cell table:style-name="ce6" office:value-type="float" office:value="85.0588203930973" calcext:value-type="float">
            <text:p>85,0588203930973</text:p>
          </table:table-cell>
          <table:table-cell table:style-name="ce6" office:value-type="float" office:value="88.7970205036783" calcext:value-type="float">
            <text:p>88,797020503678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2542" calcext:value-type="float">
            <text:p>71,42542</text:p>
          </table:table-cell>
          <table:table-cell table:style-name="ce6" office:value-type="float" office:value="0.032558" calcext:value-type="float">
            <text:p>0,0325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7]-[.L107])*0.63+[.L10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7]+1" office:value-type="float" office:value="106" calcext:value-type="float">
            <text:p>106</text:p>
          </table:table-cell>
          <table:table-cell table:style-name="ce6" table:formula="of:=[.D107]+0.5" office:value-type="float" office:value="53" calcext:value-type="float">
            <text:p>5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8]+([.E108]-[.L108])*(1-EXP(-[.D98]/[.I108]))" office:value-type="float" office:value="88.8461147500098" calcext:value-type="float">
            <text:p>88,8461147500098</text:p>
          </table:table-cell>
          <table:table-cell table:style-name="ce6" table:formula="of:=[.M108]+[.N108]" office:value-type="float" office:value="88.8461147500098" calcext:value-type="float">
            <text:p>88,8461147500098</text:p>
          </table:table-cell>
          <table:table-cell table:style-name="ce6" office:value-type="float" office:value="52.3041675609131" calcext:value-type="float">
            <text:p>52,3041675609131</text:p>
          </table:table-cell>
          <table:table-cell table:style-name="ce6" office:value-type="float" office:value="57.160170917318" calcext:value-type="float">
            <text:p>57,160170917318</text:p>
          </table:table-cell>
          <table:table-cell table:style-name="ce6" office:value-type="float" office:value="63.2427194547748" calcext:value-type="float">
            <text:p>63,2427194547748</text:p>
          </table:table-cell>
          <table:table-cell table:style-name="ce6" office:value-type="float" office:value="67.1933628777838" calcext:value-type="float">
            <text:p>67,1933628777838</text:p>
          </table:table-cell>
          <table:table-cell table:style-name="ce6" office:value-type="float" office:value="71.9232945619777" calcext:value-type="float">
            <text:p>71,9232945619777</text:p>
          </table:table-cell>
          <table:table-cell table:style-name="ce6" office:value-type="float" office:value="76.5712936183951" calcext:value-type="float">
            <text:p>76,5712936183951</text:p>
          </table:table-cell>
          <table:table-cell table:style-name="ce6" office:value-type="float" office:value="81.0190250395369" calcext:value-type="float">
            <text:p>81,0190250395369</text:p>
          </table:table-cell>
          <table:table-cell table:style-name="ce6" office:value-type="float" office:value="85.1444668742229" calcext:value-type="float">
            <text:p>85,1444668742229</text:p>
          </table:table-cell>
          <table:table-cell table:style-name="ce6" office:value-type="float" office:value="88.8461147500098" calcext:value-type="float">
            <text:p>88,84611475000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53443" calcext:value-type="float">
            <text:p>71,453443</text:p>
          </table:table-cell>
          <table:table-cell table:style-name="ce6" office:value-type="float" office:value="0.03097" calcext:value-type="float">
            <text:p>0,030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8]-[.L108])*0.63+[.L10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8]+1" office:value-type="float" office:value="107" calcext:value-type="float">
            <text:p>107</text:p>
          </table:table-cell>
          <table:table-cell table:style-name="ce6" table:formula="of:=[.D108]+0.5" office:value-type="float" office:value="53.5" calcext:value-type="float">
            <text:p>5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09]+([.E109]-[.L109])*(1-EXP(-[.D99]/[.I109]))" office:value-type="float" office:value="88.8932054334956" calcext:value-type="float">
            <text:p>88,8932054334956</text:p>
          </table:table-cell>
          <table:table-cell table:style-name="ce6" table:formula="of:=[.M109]+[.N109]" office:value-type="float" office:value="88.8932054334956" calcext:value-type="float">
            <text:p>88,8932054334956</text:p>
          </table:table-cell>
          <table:table-cell table:style-name="ce6" office:value-type="float" office:value="52.5966539445474" calcext:value-type="float">
            <text:p>52,5966539445474</text:p>
          </table:table-cell>
          <table:table-cell table:style-name="ce6" office:value-type="float" office:value="57.4316651664424" calcext:value-type="float">
            <text:p>57,4316651664424</text:p>
          </table:table-cell>
          <table:table-cell table:style-name="ce6" office:value-type="float" office:value="63.485128933094" calcext:value-type="float">
            <text:p>63,485128933094</text:p>
          </table:table-cell>
          <table:table-cell table:style-name="ce6" office:value-type="float" office:value="67.4249628438444" calcext:value-type="float">
            <text:p>67,4249628438444</text:p>
          </table:table-cell>
          <table:table-cell table:style-name="ce6" office:value-type="float" office:value="72.1227091297637" calcext:value-type="float">
            <text:p>72,1227091297637</text:p>
          </table:table-cell>
          <table:table-cell table:style-name="ce6" office:value-type="float" office:value="76.7337136297428" calcext:value-type="float">
            <text:p>76,7337136297428</text:p>
          </table:table-cell>
          <table:table-cell table:style-name="ce6" office:value-type="float" office:value="81.141506762701" calcext:value-type="float">
            <text:p>81,141506762701</text:p>
          </table:table-cell>
          <table:table-cell table:style-name="ce6" office:value-type="float" office:value="85.2271085294404" calcext:value-type="float">
            <text:p>85,2271085294404</text:p>
          </table:table-cell>
          <table:table-cell table:style-name="ce6" office:value-type="float" office:value="88.8932054334956" calcext:value-type="float">
            <text:p>88,89320543349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80099" calcext:value-type="float">
            <text:p>71,480099</text:p>
          </table:table-cell>
          <table:table-cell table:style-name="ce6" office:value-type="float" office:value="0.029459" calcext:value-type="float">
            <text:p>0,0294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9]-[.L109])*0.63+[.L10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9]+1" office:value-type="float" office:value="108" calcext:value-type="float">
            <text:p>108</text:p>
          </table:table-cell>
          <table:table-cell table:style-name="ce6" table:formula="of:=[.D109]+0.5" office:value-type="float" office:value="54" calcext:value-type="float">
            <text:p>5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0]+([.E110]-[.L110])*(1-EXP(-[.D100]/[.I110]))" office:value-type="float" office:value="88.9383743206233" calcext:value-type="float">
            <text:p>88,9383743206233</text:p>
          </table:table-cell>
          <table:table-cell table:style-name="ce6" table:formula="of:=[.M110]+[.N110]" office:value-type="float" office:value="88.9383743206233" calcext:value-type="float">
            <text:p>88,9383743206233</text:p>
          </table:table-cell>
          <table:table-cell table:style-name="ce6" office:value-type="float" office:value="52.8843059534834" calcext:value-type="float">
            <text:p>52,8843059534834</text:p>
          </table:table-cell>
          <table:table-cell table:style-name="ce6" office:value-type="float" office:value="57.6983543341731" calcext:value-type="float">
            <text:p>57,6983543341731</text:p>
          </table:table-cell>
          <table:table-cell table:style-name="ce6" office:value-type="float" office:value="63.7225404567456" calcext:value-type="float">
            <text:p>63,7225404567456</text:p>
          </table:table-cell>
          <table:table-cell table:style-name="ce6" office:value-type="float" office:value="67.6513585377797" calcext:value-type="float">
            <text:p>67,6513585377797</text:p>
          </table:table-cell>
          <table:table-cell table:style-name="ce6" office:value-type="float" office:value="72.3172001343283" calcext:value-type="float">
            <text:p>72,3172001343283</text:p>
          </table:table-cell>
          <table:table-cell table:style-name="ce6" office:value-type="float" office:value="76.8916840599529" calcext:value-type="float">
            <text:p>76,8916840599529</text:p>
          </table:table-cell>
          <table:table-cell table:style-name="ce6" office:value-type="float" office:value="81.2602201194076" calcext:value-type="float">
            <text:p>81,2602201194076</text:p>
          </table:table-cell>
          <table:table-cell table:style-name="ce6" office:value-type="float" office:value="85.3068507802291" calcext:value-type="float">
            <text:p>85,3068507802291</text:p>
          </table:table-cell>
          <table:table-cell table:style-name="ce6" office:value-type="float" office:value="88.9383743206233" calcext:value-type="float">
            <text:p>88,93837432062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05455" calcext:value-type="float">
            <text:p>71,505455</text:p>
          </table:table-cell>
          <table:table-cell table:style-name="ce6" office:value-type="float" office:value="0.028023" calcext:value-type="float">
            <text:p>0,0280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0]-[.L110])*0.63+[.L11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0]+1" office:value-type="float" office:value="109" calcext:value-type="float">
            <text:p>109</text:p>
          </table:table-cell>
          <table:table-cell table:style-name="ce6" table:formula="of:=[.D110]+0.5" office:value-type="float" office:value="54.5" calcext:value-type="float">
            <text:p>5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1]+([.E111]-[.L111])*(1-EXP(-[.D101]/[.I111]))" office:value-type="float" office:value="88.9816998409455" calcext:value-type="float">
            <text:p>88,9816998409455</text:p>
          </table:table-cell>
          <table:table-cell table:style-name="ce6" table:formula="of:=[.M111]+[.N111]" office:value-type="float" office:value="88.9816998409455" calcext:value-type="float">
            <text:p>88,9816998409455</text:p>
          </table:table-cell>
          <table:table-cell table:style-name="ce6" office:value-type="float" office:value="53.1672034929063" calcext:value-type="float">
            <text:p>53,1672034929063</text:p>
          </table:table-cell>
          <table:table-cell table:style-name="ce6" office:value-type="float" office:value="57.9603234639587" calcext:value-type="float">
            <text:p>57,9603234639587</text:p>
          </table:table-cell>
          <table:table-cell table:style-name="ce6" office:value-type="float" office:value="63.9550570726527" calcext:value-type="float">
            <text:p>63,9550570726527</text:p>
          </table:table-cell>
          <table:table-cell table:style-name="ce6" office:value-type="float" office:value="67.8726669045481" calcext:value-type="float">
            <text:p>67,8726669045481</text:p>
          </table:table-cell>
          <table:table-cell table:style-name="ce6" office:value-type="float" office:value="72.5068891388804" calcext:value-type="float">
            <text:p>72,5068891388804</text:p>
          </table:table-cell>
          <table:table-cell table:style-name="ce6" office:value-type="float" office:value="77.0453268076272" calcext:value-type="float">
            <text:p>77,0453268076272</text:p>
          </table:table-cell>
          <table:table-cell table:style-name="ce6" office:value-type="float" office:value="81.3752810501039" calcext:value-type="float">
            <text:p>81,3752810501039</text:p>
          </table:table-cell>
          <table:table-cell table:style-name="ce6" office:value-type="float" office:value="85.3837953494552" calcext:value-type="float">
            <text:p>85,3837953494552</text:p>
          </table:table-cell>
          <table:table-cell table:style-name="ce6" office:value-type="float" office:value="88.9816998409455" calcext:value-type="float">
            <text:p>88,98169984094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29574" calcext:value-type="float">
            <text:p>71,529574</text:p>
          </table:table-cell>
          <table:table-cell table:style-name="ce6" office:value-type="float" office:value="0.026656" calcext:value-type="float">
            <text:p>0,0266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1]-[.L111])*0.63+[.L11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1]+1" office:value-type="float" office:value="110" calcext:value-type="float">
            <text:p>110</text:p>
          </table:table-cell>
          <table:table-cell table:style-name="ce6" table:formula="of:=[.D111]+0.5" office:value-type="float" office:value="55" calcext:value-type="float">
            <text:p>5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2]+([.E112]-[.L112])*(1-EXP(-[.D102]/[.I112]))" office:value-type="float" office:value="89.0232572232624" calcext:value-type="float">
            <text:p>89,0232572232624</text:p>
          </table:table-cell>
          <table:table-cell table:style-name="ce6" table:formula="of:=[.M112]+[.N112]" office:value-type="float" office:value="89.0232572232624" calcext:value-type="float">
            <text:p>89,0232572232624</text:p>
          </table:table-cell>
          <table:table-cell table:style-name="ce6" office:value-type="float" office:value="53.4454251472851" calcext:value-type="float">
            <text:p>53,4454251472851</text:p>
          </table:table-cell>
          <table:table-cell table:style-name="ce6" office:value-type="float" office:value="58.2176560940935" calcext:value-type="float">
            <text:p>58,2176560940935</text:p>
          </table:table-cell>
          <table:table-cell table:style-name="ce6" office:value-type="float" office:value="64.1827797031356" calcext:value-type="float">
            <text:p>64,1827797031356</text:p>
          </table:table-cell>
          <table:table-cell table:style-name="ce6" office:value-type="float" office:value="68.0890022612431" calcext:value-type="float">
            <text:p>68,0890022612431</text:p>
          </table:table-cell>
          <table:table-cell table:style-name="ce6" office:value-type="float" office:value="72.6918947052229" calcext:value-type="float">
            <text:p>72,6918947052229</text:p>
          </table:table-cell>
          <table:table-cell table:style-name="ce6" office:value-type="float" office:value="77.1947604318917" calcext:value-type="float">
            <text:p>77,1947604318917</text:p>
          </table:table-cell>
          <table:table-cell table:style-name="ce6" office:value-type="float" office:value="81.4868019281245" calcext:value-type="float">
            <text:p>81,4868019281245</text:p>
          </table:table-cell>
          <table:table-cell table:style-name="ce6" office:value-type="float" office:value="85.4580403911344" calcext:value-type="float">
            <text:p>85,4580403911344</text:p>
          </table:table-cell>
          <table:table-cell table:style-name="ce6" office:value-type="float" office:value="89.0232572232624" calcext:value-type="float">
            <text:p>89,02325722326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52517" calcext:value-type="float">
            <text:p>71,552517</text:p>
          </table:table-cell>
          <table:table-cell table:style-name="ce6" office:value-type="float" office:value="0.025356" calcext:value-type="float">
            <text:p>0,0253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2]-[.L112])*0.63+[.L11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2]+1" office:value-type="float" office:value="111" calcext:value-type="float">
            <text:p>111</text:p>
          </table:table-cell>
          <table:table-cell table:style-name="ce6" table:formula="of:=[.D112]+0.5" office:value-type="float" office:value="55.5" calcext:value-type="float">
            <text:p>5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3]+([.E113]-[.L113])*(1-EXP(-[.D103]/[.I113]))" office:value-type="float" office:value="89.0631186262458" calcext:value-type="float">
            <text:p>89,0631186262458</text:p>
          </table:table-cell>
          <table:table-cell table:style-name="ce6" table:formula="of:=[.M113]+[.N113]" office:value-type="float" office:value="89.0631186262458" calcext:value-type="float">
            <text:p>89,0631186262458</text:p>
          </table:table-cell>
          <table:table-cell table:style-name="ce6" office:value-type="float" office:value="53.7190482022017" calcext:value-type="float">
            <text:p>53,7190482022017</text:p>
          </table:table-cell>
          <table:table-cell table:style-name="ce6" office:value-type="float" office:value="58.4704342843569" calcext:value-type="float">
            <text:p>58,4704342843569</text:p>
          </table:table-cell>
          <table:table-cell table:style-name="ce6" office:value-type="float" office:value="64.4058071897164" calcext:value-type="float">
            <text:p>64,4058071897164</text:p>
          </table:table-cell>
          <table:table-cell table:style-name="ce6" office:value-type="float" office:value="68.3004763561439" calcext:value-type="float">
            <text:p>68,3004763561439</text:p>
          </table:table-cell>
          <table:table-cell table:style-name="ce6" office:value-type="float" office:value="72.8723324678572" calcext:value-type="float">
            <text:p>72,8723324678572</text:p>
          </table:table-cell>
          <table:table-cell table:style-name="ce6" office:value-type="float" office:value="77.3401002438831" calcext:value-type="float">
            <text:p>77,3401002438831</text:p>
          </table:table-cell>
          <table:table-cell table:style-name="ce6" office:value-type="float" office:value="81.59489166944" calcext:value-type="float">
            <text:p>81,59489166944</text:p>
          </table:table-cell>
          <table:table-cell table:style-name="ce6" office:value-type="float" office:value="85.5296806156412" calcext:value-type="float">
            <text:p>85,5296806156412</text:p>
          </table:table-cell>
          <table:table-cell table:style-name="ce6" office:value-type="float" office:value="89.0631186262458" calcext:value-type="float">
            <text:p>89,06311862624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74341" calcext:value-type="float">
            <text:p>71,574341</text:p>
          </table:table-cell>
          <table:table-cell table:style-name="ce6" office:value-type="float" office:value="0.024119" calcext:value-type="float">
            <text:p>0,0241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3]-[.L113])*0.63+[.L11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3]+1" office:value-type="float" office:value="112" calcext:value-type="float">
            <text:p>112</text:p>
          </table:table-cell>
          <table:table-cell table:style-name="ce6" table:formula="of:=[.D113]+0.5" office:value-type="float" office:value="56" calcext:value-type="float">
            <text:p>5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4]+([.E114]-[.L114])*(1-EXP(-[.D104]/[.I114]))" office:value-type="float" office:value="89.101353263733" calcext:value-type="float">
            <text:p>89,101353263733</text:p>
          </table:table-cell>
          <table:table-cell table:style-name="ce6" table:formula="of:=[.M114]+[.N114]" office:value-type="float" office:value="89.101353263733" calcext:value-type="float">
            <text:p>89,101353263733</text:p>
          </table:table-cell>
          <table:table-cell table:style-name="ce6" office:value-type="float" office:value="53.9881486658196" calcext:value-type="float">
            <text:p>53,9881486658196</text:p>
          </table:table-cell>
          <table:table-cell table:style-name="ce6" office:value-type="float" office:value="58.7187386421812" calcext:value-type="float">
            <text:p>58,7187386421812</text:p>
          </table:table-cell>
          <table:table-cell table:style-name="ce6" office:value-type="float" office:value="64.6242363360207" calcext:value-type="float">
            <text:p>64,6242363360207</text:p>
          </table:table-cell>
          <table:table-cell table:style-name="ce6" office:value-type="float" office:value="68.5071984264395" calcext:value-type="float">
            <text:p>68,5071984264395</text:p>
          </table:table-cell>
          <table:table-cell table:style-name="ce6" office:value-type="float" office:value="73.0483152062586" calcext:value-type="float">
            <text:p>73,0483152062586</text:p>
          </table:table-cell>
          <table:table-cell table:style-name="ce6" office:value-type="float" office:value="77.4814583957291" calcext:value-type="float">
            <text:p>77,4814583957291</text:p>
          </table:table-cell>
          <table:table-cell table:style-name="ce6" office:value-type="float" office:value="81.699655839029" calcext:value-type="float">
            <text:p>81,699655839029</text:p>
          </table:table-cell>
          <table:table-cell table:style-name="ce6" office:value-type="float" office:value="85.5988074105262" calcext:value-type="float">
            <text:p>85,5988074105262</text:p>
          </table:table-cell>
          <table:table-cell table:style-name="ce6" office:value-type="float" office:value="89.101353263733" calcext:value-type="float">
            <text:p>89,1013532637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95101" calcext:value-type="float">
            <text:p>71,595101</text:p>
          </table:table-cell>
          <table:table-cell table:style-name="ce6" office:value-type="float" office:value="0.022943" calcext:value-type="float">
            <text:p>0,02294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4]-[.L114])*0.63+[.L11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4]+1" office:value-type="float" office:value="113" calcext:value-type="float">
            <text:p>113</text:p>
          </table:table-cell>
          <table:table-cell table:style-name="ce6" table:formula="of:=[.D114]+0.5" office:value-type="float" office:value="56.5" calcext:value-type="float">
            <text:p>5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5]+([.E115]-[.L115])*(1-EXP(-[.D105]/[.I115]))" office:value-type="float" office:value="89.1380275249072" calcext:value-type="float">
            <text:p>89,1380275249072</text:p>
          </table:table-cell>
          <table:table-cell table:style-name="ce6" table:formula="of:=[.M115]+[.N115]" office:value-type="float" office:value="89.1380275249072" calcext:value-type="float">
            <text:p>89,1380275249072</text:p>
          </table:table-cell>
          <table:table-cell table:style-name="ce6" office:value-type="float" office:value="54.252801289998" calcext:value-type="float">
            <text:p>54,252801289998</text:p>
          </table:table-cell>
          <table:table-cell table:style-name="ce6" office:value-type="float" office:value="58.962648348356" calcext:value-type="float">
            <text:p>58,962648348356</text:p>
          </table:table-cell>
          <table:table-cell table:style-name="ce6" office:value-type="float" office:value="64.8381619497945" calcext:value-type="float">
            <text:p>64,8381619497945</text:p>
          </table:table-cell>
          <table:table-cell table:style-name="ce6" office:value-type="float" office:value="68.709275254655" calcext:value-type="float">
            <text:p>68,709275254655</text:p>
          </table:table-cell>
          <table:table-cell table:style-name="ce6" office:value-type="float" office:value="73.2199529153673" calcext:value-type="float">
            <text:p>73,2199529153673</text:p>
          </table:table-cell>
          <table:table-cell table:style-name="ce6" office:value-type="float" office:value="77.6189439670915" calcext:value-type="float">
            <text:p>77,6189439670915</text:p>
          </table:table-cell>
          <table:table-cell table:style-name="ce6" office:value-type="float" office:value="81.801196753977" calcext:value-type="float">
            <text:p>81,801196753977</text:p>
          </table:table-cell>
          <table:table-cell table:style-name="ce6" office:value-type="float" office:value="85.6655089570942" calcext:value-type="float">
            <text:p>85,6655089570942</text:p>
          </table:table-cell>
          <table:table-cell table:style-name="ce6" office:value-type="float" office:value="89.1380275249072" calcext:value-type="float">
            <text:p>89,138027524907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14848" calcext:value-type="float">
            <text:p>71,614848</text:p>
          </table:table-cell>
          <table:table-cell table:style-name="ce6" office:value-type="float" office:value="0.021824" calcext:value-type="float">
            <text:p>0,0218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5]-[.L115])*0.63+[.L11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5]+1" office:value-type="float" office:value="114" calcext:value-type="float">
            <text:p>114</text:p>
          </table:table-cell>
          <table:table-cell table:style-name="ce6" table:formula="of:=[.D115]+0.5" office:value-type="float" office:value="57" calcext:value-type="float">
            <text:p>5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6]+([.E116]-[.L116])*(1-EXP(-[.D106]/[.I116]))" office:value-type="float" office:value="89.1732050895727" calcext:value-type="float">
            <text:p>89,1732050895727</text:p>
          </table:table-cell>
          <table:table-cell table:style-name="ce6" table:formula="of:=[.M116]+[.N116]" office:value-type="float" office:value="89.1732050895727" calcext:value-type="float">
            <text:p>89,1732050895727</text:p>
          </table:table-cell>
          <table:table-cell table:style-name="ce6" office:value-type="float" office:value="54.5130795910564" calcext:value-type="float">
            <text:p>54,5130795910564</text:p>
          </table:table-cell>
          <table:table-cell table:style-name="ce6" office:value-type="float" office:value="59.2022411822779" calcext:value-type="float">
            <text:p>59,2022411822779</text:p>
          </table:table-cell>
          <table:table-cell table:style-name="ce6" office:value-type="float" office:value="65.0476768840549" calcext:value-type="float">
            <text:p>65,0476768840549</text:p>
          </table:table-cell>
          <table:table-cell table:style-name="ce6" office:value-type="float" office:value="68.9068112238103" calcext:value-type="float">
            <text:p>68,9068112238103</text:p>
          </table:table-cell>
          <table:table-cell table:style-name="ce6" office:value-type="float" office:value="73.387352874339" calcext:value-type="float">
            <text:p>73,387352874339</text:p>
          </table:table-cell>
          <table:table-cell table:style-name="ce6" office:value-type="float" office:value="77.7526630493374" calcext:value-type="float">
            <text:p>77,7526630493374</text:p>
          </table:table-cell>
          <table:table-cell table:style-name="ce6" office:value-type="float" office:value="81.8996135834037" calcext:value-type="float">
            <text:p>81,8996135834037</text:p>
          </table:table-cell>
          <table:table-cell table:style-name="ce6" office:value-type="float" office:value="85.7298703428918" calcext:value-type="float">
            <text:p>85,7298703428918</text:p>
          </table:table-cell>
          <table:table-cell table:style-name="ce6" office:value-type="float" office:value="89.1732050895727" calcext:value-type="float">
            <text:p>89,17320508957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33632" calcext:value-type="float">
            <text:p>71,633632</text:p>
          </table:table-cell>
          <table:table-cell table:style-name="ce6" office:value-type="float" office:value="0.02076" calcext:value-type="float">
            <text:p>0,0207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6]-[.L116])*0.63+[.L11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6]+1" office:value-type="float" office:value="115" calcext:value-type="float">
            <text:p>115</text:p>
          </table:table-cell>
          <table:table-cell table:style-name="ce6" table:formula="of:=[.D116]+0.5" office:value-type="float" office:value="57.5" calcext:value-type="float">
            <text:p>5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7]+([.E117]-[.L117])*(1-EXP(-[.D107]/[.I117]))" office:value-type="float" office:value="89.2069470387267" calcext:value-type="float">
            <text:p>89,2069470387267</text:p>
          </table:table-cell>
          <table:table-cell table:style-name="ce6" table:formula="of:=[.M117]+[.N117]" office:value-type="float" office:value="89.2069470387267" calcext:value-type="float">
            <text:p>89,2069470387267</text:p>
          </table:table-cell>
          <table:table-cell table:style-name="ce6" office:value-type="float" office:value="54.7690558701966" calcext:value-type="float">
            <text:p>54,7690558701966</text:p>
          </table:table-cell>
          <table:table-cell table:style-name="ce6" office:value-type="float" office:value="59.4375935467531" calcext:value-type="float">
            <text:p>59,4375935467531</text:p>
          </table:table-cell>
          <table:table-cell table:style-name="ce6" office:value-type="float" office:value="65.2528720773924" calcext:value-type="float">
            <text:p>65,2528720773924</text:p>
          </table:table-cell>
          <table:table-cell table:style-name="ce6" office:value-type="float" office:value="69.0999083713394" calcext:value-type="float">
            <text:p>69,0999083713394</text:p>
          </table:table-cell>
          <table:table-cell table:style-name="ce6" office:value-type="float" office:value="73.5506197135971" calcext:value-type="float">
            <text:p>73,5506197135971</text:p>
          </table:table-cell>
          <table:table-cell table:style-name="ce6" office:value-type="float" office:value="77.8827188274057" calcext:value-type="float">
            <text:p>77,8827188274057</text:p>
          </table:table-cell>
          <table:table-cell table:style-name="ce6" office:value-type="float" office:value="81.9950024453158" calcext:value-type="float">
            <text:p>81,9950024453158</text:p>
          </table:table-cell>
          <table:table-cell table:style-name="ce6" office:value-type="float" office:value="85.7919736702499" calcext:value-type="float">
            <text:p>85,7919736702499</text:p>
          </table:table-cell>
          <table:table-cell table:style-name="ce6" office:value-type="float" office:value="89.2069470387267" calcext:value-type="float">
            <text:p>89,20694703872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515" calcext:value-type="float">
            <text:p>71,6515</text:p>
          </table:table-cell>
          <table:table-cell table:style-name="ce6" office:value-type="float" office:value="0.019747" calcext:value-type="float">
            <text:p>0,01974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7]-[.L117])*0.63+[.L11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7]+1" office:value-type="float" office:value="116" calcext:value-type="float">
            <text:p>116</text:p>
          </table:table-cell>
          <table:table-cell table:style-name="ce6" table:formula="of:=[.D117]+0.5" office:value-type="float" office:value="58" calcext:value-type="float">
            <text:p>5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8]+([.E118]-[.L118])*(1-EXP(-[.D108]/[.I118]))" office:value-type="float" office:value="89.2393119606174" calcext:value-type="float">
            <text:p>89,2393119606174</text:p>
          </table:table-cell>
          <table:table-cell table:style-name="ce6" table:formula="of:=[.M118]+[.N118]" office:value-type="float" office:value="89.2393119606174" calcext:value-type="float">
            <text:p>89,2393119606174</text:p>
          </table:table-cell>
          <table:table-cell table:style-name="ce6" office:value-type="float" office:value="55.0208012335864" calcext:value-type="float">
            <text:p>55,0208012335864</text:p>
          </table:table-cell>
          <table:table-cell table:style-name="ce6" office:value-type="float" office:value="59.6687804923616" calcext:value-type="float">
            <text:p>59,6687804923616</text:p>
          </table:table-cell>
          <table:table-cell table:style-name="ce6" office:value-type="float" office:value="65.4538365934419" calcext:value-type="float">
            <text:p>65,4538365934419</text:p>
          </table:table-cell>
          <table:table-cell table:style-name="ce6" office:value-type="float" office:value="69.2886664417976" calcext:value-type="float">
            <text:p>69,2886664417976</text:p>
          </table:table-cell>
          <table:table-cell table:style-name="ce6" office:value-type="float" office:value="73.7098554802312" calcext:value-type="float">
            <text:p>73,7098554802312</text:p>
          </table:table-cell>
          <table:table-cell table:style-name="ce6" office:value-type="float" office:value="78.0092116594298" calcext:value-type="float">
            <text:p>78,0092116594298</text:p>
          </table:table-cell>
          <table:table-cell table:style-name="ce6" office:value-type="float" office:value="82.08745650048" calcext:value-type="float">
            <text:p>82,08745650048</text:p>
          </table:table-cell>
          <table:table-cell table:style-name="ce6" office:value-type="float" office:value="85.8518981610164" calcext:value-type="float">
            <text:p>85,8518981610164</text:p>
          </table:table-cell>
          <table:table-cell table:style-name="ce6" office:value-type="float" office:value="89.2393119606174" calcext:value-type="float">
            <text:p>89,23931196061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68496" calcext:value-type="float">
            <text:p>71,668496</text:p>
          </table:table-cell>
          <table:table-cell table:style-name="ce6" office:value-type="float" office:value="0.018784" calcext:value-type="float">
            <text:p>0,0187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8]-[.L118])*0.63+[.L11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8]+1" office:value-type="float" office:value="117" calcext:value-type="float">
            <text:p>117</text:p>
          </table:table-cell>
          <table:table-cell table:style-name="ce6" table:formula="of:=[.D118]+0.5" office:value-type="float" office:value="58.5" calcext:value-type="float">
            <text:p>5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19]+([.E119]-[.L119])*(1-EXP(-[.D109]/[.I119]))" office:value-type="float" office:value="89.2703560524752" calcext:value-type="float">
            <text:p>89,2703560524752</text:p>
          </table:table-cell>
          <table:table-cell table:style-name="ce6" table:formula="of:=[.M119]+[.N119]" office:value-type="float" office:value="89.2703560524752" calcext:value-type="float">
            <text:p>89,2703560524752</text:p>
          </table:table-cell>
          <table:table-cell table:style-name="ce6" office:value-type="float" office:value="55.2683856121123" calcext:value-type="float">
            <text:p>55,2683856121123</text:p>
          </table:table-cell>
          <table:table-cell table:style-name="ce6" office:value-type="float" office:value="59.8958757413895" calcext:value-type="float">
            <text:p>59,8958757413895</text:p>
          </table:table-cell>
          <table:table-cell table:style-name="ce6" office:value-type="float" office:value="65.6506576595407" calcext:value-type="float">
            <text:p>65,6506576595407</text:p>
          </table:table-cell>
          <table:table-cell table:style-name="ce6" office:value-type="float" office:value="69.4731829383852" calcext:value-type="float">
            <text:p>69,4731829383852</text:p>
          </table:table-cell>
          <table:table-cell table:style-name="ce6" office:value-type="float" office:value="73.8651597017788" calcext:value-type="float">
            <text:p>73,8651597017788</text:p>
          </table:table-cell>
          <table:table-cell table:style-name="ce6" office:value-type="float" office:value="78.1322391541795" calcext:value-type="float">
            <text:p>78,1322391541795</text:p>
          </table:table-cell>
          <table:table-cell table:style-name="ce6" office:value-type="float" office:value="82.1770660434071" calcext:value-type="float">
            <text:p>82,1770660434071</text:p>
          </table:table-cell>
          <table:table-cell table:style-name="ce6" office:value-type="float" office:value="85.9097202576153" calcext:value-type="float">
            <text:p>85,9097202576153</text:p>
          </table:table-cell>
          <table:table-cell table:style-name="ce6" office:value-type="float" office:value="89.2703560524752" calcext:value-type="float">
            <text:p>89,27035605247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84664" calcext:value-type="float">
            <text:p>71,684664</text:p>
          </table:table-cell>
          <table:table-cell table:style-name="ce6" office:value-type="float" office:value="0.017868" calcext:value-type="float">
            <text:p>0,0178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9]-[.L119])*0.63+[.L11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9]+1" office:value-type="float" office:value="118" calcext:value-type="float">
            <text:p>118</text:p>
          </table:table-cell>
          <table:table-cell table:style-name="ce6" table:formula="of:=[.D119]+0.5" office:value-type="float" office:value="59" calcext:value-type="float">
            <text:p>5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0]+([.E120]-[.L120])*(1-EXP(-[.D110]/[.I120]))" office:value-type="float" office:value="89.3001332180907" calcext:value-type="float">
            <text:p>89,3001332180907</text:p>
          </table:table-cell>
          <table:table-cell table:style-name="ce6" table:formula="of:=[.M120]+[.N120]" office:value-type="float" office:value="89.3001332180907" calcext:value-type="float">
            <text:p>89,3001332180907</text:p>
          </table:table-cell>
          <table:table-cell table:style-name="ce6" office:value-type="float" office:value="55.5118777808046" calcext:value-type="float">
            <text:p>55,5118777808046</text:p>
          </table:table-cell>
          <table:table-cell table:style-name="ce6" office:value-type="float" office:value="60.1189517113379" calcext:value-type="float">
            <text:p>60,1189517113379</text:p>
          </table:table-cell>
          <table:table-cell table:style-name="ce6" office:value-type="float" office:value="65.8434207045884" calcext:value-type="float">
            <text:p>65,8434207045884</text:p>
          </table:table-cell>
          <table:table-cell table:style-name="ce6" office:value-type="float" office:value="69.6535531733125" calcext:value-type="float">
            <text:p>69,6535531733125</text:p>
          </table:table-cell>
          <table:table-cell table:style-name="ce6" office:value-type="float" office:value="74.016629448434" calcext:value-type="float">
            <text:p>74,016629448434</text:p>
          </table:table-cell>
          <table:table-cell table:style-name="ce6" office:value-type="float" office:value="78.2518962463815" calcext:value-type="float">
            <text:p>78,2518962463815</text:p>
          </table:table-cell>
          <table:table-cell table:style-name="ce6" office:value-type="float" office:value="82.2639185905384" calcext:value-type="float">
            <text:p>82,2639185905384</text:p>
          </table:table-cell>
          <table:table-cell table:style-name="ce6" office:value-type="float" office:value="85.9655137205606" calcext:value-type="float">
            <text:p>85,9655137205606</text:p>
          </table:table-cell>
          <table:table-cell table:style-name="ce6" office:value-type="float" office:value="89.3001332180907" calcext:value-type="float">
            <text:p>89,30013321809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00043" calcext:value-type="float">
            <text:p>71,700043</text:p>
          </table:table-cell>
          <table:table-cell table:style-name="ce6" office:value-type="float" office:value="0.016997" calcext:value-type="float">
            <text:p>0,0169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0]-[.L120])*0.63+[.L12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0]+1" office:value-type="float" office:value="119" calcext:value-type="float">
            <text:p>119</text:p>
          </table:table-cell>
          <table:table-cell table:style-name="ce6" table:formula="of:=[.D120]+0.5" office:value-type="float" office:value="59.5" calcext:value-type="float">
            <text:p>5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1]+([.E121]-[.L121])*(1-EXP(-[.D111]/[.I121]))" office:value-type="float" office:value="89.3286951614117" calcext:value-type="float">
            <text:p>89,3286951614117</text:p>
          </table:table-cell>
          <table:table-cell table:style-name="ce6" table:formula="of:=[.M121]+[.N121]" office:value-type="float" office:value="89.3286951614117" calcext:value-type="float">
            <text:p>89,3286951614117</text:p>
          </table:table-cell>
          <table:table-cell table:style-name="ce6" office:value-type="float" office:value="55.7513453779426" calcext:value-type="float">
            <text:p>55,7513453779426</text:p>
          </table:table-cell>
          <table:table-cell table:style-name="ce6" office:value-type="float" office:value="60.3380795380162" calcext:value-type="float">
            <text:p>60,3380795380162</text:p>
          </table:table-cell>
          <table:table-cell table:style-name="ce6" office:value-type="float" office:value="66.0322093961273" calcext:value-type="float">
            <text:p>66,0322093961273</text:p>
          </table:table-cell>
          <table:table-cell table:style-name="ce6" office:value-type="float" office:value="69.8298703170333" calcext:value-type="float">
            <text:p>69,8298703170333</text:p>
          </table:table-cell>
          <table:table-cell table:style-name="ce6" office:value-type="float" office:value="74.1643593937192" calcext:value-type="float">
            <text:p>74,1643593937192</text:p>
          </table:table-cell>
          <table:table-cell table:style-name="ce6" office:value-type="float" office:value="78.3682752699759" calcext:value-type="float">
            <text:p>78,3682752699759</text:p>
          </table:table-cell>
          <table:table-cell table:style-name="ce6" office:value-type="float" office:value="82.3480989657169" calcext:value-type="float">
            <text:p>82,3480989657169</text:p>
          </table:table-cell>
          <table:table-cell table:style-name="ce6" office:value-type="float" office:value="86.0193497225483" calcext:value-type="float">
            <text:p>86,0193497225483</text:p>
          </table:table-cell>
          <table:table-cell table:style-name="ce6" office:value-type="float" office:value="89.3286951614117" calcext:value-type="float">
            <text:p>89,3286951614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1467" calcext:value-type="float">
            <text:p>71,71467</text:p>
          </table:table-cell>
          <table:table-cell table:style-name="ce6" office:value-type="float" office:value="0.016168" calcext:value-type="float">
            <text:p>0,0161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1]-[.L121])*0.63+[.L12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1]+1" office:value-type="float" office:value="120" calcext:value-type="float">
            <text:p>120</text:p>
          </table:table-cell>
          <table:table-cell table:style-name="ce6" table:formula="of:=[.D121]+0.5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2]+([.E122]-[.L122])*(1-EXP(-[.D112]/[.I122]))" office:value-type="float" office:value="89.3560914763198" calcext:value-type="float">
            <text:p>89,3560914763198</text:p>
          </table:table-cell>
          <table:table-cell table:style-name="ce6" table:formula="of:=[.M122]+[.N122]" office:value-type="float" office:value="89.3560914763198" calcext:value-type="float">
            <text:p>89,3560914763198</text:p>
          </table:table-cell>
          <table:table-cell table:style-name="ce6" office:value-type="float" office:value="55.9868549238431" calcext:value-type="float">
            <text:p>55,9868549238431</text:p>
          </table:table-cell>
          <table:table-cell table:style-name="ce6" office:value-type="float" office:value="60.5533290982257" calcext:value-type="float">
            <text:p>60,5533290982257</text:p>
          </table:table-cell>
          <table:table-cell table:style-name="ce6" office:value-type="float" office:value="66.2171056766574" calcext:value-type="float">
            <text:p>66,2171056766574</text:p>
          </table:table-cell>
          <table:table-cell table:style-name="ce6" office:value-type="float" office:value="70.0022254463728" calcext:value-type="float">
            <text:p>70,0022254463728</text:p>
          </table:table-cell>
          <table:table-cell table:style-name="ce6" office:value-type="float" office:value="74.3084418736593" calcext:value-type="float">
            <text:p>74,3084418736593</text:p>
          </table:table-cell>
          <table:table-cell table:style-name="ce6" office:value-type="float" office:value="78.4814660293662" calcext:value-type="float">
            <text:p>78,4814660293662</text:p>
          </table:table-cell>
          <table:table-cell table:style-name="ce6" office:value-type="float" office:value="82.4296893830307" calcext:value-type="float">
            <text:p>82,4296893830307</text:p>
          </table:table-cell>
          <table:table-cell table:style-name="ce6" office:value-type="float" office:value="86.0712969392474" calcext:value-type="float">
            <text:p>86,0712969392474</text:p>
          </table:table-cell>
          <table:table-cell table:style-name="ce6" office:value-type="float" office:value="89.3560914763198" calcext:value-type="float">
            <text:p>89,35609147631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08588" calcext:value-type="float">
            <text:p>71,708588</text:p>
          </table:table-cell>
          <table:table-cell table:style-name="ce6" office:value-type="float" office:value="0.015379" calcext:value-type="float">
            <text:p>0,01537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2]-[.L122])*0.63+[.L12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2]+1" office:value-type="float" office:value="121" calcext:value-type="float">
            <text:p>121</text:p>
          </table:table-cell>
          <table:table-cell table:style-name="ce6" table:formula="of:=[.D122]+0.5" office:value-type="float" office:value="60.5" calcext:value-type="float">
            <text:p>6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3]+([.E123]-[.L123])*(1-EXP(-[.D113]/[.I123]))" office:value-type="float" office:value="89.3823697327432" calcext:value-type="float">
            <text:p>89,3823697327432</text:p>
          </table:table-cell>
          <table:table-cell table:style-name="ce6" table:formula="of:=[.M123]+[.N123]" office:value-type="float" office:value="89.3823697327432" calcext:value-type="float">
            <text:p>89,3823697327432</text:p>
          </table:table-cell>
          <table:table-cell table:style-name="ce6" office:value-type="float" office:value="56.2184718393387" calcext:value-type="float">
            <text:p>56,2184718393387</text:p>
          </table:table-cell>
          <table:table-cell table:style-name="ce6" office:value-type="float" office:value="60.7647690320432" calcext:value-type="float">
            <text:p>60,7647690320432</text:p>
          </table:table-cell>
          <table:table-cell table:style-name="ce6" office:value-type="float" office:value="66.398189799203" calcext:value-type="float">
            <text:p>66,398189799203</text:p>
          </table:table-cell>
          <table:table-cell table:style-name="ce6" office:value-type="float" office:value="70.1707075915729" calcext:value-type="float">
            <text:p>70,1707075915729</text:p>
          </table:table-cell>
          <table:table-cell table:style-name="ce6" office:value-type="float" office:value="74.4489669444945" calcext:value-type="float">
            <text:p>74,4489669444945</text:p>
          </table:table-cell>
          <table:table-cell table:style-name="ce6" office:value-type="float" office:value="78.5915558687174" calcext:value-type="float">
            <text:p>78,5915558687174</text:p>
          </table:table-cell>
          <table:table-cell table:style-name="ce6" office:value-type="float" office:value="82.5087695271059" calcext:value-type="float">
            <text:p>82,5087695271059</text:p>
          </table:table-cell>
          <table:table-cell table:style-name="ce6" office:value-type="float" office:value="86.1214216369063" calcext:value-type="float">
            <text:p>86,1214216369063</text:p>
          </table:table-cell>
          <table:table-cell table:style-name="ce6" office:value-type="float" office:value="89.3823697327432" calcext:value-type="float">
            <text:p>89,38236973274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41825" calcext:value-type="float">
            <text:p>71,741825</text:p>
          </table:table-cell>
          <table:table-cell table:style-name="ce6" office:value-type="float" office:value="0.014629" calcext:value-type="float">
            <text:p>0,01462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3]-[.L123])*0.63+[.L12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3]+1" office:value-type="float" office:value="122" calcext:value-type="float">
            <text:p>122</text:p>
          </table:table-cell>
          <table:table-cell table:style-name="ce6" table:formula="of:=[.D123]+0.5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4]+([.E124]-[.L124])*(1-EXP(-[.D114]/[.I124]))" office:value-type="float" office:value="89.4075755592558" calcext:value-type="float">
            <text:p>89,4075755592558</text:p>
          </table:table-cell>
          <table:table-cell table:style-name="ce6" table:formula="of:=[.M124]+[.N124]" office:value-type="float" office:value="89.4075755592558" calcext:value-type="float">
            <text:p>89,4075755592558</text:p>
          </table:table-cell>
          <table:table-cell table:style-name="ce6" office:value-type="float" office:value="56.4462604639509" calcext:value-type="float">
            <text:p>56,4462604639509</text:p>
          </table:table-cell>
          <table:table-cell table:style-name="ce6" office:value-type="float" office:value="60.9724667647086" calcext:value-type="float">
            <text:p>60,9724667647086</text:p>
          </table:table-cell>
          <table:table-cell table:style-name="ce6" office:value-type="float" office:value="66.5755403621461" calcext:value-type="float">
            <text:p>66,5755403621461</text:p>
          </table:table-cell>
          <table:table-cell table:style-name="ce6" office:value-type="float" office:value="70.3354037822809" calcext:value-type="float">
            <text:p>70,3354037822809</text:p>
          </table:table-cell>
          <table:table-cell table:style-name="ce6" office:value-type="float" office:value="74.5860224389686" calcext:value-type="float">
            <text:p>74,5860224389686</text:p>
          </table:table-cell>
          <table:table-cell table:style-name="ce6" office:value-type="float" office:value="78.6986297393554" calcext:value-type="float">
            <text:p>78,6986297393554</text:p>
          </table:table-cell>
          <table:table-cell table:style-name="ce6" office:value-type="float" office:value="82.5854166309308" calcext:value-type="float">
            <text:p>82,5854166309308</text:p>
          </table:table-cell>
          <table:table-cell table:style-name="ce6" office:value-type="float" office:value="86.1697877568841" calcext:value-type="float">
            <text:p>86,1697877568841</text:p>
          </table:table-cell>
          <table:table-cell table:style-name="ce6" office:value-type="float" office:value="89.4075755592558" calcext:value-type="float">
            <text:p>89,40757555925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54416" calcext:value-type="float">
            <text:p>71,754416</text:p>
          </table:table-cell>
          <table:table-cell table:style-name="ce6" office:value-type="float" office:value="0.013916" calcext:value-type="float">
            <text:p>0,01391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4]-[.L124])*0.63+[.L12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4]+1" office:value-type="float" office:value="123" calcext:value-type="float">
            <text:p>123</text:p>
          </table:table-cell>
          <table:table-cell table:style-name="ce6" table:formula="of:=[.D124]+0.5" office:value-type="float" office:value="61.5" calcext:value-type="float">
            <text:p>6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5]+([.E125]-[.L125])*(1-EXP(-[.D115]/[.I125]))" office:value-type="float" office:value="89.4317527223044" calcext:value-type="float">
            <text:p>89,4317527223044</text:p>
          </table:table-cell>
          <table:table-cell table:style-name="ce6" table:formula="of:=[.M125]+[.N125]" office:value-type="float" office:value="89.4317527223044" calcext:value-type="float">
            <text:p>89,4317527223044</text:p>
          </table:table-cell>
          <table:table-cell table:style-name="ce6" office:value-type="float" office:value="56.6702840737623" calcext:value-type="float">
            <text:p>56,6702840737623</text:p>
          </table:table-cell>
          <table:table-cell table:style-name="ce6" office:value-type="float" office:value="61.1764885281261" calcext:value-type="float">
            <text:p>61,1764885281261</text:p>
          </table:table-cell>
          <table:table-cell table:style-name="ce6" office:value-type="float" office:value="66.7492343433416" calcext:value-type="float">
            <text:p>66,7492343433416</text:p>
          </table:table-cell>
          <table:table-cell table:style-name="ce6" office:value-type="float" office:value="70.4963990925053" calcext:value-type="float">
            <text:p>70,4963990925053</text:p>
          </table:table-cell>
          <table:table-cell table:style-name="ce6" office:value-type="float" office:value="74.7196940212271" calcext:value-type="float">
            <text:p>74,7196940212271</text:p>
          </table:table-cell>
          <table:table-cell table:style-name="ce6" office:value-type="float" office:value="78.8027702653202" calcext:value-type="float">
            <text:p>78,8027702653202</text:p>
          </table:table-cell>
          <table:table-cell table:style-name="ce6" office:value-type="float" office:value="82.6597055512843" calcext:value-type="float">
            <text:p>82,6597055512843</text:p>
          </table:table-cell>
          <table:table-cell table:style-name="ce6" office:value-type="float" office:value="86.2164569972181" calcext:value-type="float">
            <text:p>86,2164569972181</text:p>
          </table:table-cell>
          <table:table-cell table:style-name="ce6" office:value-type="float" office:value="89.4317527223044" calcext:value-type="float">
            <text:p>89,43175272230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66393" calcext:value-type="float">
            <text:p>71,766393</text:p>
          </table:table-cell>
          <table:table-cell table:style-name="ce6" office:value-type="float" office:value="0.013237" calcext:value-type="float">
            <text:p>0,0132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5]-[.L125])*0.63+[.L12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5]+1" office:value-type="float" office:value="124" calcext:value-type="float">
            <text:p>124</text:p>
          </table:table-cell>
          <table:table-cell table:style-name="ce6" table:formula="of:=[.D125]+0.5" office:value-type="float" office:value="62" calcext:value-type="float">
            <text:p>6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6]+([.E126]-[.L126])*(1-EXP(-[.D116]/[.I126]))" office:value-type="float" office:value="89.4549432022034" calcext:value-type="float">
            <text:p>89,4549432022034</text:p>
          </table:table-cell>
          <table:table-cell table:style-name="ce6" table:formula="of:=[.M126]+[.N126]" office:value-type="float" office:value="89.4549432022034" calcext:value-type="float">
            <text:p>89,4549432022034</text:p>
          </table:table-cell>
          <table:table-cell table:style-name="ce6" office:value-type="float" office:value="56.8906048989938" calcext:value-type="float">
            <text:p>56,8906048989938</text:p>
          </table:table-cell>
          <table:table-cell table:style-name="ce6" office:value-type="float" office:value="61.3768993819849" calcext:value-type="float">
            <text:p>61,3768993819849</text:p>
          </table:table-cell>
          <table:table-cell table:style-name="ce6" office:value-type="float" office:value="66.9193471335291" calcext:value-type="float">
            <text:p>66,9193471335291</text:p>
          </table:table-cell>
          <table:table-cell table:style-name="ce6" office:value-type="float" office:value="70.6537766845601" calcext:value-type="float">
            <text:p>70,6537766845601</text:p>
          </table:table-cell>
          <table:table-cell table:style-name="ce6" office:value-type="float" office:value="74.8500652403603" calcext:value-type="float">
            <text:p>74,8500652403603</text:p>
          </table:table-cell>
          <table:table-cell table:style-name="ce6" office:value-type="float" office:value="78.9040578071227" calcext:value-type="float">
            <text:p>78,9040578071227</text:p>
          </table:table-cell>
          <table:table-cell table:style-name="ce6" office:value-type="float" office:value="82.7317088418443" calcext:value-type="float">
            <text:p>82,7317088418443</text:p>
          </table:table-cell>
          <table:table-cell table:style-name="ce6" office:value-type="float" office:value="86.2614888913282" calcext:value-type="float">
            <text:p>86,2614888913282</text:p>
          </table:table-cell>
          <table:table-cell table:style-name="ce6" office:value-type="float" office:value="89.4549432022034" calcext:value-type="float">
            <text:p>89,45494320220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77787" calcext:value-type="float">
            <text:p>71,777787</text:p>
          </table:table-cell>
          <table:table-cell table:style-name="ce6" office:value-type="float" office:value="0.012591" calcext:value-type="float">
            <text:p>0,0125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6]-[.L126])*0.63+[.L12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6]+1" office:value-type="float" office:value="125" calcext:value-type="float">
            <text:p>125</text:p>
          </table:table-cell>
          <table:table-cell table:style-name="ce6" table:formula="of:=[.D126]+0.5" office:value-type="float" office:value="62.5" calcext:value-type="float">
            <text:p>6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7]+([.E127]-[.L127])*(1-EXP(-[.D117]/[.I127]))" office:value-type="float" office:value="89.4771872660278" calcext:value-type="float">
            <text:p>89,4771872660278</text:p>
          </table:table-cell>
          <table:table-cell table:style-name="ce6" table:formula="of:=[.M127]+[.N127]" office:value-type="float" office:value="89.4771872660278" calcext:value-type="float">
            <text:p>89,4771872660278</text:p>
          </table:table-cell>
          <table:table-cell table:style-name="ce6" office:value-type="float" office:value="57.1072841412915" calcext:value-type="float">
            <text:p>57,1072841412915</text:p>
          </table:table-cell>
          <table:table-cell table:style-name="ce6" office:value-type="float" office:value="61.5737632345054" calcext:value-type="float">
            <text:p>61,5737632345054</text:p>
          </table:table-cell>
          <table:table-cell table:style-name="ce6" office:value-type="float" office:value="67.0859525690552" calcext:value-type="float">
            <text:p>67,0859525690552</text:p>
          </table:table-cell>
          <table:table-cell table:style-name="ce6" office:value-type="float" office:value="70.807617852023" calcext:value-type="float">
            <text:p>70,807617852023</text:p>
          </table:table-cell>
          <table:table-cell table:style-name="ce6" office:value-type="float" office:value="74.9772175826242" calcext:value-type="float">
            <text:p>74,9772175826242</text:p>
          </table:table-cell>
          <table:table-cell table:style-name="ce6" office:value-type="float" office:value="79.002570523756" calcext:value-type="float">
            <text:p>79,002570523756</text:p>
          </table:table-cell>
          <table:table-cell table:style-name="ce6" office:value-type="float" office:value="82.8014968240466" calcext:value-type="float">
            <text:p>82,8014968240466</text:p>
          </table:table-cell>
          <table:table-cell table:style-name="ce6" office:value-type="float" office:value="86.3049408839603" calcext:value-type="float">
            <text:p>86,3049408839603</text:p>
          </table:table-cell>
          <table:table-cell table:style-name="ce6" office:value-type="float" office:value="89.4771872660278" calcext:value-type="float">
            <text:p>89,47718726602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88624" calcext:value-type="float">
            <text:p>71,788624</text:p>
          </table:table-cell>
          <table:table-cell table:style-name="ce6" office:value-type="float" office:value="0.011977" calcext:value-type="float">
            <text:p>0,0119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7]-[.L127])*0.63+[.L12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7]+1" office:value-type="float" office:value="126" calcext:value-type="float">
            <text:p>126</text:p>
          </table:table-cell>
          <table:table-cell table:style-name="ce6" table:formula="of:=[.D127]+0.5" office:value-type="float" office:value="63" calcext:value-type="float">
            <text:p>6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8]+([.E128]-[.L128])*(1-EXP(-[.D118]/[.I128]))" office:value-type="float" office:value="89.4985235375315" calcext:value-type="float">
            <text:p>89,4985235375315</text:p>
          </table:table-cell>
          <table:table-cell table:style-name="ce6" table:formula="of:=[.M128]+[.N128]" office:value-type="float" office:value="89.4985235375315" calcext:value-type="float">
            <text:p>89,4985235375315</text:p>
          </table:table-cell>
          <table:table-cell table:style-name="ce6" office:value-type="float" office:value="57.3203819907269" calcext:value-type="float">
            <text:p>57,3203819907269</text:p>
          </table:table-cell>
          <table:table-cell table:style-name="ce6" office:value-type="float" office:value="61.7671428628191" calcext:value-type="float">
            <text:p>61,7671428628191</text:p>
          </table:table-cell>
          <table:table-cell table:style-name="ce6" office:value-type="float" office:value="67.2491229639223" calcext:value-type="float">
            <text:p>67,2491229639223</text:p>
          </table:table-cell>
          <table:table-cell table:style-name="ce6" office:value-type="float" office:value="70.9580020617275" calcext:value-type="float">
            <text:p>70,9580020617275</text:p>
          </table:table-cell>
          <table:table-cell table:style-name="ce6" office:value-type="float" office:value="75.1012305223717" calcext:value-type="float">
            <text:p>75,1012305223717</text:p>
          </table:table-cell>
          <table:table-cell table:style-name="ce6" office:value-type="float" office:value="79.0983844330064" calcext:value-type="float">
            <text:p>79,0983844330064</text:p>
          </table:table-cell>
          <table:table-cell table:style-name="ce6" office:value-type="float" office:value="82.8691376557642" calcext:value-type="float">
            <text:p>82,8691376557642</text:p>
          </table:table-cell>
          <table:table-cell table:style-name="ce6" office:value-type="float" office:value="86.3468684044657" calcext:value-type="float">
            <text:p>86,3468684044657</text:p>
          </table:table-cell>
          <table:table-cell table:style-name="ce6" office:value-type="float" office:value="89.4985235375315" calcext:value-type="float">
            <text:p>89,49852353753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98933" calcext:value-type="float">
            <text:p>71,798933</text:p>
          </table:table-cell>
          <table:table-cell table:style-name="ce6" office:value-type="float" office:value="0.011393" calcext:value-type="float">
            <text:p>0,01139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8]-[.L128])*0.63+[.L12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8]+1" office:value-type="float" office:value="127" calcext:value-type="float">
            <text:p>127</text:p>
          </table:table-cell>
          <table:table-cell table:style-name="ce6" table:formula="of:=[.D128]+0.5" office:value-type="float" office:value="63.5" calcext:value-type="float">
            <text:p>6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29]+([.E129]-[.L129])*(1-EXP(-[.D119]/[.I129]))" office:value-type="float" office:value="89.5189890642118" calcext:value-type="float">
            <text:p>89,5189890642118</text:p>
          </table:table-cell>
          <table:table-cell table:style-name="ce6" table:formula="of:=[.M129]+[.N129]" office:value-type="float" office:value="89.5189890642118" calcext:value-type="float">
            <text:p>89,5189890642118</text:p>
          </table:table-cell>
          <table:table-cell table:style-name="ce6" office:value-type="float" office:value="57.5299576425174" calcext:value-type="float">
            <text:p>57,5299576425174</text:p>
          </table:table-cell>
          <table:table-cell table:style-name="ce6" office:value-type="float" office:value="61.9570999329867" calcext:value-type="float">
            <text:p>61,9570999329867</text:p>
          </table:table-cell>
          <table:table-cell table:style-name="ce6" office:value-type="float" office:value="67.408929141176" calcext:value-type="float">
            <text:p>67,408929141176</text:p>
          </table:table-cell>
          <table:table-cell table:style-name="ce6" office:value-type="float" office:value="71.1050069948115" calcext:value-type="float">
            <text:p>71,1050069948115</text:p>
          </table:table-cell>
          <table:table-cell table:style-name="ce6" office:value-type="float" office:value="75.2221815717273" calcext:value-type="float">
            <text:p>75,2221815717273</text:p>
          </table:table-cell>
          <table:table-cell table:style-name="ce6" office:value-type="float" office:value="79.1915734701133" calcext:value-type="float">
            <text:p>79,1915734701133</text:p>
          </table:table-cell>
          <table:table-cell table:style-name="ce6" office:value-type="float" office:value="82.9346973978725" calcext:value-type="float">
            <text:p>82,9346973978725</text:p>
          </table:table-cell>
          <table:table-cell table:style-name="ce6" office:value-type="float" office:value="86.3873249375094" calcext:value-type="float">
            <text:p>86,3873249375094</text:p>
          </table:table-cell>
          <table:table-cell table:style-name="ce6" office:value-type="float" office:value="89.5189890642118" calcext:value-type="float">
            <text:p>89,51898906421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08739" calcext:value-type="float">
            <text:p>71,808739</text:p>
          </table:table-cell>
          <table:table-cell table:style-name="ce6" office:value-type="float" office:value="0.010837" calcext:value-type="float">
            <text:p>0,0108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9]-[.L129])*0.63+[.L12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9]+1" office:value-type="float" office:value="128" calcext:value-type="float">
            <text:p>128</text:p>
          </table:table-cell>
          <table:table-cell table:style-name="ce6" table:formula="of:=[.D129]+0.5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0]+([.E130]-[.L130])*(1-EXP(-[.D120]/[.I130]))" office:value-type="float" office:value="89.5386193816378" calcext:value-type="float">
            <text:p>89,5386193816378</text:p>
          </table:table-cell>
          <table:table-cell table:style-name="ce6" table:formula="of:=[.M130]+[.N130]" office:value-type="float" office:value="89.5386193816378" calcext:value-type="float">
            <text:p>89,5386193816378</text:p>
          </table:table-cell>
          <table:table-cell table:style-name="ce6" office:value-type="float" office:value="57.7360693134694" calcext:value-type="float">
            <text:p>57,7360693134694</text:p>
          </table:table-cell>
          <table:table-cell table:style-name="ce6" office:value-type="float" office:value="62.1436950196633" calcext:value-type="float">
            <text:p>62,1436950196633</text:p>
          </table:table-cell>
          <table:table-cell table:style-name="ce6" office:value-type="float" office:value="67.565440463645" calcext:value-type="float">
            <text:p>67,565440463645</text:p>
          </table:table-cell>
          <table:table-cell table:style-name="ce6" office:value-type="float" office:value="71.2487085868435" calcext:value-type="float">
            <text:p>71,2487085868435</text:p>
          </table:table-cell>
          <table:table-cell table:style-name="ce6" office:value-type="float" office:value="75.340146329034" calcext:value-type="float">
            <text:p>75,340146329034</text:p>
          </table:table-cell>
          <table:table-cell table:style-name="ce6" office:value-type="float" office:value="79.2822095448217" calcext:value-type="float">
            <text:p>79,2822095448217</text:p>
          </table:table-cell>
          <table:table-cell table:style-name="ce6" office:value-type="float" office:value="82.9982400787675" calcext:value-type="float">
            <text:p>82,9982400787675</text:p>
          </table:table-cell>
          <table:table-cell table:style-name="ce6" office:value-type="float" office:value="86.4263620912973" calcext:value-type="float">
            <text:p>86,4263620912973</text:p>
          </table:table-cell>
          <table:table-cell table:style-name="ce6" office:value-type="float" office:value="89.5386193816378" calcext:value-type="float">
            <text:p>89,53861938163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18067" calcext:value-type="float">
            <text:p>71,818067</text:p>
          </table:table-cell>
          <table:table-cell table:style-name="ce6" office:value-type="float" office:value="0.010309" calcext:value-type="float">
            <text:p>0,01030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0]-[.L130])*0.63+[.L13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0]+1" office:value-type="float" office:value="129" calcext:value-type="float">
            <text:p>129</text:p>
          </table:table-cell>
          <table:table-cell table:style-name="ce6" table:formula="of:=[.D130]+0.5" office:value-type="float" office:value="64.5" calcext:value-type="float">
            <text:p>6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1]+([.E131]-[.L131])*(1-EXP(-[.D121]/[.I131]))" office:value-type="float" office:value="89.5574485751525" calcext:value-type="float">
            <text:p>89,5574485751525</text:p>
          </table:table-cell>
          <table:table-cell table:style-name="ce6" table:formula="of:=[.M131]+[.N131]" office:value-type="float" office:value="89.5574485751525" calcext:value-type="float">
            <text:p>89,5574485751525</text:p>
          </table:table-cell>
          <table:table-cell table:style-name="ce6" office:value-type="float" office:value="57.9387742581502" calcext:value-type="float">
            <text:p>57,9387742581502</text:p>
          </table:table-cell>
          <table:table-cell table:style-name="ce6" office:value-type="float" office:value="62.3269876254143" calcext:value-type="float">
            <text:p>62,3269876254143</text:p>
          </table:table-cell>
          <table:table-cell table:style-name="ce6" office:value-type="float" office:value="67.7187248640477" calcext:value-type="float">
            <text:p>67,7187248640477</text:p>
          </table:table-cell>
          <table:table-cell table:style-name="ce6" office:value-type="float" office:value="71.3891810670476" calcext:value-type="float">
            <text:p>71,3891810670476</text:p>
          </table:table-cell>
          <table:table-cell table:style-name="ce6" office:value-type="float" office:value="75.4551985261053" calcext:value-type="float">
            <text:p>75,4551985261053</text:p>
          </table:table-cell>
          <table:table-cell table:style-name="ce6" office:value-type="float" office:value="79.3703625968714" calcext:value-type="float">
            <text:p>79,3703625968714</text:p>
          </table:table-cell>
          <table:table-cell table:style-name="ce6" office:value-type="float" office:value="83.0598277568988" calcext:value-type="float">
            <text:p>83,0598277568988</text:p>
          </table:table-cell>
          <table:table-cell table:style-name="ce6" office:value-type="float" office:value="86.4640296634101" calcext:value-type="float">
            <text:p>86,4640296634101</text:p>
          </table:table-cell>
          <table:table-cell table:style-name="ce6" office:value-type="float" office:value="89.5574485751525" calcext:value-type="float">
            <text:p>89,55744857515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2694" calcext:value-type="float">
            <text:p>71,82694</text:p>
          </table:table-cell>
          <table:table-cell table:style-name="ce6" office:value-type="float" office:value="0.009806" calcext:value-type="float">
            <text:p>0,0098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1]-[.L131])*0.63+[.L13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1]+1" office:value-type="float" office:value="130" calcext:value-type="float">
            <text:p>130</text:p>
          </table:table-cell>
          <table:table-cell table:style-name="ce6" table:formula="of:=[.D131]+0.5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2]+([.E132]-[.L132])*(1-EXP(-[.D122]/[.I132]))" office:value-type="float" office:value="89.5755093390576" calcext:value-type="float">
            <text:p>89,5755093390576</text:p>
          </table:table-cell>
          <table:table-cell table:style-name="ce6" table:formula="of:=[.M132]+[.N132]" office:value-type="float" office:value="89.5755093390576" calcext:value-type="float">
            <text:p>89,5755093390576</text:p>
          </table:table-cell>
          <table:table-cell table:style-name="ce6" office:value-type="float" office:value="58.1381287847923" calcext:value-type="float">
            <text:p>58,1381287847923</text:p>
          </table:table-cell>
          <table:table-cell table:style-name="ce6" office:value-type="float" office:value="62.5070361996901" calcext:value-type="float">
            <text:p>62,5070361996901</text:p>
          </table:table-cell>
          <table:table-cell table:style-name="ce6" office:value-type="float" office:value="67.8688488744781" calcext:value-type="float">
            <text:p>67,8688488744781</text:p>
          </table:table-cell>
          <table:table-cell table:style-name="ce6" office:value-type="float" office:value="71.5264969966463" calcext:value-type="float">
            <text:p>71,5264969966463</text:p>
          </table:table-cell>
          <table:table-cell table:style-name="ce6" office:value-type="float" office:value="75.5674100743095" calcext:value-type="float">
            <text:p>75,5674100743095</text:p>
          </table:table-cell>
          <table:table-cell table:style-name="ce6" office:value-type="float" office:value="79.4561006499663" calcext:value-type="float">
            <text:p>79,4561006499663</text:p>
          </table:table-cell>
          <table:table-cell table:style-name="ce6" office:value-type="float" office:value="83.1195205813777" calcext:value-type="float">
            <text:p>83,1195205813777</text:p>
          </table:table-cell>
          <table:table-cell table:style-name="ce6" office:value-type="float" office:value="86.5003757043276" calcext:value-type="float">
            <text:p>86,5003757043276</text:p>
          </table:table-cell>
          <table:table-cell table:style-name="ce6" office:value-type="float" office:value="89.5755093390576" calcext:value-type="float">
            <text:p>89,575509339057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3538" calcext:value-type="float">
            <text:p>71,83538</text:p>
          </table:table-cell>
          <table:table-cell table:style-name="ce6" office:value-type="float" office:value="0.009328" calcext:value-type="float">
            <text:p>0,00932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2]-[.L132])*0.63+[.L13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2]+1" office:value-type="float" office:value="131" calcext:value-type="float">
            <text:p>131</text:p>
          </table:table-cell>
          <table:table-cell table:style-name="ce6" table:formula="of:=[.D132]+0.5" office:value-type="float" office:value="65.5" calcext:value-type="float">
            <text:p>6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3]+([.E133]-[.L133])*(1-EXP(-[.D123]/[.I133]))" office:value-type="float" office:value="89.5928330333828" calcext:value-type="float">
            <text:p>89,5928330333828</text:p>
          </table:table-cell>
          <table:table-cell table:style-name="ce6" table:formula="of:=[.M133]+[.N133]" office:value-type="float" office:value="89.5928330333828" calcext:value-type="float">
            <text:p>89,5928330333828</text:p>
          </table:table-cell>
          <table:table-cell table:style-name="ce6" office:value-type="float" office:value="58.3341882709349" calcext:value-type="float">
            <text:p>58,3341882709349</text:p>
          </table:table-cell>
          <table:table-cell table:style-name="ce6" office:value-type="float" office:value="62.6838981574649" calcext:value-type="float">
            <text:p>62,6838981574649</text:p>
          </table:table-cell>
          <table:table-cell table:style-name="ce6" office:value-type="float" office:value="68.0158776552836" calcext:value-type="float">
            <text:p>68,0158776552836</text:p>
          </table:table-cell>
          <table:table-cell table:style-name="ce6" office:value-type="float" office:value="71.6607273063423" calcext:value-type="float">
            <text:p>71,6607273063423</text:p>
          </table:table-cell>
          <table:table-cell table:style-name="ce6" office:value-type="float" office:value="75.6768511095171" calcext:value-type="float">
            <text:p>75,6768511095171</text:p>
          </table:table-cell>
          <table:table-cell table:style-name="ce6" office:value-type="float" office:value="79.5394898642657" calcext:value-type="float">
            <text:p>79,5394898642657</text:p>
          </table:table-cell>
          <table:table-cell table:style-name="ce6" office:value-type="float" office:value="83.1773768507226" calcext:value-type="float">
            <text:p>83,1773768507226</text:p>
          </table:table-cell>
          <table:table-cell table:style-name="ce6" office:value-type="float" office:value="86.5354465787237" calcext:value-type="float">
            <text:p>86,5354465787237</text:p>
          </table:table-cell>
          <table:table-cell table:style-name="ce6" office:value-type="float" office:value="89.5928330333828" calcext:value-type="float">
            <text:p>89,59283303338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43409" calcext:value-type="float">
            <text:p>71,843409</text:p>
          </table:table-cell>
          <table:table-cell table:style-name="ce6" office:value-type="float" office:value="0.008873" calcext:value-type="float">
            <text:p>0,0088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3]-[.L133])*0.63+[.L13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3]+1" office:value-type="float" office:value="132" calcext:value-type="float">
            <text:p>132</text:p>
          </table:table-cell>
          <table:table-cell table:style-name="ce6" table:formula="of:=[.D133]+0.5" office:value-type="float" office:value="66" calcext:value-type="float">
            <text:p>6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4]+([.E134]-[.L134])*(1-EXP(-[.D124]/[.I134]))" office:value-type="float" office:value="89.6094497383377" calcext:value-type="float">
            <text:p>89,6094497383377</text:p>
          </table:table-cell>
          <table:table-cell table:style-name="ce6" table:formula="of:=[.M134]+[.N134]" office:value-type="float" office:value="89.6094497383377" calcext:value-type="float">
            <text:p>89,6094497383377</text:p>
          </table:table-cell>
          <table:table-cell table:style-name="ce6" office:value-type="float" office:value="58.5270071788071" calcext:value-type="float">
            <text:p>58,5270071788071</text:p>
          </table:table-cell>
          <table:table-cell table:style-name="ce6" office:value-type="float" office:value="62.8576298975451" calcext:value-type="float">
            <text:p>62,8576298975451</text:p>
          </table:table-cell>
          <table:table-cell table:style-name="ce6" office:value-type="float" office:value="68.1598750233474" calcext:value-type="float">
            <text:p>68,1598750233474</text:p>
          </table:table-cell>
          <table:table-cell table:style-name="ce6" office:value-type="float" office:value="71.7919413329577" calcext:value-type="float">
            <text:p>71,7919413329577</text:p>
          </table:table-cell>
          <table:table-cell table:style-name="ce6" office:value-type="float" office:value="75.7835900359377" calcext:value-type="float">
            <text:p>75,7835900359377</text:p>
          </table:table-cell>
          <table:table-cell table:style-name="ce6" office:value-type="float" office:value="79.6205945874365" calcext:value-type="float">
            <text:p>79,6205945874365</text:p>
          </table:table-cell>
          <table:table-cell table:style-name="ce6" office:value-type="float" office:value="83.2334530697944" calcext:value-type="float">
            <text:p>83,2334530697944</text:p>
          </table:table-cell>
          <table:table-cell table:style-name="ce6" office:value-type="float" office:value="86.5692870246116" calcext:value-type="float">
            <text:p>86,5692870246116</text:p>
          </table:table-cell>
          <table:table-cell table:style-name="ce6" office:value-type="float" office:value="89.6094497383377" calcext:value-type="float">
            <text:p>89,60944973833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51046" calcext:value-type="float">
            <text:p>71,851046</text:p>
          </table:table-cell>
          <table:table-cell table:style-name="ce6" office:value-type="float" office:value="0.00844" calcext:value-type="float">
            <text:p>0,0084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4]-[.L134])*0.63+[.L13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4]+1" office:value-type="float" office:value="133" calcext:value-type="float">
            <text:p>133</text:p>
          </table:table-cell>
          <table:table-cell table:style-name="ce6" table:formula="of:=[.D134]+0.5" office:value-type="float" office:value="66.5" calcext:value-type="float">
            <text:p>6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5]+([.E135]-[.L135])*(1-EXP(-[.D125]/[.I135]))" office:value-type="float" office:value="89.6253883065423" calcext:value-type="float">
            <text:p>89,6253883065423</text:p>
          </table:table-cell>
          <table:table-cell table:style-name="ce6" table:formula="of:=[.M135]+[.N135]" office:value-type="float" office:value="89.6253883065423" calcext:value-type="float">
            <text:p>89,6253883065423</text:p>
          </table:table-cell>
          <table:table-cell table:style-name="ce6" office:value-type="float" office:value="58.7166390704564" calcext:value-type="float">
            <text:p>58,7166390704564</text:p>
          </table:table-cell>
          <table:table-cell table:style-name="ce6" office:value-type="float" office:value="63.0282868205548" calcext:value-type="float">
            <text:p>63,0282868205548</text:p>
          </table:table-cell>
          <table:table-cell table:style-name="ce6" office:value-type="float" office:value="68.3009034797877" calcext:value-type="float">
            <text:p>68,3009034797877</text:p>
          </table:table-cell>
          <table:table-cell table:style-name="ce6" office:value-type="float" office:value="71.92020685525" calcext:value-type="float">
            <text:p>71,92020685525</text:p>
          </table:table-cell>
          <table:table-cell table:style-name="ce6" office:value-type="float" office:value="75.8876935688751" calcext:value-type="float">
            <text:p>75,8876935688751</text:p>
          </table:table-cell>
          <table:table-cell table:style-name="ce6" office:value-type="float" office:value="79.6994774043077" calcext:value-type="float">
            <text:p>79,6994774043077</text:p>
          </table:table-cell>
          <table:table-cell table:style-name="ce6" office:value-type="float" office:value="83.2878040049826" calcext:value-type="float">
            <text:p>83,2878040049826</text:p>
          </table:table-cell>
          <table:table-cell table:style-name="ce6" office:value-type="float" office:value="86.6019402104135" calcext:value-type="float">
            <text:p>86,6019402104135</text:p>
          </table:table-cell>
          <table:table-cell table:style-name="ce6" office:value-type="float" office:value="89.6253883065423" calcext:value-type="float">
            <text:p>89,62538830654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5831" calcext:value-type="float">
            <text:p>71,85831</text:p>
          </table:table-cell>
          <table:table-cell table:style-name="ce6" office:value-type="float" office:value="0.008029" calcext:value-type="float">
            <text:p>0,00802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5]-[.L135])*0.63+[.L13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5]+1" office:value-type="float" office:value="134" calcext:value-type="float">
            <text:p>134</text:p>
          </table:table-cell>
          <table:table-cell table:style-name="ce6" table:formula="of:=[.D135]+0.5" office:value-type="float" office:value="67" calcext:value-type="float">
            <text:p>6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6]+([.E136]-[.L136])*(1-EXP(-[.D126]/[.I136]))" office:value-type="float" office:value="89.6406764131255" calcext:value-type="float">
            <text:p>89,6406764131255</text:p>
          </table:table-cell>
          <table:table-cell table:style-name="ce6" table:formula="of:=[.M136]+[.N136]" office:value-type="float" office:value="89.6406764131255" calcext:value-type="float">
            <text:p>89,6406764131255</text:p>
          </table:table-cell>
          <table:table-cell table:style-name="ce6" office:value-type="float" office:value="58.9031366226277" calcext:value-type="float">
            <text:p>58,9031366226277</text:p>
          </table:table-cell>
          <table:table-cell table:style-name="ce6" office:value-type="float" office:value="63.1959233466018" calcext:value-type="float">
            <text:p>63,1959233466018</text:p>
          </table:table-cell>
          <table:table-cell table:style-name="ce6" office:value-type="float" office:value="68.4390242370859" calcext:value-type="float">
            <text:p>68,4390242370859</text:p>
          </table:table-cell>
          <table:table-cell table:style-name="ce6" office:value-type="float" office:value="72.0455901289235" calcext:value-type="float">
            <text:p>72,0455901289235</text:p>
          </table:table-cell>
          <table:table-cell table:style-name="ce6" office:value-type="float" office:value="75.989226776426" calcext:value-type="float">
            <text:p>75,989226776426</text:p>
          </table:table-cell>
          <table:table-cell table:style-name="ce6" office:value-type="float" office:value="79.7761991851641" calcext:value-type="float">
            <text:p>79,7761991851641</text:p>
          </table:table-cell>
          <table:table-cell table:style-name="ce6" office:value-type="float" office:value="83.3404827376918" calcext:value-type="float">
            <text:p>83,3404827376918</text:p>
          </table:table-cell>
          <table:table-cell table:style-name="ce6" office:value-type="float" office:value="86.6334477900283" calcext:value-type="float">
            <text:p>86,6334477900283</text:p>
          </table:table-cell>
          <table:table-cell table:style-name="ce6" office:value-type="float" office:value="89.6406764131255" calcext:value-type="float">
            <text:p>89,64067641312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65221" calcext:value-type="float">
            <text:p>71,865221</text:p>
          </table:table-cell>
          <table:table-cell table:style-name="ce6" office:value-type="float" office:value="0.007637" calcext:value-type="float">
            <text:p>0,0076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6]-[.L136])*0.63+[.L13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6]+1" office:value-type="float" office:value="135" calcext:value-type="float">
            <text:p>135</text:p>
          </table:table-cell>
          <table:table-cell table:style-name="ce6" table:formula="of:=[.D136]+0.5" office:value-type="float" office:value="67.5" calcext:value-type="float">
            <text:p>6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7]+([.E137]-[.L137])*(1-EXP(-[.D127]/[.I137]))" office:value-type="float" office:value="89.6553406037794" calcext:value-type="float">
            <text:p>89,6553406037794</text:p>
          </table:table-cell>
          <table:table-cell table:style-name="ce6" table:formula="of:=[.M137]+[.N137]" office:value-type="float" office:value="89.6553406037794" calcext:value-type="float">
            <text:p>89,6553406037794</text:p>
          </table:table-cell>
          <table:table-cell table:style-name="ce6" office:value-type="float" office:value="59.0865516413958" calcext:value-type="float">
            <text:p>59,0865516413958</text:p>
          </table:table-cell>
          <table:table-cell table:style-name="ce6" office:value-type="float" office:value="63.3605929326315" calcext:value-type="float">
            <text:p>63,3605929326315</text:p>
          </table:table-cell>
          <table:table-cell table:style-name="ce6" office:value-type="float" office:value="68.5742972456558" calcext:value-type="float">
            <text:p>68,5742972456558</text:p>
          </table:table-cell>
          <table:table-cell table:style-name="ce6" office:value-type="float" office:value="72.1681559208537" calcext:value-type="float">
            <text:p>72,1681559208537</text:p>
          </table:table-cell>
          <table:table-cell table:style-name="ce6" office:value-type="float" office:value="76.0882531201504" calcext:value-type="float">
            <text:p>76,0882531201504</text:p>
          </table:table-cell>
          <table:table-cell table:style-name="ce6" office:value-type="float" office:value="79.8508191327175" calcext:value-type="float">
            <text:p>79,8508191327175</text:p>
          </table:table-cell>
          <table:table-cell table:style-name="ce6" office:value-type="float" office:value="83.3915407161837" calcext:value-type="float">
            <text:p>83,3915407161837</text:p>
          </table:table-cell>
          <table:table-cell table:style-name="ce6" office:value-type="float" office:value="86.6638499559672" calcext:value-type="float">
            <text:p>86,6638499559672</text:p>
          </table:table-cell>
          <table:table-cell table:style-name="ce6" office:value-type="float" office:value="89.6553406037794" calcext:value-type="float">
            <text:p>89,65534060377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71794" calcext:value-type="float">
            <text:p>71,871794</text:p>
          </table:table-cell>
          <table:table-cell table:style-name="ce6" office:value-type="float" office:value="0.007065" calcext:value-type="float">
            <text:p>0,0070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7]-[.L137])*0.63+[.L13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7]+1" office:value-type="float" office:value="136" calcext:value-type="float">
            <text:p>136</text:p>
          </table:table-cell>
          <table:table-cell table:style-name="ce6" table:formula="of:=[.D137]+0.5" office:value-type="float" office:value="68" calcext:value-type="float">
            <text:p>6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8]+([.E138]-[.L138])*(1-EXP(-[.D128]/[.I138]))" office:value-type="float" office:value="89.6694063408516" calcext:value-type="float">
            <text:p>89,6694063408516</text:p>
          </table:table-cell>
          <table:table-cell table:style-name="ce6" table:formula="of:=[.M138]+[.N138]" office:value-type="float" office:value="89.6694063408516" calcext:value-type="float">
            <text:p>89,6694063408516</text:p>
          </table:table-cell>
          <table:table-cell table:style-name="ce6" office:value-type="float" office:value="59.2669350765564" calcext:value-type="float">
            <text:p>59,2669350765564</text:p>
          </table:table-cell>
          <table:table-cell table:style-name="ce6" office:value-type="float" office:value="63.5223480894734" calcext:value-type="float">
            <text:p>63,5223480894734</text:p>
          </table:table-cell>
          <table:table-cell table:style-name="ce6" office:value-type="float" office:value="68.7067812198642" calcext:value-type="float">
            <text:p>68,7067812198642</text:p>
          </table:table-cell>
          <table:table-cell table:style-name="ce6" office:value-type="float" office:value="72.2879675425425" calcext:value-type="float">
            <text:p>72,2879675425425</text:p>
          </table:table-cell>
          <table:table-cell table:style-name="ce6" office:value-type="float" office:value="76.1848344947368" calcext:value-type="float">
            <text:p>76,1848344947368</text:p>
          </table:table-cell>
          <table:table-cell table:style-name="ce6" office:value-type="float" office:value="79.92339482779" calcext:value-type="float">
            <text:p>79,92339482779</text:p>
          </table:table-cell>
          <table:table-cell table:style-name="ce6" office:value-type="float" office:value="83.4410278058232" calcext:value-type="float">
            <text:p>83,4410278058232</text:p>
          </table:table-cell>
          <table:table-cell table:style-name="ce6" office:value-type="float" office:value="86.6931854906251" calcext:value-type="float">
            <text:p>86,6931854906251</text:p>
          </table:table-cell>
          <table:table-cell table:style-name="ce6" office:value-type="float" office:value="89.6694063408516" calcext:value-type="float">
            <text:p>89,66940634085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78047" calcext:value-type="float">
            <text:p>71,878047</text:p>
          </table:table-cell>
          <table:table-cell table:style-name="ce6" office:value-type="float" office:value="0.00691" calcext:value-type="float">
            <text:p>0,006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8]-[.L138])*0.63+[.L13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8]+1" office:value-type="float" office:value="137" calcext:value-type="float">
            <text:p>137</text:p>
          </table:table-cell>
          <table:table-cell table:style-name="ce6" table:formula="of:=[.D138]+0.5" office:value-type="float" office:value="68.5" calcext:value-type="float">
            <text:p>6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39]+([.E139]-[.L139])*(1-EXP(-[.D129]/[.I139]))" office:value-type="float" office:value="89.6828980475577" calcext:value-type="float">
            <text:p>89,6828980475577</text:p>
          </table:table-cell>
          <table:table-cell table:style-name="ce6" table:formula="of:=[.M139]+[.N139]" office:value-type="float" office:value="89.6828980475577" calcext:value-type="float">
            <text:p>89,6828980475577</text:p>
          </table:table-cell>
          <table:table-cell table:style-name="ce6" office:value-type="float" office:value="59.4443370357791" calcext:value-type="float">
            <text:p>59,4443370357791</text:p>
          </table:table-cell>
          <table:table-cell table:style-name="ce6" office:value-type="float" office:value="63.6812403985866" calcext:value-type="float">
            <text:p>63,6812403985866</text:p>
          </table:table-cell>
          <table:table-cell table:style-name="ce6" office:value-type="float" office:value="68.8365336635159" calcext:value-type="float">
            <text:p>68,8365336635159</text:p>
          </table:table-cell>
          <table:table-cell table:style-name="ce6" office:value-type="float" office:value="72.4050868828219" calcext:value-type="float">
            <text:p>72,4050868828219</text:p>
          </table:table-cell>
          <table:table-cell table:style-name="ce6" office:value-type="float" office:value="76.2790312666882" calcext:value-type="float">
            <text:p>76,2790312666882</text:p>
          </table:table-cell>
          <table:table-cell table:style-name="ce6" office:value-type="float" office:value="79.9939822737475" calcext:value-type="float">
            <text:p>79,9939822737475</text:p>
          </table:table-cell>
          <table:table-cell table:style-name="ce6" office:value-type="float" office:value="83.4889923377793" calcext:value-type="float">
            <text:p>83,4889923377793</text:p>
          </table:table-cell>
          <table:table-cell table:style-name="ce6" office:value-type="float" office:value="86.7214918157532" calcext:value-type="float">
            <text:p>86,7214918157532</text:p>
          </table:table-cell>
          <table:table-cell table:style-name="ce6" office:value-type="float" office:value="89.6828980475577" calcext:value-type="float">
            <text:p>89,68289804755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83994" calcext:value-type="float">
            <text:p>71,883994</text:p>
          </table:table-cell>
          <table:table-cell table:style-name="ce6" office:value-type="float" office:value="0.006573" calcext:value-type="float">
            <text:p>0,0065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9]-[.L139])*0.63+[.L13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9]+1" office:value-type="float" office:value="138" calcext:value-type="float">
            <text:p>138</text:p>
          </table:table-cell>
          <table:table-cell table:style-name="ce6" table:formula="of:=[.D139]+0.5" office:value-type="float" office:value="69" calcext:value-type="float">
            <text:p>6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0]+([.E140]-[.L140])*(1-EXP(-[.D130]/[.I140]))" office:value-type="float" office:value="89.6958391503886" calcext:value-type="float">
            <text:p>89,6958391503886</text:p>
          </table:table-cell>
          <table:table-cell table:style-name="ce6" table:formula="of:=[.M140]+[.N140]" office:value-type="float" office:value="89.6958391503886" calcext:value-type="float">
            <text:p>89,6958391503886</text:p>
          </table:table-cell>
          <table:table-cell table:style-name="ce6" office:value-type="float" office:value="59.6188067985267" calcext:value-type="float">
            <text:p>59,6188067985267</text:p>
          </table:table-cell>
          <table:table-cell table:style-name="ce6" office:value-type="float" office:value="63.8373205285078" calcext:value-type="float">
            <text:p>63,8373205285078</text:p>
          </table:table-cell>
          <table:table-cell table:style-name="ce6" office:value-type="float" office:value="68.9636108948126" calcext:value-type="float">
            <text:p>68,9636108948126</text:p>
          </table:table-cell>
          <table:table-cell table:style-name="ce6" office:value-type="float" office:value="72.519574439823" calcext:value-type="float">
            <text:p>72,519574439823</text:p>
          </table:table-cell>
          <table:table-cell table:style-name="ce6" office:value-type="float" office:value="76.3709023120535" calcext:value-type="float">
            <text:p>76,3709023120535</text:p>
          </table:table-cell>
          <table:table-cell table:style-name="ce6" office:value-type="float" office:value="80.0626359397138" calcext:value-type="float">
            <text:p>80,0626359397138</text:p>
          </table:table-cell>
          <table:table-cell table:style-name="ce6" office:value-type="float" office:value="83.5354811562273" calcext:value-type="float">
            <text:p>83,5354811562273</text:p>
          </table:table-cell>
          <table:table-cell table:style-name="ce6" office:value-type="float" office:value="86.7488050401959" calcext:value-type="float">
            <text:p>86,7488050401959</text:p>
          </table:table-cell>
          <table:table-cell table:style-name="ce6" office:value-type="float" office:value="89.6958391503886" calcext:value-type="float">
            <text:p>89,695839150388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89652" calcext:value-type="float">
            <text:p>71,889652</text:p>
          </table:table-cell>
          <table:table-cell table:style-name="ce6" office:value-type="float" office:value="0.006253" calcext:value-type="float">
            <text:p>0,00625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0]-[.L140])*0.63+[.L14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0]+1" office:value-type="float" office:value="139" calcext:value-type="float">
            <text:p>139</text:p>
          </table:table-cell>
          <table:table-cell table:style-name="ce6" table:formula="of:=[.D140]+0.5" office:value-type="float" office:value="69.5" calcext:value-type="float">
            <text:p>6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1]+([.E141]-[.L141])*(1-EXP(-[.D131]/[.I141]))" office:value-type="float" office:value="89.7082521197874" calcext:value-type="float">
            <text:p>89,7082521197874</text:p>
          </table:table-cell>
          <table:table-cell table:style-name="ce6" table:formula="of:=[.M141]+[.N141]" office:value-type="float" office:value="89.7082521197874" calcext:value-type="float">
            <text:p>89,7082521197874</text:p>
          </table:table-cell>
          <table:table-cell table:style-name="ce6" office:value-type="float" office:value="59.7903928297439" calcext:value-type="float">
            <text:p>59,7903928297439</text:p>
          </table:table-cell>
          <table:table-cell table:style-name="ce6" office:value-type="float" office:value="63.9906382510093" calcext:value-type="float">
            <text:p>63,9906382510093</text:p>
          </table:table-cell>
          <table:table-cell table:style-name="ce6" office:value-type="float" office:value="69.0880680707974" calcext:value-type="float">
            <text:p>69,0880680707974</text:p>
          </table:table-cell>
          <table:table-cell table:style-name="ce6" office:value-type="float" office:value="72.6314893522262" calcext:value-type="float">
            <text:p>72,6314893522262</text:p>
          </table:table-cell>
          <table:table-cell table:style-name="ce6" office:value-type="float" office:value="76.4605050532267" calcext:value-type="float">
            <text:p>76,4605050532267</text:p>
          </table:table-cell>
          <table:table-cell table:style-name="ce6" office:value-type="float" office:value="80.1294088026032" calcext:value-type="float">
            <text:p>80,1294088026032</text:p>
          </table:table-cell>
          <table:table-cell table:style-name="ce6" office:value-type="float" office:value="83.5805396640987" calcext:value-type="float">
            <text:p>83,5805396640987</text:p>
          </table:table-cell>
          <table:table-cell table:style-name="ce6" office:value-type="float" office:value="86.7751600059528" calcext:value-type="float">
            <text:p>86,7751600059528</text:p>
          </table:table-cell>
          <table:table-cell table:style-name="ce6" office:value-type="float" office:value="89.7082521197874" calcext:value-type="float">
            <text:p>89,70825211978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95034" calcext:value-type="float">
            <text:p>71,895034</text:p>
          </table:table-cell>
          <table:table-cell table:style-name="ce6" office:value-type="float" office:value="0.005948" calcext:value-type="float">
            <text:p>0,0059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1]-[.L141])*0.63+[.L14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1]+1" office:value-type="float" office:value="140" calcext:value-type="float">
            <text:p>140</text:p>
          </table:table-cell>
          <table:table-cell table:style-name="ce6" table:formula="of:=[.D141]+0.5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2]+([.E142]-[.L142])*(1-EXP(-[.D132]/[.I142]))" office:value-type="float" office:value="89.7201585091661" calcext:value-type="float">
            <text:p>89,7201585091661</text:p>
          </table:table-cell>
          <table:table-cell table:style-name="ce6" table:formula="of:=[.M142]+[.N142]" office:value-type="float" office:value="89.7201585091661" calcext:value-type="float">
            <text:p>89,7201585091661</text:p>
          </table:table-cell>
          <table:table-cell table:style-name="ce6" office:value-type="float" office:value="59.9591427933207" calcext:value-type="float">
            <text:p>59,9591427933207</text:p>
          </table:table-cell>
          <table:table-cell table:style-name="ce6" office:value-type="float" office:value="64.14124245697" calcext:value-type="float">
            <text:p>64,14124245697</text:p>
          </table:table-cell>
          <table:table-cell table:style-name="ce6" office:value-type="float" office:value="69.2099592112957" calcext:value-type="float">
            <text:p>69,2099592112957</text:p>
          </table:table-cell>
          <table:table-cell table:style-name="ce6" office:value-type="float" office:value="72.7408894298091" calcext:value-type="float">
            <text:p>72,7408894298091</text:p>
          </table:table-cell>
          <table:table-cell table:style-name="ce6" office:value-type="float" office:value="76.5478954948378" calcext:value-type="float">
            <text:p>76,5478954948378</text:p>
          </table:table-cell>
          <table:table-cell table:style-name="ce6" office:value-type="float" office:value="80.1943523879993" calcext:value-type="float">
            <text:p>80,1943523879993</text:p>
          </table:table-cell>
          <table:table-cell table:style-name="ce6" office:value-type="float" office:value="83.6242118674235" calcext:value-type="float">
            <text:p>83,6242118674235</text:p>
          </table:table-cell>
          <table:table-cell table:style-name="ce6" office:value-type="float" office:value="86.8005903326251" calcext:value-type="float">
            <text:p>86,8005903326251</text:p>
          </table:table-cell>
          <table:table-cell table:style-name="ce6" office:value-type="float" office:value="89.7201585091661" calcext:value-type="float">
            <text:p>89,720158509166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0153" calcext:value-type="float">
            <text:p>71,900153</text:p>
          </table:table-cell>
          <table:table-cell table:style-name="ce6" office:value-type="float" office:value="0.005658" calcext:value-type="float">
            <text:p>0,0056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2]-[.L142])*0.63+[.L14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2]+1" office:value-type="float" office:value="141" calcext:value-type="float">
            <text:p>141</text:p>
          </table:table-cell>
          <table:table-cell table:style-name="ce6" table:formula="of:=[.D142]+0.5" office:value-type="float" office:value="70.5" calcext:value-type="float">
            <text:p>7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3]+([.E143]-[.L143])*(1-EXP(-[.D133]/[.I143]))" office:value-type="float" office:value="89.7315789923305" calcext:value-type="float">
            <text:p>89,7315789923305</text:p>
          </table:table-cell>
          <table:table-cell table:style-name="ce6" table:formula="of:=[.M143]+[.N143]" office:value-type="float" office:value="89.7315789923305" calcext:value-type="float">
            <text:p>89,7315789923305</text:p>
          </table:table-cell>
          <table:table-cell table:style-name="ce6" office:value-type="float" office:value="60.1251035653318" calcext:value-type="float">
            <text:p>60,1251035653318</text:p>
          </table:table-cell>
          <table:table-cell table:style-name="ce6" office:value-type="float" office:value="64.2891811719665" calcext:value-type="float">
            <text:p>64,2891811719665</text:p>
          </table:table-cell>
          <table:table-cell table:style-name="ce6" office:value-type="float" office:value="69.329337222362" calcext:value-type="float">
            <text:p>69,329337222362</text:p>
          </table:table-cell>
          <table:table-cell table:style-name="ce6" office:value-type="float" office:value="72.8478311833088" calcext:value-type="float">
            <text:p>72,8478311833088</text:p>
          </table:table-cell>
          <table:table-cell table:style-name="ce6" office:value-type="float" office:value="76.6331282587576" calcext:value-type="float">
            <text:p>76,6331282587576</text:p>
          </table:table-cell>
          <table:table-cell table:style-name="ce6" office:value-type="float" office:value="80.2575168099155" calcext:value-type="float">
            <text:p>80,2575168099155</text:p>
          </table:table-cell>
          <table:table-cell table:style-name="ce6" office:value-type="float" office:value="83.6665404183087" calcext:value-type="float">
            <text:p>83,6665404183087</text:p>
          </table:table-cell>
          <table:table-cell table:style-name="ce6" office:value-type="float" office:value="86.8251284603018" calcext:value-type="float">
            <text:p>86,8251284603018</text:p>
          </table:table-cell>
          <table:table-cell table:style-name="ce6" office:value-type="float" office:value="89.7315789923305" calcext:value-type="float">
            <text:p>89,73157899233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5023" calcext:value-type="float">
            <text:p>71,905023</text:p>
          </table:table-cell>
          <table:table-cell table:style-name="ce6" office:value-type="float" office:value="0.005382" calcext:value-type="float">
            <text:p>0,00538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3]-[.L143])*0.63+[.L14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3]+1" office:value-type="float" office:value="142" calcext:value-type="float">
            <text:p>142</text:p>
          </table:table-cell>
          <table:table-cell table:style-name="ce6" table:formula="of:=[.D143]+0.5" office:value-type="float" office:value="71" calcext:value-type="float">
            <text:p>7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4]+([.E144]-[.L144])*(1-EXP(-[.D134]/[.I144]))" office:value-type="float" office:value="89.7425333993768" calcext:value-type="float">
            <text:p>89,7425333993768</text:p>
          </table:table-cell>
          <table:table-cell table:style-name="ce6" table:formula="of:=[.M144]+[.N144]" office:value-type="float" office:value="89.7425333993768" calcext:value-type="float">
            <text:p>89,7425333993768</text:p>
          </table:table-cell>
          <table:table-cell table:style-name="ce6" office:value-type="float" office:value="60.288321247059" calcext:value-type="float">
            <text:p>60,288321247059</text:p>
          </table:table-cell>
          <table:table-cell table:style-name="ce6" office:value-type="float" office:value="64.4345015715875" calcext:value-type="float">
            <text:p>64,4345015715875</text:p>
          </table:table-cell>
          <table:table-cell table:style-name="ce6" office:value-type="float" office:value="69.446253919243" calcext:value-type="float">
            <text:p>69,446253919243</text:p>
          </table:table-cell>
          <table:table-cell table:style-name="ce6" office:value-type="float" office:value="72.9523698536119" calcext:value-type="float">
            <text:p>72,9523698536119</text:p>
          </table:table-cell>
          <table:table-cell table:style-name="ce6" office:value-type="float" office:value="76.7162566182382" calcext:value-type="float">
            <text:p>76,7162566182382</text:p>
          </table:table-cell>
          <table:table-cell table:style-name="ce6" office:value-type="float" office:value="80.3189508094656" calcext:value-type="float">
            <text:p>80,3189508094656</text:p>
          </table:table-cell>
          <table:table-cell table:style-name="ce6" office:value-type="float" office:value="83.7075666565939" calcext:value-type="float">
            <text:p>83,7075666565939</text:p>
          </table:table-cell>
          <table:table-cell table:style-name="ce6" office:value-type="float" office:value="86.8488056909421" calcext:value-type="float">
            <text:p>86,8488056909421</text:p>
          </table:table-cell>
          <table:table-cell table:style-name="ce6" office:value-type="float" office:value="89.7425333993768" calcext:value-type="float">
            <text:p>89,742533399376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9655" calcext:value-type="float">
            <text:p>71,909655</text:p>
          </table:table-cell>
          <table:table-cell table:style-name="ce6" office:value-type="float" office:value="0.005119" calcext:value-type="float">
            <text:p>0,0051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4]-[.L144])*0.63+[.L14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4]+1" office:value-type="float" office:value="143" calcext:value-type="float">
            <text:p>143</text:p>
          </table:table-cell>
          <table:table-cell table:style-name="ce6" table:formula="of:=[.D144]+0.5" office:value-type="float" office:value="71.5" calcext:value-type="float">
            <text:p>7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5]+([.E145]-[.L145])*(1-EXP(-[.D135]/[.I145]))" office:value-type="float" office:value="89.7530407511245" calcext:value-type="float">
            <text:p>89,7530407511245</text:p>
          </table:table-cell>
          <table:table-cell table:style-name="ce6" table:formula="of:=[.M145]+[.N145]" office:value-type="float" office:value="89.7530407511245" calcext:value-type="float">
            <text:p>89,7530407511245</text:p>
          </table:table-cell>
          <table:table-cell table:style-name="ce6" office:value-type="float" office:value="60.4488411777966" calcext:value-type="float">
            <text:p>60,4488411777966</text:p>
          </table:table-cell>
          <table:table-cell table:style-name="ce6" office:value-type="float" office:value="64.5772499964776" calcext:value-type="float">
            <text:p>64,5772499964776</text:p>
          </table:table-cell>
          <table:table-cell table:style-name="ce6" office:value-type="float" office:value="69.5607600488684" calcext:value-type="float">
            <text:p>69,5607600488684</text:p>
          </table:table-cell>
          <table:table-cell table:style-name="ce6" office:value-type="float" office:value="73.0545594402899" calcext:value-type="float">
            <text:p>73,0545594402899</text:p>
          </table:table-cell>
          <table:table-cell table:style-name="ce6" office:value-type="float" office:value="76.7973325312103" calcext:value-type="float">
            <text:p>76,7973325312103</text:p>
          </table:table-cell>
          <table:table-cell table:style-name="ce6" office:value-type="float" office:value="80.3787017924753" calcext:value-type="float">
            <text:p>80,3787017924753</text:p>
          </table:table-cell>
          <table:table-cell table:style-name="ce6" office:value-type="float" office:value="83.7473306502254" calcext:value-type="float">
            <text:p>83,7473306502254</text:p>
          </table:table-cell>
          <table:table-cell table:style-name="ce6" office:value-type="float" office:value="86.8716522283054" calcext:value-type="float">
            <text:p>86,8716522283054</text:p>
          </table:table-cell>
          <table:table-cell table:style-name="ce6" office:value-type="float" office:value="89.7530407511245" calcext:value-type="float">
            <text:p>89,75304075112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14061" calcext:value-type="float">
            <text:p>71,914061</text:p>
          </table:table-cell>
          <table:table-cell table:style-name="ce6" office:value-type="float" office:value="0.00487" calcext:value-type="float">
            <text:p>0,004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5]-[.L145])*0.63+[.L14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5]+1" office:value-type="float" office:value="144" calcext:value-type="float">
            <text:p>144</text:p>
          </table:table-cell>
          <table:table-cell table:style-name="ce6" table:formula="of:=[.D145]+0.5" office:value-type="float" office:value="72" calcext:value-type="float">
            <text:p>7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6]+([.E146]-[.L146])*(1-EXP(-[.D136]/[.I146]))" office:value-type="float" office:value="89.763119292143" calcext:value-type="float">
            <text:p>89,763119292143</text:p>
          </table:table-cell>
          <table:table-cell table:style-name="ce6" table:formula="of:=[.M146]+[.N146]" office:value-type="float" office:value="89.763119292143" calcext:value-type="float">
            <text:p>89,763119292143</text:p>
          </table:table-cell>
          <table:table-cell table:style-name="ce6" office:value-type="float" office:value="60.6067079474464" calcext:value-type="float">
            <text:p>60,6067079474464</text:p>
          </table:table-cell>
          <table:table-cell table:style-name="ce6" office:value-type="float" office:value="64.7174719671145" calcext:value-type="float">
            <text:p>64,7174719671145</text:p>
          </table:table-cell>
          <table:table-cell table:style-name="ce6" office:value-type="float" office:value="69.6729053118767" calcext:value-type="float">
            <text:p>69,6729053118767</text:p>
          </table:table-cell>
          <table:table-cell table:style-name="ce6" office:value-type="float" office:value="73.1544527294922" calcext:value-type="float">
            <text:p>73,1544527294922</text:p>
          </table:table-cell>
          <table:table-cell table:style-name="ce6" office:value-type="float" office:value="76.8764066727587" calcext:value-type="float">
            <text:p>76,8764066727587</text:p>
          </table:table-cell>
          <table:table-cell table:style-name="ce6" office:value-type="float" office:value="80.4368158660626" calcext:value-type="float">
            <text:p>80,4368158660626</text:p>
          </table:table-cell>
          <table:table-cell table:style-name="ce6" office:value-type="float" office:value="83.7858712343886" calcext:value-type="float">
            <text:p>83,7858712343886</text:p>
          </table:table-cell>
          <table:table-cell table:style-name="ce6" office:value-type="float" office:value="86.8936972164811" calcext:value-type="float">
            <text:p>86,8936972164811</text:p>
          </table:table-cell>
          <table:table-cell table:style-name="ce6" office:value-type="float" office:value="89.763119292143" calcext:value-type="float">
            <text:p>89,7631192921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18252" calcext:value-type="float">
            <text:p>71,918252</text:p>
          </table:table-cell>
          <table:table-cell table:style-name="ce6" office:value-type="float" office:value="0.004632" calcext:value-type="float">
            <text:p>0,00463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6]-[.L146])*0.63+[.L14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6]+1" office:value-type="float" office:value="145" calcext:value-type="float">
            <text:p>145</text:p>
          </table:table-cell>
          <table:table-cell table:style-name="ce6" table:formula="of:=[.D146]+0.5" office:value-type="float" office:value="72.5" calcext:value-type="float">
            <text:p>7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7]+([.E147]-[.L147])*(1-EXP(-[.D137]/[.I147]))" office:value-type="float" office:value="89.772786522431" calcext:value-type="float">
            <text:p>89,772786522431</text:p>
          </table:table-cell>
          <table:table-cell table:style-name="ce6" table:formula="of:=[.M147]+[.N147]" office:value-type="float" office:value="89.772786522431" calcext:value-type="float">
            <text:p>89,772786522431</text:p>
          </table:table-cell>
          <table:table-cell table:style-name="ce6" office:value-type="float" office:value="60.7619654089041" calcext:value-type="float">
            <text:p>60,7619654089041</text:p>
          </table:table-cell>
          <table:table-cell table:style-name="ce6" office:value-type="float" office:value="64.855212198325" calcext:value-type="float">
            <text:p>64,855212198325</text:p>
          </table:table-cell>
          <table:table-cell table:style-name="ce6" office:value-type="float" office:value="69.7827383841877" calcext:value-type="float">
            <text:p>69,7827383841877</text:p>
          </table:table-cell>
          <table:table-cell table:style-name="ce6" office:value-type="float" office:value="73.2521013212132" calcext:value-type="float">
            <text:p>73,2521013212132</text:p>
          </table:table-cell>
          <table:table-cell table:style-name="ce6" office:value-type="float" office:value="76.953528466796" calcext:value-type="float">
            <text:p>76,953528466796</text:p>
          </table:table-cell>
          <table:table-cell table:style-name="ce6" office:value-type="float" office:value="80.4933378742171" calcext:value-type="float">
            <text:p>80,4933378742171</text:p>
          </table:table-cell>
          <table:table-cell table:style-name="ce6" office:value-type="float" office:value="83.8232260494356" calcext:value-type="float">
            <text:p>83,8232260494356</text:p>
          </table:table-cell>
          <table:table-cell table:style-name="ce6" office:value-type="float" office:value="86.9149687770652" calcext:value-type="float">
            <text:p>86,9149687770652</text:p>
          </table:table-cell>
          <table:table-cell table:style-name="ce6" office:value-type="float" office:value="89.772786522431" calcext:value-type="float">
            <text:p>89,7727865224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2239" calcext:value-type="float">
            <text:p>71,922239</text:p>
          </table:table-cell>
          <table:table-cell table:style-name="ce6" office:value-type="float" office:value="0.004406" calcext:value-type="float">
            <text:p>0,0044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7]-[.L147])*0.63+[.L14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7]+1" office:value-type="float" office:value="146" calcext:value-type="float">
            <text:p>146</text:p>
          </table:table-cell>
          <table:table-cell table:style-name="ce6" table:formula="of:=[.D147]+0.5" office:value-type="float" office:value="73" calcext:value-type="float">
            <text:p>7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8]+([.E148]-[.L148])*(1-EXP(-[.D138]/[.I148]))" office:value-type="float" office:value="89.7820592278027" calcext:value-type="float">
            <text:p>89,7820592278027</text:p>
          </table:table-cell>
          <table:table-cell table:style-name="ce6" table:formula="of:=[.M148]+[.N148]" office:value-type="float" office:value="89.7820592278027" calcext:value-type="float">
            <text:p>89,7820592278027</text:p>
          </table:table-cell>
          <table:table-cell table:style-name="ce6" office:value-type="float" office:value="60.9146566902405" calcext:value-type="float">
            <text:p>60,9146566902405</text:p>
          </table:table-cell>
          <table:table-cell table:style-name="ce6" office:value-type="float" office:value="64.9905146135438" calcext:value-type="float">
            <text:p>64,9905146135438</text:p>
          </table:table-cell>
          <table:table-cell table:style-name="ce6" office:value-type="float" office:value="69.89030693813" calcext:value-type="float">
            <text:p>69,89030693813</text:p>
          </table:table-cell>
          <table:table-cell table:style-name="ce6" office:value-type="float" office:value="73.3475556559462" calcext:value-type="float">
            <text:p>73,3475556559462</text:p>
          </table:table-cell>
          <table:table-cell table:style-name="ce6" office:value-type="float" office:value="77.028746116954" calcext:value-type="float">
            <text:p>77,028746116954</text:p>
          </table:table-cell>
          <table:table-cell table:style-name="ce6" office:value-type="float" office:value="80.5483114324037" calcext:value-type="float">
            <text:p>80,5483114324037</text:p>
          </table:table-cell>
          <table:table-cell table:style-name="ce6" office:value-type="float" office:value="83.859431577647" calcext:value-type="float">
            <text:p>83,859431577647</text:p>
          </table:table-cell>
          <table:table-cell table:style-name="ce6" office:value-type="float" office:value="86.9354940450346" calcext:value-type="float">
            <text:p>86,9354940450346</text:p>
          </table:table-cell>
          <table:table-cell table:style-name="ce6" office:value-type="float" office:value="89.7820592278027" calcext:value-type="float">
            <text:p>89,78205922780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6032" calcext:value-type="float">
            <text:p>71,926032</text:p>
          </table:table-cell>
          <table:table-cell table:style-name="ce6" office:value-type="float" office:value="0.004191" calcext:value-type="float">
            <text:p>0,0041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8]-[.L148])*0.63+[.L14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8]+1" office:value-type="float" office:value="147" calcext:value-type="float">
            <text:p>147</text:p>
          </table:table-cell>
          <table:table-cell table:style-name="ce6" table:formula="of:=[.D148]+0.5" office:value-type="float" office:value="73.5" calcext:value-type="float">
            <text:p>7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49]+([.E149]-[.L149])*(1-EXP(-[.D139]/[.I149]))" office:value-type="float" office:value="89.7909535090342" calcext:value-type="float">
            <text:p>89,7909535090342</text:p>
          </table:table-cell>
          <table:table-cell table:style-name="ce6" table:formula="of:=[.M149]+[.N149]" office:value-type="float" office:value="89.7909535090342" calcext:value-type="float">
            <text:p>89,7909535090342</text:p>
          </table:table-cell>
          <table:table-cell table:style-name="ce6" office:value-type="float" office:value="61.0648242066823" calcext:value-type="float">
            <text:p>61,0648242066823</text:p>
          </table:table-cell>
          <table:table-cell table:style-name="ce6" office:value-type="float" office:value="65.1234223588204" calcext:value-type="float">
            <text:p>65,1234223588204</text:p>
          </table:table-cell>
          <table:table-cell table:style-name="ce6" office:value-type="float" office:value="69.9956576631327" calcext:value-type="float">
            <text:p>69,9956576631327</text:p>
          </table:table-cell>
          <table:table-cell table:style-name="ce6" office:value-type="float" office:value="73.4408650407385" calcext:value-type="float">
            <text:p>73,4408650407385</text:p>
          </table:table-cell>
          <table:table-cell table:style-name="ce6" office:value-type="float" office:value="77.1021066367126" calcext:value-type="float">
            <text:p>77,1021066367126</text:p>
          </table:table-cell>
          <table:table-cell table:style-name="ce6" office:value-type="float" office:value="80.601778961219" calcext:value-type="float">
            <text:p>80,601778961219</text:p>
          </table:table-cell>
          <table:table-cell table:style-name="ce6" office:value-type="float" office:value="83.8945231788612" calcext:value-type="float">
            <text:p>83,8945231788612</text:p>
          </table:table-cell>
          <table:table-cell table:style-name="ce6" office:value-type="float" office:value="86.9552992033607" calcext:value-type="float">
            <text:p>86,9552992033607</text:p>
          </table:table-cell>
          <table:table-cell table:style-name="ce6" office:value-type="float" office:value="89.7909535090342" calcext:value-type="float">
            <text:p>89,790953509034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9639" calcext:value-type="float">
            <text:p>71,929639</text:p>
          </table:table-cell>
          <table:table-cell table:style-name="ce6" office:value-type="float" office:value="0.003987" calcext:value-type="float">
            <text:p>0,0039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9]-[.L149])*0.63+[.L14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9]+1" office:value-type="float" office:value="148" calcext:value-type="float">
            <text:p>148</text:p>
          </table:table-cell>
          <table:table-cell table:style-name="ce6" table:formula="of:=[.D149]+0.5" office:value-type="float" office:value="74" calcext:value-type="float">
            <text:p>7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0]+([.E150]-[.L150])*(1-EXP(-[.D140]/[.I150]))" office:value-type="float" office:value="89.7994848098199" calcext:value-type="float">
            <text:p>89,7994848098199</text:p>
          </table:table-cell>
          <table:table-cell table:style-name="ce6" table:formula="of:=[.M150]+[.N150]" office:value-type="float" office:value="89.7994848098199" calcext:value-type="float">
            <text:p>89,7994848098199</text:p>
          </table:table-cell>
          <table:table-cell table:style-name="ce6" office:value-type="float" office:value="61.2125096723941" calcext:value-type="float">
            <text:p>61,2125096723941</text:p>
          </table:table-cell>
          <table:table-cell table:style-name="ce6" office:value-type="float" office:value="65.2539778165771" calcext:value-type="float">
            <text:p>65,2539778165771</text:p>
          </table:table-cell>
          <table:table-cell table:style-name="ce6" office:value-type="float" office:value="70.0988362859906" calcext:value-type="float">
            <text:p>70,0988362859906</text:p>
          </table:table-cell>
          <table:table-cell table:style-name="ce6" office:value-type="float" office:value="73.5320776746609" calcext:value-type="float">
            <text:p>73,5320776746609</text:p>
          </table:table-cell>
          <table:table-cell table:style-name="ce6" office:value-type="float" office:value="77.1736558787846" calcext:value-type="float">
            <text:p>77,1736558787846</text:p>
          </table:table-cell>
          <table:table-cell table:style-name="ce6" office:value-type="float" office:value="80.6537817191252" calcext:value-type="float">
            <text:p>80,6537817191252</text:p>
          </table:table-cell>
          <table:table-cell table:style-name="ce6" office:value-type="float" office:value="83.928535125009" calcext:value-type="float">
            <text:p>83,928535125009</text:p>
          </table:table-cell>
          <table:table-cell table:style-name="ce6" office:value-type="float" office:value="86.9744095164104" calcext:value-type="float">
            <text:p>86,9744095164104</text:p>
          </table:table-cell>
          <table:table-cell table:style-name="ce6" office:value-type="float" office:value="89.7994848098199" calcext:value-type="float">
            <text:p>89,79948480981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3071" calcext:value-type="float">
            <text:p>71,933071</text:p>
          </table:table-cell>
          <table:table-cell table:style-name="ce6" office:value-type="float" office:value="0.003792" calcext:value-type="float">
            <text:p>0,00379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0]-[.L150])*0.63+[.L15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0]+1" office:value-type="float" office:value="149" calcext:value-type="float">
            <text:p>149</text:p>
          </table:table-cell>
          <table:table-cell table:style-name="ce6" table:formula="of:=[.D150]+0.5" office:value-type="float" office:value="74.5" calcext:value-type="float">
            <text:p>7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1]+([.E151]-[.L151])*(1-EXP(-[.D141]/[.I151]))" office:value-type="float" office:value="89.807667943589" calcext:value-type="float">
            <text:p>89,807667943589</text:p>
          </table:table-cell>
          <table:table-cell table:style-name="ce6" table:formula="of:=[.M151]+[.N151]" office:value-type="float" office:value="89.807667943589" calcext:value-type="float">
            <text:p>89,807667943589</text:p>
          </table:table-cell>
          <table:table-cell table:style-name="ce6" office:value-type="float" office:value="61.3577541120661" calcext:value-type="float">
            <text:p>61,3577541120661</text:p>
          </table:table-cell>
          <table:table-cell table:style-name="ce6" office:value-type="float" office:value="65.382222619125" calcext:value-type="float">
            <text:p>65,382222619125</text:p>
          </table:table-cell>
          <table:table-cell table:style-name="ce6" office:value-type="float" office:value="70.1998875907119" calcext:value-type="float">
            <text:p>70,1998875907119</text:p>
          </table:table-cell>
          <table:table-cell table:style-name="ce6" office:value-type="float" office:value="73.6212406737053" calcext:value-type="float">
            <text:p>73,6212406737053</text:p>
          </table:table-cell>
          <table:table-cell table:style-name="ce6" office:value-type="float" office:value="77.2434385637757" calcext:value-type="float">
            <text:p>77,2434385637757</text:p>
          </table:table-cell>
          <table:table-cell table:style-name="ce6" office:value-type="float" office:value="80.7043598342871" calcext:value-type="float">
            <text:p>80,7043598342871</text:p>
          </table:table-cell>
          <table:table-cell table:style-name="ce6" office:value-type="float" office:value="83.9615006335847" calcext:value-type="float">
            <text:p>83,9615006335847</text:p>
          </table:table-cell>
          <table:table-cell table:style-name="ce6" office:value-type="float" office:value="86.992849362174" calcext:value-type="float">
            <text:p>86,992849362174</text:p>
          </table:table-cell>
          <table:table-cell table:style-name="ce6" office:value-type="float" office:value="89.807667943589" calcext:value-type="float">
            <text:p>89,8076679435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6335" calcext:value-type="float">
            <text:p>71,936335</text:p>
          </table:table-cell>
          <table:table-cell table:style-name="ce6" office:value-type="float" office:value="0.003607" calcext:value-type="float">
            <text:p>0,00360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1]-[.L151])*0.63+[.L15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1]+1" office:value-type="float" office:value="150" calcext:value-type="float">
            <text:p>150</text:p>
          </table:table-cell>
          <table:table-cell table:style-name="ce6" table:formula="of:=[.D151]+0.5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2]+([.E152]-[.L152])*(1-EXP(-[.D142]/[.I152]))" office:value-type="float" office:value="89.8155171192265" calcext:value-type="float">
            <text:p>89,8155171192265</text:p>
          </table:table-cell>
          <table:table-cell table:style-name="ce6" table:formula="of:=[.M152]+[.N152]" office:value-type="float" office:value="89.8155171192265" calcext:value-type="float">
            <text:p>89,8155171192265</text:p>
          </table:table-cell>
          <table:table-cell table:style-name="ce6" office:value-type="float" office:value="61.5005978723097" calcext:value-type="float">
            <text:p>61,5005978723097</text:p>
          </table:table-cell>
          <table:table-cell table:style-name="ce6" office:value-type="float" office:value="65.5081976619394" calcext:value-type="float">
            <text:p>65,5081976619394</text:p>
          </table:table-cell>
          <table:table-cell table:style-name="ce6" office:value-type="float" office:value="70.2988554379563" calcext:value-type="float">
            <text:p>70,2988554379563</text:p>
          </table:table-cell>
          <table:table-cell table:style-name="ce6" office:value-type="float" office:value="73.7084000951223" calcext:value-type="float">
            <text:p>73,7084000951223</text:p>
          </table:table-cell>
          <table:table-cell table:style-name="ce6" office:value-type="float" office:value="77.3114983081354" calcext:value-type="float">
            <text:p>77,3114983081354</text:p>
          </table:table-cell>
          <table:table-cell table:style-name="ce6" office:value-type="float" office:value="80.7535523355377" calcext:value-type="float">
            <text:p>80,7535523355377</text:p>
          </table:table-cell>
          <table:table-cell table:style-name="ce6" office:value-type="float" office:value="83.9934519000877" calcext:value-type="float">
            <text:p>83,9934519000877</text:p>
          </table:table-cell>
          <table:table-cell table:style-name="ce6" office:value-type="float" office:value="87.0106422633631" calcext:value-type="float">
            <text:p>87,0106422633631</text:p>
          </table:table-cell>
          <table:table-cell table:style-name="ce6" office:value-type="float" office:value="89.8155171192265" calcext:value-type="float">
            <text:p>89,81551711922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944" calcext:value-type="float">
            <text:p>71,93944</text:p>
          </table:table-cell>
          <table:table-cell table:style-name="ce6" office:value-type="float" office:value="0.003432" calcext:value-type="float">
            <text:p>0,00343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2]-[.L152])*0.63+[.L15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2]+1" office:value-type="float" office:value="151" calcext:value-type="float">
            <text:p>151</text:p>
          </table:table-cell>
          <table:table-cell table:style-name="ce6" table:formula="of:=[.D152]+0.5" office:value-type="float" office:value="75.5" calcext:value-type="float">
            <text:p>7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3]+([.E153]-[.L153])*(1-EXP(-[.D143]/[.I153]))" office:value-type="float" office:value="89.8230459657449" calcext:value-type="float">
            <text:p>89,8230459657449</text:p>
          </table:table-cell>
          <table:table-cell table:style-name="ce6" table:formula="of:=[.M153]+[.N153]" office:value-type="float" office:value="89.8230459657449" calcext:value-type="float">
            <text:p>89,8230459657449</text:p>
          </table:table-cell>
          <table:table-cell table:style-name="ce6" office:value-type="float" office:value="61.6410806328659" calcext:value-type="float">
            <text:p>61,6410806328659</text:p>
          </table:table-cell>
          <table:table-cell table:style-name="ce6" office:value-type="float" office:value="65.6319431167007" calcext:value-type="float">
            <text:p>65,6319431167007</text:p>
          </table:table-cell>
          <table:table-cell table:style-name="ce6" office:value-type="float" office:value="70.3957827840722" calcext:value-type="float">
            <text:p>70,3957827840722</text:p>
          </table:table-cell>
          <table:table-cell table:style-name="ce6" office:value-type="float" office:value="73.793600961212" calcext:value-type="float">
            <text:p>73,793600961212</text:p>
          </table:table-cell>
          <table:table-cell table:style-name="ce6" office:value-type="float" office:value="77.3778776514195" calcext:value-type="float">
            <text:p>77,3778776514195</text:p>
          </table:table-cell>
          <table:table-cell table:style-name="ce6" office:value-type="float" office:value="80.8013971824946" calcext:value-type="float">
            <text:p>80,8013971824946</text:p>
          </table:table-cell>
          <table:table-cell table:style-name="ce6" office:value-type="float" office:value="84.024420129466" calcext:value-type="float">
            <text:p>84,024420129466</text:p>
          </table:table-cell>
          <table:table-cell table:style-name="ce6" office:value-type="float" office:value="87.0278109174171" calcext:value-type="float">
            <text:p>87,0278109174171</text:p>
          </table:table-cell>
          <table:table-cell table:style-name="ce6" office:value-type="float" office:value="89.8230459657449" calcext:value-type="float">
            <text:p>89,82304596574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2393" calcext:value-type="float">
            <text:p>71,942393</text:p>
          </table:table-cell>
          <table:table-cell table:style-name="ce6" office:value-type="float" office:value="0.003264" calcext:value-type="float">
            <text:p>0,00326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3]-[.L153])*0.63+[.L15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3]+1" office:value-type="float" office:value="152" calcext:value-type="float">
            <text:p>152</text:p>
          </table:table-cell>
          <table:table-cell table:style-name="ce6" table:formula="of:=[.D153]+0.5" office:value-type="float" office:value="76" calcext:value-type="float">
            <text:p>7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4]+([.E154]-[.L154])*(1-EXP(-[.D144]/[.I154]))" office:value-type="float" office:value="89.8302675559496" calcext:value-type="float">
            <text:p>89,8302675559496</text:p>
          </table:table-cell>
          <table:table-cell table:style-name="ce6" table:formula="of:=[.M154]+[.N154]" office:value-type="float" office:value="89.8302675559496" calcext:value-type="float">
            <text:p>89,8302675559496</text:p>
          </table:table-cell>
          <table:table-cell table:style-name="ce6" office:value-type="float" office:value="61.7792414176269" calcext:value-type="float">
            <text:p>61,7792414176269</text:p>
          </table:table-cell>
          <table:table-cell table:style-name="ce6" office:value-type="float" office:value="65.7534984441053" calcext:value-type="float">
            <text:p>65,7534984441053</text:p>
          </table:table-cell>
          <table:table-cell table:style-name="ce6" office:value-type="float" office:value="70.4907116997417" calcext:value-type="float">
            <text:p>70,4907116997417</text:p>
          </table:table-cell>
          <table:table-cell table:style-name="ce6" office:value-type="float" office:value="73.8768872825805" calcext:value-type="float">
            <text:p>73,8768872825805</text:p>
          </table:table-cell>
          <table:table-cell table:style-name="ce6" office:value-type="float" office:value="77.4426180828784" calcext:value-type="float">
            <text:p>77,4426180828784</text:p>
          </table:table-cell>
          <table:table-cell table:style-name="ce6" office:value-type="float" office:value="80.8479312948518" calcext:value-type="float">
            <text:p>80,8479312948518</text:p>
          </table:table-cell>
          <table:table-cell table:style-name="ce6" office:value-type="float" office:value="84.0544355665923" calcext:value-type="float">
            <text:p>84,0544355665923</text:p>
          </table:table-cell>
          <table:table-cell table:style-name="ce6" office:value-type="float" office:value="87.0443772254572" calcext:value-type="float">
            <text:p>87,0443772254572</text:p>
          </table:table-cell>
          <table:table-cell table:style-name="ce6" office:value-type="float" office:value="89.8302675559496" calcext:value-type="float">
            <text:p>89,8302675559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5203" calcext:value-type="float">
            <text:p>71,945203</text:p>
          </table:table-cell>
          <table:table-cell table:style-name="ce6" office:value-type="float" office:value="0.003105" calcext:value-type="float">
            <text:p>0,0031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4]-[.L154])*0.63+[.L15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4]+1" office:value-type="float" office:value="153" calcext:value-type="float">
            <text:p>153</text:p>
          </table:table-cell>
          <table:table-cell table:style-name="ce6" table:formula="of:=[.D154]+0.5" office:value-type="float" office:value="76.5" calcext:value-type="float">
            <text:p>7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5]+([.E155]-[.L155])*(1-EXP(-[.D145]/[.I155]))" office:value-type="float" office:value="89.8371944291375" calcext:value-type="float">
            <text:p>89,8371944291375</text:p>
          </table:table-cell>
          <table:table-cell table:style-name="ce6" table:formula="of:=[.M155]+[.N155]" office:value-type="float" office:value="89.8371944291375" calcext:value-type="float">
            <text:p>89,8371944291375</text:p>
          </table:table-cell>
          <table:table-cell table:style-name="ce6" office:value-type="float" office:value="61.915118605477" calcext:value-type="float">
            <text:p>61,915118605477</text:p>
          </table:table-cell>
          <table:table-cell table:style-name="ce6" office:value-type="float" office:value="65.8729024064481" calcext:value-type="float">
            <text:p>65,8729024064481</text:p>
          </table:table-cell>
          <table:table-cell table:style-name="ce6" office:value-type="float" office:value="70.5836833882416" calcext:value-type="float">
            <text:p>70,5836833882416</text:p>
          </table:table-cell>
          <table:table-cell table:style-name="ce6" office:value-type="float" office:value="73.9583020808738" calcext:value-type="float">
            <text:p>73,9583020808738</text:p>
          </table:table-cell>
          <table:table-cell table:style-name="ce6" office:value-type="float" office:value="77.5057600673893" calcext:value-type="float">
            <text:p>77,5057600673893</text:p>
          </table:table-cell>
          <table:table-cell table:style-name="ce6" office:value-type="float" office:value="80.893190580869" calcext:value-type="float">
            <text:p>80,893190580869</text:p>
          </table:table-cell>
          <table:table-cell table:style-name="ce6" office:value-type="float" office:value="84.0835275258025" calcext:value-type="float">
            <text:p>84,0835275258025</text:p>
          </table:table-cell>
          <table:table-cell table:style-name="ce6" office:value-type="float" office:value="87.0603623202245" calcext:value-type="float">
            <text:p>87,0603623202245</text:p>
          </table:table-cell>
          <table:table-cell table:style-name="ce6" office:value-type="float" office:value="89.8371944291375" calcext:value-type="float">
            <text:p>89,837194429137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7875" calcext:value-type="float">
            <text:p>71,947875</text:p>
          </table:table-cell>
          <table:table-cell table:style-name="ce6" office:value-type="float" office:value="0.002954" calcext:value-type="float">
            <text:p>0,00295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5]-[.L155])*0.63+[.L15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5]+1" office:value-type="float" office:value="154" calcext:value-type="float">
            <text:p>154</text:p>
          </table:table-cell>
          <table:table-cell table:style-name="ce6" table:formula="of:=[.D155]+0.5" office:value-type="float" office:value="77" calcext:value-type="float">
            <text:p>7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6]+([.E156]-[.L156])*(1-EXP(-[.D146]/[.I156]))" office:value-type="float" office:value="89.84383861287" calcext:value-type="float">
            <text:p>89,84383861287</text:p>
          </table:table-cell>
          <table:table-cell table:style-name="ce6" table:formula="of:=[.M156]+[.N156]" office:value-type="float" office:value="89.84383861287" calcext:value-type="float">
            <text:p>89,84383861287</text:p>
          </table:table-cell>
          <table:table-cell table:style-name="ce6" office:value-type="float" office:value="62.0487499409532" calcext:value-type="float">
            <text:p>62,0487499409532</text:p>
          </table:table-cell>
          <table:table-cell table:style-name="ce6" office:value-type="float" office:value="65.9901930799842" calcext:value-type="float">
            <text:p>65,9901930799842</text:p>
          </table:table-cell>
          <table:table-cell table:style-name="ce6" office:value-type="float" office:value="70.6747382033267" calcext:value-type="float">
            <text:p>70,6747382033267</text:p>
          </table:table-cell>
          <table:table-cell table:style-name="ce6" office:value-type="float" office:value="74.0378874110004" calcext:value-type="float">
            <text:p>74,0378874110004</text:p>
          </table:table-cell>
          <table:table-cell table:style-name="ce6" office:value-type="float" office:value="77.5673430707479" calcext:value-type="float">
            <text:p>77,5673430707479</text:p>
          </table:table-cell>
          <table:table-cell table:style-name="ce6" office:value-type="float" office:value="80.9372099650805" calcext:value-type="float">
            <text:p>80,9372099650805</text:p>
          </table:table-cell>
          <table:table-cell table:style-name="ce6" office:value-type="float" office:value="84.111724419525" calcext:value-type="float">
            <text:p>84,111724419525</text:p>
          </table:table-cell>
          <table:table-cell table:style-name="ce6" office:value-type="float" office:value="87.0757865930377" calcext:value-type="float">
            <text:p>87,0757865930377</text:p>
          </table:table-cell>
          <table:table-cell table:style-name="ce6" office:value-type="float" office:value="89.84383861287" calcext:value-type="float">
            <text:p>89,843838612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0417" calcext:value-type="float">
            <text:p>71,950417</text:p>
          </table:table-cell>
          <table:table-cell table:style-name="ce6" office:value-type="float" office:value="0.00281" calcext:value-type="float">
            <text:p>0,002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6]-[.L156])*0.63+[.L15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6]+1" office:value-type="float" office:value="155" calcext:value-type="float">
            <text:p>155</text:p>
          </table:table-cell>
          <table:table-cell table:style-name="ce6" table:formula="of:=[.D156]+0.5" office:value-type="float" office:value="77.5" calcext:value-type="float">
            <text:p>7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7]+([.E157]-[.L157])*(1-EXP(-[.D147]/[.I157]))" office:value-type="float" office:value="89.8502116438574" calcext:value-type="float">
            <text:p>89,8502116438574</text:p>
          </table:table-cell>
          <table:table-cell table:style-name="ce6" table:formula="of:=[.M157]+[.N157]" office:value-type="float" office:value="89.8502116438574" calcext:value-type="float">
            <text:p>89,8502116438574</text:p>
          </table:table-cell>
          <table:table-cell table:style-name="ce6" office:value-type="float" office:value="62.18017254473" calcext:value-type="float">
            <text:p>62,18017254473</text:p>
          </table:table-cell>
          <table:table-cell table:style-name="ce6" office:value-type="float" office:value="66.1054078670701" calcext:value-type="float">
            <text:p>66,1054078670701</text:p>
          </table:table-cell>
          <table:table-cell table:style-name="ce6" office:value-type="float" office:value="70.7639156667454" calcext:value-type="float">
            <text:p>70,7639156667454</text:p>
          </table:table-cell>
          <table:table-cell table:style-name="ce6" office:value-type="float" office:value="74.1156843828547" calcext:value-type="float">
            <text:p>74,1156843828547</text:p>
          </table:table-cell>
          <table:table-cell table:style-name="ce6" office:value-type="float" office:value="77.627405584336" calcext:value-type="float">
            <text:p>77,627405584336</text:p>
          </table:table-cell>
          <table:table-cell table:style-name="ce6" office:value-type="float" office:value="80.9800234152445" calcext:value-type="float">
            <text:p>80,9800234152445</text:p>
          </table:table-cell>
          <table:table-cell table:style-name="ce6" office:value-type="float" office:value="84.1390537860299" calcext:value-type="float">
            <text:p>84,1390537860299</text:p>
          </table:table-cell>
          <table:table-cell table:style-name="ce6" office:value-type="float" office:value="87.0906697198056" calcext:value-type="float">
            <text:p>87,0906697198056</text:p>
          </table:table-cell>
          <table:table-cell table:style-name="ce6" office:value-type="float" office:value="89.8502116438574" calcext:value-type="float">
            <text:p>89,85021164385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2836" calcext:value-type="float">
            <text:p>71,952836</text:p>
          </table:table-cell>
          <table:table-cell table:style-name="ce6" office:value-type="float" office:value="0.00267" calcext:value-type="float">
            <text:p>0,002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7]-[.L157])*0.63+[.L15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7]+1" office:value-type="float" office:value="156" calcext:value-type="float">
            <text:p>156</text:p>
          </table:table-cell>
          <table:table-cell table:style-name="ce6" table:formula="of:=[.D157]+0.5" office:value-type="float" office:value="78" calcext:value-type="float">
            <text:p>7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8]+([.E158]-[.L158])*(1-EXP(-[.D148]/[.I158]))" office:value-type="float" office:value="89.8563245879903" calcext:value-type="float">
            <text:p>89,8563245879903</text:p>
          </table:table-cell>
          <table:table-cell table:style-name="ce6" table:formula="of:=[.M158]+[.N158]" office:value-type="float" office:value="89.8563245879903" calcext:value-type="float">
            <text:p>89,8563245879903</text:p>
          </table:table-cell>
          <table:table-cell table:style-name="ce6" office:value-type="float" office:value="62.3094229239314" calcext:value-type="float">
            <text:p>62,3094229239314</text:p>
          </table:table-cell>
          <table:table-cell table:style-name="ce6" office:value-type="float" office:value="66.2185835080912" calcext:value-type="float">
            <text:p>66,2185835080912</text:p>
          </table:table-cell>
          <table:table-cell table:style-name="ce6" office:value-type="float" office:value="70.851254485394" calcext:value-type="float">
            <text:p>70,851254485394</text:p>
          </table:table-cell>
          <table:table-cell table:style-name="ce6" office:value-type="float" office:value="74.1917331825529" calcext:value-type="float">
            <text:p>74,1917331825529</text:p>
          </table:table-cell>
          <table:table-cell table:style-name="ce6" office:value-type="float" office:value="77.6859851491798" calcext:value-type="float">
            <text:p>77,6859851491798</text:p>
          </table:table-cell>
          <table:table-cell table:style-name="ce6" office:value-type="float" office:value="81.0216639685548" calcext:value-type="float">
            <text:p>81,0216639685548</text:p>
          </table:table-cell>
          <table:table-cell table:style-name="ce6" office:value-type="float" office:value="84.1655423163236" calcext:value-type="float">
            <text:p>84,1655423163236</text:p>
          </table:table-cell>
          <table:table-cell table:style-name="ce6" office:value-type="float" office:value="87.105030686126" calcext:value-type="float">
            <text:p>87,105030686126</text:p>
          </table:table-cell>
          <table:table-cell table:style-name="ce6" office:value-type="float" office:value="89.8563245879903" calcext:value-type="float">
            <text:p>89,85632458799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5136" calcext:value-type="float">
            <text:p>71,955136</text:p>
          </table:table-cell>
          <table:table-cell table:style-name="ce6" office:value-type="float" office:value="0.002542" calcext:value-type="float">
            <text:p>0,0025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8]-[.L158])*0.63+[.L15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8]+1" office:value-type="float" office:value="157" calcext:value-type="float">
            <text:p>157</text:p>
          </table:table-cell>
          <table:table-cell table:style-name="ce6" table:formula="of:=[.D158]+0.5" office:value-type="float" office:value="78.5" calcext:value-type="float">
            <text:p>7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59]+([.E159]-[.L159])*(1-EXP(-[.D149]/[.I159]))" office:value-type="float" office:value="89.8621880595545" calcext:value-type="float">
            <text:p>89,8621880595545</text:p>
          </table:table-cell>
          <table:table-cell table:style-name="ce6" table:formula="of:=[.M159]+[.N159]" office:value-type="float" office:value="89.8621880595545" calcext:value-type="float">
            <text:p>89,8621880595545</text:p>
          </table:table-cell>
          <table:table-cell table:style-name="ce6" office:value-type="float" office:value="62.4365369822716" calcext:value-type="float">
            <text:p>62,4365369822716</text:p>
          </table:table-cell>
          <table:table-cell table:style-name="ce6" office:value-type="float" office:value="66.3297560931778" calcext:value-type="float">
            <text:p>66,3297560931778</text:p>
          </table:table-cell>
          <table:table-cell table:style-name="ce6" office:value-type="float" office:value="70.936792568117" calcext:value-type="float">
            <text:p>70,936792568117</text:p>
          </table:table-cell>
          <table:table-cell table:style-name="ce6" office:value-type="float" office:value="74.2660730931905" calcext:value-type="float">
            <text:p>74,2660730931905</text:p>
          </table:table-cell>
          <table:table-cell table:style-name="ce6" office:value-type="float" office:value="77.7431183794143" calcext:value-type="float">
            <text:p>77,7431183794143</text:p>
          </table:table-cell>
          <table:table-cell table:style-name="ce6" office:value-type="float" office:value="81.062163757134" calcext:value-type="float">
            <text:p>81,062163757134</text:p>
          </table:table-cell>
          <table:table-cell table:style-name="ce6" office:value-type="float" office:value="84.1912158802166" calcext:value-type="float">
            <text:p>84,1912158802166</text:p>
          </table:table-cell>
          <table:table-cell table:style-name="ce6" office:value-type="float" office:value="87.1188878115052" calcext:value-type="float">
            <text:p>87,1188878115052</text:p>
          </table:table-cell>
          <table:table-cell table:style-name="ce6" office:value-type="float" office:value="89.8621880595545" calcext:value-type="float">
            <text:p>89,86218805955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7324" calcext:value-type="float">
            <text:p>71,957324</text:p>
          </table:table-cell>
          <table:table-cell table:style-name="ce6" office:value-type="float" office:value="0.002418" calcext:value-type="float">
            <text:p>0,00241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9]-[.L159])*0.63+[.L15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9]+1" office:value-type="float" office:value="158" calcext:value-type="float">
            <text:p>158</text:p>
          </table:table-cell>
          <table:table-cell table:style-name="ce6" table:formula="of:=[.D159]+0.5" office:value-type="float" office:value="79" calcext:value-type="float">
            <text:p>7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0]+([.E160]-[.L160])*(1-EXP(-[.D150]/[.I160]))" office:value-type="float" office:value="89.8678122396609" calcext:value-type="float">
            <text:p>89,8678122396609</text:p>
          </table:table-cell>
          <table:table-cell table:style-name="ce6" table:formula="of:=[.M160]+[.N160]" office:value-type="float" office:value="89.8678122396609" calcext:value-type="float">
            <text:p>89,8678122396609</text:p>
          </table:table-cell>
          <table:table-cell table:style-name="ce6" office:value-type="float" office:value="62.5615500300286" calcext:value-type="float">
            <text:p>62,5615500300286</text:p>
          </table:table-cell>
          <table:table-cell table:style-name="ce6" office:value-type="float" office:value="66.4389610737136" calcext:value-type="float">
            <text:p>66,4389610737136</text:p>
          </table:table-cell>
          <table:table-cell table:style-name="ce6" office:value-type="float" office:value="71.0205670421611" calcext:value-type="float">
            <text:p>71,0205670421611</text:p>
          </table:table-cell>
          <table:table-cell table:style-name="ce6" office:value-type="float" office:value="74.3387425151346" calcext:value-type="float">
            <text:p>74,3387425151346</text:p>
          </table:table-cell>
          <table:table-cell table:style-name="ce6" office:value-type="float" office:value="77.7988409851682" calcext:value-type="float">
            <text:p>77,7988409851682</text:p>
          </table:table-cell>
          <table:table-cell table:style-name="ce6" office:value-type="float" office:value="81.1015540328284" calcext:value-type="float">
            <text:p>81,1015540328284</text:p>
          </table:table-cell>
          <table:table-cell table:style-name="ce6" office:value-type="float" office:value="84.2160995515892" calcext:value-type="float">
            <text:p>84,2160995515892</text:p>
          </table:table-cell>
          <table:table-cell table:style-name="ce6" office:value-type="float" office:value="87.1322587727267" calcext:value-type="float">
            <text:p>87,1322587727267</text:p>
          </table:table-cell>
          <table:table-cell table:style-name="ce6" office:value-type="float" office:value="89.8678122396609" calcext:value-type="float">
            <text:p>89,867812239660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9405" calcext:value-type="float">
            <text:p>71,959405</text:p>
          </table:table-cell>
          <table:table-cell table:style-name="ce6" office:value-type="float" office:value="0.0023" calcext:value-type="float">
            <text:p>0,00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0]-[.L160])*0.63+[.L16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0]+1" office:value-type="float" office:value="159" calcext:value-type="float">
            <text:p>159</text:p>
          </table:table-cell>
          <table:table-cell table:style-name="ce6" table:formula="of:=[.D160]+0.5" office:value-type="float" office:value="79.5" calcext:value-type="float">
            <text:p>7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1]+([.E161]-[.L161])*(1-EXP(-[.D151]/[.I161]))" office:value-type="float" office:value="89.8732068939239" calcext:value-type="float">
            <text:p>89,8732068939239</text:p>
          </table:table-cell>
          <table:table-cell table:style-name="ce6" table:formula="of:=[.M161]+[.N161]" office:value-type="float" office:value="89.8732068939239" calcext:value-type="float">
            <text:p>89,8732068939239</text:p>
          </table:table-cell>
          <table:table-cell table:style-name="ce6" office:value-type="float" office:value="62.6844967938529" calcext:value-type="float">
            <text:p>62,6844967938529</text:p>
          </table:table-cell>
          <table:table-cell table:style-name="ce6" office:value-type="float" office:value="66.5462332736408" calcext:value-type="float">
            <text:p>66,5462332736408</text:p>
          </table:table-cell>
          <table:table-cell table:style-name="ce6" office:value-type="float" office:value="71.1026142692903" calcext:value-type="float">
            <text:p>71,1026142692903</text:p>
          </table:table-cell>
          <table:table-cell table:style-name="ce6" office:value-type="float" office:value="74.4097789858594" calcext:value-type="float">
            <text:p>74,4097789858594</text:p>
          </table:table-cell>
          <table:table-cell table:style-name="ce6" office:value-type="float" office:value="77.8531877948841" calcext:value-type="float">
            <text:p>77,8531877948841</text:p>
          </table:table-cell>
          <table:table-cell table:style-name="ce6" office:value-type="float" office:value="81.1398651913235" calcext:value-type="float">
            <text:p>81,1398651913235</text:p>
          </table:table-cell>
          <table:table-cell table:style-name="ce6" office:value-type="float" office:value="84.2402176328794" calcext:value-type="float">
            <text:p>84,2402176328794</text:p>
          </table:table-cell>
          <table:table-cell table:style-name="ce6" office:value-type="float" office:value="87.1451606264009" calcext:value-type="float">
            <text:p>87,1451606264009</text:p>
          </table:table-cell>
          <table:table-cell table:style-name="ce6" office:value-type="float" office:value="89.8732068939239" calcext:value-type="float">
            <text:p>89,87320689392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1385" calcext:value-type="float">
            <text:p>71,961385</text:p>
          </table:table-cell>
          <table:table-cell table:style-name="ce6" office:value-type="float" office:value="0.002188" calcext:value-type="float">
            <text:p>0,0021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1]-[.L161])*0.63+[.L16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1]+1" office:value-type="float" office:value="160" calcext:value-type="float">
            <text:p>160</text:p>
          </table:table-cell>
          <table:table-cell table:style-name="ce6" table:formula="of:=[.D161]+0.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2]+([.E162]-[.L162])*(1-EXP(-[.D152]/[.I162]))" office:value-type="float" office:value="89.8783813894177" calcext:value-type="float">
            <text:p>89,8783813894177</text:p>
          </table:table-cell>
          <table:table-cell table:style-name="ce6" table:formula="of:=[.M162]+[.N162]" office:value-type="float" office:value="89.8783813894177" calcext:value-type="float">
            <text:p>89,8783813894177</text:p>
          </table:table-cell>
          <table:table-cell table:style-name="ce6" office:value-type="float" office:value="62.8054114264138" calcext:value-type="float">
            <text:p>62,8054114264138</text:p>
          </table:table-cell>
          <table:table-cell table:style-name="ce6" office:value-type="float" office:value="66.6516069005647" calcext:value-type="float">
            <text:p>66,6516069005647</text:p>
          </table:table-cell>
          <table:table-cell table:style-name="ce6" office:value-type="float" office:value="71.1829698615683" calcext:value-type="float">
            <text:p>71,1829698615683</text:p>
          </table:table-cell>
          <table:table-cell table:style-name="ce6" office:value-type="float" office:value="74.4792191993362" calcext:value-type="float">
            <text:p>74,4792191993362</text:p>
          </table:table-cell>
          <table:table-cell table:style-name="ce6" office:value-type="float" office:value="77.906192777087" calcext:value-type="float">
            <text:p>77,906192777087</text:p>
          </table:table-cell>
          <table:table-cell table:style-name="ce6" office:value-type="float" office:value="81.1771267955995" calcext:value-type="float">
            <text:p>81,1771267955995</text:p>
          </table:table-cell>
          <table:table-cell table:style-name="ce6" office:value-type="float" office:value="84.2635936788176" calcext:value-type="float">
            <text:p>84,2635936788176</text:p>
          </table:table-cell>
          <table:table-cell table:style-name="ce6" office:value-type="float" office:value="87.1576098307231" calcext:value-type="float">
            <text:p>87,1576098307231</text:p>
          </table:table-cell>
          <table:table-cell table:style-name="ce6" office:value-type="float" office:value="89.8783813894177" calcext:value-type="float">
            <text:p>89,87838138941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3268" calcext:value-type="float">
            <text:p>71,963268</text:p>
          </table:table-cell>
          <table:table-cell table:style-name="ce6" office:value-type="float" office:value="0.002081" calcext:value-type="float">
            <text:p>0,0020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2]-[.L162])*0.63+[.L16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2]+1" office:value-type="float" office:value="161" calcext:value-type="float">
            <text:p>161</text:p>
          </table:table-cell>
          <table:table-cell table:style-name="ce6" table:formula="of:=[.D162]+0.5" office:value-type="float" office:value="80.5" calcext:value-type="float">
            <text:p>80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3]+([.E163]-[.L163])*(1-EXP(-[.D153]/[.I163]))" office:value-type="float" office:value="89.8833447109412" calcext:value-type="float">
            <text:p>89,8833447109412</text:p>
          </table:table-cell>
          <table:table-cell table:style-name="ce6" table:formula="of:=[.M163]+[.N163]" office:value-type="float" office:value="89.8833447109412" calcext:value-type="float">
            <text:p>89,8833447109412</text:p>
          </table:table-cell>
          <table:table-cell table:style-name="ce6" office:value-type="float" office:value="62.9243275158868" calcext:value-type="float">
            <text:p>62,9243275158868</text:p>
          </table:table-cell>
          <table:table-cell table:style-name="ce6" office:value-type="float" office:value="66.7551155566623" calcext:value-type="float">
            <text:p>66,7551155566623</text:p>
          </table:table-cell>
          <table:table-cell table:style-name="ce6" office:value-type="float" office:value="71.2616686968157" calcext:value-type="float">
            <text:p>71,2616686968157</text:p>
          </table:table-cell>
          <table:table-cell table:style-name="ce6" office:value-type="float" office:value="74.5470990249878" calcext:value-type="float">
            <text:p>74,5470990249878</text:p>
          </table:table-cell>
          <table:table-cell table:style-name="ce6" office:value-type="float" office:value="77.9578890616164" calcext:value-type="float">
            <text:p>77,9578890616164</text:p>
          </table:table-cell>
          <table:table-cell table:style-name="ce6" office:value-type="float" office:value="81.2133675987428" calcext:value-type="float">
            <text:p>81,2133675987428</text:p>
          </table:table-cell>
          <table:table-cell table:style-name="ce6" office:value-type="float" office:value="84.2862505194316" calcext:value-type="float">
            <text:p>84,2862505194316</text:p>
          </table:table-cell>
          <table:table-cell table:style-name="ce6" office:value-type="float" office:value="87.1696222664684" calcext:value-type="float">
            <text:p>87,1696222664684</text:p>
          </table:table-cell>
          <table:table-cell table:style-name="ce6" office:value-type="float" office:value="89.8833447109412" calcext:value-type="float">
            <text:p>89,88334471094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506" calcext:value-type="float">
            <text:p>71,96506</text:p>
          </table:table-cell>
          <table:table-cell table:style-name="ce6" office:value-type="float" office:value="0.00198" calcext:value-type="float">
            <text:p>0,001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3]-[.L163])*0.63+[.L16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3]+1" office:value-type="float" office:value="162" calcext:value-type="float">
            <text:p>162</text:p>
          </table:table-cell>
          <table:table-cell table:style-name="ce6" table:formula="of:=[.D163]+0.5" office:value-type="float" office:value="81" calcext:value-type="float">
            <text:p>8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4]+([.E164]-[.L164])*(1-EXP(-[.D154]/[.I164]))" office:value-type="float" office:value="89.8881054766187" calcext:value-type="float">
            <text:p>89,8881054766187</text:p>
          </table:table-cell>
          <table:table-cell table:style-name="ce6" table:formula="of:=[.M164]+[.N164]" office:value-type="float" office:value="89.8881054766187" calcext:value-type="float">
            <text:p>89,8881054766187</text:p>
          </table:table-cell>
          <table:table-cell table:style-name="ce6" office:value-type="float" office:value="63.0412780952835" calcext:value-type="float">
            <text:p>63,0412780952835</text:p>
          </table:table-cell>
          <table:table-cell table:style-name="ce6" office:value-type="float" office:value="66.8567922493975" calcext:value-type="float">
            <text:p>66,8567922493975</text:p>
          </table:table-cell>
          <table:table-cell table:style-name="ce6" office:value-type="float" office:value="71.3387449337485" calcext:value-type="float">
            <text:p>71,3387449337485</text:p>
          </table:table-cell>
          <table:table-cell table:style-name="ce6" office:value-type="float" office:value="74.6134535262168" calcext:value-type="float">
            <text:p>74,6134535262168</text:p>
          </table:table-cell>
          <table:table-cell table:style-name="ce6" office:value-type="float" office:value="78.008308960333" calcext:value-type="float">
            <text:p>78,008308960333</text:p>
          </table:table-cell>
          <table:table-cell table:style-name="ce6" office:value-type="float" office:value="81.2486155661343" calcext:value-type="float">
            <text:p>81,2486155661343</text:p>
          </table:table-cell>
          <table:table-cell table:style-name="ce6" office:value-type="float" office:value="84.3082102823428" calcext:value-type="float">
            <text:p>84,3082102823428</text:p>
          </table:table-cell>
          <table:table-cell table:style-name="ce6" office:value-type="float" office:value="87.1812132572497" calcext:value-type="float">
            <text:p>87,1812132572497</text:p>
          </table:table-cell>
          <table:table-cell table:style-name="ce6" office:value-type="float" office:value="89.8881054766187" calcext:value-type="float">
            <text:p>89,88810547661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6764" calcext:value-type="float">
            <text:p>71,966764</text:p>
          </table:table-cell>
          <table:table-cell table:style-name="ce6" office:value-type="float" office:value="0.001883" calcext:value-type="float">
            <text:p>0,0018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4]-[.L164])*0.63+[.L16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4]+1" office:value-type="float" office:value="163" calcext:value-type="float">
            <text:p>163</text:p>
          </table:table-cell>
          <table:table-cell table:style-name="ce6" table:formula="of:=[.D164]+0.5" office:value-type="float" office:value="81.5" calcext:value-type="float">
            <text:p>81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5]+([.E165]-[.L165])*(1-EXP(-[.D155]/[.I165]))" office:value-type="float" office:value="89.8926719528645" calcext:value-type="float">
            <text:p>89,8926719528645</text:p>
          </table:table-cell>
          <table:table-cell table:style-name="ce6" table:formula="of:=[.M165]+[.N165]" office:value-type="float" office:value="89.8926719528645" calcext:value-type="float">
            <text:p>89,8926719528645</text:p>
          </table:table-cell>
          <table:table-cell table:style-name="ce6" office:value-type="float" office:value="63.1562956516282" calcext:value-type="float">
            <text:p>63,1562956516282</text:p>
          </table:table-cell>
          <table:table-cell table:style-name="ce6" office:value-type="float" office:value="66.9566694020467" calcext:value-type="float">
            <text:p>66,9566694020467</text:p>
          </table:table-cell>
          <table:table-cell table:style-name="ce6" office:value-type="float" office:value="71.4142320268046" calcext:value-type="float">
            <text:p>71,4142320268046</text:p>
          </table:table-cell>
          <table:table-cell table:style-name="ce6" office:value-type="float" office:value="74.6783169785177" calcext:value-type="float">
            <text:p>74,6783169785177</text:p>
          </table:table-cell>
          <table:table-cell table:style-name="ce6" office:value-type="float" office:value="78.0574839873148" calcext:value-type="float">
            <text:p>78,0574839873148</text:p>
          </table:table-cell>
          <table:table-cell table:style-name="ce6" office:value-type="float" office:value="81.2828978970285" calcext:value-type="float">
            <text:p>81,2828978970285</text:p>
          </table:table-cell>
          <table:table-cell table:style-name="ce6" office:value-type="float" office:value="84.3294944143777" calcext:value-type="float">
            <text:p>84,3294944143777</text:p>
          </table:table-cell>
          <table:table-cell table:style-name="ce6" office:value-type="float" office:value="87.1923975890657" calcext:value-type="float">
            <text:p>87,1923975890657</text:p>
          </table:table-cell>
          <table:table-cell table:style-name="ce6" office:value-type="float" office:value="89.8926719528645" calcext:value-type="float">
            <text:p>89,89267195286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8385" calcext:value-type="float">
            <text:p>71,968385</text:p>
          </table:table-cell>
          <table:table-cell table:style-name="ce6" office:value-type="float" office:value="0.001791" calcext:value-type="float">
            <text:p>0,0017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5]-[.L165])*0.63+[.L16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5]+1" office:value-type="float" office:value="164" calcext:value-type="float">
            <text:p>164</text:p>
          </table:table-cell>
          <table:table-cell table:style-name="ce6" table:formula="of:=[.D165]+0.5" office:value-type="float" office:value="82" calcext:value-type="float">
            <text:p>8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6]+([.E166]-[.L166])*(1-EXP(-[.D156]/[.I166]))" office:value-type="float" office:value="89.8970520687355" calcext:value-type="float">
            <text:p>89,8970520687355</text:p>
          </table:table-cell>
          <table:table-cell table:style-name="ce6" table:formula="of:=[.M166]+[.N166]" office:value-type="float" office:value="89.8970520687355" calcext:value-type="float">
            <text:p>89,8970520687355</text:p>
          </table:table-cell>
          <table:table-cell table:style-name="ce6" office:value-type="float" office:value="63.2694121349814" calcext:value-type="float">
            <text:p>63,2694121349814</text:p>
          </table:table-cell>
          <table:table-cell table:style-name="ce6" office:value-type="float" office:value="67.0547788640379" calcext:value-type="float">
            <text:p>67,0547788640379</text:p>
          </table:table-cell>
          <table:table-cell table:style-name="ce6" office:value-type="float" office:value="71.4881627406641" calcext:value-type="float">
            <text:p>71,4881627406641</text:p>
          </table:table-cell>
          <table:table-cell table:style-name="ce6" office:value-type="float" office:value="74.7417228871822" calcext:value-type="float">
            <text:p>74,7417228871822</text:p>
          </table:table-cell>
          <table:table-cell table:style-name="ce6" office:value-type="float" office:value="78.1054448785544" calcext:value-type="float">
            <text:p>78,1054448785544</text:p>
          </table:table-cell>
          <table:table-cell table:style-name="ce6" office:value-type="float" office:value="81.3162410455422" calcext:value-type="float">
            <text:p>81,3162410455422</text:p>
          </table:table-cell>
          <table:table-cell table:style-name="ce6" office:value-type="float" office:value="84.3501237025128" calcext:value-type="float">
            <text:p>84,3501237025128</text:p>
          </table:table-cell>
          <table:table-cell table:style-name="ce6" office:value-type="float" office:value="87.2031895291621" calcext:value-type="float">
            <text:p>87,2031895291621</text:p>
          </table:table-cell>
          <table:table-cell table:style-name="ce6" office:value-type="float" office:value="89.8970520687355" calcext:value-type="float">
            <text:p>89,89705206873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9927" calcext:value-type="float">
            <text:p>71,969927</text:p>
          </table:table-cell>
          <table:table-cell table:style-name="ce6" office:value-type="float" office:value="0.001704" calcext:value-type="float">
            <text:p>0,00170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6]-[.L166])*0.63+[.L16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6]+1" office:value-type="float" office:value="165" calcext:value-type="float">
            <text:p>165</text:p>
          </table:table-cell>
          <table:table-cell table:style-name="ce6" table:formula="of:=[.D166]+0.5" office:value-type="float" office:value="82.5" calcext:value-type="float">
            <text:p>82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7]+([.E167]-[.L167])*(1-EXP(-[.D157]/[.I167]))" office:value-type="float" office:value="89.9012534296999" calcext:value-type="float">
            <text:p>89,9012534296999</text:p>
          </table:table-cell>
          <table:table-cell table:style-name="ce6" table:formula="of:=[.M167]+[.N167]" office:value-type="float" office:value="89.9012534296999" calcext:value-type="float">
            <text:p>89,9012534296999</text:p>
          </table:table-cell>
          <table:table-cell table:style-name="ce6" office:value-type="float" office:value="63.3806589673161" calcext:value-type="float">
            <text:p>63,3806589673161</text:p>
          </table:table-cell>
          <table:table-cell table:style-name="ce6" office:value-type="float" office:value="67.1511519211076" calcext:value-type="float">
            <text:p>67,1511519211076</text:p>
          </table:table-cell>
          <table:table-cell table:style-name="ce6" office:value-type="float" office:value="71.5605691644713" calcext:value-type="float">
            <text:p>71,5605691644713</text:p>
          </table:table-cell>
          <table:table-cell table:style-name="ce6" office:value-type="float" office:value="74.8037040046057" calcext:value-type="float">
            <text:p>74,8037040046057</text:p>
          </table:table-cell>
          <table:table-cell table:style-name="ce6" office:value-type="float" office:value="78.15222161117" calcext:value-type="float">
            <text:p>78,15222161117</text:p>
          </table:table-cell>
          <table:table-cell table:style-name="ce6" office:value-type="float" office:value="81.3486707410678" calcext:value-type="float">
            <text:p>81,3486707410678</text:p>
          </table:table-cell>
          <table:table-cell table:style-name="ce6" office:value-type="float" office:value="84.370118294177" calcext:value-type="float">
            <text:p>84,370118294177</text:p>
          </table:table-cell>
          <table:table-cell table:style-name="ce6" office:value-type="float" office:value="87.2136028442319" calcext:value-type="float">
            <text:p>87,2136028442319</text:p>
          </table:table-cell>
          <table:table-cell table:style-name="ce6" office:value-type="float" office:value="89.9012534296999" calcext:value-type="float">
            <text:p>89,90125342969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1393" calcext:value-type="float">
            <text:p>71,971393</text:p>
          </table:table-cell>
          <table:table-cell table:style-name="ce6" office:value-type="float" office:value="0.001621" calcext:value-type="float">
            <text:p>0,00162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7]-[.L167])*0.63+[.L16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7]+1" office:value-type="float" office:value="166" calcext:value-type="float">
            <text:p>166</text:p>
          </table:table-cell>
          <table:table-cell table:style-name="ce6" table:formula="of:=[.D167]+0.5" office:value-type="float" office:value="83" calcext:value-type="float">
            <text:p>8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8]+([.E168]-[.L168])*(1-EXP(-[.D158]/[.I168]))" office:value-type="float" office:value="89.9052833308424" calcext:value-type="float">
            <text:p>89,9052833308424</text:p>
          </table:table-cell>
          <table:table-cell table:style-name="ce6" table:formula="of:=[.M168]+[.N168]" office:value-type="float" office:value="89.9052833308424" calcext:value-type="float">
            <text:p>89,9052833308424</text:p>
          </table:table-cell>
          <table:table-cell table:style-name="ce6" office:value-type="float" office:value="63.4900670512452" calcext:value-type="float">
            <text:p>63,4900670512452</text:p>
          </table:table-cell>
          <table:table-cell table:style-name="ce6" office:value-type="float" office:value="67.2458193052767" calcext:value-type="float">
            <text:p>67,2458193052767</text:p>
          </table:table-cell>
          <table:table-cell table:style-name="ce6" office:value-type="float" office:value="71.631482725762" calcext:value-type="float">
            <text:p>71,631482725762</text:p>
          </table:table-cell>
          <table:table-cell table:style-name="ce6" office:value-type="float" office:value="74.8642923472065" calcext:value-type="float">
            <text:p>74,8642923472065</text:p>
          </table:table-cell>
          <table:table-cell table:style-name="ce6" office:value-type="float" office:value="78.1978434221424" calcext:value-type="float">
            <text:p>78,1978434221424</text:p>
          </table:table-cell>
          <table:table-cell table:style-name="ce6" office:value-type="float" office:value="81.3802120081275" calcext:value-type="float">
            <text:p>81,3802120081275</text:p>
          </table:table-cell>
          <table:table-cell table:style-name="ce6" office:value-type="float" office:value="84.3894977169277" calcext:value-type="float">
            <text:p>84,3894977169277</text:p>
          </table:table-cell>
          <table:table-cell table:style-name="ce6" office:value-type="float" office:value="87.2236508179764" calcext:value-type="float">
            <text:p>87,2236508179764</text:p>
          </table:table-cell>
          <table:table-cell table:style-name="ce6" office:value-type="float" office:value="89.9052833308424" calcext:value-type="float">
            <text:p>89,9052833308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0789" calcext:value-type="float">
            <text:p>71,970789</text:p>
          </table:table-cell>
          <table:table-cell table:style-name="ce6" office:value-type="float" office:value="0.001542" calcext:value-type="float">
            <text:p>0,0015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8]-[.L168])*0.63+[.L16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8]+1" office:value-type="float" office:value="167" calcext:value-type="float">
            <text:p>167</text:p>
          </table:table-cell>
          <table:table-cell table:style-name="ce6" table:formula="of:=[.D168]+0.5" office:value-type="float" office:value="83.5" calcext:value-type="float">
            <text:p>83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69]+([.E169]-[.L169])*(1-EXP(-[.D159]/[.I169]))" office:value-type="float" office:value="89.9091487695316" calcext:value-type="float">
            <text:p>89,9091487695316</text:p>
          </table:table-cell>
          <table:table-cell table:style-name="ce6" table:formula="of:=[.M169]+[.N169]" office:value-type="float" office:value="89.9091487695316" calcext:value-type="float">
            <text:p>89,9091487695316</text:p>
          </table:table-cell>
          <table:table-cell table:style-name="ce6" office:value-type="float" office:value="63.5976667786069" calcext:value-type="float">
            <text:p>63,5976667786069</text:p>
          </table:table-cell>
          <table:table-cell table:style-name="ce6" office:value-type="float" office:value="67.3388112046512" calcext:value-type="float">
            <text:p>67,3388112046512</text:p>
          </table:table-cell>
          <table:table-cell table:style-name="ce6" office:value-type="float" office:value="71.7009342041048" calcext:value-type="float">
            <text:p>71,7009342041048</text:p>
          </table:table-cell>
          <table:table-cell table:style-name="ce6" office:value-type="float" office:value="74.923519211963" calcext:value-type="float">
            <text:p>74,923519211963</text:p>
          </table:table-cell>
          <table:table-cell table:style-name="ce6" office:value-type="float" office:value="78.2423388265884" calcext:value-type="float">
            <text:p>78,2423388265884</text:p>
          </table:table-cell>
          <table:table-cell table:style-name="ce6" office:value-type="float" office:value="81.4108891856837" calcext:value-type="float">
            <text:p>81,4108891856837</text:p>
          </table:table-cell>
          <table:table-cell table:style-name="ce6" office:value-type="float" office:value="84.4082808975226" calcext:value-type="float">
            <text:p>84,4082808975226</text:p>
          </table:table-cell>
          <table:table-cell table:style-name="ce6" office:value-type="float" office:value="87.2333462680512" calcext:value-type="float">
            <text:p>87,2333462680512</text:p>
          </table:table-cell>
          <table:table-cell table:style-name="ce6" office:value-type="float" office:value="89.9091487695316" calcext:value-type="float">
            <text:p>89,90914876953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4116" calcext:value-type="float">
            <text:p>71,974116</text:p>
          </table:table-cell>
          <table:table-cell table:style-name="ce6" office:value-type="float" office:value="0.001467" calcext:value-type="float">
            <text:p>0,0014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9]-[.L169])*0.63+[.L16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9]+1" office:value-type="float" office:value="168" calcext:value-type="float">
            <text:p>168</text:p>
          </table:table-cell>
          <table:table-cell table:style-name="ce6" table:formula="of:=[.D169]+0.5" office:value-type="float" office:value="84" calcext:value-type="float">
            <text:p>8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0]+([.E170]-[.L170])*(1-EXP(-[.D160]/[.I170]))" office:value-type="float" office:value="89.9128564575693" calcext:value-type="float">
            <text:p>89,9128564575693</text:p>
          </table:table-cell>
          <table:table-cell table:style-name="ce6" table:formula="of:=[.M170]+[.N170]" office:value-type="float" office:value="89.9128564575693" calcext:value-type="float">
            <text:p>89,9128564575693</text:p>
          </table:table-cell>
          <table:table-cell table:style-name="ce6" office:value-type="float" office:value="63.7034880389061" calcext:value-type="float">
            <text:p>63,7034880389061</text:p>
          </table:table-cell>
          <table:table-cell table:style-name="ce6" office:value-type="float" office:value="67.430157273048" calcext:value-type="float">
            <text:p>67,430157273048</text:p>
          </table:table-cell>
          <table:table-cell table:style-name="ce6" office:value-type="float" office:value="71.7689537444609" calcext:value-type="float">
            <text:p>71,7689537444609</text:p>
          </table:table-cell>
          <table:table-cell table:style-name="ce6" office:value-type="float" office:value="74.9814151925811" calcext:value-type="float">
            <text:p>74,9814151925811</text:p>
          </table:table-cell>
          <table:table-cell table:style-name="ce6" office:value-type="float" office:value="78.2857356355843" calcext:value-type="float">
            <text:p>78,2857356355843</text:p>
          </table:table-cell>
          <table:table-cell table:style-name="ce6" office:value-type="float" office:value="81.4407259459201" calcext:value-type="float">
            <text:p>81,4407259459201</text:p>
          </table:table-cell>
          <table:table-cell table:style-name="ce6" office:value-type="float" office:value="84.4264861804044" calcext:value-type="float">
            <text:p>84,4264861804044</text:p>
          </table:table-cell>
          <table:table-cell table:style-name="ce6" office:value-type="float" office:value="87.2427015624162" calcext:value-type="float">
            <text:p>87,2427015624162</text:p>
          </table:table-cell>
          <table:table-cell table:style-name="ce6" office:value-type="float" office:value="89.9128564575693" calcext:value-type="float">
            <text:p>89,91285645756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5378" calcext:value-type="float">
            <text:p>71,975378</text:p>
          </table:table-cell>
          <table:table-cell table:style-name="ce6" office:value-type="float" office:value="0.001395" calcext:value-type="float">
            <text:p>0,00139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0]-[.L170])*0.63+[.L17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0]+1" office:value-type="float" office:value="169" calcext:value-type="float">
            <text:p>169</text:p>
          </table:table-cell>
          <table:table-cell table:style-name="ce6" table:formula="of:=[.D170]+0.5" office:value-type="float" office:value="84.5" calcext:value-type="float">
            <text:p>84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1]+([.E171]-[.L171])*(1-EXP(-[.D161]/[.I171]))" office:value-type="float" office:value="89.9164128328453" calcext:value-type="float">
            <text:p>89,9164128328453</text:p>
          </table:table-cell>
          <table:table-cell table:style-name="ce6" table:formula="of:=[.M171]+[.N171]" office:value-type="float" office:value="89.9164128328453" calcext:value-type="float">
            <text:p>89,9164128328453</text:p>
          </table:table-cell>
          <table:table-cell table:style-name="ce6" office:value-type="float" office:value="63.8075602276178" calcext:value-type="float">
            <text:p>63,8075602276178</text:p>
          </table:table-cell>
          <table:table-cell table:style-name="ce6" office:value-type="float" office:value="67.5198866394519" calcext:value-type="float">
            <text:p>67,5198866394519</text:p>
          </table:table-cell>
          <table:table-cell table:style-name="ce6" office:value-type="float" office:value="71.835570870268" calcext:value-type="float">
            <text:p>71,835570870268</text:p>
          </table:table-cell>
          <table:table-cell table:style-name="ce6" office:value-type="float" office:value="75.0380101952965" calcext:value-type="float">
            <text:p>75,0380101952965</text:p>
          </table:table-cell>
          <table:table-cell table:style-name="ce6" office:value-type="float" office:value="78.3280609735485" calcext:value-type="float">
            <text:p>78,3280609735485</text:p>
          </table:table-cell>
          <table:table-cell table:style-name="ce6" office:value-type="float" office:value="81.4697453125087" calcext:value-type="float">
            <text:p>81,4697453125087</text:p>
          </table:table-cell>
          <table:table-cell table:style-name="ce6" office:value-type="float" office:value="84.4441313456165" calcext:value-type="float">
            <text:p>84,4441313456165</text:p>
          </table:table-cell>
          <table:table-cell table:style-name="ce6" office:value-type="float" office:value="87.2517286351133" calcext:value-type="float">
            <text:p>87,2517286351133</text:p>
          </table:table-cell>
          <table:table-cell table:style-name="ce6" office:value-type="float" office:value="89.9164128328453" calcext:value-type="float">
            <text:p>89,91641283284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6579" calcext:value-type="float">
            <text:p>71,976579</text:p>
          </table:table-cell>
          <table:table-cell table:style-name="ce6" office:value-type="float" office:value="0.001327" calcext:value-type="float">
            <text:p>0,0013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1]-[.L171])*0.63+[.L17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1]+1" office:value-type="float" office:value="170" calcext:value-type="float">
            <text:p>170</text:p>
          </table:table-cell>
          <table:table-cell table:style-name="ce6" table:formula="of:=[.D171]+0.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2]+([.E172]-[.L172])*(1-EXP(-[.D162]/[.I172]))" office:value-type="float" office:value="89.9198240705156" calcext:value-type="float">
            <text:p>89,9198240705156</text:p>
          </table:table-cell>
          <table:table-cell table:style-name="ce6" table:formula="of:=[.M172]+[.N172]" office:value-type="float" office:value="89.9198240705156" calcext:value-type="float">
            <text:p>89,9198240705156</text:p>
          </table:table-cell>
          <table:table-cell table:style-name="ce6" office:value-type="float" office:value="63.9099122543524" calcext:value-type="float">
            <text:p>63,9099122543524</text:p>
          </table:table-cell>
          <table:table-cell table:style-name="ce6" office:value-type="float" office:value="67.6080279173038" calcext:value-type="float">
            <text:p>67,6080279173038</text:p>
          </table:table-cell>
          <table:table-cell table:style-name="ce6" office:value-type="float" office:value="71.9008144962549" calcext:value-type="float">
            <text:p>71,9008144962549</text:p>
          </table:table-cell>
          <table:table-cell table:style-name="ce6" office:value-type="float" office:value="75.0933334543236" calcext:value-type="float">
            <text:p>75,0933334543236</text:p>
          </table:table-cell>
          <table:table-cell table:style-name="ce6" office:value-type="float" office:value="78.3693412951948" calcext:value-type="float">
            <text:p>78,3693412951948</text:p>
          </table:table-cell>
          <table:table-cell table:style-name="ce6" office:value-type="float" office:value="81.4979696783758" calcext:value-type="float">
            <text:p>81,4979696783758</text:p>
          </table:table-cell>
          <table:table-cell table:style-name="ce6" office:value-type="float" office:value="84.4612336261678" calcext:value-type="float">
            <text:p>84,4612336261678</text:p>
          </table:table-cell>
          <table:table-cell table:style-name="ce6" office:value-type="float" office:value="87.2604390014898" calcext:value-type="float">
            <text:p>87,2604390014898</text:p>
          </table:table-cell>
          <table:table-cell table:style-name="ce6" office:value-type="float" office:value="89.9198240705156" calcext:value-type="float">
            <text:p>89,91982407051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7701" calcext:value-type="float">
            <text:p>71,977701</text:p>
          </table:table-cell>
          <table:table-cell table:style-name="ce6" office:value-type="float" office:value="0.001262" calcext:value-type="float">
            <text:p>0,00126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2]-[.L172])*0.63+[.L17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2]+1" office:value-type="float" office:value="171" calcext:value-type="float">
            <text:p>171</text:p>
          </table:table-cell>
          <table:table-cell table:style-name="ce6" table:formula="of:=[.D172]+0.5" office:value-type="float" office:value="85.5" calcext:value-type="float">
            <text:p>85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3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3]+([.E173]-[.L173])*(1-EXP(-[.D163]/[.I173]))" office:value-type="float" office:value="89.9230960937246" calcext:value-type="float">
            <text:p>89,9230960937246</text:p>
          </table:table-cell>
          <table:table-cell table:style-name="ce6" table:formula="of:=[.M173]+[.N173]" office:value-type="float" office:value="89.9230960937246" calcext:value-type="float">
            <text:p>89,9230960937246</text:p>
          </table:table-cell>
          <table:table-cell table:style-name="ce6" office:value-type="float" office:value="64.0105725508868" calcext:value-type="float">
            <text:p>64,0105725508868</text:p>
          </table:table-cell>
          <table:table-cell table:style-name="ce6" office:value-type="float" office:value="67.6946092136253" calcext:value-type="float">
            <text:p>67,6946092136253</text:p>
          </table:table-cell>
          <table:table-cell table:style-name="ce6" office:value-type="float" office:value="71.964712940992" calcext:value-type="float">
            <text:p>71,964712940992</text:p>
          </table:table-cell>
          <table:table-cell table:style-name="ce6" office:value-type="float" office:value="75.147413546956" calcext:value-type="float">
            <text:p>75,147413546956</text:p>
          </table:table-cell>
          <table:table-cell table:style-name="ce6" office:value-type="float" office:value="78.4096024020682" calcext:value-type="float">
            <text:p>78,4096024020682</text:p>
          </table:table-cell>
          <table:table-cell table:style-name="ce6" office:value-type="float" office:value="81.525420822982" calcext:value-type="float">
            <text:p>81,525420822982</text:p>
          </table:table-cell>
          <table:table-cell table:style-name="ce6" office:value-type="float" office:value="84.4778097248636" calcext:value-type="float">
            <text:p>84,4778097248636</text:p>
          </table:table-cell>
          <table:table-cell table:style-name="ce6" office:value-type="float" office:value="87.2688437728877" calcext:value-type="float">
            <text:p>87,2688437728877</text:p>
          </table:table-cell>
          <table:table-cell table:style-name="ce6" office:value-type="float" office:value="89.9230960937246" calcext:value-type="float">
            <text:p>89,92309609372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8808" calcext:value-type="float">
            <text:p>71,978808</text:p>
          </table:table-cell>
          <table:table-cell table:style-name="ce6" office:value-type="float" office:value="0.001201" calcext:value-type="float">
            <text:p>0,0012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3]-[.L173])*0.63+[.L173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3]+1" office:value-type="float" office:value="172" calcext:value-type="float">
            <text:p>172</text:p>
          </table:table-cell>
          <table:table-cell table:style-name="ce6" table:formula="of:=[.D173]+0.5" office:value-type="float" office:value="86" calcext:value-type="float">
            <text:p>8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4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4]+([.E174]-[.L174])*(1-EXP(-[.D164]/[.I174]))" office:value-type="float" office:value="89.9262345838902" calcext:value-type="float">
            <text:p>89,9262345838902</text:p>
          </table:table-cell>
          <table:table-cell table:style-name="ce6" table:formula="of:=[.M174]+[.N174]" office:value-type="float" office:value="89.9262345838902" calcext:value-type="float">
            <text:p>89,9262345838902</text:p>
          </table:table-cell>
          <table:table-cell table:style-name="ce6" office:value-type="float" office:value="64.1095690790615" calcext:value-type="float">
            <text:p>64,1095690790615</text:p>
          </table:table-cell>
          <table:table-cell table:style-name="ce6" office:value-type="float" office:value="67.7796581379819" calcext:value-type="float">
            <text:p>67,7796581379819</text:p>
          </table:table-cell>
          <table:table-cell table:style-name="ce6" office:value-type="float" office:value="72.0272939391823" calcext:value-type="float">
            <text:p>72,0272939391823</text:p>
          </table:table-cell>
          <table:table-cell table:style-name="ce6" office:value-type="float" office:value="75.2002784083282" calcext:value-type="float">
            <text:p>75,2002784083282</text:p>
          </table:table-cell>
          <table:table-cell table:style-name="ce6" office:value-type="float" office:value="78.4488694586711" calcext:value-type="float">
            <text:p>78,4488694586711</text:p>
          </table:table-cell>
          <table:table-cell table:style-name="ce6" office:value-type="float" office:value="81.5521199291279" calcext:value-type="float">
            <text:p>81,5521199291279</text:p>
          </table:table-cell>
          <table:table-cell table:style-name="ce6" office:value-type="float" office:value="84.4938758306174" calcext:value-type="float">
            <text:p>84,4938758306174</text:p>
          </table:table-cell>
          <table:table-cell table:style-name="ce6" office:value-type="float" office:value="87.2769536708184" calcext:value-type="float">
            <text:p>87,2769536708184</text:p>
          </table:table-cell>
          <table:table-cell table:style-name="ce6" office:value-type="float" office:value="89.9262345838902" calcext:value-type="float">
            <text:p>89,92623458389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9841" calcext:value-type="float">
            <text:p>71,979841</text:p>
          </table:table-cell>
          <table:table-cell table:style-name="ce6" office:value-type="float" office:value="0.001142" calcext:value-type="float">
            <text:p>0,0011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4]-[.L174])*0.63+[.L174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4]+1" office:value-type="float" office:value="173" calcext:value-type="float">
            <text:p>173</text:p>
          </table:table-cell>
          <table:table-cell table:style-name="ce6" table:formula="of:=[.D174]+0.5" office:value-type="float" office:value="86.5" calcext:value-type="float">
            <text:p>86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5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5]+([.E175]-[.L175])*(1-EXP(-[.D165]/[.I175]))" office:value-type="float" office:value="89.9292449905682" calcext:value-type="float">
            <text:p>89,9292449905682</text:p>
          </table:table-cell>
          <table:table-cell table:style-name="ce6" table:formula="of:=[.M175]+[.N175]" office:value-type="float" office:value="89.9292449905682" calcext:value-type="float">
            <text:p>89,9292449905682</text:p>
          </table:table-cell>
          <table:table-cell table:style-name="ce6" office:value-type="float" office:value="64.2069293385488" calcext:value-type="float">
            <text:p>64,2069293385488</text:p>
          </table:table-cell>
          <table:table-cell table:style-name="ce6" office:value-type="float" office:value="67.863201811287" calcext:value-type="float">
            <text:p>67,863201811287</text:p>
          </table:table-cell>
          <table:table-cell table:style-name="ce6" office:value-type="float" office:value="72.0885846536997" calcext:value-type="float">
            <text:p>72,0885846536997</text:p>
          </table:table-cell>
          <table:table-cell table:style-name="ce6" office:value-type="float" office:value="75.2519553458456" calcext:value-type="float">
            <text:p>75,2519553458456</text:p>
          </table:table-cell>
          <table:table-cell table:style-name="ce6" office:value-type="float" office:value="78.487167008192" calcext:value-type="float">
            <text:p>78,487167008192</text:p>
          </table:table-cell>
          <table:table-cell table:style-name="ce6" office:value-type="float" office:value="81.5780875993005" calcext:value-type="float">
            <text:p>81,5780875993005</text:p>
          </table:table-cell>
          <table:table-cell table:style-name="ce6" office:value-type="float" office:value="84.5094476342627" calcext:value-type="float">
            <text:p>84,5094476342627</text:p>
          </table:table-cell>
          <table:table-cell table:style-name="ce6" office:value-type="float" office:value="87.2847790406389" calcext:value-type="float">
            <text:p>87,2847790406389</text:p>
          </table:table-cell>
          <table:table-cell table:style-name="ce6" office:value-type="float" office:value="89.9292449905682" calcext:value-type="float">
            <text:p>89,92924499056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0824" calcext:value-type="float">
            <text:p>71,980824</text:p>
          </table:table-cell>
          <table:table-cell table:style-name="ce6" office:value-type="float" office:value="0.001087" calcext:value-type="float">
            <text:p>0,0010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5]-[.L175])*0.63+[.L175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5]+1" office:value-type="float" office:value="174" calcext:value-type="float">
            <text:p>174</text:p>
          </table:table-cell>
          <table:table-cell table:style-name="ce6" table:formula="of:=[.D175]+0.5" office:value-type="float" office:value="87" calcext:value-type="float">
            <text:p>8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6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6]+([.E176]-[.L176])*(1-EXP(-[.D166]/[.I176]))" office:value-type="float" office:value="89.9321325409153" calcext:value-type="float">
            <text:p>89,9321325409153</text:p>
          </table:table-cell>
          <table:table-cell table:style-name="ce6" table:formula="of:=[.M176]+[.N176]" office:value-type="float" office:value="89.9321325409153" calcext:value-type="float">
            <text:p>89,9321325409153</text:p>
          </table:table-cell>
          <table:table-cell table:style-name="ce6" office:value-type="float" office:value="64.3026803744912" calcext:value-type="float">
            <text:p>64,3026803744912</text:p>
          </table:table-cell>
          <table:table-cell table:style-name="ce6" office:value-type="float" office:value="67.9452668744504" calcext:value-type="float">
            <text:p>67,9452668744504</text:p>
          </table:table-cell>
          <table:table-cell table:style-name="ce6" office:value-type="float" office:value="72.1486116873792" calcext:value-type="float">
            <text:p>72,1486116873792</text:p>
          </table:table-cell>
          <table:table-cell table:style-name="ce6" office:value-type="float" office:value="75.3024710532903" calcext:value-type="float">
            <text:p>75,3024710532903</text:p>
          </table:table-cell>
          <table:table-cell table:style-name="ce6" office:value-type="float" office:value="78.5245189878462" calcext:value-type="float">
            <text:p>78,5245189878462</text:p>
          </table:table-cell>
          <table:table-cell table:style-name="ce6" office:value-type="float" office:value="81.6033438715706" calcext:value-type="float">
            <text:p>81,6033438715706</text:p>
          </table:table-cell>
          <table:table-cell table:style-name="ce6" office:value-type="float" office:value="84.5245403438764" calcext:value-type="float">
            <text:p>84,5245403438764</text:p>
          </table:table-cell>
          <table:table-cell table:style-name="ce6" office:value-type="float" office:value="87.2923298647494" calcext:value-type="float">
            <text:p>87,2923298647494</text:p>
          </table:table-cell>
          <table:table-cell table:style-name="ce6" office:value-type="float" office:value="89.9321325409153" calcext:value-type="float">
            <text:p>89,93213254091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176" calcext:value-type="float">
            <text:p>71,98176</text:p>
          </table:table-cell>
          <table:table-cell table:style-name="ce6" office:value-type="float" office:value="0.001034" calcext:value-type="float">
            <text:p>0,00103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6]-[.L176])*0.63+[.L176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6]+1" office:value-type="float" office:value="175" calcext:value-type="float">
            <text:p>175</text:p>
          </table:table-cell>
          <table:table-cell table:style-name="ce6" table:formula="of:=[.D176]+0.5" office:value-type="float" office:value="87.5" calcext:value-type="float">
            <text:p>87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7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7]+([.E177]-[.L177])*(1-EXP(-[.D167]/[.I177]))" office:value-type="float" office:value="89.9349022487652" calcext:value-type="float">
            <text:p>89,9349022487652</text:p>
          </table:table-cell>
          <table:table-cell table:style-name="ce6" table:formula="of:=[.M177]+[.N177]" office:value-type="float" office:value="89.9349022487652" calcext:value-type="float">
            <text:p>89,9349022487652</text:p>
          </table:table-cell>
          <table:table-cell table:style-name="ce6" office:value-type="float" office:value="64.3968487850145" calcext:value-type="float">
            <text:p>64,3968487850145</text:p>
          </table:table-cell>
          <table:table-cell table:style-name="ce6" office:value-type="float" office:value="68.0258794968739" calcext:value-type="float">
            <text:p>68,0258794968739</text:p>
          </table:table-cell>
          <table:table-cell table:style-name="ce6" office:value-type="float" office:value="72.207401094563" calcext:value-type="float">
            <text:p>72,207401094563</text:p>
          </table:table-cell>
          <table:table-cell table:style-name="ce6" office:value-type="float" office:value="75.3518516246095" calcext:value-type="float">
            <text:p>75,3518516246095</text:p>
          </table:table-cell>
          <table:table-cell table:style-name="ce6" office:value-type="float" office:value="78.5609487438368" calcext:value-type="float">
            <text:p>78,5609487438368</text:p>
          </table:table-cell>
          <table:table-cell table:style-name="ce6" office:value-type="float" office:value="81.6279082350557" calcext:value-type="float">
            <text:p>81,6279082350557</text:p>
          </table:table-cell>
          <table:table-cell table:style-name="ce6" office:value-type="float" office:value="84.5391686996323" calcext:value-type="float">
            <text:p>84,5391686996323</text:p>
          </table:table-cell>
          <table:table-cell table:style-name="ce6" office:value-type="float" office:value="87.2996157753267" calcext:value-type="float">
            <text:p>87,2996157753267</text:p>
          </table:table-cell>
          <table:table-cell table:style-name="ce6" office:value-type="float" office:value="89.9349022487652" calcext:value-type="float">
            <text:p>89,93490224876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2649" calcext:value-type="float">
            <text:p>71,982649</text:p>
          </table:table-cell>
          <table:table-cell table:style-name="ce6" office:value-type="float" office:value="0.000983" calcext:value-type="float">
            <text:p>0,0009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7]-[.L177])*0.63+[.L177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7]+1" office:value-type="float" office:value="176" calcext:value-type="float">
            <text:p>176</text:p>
          </table:table-cell>
          <table:table-cell table:style-name="ce6" table:formula="of:=[.D177]+0.5" office:value-type="float" office:value="88" calcext:value-type="float">
            <text:p>8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8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8]+([.E178]-[.L178])*(1-EXP(-[.D168]/[.I178]))" office:value-type="float" office:value="89.9375589233341" calcext:value-type="float">
            <text:p>89,9375589233341</text:p>
          </table:table-cell>
          <table:table-cell table:style-name="ce6" table:formula="of:=[.M178]+[.N178]" office:value-type="float" office:value="89.9375589233341" calcext:value-type="float">
            <text:p>89,9375589233341</text:p>
          </table:table-cell>
          <table:table-cell table:style-name="ce6" office:value-type="float" office:value="64.4894607286158" calcext:value-type="float">
            <text:p>64,4894607286158</text:p>
          </table:table-cell>
          <table:table-cell table:style-name="ce6" office:value-type="float" office:value="68.1050653847962" calcext:value-type="float">
            <text:p>68,1050653847962</text:p>
          </table:table-cell>
          <table:table-cell table:style-name="ce6" office:value-type="float" office:value="72.2649783924099" calcext:value-type="float">
            <text:p>72,2649783924099</text:p>
          </table:table-cell>
          <table:table-cell table:style-name="ce6" office:value-type="float" office:value="75.4001225673946" calcext:value-type="float">
            <text:p>75,4001225673946</text:p>
          </table:table-cell>
          <table:table-cell table:style-name="ce6" office:value-type="float" office:value="78.5964790459472" calcext:value-type="float">
            <text:p>78,5964790459472</text:p>
          </table:table-cell>
          <table:table-cell table:style-name="ce6" office:value-type="float" office:value="81.6517996449589" calcext:value-type="float">
            <text:p>81,6517996449589</text:p>
          </table:table-cell>
          <table:table-cell table:style-name="ce6" office:value-type="float" office:value="84.5533469881967" calcext:value-type="float">
            <text:p>84,5533469881967</text:p>
          </table:table-cell>
          <table:table-cell table:style-name="ce6" office:value-type="float" office:value="87.306646066612" calcext:value-type="float">
            <text:p>87,306646066612</text:p>
          </table:table-cell>
          <table:table-cell table:style-name="ce6" office:value-type="float" office:value="89.9375589233341" calcext:value-type="float">
            <text:p>89,93755892333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3495" calcext:value-type="float">
            <text:p>71,983495</text:p>
          </table:table-cell>
          <table:table-cell table:style-name="ce6" office:value-type="float" office:value="0.000935" calcext:value-type="float">
            <text:p>0,00093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8]-[.L178])*0.63+[.L178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8]+1" office:value-type="float" office:value="177" calcext:value-type="float">
            <text:p>177</text:p>
          </table:table-cell>
          <table:table-cell table:style-name="ce6" table:formula="of:=[.D178]+0.5" office:value-type="float" office:value="88.5" calcext:value-type="float">
            <text:p>88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9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79]+([.E179]-[.L179])*(1-EXP(-[.D169]/[.I179]))" office:value-type="float" office:value="89.9401071775715" calcext:value-type="float">
            <text:p>89,9401071775715</text:p>
          </table:table-cell>
          <table:table-cell table:style-name="ce6" table:formula="of:=[.M179]+[.N179]" office:value-type="float" office:value="89.9401071775715" calcext:value-type="float">
            <text:p>89,9401071775715</text:p>
          </table:table-cell>
          <table:table-cell table:style-name="ce6" office:value-type="float" office:value="64.5805419314307" calcext:value-type="float">
            <text:p>64,5805419314307</text:p>
          </table:table-cell>
          <table:table-cell table:style-name="ce6" office:value-type="float" office:value="68.1828497894903" calcext:value-type="float">
            <text:p>68,1828497894903</text:p>
          </table:table-cell>
          <table:table-cell table:style-name="ce6" office:value-type="float" office:value="72.3213685719703" calcext:value-type="float">
            <text:p>72,3213685719703</text:p>
          </table:table-cell>
          <table:table-cell table:style-name="ce6" office:value-type="float" office:value="75.4473088160571" calcext:value-type="float">
            <text:p>75,4473088160571</text:p>
          </table:table-cell>
          <table:table-cell table:style-name="ce6" office:value-type="float" office:value="78.6311321017729" calcext:value-type="float">
            <text:p>78,6311321017729</text:p>
          </table:table-cell>
          <table:table-cell table:style-name="ce6" office:value-type="float" office:value="81.6750365371954" calcext:value-type="float">
            <text:p>81,6750365371954</text:p>
          </table:table-cell>
          <table:table-cell table:style-name="ce6" office:value-type="float" office:value="84.5670890566813" calcext:value-type="float">
            <text:p>84,5670890566813</text:p>
          </table:table-cell>
          <table:table-cell table:style-name="ce6" office:value-type="float" office:value="87.3134297067668" calcext:value-type="float">
            <text:p>87,3134297067668</text:p>
          </table:table-cell>
          <table:table-cell table:style-name="ce6" office:value-type="float" office:value="89.9401071775715" calcext:value-type="float">
            <text:p>89,94010717757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43" calcext:value-type="float">
            <text:p>71,9843</text:p>
          </table:table-cell>
          <table:table-cell table:style-name="ce6" office:value-type="float" office:value="0.00089" calcext:value-type="float">
            <text:p>0,00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9]-[.L179])*0.63+[.L179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9]+1" office:value-type="float" office:value="178" calcext:value-type="float">
            <text:p>178</text:p>
          </table:table-cell>
          <table:table-cell table:style-name="ce6" table:formula="of:=[.D179]+0.5" office:value-type="float" office:value="89" calcext:value-type="float">
            <text:p>8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0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80]+([.E180]-[.L180])*(1-EXP(-[.D170]/[.I180]))" office:value-type="float" office:value="89.9425514361701" calcext:value-type="float">
            <text:p>89,9425514361701</text:p>
          </table:table-cell>
          <table:table-cell table:style-name="ce6" table:formula="of:=[.M180]+[.N180]" office:value-type="float" office:value="89.9425514361701" calcext:value-type="float">
            <text:p>89,9425514361701</text:p>
          </table:table-cell>
          <table:table-cell table:style-name="ce6" office:value-type="float" office:value="64.6701176943788" calcext:value-type="float">
            <text:p>64,6701176943788</text:p>
          </table:table-cell>
          <table:table-cell table:style-name="ce6" office:value-type="float" office:value="68.2592575153158" calcext:value-type="float">
            <text:p>68,2592575153158</text:p>
          </table:table-cell>
          <table:table-cell table:style-name="ce6" office:value-type="float" office:value="72.3765961090339" calcext:value-type="float">
            <text:p>72,3765961090339</text:p>
          </table:table-cell>
          <table:table-cell table:style-name="ce6" office:value-type="float" office:value="75.4934347447084" calcext:value-type="float">
            <text:p>75,4934347447084</text:p>
          </table:table-cell>
          <table:table-cell table:style-name="ce6" office:value-type="float" office:value="78.6649295706017" calcext:value-type="float">
            <text:p>78,6649295706017</text:p>
          </table:table-cell>
          <table:table-cell table:style-name="ce6" office:value-type="float" office:value="81.6976368426188" calcext:value-type="float">
            <text:p>81,6976368426188</text:p>
          </table:table-cell>
          <table:table-cell table:style-name="ce6" office:value-type="float" office:value="84.580408326167" calcext:value-type="float">
            <text:p>84,580408326167</text:p>
          </table:table-cell>
          <table:table-cell table:style-name="ce6" office:value-type="float" office:value="87.3199753493131" calcext:value-type="float">
            <text:p>87,3199753493131</text:p>
          </table:table-cell>
          <table:table-cell table:style-name="ce6" office:value-type="float" office:value="89.9425514361701" calcext:value-type="float">
            <text:p>89,94255143617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5066" calcext:value-type="float">
            <text:p>71,985066</text:p>
          </table:table-cell>
          <table:table-cell table:style-name="ce6" office:value-type="float" office:value="0.000846" calcext:value-type="float">
            <text:p>0,00084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0]-[.L180])*0.63+[.L180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0]+1" office:value-type="float" office:value="179" calcext:value-type="float">
            <text:p>179</text:p>
          </table:table-cell>
          <table:table-cell table:style-name="ce6" table:formula="of:=[.D180]+0.5" office:value-type="float" office:value="89.5" calcext:value-type="float">
            <text:p>89,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1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81]+([.E181]-[.L181])*(1-EXP(-[.D171]/[.I181]))" office:value-type="float" office:value="89.9448959432483" calcext:value-type="float">
            <text:p>89,9448959432483</text:p>
          </table:table-cell>
          <table:table-cell table:style-name="ce6" table:formula="of:=[.M181]+[.N181]" office:value-type="float" office:value="89.9448959432483" calcext:value-type="float">
            <text:p>89,9448959432483</text:p>
          </table:table-cell>
          <table:table-cell table:style-name="ce6" office:value-type="float" office:value="64.7582129001926" calcext:value-type="float">
            <text:p>64,7582129001926</text:p>
          </table:table-cell>
          <table:table-cell table:style-name="ce6" office:value-type="float" office:value="68.3343129276286" calcext:value-type="float">
            <text:p>68,3343129276286</text:p>
          </table:table-cell>
          <table:table-cell table:style-name="ce6" office:value-type="float" office:value="72.4306849747528" calcext:value-type="float">
            <text:p>72,4306849747528</text:p>
          </table:table-cell>
          <table:table-cell table:style-name="ce6" office:value-type="float" office:value="75.5385241797504" calcext:value-type="float">
            <text:p>75,5385241797504</text:p>
          </table:table-cell>
          <table:table-cell table:style-name="ce6" office:value-type="float" office:value="78.6978925769519" calcext:value-type="float">
            <text:p>78,6978925769519</text:p>
          </table:table-cell>
          <table:table-cell table:style-name="ce6" office:value-type="float" office:value="81.7196180008578" calcext:value-type="float">
            <text:p>81,7196180008578</text:p>
          </table:table-cell>
          <table:table-cell table:style-name="ce6" office:value-type="float" office:value="84.5933178048115" calcext:value-type="float">
            <text:p>84,5933178048115</text:p>
          </table:table-cell>
          <table:table-cell table:style-name="ce6" office:value-type="float" office:value="87.3262913441721" calcext:value-type="float">
            <text:p>87,3262913441721</text:p>
          </table:table-cell>
          <table:table-cell table:style-name="ce6" office:value-type="float" office:value="89.9448959432483" calcext:value-type="float">
            <text:p>89,944895943248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5794" calcext:value-type="float">
            <text:p>71,985794</text:p>
          </table:table-cell>
          <table:table-cell table:style-name="ce6" office:value-type="float" office:value="0.000805" calcext:value-type="float">
            <text:p>0,0008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1]-[.L181])*0.63+[.L181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1]+1" office:value-type="float" office:value="180" calcext:value-type="float">
            <text:p>180</text:p>
          </table:table-cell>
          <table:table-cell table:style-name="ce6" table:formula="of:=[.D181]+0.5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2]-20)*0.1+2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6" table:formula="of:=[.L182]+([.E182]-[.L182])*(1-EXP(-[.D172]/[.I182]))" office:value-type="float" office:value="89.9471447697198" calcext:value-type="float">
            <text:p>89,9471447697198</text:p>
          </table:table-cell>
          <table:table-cell table:style-name="ce6" table:formula="of:=[.M182]+[.N182]" office:value-type="float" office:value="89.9471447697198" calcext:value-type="float">
            <text:p>89,9471447697198</text:p>
          </table:table-cell>
          <table:table-cell table:style-name="ce6" office:value-type="float" office:value="64.8448520203291" calcext:value-type="float">
            <text:p>64,8448520203291</text:p>
          </table:table-cell>
          <table:table-cell table:style-name="ce6" office:value-type="float" office:value="68.4080399605509" calcext:value-type="float">
            <text:p>68,4080399605509</text:p>
          </table:table-cell>
          <table:table-cell table:style-name="ce6" office:value-type="float" office:value="72.4836586460462" calcext:value-type="float">
            <text:p>72,4836586460462</text:p>
          </table:table-cell>
          <table:table-cell table:style-name="ce6" office:value-type="float" office:value="75.5826004121831" calcext:value-type="float">
            <text:p>75,5826004121831</text:p>
          </table:table-cell>
          <table:table-cell table:style-name="ce6" office:value-type="float" office:value="78.7300417237755" calcext:value-type="float">
            <text:p>78,7300417237755</text:p>
          </table:table-cell>
          <table:table-cell table:style-name="ce6" office:value-type="float" office:value="81.7409969737733" calcext:value-type="float">
            <text:p>81,7409969737733</text:p>
          </table:table-cell>
          <table:table-cell table:style-name="ce6" office:value-type="float" office:value="84.6058301005535" calcext:value-type="float">
            <text:p>84,6058301005535</text:p>
          </table:table-cell>
          <table:table-cell table:style-name="ce6" office:value-type="float" office:value="87.3323857483162" calcext:value-type="float">
            <text:p>87,3323857483162</text:p>
          </table:table-cell>
          <table:table-cell table:style-name="ce6" office:value-type="float" office:value="89.9471447697198" calcext:value-type="float">
            <text:p>89,94714476971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6487" calcext:value-type="float">
            <text:p>71,986487</text:p>
          </table:table-cell>
          <table:table-cell table:style-name="ce6" office:value-type="float" office:value="0.000766" calcext:value-type="float">
            <text:p>0,000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2]-[.L182])*0.63+[.L182]" office:value-type="float" office:value="66.69" calcext:value-type="float">
            <text:p>66,69</text:p>
          </table:table-cell>
          <table:table-cell table:number-columns-repeated="988"/>
        </table:table-row>
        <table:table-row table:style-name="ro3" table:number-rows-repeated="104839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2.11mm" draw:distance="1.58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6:12:49.247228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1" style:display-name="PageStyle_Graph1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5">00/00/0000</text:dat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5">00/00/0000</text:date></text:span></text:p>
        </style:region-right>
      </style:footer-left>
    </style:master-page>
    <style:master-page style:name="PageStyle_5f_Graph2" style:display-name="PageStyle_Graph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3" style:display-name="PageStyle_Graph3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5">00/00/0000</text:date></text:span><text:span text:style-name="MT1"><text:s/>- </text:span><text:span text:style-name="MT1"><text:time style:data-style-name="N2" text:time-value="16:12:49.253324873">00:00:00</text:tim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5">00/00/0000</text:date></text:span><text:span text:style-name="MT1"><text:s/>- </text:span><text:span text:style-name="MT1"><text:time style:data-style-name="N2" text:time-value="16:12:49.255163594">00:00:00</text:time></text:span></text:p>
        </style:region-right>
      </style:footer-left>
    </style:master-page>
    <style:master-page style:name="PageStyle_5f_journal" style:display-name="PageStyle_journ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7T18:06:08</meta:creation-date>
    <dc:date>2020-03-05T18:36:56.618341953</dc:date>
    <meta:print-date>2011-04-29T14:22:05</meta:print-date>
    <meta:editing-duration>PT2H54M26S</meta:editing-duration>
    <meta:editing-cycles>12</meta:editing-cycles>
    <meta:generator>LibreOffice/6.0.7.3$Linux_X86_64 LibreOffice_project/00m0$Build-3</meta:generator>
    <meta:document-statistic meta:table-count="4" meta:cell-count="6360"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width="0.07cm" svg:stroke-color="#4c4c4c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Excel_20_line_20_dash_20_2" svg:stroke-width="0.07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D2:journal.E182 journal.D1:journal.E1 journal.L1:journal.L182 journal.O1:journal.O182" chart:data-source-has-labels="both" svg:x="0.458cm" svg:y="0.29cm" svg:width="21.987cm" svg:height="13.924cm">
          <chartooo:coordinate-region svg:x="1.185cm" svg:y="0.29cm" svg:width="20.862cm" svg:height="12.794cm"/>
          <chart:axis chart:dimension="x" chart:name="primary-x" chart:style-name="ch3" chartooo:axis-type="auto">
            <chartooo:date-scale/>
            <chart:categories table:cell-range-address="journal.D2:journal.D182"/>
          </chart:axis>
          <chart:axis chart:dimension="y" chart:name="primary-y" chart:style-name="ch4"/>
          <chart:series chart:style-name="ch5" chart:values-cell-range-address="journal.E2:journal.E182" chart:label-cell-address="journal.E1:journal.E1" chart:class="chart:line">
            <chart:data-point chart:repeated="181"/>
          </chart:series>
          <chart:series chart:style-name="ch6" chart:values-cell-range-address="journal.L2:journal.L182" chart:label-cell-address="journal.L1:journal.L1" chart:class="chart:line">
            <chart:data-point chart:repeated="181"/>
          </chart:series>
          <chart:series chart:style-name="ch7" chart:values-cell-range-address="journal.O2:journal.O182" chart:label-cell-address="journal.O1:journal.O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</text:p>
                <draw:g>
                  <svg:desc>journal.E1:journal.E1</svg:desc>
                </draw:g>
              </table:table-cell>
              <table:table-cell office:value-type="string">
                <text:p>T10%</text:p>
                <draw:g>
                  <svg:desc>journal.L1:journal.L1</svg:desc>
                </draw:g>
              </table:table-cell>
              <table:table-cell office:value-type="string">
                <text:p>Tc</text:p>
                <draw:g>
                  <svg:desc>journal.O1:journal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90">
                <text:p>90</text:p>
                <draw:g>
                  <svg:desc>journal.E2:journal.E182</svg:desc>
                </draw:g>
              </table:table-cell>
              <table:table-cell office:value-type="float" office:value="27">
                <text:p>27</text:p>
                <draw:g>
                  <svg:desc>journal.L2:journal.L182</svg:desc>
                </draw:g>
              </table:table-cell>
              <table:table-cell office:value-type="float" office:value="20">
                <text:p>20</text:p>
                <draw:g>
                  <svg:desc>journal.O2:journal.O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9.5710642021243">
                <text:p>29.5710642021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32.0372018783526">
                <text:p>32.037201878352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34.4026951371705">
                <text:p>34.40269513717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36.6716513318913">
                <text:p>36.671651331891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38.84801019251">
                <text:p>38.848010192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40.9355506665015">
                <text:p>40.935550666501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42.9378974804428">
                <text:p>42.93789748044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44.8585274338513">
                <text:p>44.858527433851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46.7007754361688">
                <text:p>46.7007754361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48.467840297372">
                <text:p>48.46784029737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50.1627902822663">
                <text:p>50.16279028226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51.7885684381041">
                <text:p>51.788568438104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53.3479977047821">
                <text:p>53.34799770478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54.843785816487">
                <text:p>54.84378581648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56.2785300033036">
                <text:p>56.2785300033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57.6547215009467">
                <text:p>57.65472150094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58.9747498764492">
                <text:p>58.97474987644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0.2409071773161">
                <text:p>60.240907177316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1.4553919113494">
                <text:p>61.45539191134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2.6203128640541">
                <text:p>62.620312864054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3.737692760254">
                <text:p>63.7376927602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4.8094717762746">
                <text:p>64.809471776274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5.8375109087924">
                <text:p>65.83751090879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6.8235952061991">
                <text:p>66.823595206199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7.7694368680925">
                <text:p>67.7694368680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8.6766782182752">
                <text:p>68.676678218275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69.546894556424">
                <text:p>69.5468945564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0.3815968933804">
                <text:p>70.381596893380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1.1822345748133">
                <text:p>71.18223457481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1.950197797808">
                <text:p>71.95019779780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2.6868200247522">
                <text:p>72.68682002475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3.3933802987092">
                <text:p>73.393380298709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4.071105464301">
                <text:p>74.0711054643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4.7211722979541">
                <text:p>74.721172297954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5.3447095512106">
                <text:p>75.34470955121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5.9427999106489">
                <text:p>75.942799910648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6.5164818778208">
                <text:p>76.51648187782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7.0667515724657">
                <text:p>77.066751572465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7.5945644621358">
                <text:p>77.59456446213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8.1008370212336">
                <text:p>78.100837021233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8.5864483223439">
                <text:p>78.58644832234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9.052241562622">
                <text:p>79.05224156262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9.4990255278894">
                <text:p>79.4990255278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9.9275759969793">
                <text:p>79.927575996979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0.3386370887695">
                <text:p>80.33863708876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0.7329225542425">
                <text:p>80.732922554242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1.1111170158155">
                <text:p>81.11111701581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1.4738771560934">
                <text:p>81.473877156093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1.8218328581074">
                <text:p>81.82183285810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2.1555882990203">
                <text:p>82.155588299020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2.4757229991967">
                <text:p>82.47572299919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2.7827928284607">
                <text:p>82.782792828460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3.077330971287">
                <text:p>83.0773309712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3.3598488526025">
                <text:p>83.35984885260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3.6308370258052">
                <text:p>83.63083702580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3.8907660245425">
                <text:p>83.890766024542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4.1400871797282">
                <text:p>84.14008717972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4.6086199394942">
                <text:p>84.60861993949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4.8286450866944">
                <text:p>84.8286450866944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5.0396908881877">
                <text:p>85.03969088818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5.2421237959473">
                <text:p>85.242123795947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5.4362953068422">
                <text:p>85.43629530684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5.6225425729635">
                <text:p>85.622542572963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5.8011889870425">
                <text:p>85.80118898704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5.9725447439774">
                <text:p>85.972544743977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6.1369073794443">
                <text:p>86.136907379444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6.2945622865269">
                <text:p>86.294562286526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6.7299626951399">
                <text:p>86.72996269513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6.8634146928246">
                <text:p>86.8634146928246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6.9914204420339">
                <text:p>86.991420442033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1142022071249">
                <text:p>87.114202207124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2319731817253">
                <text:p>87.23197318172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3449378589156">
                <text:p>87.3449378589156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4532923863022">
                <text:p>87.45329238630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5572249066015">
                <text:p>87.557224906601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6569158843234">
                <text:p>87.65691588432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7525384191231">
                <text:p>87.7525384191231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844258546365">
                <text:p>87.844258546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7.9322355254202">
                <text:p>87.9322355254202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0166221161982">
                <text:p>88.01662211619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0975648443939">
                <text:p>88.0975648443939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1752042559089">
                <text:p>88.175204255908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2496751608902">
                <text:p>88.249675160890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3211068678096">
                <text:p>88.32110686780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38962340799">
                <text:p>88.38962340799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4553437509687">
                <text:p>88.45534375096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5183820110714">
                <text:p>88.5183820110714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5788476455565">
                <text:p>88.57884764555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6368456446719">
                <text:p>88.6368456446719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6924767139569">
                <text:p>88.69247671395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7458374491028">
                <text:p>88.745837449102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7970205036783">
                <text:p>88.79702050367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8461147500098">
                <text:p>88.846114750009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8932054334956">
                <text:p>88.893205433495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9383743206233">
                <text:p>88.93837432062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8.9816998409455">
                <text:p>88.98169984094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0232572232624">
                <text:p>89.023257223262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0631186262458">
                <text:p>89.06311862624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101353263733">
                <text:p>89.10135326373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1380275249072">
                <text:p>89.13802752490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1732050895727">
                <text:p>89.1732050895727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2069470387267">
                <text:p>89.20694703872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2393119606174">
                <text:p>89.23931196061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2703560524752">
                <text:p>89.27035605247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3001332180907">
                <text:p>89.3001332180907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3286951614117">
                <text:p>89.32869516141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3560914763198">
                <text:p>89.3560914763198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3823697327432">
                <text:p>89.38236973274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4075755592558">
                <text:p>89.4075755592558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4317527223044">
                <text:p>89.43175272230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4549432022034">
                <text:p>89.4549432022034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4771872660278">
                <text:p>89.477187266027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4985235375315">
                <text:p>89.498523537531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5189890642118">
                <text:p>89.51898906421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5386193816378">
                <text:p>89.5386193816378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5574485751525">
                <text:p>89.55744857515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5755093390576">
                <text:p>89.5755093390576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5928330333828">
                <text:p>89.59283303338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6094497383377">
                <text:p>89.6094497383377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6253883065423">
                <text:p>89.62538830654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6406764131255">
                <text:p>89.6406764131255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6553406037794">
                <text:p>89.655340603779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6694063408516">
                <text:p>89.6694063408516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6828980475577">
                <text:p>89.682898047557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6958391503886">
                <text:p>89.695839150388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082521197874">
                <text:p>89.70825211978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201585091661">
                <text:p>89.720158509166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315789923305">
                <text:p>89.731578992330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425333993768">
                <text:p>89.7425333993768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530407511245">
                <text:p>89.753040751124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63119292143">
                <text:p>89.76311929214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72786522431">
                <text:p>89.7727865224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820592278027">
                <text:p>89.782059227802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909535090342">
                <text:p>89.790953509034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7994848098199">
                <text:p>89.7994848098199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07667943589">
                <text:p>89.8076679435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155171192265">
                <text:p>89.815517119226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230459657449">
                <text:p>89.82304596574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302675559496">
                <text:p>89.8302675559496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371944291375">
                <text:p>89.83719442913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4383861287">
                <text:p>89.84383861287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502116438574">
                <text:p>89.850211643857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563245879903">
                <text:p>89.856324587990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621880595545">
                <text:p>89.862188059554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678122396609">
                <text:p>89.867812239660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732068939239">
                <text:p>89.87320689392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783813894177">
                <text:p>89.878381389417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833447109412">
                <text:p>89.883344710941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881054766187">
                <text:p>89.888105476618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926719528645">
                <text:p>89.892671952864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8970520687355">
                <text:p>89.897052068735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012534296999">
                <text:p>89.90125342969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091487695316">
                <text:p>89.90914876953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128564575693">
                <text:p>89.912856457569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164128328453">
                <text:p>89.916412832845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198240705156">
                <text:p>89.919824070515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230960937246">
                <text:p>89.923096093724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262345838902">
                <text:p>89.9262345838902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292449905682">
                <text:p>89.929244990568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321325409153">
                <text:p>89.932132540915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349022487652">
                <text:p>89.934902248765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375589233341">
                <text:p>89.9375589233341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401071775715">
                <text:p>89.940107177571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425514361701">
                <text:p>89.942551436170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448959432483">
                <text:p>89.94489594324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89.9471447697198">
                <text:p>89.9471447697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graphic-properties svg:stroke-color="#4c4c4c" draw:fill="solid" draw:fill-color="#ffffff"/>
      <style:text-properties fo:color="#4c4c4c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color="#4c4c4c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Arial" fo:font-size="10pt" style:font-size-asian="10pt" style:font-family-complex="Arial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legend chart:legend-position="end" svg:x="20.421cm" svg:y="4.712cm" style:legend-expansion="high" chart:style-name="ch2"/>
        <chart:plot-area chart:style-name="ch3" table:cell-range-address="journal.D2:journal.D182 journal.P1:journal.X182" chart:data-source-has-labels="both" svg:x="0.458cm" svg:y="0.29cm" svg:width="19.505cm" svg:height="13.924cm">
          <chartooo:coordinate-region svg:x="1.079cm" svg:y="0.49cm" svg:width="18.471cm" svg:height="13.077cm"/>
          <chart:axis chart:dimension="x" chart:name="primary-x" chart:style-name="ch4" chartooo:axis-type="auto">
            <chartooo:date-scale/>
            <chart:categories table:cell-range-address="journal.D2:journal.D182"/>
          </chart:axis>
          <chart:axis chart:dimension="y" chart:name="primary-y" chart:style-name="ch5"/>
          <chart:series chart:style-name="ch6" chart:values-cell-range-address="journal.P2:journal.P182" chart:label-cell-address="journal.P1:journal.P1" chart:class="chart:line">
            <chart:data-point chart:repeated="181"/>
          </chart:series>
          <chart:series chart:style-name="ch7" chart:values-cell-range-address="journal.Q2:journal.Q182" chart:label-cell-address="journal.Q1:journal.Q1" chart:class="chart:line">
            <chart:data-point chart:repeated="181"/>
          </chart:series>
          <chart:series chart:style-name="ch8" chart:values-cell-range-address="journal.R2:journal.R182" chart:label-cell-address="journal.R1:journal.R1" chart:class="chart:line">
            <chart:data-point chart:repeated="181"/>
          </chart:series>
          <chart:series chart:style-name="ch7" chart:values-cell-range-address="journal.S2:journal.S182" chart:label-cell-address="journal.S1:journal.S1" chart:class="chart:line">
            <chart:data-point chart:repeated="181"/>
          </chart:series>
          <chart:series chart:style-name="ch7" chart:values-cell-range-address="journal.T2:journal.T182" chart:label-cell-address="journal.T1:journal.T1" chart:class="chart:line">
            <chart:data-point chart:repeated="181"/>
          </chart:series>
          <chart:series chart:style-name="ch7" chart:values-cell-range-address="journal.U2:journal.U182" chart:label-cell-address="journal.U1:journal.U1" chart:class="chart:line">
            <chart:data-point chart:repeated="181"/>
          </chart:series>
          <chart:series chart:style-name="ch7" chart:values-cell-range-address="journal.V2:journal.V182" chart:label-cell-address="journal.V1:journal.V1" chart:class="chart:line">
            <chart:data-point chart:repeated="181"/>
          </chart:series>
          <chart:series chart:style-name="ch9" chart:values-cell-range-address="journal.W2:journal.W182" chart:label-cell-address="journal.W1:journal.W1" chart:class="chart:line">
            <chart:data-point chart:repeated="181"/>
          </chart:series>
          <chart:series chart:style-name="ch10" chart:values-cell-range-address="journal.X2:journal.X182" chart:label-cell-address="journal.X1:journal.X1" chart:class="chart:line">
            <chart:data-point chart:repeated="181"/>
          </chart:series>
          <chart:series chart:style-name="ch7" chart:values-cell-range-address="journal.X3:journal.X182" chart:label-cell-address="journal.X2:journal.X2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- S1</text:p>
                <draw:g>
                  <svg:desc>journal.P1:journal.P1</svg:desc>
                </draw:g>
              </table:table-cell>
              <table:table-cell office:value-type="string">
                <text:p>Tc - S2</text:p>
                <draw:g>
                  <svg:desc>journal.Q1:journal.Q1</svg:desc>
                </draw:g>
              </table:table-cell>
              <table:table-cell office:value-type="string">
                <text:p>Tc - S3</text:p>
                <draw:g>
                  <svg:desc>journal.R1:journal.R1</svg:desc>
                </draw:g>
              </table:table-cell>
              <table:table-cell office:value-type="string">
                <text:p>Tc - S4</text:p>
                <draw:g>
                  <svg:desc>journal.S1:journal.S1</svg:desc>
                </draw:g>
              </table:table-cell>
              <table:table-cell office:value-type="string">
                <text:p>Tc - S5</text:p>
                <draw:g>
                  <svg:desc>journal.T1:journal.T1</svg:desc>
                </draw:g>
              </table:table-cell>
              <table:table-cell office:value-type="string">
                <text:p>Tc - S6</text:p>
                <draw:g>
                  <svg:desc>journal.U1:journal.U1</svg:desc>
                </draw:g>
              </table:table-cell>
              <table:table-cell office:value-type="string">
                <text:p>Tc - S7</text:p>
                <draw:g>
                  <svg:desc>journal.V1:journal.V1</svg:desc>
                </draw:g>
              </table:table-cell>
              <table:table-cell office:value-type="string">
                <text:p>Tc - S8</text:p>
                <draw:g>
                  <svg:desc>journal.W1:journal.W1</svg:desc>
                </draw:g>
              </table:table-cell>
              <table:table-cell office:value-type="string">
                <text:p>Tc - S9</text:p>
                <draw:g>
                  <svg:desc>journal.X1:journal.X1</svg:desc>
                </draw:g>
              </table:table-cell>
              <table:table-cell office:value-type="string">
                <text:p>20</text:p>
                <draw:g>
                  <svg:desc>journal.X2:journal.X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20">
                <text:p>20</text:p>
                <draw:g>
                  <svg:desc>journal.P2:journal.P182</svg:desc>
                </draw:g>
              </table:table-cell>
              <table:table-cell office:value-type="float" office:value="20">
                <text:p>20</text:p>
                <draw:g>
                  <svg:desc>journal.Q2:journal.Q182</svg:desc>
                </draw:g>
              </table:table-cell>
              <table:table-cell office:value-type="float" office:value="20">
                <text:p>20</text:p>
                <draw:g>
                  <svg:desc>journal.R2:journal.R182</svg:desc>
                </draw:g>
              </table:table-cell>
              <table:table-cell office:value-type="float" office:value="20">
                <text:p>20</text:p>
                <draw:g>
                  <svg:desc>journal.S2:journal.S182</svg:desc>
                </draw:g>
              </table:table-cell>
              <table:table-cell office:value-type="float" office:value="20">
                <text:p>20</text:p>
                <draw:g>
                  <svg:desc>journal.T2:journal.T182</svg:desc>
                </draw:g>
              </table:table-cell>
              <table:table-cell office:value-type="float" office:value="20">
                <text:p>20</text:p>
                <draw:g>
                  <svg:desc>journal.U2:journal.U182</svg:desc>
                </draw:g>
              </table:table-cell>
              <table:table-cell office:value-type="float" office:value="20">
                <text:p>20</text:p>
                <draw:g>
                  <svg:desc>journal.V2:journal.V182</svg:desc>
                </draw:g>
              </table:table-cell>
              <table:table-cell office:value-type="float" office:value="20">
                <text:p>20</text:p>
                <draw:g>
                  <svg:desc>journal.W2:journal.W182</svg:desc>
                </draw:g>
              </table:table-cell>
              <table:table-cell office:value-type="float" office:value="20">
                <text:p>20</text:p>
                <draw:g>
                  <svg:desc>journal.X2:journal.X182</svg:desc>
                </draw:g>
              </table:table-cell>
              <table:table-cell office:value-type="float" office:value="20.7">
                <text:p>20.7</text:p>
                <draw:g>
                  <svg:desc>journal.X3:journal.X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.1">
                <text:p>20.1</text:p>
              </table:table-cell>
              <table:table-cell office:value-type="float" office:value="20.1166666666667">
                <text:p>20.1166666666667</text:p>
              </table:table-cell>
              <table:table-cell office:value-type="float" office:value="20.1375">
                <text:p>20.1375</text:p>
              </table:table-cell>
              <table:table-cell office:value-type="float" office:value="20.1642857142857">
                <text:p>20.1642857142857</text:p>
              </table:table-cell>
              <table:table-cell office:value-type="float" office:value="20.2">
                <text:p>20.2</text:p>
              </table:table-cell>
              <table:table-cell office:value-type="float" office:value="20.25">
                <text:p>20.25</text:p>
              </table:table-cell>
              <table:table-cell office:value-type="float" office:value="20.325">
                <text:p>20.325</text:p>
              </table:table-cell>
              <table:table-cell office:value-type="float" office:value="20.45">
                <text:p>20.45</text:p>
              </table:table-cell>
              <table:table-cell office:value-type="float" office:value="20.7">
                <text:p>20.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20.275">
                <text:p>20.275</text:p>
              </table:table-cell>
              <table:table-cell office:value-type="float" office:value="20.3285714285714">
                <text:p>20.3285714285714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  <table:table-cell office:value-type="float" office:value="20.65">
                <text:p>20.65</text:p>
              </table:table-cell>
              <table:table-cell office:value-type="float" office:value="20.9">
                <text:p>20.9</text:p>
              </table:table-cell>
              <table:table-cell office:value-type="float" office:value="21.4">
                <text:p>21.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0.3">
                <text:p>20.3</text:p>
              </table:table-cell>
              <table:table-cell office:value-type="float" office:value="20.35">
                <text:p>20.35</text:p>
              </table:table-cell>
              <table:table-cell office:value-type="float" office:value="20.4125">
                <text:p>20.4125</text:p>
              </table:table-cell>
              <table:table-cell office:value-type="float" office:value="20.4928571428571">
                <text:p>20.4928571428571</text:p>
              </table:table-cell>
              <table:table-cell office:value-type="float" office:value="20.6">
                <text:p>20.6</text:p>
              </table:table-cell>
              <table:table-cell office:value-type="float" office:value="20.75">
                <text:p>20.75</text:p>
              </table:table-cell>
              <table:table-cell office:value-type="float" office:value="20.975">
                <text:p>20.975</text:p>
              </table:table-cell>
              <table:table-cell office:value-type="float" office:value="21.35">
                <text:p>21.35</text:p>
              </table:table-cell>
              <table:table-cell office:value-type="float" office:value="22.1">
                <text:p>22.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4">
                <text:p>20.4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20.55">
                <text:p>20.55</text:p>
              </table:table-cell>
              <table:table-cell office:value-type="float" office:value="20.6571428571429">
                <text:p>20.657142857142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1.3">
                <text:p>21.3</text:p>
              </table:table-cell>
              <table:table-cell office:value-type="float" office:value="21.8">
                <text:p>21.8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5">
                <text:p>20.5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20.6875">
                <text:p>20.6875</text:p>
              </table:table-cell>
              <table:table-cell office:value-type="float" office:value="20.8214285714286">
                <text:p>20.8214285714286</text:p>
              </table:table-cell>
              <table:table-cell office:value-type="float" office:value="21">
                <text:p>21</text:p>
              </table:table-cell>
              <table:table-cell office:value-type="float" office:value="21.25">
                <text:p>21.25</text:p>
              </table:table-cell>
              <table:table-cell office:value-type="float" office:value="21.625">
                <text:p>21.625</text:p>
              </table:table-cell>
              <table:table-cell office:value-type="float" office:value="22.25">
                <text:p>22.25</text:p>
              </table:table-cell>
              <table:table-cell office:value-type="float" office:value="23.5">
                <text:p>23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6">
                <text:p>20.6</text:p>
              </table:table-cell>
              <table:table-cell office:value-type="float" office:value="20.7">
                <text:p>20.7</text:p>
              </table:table-cell>
              <table:table-cell office:value-type="float" office:value="20.825">
                <text:p>20.825</text:p>
              </table:table-cell>
              <table:table-cell office:value-type="float" office:value="20.9857142857143">
                <text:p>20.9857142857143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  <table:table-cell office:value-type="float" office:value="21.95">
                <text:p>21.95</text:p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.7">
                <text:p>20.7</text:p>
              </table:table-cell>
              <table:table-cell office:value-type="float" office:value="20.8166666666667">
                <text:p>20.8166666666667</text:p>
              </table:table-cell>
              <table:table-cell office:value-type="float" office:value="20.9625">
                <text:p>20.9625</text:p>
              </table:table-cell>
              <table:table-cell office:value-type="float" office:value="21.15">
                <text:p>21.15</text:p>
              </table:table-cell>
              <table:table-cell office:value-type="float" office:value="21.4">
                <text:p>21.4</text:p>
              </table:table-cell>
              <table:table-cell office:value-type="float" office:value="21.75">
                <text:p>21.75</text:p>
              </table:table-cell>
              <table:table-cell office:value-type="float" office:value="22.275">
                <text:p>22.275</text:p>
              </table:table-cell>
              <table:table-cell office:value-type="float" office:value="23.15">
                <text:p>23.15</text:p>
              </table:table-cell>
              <table:table-cell office:value-type="float" office:value="24.9">
                <text:p>24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8">
                <text:p>20.8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21.1">
                <text:p>21.1</text:p>
              </table:table-cell>
              <table:table-cell office:value-type="float" office:value="21.3142857142857">
                <text:p>21.3142857142857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  <table:table-cell office:value-type="float" office:value="25.6">
                <text:p>25.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0.9">
                <text:p>20.9</text:p>
              </table:table-cell>
              <table:table-cell office:value-type="float" office:value="21.05">
                <text:p>21.05</text:p>
              </table:table-cell>
              <table:table-cell office:value-type="float" office:value="21.2375">
                <text:p>21.2375</text:p>
              </table:table-cell>
              <table:table-cell office:value-type="float" office:value="21.4785714285714">
                <text:p>21.4785714285714</text:p>
              </table:table-cell>
              <table:table-cell office:value-type="float" office:value="21.8">
                <text:p>21.8</text:p>
              </table:table-cell>
              <table:table-cell office:value-type="float" office:value="22.25">
                <text:p>22.25</text:p>
              </table:table-cell>
              <table:table-cell office:value-type="float" office:value="22.925">
                <text:p>22.925</text:p>
              </table:table-cell>
              <table:table-cell office:value-type="float" office:value="24.05">
                <text:p>24.05</text:p>
              </table:table-cell>
              <table:table-cell office:value-type="float" office:value="26.3">
                <text:p>26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1.375">
                <text:p>21.375</text:p>
              </table:table-cell>
              <table:table-cell office:value-type="float" office:value="21.6428571428571">
                <text:p>21.6428571428571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.25">
                <text:p>23.25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  <table:table-cell office:value-type="float" office:value="29.5710642021243">
                <text:p>29.571064202124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1.1">
                <text:p>21.1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1.5125">
                <text:p>21.5125</text:p>
              </table:table-cell>
              <table:table-cell office:value-type="float" office:value="21.8071428571429">
                <text:p>21.8071428571429</text:p>
              </table:table-cell>
              <table:table-cell office:value-type="float" office:value="22.2">
                <text:p>22.2</text:p>
              </table:table-cell>
              <table:table-cell office:value-type="float" office:value="22.75">
                <text:p>22.75</text:p>
              </table:table-cell>
              <table:table-cell office:value-type="float" office:value="23.575">
                <text:p>23.575</text:p>
              </table:table-cell>
              <table:table-cell office:value-type="float" office:value="24.95">
                <text:p>24.95</text:p>
              </table:table-cell>
              <table:table-cell office:value-type="float" office:value="29.5710642021243">
                <text:p>29.5710642021243</text:p>
              </table:table-cell>
              <table:table-cell office:value-type="float" office:value="32.0372018783526">
                <text:p>32.03720187835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  <table:table-cell office:value-type="float" office:value="21.4">
                <text:p>21.4</text:p>
              </table:table-cell>
              <table:table-cell office:value-type="float" office:value="21.65">
                <text:p>21.65</text:p>
              </table:table-cell>
              <table:table-cell office:value-type="float" office:value="21.9714285714286">
                <text:p>21.9714285714286</text:p>
              </table:table-cell>
              <table:table-cell office:value-type="float" office:value="22.4">
                <text:p>22.4</text:p>
              </table:table-cell>
              <table:table-cell office:value-type="float" office:value="23">
                <text:p>23</text:p>
              </table:table-cell>
              <table:table-cell office:value-type="float" office:value="23.9">
                <text:p>23.9</text:p>
              </table:table-cell>
              <table:table-cell office:value-type="float" office:value="25.4">
                <text:p>25.4</text:p>
              </table:table-cell>
              <table:table-cell office:value-type="float" office:value="32.0372018783526">
                <text:p>32.0372018783526</text:p>
              </table:table-cell>
              <table:table-cell office:value-type="float" office:value="34.4026951371705">
                <text:p>34.402695137170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1.3">
                <text:p>21.3</text:p>
              </table:table-cell>
              <table:table-cell office:value-type="float" office:value="21.5166666666667">
                <text:p>21.5166666666667</text:p>
              </table:table-cell>
              <table:table-cell office:value-type="float" office:value="21.7875">
                <text:p>21.7875</text:p>
              </table:table-cell>
              <table:table-cell office:value-type="float" office:value="22.1357142857143">
                <text:p>22.1357142857143</text:p>
              </table:table-cell>
              <table:table-cell office:value-type="float" office:value="22.6">
                <text:p>22.6</text:p>
              </table:table-cell>
              <table:table-cell office:value-type="float" office:value="23.25">
                <text:p>23.25</text:p>
              </table:table-cell>
              <table:table-cell office:value-type="float" office:value="24.225">
                <text:p>24.225</text:p>
              </table:table-cell>
              <table:table-cell office:value-type="float" office:value="25.85">
                <text:p>25.85</text:p>
              </table:table-cell>
              <table:table-cell office:value-type="float" office:value="34.4026951371705">
                <text:p>34.4026951371705</text:p>
              </table:table-cell>
              <table:table-cell office:value-type="float" office:value="36.6716513318913">
                <text:p>36.67165133189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4">
                <text:p>21.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21.925">
                <text:p>21.925</text:p>
              </table:table-cell>
              <table:table-cell office:value-type="float" office:value="22.3">
                <text:p>22.3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  <table:table-cell office:value-type="float" office:value="24.55">
                <text:p>24.55</text:p>
              </table:table-cell>
              <table:table-cell office:value-type="float" office:value="26.3">
                <text:p>26.3</text:p>
              </table:table-cell>
              <table:table-cell office:value-type="float" office:value="36.6716513318913">
                <text:p>36.6716513318913</text:p>
              </table:table-cell>
              <table:table-cell office:value-type="float" office:value="38.84801019251">
                <text:p>38.8480101925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  <table:table-cell office:value-type="float" office:value="21.75">
                <text:p>21.75</text:p>
              </table:table-cell>
              <table:table-cell office:value-type="float" office:value="22.0625">
                <text:p>22.0625</text:p>
              </table:table-cell>
              <table:table-cell office:value-type="float" office:value="22.4642857142857">
                <text:p>22.4642857142857</text:p>
              </table:table-cell>
              <table:table-cell office:value-type="float" office:value="23">
                <text:p>23</text:p>
              </table:table-cell>
              <table:table-cell office:value-type="float" office:value="23.75">
                <text:p>23.75</text:p>
              </table:table-cell>
              <table:table-cell office:value-type="float" office:value="24.875">
                <text:p>24.875</text:p>
              </table:table-cell>
              <table:table-cell office:value-type="float" office:value="26.75">
                <text:p>26.75</text:p>
              </table:table-cell>
              <table:table-cell office:value-type="float" office:value="38.84801019251">
                <text:p>38.84801019251</text:p>
              </table:table-cell>
              <table:table-cell office:value-type="float" office:value="40.9355506665015">
                <text:p>40.93555066650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6">
                <text:p>21.6</text:p>
              </table:table-cell>
              <table:table-cell office:value-type="float" office:value="21.8666666666667">
                <text:p>21.8666666666667</text:p>
              </table:table-cell>
              <table:table-cell office:value-type="float" office:value="22.2">
                <text:p>22.2</text:p>
              </table:table-cell>
              <table:table-cell office:value-type="float" office:value="22.6285714285714">
                <text:p>22.628571428571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5.2">
                <text:p>25.2</text:p>
              </table:table-cell>
              <table:table-cell office:value-type="float" office:value="28.8813563793785">
                <text:p>28.8813563793785</text:p>
              </table:table-cell>
              <table:table-cell office:value-type="float" office:value="40.9355506665015">
                <text:p>40.9355506665015</text:p>
              </table:table-cell>
              <table:table-cell office:value-type="float" office:value="42.9378974804428">
                <text:p>42.937897480442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1.7">
                <text:p>21.7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22.3375">
                <text:p>22.3375</text:p>
              </table:table-cell>
              <table:table-cell office:value-type="float" office:value="22.7928571428571">
                <text:p>22.7928571428571</text:p>
              </table:table-cell>
              <table:table-cell office:value-type="float" office:value="23.4">
                <text:p>23.4</text:p>
              </table:table-cell>
              <table:table-cell office:value-type="float" office:value="24.25">
                <text:p>24.25</text:p>
              </table:table-cell>
              <table:table-cell office:value-type="float" office:value="25.525">
                <text:p>25.525</text:p>
              </table:table-cell>
              <table:table-cell office:value-type="float" office:value="30.9379361329806">
                <text:p>30.9379361329806</text:p>
              </table:table-cell>
              <table:table-cell office:value-type="float" office:value="42.9378974804428">
                <text:p>42.9378974804428</text:p>
              </table:table-cell>
              <table:table-cell office:value-type="float" office:value="44.8585274338513">
                <text:p>44.85852743385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8">
                <text:p>21.8</text:p>
              </table:table-cell>
              <table:table-cell office:value-type="float" office:value="22.1">
                <text:p>22.1</text:p>
              </table:table-cell>
              <table:table-cell office:value-type="float" office:value="22.475">
                <text:p>22.475</text:p>
              </table:table-cell>
              <table:table-cell office:value-type="float" office:value="22.9571428571429">
                <text:p>22.9571428571429</text:p>
              </table:table-cell>
              <table:table-cell office:value-type="float" office:value="23.6">
                <text:p>23.6</text:p>
              </table:table-cell>
              <table:table-cell office:value-type="float" office:value="24.5">
                <text:p>24.5</text:p>
              </table:table-cell>
              <table:table-cell office:value-type="float" office:value="25.85">
                <text:p>25.85</text:p>
              </table:table-cell>
              <table:table-cell office:value-type="float" office:value="32.9223627281047">
                <text:p>32.9223627281047</text:p>
              </table:table-cell>
              <table:table-cell office:value-type="float" office:value="44.8585274338513">
                <text:p>44.8585274338513</text:p>
              </table:table-cell>
              <table:table-cell office:value-type="float" office:value="46.7007754361688">
                <text:p>46.700775436168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1.9">
                <text:p>21.9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22.6125">
                <text:p>22.6125</text:p>
              </table:table-cell>
              <table:table-cell office:value-type="float" office:value="23.1214285714286">
                <text:p>23.1214285714286</text:p>
              </table:table-cell>
              <table:table-cell office:value-type="float" office:value="23.8">
                <text:p>23.8</text:p>
              </table:table-cell>
              <table:table-cell office:value-type="float" office:value="24.75">
                <text:p>24.75</text:p>
              </table:table-cell>
              <table:table-cell office:value-type="float" office:value="26.175">
                <text:p>26.175</text:p>
              </table:table-cell>
              <table:table-cell office:value-type="float" office:value="34.8371675901765">
                <text:p>34.8371675901765</text:p>
              </table:table-cell>
              <table:table-cell office:value-type="float" office:value="46.7007754361688">
                <text:p>46.7007754361688</text:p>
              </table:table-cell>
              <table:table-cell office:value-type="float" office:value="48.467840297372">
                <text:p>48.4678402973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75">
                <text:p>22.75</text:p>
              </table:table-cell>
              <table:table-cell office:value-type="float" office:value="23.2857142857143">
                <text:p>23.285714285714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  <table:table-cell office:value-type="float" office:value="36.6847933319513">
                <text:p>36.6847933319513</text:p>
              </table:table-cell>
              <table:table-cell office:value-type="float" office:value="48.467840297372">
                <text:p>48.467840297372</text:p>
              </table:table-cell>
              <table:table-cell office:value-type="float" office:value="50.1627902822663">
                <text:p>50.162790282266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2.1">
                <text:p>22.1</text:p>
              </table:table-cell>
              <table:table-cell office:value-type="float" office:value="22.45">
                <text:p>22.45</text:p>
              </table:table-cell>
              <table:table-cell office:value-type="float" office:value="22.8875">
                <text:p>22.8875</text:p>
              </table:table-cell>
              <table:table-cell office:value-type="float" office:value="23.45">
                <text:p>23.45</text:p>
              </table:table-cell>
              <table:table-cell office:value-type="float" office:value="24.2">
                <text:p>24.2</text:p>
              </table:table-cell>
              <table:table-cell office:value-type="float" office:value="25.25">
                <text:p>25.25</text:p>
              </table:table-cell>
              <table:table-cell office:value-type="float" office:value="28.2998557831339">
                <text:p>28.2998557831339</text:p>
              </table:table-cell>
              <table:table-cell office:value-type="float" office:value="38.4675968694226">
                <text:p>38.4675968694226</text:p>
              </table:table-cell>
              <table:table-cell office:value-type="float" office:value="50.1627902822663">
                <text:p>50.1627902822663</text:p>
              </table:table-cell>
              <table:table-cell office:value-type="float" office:value="51.7885684381041">
                <text:p>51.7885684381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2">
                <text:p>22.2</text:p>
              </table:table-cell>
              <table:table-cell office:value-type="float" office:value="22.5666666666667">
                <text:p>22.5666666666667</text:p>
              </table:table-cell>
              <table:table-cell office:value-type="float" office:value="23.025">
                <text:p>23.025</text:p>
              </table:table-cell>
              <table:table-cell office:value-type="float" office:value="23.6142857142857">
                <text:p>23.6142857142857</text:p>
              </table:table-cell>
              <table:table-cell office:value-type="float" office:value="24.4">
                <text:p>24.4</text:p>
              </table:table-cell>
              <table:table-cell office:value-type="float" office:value="25.5">
                <text:p>25.5</text:p>
              </table:table-cell>
              <table:table-cell office:value-type="float" office:value="30.0443358254117">
                <text:p>30.0443358254117</text:p>
              </table:table-cell>
              <table:table-cell office:value-type="float" office:value="40.1878524284122">
                <text:p>40.1878524284122</text:p>
              </table:table-cell>
              <table:table-cell office:value-type="float" office:value="51.7885684381041">
                <text:p>51.7885684381041</text:p>
              </table:table-cell>
              <table:table-cell office:value-type="float" office:value="53.3479977047821">
                <text:p>53.347997704782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.3">
                <text:p>22.3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23.1625">
                <text:p>23.1625</text:p>
              </table:table-cell>
              <table:table-cell office:value-type="float" office:value="23.7785714285714">
                <text:p>23.7785714285714</text:p>
              </table:table-cell>
              <table:table-cell office:value-type="float" office:value="24.6">
                <text:p>24.6</text:p>
              </table:table-cell>
              <table:table-cell office:value-type="float" office:value="25.75">
                <text:p>25.75</text:p>
              </table:table-cell>
              <table:table-cell office:value-type="float" office:value="31.735143859268">
                <text:p>31.735143859268</text:p>
              </table:table-cell>
              <table:table-cell office:value-type="float" office:value="41.8477544456764">
                <text:p>41.8477544456764</text:p>
              </table:table-cell>
              <table:table-cell office:value-type="float" office:value="53.3479977047821">
                <text:p>53.3479977047821</text:p>
              </table:table-cell>
              <table:table-cell office:value-type="float" office:value="54.843785816487">
                <text:p>54.8437858164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4">
                <text:p>22.4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3.9428571428571">
                <text:p>23.9428571428571</text:p>
              </table:table-cell>
              <table:table-cell office:value-type="float" office:value="24.8">
                <text:p>24.8</text:p>
              </table:table-cell>
              <table:table-cell office:value-type="float" office:value="26">
                <text:p>26</text:p>
              </table:table-cell>
              <table:table-cell office:value-type="float" office:value="33.3739311988012">
                <text:p>33.3739311988012</text:p>
              </table:table-cell>
              <table:table-cell office:value-type="float" office:value="43.4494203682305">
                <text:p>43.4494203682305</text:p>
              </table:table-cell>
              <table:table-cell office:value-type="float" office:value="54.843785816487">
                <text:p>54.843785816487</text:p>
              </table:table-cell>
              <table:table-cell office:value-type="float" office:value="56.2785300033036">
                <text:p>56.278530003303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.5">
                <text:p>22.5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23.4375">
                <text:p>23.4375</text:p>
              </table:table-cell>
              <table:table-cell office:value-type="float" office:value="24.1071428571429">
                <text:p>24.1071428571429</text:p>
              </table:table-cell>
              <table:table-cell office:value-type="float" office:value="25">
                <text:p>25</text:p>
              </table:table-cell>
              <table:table-cell office:value-type="float" office:value="26.25">
                <text:p>26.25</text:p>
              </table:table-cell>
              <table:table-cell office:value-type="float" office:value="34.9622983525158">
                <text:p>34.9622983525158</text:p>
              </table:table-cell>
              <table:table-cell office:value-type="float" office:value="44.9948933544608">
                <text:p>44.9948933544608</text:p>
              </table:table-cell>
              <table:table-cell office:value-type="float" office:value="56.2785300033036">
                <text:p>56.2785300033036</text:p>
              </table:table-cell>
              <table:table-cell office:value-type="float" office:value="57.6547215009467">
                <text:p>57.65472150094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23.575">
                <text:p>23.575</text:p>
              </table:table-cell>
              <table:table-cell office:value-type="float" office:value="24.2714285714286">
                <text:p>24.2714285714286</text:p>
              </table:table-cell>
              <table:table-cell office:value-type="float" office:value="25.2">
                <text:p>25.2</text:p>
              </table:table-cell>
              <table:table-cell office:value-type="float" office:value="27.7909981622054">
                <text:p>27.7909981622054</text:p>
              </table:table-cell>
              <table:table-cell office:value-type="float" office:value="36.5017965864466">
                <text:p>36.5017965864466</text:p>
              </table:table-cell>
              <table:table-cell office:value-type="float" office:value="46.4861448804713">
                <text:p>46.4861448804713</text:p>
              </table:table-cell>
              <table:table-cell office:value-type="float" office:value="57.6547215009467">
                <text:p>57.6547215009467</text:p>
              </table:table-cell>
              <table:table-cell office:value-type="float" office:value="58.9747498764492">
                <text:p>58.974749876449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7">
                <text:p>22.7</text:p>
              </table:table-cell>
              <table:table-cell office:value-type="float" office:value="23.15">
                <text:p>23.15</text:p>
              </table:table-cell>
              <table:table-cell office:value-type="float" office:value="23.7125">
                <text:p>23.7125</text:p>
              </table:table-cell>
              <table:table-cell office:value-type="float" office:value="24.4357142857143">
                <text:p>24.4357142857143</text:p>
              </table:table-cell>
              <table:table-cell office:value-type="float" office:value="25.4">
                <text:p>25.4</text:p>
              </table:table-cell>
              <table:table-cell office:value-type="float" office:value="29.2897798739944">
                <text:p>29.2897798739944</text:p>
              </table:table-cell>
              <table:table-cell office:value-type="float" office:value="37.9939294391899">
                <text:p>37.9939294391899</text:p>
              </table:table-cell>
              <table:table-cell office:value-type="float" office:value="47.9250772549884">
                <text:p>47.9250772549884</text:p>
              </table:table-cell>
              <table:table-cell office:value-type="float" office:value="58.9747498764492">
                <text:p>58.9747498764492</text:p>
              </table:table-cell>
              <table:table-cell office:value-type="float" office:value="60.2409071773161">
                <text:p>60.24090717731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23.2666666666667">
                <text:p>23.2666666666667</text:p>
              </table:table-cell>
              <table:table-cell office:value-type="float" office:value="23.85">
                <text:p>23.85</text:p>
              </table:table-cell>
              <table:table-cell office:value-type="float" office:value="24.6">
                <text:p>24.6</text:p>
              </table:table-cell>
              <table:table-cell office:value-type="float" office:value="25.6">
                <text:p>25.6</text:p>
              </table:table-cell>
              <table:table-cell office:value-type="float" office:value="30.7475016771006">
                <text:p>30.7475016771006</text:p>
              </table:table-cell>
              <table:table-cell office:value-type="float" office:value="39.4401541903228">
                <text:p>39.4401541903228</text:p>
              </table:table-cell>
              <table:table-cell office:value-type="float" office:value="49.3135260460335">
                <text:p>49.3135260460335</text:p>
              </table:table-cell>
              <table:table-cell office:value-type="float" office:value="60.2409071773161">
                <text:p>60.2409071773161</text:p>
              </table:table-cell>
              <table:table-cell office:value-type="float" office:value="61.4553919113494">
                <text:p>61.455391911349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9">
                <text:p>22.9</text:p>
              </table:table-cell>
              <table:table-cell office:value-type="float" office:value="23.3833333333333">
                <text:p>23.3833333333333</text:p>
              </table:table-cell>
              <table:table-cell office:value-type="float" office:value="23.9875">
                <text:p>23.9875</text:p>
              </table:table-cell>
              <table:table-cell office:value-type="float" office:value="24.7642857142857">
                <text:p>24.7642857142857</text:p>
              </table:table-cell>
              <table:table-cell office:value-type="float" office:value="25.8">
                <text:p>25.8</text:p>
              </table:table-cell>
              <table:table-cell office:value-type="float" office:value="32.1652884291917">
                <text:p>32.1652884291917</text:p>
              </table:table-cell>
              <table:table-cell office:value-type="float" office:value="40.8418832836431">
                <text:p>40.8418832836431</text:p>
              </table:table-cell>
              <table:table-cell office:value-type="float" office:value="50.6532624224575">
                <text:p>50.6532624224575</text:p>
              </table:table-cell>
              <table:table-cell office:value-type="float" office:value="61.4553919113494">
                <text:p>61.4553919113494</text:p>
              </table:table-cell>
              <table:table-cell office:value-type="float" office:value="62.6203128640541">
                <text:p>62.62031286405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.125">
                <text:p>24.125</text:p>
              </table:table-cell>
              <table:table-cell office:value-type="float" office:value="24.9285714285714">
                <text:p>24.9285714285714</text:p>
              </table:table-cell>
              <table:table-cell office:value-type="float" office:value="26">
                <text:p>26</text:p>
              </table:table-cell>
              <table:table-cell office:value-type="float" office:value="33.5442341718718">
                <text:p>33.5442341718718</text:p>
              </table:table-cell>
              <table:table-cell office:value-type="float" office:value="42.2004857066215">
                <text:p>42.2004857066215</text:p>
              </table:table-cell>
              <table:table-cell office:value-type="float" office:value="51.9459954133247">
                <text:p>51.9459954133247</text:p>
              </table:table-cell>
              <table:table-cell office:value-type="float" office:value="62.6203128640541">
                <text:p>62.6203128640541</text:p>
              </table:table-cell>
              <table:table-cell office:value-type="float" office:value="63.737692760254">
                <text:p>63.73769276025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3.1">
                <text:p>23.1</text:p>
              </table:table-cell>
              <table:table-cell office:value-type="float" office:value="23.6166666666667">
                <text:p>23.6166666666667</text:p>
              </table:table-cell>
              <table:table-cell office:value-type="float" office:value="24.2625">
                <text:p>24.2625</text:p>
              </table:table-cell>
              <table:table-cell office:value-type="float" office:value="25.0928571428571">
                <text:p>25.0928571428571</text:p>
              </table:table-cell>
              <table:table-cell office:value-type="float" office:value="27.33326475047">
                <text:p>27.33326475047</text:p>
              </table:table-cell>
              <table:table-cell office:value-type="float" office:value="34.885402974903">
                <text:p>34.885402974903</text:p>
              </table:table-cell>
              <table:table-cell office:value-type="float" office:value="43.5172883274122">
                <text:p>43.5172883274122</text:p>
              </table:table-cell>
              <table:table-cell office:value-type="float" office:value="53.1933740880286">
                <text:p>53.1933740880286</text:p>
              </table:table-cell>
              <table:table-cell office:value-type="float" office:value="63.737692760254">
                <text:p>63.737692760254</text:p>
              </table:table-cell>
              <table:table-cell office:value-type="float" office:value="64.8094717762746">
                <text:p>64.80947177627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2">
                <text:p>23.2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24.4">
                <text:p>24.4</text:p>
              </table:table-cell>
              <table:table-cell office:value-type="float" office:value="25.2571428571429">
                <text:p>25.2571428571429</text:p>
              </table:table-cell>
              <table:table-cell office:value-type="float" office:value="28.6336110769614">
                <text:p>28.6336110769614</text:p>
              </table:table-cell>
              <table:table-cell office:value-type="float" office:value="36.1898297572999">
                <text:p>36.1898297572999</text:p>
              </table:table-cell>
              <table:table-cell office:value-type="float" office:value="44.7935771907281">
                <text:p>44.7935771907281</text:p>
              </table:table-cell>
              <table:table-cell office:value-type="float" office:value="54.3969896599205">
                <text:p>54.3969896599205</text:p>
              </table:table-cell>
              <table:table-cell office:value-type="float" office:value="64.8094717762746">
                <text:p>64.8094717762746</text:p>
              </table:table-cell>
              <table:table-cell office:value-type="float" office:value="65.8375109087924">
                <text:p>65.837510908792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3.3">
                <text:p>23.3</text:p>
              </table:table-cell>
              <table:table-cell office:value-type="float" office:value="23.85">
                <text:p>23.85</text:p>
              </table:table-cell>
              <table:table-cell office:value-type="float" office:value="24.5375">
                <text:p>24.5375</text:p>
              </table:table-cell>
              <table:table-cell office:value-type="float" office:value="25.4214285714286">
                <text:p>25.4214285714286</text:p>
              </table:table-cell>
              <table:table-cell office:value-type="float" office:value="29.9018517382581">
                <text:p>29.9018517382581</text:p>
              </table:table-cell>
              <table:table-cell office:value-type="float" office:value="37.4585210859295">
                <text:p>37.4585210859295</text:p>
              </table:table-cell>
              <table:table-cell office:value-type="float" office:value="46.030598773846">
                <text:p>46.030598773846</text:p>
              </table:table-cell>
              <table:table-cell office:value-type="float" office:value="55.5583775161339">
                <text:p>55.5583775161339</text:p>
              </table:table-cell>
              <table:table-cell office:value-type="float" office:value="65.8375109087924">
                <text:p>65.8375109087924</text:p>
              </table:table-cell>
              <table:table-cell office:value-type="float" office:value="66.8235952061991">
                <text:p>66.82359520619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.4">
                <text:p>23.4</text:p>
              </table:table-cell>
              <table:table-cell office:value-type="float" office:value="23.9666666666667">
                <text:p>23.9666666666667</text:p>
              </table:table-cell>
              <table:table-cell office:value-type="float" office:value="24.675">
                <text:p>24.675</text:p>
              </table:table-cell>
              <table:table-cell office:value-type="float" office:value="25.5857142857143">
                <text:p>25.5857142857143</text:p>
              </table:table-cell>
              <table:table-cell office:value-type="float" office:value="31.1387794260582">
                <text:p>31.1387794260582</text:p>
              </table:table-cell>
              <table:table-cell office:value-type="float" office:value="38.6924559522335">
                <text:p>38.6924559522335</text:p>
              </table:table-cell>
              <table:table-cell office:value-type="float" office:value="47.2295612039683">
                <text:p>47.2295612039683</text:p>
              </table:table-cell>
              <table:table-cell office:value-type="float" office:value="56.6790191761946">
                <text:p>56.6790191761946</text:p>
              </table:table-cell>
              <table:table-cell office:value-type="float" office:value="66.8235952061991">
                <text:p>66.8235952061991</text:p>
              </table:table-cell>
              <table:table-cell office:value-type="float" office:value="67.7694368680925">
                <text:p>67.769436868092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3.5">
                <text:p>23.5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24.8125">
                <text:p>24.8125</text:p>
              </table:table-cell>
              <table:table-cell office:value-type="float" office:value="25.75">
                <text:p>25.75</text:p>
              </table:table-cell>
              <table:table-cell office:value-type="float" office:value="32.3451672604318">
                <text:p>32.3451672604318</text:p>
              </table:table-cell>
              <table:table-cell office:value-type="float" office:value="39.8925865276706">
                <text:p>39.8925865276706</text:p>
              </table:table-cell>
              <table:table-cell office:value-type="float" office:value="48.3916354381314">
                <text:p>48.3916354381314</text:p>
              </table:table-cell>
              <table:table-cell office:value-type="float" office:value="57.7603441819151">
                <text:p>57.7603441819151</text:p>
              </table:table-cell>
              <table:table-cell office:value-type="float" office:value="67.7694368680925">
                <text:p>67.7694368680925</text:p>
              </table:table-cell>
              <table:table-cell office:value-type="float" office:value="68.6766782182752">
                <text:p>68.6766782182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  <table:table-cell office:value-type="float" office:value="24.95">
                <text:p>24.95</text:p>
              </table:table-cell>
              <table:table-cell office:value-type="float" office:value="26.9128718564077">
                <text:p>26.9128718564077</text:p>
              </table:table-cell>
              <table:table-cell office:value-type="float" office:value="33.5217692730469">
                <text:p>33.5217692730469</text:p>
              </table:table-cell>
              <table:table-cell office:value-type="float" office:value="41.059838898465">
                <text:p>41.059838898465</text:p>
              </table:table-cell>
              <table:table-cell office:value-type="float" office:value="49.5179564068109">
                <text:p>49.5179564068109</text:p>
              </table:table-cell>
              <table:table-cell office:value-type="float" office:value="58.8037319209834">
                <text:p>58.8037319209834</text:p>
              </table:table-cell>
              <table:table-cell office:value-type="float" office:value="68.6766782182752">
                <text:p>68.6766782182752</text:p>
              </table:table-cell>
              <table:table-cell office:value-type="float" office:value="69.546894556424">
                <text:p>69.54689455642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7">
                <text:p>23.7</text:p>
              </table:table-cell>
              <table:table-cell office:value-type="float" office:value="24.3166666666667">
                <text:p>24.3166666666667</text:p>
              </table:table-cell>
              <table:table-cell office:value-type="float" office:value="25.0875">
                <text:p>25.0875</text:p>
              </table:table-cell>
              <table:table-cell office:value-type="float" office:value="28.0496128731163">
                <text:p>28.0496128731163</text:p>
              </table:table-cell>
              <table:table-cell office:value-type="float" office:value="34.6693208784628">
                <text:p>34.6693208784628</text:p>
              </table:table-cell>
              <table:table-cell office:value-type="float" office:value="42.1951137802244">
                <text:p>42.1951137802244</text:p>
              </table:table-cell>
              <table:table-cell office:value-type="float" office:value="50.6096241223427">
                <text:p>50.6096241223427</text:p>
              </table:table-cell>
              <table:table-cell office:value-type="float" office:value="59.810513386573">
                <text:p>59.810513386573</text:p>
              </table:table-cell>
              <table:table-cell office:value-type="float" office:value="69.546894556424">
                <text:p>69.546894556424</text:p>
              </table:table-cell>
              <table:table-cell office:value-type="float" office:value="70.3815968933804">
                <text:p>70.38159689338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8">
                <text:p>23.8</text:p>
              </table:table-cell>
              <table:table-cell office:value-type="float" office:value="24.4333333333333">
                <text:p>24.4333333333333</text:p>
              </table:table-cell>
              <table:table-cell office:value-type="float" office:value="26.5205820241036">
                <text:p>26.5205820241036</text:p>
              </table:table-cell>
              <table:table-cell office:value-type="float" office:value="29.1608102350161">
                <text:p>29.1608102350161</text:p>
              </table:table-cell>
              <table:table-cell office:value-type="float" office:value="35.788539333789">
                <text:p>35.788539333789</text:p>
              </table:table-cell>
              <table:table-cell office:value-type="float" office:value="43.2992872129812">
                <text:p>43.2992872129812</text:p>
              </table:table-cell>
              <table:table-cell office:value-type="float" office:value="51.667704753241">
                <text:p>51.667704753241</text:p>
              </table:table-cell>
              <table:table-cell office:value-type="float" office:value="60.7819728752189">
                <text:p>60.7819728752189</text:p>
              </table:table-cell>
              <table:table-cell office:value-type="float" office:value="70.3815968933804">
                <text:p>70.3815968933804</text:p>
              </table:table-cell>
              <table:table-cell office:value-type="float" office:value="71.1822345748133">
                <text:p>71.182234574813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24.55">
                <text:p>24.55</text:p>
              </table:table-cell>
              <table:table-cell office:value-type="float" office:value="27.5201218730977">
                <text:p>27.5201218730977</text:p>
              </table:table-cell>
              <table:table-cell office:value-type="float" office:value="30.2470379323929">
                <text:p>30.2470379323929</text:p>
              </table:table-cell>
              <table:table-cell office:value-type="float" office:value="36.8801241869936">
                <text:p>36.8801241869936</text:p>
              </table:table-cell>
              <table:table-cell office:value-type="float" office:value="44.3732112371934">
                <text:p>44.3732112371934</text:p>
              </table:table-cell>
              <table:table-cell office:value-type="float" office:value="52.6932316654633">
                <text:p>52.6932316654633</text:p>
              </table:table-cell>
              <table:table-cell office:value-type="float" office:value="61.7193496251253">
                <text:p>61.7193496251253</text:p>
              </table:table-cell>
              <table:table-cell office:value-type="float" office:value="71.1822345748133">
                <text:p>71.1822345748133</text:p>
              </table:table-cell>
              <table:table-cell office:value-type="float" office:value="71.950197797808">
                <text:p>71.9501977978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28.4990533907329">
                <text:p>28.4990533907329</text:p>
              </table:table-cell>
              <table:table-cell office:value-type="float" office:value="31.3088570574232">
                <text:p>31.3088570574232</text:p>
              </table:table-cell>
              <table:table-cell office:value-type="float" office:value="37.9447577141441">
                <text:p>37.9447577141441</text:p>
              </table:table-cell>
              <table:table-cell office:value-type="float" office:value="45.417714551225">
                <text:p>45.417714551225</text:p>
              </table:table-cell>
              <table:table-cell office:value-type="float" office:value="53.6872064316391">
                <text:p>53.6872064316391</text:p>
              </table:table-cell>
              <table:table-cell office:value-type="float" office:value="62.6238393969939">
                <text:p>62.6238393969939</text:p>
              </table:table-cell>
              <table:table-cell office:value-type="float" office:value="71.950197797808">
                <text:p>71.950197797808</text:p>
              </table:table-cell>
              <table:table-cell office:value-type="float" office:value="72.6868200247522">
                <text:p>72.68682002475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1">
                <text:p>24.1</text:p>
              </table:table-cell>
              <table:table-cell office:value-type="float" office:value="24.7833333333333">
                <text:p>24.7833333333333</text:p>
              </table:table-cell>
              <table:table-cell office:value-type="float" office:value="29.4578014758485">
                <text:p>29.4578014758485</text:p>
              </table:table-cell>
              <table:table-cell office:value-type="float" office:value="32.3468160940073">
                <text:p>32.3468160940073</text:p>
              </table:table-cell>
              <table:table-cell office:value-type="float" office:value="38.9831053458517">
                <text:p>38.9831053458517</text:p>
              </table:table-cell>
              <table:table-cell office:value-type="float" office:value="46.4336031508151">
                <text:p>46.4336031508151</text:p>
              </table:table-cell>
              <table:table-cell office:value-type="float" office:value="54.6505998092475">
                <text:p>54.6505998092475</text:p>
              </table:table-cell>
              <table:table-cell office:value-type="float" office:value="63.4965959993916">
                <text:p>63.4965959993916</text:p>
              </table:table-cell>
              <table:table-cell office:value-type="float" office:value="72.6868200247522">
                <text:p>72.6868200247522</text:p>
              </table:table-cell>
              <table:table-cell office:value-type="float" office:value="73.3933802987092">
                <text:p>73.39338029870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  <table:table-cell office:value-type="float" office:value="30.3967822667961">
                <text:p>30.3967822667961</text:p>
              </table:table-cell>
              <table:table-cell office:value-type="float" office:value="33.361451201089">
                <text:p>33.361451201089</text:p>
              </table:table-cell>
              <table:table-cell office:value-type="float" office:value="39.9958160831872">
                <text:p>39.9958160831872</text:p>
              </table:table-cell>
              <table:table-cell office:value-type="float" office:value="47.4216609510278">
                <text:p>47.4216609510278</text:p>
              </table:table-cell>
              <table:table-cell office:value-type="float" office:value="55.5843526887">
                <text:p>55.5843526887</text:p>
              </table:table-cell>
              <table:table-cell office:value-type="float" office:value="64.3387327606014">
                <text:p>64.3387327606014</text:p>
              </table:table-cell>
              <table:table-cell office:value-type="float" office:value="73.3933802987092">
                <text:p>73.3933802987092</text:p>
              </table:table-cell>
              <table:table-cell office:value-type="float" office:value="74.071105464301">
                <text:p>74.07110546430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4.3">
                <text:p>24.3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31.3164033220625">
                <text:p>31.3164033220625</text:p>
              </table:table-cell>
              <table:table-cell office:value-type="float" office:value="34.3532864896094">
                <text:p>34.3532864896094</text:p>
              </table:table-cell>
              <table:table-cell office:value-type="float" office:value="40.9835229033281">
                <text:p>40.9835229033281</text:p>
              </table:table-cell>
              <table:table-cell office:value-type="float" office:value="48.3826503911644">
                <text:p>48.3826503911644</text:p>
              </table:table-cell>
              <table:table-cell office:value-type="float" office:value="56.4893770122533">
                <text:p>56.4893770122533</text:p>
              </table:table-cell>
              <table:table-cell office:value-type="float" office:value="65.1513239488349">
                <text:p>65.1513239488349</text:p>
              </table:table-cell>
              <table:table-cell office:value-type="float" office:value="74.071105464301">
                <text:p>74.071105464301</text:p>
              </table:table-cell>
              <table:table-cell office:value-type="float" office:value="74.7211722979541">
                <text:p>74.72117229795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4">
                <text:p>24.4</text:p>
              </table:table-cell>
              <table:table-cell office:value-type="float" office:value="26.0862611605374">
                <text:p>26.0862611605374</text:p>
              </table:table-cell>
              <table:table-cell office:value-type="float" office:value="32.2170637971675">
                <text:p>32.2170637971675</text:p>
              </table:table-cell>
              <table:table-cell office:value-type="float" office:value="35.3228342932368">
                <text:p>35.3228342932368</text:p>
              </table:table-cell>
              <table:table-cell office:value-type="float" office:value="41.9468431551895">
                <text:p>41.9468431551895</text:p>
              </table:table-cell>
              <table:table-cell office:value-type="float" office:value="49.3173130231028">
                <text:p>49.3173130231028</text:p>
              </table:table-cell>
              <table:table-cell office:value-type="float" office:value="57.3665566646506">
                <text:p>57.3665566646506</text:p>
              </table:table-cell>
              <table:table-cell office:value-type="float" office:value="65.9354061426178">
                <text:p>65.9354061426178</text:p>
              </table:table-cell>
              <table:table-cell office:value-type="float" office:value="74.7211722979541">
                <text:p>74.7211722979541</text:p>
              </table:table-cell>
              <table:table-cell office:value-type="float" office:value="75.3447095512106">
                <text:p>75.344709551210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4.5">
                <text:p>24.5</text:p>
              </table:table-cell>
              <table:table-cell office:value-type="float" office:value="26.9077216284055">
                <text:p>26.9077216284055</text:p>
              </table:table-cell>
              <table:table-cell office:value-type="float" office:value="33.0991546179146">
                <text:p>33.0991546179146</text:p>
              </table:table-cell>
              <table:table-cell office:value-type="float" office:value="36.2705954330134">
                <text:p>36.2705954330134</text:p>
              </table:table-cell>
              <table:table-cell office:value-type="float" office:value="42.8863789452875">
                <text:p>42.8863789452875</text:p>
              </table:table-cell>
              <table:table-cell office:value-type="float" office:value="50.2263700835194">
                <text:p>50.2263700835194</text:p>
              </table:table-cell>
              <table:table-cell office:value-type="float" office:value="58.2167483363606">
                <text:p>58.2167483363606</text:p>
              </table:table-cell>
              <table:table-cell office:value-type="float" office:value="66.6919795530975">
                <text:p>66.6919795530975</text:p>
              </table:table-cell>
              <table:table-cell office:value-type="float" office:value="75.3447095512106">
                <text:p>75.3447095512106</text:p>
              </table:table-cell>
              <table:table-cell office:value-type="float" office:value="75.9427999106489">
                <text:p>75.94279991064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.6">
                <text:p>24.6</text:p>
              </table:table-cell>
              <table:table-cell office:value-type="float" office:value="27.7146433558674">
                <text:p>27.7146433558674</text:p>
              </table:table-cell>
              <table:table-cell office:value-type="float" office:value="33.9630586500702">
                <text:p>33.9630586500702</text:p>
              </table:table-cell>
              <table:table-cell office:value-type="float" office:value="37.1970594760548">
                <text:p>37.1970594760548</text:p>
              </table:table-cell>
              <table:table-cell office:value-type="float" office:value="43.8027175140755">
                <text:p>43.8027175140755</text:p>
              </table:table-cell>
              <table:table-cell office:value-type="float" office:value="51.1105230504348">
                <text:p>51.1105230504348</text:p>
              </table:table-cell>
              <table:table-cell office:value-type="float" office:value="59.0407823602568">
                <text:p>59.0407823602568</text:p>
              </table:table-cell>
              <table:table-cell office:value-type="float" office:value="67.4220092999575">
                <text:p>67.4220092999575</text:p>
              </table:table-cell>
              <table:table-cell office:value-type="float" office:value="75.9427999106489">
                <text:p>75.9427999106489</text:p>
              </table:table-cell>
              <table:table-cell office:value-type="float" office:value="76.5164818778208">
                <text:p>76.5164818778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  <table:table-cell office:value-type="float" office:value="28.5072836589849">
                <text:p>28.5072836589849</text:p>
              </table:table-cell>
              <table:table-cell office:value-type="float" office:value="34.8091508655436">
                <text:p>34.8091508655436</text:p>
              </table:table-cell>
              <table:table-cell office:value-type="float" office:value="38.1027049884368">
                <text:p>38.1027049884368</text:p>
              </table:table-cell>
              <table:table-cell office:value-type="float" office:value="44.6964316029882">
                <text:p>44.6964316029882</text:p>
              </table:table-cell>
              <table:table-cell office:value-type="float" office:value="51.9704541845125">
                <text:p>51.9704541845125</text:p>
              </table:table-cell>
              <table:table-cell office:value-type="float" office:value="59.8394635225564">
                <text:p>59.8394635225564</text:p>
              </table:table-cell>
              <table:table-cell office:value-type="float" office:value="68.1264266425688">
                <text:p>68.1264266425688</text:p>
              </table:table-cell>
              <table:table-cell office:value-type="float" office:value="76.5164818778208">
                <text:p>76.5164818778208</text:p>
              </table:table-cell>
              <table:table-cell office:value-type="float" office:value="77.0667515724657">
                <text:p>77.06675157246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8">
                <text:p>24.8</text:p>
              </table:table-cell>
              <table:table-cell office:value-type="float" office:value="29.2858952996734">
                <text:p>29.2858952996734</text:p>
              </table:table-cell>
              <table:table-cell office:value-type="float" office:value="35.6377985051413">
                <text:p>35.6377985051413</text:p>
              </table:table-cell>
              <table:table-cell office:value-type="float" office:value="38.9879997823988">
                <text:p>38.9879997823988</text:p>
              </table:table-cell>
              <table:table-cell office:value-type="float" office:value="45.5680798124242">
                <text:p>45.5680798124242</text:p>
              </table:table-cell>
              <table:table-cell office:value-type="float" office:value="52.8068270555282">
                <text:p>52.8068270555282</text:p>
              </table:table-cell>
              <table:table-cell office:value-type="float" office:value="60.6135718488073">
                <text:p>60.6135718488073</text:p>
              </table:table-cell>
              <table:table-cell office:value-type="float" office:value="68.8061301679469">
                <text:p>68.8061301679469</text:p>
              </table:table-cell>
              <table:table-cell office:value-type="float" office:value="77.0667515724657">
                <text:p>77.0667515724657</text:p>
              </table:table-cell>
              <table:table-cell office:value-type="float" office:value="77.5945644621358">
                <text:p>77.594564462135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4.9">
                <text:p>24.9</text:p>
              </table:table-cell>
              <table:table-cell office:value-type="float" office:value="30.0507265663036">
                <text:p>30.0507265663036</text:p>
              </table:table-cell>
              <table:table-cell office:value-type="float" office:value="36.4493612379655">
                <text:p>36.4493612379655</text:p>
              </table:table-cell>
              <table:table-cell office:value-type="float" office:value="39.8534011579933">
                <text:p>39.8534011579933</text:p>
              </table:table-cell>
              <table:table-cell office:value-type="float" office:value="46.4182069508889">
                <text:p>46.4182069508889</text:p>
              </table:table-cell>
              <table:table-cell office:value-type="float" office:value="53.6202870544167">
                <text:p>53.6202870544167</text:p>
              </table:table-cell>
              <table:table-cell office:value-type="float" office:value="61.3638633656945">
                <text:p>61.3638633656945</text:p>
              </table:table-cell>
              <table:table-cell office:value-type="float" office:value="69.4619869370303">
                <text:p>69.4619869370303</text:p>
              </table:table-cell>
              <table:table-cell office:value-type="float" office:value="77.5945644621358">
                <text:p>77.5945644621358</text:p>
              </table:table-cell>
              <table:table-cell office:value-type="float" office:value="78.1008370212336">
                <text:p>78.10083702123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.8020213528779">
                <text:p>30.8020213528779</text:p>
              </table:table-cell>
              <table:table-cell office:value-type="float" office:value="37.2441913175259">
                <text:p>37.2441913175259</text:p>
              </table:table-cell>
              <table:table-cell office:value-type="float" office:value="40.6993561393042">
                <text:p>40.6993561393042</text:p>
              </table:table-cell>
              <table:table-cell office:value-type="float" office:value="47.2473443755178">
                <text:p>47.2473443755178</text:p>
              </table:table-cell>
              <table:table-cell office:value-type="float" office:value="54.4114618912907">
                <text:p>54.4114618912907</text:p>
              </table:table-cell>
              <table:table-cell office:value-type="float" office:value="62.0910708394073">
                <text:p>62.0910708394073</text:p>
              </table:table-cell>
              <table:table-cell office:value-type="float" office:value="70.0948335907435">
                <text:p>70.0948335907435</text:p>
              </table:table-cell>
              <table:table-cell office:value-type="float" office:value="78.1008370212336">
                <text:p>78.1008370212336</text:p>
              </table:table-cell>
              <table:table-cell office:value-type="float" office:value="78.5864483223439">
                <text:p>78.586448322343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5.7437845780272">
                <text:p>25.7437845780272</text:p>
              </table:table-cell>
              <table:table-cell office:value-type="float" office:value="31.5400192368039">
                <text:p>31.5400192368039</text:p>
              </table:table-cell>
              <table:table-cell office:value-type="float" office:value="38.0226337346336">
                <text:p>38.0226337346336</text:p>
              </table:table-cell>
              <table:table-cell office:value-type="float" office:value="41.526301705358">
                <text:p>41.526301705358</text:p>
              </table:table-cell>
              <table:table-cell office:value-type="float" office:value="48.056010324192">
                <text:p>48.056010324192</text:p>
              </table:table-cell>
              <table:table-cell office:value-type="float" office:value="55.1809620798162">
                <text:p>55.1809620798162</text:p>
              </table:table-cell>
              <table:table-cell office:value-type="float" office:value="62.7959044912893">
                <text:p>62.7959044912893</text:p>
              </table:table-cell>
              <table:table-cell office:value-type="float" office:value="70.705477417254">
                <text:p>70.705477417254</text:p>
              </table:table-cell>
              <table:table-cell office:value-type="float" office:value="78.5864483223439">
                <text:p>78.5864483223439</text:p>
              </table:table-cell>
              <table:table-cell office:value-type="float" office:value="79.052241562622">
                <text:p>79.0522415626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4752754783097">
                <text:p>26.4752754783097</text:p>
              </table:table-cell>
              <table:table-cell office:value-type="float" office:value="32.2649555552932">
                <text:p>32.2649555552932</text:p>
              </table:table-cell>
              <table:table-cell office:value-type="float" office:value="38.7850263671412">
                <text:p>38.7850263671412</text:p>
              </table:table-cell>
              <table:table-cell office:value-type="float" office:value="42.3346650158458">
                <text:p>42.3346650158458</text:p>
              </table:table-cell>
              <table:table-cell office:value-type="float" office:value="48.8447102394537">
                <text:p>48.8447102394537</text:p>
              </table:table-cell>
              <table:table-cell office:value-type="float" office:value="55.9293814083179">
                <text:p>55.9293814083179</text:p>
              </table:table-cell>
              <table:table-cell office:value-type="float" office:value="63.4790526914706">
                <text:p>63.4790526914706</text:p>
              </table:table-cell>
              <table:table-cell office:value-type="float" office:value="71.2946973817865">
                <text:p>71.2946973817865</text:p>
              </table:table-cell>
              <table:table-cell office:value-type="float" office:value="79.052241562622">
                <text:p>79.052241562622</text:p>
              </table:table-cell>
              <table:table-cell office:value-type="float" office:value="79.4990255278894">
                <text:p>79.4990255278894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7.1946758974679">
                <text:p>27.1946758974679</text:p>
              </table:table-cell>
              <table:table-cell office:value-type="float" office:value="32.9770614804065">
                <text:p>32.9770614804065</text:p>
              </table:table-cell>
              <table:table-cell office:value-type="float" office:value="39.5317001265974">
                <text:p>39.5317001265974</text:p>
              </table:table-cell>
              <table:table-cell office:value-type="float" office:value="43.1248636317727">
                <text:p>43.1248636317727</text:p>
              </table:table-cell>
              <table:table-cell office:value-type="float" office:value="49.6139370844244">
                <text:p>49.6139370844244</text:p>
              </table:table-cell>
              <table:table-cell office:value-type="float" office:value="56.6572973979791">
                <text:p>56.6572973979791</text:p>
              </table:table-cell>
              <table:table-cell office:value-type="float" office:value="64.1411826311591">
                <text:p>64.1411826311591</text:p>
              </table:table-cell>
              <table:table-cell office:value-type="float" office:value="71.8632451203065">
                <text:p>71.8632451203065</text:p>
              </table:table-cell>
              <table:table-cell office:value-type="float" office:value="79.4990255278894">
                <text:p>79.4990255278894</text:p>
              </table:table-cell>
              <table:table-cell office:value-type="float" office:value="79.9275759969793">
                <text:p>79.927575996979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021856735772">
                <text:p>27.9021856735772</text:p>
              </table:table-cell>
              <table:table-cell office:value-type="float" office:value="33.6765640927715">
                <text:p>33.6765640927715</text:p>
              </table:table-cell>
              <table:table-cell office:value-type="float" office:value="40.2629791018765">
                <text:p>40.2629791018765</text:p>
              </table:table-cell>
              <table:table-cell office:value-type="float" office:value="43.8973057311502">
                <text:p>43.8973057311502</text:p>
              </table:table-cell>
              <table:table-cell office:value-type="float" office:value="50.3641716509226">
                <text:p>50.3641716509226</text:p>
              </table:table-cell>
              <table:table-cell office:value-type="float" office:value="57.3652717484882">
                <text:p>57.3652717484882</text:p>
              </table:table-cell>
              <table:table-cell office:value-type="float" office:value="64.782940974247">
                <text:p>64.782940974247</text:p>
              </table:table-cell>
              <table:table-cell office:value-type="float" office:value="72.4118458983413">
                <text:p>72.4118458983413</text:p>
              </table:table-cell>
              <table:table-cell office:value-type="float" office:value="79.9275759969793">
                <text:p>79.9275759969793</text:p>
              </table:table-cell>
              <table:table-cell office:value-type="float" office:value="80.3386370887695">
                <text:p>80.338637088769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8.5980013416804">
                <text:p>28.5980013416804</text:p>
              </table:table-cell>
              <table:table-cell office:value-type="float" office:value="34.3636864539954">
                <text:p>34.3636864539954</text:p>
              </table:table-cell>
              <table:table-cell office:value-type="float" office:value="40.9791806998469">
                <text:p>40.9791806998469</text:p>
              </table:table-cell>
              <table:table-cell office:value-type="float" office:value="44.6523903198404">
                <text:p>44.6523903198404</text:p>
              </table:table-cell>
              <table:table-cell office:value-type="float" office:value="51.0958828599745">
                <text:p>51.0958828599745</text:p>
              </table:table-cell>
              <table:table-cell office:value-type="float" office:value="58.0538507714769">
                <text:p>58.0538507714769</text:p>
              </table:table-cell>
              <table:table-cell office:value-type="float" office:value="65.4049544888702">
                <text:p>65.4049544888702</text:p>
              </table:table-cell>
              <table:table-cell office:value-type="float" office:value="72.9411995361621">
                <text:p>72.9411995361621</text:p>
              </table:table-cell>
              <table:table-cell office:value-type="float" office:value="80.3386370887695">
                <text:p>80.3386370887695</text:p>
              </table:table-cell>
              <table:table-cell office:value-type="float" office:value="80.7329225542425">
                <text:p>80.73292255424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2823161883818">
                <text:p>29.2823161883818</text:p>
              </table:table-cell>
              <table:table-cell office:value-type="float" office:value="35.0386476777964">
                <text:p>35.0386476777964</text:p>
              </table:table-cell>
              <table:table-cell office:value-type="float" office:value="41.6806157831401">
                <text:p>41.6806157831401</text:p>
              </table:table-cell>
              <table:table-cell office:value-type="float" office:value="45.3905074376631">
                <text:p>45.3905074376631</text:p>
              </table:table-cell>
              <table:table-cell office:value-type="float" office:value="51.8095280549051">
                <text:p>51.8095280549051</text:p>
              </table:table-cell>
              <table:table-cell office:value-type="float" office:value="58.723565812084">
                <text:p>58.723565812084</text:p>
              </table:table-cell>
              <table:table-cell office:value-type="float" office:value="66.0078306595365">
                <text:p>66.0078306595365</text:p>
              </table:table-cell>
              <table:table-cell office:value-type="float" office:value="73.451981301507">
                <text:p>73.451981301507</text:p>
              </table:table-cell>
              <table:table-cell office:value-type="float" office:value="80.7329225542425">
                <text:p>80.7329225542425</text:p>
              </table:table-cell>
              <table:table-cell office:value-type="float" office:value="81.1111170158155">
                <text:p>81.111117015815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.9553203055389">
                <text:p>29.9553203055389</text:p>
              </table:table-cell>
              <table:table-cell office:value-type="float" office:value="35.7016629998761">
                <text:p>35.7016629998761</text:p>
              </table:table-cell>
              <table:table-cell office:value-type="float" office:value="42.367588805078">
                <text:p>42.367588805078</text:p>
              </table:table-cell>
              <table:table-cell office:value-type="float" office:value="46.1120383598712">
                <text:p>46.1120383598712</text:p>
              </table:table-cell>
              <table:table-cell office:value-type="float" office:value="52.5055532871923">
                <text:p>52.5055532871923</text:p>
              </table:table-cell>
              <table:table-cell office:value-type="float" office:value="59.3749336589707">
                <text:p>59.3749336589707</text:p>
              </table:table-cell>
              <table:table-cell office:value-type="float" office:value="66.5921582804202">
                <text:p>66.5921582804202</text:p>
              </table:table-cell>
              <table:table-cell office:value-type="float" office:value="73.9448427709829">
                <text:p>73.9448427709829</text:p>
              </table:table-cell>
              <table:table-cell office:value-type="float" office:value="81.1111170158155">
                <text:p>81.1111170158155</text:p>
              </table:table-cell>
              <table:table-cell office:value-type="float" office:value="81.4738771560934">
                <text:p>81.47387715609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.6172006430674">
                <text:p>30.6172006430674</text:p>
              </table:table-cell>
              <table:table-cell office:value-type="float" office:value="36.3529438465548">
                <text:p>36.3529438465548</text:p>
              </table:table-cell>
              <table:table-cell office:value-type="float" office:value="43.0403979418193">
                <text:p>43.0403979418193</text:p>
              </table:table-cell>
              <table:table-cell office:value-type="float" office:value="46.8173557940994">
                <text:p>46.8173557940994</text:p>
              </table:table-cell>
              <table:table-cell office:value-type="float" office:value="53.1843935952639">
                <text:p>53.1843935952639</text:p>
              </table:table-cell>
              <table:table-cell office:value-type="float" office:value="60.0084569431023">
                <text:p>60.0084569431023</text:p>
              </table:table-cell>
              <table:table-cell office:value-type="float" office:value="67.158508030403">
                <text:p>67.158508030403</text:p>
              </table:table-cell>
              <table:table-cell office:value-type="float" office:value="74.420412661247">
                <text:p>74.420412661247</text:p>
              </table:table-cell>
              <table:table-cell office:value-type="float" office:value="81.4738771560934">
                <text:p>81.4738771560934</text:p>
              </table:table-cell>
              <table:table-cell office:value-type="float" office:value="81.8218328581074">
                <text:p>81.821832858107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.2681410608724">
                <text:p>31.2681410608724</text:p>
              </table:table-cell>
              <table:table-cell office:value-type="float" office:value="36.9926979021927">
                <text:p>36.9926979021927</text:p>
              </table:table-cell>
              <table:table-cell office:value-type="float" office:value="43.6993352217806">
                <text:p>43.6993352217806</text:p>
              </table:table-cell>
              <table:table-cell office:value-type="float" office:value="47.5068240728861">
                <text:p>47.5068240728861</text:p>
              </table:table-cell>
              <table:table-cell office:value-type="float" office:value="53.8464732764104">
                <text:p>53.8464732764104</text:p>
              </table:table-cell>
              <table:table-cell office:value-type="float" office:value="60.6246245256062">
                <text:p>60.6246245256062</text:p>
              </table:table-cell>
              <table:table-cell office:value-type="float" office:value="67.7074330304238">
                <text:p>67.7074330304238</text:p>
              </table:table-cell>
              <table:table-cell office:value-type="float" office:value="74.8792976310263">
                <text:p>74.8792976310263</text:p>
              </table:table-cell>
              <table:table-cell office:value-type="float" office:value="81.8218328581074">
                <text:p>81.8218328581074</text:p>
              </table:table-cell>
              <table:table-cell office:value-type="float" office:value="82.1555882990203">
                <text:p>82.15558829902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9083223799224">
                <text:p>31.9083223799224</text:p>
              </table:table-cell>
              <table:table-cell office:value-type="float" office:value="37.6211291754174">
                <text:p>37.6211291754174</text:p>
              </table:table-cell>
              <table:table-cell office:value-type="float" office:value="44.3446866523896">
                <text:p>44.3446866523896</text:p>
              </table:table-cell>
              <table:table-cell office:value-type="float" office:value="48.1807993418702">
                <text:p>48.1807993418702</text:p>
              </table:table-cell>
              <table:table-cell office:value-type="float" office:value="54.4922061519852">
                <text:p>54.4922061519852</text:p>
              </table:table-cell>
              <table:table-cell office:value-type="float" office:value="61.2239118750034">
                <text:p>61.2239118750034</text:p>
              </table:table-cell>
              <table:table-cell office:value-type="float" office:value="68.2394693836789">
                <text:p>68.2394693836789</text:p>
              </table:table-cell>
              <table:table-cell office:value-type="float" office:value="75.3220830549991">
                <text:p>75.3220830549991</text:p>
              </table:table-cell>
              <table:table-cell office:value-type="float" office:value="82.1555882990203">
                <text:p>82.1555882990203</text:p>
              </table:table-cell>
              <table:table-cell office:value-type="float" office:value="82.4757229991967">
                <text:p>82.475722999196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2.5379224324779">
                <text:p>32.5379224324779</text:p>
              </table:table-cell>
              <table:table-cell office:value-type="float" office:value="38.2384380641793">
                <text:p>38.2384380641793</text:p>
              </table:table-cell>
              <table:table-cell office:value-type="float" office:value="44.9767323442246">
                <text:p>44.9767323442246</text:p>
              </table:table-cell>
              <table:table-cell office:value-type="float" office:value="48.8396297437582">
                <text:p>48.8396297437582</text:p>
              </table:table-cell>
              <table:table-cell office:value-type="float" office:value="55.1219958260559">
                <text:p>55.1219958260559</text:p>
              </table:table-cell>
              <table:table-cell office:value-type="float" office:value="61.8067814341064">
                <text:p>61.8067814341064</text:p>
              </table:table-cell>
              <table:table-cell office:value-type="float" office:value="68.7551366992033">
                <text:p>68.7551366992033</text:p>
              </table:table-cell>
              <table:table-cell office:value-type="float" office:value="75.7493337705262">
                <text:p>75.7493337705262</text:p>
              </table:table-cell>
              <table:table-cell office:value-type="float" office:value="82.4757229991967">
                <text:p>82.4757229991967</text:p>
              </table:table-cell>
              <table:table-cell office:value-type="float" office:value="82.7827928284607">
                <text:p>82.78279282846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3.1571161114908">
                <text:p>33.1571161114908</text:p>
              </table:table-cell>
              <table:table-cell office:value-type="float" office:value="38.844821419656">
                <text:p>38.844821419656</text:p>
              </table:table-cell>
              <table:table-cell office:value-type="float" office:value="45.5957466325951">
                <text:p>45.5957466325951</text:p>
              </table:table-cell>
              <table:table-cell office:value-type="float" office:value="49.4836555981584">
                <text:p>49.4836555981584</text:p>
              </table:table-cell>
              <table:table-cell office:value-type="float" office:value="55.73623593767">
                <text:p>55.73623593767</text:p>
              </table:table-cell>
              <table:table-cell office:value-type="float" office:value="62.3736829768647">
                <text:p>62.3736829768647</text:p>
              </table:table-cell>
              <table:table-cell office:value-type="float" office:value="69.2549385993428">
                <text:p>69.2549385993428</text:p>
              </table:table-cell>
              <table:table-cell office:value-type="float" office:value="76.1615947981827">
                <text:p>76.1615947981827</text:p>
              </table:table-cell>
              <table:table-cell office:value-type="float" office:value="82.7827928284607">
                <text:p>82.7827928284607</text:p>
              </table:table-cell>
              <table:table-cell office:value-type="float" office:value="83.077330971287">
                <text:p>83.07733097128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3.7660754191868">
                <text:p>33.7660754191868</text:p>
              </table:table-cell>
              <table:table-cell office:value-type="float" office:value="39.4404726090251">
                <text:p>39.4404726090251</text:p>
              </table:table-cell>
              <table:table-cell office:value-type="float" office:value="46.2019981966145">
                <text:p>46.2019981966145</text:p>
              </table:table-cell>
              <table:table-cell office:value-type="float" office:value="50.1132095773724">
                <text:p>50.1132095773724</text:p>
              </table:table-cell>
              <table:table-cell office:value-type="float" office:value="56.3353104068928">
                <text:p>56.3353104068928</text:p>
              </table:table-cell>
              <table:table-cell office:value-type="float" office:value="62.9250539554356">
                <text:p>62.9250539554356</text:p>
              </table:table-cell>
              <table:table-cell office:value-type="float" office:value="69.7393632116123">
                <text:p>69.7393632116123</text:p>
              </table:table-cell>
              <table:table-cell office:value-type="float" office:value="76.5593920370119">
                <text:p>76.5593920370119</text:p>
              </table:table-cell>
              <table:table-cell office:value-type="float" office:value="83.077330971287">
                <text:p>83.077330971287</text:p>
              </table:table-cell>
              <table:table-cell office:value-type="float" office:value="83.3598488526025">
                <text:p>83.35984885260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.3649695148448">
                <text:p>34.3649695148448</text:p>
              </table:table-cell>
              <table:table-cell office:value-type="float" office:value="40.0255815771266">
                <text:p>40.0255815771266</text:p>
              </table:table-cell>
              <table:table-cell office:value-type="float" office:value="46.7957501758193">
                <text:p>46.7957501758193</text:p>
              </table:table-cell>
              <table:table-cell office:value-type="float" office:value="50.7286168782383">
                <text:p>50.7286168782383</text:p>
              </table:table-cell>
              <table:table-cell office:value-type="float" office:value="56.9195936747688">
                <text:p>56.9195936747688</text:p>
              </table:table-cell>
              <table:table-cell office:value-type="float" office:value="63.4613198377457">
                <text:p>63.4613198377457</text:p>
              </table:table-cell>
              <table:table-cell office:value-type="float" office:value="70.2088836454223">
                <text:p>70.2088836454223</text:p>
              </table:table-cell>
              <table:table-cell office:value-type="float" office:value="76.9432329353855">
                <text:p>76.9432329353855</text:p>
              </table:table-cell>
              <table:table-cell office:value-type="float" office:value="83.3598488526025">
                <text:p>83.3598488526025</text:p>
              </table:table-cell>
              <table:table-cell office:value-type="float" office:value="83.6308370258052">
                <text:p>83.6308370258052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4.9539647617868">
                <text:p>34.9539647617868</text:p>
              </table:table-cell>
              <table:table-cell office:value-type="float" office:value="40.6003349070332">
                <text:p>40.6003349070332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1.3301953901108">
                <text:p>51.3301953901108</text:p>
              </table:table-cell>
              <table:table-cell office:value-type="float" office:value="57.4894509373605">
                <text:p>57.4894509373605</text:p>
              </table:table-cell>
              <table:table-cell office:value-type="float" office:value="63.9828944358053">
                <text:p>63.9828944358053</text:p>
              </table:table-cell>
              <table:table-cell office:value-type="float" office:value="70.6639584541368">
                <text:p>70.6639584541368</text:p>
              </table:table-cell>
              <table:table-cell office:value-type="float" office:value="77.3136071383283">
                <text:p>77.3136071383283</text:p>
              </table:table-cell>
              <table:table-cell office:value-type="float" office:value="83.6308370258052">
                <text:p>83.6308370258052</text:p>
              </table:table-cell>
              <table:table-cell office:value-type="float" office:value="83.8907660245425">
                <text:p>83.89076602454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.5332247735908">
                <text:p>35.5332247735908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9467809229736">
                <text:p>47.9467809229736</text:p>
              </table:table-cell>
              <table:table-cell office:value-type="float" office:value="51.9182558590679">
                <text:p>51.9182558590679</text:p>
              </table:table-cell>
              <table:table-cell office:value-type="float" office:value="58.0452383740076">
                <text:p>58.0452383740076</text:p>
              </table:table-cell>
              <table:table-cell office:value-type="float" office:value="64.4901802250282">
                <text:p>64.4901802250282</text:p>
              </table:table-cell>
              <table:table-cell office:value-type="float" office:value="71.1050320829157">
                <text:p>71.1050320829157</text:p>
              </table:table-cell>
              <table:table-cell office:value-type="float" office:value="77.6709871121321">
                <text:p>77.6709871121321</text:p>
              </table:table-cell>
              <table:table-cell office:value-type="float" office:value="83.8907660245425">
                <text:p>83.8907660245425</text:p>
              </table:table-cell>
              <table:table-cell office:value-type="float" office:value="84.1400871797282">
                <text:p>84.140087179728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1029104595404">
                <text:p>36.1029104595404</text:p>
              </table:table-cell>
              <table:table-cell office:value-type="float" office:value="41.7195045316576">
                <text:p>41.7195045316576</text:p>
              </table:table-cell>
              <table:table-cell office:value-type="float" office:value="48.50455928831">
                <text:p>48.50455928831</text:p>
              </table:table-cell>
              <table:table-cell office:value-type="float" office:value="52.4931020484265">
                <text:p>52.4931020484265</text:p>
              </table:table-cell>
              <table:table-cell office:value-type="float" office:value="58.5873033699504">
                <text:p>58.5873033699504</text:p>
              </table:table-cell>
              <table:table-cell office:value-type="float" office:value="64.9835686548039">
                <text:p>64.9835686548039</text:p>
              </table:table-cell>
              <table:table-cell office:value-type="float" office:value="71.5325353027794">
                <text:p>71.5325353027794</text:p>
              </table:table-cell>
              <table:table-cell office:value-type="float" office:value="78.0158287470548">
                <text:p>78.0158287470548</text:p>
              </table:table-cell>
              <table:table-cell office:value-type="float" office:value="84.1400871797282">
                <text:p>84.1400871797282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2.2642777139279">
                <text:p>42.2642777139279</text:p>
              </table:table-cell>
              <table:table-cell office:value-type="float" office:value="49.0508374804525">
                <text:p>49.0508374804525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59.1159847334569">
                <text:p>59.1159847334569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  <table:table-cell office:value-type="float" office:value="84.6086199394942">
                <text:p>84.6086199394942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2141892369873">
                <text:p>37.2141892369873</text:p>
              </table:table-cell>
              <table:table-cell office:value-type="float" office:value="42.799409146915">
                <text:p>42.799409146915</text:p>
              </table:table-cell>
              <table:table-cell office:value-type="float" office:value="49.5858526078867">
                <text:p>49.5858526078867</text:p>
              </table:table-cell>
              <table:table-cell office:value-type="float" office:value="53.6043326657433">
                <text:p>53.6043326657433</text:p>
              </table:table-cell>
              <table:table-cell office:value-type="float" office:value="59.6316129075895">
                <text:p>59.6316129075895</text:p>
              </table:table-cell>
              <table:table-cell office:value-type="float" office:value="65.9301659075565">
                <text:p>65.9301659075565</text:p>
              </table:table-cell>
              <table:table-cell office:value-type="float" office:value="72.3484877404516">
                <text:p>72.3484877404516</text:p>
              </table:table-cell>
              <table:table-cell office:value-type="float" office:value="78.6696411500438">
                <text:p>78.6696411500438</text:p>
              </table:table-cell>
              <table:table-cell office:value-type="float" office:value="84.6086199394942">
                <text:p>84.6086199394942</text:p>
              </table:table-cell>
              <table:table-cell office:value-type="float" office:value="84.8286450866944">
                <text:p>84.82864508669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.7560910241795">
                <text:p>37.7560910241795</text:p>
              </table:table-cell>
              <table:table-cell office:value-type="float" office:value="43.3250694765541">
                <text:p>43.3250694765541</text:p>
              </table:table-cell>
              <table:table-cell office:value-type="float" office:value="50.1098368904384">
                <text:p>50.1098368904384</text:p>
              </table:table-cell>
              <table:table-cell office:value-type="float" office:value="54.1412911011653">
                <text:p>54.1412911011653</text:p>
              </table:table-cell>
              <table:table-cell office:value-type="float" office:value="60.1345101767421">
                <text:p>60.1345101767421</text:p>
              </table:table-cell>
              <table:table-cell office:value-type="float" office:value="66.3841051766143">
                <text:p>66.3841051766143</text:p>
              </table:table-cell>
              <table:table-cell office:value-type="float" office:value="72.7377338516608">
                <text:p>72.7377338516608</text:p>
              </table:table-cell>
              <table:table-cell office:value-type="float" office:value="78.9794459511476">
                <text:p>78.9794459511476</text:p>
              </table:table-cell>
              <table:table-cell office:value-type="float" office:value="84.8286450866944">
                <text:p>84.8286450866944</text:p>
              </table:table-cell>
              <table:table-cell office:value-type="float" office:value="85.0396908881877">
                <text:p>85.039690888187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8.2890359626579">
                <text:p>38.2890359626579</text:p>
              </table:table-cell>
              <table:table-cell office:value-type="float" office:value="43.8414263285781">
                <text:p>43.8414263285781</text:p>
              </table:table-cell>
              <table:table-cell office:value-type="float" office:value="50.6230177600672">
                <text:p>50.6230177600672</text:p>
              </table:table-cell>
              <table:table-cell office:value-type="float" office:value="54.6661835684208">
                <text:p>54.6661835684208</text:p>
              </table:table-cell>
              <table:table-cell office:value-type="float" office:value="60.6249908680786">
                <text:p>60.6249908680786</text:p>
              </table:table-cell>
              <table:table-cell office:value-type="float" office:value="66.8256085420389">
                <text:p>66.8256085420389</text:p>
              </table:table-cell>
              <table:table-cell office:value-type="float" office:value="73.1150041190354">
                <text:p>73.1150041190354</text:p>
              </table:table-cell>
              <table:table-cell office:value-type="float" office:value="79.2783815433758">
                <text:p>79.2783815433758</text:p>
              </table:table-cell>
              <table:table-cell office:value-type="float" office:value="85.0396908881877">
                <text:p>85.0396908881877</text:p>
              </table:table-cell>
              <table:table-cell office:value-type="float" office:value="85.2421237959473">
                <text:p>85.24212379594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.8131720961101">
                <text:p>38.8131720961101</text:p>
              </table:table-cell>
              <table:table-cell office:value-type="float" office:value="44.3486443619709">
                <text:p>44.3486443619709</text:p>
              </table:table-cell>
              <table:table-cell office:value-type="float" office:value="51.1256179595817">
                <text:p>51.1256179595817</text:p>
              </table:table-cell>
              <table:table-cell office:value-type="float" office:value="55.1792812013225">
                <text:p>55.1792812013225</text:p>
              </table:table-cell>
              <table:table-cell office:value-type="float" office:value="61.1033615479976">
                <text:p>61.1033615479976</text:p>
              </table:table-cell>
              <table:table-cell office:value-type="float" office:value="67.2550166919128">
                <text:p>67.2550166919128</text:p>
              </table:table-cell>
              <table:table-cell office:value-type="float" office:value="73.4806670005546">
                <text:p>73.4806670005546</text:p>
              </table:table-cell>
              <table:table-cell office:value-type="float" office:value="79.5668292626571">
                <text:p>79.5668292626571</text:p>
              </table:table-cell>
              <table:table-cell office:value-type="float" office:value="85.2421237959473">
                <text:p>85.2421237959473</text:p>
              </table:table-cell>
              <table:table-cell office:value-type="float" office:value="85.4362953068422">
                <text:p>85.4362953068422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9.3286450212768">
                <text:p>39.3286450212768</text:p>
              </table:table-cell>
              <table:table-cell office:value-type="float" office:value="44.8468853214748">
                <text:p>44.8468853214748</text:p>
              </table:table-cell>
              <table:table-cell office:value-type="float" office:value="51.6178556393198">
                <text:p>51.6178556393198</text:p>
              </table:table-cell>
              <table:table-cell office:value-type="float" office:value="55.6808490410476">
                <text:p>55.6808490410476</text:p>
              </table:table-cell>
              <table:table-cell office:value-type="float" office:value="61.5699212137463">
                <text:p>61.5699212137463</text:p>
              </table:table-cell>
              <table:table-cell office:value-type="float" office:value="67.6726609809904">
                <text:p>67.6726609809904</text:p>
              </table:table-cell>
              <table:table-cell office:value-type="float" office:value="73.8350796179375">
                <text:p>73.8350796179375</text:p>
              </table:table-cell>
              <table:table-cell office:value-type="float" office:value="79.8451570661095">
                <text:p>79.8451570661095</text:p>
              </table:table-cell>
              <table:table-cell office:value-type="float" office:value="85.4362953068422">
                <text:p>85.4362953068422</text:p>
              </table:table-cell>
              <table:table-cell office:value-type="float" office:value="85.6225425729635">
                <text:p>85.622542572963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.8355979283962">
                <text:p>39.8355979283962</text:p>
              </table:table-cell>
              <table:table-cell office:value-type="float" office:value="45.3363080891687">
                <text:p>45.3363080891687</text:p>
              </table:table-cell>
              <table:table-cell office:value-type="float" office:value="52.099944451835">
                <text:p>52.099944451835</text:p>
              </table:table-cell>
              <table:table-cell office:value-type="float" office:value="56.1711461730452">
                <text:p>56.1711461730452</text:p>
              </table:table-cell>
              <table:table-cell office:value-type="float" office:value="62.0249614803037">
                <text:p>62.0249614803037</text:p>
              </table:table-cell>
              <table:table-cell office:value-type="float" office:value="68.0788636863893">
                <text:p>68.0788636863893</text:p>
              </table:table-cell>
              <table:table-cell office:value-type="float" office:value="74.1785881054227">
                <text:p>74.1785881054227</text:p>
              </table:table-cell>
              <table:table-cell office:value-type="float" office:value="80.1137200014229">
                <text:p>80.1137200014229</text:p>
              </table:table-cell>
              <table:table-cell office:value-type="float" office:value="85.6225425729635">
                <text:p>85.6225425729635</text:p>
              </table:table-cell>
              <table:table-cell office:value-type="float" office:value="85.8011889870425">
                <text:p>85.801188987042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.33417164098">
                <text:p>40.33417164098</text:p>
              </table:table-cell>
              <table:table-cell office:value-type="float" office:value="45.8170687351334">
                <text:p>45.8170687351334</text:p>
              </table:table-cell>
              <table:table-cell office:value-type="float" office:value="52.5720936446316">
                <text:p>52.5720936446316</text:p>
              </table:table-cell>
              <table:table-cell office:value-type="float" office:value="56.6504258608674">
                <text:p>56.6504258608674</text:p>
              </table:table-cell>
              <table:table-cell office:value-type="float" office:value="62.4687667626491">
                <text:p>62.4687667626491</text:p>
              </table:table-cell>
              <table:table-cell office:value-type="float" office:value="68.4739382562771">
                <text:p>68.4739382562771</text:p>
              </table:table-cell>
              <table:table-cell office:value-type="float" office:value="74.5115279478181">
                <text:p>74.5115279478181</text:p>
              </table:table-cell>
              <table:table-cell office:value-type="float" office:value="80.3728606597743">
                <text:p>80.3728606597743</text:p>
              </table:table-cell>
              <table:table-cell office:value-type="float" office:value="85.8011889870425">
                <text:p>85.8011889870425</text:p>
              </table:table-cell>
              <table:table-cell office:value-type="float" office:value="85.9725447439774">
                <text:p>85.97254474397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.8245046549321">
                <text:p>40.8245046549321</text:p>
              </table:table-cell>
              <table:table-cell office:value-type="float" office:value="46.2893205672201">
                <text:p>46.2893205672201</text:p>
              </table:table-cell>
              <table:table-cell office:value-type="float" office:value="53.0345081509866">
                <text:p>53.0345081509866</text:p>
              </table:table-cell>
              <table:table-cell office:value-type="float" office:value="57.1189356769926">
                <text:p>57.1189356769926</text:p>
              </table:table-cell>
              <table:table-cell office:value-type="float" office:value="62.9016144535311">
                <text:p>62.9016144535311</text:p>
              </table:table-cell>
              <table:table-cell office:value-type="float" office:value="68.8581895517448">
                <text:p>68.8581895517448</text:p>
              </table:table-cell>
              <table:table-cell office:value-type="float" office:value="74.834224308149">
                <text:p>74.834224308149</text:p>
              </table:table-cell>
              <table:table-cell office:value-type="float" office:value="80.6229096128526">
                <text:p>80.6229096128526</text:p>
              </table:table-cell>
              <table:table-cell office:value-type="float" office:value="85.9725447439774">
                <text:p>85.9725447439774</text:p>
              </table:table-cell>
              <table:table-cell office:value-type="float" office:value="86.1369073794443">
                <text:p>86.136907379444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1.3067331770202">
                <text:p>41.3067331770202</text:p>
              </table:table-cell>
              <table:table-cell office:value-type="float" office:value="46.7532141799382">
                <text:p>46.7532141799382</text:p>
              </table:table-cell>
              <table:table-cell office:value-type="float" office:value="53.4873886788996">
                <text:p>53.4873886788996</text:p>
              </table:table-cell>
              <table:table-cell office:value-type="float" office:value="57.5769176307097">
                <text:p>57.5769176307097</text:p>
              </table:table-cell>
              <table:table-cell office:value-type="float" office:value="63.3237750968469">
                <text:p>63.3237750968469</text:p>
              </table:table-cell>
              <table:table-cell office:value-type="float" office:value="69.2319140820544">
                <text:p>69.2319140820544</text:p>
              </table:table-cell>
              <table:table-cell office:value-type="float" office:value="75.1469923452262">
                <text:p>75.1469923452262</text:p>
              </table:table-cell>
              <table:table-cell office:value-type="float" office:value="80.8641858345515">
                <text:p>80.8641858345515</text:p>
              </table:table-cell>
              <table:table-cell office:value-type="float" office:value="86.1369073794443">
                <text:p>86.1369073794443</text:p>
              </table:table-cell>
              <table:table-cell office:value-type="float" office:value="86.2945622865269">
                <text:p>86.29456228652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.7809911627125">
                <text:p>41.7809911627125</text:p>
              </table:table-cell>
              <table:table-cell office:value-type="float" office:value="47.2088975024777">
                <text:p>47.2088975024777</text:p>
              </table:table-cell>
              <table:table-cell office:value-type="float" office:value="53.9309317982096">
                <text:p>53.9309317982096</text:p>
              </table:table-cell>
              <table:table-cell office:value-type="float" office:value="58.0246082931279">
                <text:p>58.0246082931279</text:p>
              </table:table-cell>
              <table:table-cell office:value-type="float" office:value="63.7355125567411">
                <text:p>63.7355125567411</text:p>
              </table:table-cell>
              <table:table-cell office:value-type="float" office:value="69.5954002334417">
                <text:p>69.5954002334417</text:p>
              </table:table-cell>
              <table:table-cell office:value-type="float" office:value="75.4501375214434">
                <text:p>75.4501375214434</text:p>
              </table:table-cell>
              <table:table-cell office:value-type="float" office:value="81.0969971078668">
                <text:p>81.0969971078668</text:p>
              </table:table-cell>
              <table:table-cell office:value-type="float" office:value="86.2945622865269">
                <text:p>86.2945622865269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2.2474103533878">
                <text:p>42.2474103533878</text:p>
              </table:table-cell>
              <table:table-cell office:value-type="float" office:value="47.6565158458819">
                <text:p>47.6565158458819</text:p>
              </table:table-cell>
              <table:table-cell office:value-type="float" office:value="54.3653300259138">
                <text:p>54.3653300259138</text:p>
              </table:table-cell>
              <table:table-cell office:value-type="float" office:value="58.4622389193779">
                <text:p>58.4622389193779</text:p>
              </table:table-cell>
              <table:table-cell office:value-type="float" office:value="64.1370841825292">
                <text:p>64.1370841825292</text:p>
              </table:table-cell>
              <table:table-cell office:value-type="float" office:value="69.9489284916508">
                <text:p>69.9489284916508</text:p>
              </table:table-cell>
              <table:table-cell office:value-type="float" office:value="75.7439559011043">
                <text:p>75.7439559011043</text:p>
              </table:table-cell>
              <table:table-cell office:value-type="float" office:value="81.3216404175182">
                <text:p>81.3216404175182</text:p>
              </table:table-cell>
              <table:table-cell office:value-type="float" office:value="86.445783211262">
                <text:p>86.445783211262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7061203129315">
                <text:p>42.7061203129315</text:p>
              </table:table-cell>
              <table:table-cell office:value-type="float" office:value="48.0962119493849">
                <text:p>48.0962119493849</text:p>
              </table:table-cell>
              <table:table-cell office:value-type="float" office:value="54.7907719097293">
                <text:p>54.7907719097293</text:p>
              </table:table-cell>
              <table:table-cell office:value-type="float" office:value="58.8900355680671">
                <text:p>58.8900355680671</text:p>
              </table:table-cell>
              <table:table-cell office:value-type="float" office:value="64.5287409695497">
                <text:p>64.5287409695497</text:p>
              </table:table-cell>
              <table:table-cell office:value-type="float" office:value="70.2927716583721">
                <text:p>70.2927716583721</text:p>
              </table:table-cell>
              <table:table-cell office:value-type="float" office:value="76.0287344395717">
                <text:p>76.0287344395717</text:p>
              </table:table-cell>
              <table:table-cell office:value-type="float" office:value="81.5384023287975">
                <text:p>81.5384023287975</text:p>
              </table:table-cell>
              <table:table-cell office:value-type="float" office:value="86.5908327279622">
                <text:p>86.5908327279622</text:p>
              </table:table-cell>
              <table:table-cell office:value-type="float" office:value="86.7299626951399">
                <text:p>86.729962695139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3.1572484637264">
                <text:p>43.1572484637264</text:p>
              </table:table-cell>
              <table:table-cell office:value-type="float" office:value="48.5281260259291">
                <text:p>48.5281260259291</text:p>
              </table:table-cell>
              <table:table-cell office:value-type="float" office:value="55.2074421099301">
                <text:p>55.2074421099301</text:p>
              </table:table-cell>
              <table:table-cell office:value-type="float" office:value="59.3082192180505">
                <text:p>59.3082192180505</text:p>
              </table:table-cell>
              <table:table-cell office:value-type="float" office:value="64.910727716044">
                <text:p>64.910727716044</text:p>
              </table:table-cell>
              <table:table-cell office:value-type="float" office:value="70.6271950617512">
                <text:p>70.6271950617512</text:p>
              </table:table-cell>
              <table:table-cell office:value-type="float" office:value="76.3047512635198">
                <text:p>76.3047512635198</text:p>
              </table:table-cell>
              <table:table-cell office:value-type="float" office:value="81.7475593531235">
                <text:p>81.7475593531235</text:p>
              </table:table-cell>
              <table:table-cell office:value-type="float" office:value="86.7299626951399">
                <text:p>86.7299626951399</text:p>
              </table:table-cell>
              <table:table-cell office:value-type="float" office:value="86.8634146928246">
                <text:p>86.86341469282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3.6009201220486">
                <text:p>43.6009201220486</text:p>
              </table:table-cell>
              <table:table-cell office:value-type="float" office:value="48.9523958068776">
                <text:p>48.9523958068776</text:p>
              </table:table-cell>
              <table:table-cell office:value-type="float" office:value="55.6155214794985">
                <text:p>55.6155214794985</text:p>
              </table:table-cell>
              <table:table-cell office:value-type="float" office:value="59.7170058825774">
                <text:p>59.7170058825774</text:p>
              </table:table-cell>
              <table:table-cell office:value-type="float" office:value="65.2832831761633">
                <text:p>65.2832831761633</text:p>
              </table:table-cell>
              <table:table-cell office:value-type="float" office:value="70.9524567611301">
                <text:p>70.9524567611301</text:p>
              </table:table-cell>
              <table:table-cell office:value-type="float" office:value="76.572275942565">
                <text:p>76.572275942565</text:p>
              </table:table-cell>
              <table:table-cell office:value-type="float" office:value="81.9493783007732">
                <text:p>81.9493783007732</text:p>
              </table:table-cell>
              <table:table-cell office:value-type="float" office:value="86.8634146928246">
                <text:p>86.8634146928246</text:p>
              </table:table-cell>
              <table:table-cell office:value-type="float" office:value="86.9914204420339">
                <text:p>86.991420442033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4.0372585328781">
                <text:p>44.0372585328781</text:p>
              </table:table-cell>
              <table:table-cell office:value-type="float" office:value="49.369156585934">
                <text:p>49.369156585934</text:p>
              </table:table-cell>
              <table:table-cell office:value-type="float" office:value="56.0151871426226">
                <text:p>56.0151871426226</text:p>
              </table:table-cell>
              <table:table-cell office:value-type="float" office:value="60.1166067208733">
                <text:p>60.1166067208733</text:p>
              </table:table-cell>
              <table:table-cell office:value-type="float" office:value="65.646640209198">
                <text:p>65.646640209198</text:p>
              </table:table-cell>
              <table:table-cell office:value-type="float" office:value="71.2688077461805">
                <text:p>71.2688077461805</text:p>
              </table:table-cell>
              <table:table-cell office:value-type="float" office:value="76.8315697525382">
                <text:p>76.8315697525382</text:p>
              </table:table-cell>
              <table:table-cell office:value-type="float" office:value="82.1441166212368">
                <text:p>82.1441166212368</text:p>
              </table:table-cell>
              <table:table-cell office:value-type="float" office:value="86.9914204420339">
                <text:p>86.9914204420339</text:p>
              </table:table-cell>
              <table:table-cell office:value-type="float" office:value="87.1142022071249">
                <text:p>87.11420220712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.4663849041348">
                <text:p>44.4663849041348</text:p>
              </table:table-cell>
              <table:table-cell office:value-type="float" office:value="49.7785412622865">
                <text:p>49.7785412622865</text:p>
              </table:table-cell>
              <table:table-cell office:value-type="float" office:value="56.4066125715764">
                <text:p>56.4066125715764</text:p>
              </table:table-cell>
              <table:table-cell office:value-type="float" office:value="60.5072281472147">
                <text:p>60.5072281472147</text:p>
              </table:table-cell>
              <table:table-cell office:value-type="float" office:value="66.0010259251219">
                <text:p>66.0010259251219</text:p>
              </table:table-cell>
              <table:table-cell office:value-type="float" office:value="71.5764921305807">
                <text:p>71.5764921305807</text:p>
              </table:table-cell>
              <table:table-cell office:value-type="float" office:value="77.0828859306582">
                <text:p>77.0828859306582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7.1142022071249">
                <text:p>87.1142022071249</text:p>
              </table:table-cell>
              <table:table-cell office:value-type="float" office:value="87.2319731817253">
                <text:p>87.231973181725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4.8884184403479">
                <text:p>44.8884184403479</text:p>
              </table:table-cell>
              <table:table-cell office:value-type="float" office:value="50.1806803829871">
                <text:p>50.1806803829871</text:p>
              </table:table-cell>
              <table:table-cell office:value-type="float" office:value="56.7899676620136">
                <text:p>56.7899676620136</text:p>
              </table:table-cell>
              <table:table-cell office:value-type="float" office:value="60.8890719375521">
                <text:p>60.8890719375521</text:p>
              </table:table-cell>
              <table:table-cell office:value-type="float" office:value="66.3466618265437">
                <text:p>66.3466618265437</text:p>
              </table:table-cell>
              <table:table-cell office:value-type="float" office:value="71.8757473403872">
                <text:p>71.8757473403872</text:p>
              </table:table-cell>
              <table:table-cell office:value-type="float" office:value="77.3264699228536">
                <text:p>77.326469922853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7.2319731817253">
                <text:p>87.2319731817253</text:p>
              </table:table-cell>
              <table:table-cell office:value-type="float" office:value="87.3449378589156">
                <text:p>87.34493785891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5.3034763757688">
                <text:p>45.3034763757688</text:p>
              </table:table-cell>
              <table:table-cell office:value-type="float" office:value="50.5757021845813">
                <text:p>50.5757021845813</text:p>
              </table:table-cell>
              <table:table-cell office:value-type="float" office:value="57.1654188067105">
                <text:p>57.1654188067105</text:p>
              </table:table-cell>
              <table:table-cell office:value-type="float" office:value="61.2623353337382">
                <text:p>61.2623353337382</text:p>
              </table:table-cell>
              <table:table-cell office:value-type="float" office:value="66.6837639471533">
                <text:p>66.6837639471533</text:p>
              </table:table-cell>
              <table:table-cell office:value-type="float" office:value="72.1668042972453">
                <text:p>72.1668042972453</text:p>
              </table:table-cell>
              <table:table-cell office:value-type="float" office:value="77.5625596234759">
                <text:p>77.5625596234759</text:p>
              </table:table-cell>
              <table:table-cell office:value-type="float" office:value="82.6882887190665">
                <text:p>82.6882887190665</text:p>
              </table:table-cell>
              <table:table-cell office:value-type="float" office:value="87.3449378589156">
                <text:p>87.3449378589156</text:p>
              </table:table-cell>
              <table:table-cell office:value-type="float" office:value="87.4532923863022">
                <text:p>87.453292386302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5.7116740069374">
                <text:p>45.7116740069374</text:p>
              </table:table-cell>
              <table:table-cell office:value-type="float" office:value="50.9637326340012">
                <text:p>50.9637326340012</text:p>
              </table:table-cell>
              <table:table-cell office:value-type="float" office:value="57.533128967787">
                <text:p>57.533128967787</text:p>
              </table:table-cell>
              <table:table-cell office:value-type="float" office:value="61.6272111454132">
                <text:p>61.6272111454132</text:p>
              </table:table-cell>
              <table:table-cell office:value-type="float" office:value="67.0125429867495">
                <text:p>67.0125429867495</text:p>
              </table:table-cell>
              <table:table-cell office:value-type="float" office:value="72.4498875965813">
                <text:p>72.4498875965813</text:p>
              </table:table-cell>
              <table:table-cell office:value-type="float" office:value="77.7913856076366">
                <text:p>77.7913856076366</text:p>
              </table:table-cell>
              <table:table-cell office:value-type="float" office:value="82.8571030653108">
                <text:p>82.8571030653108</text:p>
              </table:table-cell>
              <table:table-cell office:value-type="float" office:value="87.4532923863022">
                <text:p>87.4532923863022</text:p>
              </table:table-cell>
              <table:table-cell office:value-type="float" office:value="87.5572249066015">
                <text:p>87.55722490660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.1131247247094">
                <text:p>46.1131247247094</text:p>
              </table:table-cell>
              <table:table-cell office:value-type="float" office:value="51.3448954687342">
                <text:p>51.3448954687342</text:p>
              </table:table-cell>
              <table:table-cell office:value-type="float" office:value="57.8932577474398">
                <text:p>57.8932577474398</text:p>
              </table:table-cell>
              <table:table-cell office:value-type="float" office:value="61.9838878496006">
                <text:p>61.9838878496006</text:p>
              </table:table-cell>
              <table:table-cell office:value-type="float" office:value="67.3332044429349">
                <text:p>67.3332044429349</text:p>
              </table:table-cell>
              <table:table-cell office:value-type="float" office:value="72.7252156809125">
                <text:p>72.7252156809125</text:p>
              </table:table-cell>
              <table:table-cell office:value-type="float" office:value="78.0131713563969">
                <text:p>78.0131713563969</text:p>
              </table:table-cell>
              <table:table-cell office:value-type="float" office:value="83.0199947196408">
                <text:p>83.0199947196408</text:p>
              </table:table-cell>
              <table:table-cell office:value-type="float" office:value="87.5572249066015">
                <text:p>87.5572249066015</text:p>
              </table:table-cell>
              <table:table-cell office:value-type="float" office:value="87.6569158843234">
                <text:p>87.6569158843234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6.5079400457543">
                <text:p>46.5079400457543</text:p>
              </table:table-cell>
              <table:table-cell office:value-type="float" office:value="51.7193122362814">
                <text:p>51.7193122362814</text:p>
              </table:table-cell>
              <table:table-cell office:value-type="float" office:value="58.2459614572163">
                <text:p>58.2459614572163</text:p>
              </table:table-cell>
              <table:table-cell office:value-type="float" office:value="62.3325496880656">
                <text:p>62.3325496880656</text:p>
              </table:table-cell>
              <table:table-cell office:value-type="float" office:value="67.645948739558">
                <text:p>67.645948739558</text:p>
              </table:table-cell>
              <table:table-cell office:value-type="float" office:value="72.9930010084088">
                <text:p>72.9930010084088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3.177171474109">
                <text:p>83.177171474109</text:p>
              </table:table-cell>
              <table:table-cell office:value-type="float" office:value="87.6569158843234">
                <text:p>87.6569158843234</text:p>
              </table:table-cell>
              <table:table-cell office:value-type="float" office:value="87.7525384191231">
                <text:p>87.75253841912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.8962296435334">
                <text:p>46.8962296435334</text:p>
              </table:table-cell>
              <table:table-cell office:value-type="float" office:value="52.0871023329174">
                <text:p>52.0871023329174</text:p>
              </table:table-cell>
              <table:table-cell office:value-type="float" office:value="58.5913931858608">
                <text:p>58.5913931858608</text:p>
              </table:table-cell>
              <table:table-cell office:value-type="float" office:value="62.6733767624852">
                <text:p>62.6733767624852</text:p>
              </table:table-cell>
              <table:table-cell office:value-type="float" office:value="67.9509713519848">
                <text:p>67.9509713519848</text:p>
              </table:table-cell>
              <table:table-cell office:value-type="float" office:value="73.2534502168378">
                <text:p>73.2534502168378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3288338305801">
                <text:p>83.3288338305801</text:p>
              </table:table-cell>
              <table:table-cell office:value-type="float" office:value="87.7525384191231">
                <text:p>87.7525384191231</text:p>
              </table:table-cell>
              <table:table-cell office:value-type="float" office:value="87.844258546365">
                <text:p>87.844258546365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7.278101378765">
                <text:p>47.278101378765</text:p>
              </table:table-cell>
              <table:table-cell office:value-type="float" office:value="52.4483830417641">
                <text:p>52.4483830417641</text:p>
              </table:table-cell>
              <table:table-cell office:value-type="float" office:value="58.9297028657617">
                <text:p>58.9297028657617</text:p>
              </table:table-cell>
              <table:table-cell office:value-type="float" office:value="63.0065451274797">
                <text:p>63.0065451274797</text:p>
              </table:table-cell>
              <table:table-cell office:value-type="float" office:value="68.2484629292774">
                <text:p>68.2484629292774</text:p>
              </table:table-cell>
              <table:table-cell office:value-type="float" office:value="73.5067642830172">
                <text:p>73.5067642830172</text:p>
              </table:table-cell>
              <table:table-cell office:value-type="float" office:value="78.6384201268126">
                <text:p>78.6384201268126</text:p>
              </table:table-cell>
              <table:table-cell office:value-type="float" office:value="83.4751752565001">
                <text:p>83.4751752565001</text:p>
              </table:table-cell>
              <table:table-cell office:value-type="float" office:value="87.844258546365">
                <text:p>87.844258546365</text:p>
              </table:table-cell>
              <table:table-cell office:value-type="float" office:value="87.9322355254202">
                <text:p>87.93223552542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7.6536613293866">
                <text:p>47.6536613293866</text:p>
              </table:table-cell>
              <table:table-cell office:value-type="float" office:value="52.8032695701905">
                <text:p>52.8032695701905</text:p>
              </table:table-cell>
              <table:table-cell office:value-type="float" office:value="59.2610373380285">
                <text:p>59.2610373380285</text:p>
              </table:table-cell>
              <table:table-cell office:value-type="float" office:value="63.3322268815544">
                <text:p>63.3322268815544</text:p>
              </table:table-cell>
              <table:table-cell office:value-type="float" office:value="68.5386094133559">
                <text:p>68.5386094133559</text:p>
              </table:table-cell>
              <table:table-cell office:value-type="float" office:value="73.7531386778999">
                <text:p>73.7531386778999</text:p>
              </table:table-cell>
              <table:table-cell office:value-type="float" office:value="78.8341453631309">
                <text:p>78.8341453631309</text:p>
              </table:table-cell>
              <table:table-cell office:value-type="float" office:value="83.6163824316925">
                <text:p>83.6163824316925</text:p>
              </table:table-cell>
              <table:table-cell office:value-type="float" office:value="87.9322355254202">
                <text:p>87.9322355254202</text:p>
              </table:table-cell>
              <table:table-cell office:value-type="float" office:value="88.0166221161982">
                <text:p>88.0166221161982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8.0230138200216">
                <text:p>48.0230138200216</text:p>
              </table:table-cell>
              <table:table-cell office:value-type="float" office:value="53.1518750865508">
                <text:p>53.1518750865508</text:p>
              </table:table-cell>
              <table:table-cell office:value-type="float" office:value="59.5855404162274">
                <text:p>59.5855404162274</text:p>
              </table:table-cell>
              <table:table-cell office:value-type="float" office:value="63.6505902559971">
                <text:p>63.6505902559971</text:p>
              </table:table-cell>
              <table:table-cell office:value-type="float" office:value="68.8215921552178">
                <text:p>68.8215921552178</text:p>
              </table:table-cell>
              <table:table-cell office:value-type="float" office:value="73.9927635174096">
                <text:p>73.9927635174096</text:p>
              </table:table-cell>
              <table:table-cell office:value-type="float" office:value="79.0238487669964">
                <text:p>79.0238487669964</text:p>
              </table:table-cell>
              <table:table-cell office:value-type="float" office:value="83.7526354864955">
                <text:p>83.7526354864955</text:p>
              </table:table-cell>
              <table:table-cell office:value-type="float" office:value="88.0166221161982">
                <text:p>88.0166221161982</text:p>
              </table:table-cell>
              <table:table-cell office:value-type="float" office:value="88.0975648443939">
                <text:p>88.097564844393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8.386261450959">
                <text:p>48.386261450959</text:p>
              </table:table-cell>
              <table:table-cell office:value-type="float" office:value="53.4943107562724">
                <text:p>53.4943107562724</text:p>
              </table:table-cell>
              <table:table-cell office:value-type="float" office:value="59.9033529488026">
                <text:p>59.9033529488026</text:p>
              </table:table-cell>
              <table:table-cell office:value-type="float" office:value="63.961799701778">
                <text:p>63.961799701778</text:p>
              </table:table-cell>
              <table:table-cell office:value-type="float" office:value="69.0975880282886">
                <text:p>69.0975880282886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9.2077156107162">
                <text:p>79.2077156107162</text:p>
              </table:table-cell>
              <table:table-cell office:value-type="float" office:value="83.8841082315443">
                <text:p>83.8841082315443</text:p>
              </table:table-cell>
              <table:table-cell office:value-type="float" office:value="88.0975648443939">
                <text:p>88.0975648443939</text:p>
              </table:table-cell>
              <table:table-cell office:value-type="float" office:value="88.1752042559089">
                <text:p>88.1752042559089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8.7435051266543">
                <text:p>48.7435051266543</text:p>
              </table:table-cell>
              <table:table-cell office:value-type="float" office:value="53.8306857773046">
                <text:p>53.8306857773046</text:p>
              </table:table-cell>
              <table:table-cell office:value-type="float" office:value="60.2146128802104">
                <text:p>60.2146128802104</text:p>
              </table:table-cell>
              <table:table-cell office:value-type="float" office:value="64.266015974497">
                <text:p>64.266015974497</text:p>
              </table:table-cell>
              <table:table-cell office:value-type="float" office:value="69.3667695389735">
                <text:p>69.3667695389735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3859254663676">
                <text:p>79.3859254663676</text:p>
              </table:table-cell>
              <table:table-cell office:value-type="float" office:value="84.0109683794923">
                <text:p>84.0109683794923</text:p>
              </table:table-cell>
              <table:table-cell office:value-type="float" office:value="88.1752042559089">
                <text:p>88.1752042559089</text:p>
              </table:table-cell>
              <table:table-cell office:value-type="float" office:value="88.2496751608902">
                <text:p>88.24967516089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.094844083759">
                <text:p>49.094844083759</text:p>
              </table:table-cell>
              <table:table-cell office:value-type="float" office:value="54.1611074149407">
                <text:p>54.1611074149407</text:p>
              </table:table-cell>
              <table:table-cell office:value-type="float" office:value="60.5194553107937">
                <text:p>60.5194553107937</text:p>
              </table:table-cell>
              <table:table-cell office:value-type="float" office:value="64.5633962174228">
                <text:p>64.5633962174228</text:p>
              </table:table-cell>
              <table:table-cell office:value-type="float" office:value="69.6293049344793">
                <text:p>69.6293049344793</text:p>
              </table:table-cell>
              <table:table-cell office:value-type="float" office:value="74.6729645902619">
                <text:p>74.6729645902619</text:p>
              </table:table-cell>
              <table:table-cell office:value-type="float" office:value="79.5586523811762">
                <text:p>79.5586523811762</text:p>
              </table:table-cell>
              <table:table-cell office:value-type="float" office:value="84.1333777589527">
                <text:p>84.1333777589527</text:p>
              </table:table-cell>
              <table:table-cell office:value-type="float" office:value="88.2496751608902">
                <text:p>88.2496751608902</text:p>
              </table:table-cell>
              <table:table-cell office:value-type="float" office:value="88.3211068678096">
                <text:p>88.321106867809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9.4403759186869">
                <text:p>49.4403759186869</text:p>
              </table:table-cell>
              <table:table-cell office:value-type="float" office:value="54.4856810360233">
                <text:p>54.4856810360233</text:p>
              </table:table-cell>
              <table:table-cell office:value-type="float" office:value="60.8180125554206">
                <text:p>60.8180125554206</text:p>
              </table:table-cell>
              <table:table-cell office:value-type="float" office:value="64.8540940426644">
                <text:p>64.8540940426644</text:p>
              </table:table-cell>
              <table:table-cell office:value-type="float" office:value="69.8853583079743">
                <text:p>69.8853583079743</text:p>
              </table:table-cell>
              <table:table-cell office:value-type="float" office:value="74.8873903179405">
                <text:p>74.8873903179405</text:p>
              </table:table-cell>
              <table:table-cell office:value-type="float" office:value="79.7260650474972">
                <text:p>79.7260650474972</text:p>
              </table:table-cell>
              <table:table-cell office:value-type="float" office:value="84.2514925209348">
                <text:p>84.2514925209348</text:p>
              </table:table-cell>
              <table:table-cell office:value-type="float" office:value="88.3211068678096">
                <text:p>88.3211068678096</text:p>
              </table:table-cell>
              <table:table-cell office:value-type="float" office:value="88.38962340799">
                <text:p>88.389623407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.780196614725">
                <text:p>49.780196614725</text:p>
              </table:table-cell>
              <table:table-cell office:value-type="float" office:value="54.8045101425441">
                <text:p>54.8045101425441</text:p>
              </table:table-cell>
              <table:table-cell office:value-type="float" office:value="61.1104142009156">
                <text:p>61.1104142009156</text:p>
              </table:table-cell>
              <table:table-cell office:value-type="float" office:value="65.1382596105207">
                <text:p>65.1382596105207</text:p>
              </table:table-cell>
              <table:table-cell office:value-type="float" office:value="70.1350897011523">
                <text:p>70.1350897011523</text:p>
              </table:table-cell>
              <table:table-cell office:value-type="float" office:value="75.0959417406897">
                <text:p>75.0959417406897</text:p>
              </table:table-cell>
              <table:table-cell office:value-type="float" office:value="79.8883269675679">
                <text:p>79.8883269675679</text:p>
              </table:table-cell>
              <table:table-cell office:value-type="float" office:value="84.3654633380371">
                <text:p>84.3654633380371</text:p>
              </table:table-cell>
              <table:table-cell office:value-type="float" office:value="88.38962340799">
                <text:p>88.38962340799</text:p>
              </table:table-cell>
              <table:table-cell office:value-type="float" office:value="88.4553437509687">
                <text:p>88.455343750968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0.1144005686964">
                <text:p>50.1144005686964</text:p>
              </table:table-cell>
              <table:table-cell office:value-type="float" office:value="55.1176964046494">
                <text:p>55.1176964046494</text:p>
              </table:table-cell>
              <table:table-cell office:value-type="float" office:value="61.3967871623053">
                <text:p>61.3967871623053</text:p>
              </table:table-cell>
              <table:table-cell office:value-type="float" office:value="65.4160397070452">
                <text:p>65.4160397070452</text:p>
              </table:table-cell>
              <table:table-cell office:value-type="float" office:value="70.3786552042635">
                <text:p>70.3786552042635</text:p>
              </table:table-cell>
              <table:table-cell office:value-type="float" office:value="75.2987797881645">
                <text:p>75.2987797881645</text:p>
              </table:table-cell>
              <table:table-cell office:value-type="float" office:value="80.0455966131903">
                <text:p>80.0455966131903</text:p>
              </table:table-cell>
              <table:table-cell office:value-type="float" office:value="84.4754355966523">
                <text:p>84.4754355966523</text:p>
              </table:table-cell>
              <table:table-cell office:value-type="float" office:value="88.4553437509687">
                <text:p>88.4553437509687</text:p>
              </table:table-cell>
              <table:table-cell office:value-type="float" office:value="88.5183820110714">
                <text:p>88.51838201107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4430806171815">
                <text:p>50.4430806171815</text:p>
              </table:table-cell>
              <table:table-cell office:value-type="float" office:value="55.4253396930612">
                <text:p>55.4253396930612</text:p>
              </table:table-cell>
              <table:table-cell office:value-type="float" office:value="61.6772557379054">
                <text:p>61.6772557379054</text:p>
              </table:table-cell>
              <table:table-cell office:value-type="float" office:value="65.6875778198689">
                <text:p>65.6875778198689</text:p>
              </table:table-cell>
              <table:table-cell office:value-type="float" office:value="70.616207053676">
                <text:p>70.616207053676</text:p>
              </table:table-cell>
              <table:table-cell office:value-type="float" office:value="75.4960609812681">
                <text:p>75.4960609812681</text:p>
              </table:table-cell>
              <table:table-cell office:value-type="float" office:value="80.1980275805019">
                <text:p>80.1980275805019</text:p>
              </table:table-cell>
              <table:table-cell office:value-type="float" office:value="84.5815495824287">
                <text:p>84.5815495824287</text:p>
              </table:table-cell>
              <table:table-cell office:value-type="float" office:value="88.5183820110714">
                <text:p>88.5183820110714</text:p>
              </table:table-cell>
              <table:table-cell office:value-type="float" office:value="88.5788476455565">
                <text:p>88.578847645556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50.7663280623073">
                <text:p>50.7663280623073</text:p>
              </table:table-cell>
              <table:table-cell office:value-type="float" office:value="55.727538110925">
                <text:p>55.727538110925</text:p>
              </table:table-cell>
              <table:table-cell office:value-type="float" office:value="61.9519416632715">
                <text:p>61.9519416632715</text:p>
              </table:table-cell>
              <table:table-cell office:value-type="float" office:value="65.9530142123188">
                <text:p>65.9530142123188</text:p>
              </table:table-cell>
              <table:table-cell office:value-type="float" office:value="70.8478937270286">
                <text:p>70.8478937270286</text:p>
              </table:table-cell>
              <table:table-cell office:value-type="float" office:value="75.6879375529315">
                <text:p>75.6879375529315</text:p>
              </table:table-cell>
              <table:table-cell office:value-type="float" office:value="80.3457687399837">
                <text:p>80.3457687399837</text:p>
              </table:table-cell>
              <table:table-cell office:value-type="float" office:value="84.6839406592252">
                <text:p>84.6839406592252</text:p>
              </table:table-cell>
              <table:table-cell office:value-type="float" office:value="88.5788476455565">
                <text:p>88.5788476455565</text:p>
              </table:table-cell>
              <table:table-cell office:value-type="float" office:value="88.6368456446719">
                <text:p>88.63684564467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.0842326971093">
                <text:p>51.0842326971093</text:p>
              </table:table-cell>
              <table:table-cell office:value-type="float" office:value="56.0243880250928">
                <text:p>56.0243880250928</text:p>
              </table:table-cell>
              <table:table-cell office:value-type="float" office:value="62.2209641640376">
                <text:p>62.2209641640376</text:p>
              </table:table-cell>
              <table:table-cell office:value-type="float" office:value="66.2124859958711">
                <text:p>66.2124859958711</text:p>
              </table:table-cell>
              <table:table-cell office:value-type="float" office:value="71.0738600360343">
                <text:p>71.0738600360343</text:p>
              </table:table-cell>
              <table:table-cell office:value-type="float" office:value="75.874557565585">
                <text:p>75.874557565585</text:p>
              </table:table-cell>
              <table:table-cell office:value-type="float" office:value="80.4889643818535">
                <text:p>80.4889643818535</text:p>
              </table:table-cell>
              <table:table-cell office:value-type="float" office:value="84.7827394417877">
                <text:p>84.7827394417877</text:p>
              </table:table-cell>
              <table:table-cell office:value-type="float" office:value="88.6368456446719">
                <text:p>88.6368456446719</text:p>
              </table:table-cell>
              <table:table-cell office:value-type="float" office:value="88.6924767139569">
                <text:p>88.6924767139569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51.3968828304747">
                <text:p>51.3968828304747</text:p>
              </table:table-cell>
              <table:table-cell office:value-type="float" office:value="56.3159840968536">
                <text:p>56.3159840968536</text:p>
              </table:table-cell>
              <table:table-cell office:value-type="float" office:value="62.4844400076651">
                <text:p>62.4844400076651</text:p>
              </table:table-cell>
              <table:table-cell office:value-type="float" office:value="66.4661272009766">
                <text:p>66.4661272009766</text:p>
              </table:table-cell>
              <table:table-cell office:value-type="float" office:value="71.2942472169921">
                <text:p>71.2942472169921</text:p>
              </table:table-cell>
              <table:table-cell office:value-type="float" office:value="76.0560650254113">
                <text:p>76.0560650254113</text:p>
              </table:table-cell>
              <table:table-cell office:value-type="float" office:value="80.6277543569859">
                <text:p>80.6277543569859</text:p>
              </table:table-cell>
              <table:table-cell office:value-type="float" office:value="84.8780719623668">
                <text:p>84.8780719623668</text:p>
              </table:table-cell>
              <table:table-cell office:value-type="float" office:value="88.6924767139569">
                <text:p>88.6924767139569</text:p>
              </table:table-cell>
              <table:table-cell office:value-type="float" office:value="88.7458374491028">
                <text:p>88.74583744910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1.704365311673">
                <text:p>51.704365311673</text:p>
              </table:table-cell>
              <table:table-cell office:value-type="float" office:value="56.6024193121197">
                <text:p>56.6024193121197</text:p>
              </table:table-cell>
              <table:table-cell office:value-type="float" office:value="62.742483554125">
                <text:p>62.742483554125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5091930190641">
                <text:p>71.5091930190641</text:p>
              </table:table-cell>
              <table:table-cell office:value-type="float" office:value="76.2325999934684">
                <text:p>76.2325999934684</text:p>
              </table:table-cell>
              <table:table-cell office:value-type="float" office:value="80.7622742134963">
                <text:p>80.7622742134963</text:p>
              </table:table-cell>
              <table:table-cell office:value-type="float" office:value="84.9700598314907">
                <text:p>84.9700598314907</text:p>
              </table:table-cell>
              <table:table-cell office:value-type="float" office:value="88.7458374491028">
                <text:p>88.7458374491028</text:p>
              </table:table-cell>
              <table:table-cell office:value-type="float" office:value="88.7970205036783">
                <text:p>88.797020503678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52.0067655544819">
                <text:p>52.0067655544819</text:p>
              </table:table-cell>
              <table:table-cell office:value-type="float" office:value="56.883785011078">
                <text:p>56.883785011078</text:p>
              </table:table-cell>
              <table:table-cell office:value-type="float" office:value="62.9952068055354">
                <text:p>62.9952068055354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1.7188317903739">
                <text:p>71.7188317903739</text:p>
              </table:table-cell>
              <table:table-cell office:value-type="float" office:value="76.4042986937684">
                <text:p>76.4042986937684</text:p>
              </table:table-cell>
              <table:table-cell office:value-type="float" office:value="80.8926553291232">
                <text:p>80.8926553291232</text:p>
              </table:table-cell>
              <table:table-cell office:value-type="float" office:value="85.0588203930973">
                <text:p>85.0588203930973</text:p>
              </table:table-cell>
              <table:table-cell office:value-type="float" office:value="88.7970205036783">
                <text:p>88.7970205036783</text:p>
              </table:table-cell>
              <table:table-cell office:value-type="float" office:value="88.8461147500098">
                <text:p>88.84611475000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2.3041675609131">
                <text:p>52.3041675609131</text:p>
              </table:table-cell>
              <table:table-cell office:value-type="float" office:value="57.160170917318">
                <text:p>57.160170917318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1933628777838">
                <text:p>67.1933628777838</text:p>
              </table:table-cell>
              <table:table-cell office:value-type="float" office:value="71.9232945619777">
                <text:p>71.9232945619777</text:p>
              </table:table-cell>
              <table:table-cell office:value-type="float" office:value="76.5712936183951">
                <text:p>76.5712936183951</text:p>
              </table:table-cell>
              <table:table-cell office:value-type="float" office:value="81.0190250395369">
                <text:p>81.0190250395369</text:p>
              </table:table-cell>
              <table:table-cell office:value-type="float" office:value="85.1444668742229">
                <text:p>85.1444668742229</text:p>
              </table:table-cell>
              <table:table-cell office:value-type="float" office:value="88.8461147500098">
                <text:p>88.8461147500098</text:p>
              </table:table-cell>
              <table:table-cell office:value-type="float" office:value="88.8932054334956">
                <text:p>88.893205433495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52.5966539445474">
                <text:p>52.5966539445474</text:p>
              </table:table-cell>
              <table:table-cell office:value-type="float" office:value="57.4316651664424">
                <text:p>57.4316651664424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7.4249628438444">
                <text:p>67.4249628438444</text:p>
              </table:table-cell>
              <table:table-cell office:value-type="float" office:value="72.1227091297637">
                <text:p>72.1227091297637</text:p>
              </table:table-cell>
              <table:table-cell office:value-type="float" office:value="76.7337136297428">
                <text:p>76.7337136297428</text:p>
              </table:table-cell>
              <table:table-cell office:value-type="float" office:value="81.141506762701">
                <text:p>81.141506762701</text:p>
              </table:table-cell>
              <table:table-cell office:value-type="float" office:value="85.2271085294404">
                <text:p>85.2271085294404</text:p>
              </table:table-cell>
              <table:table-cell office:value-type="float" office:value="88.8932054334956">
                <text:p>88.8932054334956</text:p>
              </table:table-cell>
              <table:table-cell office:value-type="float" office:value="88.9383743206233">
                <text:p>88.938374320623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2.8843059534834">
                <text:p>52.8843059534834</text:p>
              </table:table-cell>
              <table:table-cell office:value-type="float" office:value="57.6983543341731">
                <text:p>57.6983543341731</text:p>
              </table:table-cell>
              <table:table-cell office:value-type="float" office:value="63.7225404567456">
                <text:p>63.7225404567456</text:p>
              </table:table-cell>
              <table:table-cell office:value-type="float" office:value="67.6513585377797">
                <text:p>67.6513585377797</text:p>
              </table:table-cell>
              <table:table-cell office:value-type="float" office:value="72.3172001343283">
                <text:p>72.3172001343283</text:p>
              </table:table-cell>
              <table:table-cell office:value-type="float" office:value="76.8916840599529">
                <text:p>76.8916840599529</text:p>
              </table:table-cell>
              <table:table-cell office:value-type="float" office:value="81.2602201194076">
                <text:p>81.2602201194076</text:p>
              </table:table-cell>
              <table:table-cell office:value-type="float" office:value="85.3068507802291">
                <text:p>85.3068507802291</text:p>
              </table:table-cell>
              <table:table-cell office:value-type="float" office:value="88.9383743206233">
                <text:p>88.9383743206233</text:p>
              </table:table-cell>
              <table:table-cell office:value-type="float" office:value="88.9816998409455">
                <text:p>88.9816998409455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53.1672034929063">
                <text:p>53.1672034929063</text:p>
              </table:table-cell>
              <table:table-cell office:value-type="float" office:value="57.9603234639587">
                <text:p>57.9603234639587</text:p>
              </table:table-cell>
              <table:table-cell office:value-type="float" office:value="63.9550570726527">
                <text:p>63.9550570726527</text:p>
              </table:table-cell>
              <table:table-cell office:value-type="float" office:value="67.8726669045481">
                <text:p>67.8726669045481</text:p>
              </table:table-cell>
              <table:table-cell office:value-type="float" office:value="72.5068891388804">
                <text:p>72.5068891388804</text:p>
              </table:table-cell>
              <table:table-cell office:value-type="float" office:value="77.0453268076272">
                <text:p>77.0453268076272</text:p>
              </table:table-cell>
              <table:table-cell office:value-type="float" office:value="81.3752810501039">
                <text:p>81.3752810501039</text:p>
              </table:table-cell>
              <table:table-cell office:value-type="float" office:value="85.3837953494552">
                <text:p>85.3837953494552</text:p>
              </table:table-cell>
              <table:table-cell office:value-type="float" office:value="88.9816998409455">
                <text:p>88.9816998409455</text:p>
              </table:table-cell>
              <table:table-cell office:value-type="float" office:value="89.0232572232624">
                <text:p>89.02325722326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3.4454251472851">
                <text:p>53.4454251472851</text:p>
              </table:table-cell>
              <table:table-cell office:value-type="float" office:value="58.2176560940935">
                <text:p>58.2176560940935</text:p>
              </table:table-cell>
              <table:table-cell office:value-type="float" office:value="64.1827797031356">
                <text:p>64.1827797031356</text:p>
              </table:table-cell>
              <table:table-cell office:value-type="float" office:value="68.0890022612431">
                <text:p>68.0890022612431</text:p>
              </table:table-cell>
              <table:table-cell office:value-type="float" office:value="72.6918947052229">
                <text:p>72.6918947052229</text:p>
              </table:table-cell>
              <table:table-cell office:value-type="float" office:value="77.1947604318917">
                <text:p>77.1947604318917</text:p>
              </table:table-cell>
              <table:table-cell office:value-type="float" office:value="81.4868019281245">
                <text:p>81.4868019281245</text:p>
              </table:table-cell>
              <table:table-cell office:value-type="float" office:value="85.4580403911344">
                <text:p>85.4580403911344</text:p>
              </table:table-cell>
              <table:table-cell office:value-type="float" office:value="89.0232572232624">
                <text:p>89.0232572232624</text:p>
              </table:table-cell>
              <table:table-cell office:value-type="float" office:value="89.0631186262458">
                <text:p>89.0631186262458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53.7190482022017">
                <text:p>53.7190482022017</text:p>
              </table:table-cell>
              <table:table-cell office:value-type="float" office:value="58.4704342843569">
                <text:p>58.4704342843569</text:p>
              </table:table-cell>
              <table:table-cell office:value-type="float" office:value="64.4058071897164">
                <text:p>64.4058071897164</text:p>
              </table:table-cell>
              <table:table-cell office:value-type="float" office:value="68.3004763561439">
                <text:p>68.3004763561439</text:p>
              </table:table-cell>
              <table:table-cell office:value-type="float" office:value="72.8723324678572">
                <text:p>72.8723324678572</text:p>
              </table:table-cell>
              <table:table-cell office:value-type="float" office:value="77.3401002438831">
                <text:p>77.3401002438831</text:p>
              </table:table-cell>
              <table:table-cell office:value-type="float" office:value="81.59489166944">
                <text:p>81.59489166944</text:p>
              </table:table-cell>
              <table:table-cell office:value-type="float" office:value="85.5296806156412">
                <text:p>85.5296806156412</text:p>
              </table:table-cell>
              <table:table-cell office:value-type="float" office:value="89.0631186262458">
                <text:p>89.0631186262458</text:p>
              </table:table-cell>
              <table:table-cell office:value-type="float" office:value="89.101353263733">
                <text:p>89.1013532637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.9881486658196">
                <text:p>53.9881486658196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4.6242363360207">
                <text:p>64.6242363360207</text:p>
              </table:table-cell>
              <table:table-cell office:value-type="float" office:value="68.5071984264395">
                <text:p>68.5071984264395</text:p>
              </table:table-cell>
              <table:table-cell office:value-type="float" office:value="73.0483152062586">
                <text:p>73.0483152062586</text:p>
              </table:table-cell>
              <table:table-cell office:value-type="float" office:value="77.4814583957291">
                <text:p>77.4814583957291</text:p>
              </table:table-cell>
              <table:table-cell office:value-type="float" office:value="81.699655839029">
                <text:p>81.699655839029</text:p>
              </table:table-cell>
              <table:table-cell office:value-type="float" office:value="85.5988074105262">
                <text:p>85.5988074105262</text:p>
              </table:table-cell>
              <table:table-cell office:value-type="float" office:value="89.101353263733">
                <text:p>89.101353263733</text:p>
              </table:table-cell>
              <table:table-cell office:value-type="float" office:value="89.1380275249072">
                <text:p>89.1380275249072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54.252801289998">
                <text:p>54.252801289998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8381619497945">
                <text:p>64.8381619497945</text:p>
              </table:table-cell>
              <table:table-cell office:value-type="float" office:value="68.709275254655">
                <text:p>68.709275254655</text:p>
              </table:table-cell>
              <table:table-cell office:value-type="float" office:value="73.2199529153673">
                <text:p>73.2199529153673</text:p>
              </table:table-cell>
              <table:table-cell office:value-type="float" office:value="77.6189439670915">
                <text:p>77.6189439670915</text:p>
              </table:table-cell>
              <table:table-cell office:value-type="float" office:value="81.801196753977">
                <text:p>81.801196753977</text:p>
              </table:table-cell>
              <table:table-cell office:value-type="float" office:value="85.6655089570942">
                <text:p>85.6655089570942</text:p>
              </table:table-cell>
              <table:table-cell office:value-type="float" office:value="89.1380275249072">
                <text:p>89.1380275249072</text:p>
              </table:table-cell>
              <table:table-cell office:value-type="float" office:value="89.1732050895727">
                <text:p>89.17320508957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.5130795910564">
                <text:p>54.5130795910564</text:p>
              </table:table-cell>
              <table:table-cell office:value-type="float" office:value="59.2022411822779">
                <text:p>59.2022411822779</text:p>
              </table:table-cell>
              <table:table-cell office:value-type="float" office:value="65.0476768840549">
                <text:p>65.0476768840549</text:p>
              </table:table-cell>
              <table:table-cell office:value-type="float" office:value="68.9068112238103">
                <text:p>68.9068112238103</text:p>
              </table:table-cell>
              <table:table-cell office:value-type="float" office:value="73.387352874339">
                <text:p>73.387352874339</text:p>
              </table:table-cell>
              <table:table-cell office:value-type="float" office:value="77.7526630493374">
                <text:p>77.7526630493374</text:p>
              </table:table-cell>
              <table:table-cell office:value-type="float" office:value="81.8996135834037">
                <text:p>81.8996135834037</text:p>
              </table:table-cell>
              <table:table-cell office:value-type="float" office:value="85.7298703428918">
                <text:p>85.7298703428918</text:p>
              </table:table-cell>
              <table:table-cell office:value-type="float" office:value="89.1732050895727">
                <text:p>89.1732050895727</text:p>
              </table:table-cell>
              <table:table-cell office:value-type="float" office:value="89.2069470387267">
                <text:p>89.2069470387267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4.7690558701966">
                <text:p>54.7690558701966</text:p>
              </table:table-cell>
              <table:table-cell office:value-type="float" office:value="59.4375935467531">
                <text:p>59.4375935467531</text:p>
              </table:table-cell>
              <table:table-cell office:value-type="float" office:value="65.2528720773924">
                <text:p>65.2528720773924</text:p>
              </table:table-cell>
              <table:table-cell office:value-type="float" office:value="69.0999083713394">
                <text:p>69.0999083713394</text:p>
              </table:table-cell>
              <table:table-cell office:value-type="float" office:value="73.5506197135971">
                <text:p>73.5506197135971</text:p>
              </table:table-cell>
              <table:table-cell office:value-type="float" office:value="77.8827188274057">
                <text:p>77.8827188274057</text:p>
              </table:table-cell>
              <table:table-cell office:value-type="float" office:value="81.9950024453158">
                <text:p>81.9950024453158</text:p>
              </table:table-cell>
              <table:table-cell office:value-type="float" office:value="85.7919736702499">
                <text:p>85.7919736702499</text:p>
              </table:table-cell>
              <table:table-cell office:value-type="float" office:value="89.2069470387267">
                <text:p>89.2069470387267</text:p>
              </table:table-cell>
              <table:table-cell office:value-type="float" office:value="89.2393119606174">
                <text:p>89.239311960617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5.0208012335864">
                <text:p>55.0208012335864</text:p>
              </table:table-cell>
              <table:table-cell office:value-type="float" office:value="59.6687804923616">
                <text:p>59.6687804923616</text:p>
              </table:table-cell>
              <table:table-cell office:value-type="float" office:value="65.4538365934419">
                <text:p>65.4538365934419</text:p>
              </table:table-cell>
              <table:table-cell office:value-type="float" office:value="69.2886664417976">
                <text:p>69.2886664417976</text:p>
              </table:table-cell>
              <table:table-cell office:value-type="float" office:value="73.7098554802312">
                <text:p>73.7098554802312</text:p>
              </table:table-cell>
              <table:table-cell office:value-type="float" office:value="78.0092116594298">
                <text:p>78.0092116594298</text:p>
              </table:table-cell>
              <table:table-cell office:value-type="float" office:value="82.08745650048">
                <text:p>82.08745650048</text:p>
              </table:table-cell>
              <table:table-cell office:value-type="float" office:value="85.8518981610164">
                <text:p>85.8518981610164</text:p>
              </table:table-cell>
              <table:table-cell office:value-type="float" office:value="89.2393119606174">
                <text:p>89.2393119606174</text:p>
              </table:table-cell>
              <table:table-cell office:value-type="float" office:value="89.2703560524752">
                <text:p>89.2703560524752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5.2683856121123">
                <text:p>55.2683856121123</text:p>
              </table:table-cell>
              <table:table-cell office:value-type="float" office:value="59.8958757413895">
                <text:p>59.8958757413895</text:p>
              </table:table-cell>
              <table:table-cell office:value-type="float" office:value="65.6506576595407">
                <text:p>65.6506576595407</text:p>
              </table:table-cell>
              <table:table-cell office:value-type="float" office:value="69.4731829383852">
                <text:p>69.4731829383852</text:p>
              </table:table-cell>
              <table:table-cell office:value-type="float" office:value="73.8651597017788">
                <text:p>73.8651597017788</text:p>
              </table:table-cell>
              <table:table-cell office:value-type="float" office:value="78.1322391541795">
                <text:p>78.1322391541795</text:p>
              </table:table-cell>
              <table:table-cell office:value-type="float" office:value="82.1770660434071">
                <text:p>82.1770660434071</text:p>
              </table:table-cell>
              <table:table-cell office:value-type="float" office:value="85.9097202576153">
                <text:p>85.9097202576153</text:p>
              </table:table-cell>
              <table:table-cell office:value-type="float" office:value="89.2703560524752">
                <text:p>89.2703560524752</text:p>
              </table:table-cell>
              <table:table-cell office:value-type="float" office:value="89.3001332180907">
                <text:p>89.30013321809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5.5118777808046">
                <text:p>55.5118777808046</text:p>
              </table:table-cell>
              <table:table-cell office:value-type="float" office:value="60.1189517113379">
                <text:p>60.1189517113379</text:p>
              </table:table-cell>
              <table:table-cell office:value-type="float" office:value="65.8434207045884">
                <text:p>65.8434207045884</text:p>
              </table:table-cell>
              <table:table-cell office:value-type="float" office:value="69.6535531733125">
                <text:p>69.6535531733125</text:p>
              </table:table-cell>
              <table:table-cell office:value-type="float" office:value="74.016629448434">
                <text:p>74.016629448434</text:p>
              </table:table-cell>
              <table:table-cell office:value-type="float" office:value="78.2518962463815">
                <text:p>78.2518962463815</text:p>
              </table:table-cell>
              <table:table-cell office:value-type="float" office:value="82.2639185905384">
                <text:p>82.2639185905384</text:p>
              </table:table-cell>
              <table:table-cell office:value-type="float" office:value="85.9655137205606">
                <text:p>85.9655137205606</text:p>
              </table:table-cell>
              <table:table-cell office:value-type="float" office:value="89.3001332180907">
                <text:p>89.3001332180907</text:p>
              </table:table-cell>
              <table:table-cell office:value-type="float" office:value="89.3286951614117">
                <text:p>89.3286951614117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60.3380795380162">
                <text:p>60.3380795380162</text:p>
              </table:table-cell>
              <table:table-cell office:value-type="float" office:value="66.0322093961273">
                <text:p>66.0322093961273</text:p>
              </table:table-cell>
              <table:table-cell office:value-type="float" office:value="69.8298703170333">
                <text:p>69.8298703170333</text:p>
              </table:table-cell>
              <table:table-cell office:value-type="float" office:value="74.1643593937192">
                <text:p>74.1643593937192</text:p>
              </table:table-cell>
              <table:table-cell office:value-type="float" office:value="78.3682752699759">
                <text:p>78.3682752699759</text:p>
              </table:table-cell>
              <table:table-cell office:value-type="float" office:value="82.3480989657169">
                <text:p>82.3480989657169</text:p>
              </table:table-cell>
              <table:table-cell office:value-type="float" office:value="86.0193497225483">
                <text:p>86.0193497225483</text:p>
              </table:table-cell>
              <table:table-cell office:value-type="float" office:value="89.3286951614117">
                <text:p>89.3286951614117</text:p>
              </table:table-cell>
              <table:table-cell office:value-type="float" office:value="89.3560914763198">
                <text:p>89.35609147631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60.5533290982257">
                <text:p>60.5533290982257</text:p>
              </table:table-cell>
              <table:table-cell office:value-type="float" office:value="66.2171056766574">
                <text:p>66.2171056766574</text:p>
              </table:table-cell>
              <table:table-cell office:value-type="float" office:value="70.0022254463728">
                <text:p>70.0022254463728</text:p>
              </table:table-cell>
              <table:table-cell office:value-type="float" office:value="74.3084418736593">
                <text:p>74.3084418736593</text:p>
              </table:table-cell>
              <table:table-cell office:value-type="float" office:value="78.4814660293662">
                <text:p>78.4814660293662</text:p>
              </table:table-cell>
              <table:table-cell office:value-type="float" office:value="82.4296893830307">
                <text:p>82.4296893830307</text:p>
              </table:table-cell>
              <table:table-cell office:value-type="float" office:value="86.0712969392474">
                <text:p>86.0712969392474</text:p>
              </table:table-cell>
              <table:table-cell office:value-type="float" office:value="89.3560914763198">
                <text:p>89.3560914763198</text:p>
              </table:table-cell>
              <table:table-cell office:value-type="float" office:value="89.3823697327432">
                <text:p>89.3823697327432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6.2184718393387">
                <text:p>56.2184718393387</text:p>
              </table:table-cell>
              <table:table-cell office:value-type="float" office:value="60.7647690320432">
                <text:p>60.7647690320432</text:p>
              </table:table-cell>
              <table:table-cell office:value-type="float" office:value="66.398189799203">
                <text:p>66.398189799203</text:p>
              </table:table-cell>
              <table:table-cell office:value-type="float" office:value="70.1707075915729">
                <text:p>70.1707075915729</text:p>
              </table:table-cell>
              <table:table-cell office:value-type="float" office:value="74.4489669444945">
                <text:p>74.4489669444945</text:p>
              </table:table-cell>
              <table:table-cell office:value-type="float" office:value="78.5915558687174">
                <text:p>78.5915558687174</text:p>
              </table:table-cell>
              <table:table-cell office:value-type="float" office:value="82.5087695271059">
                <text:p>82.5087695271059</text:p>
              </table:table-cell>
              <table:table-cell office:value-type="float" office:value="86.1214216369063">
                <text:p>86.1214216369063</text:p>
              </table:table-cell>
              <table:table-cell office:value-type="float" office:value="89.3823697327432">
                <text:p>89.3823697327432</text:p>
              </table:table-cell>
              <table:table-cell office:value-type="float" office:value="89.4075755592558">
                <text:p>89.40757555925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6.4462604639509">
                <text:p>56.4462604639509</text:p>
              </table:table-cell>
              <table:table-cell office:value-type="float" office:value="60.9724667647086">
                <text:p>60.9724667647086</text:p>
              </table:table-cell>
              <table:table-cell office:value-type="float" office:value="66.5755403621461">
                <text:p>66.5755403621461</text:p>
              </table:table-cell>
              <table:table-cell office:value-type="float" office:value="70.3354037822809">
                <text:p>70.3354037822809</text:p>
              </table:table-cell>
              <table:table-cell office:value-type="float" office:value="74.5860224389686">
                <text:p>74.5860224389686</text:p>
              </table:table-cell>
              <table:table-cell office:value-type="float" office:value="78.6986297393554">
                <text:p>78.6986297393554</text:p>
              </table:table-cell>
              <table:table-cell office:value-type="float" office:value="82.5854166309308">
                <text:p>82.5854166309308</text:p>
              </table:table-cell>
              <table:table-cell office:value-type="float" office:value="86.1697877568841">
                <text:p>86.1697877568841</text:p>
              </table:table-cell>
              <table:table-cell office:value-type="float" office:value="89.4075755592558">
                <text:p>89.4075755592558</text:p>
              </table:table-cell>
              <table:table-cell office:value-type="float" office:value="89.4317527223044">
                <text:p>89.4317527223044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6.6702840737623">
                <text:p>56.6702840737623</text:p>
              </table:table-cell>
              <table:table-cell office:value-type="float" office:value="61.1764885281261">
                <text:p>61.1764885281261</text:p>
              </table:table-cell>
              <table:table-cell office:value-type="float" office:value="66.7492343433416">
                <text:p>66.7492343433416</text:p>
              </table:table-cell>
              <table:table-cell office:value-type="float" office:value="70.4963990925053">
                <text:p>70.4963990925053</text:p>
              </table:table-cell>
              <table:table-cell office:value-type="float" office:value="74.7196940212271">
                <text:p>74.7196940212271</text:p>
              </table:table-cell>
              <table:table-cell office:value-type="float" office:value="78.8027702653202">
                <text:p>78.8027702653202</text:p>
              </table:table-cell>
              <table:table-cell office:value-type="float" office:value="82.6597055512843">
                <text:p>82.6597055512843</text:p>
              </table:table-cell>
              <table:table-cell office:value-type="float" office:value="86.2164569972181">
                <text:p>86.2164569972181</text:p>
              </table:table-cell>
              <table:table-cell office:value-type="float" office:value="89.4317527223044">
                <text:p>89.4317527223044</text:p>
              </table:table-cell>
              <table:table-cell office:value-type="float" office:value="89.4549432022034">
                <text:p>89.45494320220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6.8906048989938">
                <text:p>56.8906048989938</text:p>
              </table:table-cell>
              <table:table-cell office:value-type="float" office:value="61.3768993819849">
                <text:p>61.3768993819849</text:p>
              </table:table-cell>
              <table:table-cell office:value-type="float" office:value="66.9193471335291">
                <text:p>66.9193471335291</text:p>
              </table:table-cell>
              <table:table-cell office:value-type="float" office:value="70.6537766845601">
                <text:p>70.6537766845601</text:p>
              </table:table-cell>
              <table:table-cell office:value-type="float" office:value="74.8500652403603">
                <text:p>74.8500652403603</text:p>
              </table:table-cell>
              <table:table-cell office:value-type="float" office:value="78.9040578071227">
                <text:p>78.9040578071227</text:p>
              </table:table-cell>
              <table:table-cell office:value-type="float" office:value="82.7317088418443">
                <text:p>82.7317088418443</text:p>
              </table:table-cell>
              <table:table-cell office:value-type="float" office:value="86.2614888913282">
                <text:p>86.2614888913282</text:p>
              </table:table-cell>
              <table:table-cell office:value-type="float" office:value="89.4549432022034">
                <text:p>89.4549432022034</text:p>
              </table:table-cell>
              <table:table-cell office:value-type="float" office:value="89.4771872660278">
                <text:p>89.4771872660278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7.1072841412915">
                <text:p>57.1072841412915</text:p>
              </table:table-cell>
              <table:table-cell office:value-type="float" office:value="61.5737632345054">
                <text:p>61.5737632345054</text:p>
              </table:table-cell>
              <table:table-cell office:value-type="float" office:value="67.0859525690552">
                <text:p>67.0859525690552</text:p>
              </table:table-cell>
              <table:table-cell office:value-type="float" office:value="70.807617852023">
                <text:p>70.807617852023</text:p>
              </table:table-cell>
              <table:table-cell office:value-type="float" office:value="74.9772175826242">
                <text:p>74.9772175826242</text:p>
              </table:table-cell>
              <table:table-cell office:value-type="float" office:value="79.002570523756">
                <text:p>79.002570523756</text:p>
              </table:table-cell>
              <table:table-cell office:value-type="float" office:value="82.8014968240466">
                <text:p>82.8014968240466</text:p>
              </table:table-cell>
              <table:table-cell office:value-type="float" office:value="86.3049408839603">
                <text:p>86.3049408839603</text:p>
              </table:table-cell>
              <table:table-cell office:value-type="float" office:value="89.4771872660278">
                <text:p>89.4771872660278</text:p>
              </table:table-cell>
              <table:table-cell office:value-type="float" office:value="89.4985235375315">
                <text:p>89.498523537531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7.3203819907269">
                <text:p>57.3203819907269</text:p>
              </table:table-cell>
              <table:table-cell office:value-type="float" office:value="61.7671428628191">
                <text:p>61.7671428628191</text:p>
              </table:table-cell>
              <table:table-cell office:value-type="float" office:value="67.2491229639223">
                <text:p>67.2491229639223</text:p>
              </table:table-cell>
              <table:table-cell office:value-type="float" office:value="70.9580020617275">
                <text:p>70.9580020617275</text:p>
              </table:table-cell>
              <table:table-cell office:value-type="float" office:value="75.1012305223717">
                <text:p>75.1012305223717</text:p>
              </table:table-cell>
              <table:table-cell office:value-type="float" office:value="79.0983844330064">
                <text:p>79.0983844330064</text:p>
              </table:table-cell>
              <table:table-cell office:value-type="float" office:value="82.8691376557642">
                <text:p>82.8691376557642</text:p>
              </table:table-cell>
              <table:table-cell office:value-type="float" office:value="86.3468684044657">
                <text:p>86.3468684044657</text:p>
              </table:table-cell>
              <table:table-cell office:value-type="float" office:value="89.4985235375315">
                <text:p>89.4985235375315</text:p>
              </table:table-cell>
              <table:table-cell office:value-type="float" office:value="89.5189890642118">
                <text:p>89.5189890642118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7.5299576425174">
                <text:p>57.5299576425174</text:p>
              </table:table-cell>
              <table:table-cell office:value-type="float" office:value="61.9570999329867">
                <text:p>61.9570999329867</text:p>
              </table:table-cell>
              <table:table-cell office:value-type="float" office:value="67.408929141176">
                <text:p>67.408929141176</text:p>
              </table:table-cell>
              <table:table-cell office:value-type="float" office:value="71.1050069948115">
                <text:p>71.1050069948115</text:p>
              </table:table-cell>
              <table:table-cell office:value-type="float" office:value="75.2221815717273">
                <text:p>75.2221815717273</text:p>
              </table:table-cell>
              <table:table-cell office:value-type="float" office:value="79.1915734701133">
                <text:p>79.1915734701133</text:p>
              </table:table-cell>
              <table:table-cell office:value-type="float" office:value="82.9346973978725">
                <text:p>82.9346973978725</text:p>
              </table:table-cell>
              <table:table-cell office:value-type="float" office:value="86.3873249375094">
                <text:p>86.3873249375094</text:p>
              </table:table-cell>
              <table:table-cell office:value-type="float" office:value="89.5189890642118">
                <text:p>89.5189890642118</text:p>
              </table:table-cell>
              <table:table-cell office:value-type="float" office:value="89.5386193816378">
                <text:p>89.53861938163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7360693134694">
                <text:p>57.7360693134694</text:p>
              </table:table-cell>
              <table:table-cell office:value-type="float" office:value="62.1436950196633">
                <text:p>62.1436950196633</text:p>
              </table:table-cell>
              <table:table-cell office:value-type="float" office:value="67.565440463645">
                <text:p>67.565440463645</text:p>
              </table:table-cell>
              <table:table-cell office:value-type="float" office:value="71.2487085868435">
                <text:p>71.2487085868435</text:p>
              </table:table-cell>
              <table:table-cell office:value-type="float" office:value="75.340146329034">
                <text:p>75.340146329034</text:p>
              </table:table-cell>
              <table:table-cell office:value-type="float" office:value="79.2822095448217">
                <text:p>79.2822095448217</text:p>
              </table:table-cell>
              <table:table-cell office:value-type="float" office:value="82.9982400787675">
                <text:p>82.9982400787675</text:p>
              </table:table-cell>
              <table:table-cell office:value-type="float" office:value="86.4263620912973">
                <text:p>86.4263620912973</text:p>
              </table:table-cell>
              <table:table-cell office:value-type="float" office:value="89.5386193816378">
                <text:p>89.5386193816378</text:p>
              </table:table-cell>
              <table:table-cell office:value-type="float" office:value="89.5574485751525">
                <text:p>89.5574485751525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7.9387742581502">
                <text:p>57.9387742581502</text:p>
              </table:table-cell>
              <table:table-cell office:value-type="float" office:value="62.3269876254143">
                <text:p>62.3269876254143</text:p>
              </table:table-cell>
              <table:table-cell office:value-type="float" office:value="67.7187248640477">
                <text:p>67.7187248640477</text:p>
              </table:table-cell>
              <table:table-cell office:value-type="float" office:value="71.3891810670476">
                <text:p>71.3891810670476</text:p>
              </table:table-cell>
              <table:table-cell office:value-type="float" office:value="75.4551985261053">
                <text:p>75.4551985261053</text:p>
              </table:table-cell>
              <table:table-cell office:value-type="float" office:value="79.3703625968714">
                <text:p>79.3703625968714</text:p>
              </table:table-cell>
              <table:table-cell office:value-type="float" office:value="83.0598277568988">
                <text:p>83.0598277568988</text:p>
              </table:table-cell>
              <table:table-cell office:value-type="float" office:value="86.4640296634101">
                <text:p>86.4640296634101</text:p>
              </table:table-cell>
              <table:table-cell office:value-type="float" office:value="89.5574485751525">
                <text:p>89.5574485751525</text:p>
              </table:table-cell>
              <table:table-cell office:value-type="float" office:value="89.5755093390576">
                <text:p>89.57550933905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8.1381287847923">
                <text:p>58.1381287847923</text:p>
              </table:table-cell>
              <table:table-cell office:value-type="float" office:value="62.5070361996901">
                <text:p>62.5070361996901</text:p>
              </table:table-cell>
              <table:table-cell office:value-type="float" office:value="67.8688488744781">
                <text:p>67.8688488744781</text:p>
              </table:table-cell>
              <table:table-cell office:value-type="float" office:value="71.5264969966463">
                <text:p>71.5264969966463</text:p>
              </table:table-cell>
              <table:table-cell office:value-type="float" office:value="75.5674100743095">
                <text:p>75.5674100743095</text:p>
              </table:table-cell>
              <table:table-cell office:value-type="float" office:value="79.4561006499663">
                <text:p>79.4561006499663</text:p>
              </table:table-cell>
              <table:table-cell office:value-type="float" office:value="83.1195205813777">
                <text:p>83.1195205813777</text:p>
              </table:table-cell>
              <table:table-cell office:value-type="float" office:value="86.5003757043276">
                <text:p>86.5003757043276</text:p>
              </table:table-cell>
              <table:table-cell office:value-type="float" office:value="89.5755093390576">
                <text:p>89.5755093390576</text:p>
              </table:table-cell>
              <table:table-cell office:value-type="float" office:value="89.5928330333828">
                <text:p>89.5928330333828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8.3341882709349">
                <text:p>58.3341882709349</text:p>
              </table:table-cell>
              <table:table-cell office:value-type="float" office:value="62.6838981574649">
                <text:p>62.6838981574649</text:p>
              </table:table-cell>
              <table:table-cell office:value-type="float" office:value="68.0158776552836">
                <text:p>68.0158776552836</text:p>
              </table:table-cell>
              <table:table-cell office:value-type="float" office:value="71.6607273063423">
                <text:p>71.6607273063423</text:p>
              </table:table-cell>
              <table:table-cell office:value-type="float" office:value="75.6768511095171">
                <text:p>75.6768511095171</text:p>
              </table:table-cell>
              <table:table-cell office:value-type="float" office:value="79.5394898642657">
                <text:p>79.5394898642657</text:p>
              </table:table-cell>
              <table:table-cell office:value-type="float" office:value="83.1773768507226">
                <text:p>83.1773768507226</text:p>
              </table:table-cell>
              <table:table-cell office:value-type="float" office:value="86.5354465787237">
                <text:p>86.5354465787237</text:p>
              </table:table-cell>
              <table:table-cell office:value-type="float" office:value="89.5928330333828">
                <text:p>89.5928330333828</text:p>
              </table:table-cell>
              <table:table-cell office:value-type="float" office:value="89.6094497383377">
                <text:p>89.60944973833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8.5270071788071">
                <text:p>58.5270071788071</text:p>
              </table:table-cell>
              <table:table-cell office:value-type="float" office:value="62.8576298975451">
                <text:p>62.8576298975451</text:p>
              </table:table-cell>
              <table:table-cell office:value-type="float" office:value="68.1598750233474">
                <text:p>68.1598750233474</text:p>
              </table:table-cell>
              <table:table-cell office:value-type="float" office:value="71.7919413329577">
                <text:p>71.7919413329577</text:p>
              </table:table-cell>
              <table:table-cell office:value-type="float" office:value="75.7835900359377">
                <text:p>75.7835900359377</text:p>
              </table:table-cell>
              <table:table-cell office:value-type="float" office:value="79.6205945874365">
                <text:p>79.6205945874365</text:p>
              </table:table-cell>
              <table:table-cell office:value-type="float" office:value="83.2334530697944">
                <text:p>83.2334530697944</text:p>
              </table:table-cell>
              <table:table-cell office:value-type="float" office:value="86.5692870246116">
                <text:p>86.5692870246116</text:p>
              </table:table-cell>
              <table:table-cell office:value-type="float" office:value="89.6094497383377">
                <text:p>89.6094497383377</text:p>
              </table:table-cell>
              <table:table-cell office:value-type="float" office:value="89.6253883065423">
                <text:p>89.625388306542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8.7166390704564">
                <text:p>58.7166390704564</text:p>
              </table:table-cell>
              <table:table-cell office:value-type="float" office:value="63.0282868205548">
                <text:p>63.0282868205548</text:p>
              </table:table-cell>
              <table:table-cell office:value-type="float" office:value="68.3009034797877">
                <text:p>68.3009034797877</text:p>
              </table:table-cell>
              <table:table-cell office:value-type="float" office:value="71.92020685525">
                <text:p>71.92020685525</text:p>
              </table:table-cell>
              <table:table-cell office:value-type="float" office:value="75.8876935688751">
                <text:p>75.8876935688751</text:p>
              </table:table-cell>
              <table:table-cell office:value-type="float" office:value="79.6994774043077">
                <text:p>79.6994774043077</text:p>
              </table:table-cell>
              <table:table-cell office:value-type="float" office:value="83.2878040049826">
                <text:p>83.2878040049826</text:p>
              </table:table-cell>
              <table:table-cell office:value-type="float" office:value="86.6019402104135">
                <text:p>86.6019402104135</text:p>
              </table:table-cell>
              <table:table-cell office:value-type="float" office:value="89.6253883065423">
                <text:p>89.6253883065423</text:p>
              </table:table-cell>
              <table:table-cell office:value-type="float" office:value="89.6406764131255">
                <text:p>89.640676413125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.9031366226277">
                <text:p>58.9031366226277</text:p>
              </table:table-cell>
              <table:table-cell office:value-type="float" office:value="63.1959233466018">
                <text:p>63.1959233466018</text:p>
              </table:table-cell>
              <table:table-cell office:value-type="float" office:value="68.4390242370859">
                <text:p>68.4390242370859</text:p>
              </table:table-cell>
              <table:table-cell office:value-type="float" office:value="72.0455901289235">
                <text:p>72.0455901289235</text:p>
              </table:table-cell>
              <table:table-cell office:value-type="float" office:value="75.989226776426">
                <text:p>75.989226776426</text:p>
              </table:table-cell>
              <table:table-cell office:value-type="float" office:value="79.7761991851641">
                <text:p>79.7761991851641</text:p>
              </table:table-cell>
              <table:table-cell office:value-type="float" office:value="83.3404827376918">
                <text:p>83.3404827376918</text:p>
              </table:table-cell>
              <table:table-cell office:value-type="float" office:value="86.6334477900283">
                <text:p>86.6334477900283</text:p>
              </table:table-cell>
              <table:table-cell office:value-type="float" office:value="89.6406764131255">
                <text:p>89.6406764131255</text:p>
              </table:table-cell>
              <table:table-cell office:value-type="float" office:value="89.6553406037794">
                <text:p>89.6553406037794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9.0865516413958">
                <text:p>59.0865516413958</text:p>
              </table:table-cell>
              <table:table-cell office:value-type="float" office:value="63.3605929326315">
                <text:p>63.3605929326315</text:p>
              </table:table-cell>
              <table:table-cell office:value-type="float" office:value="68.5742972456558">
                <text:p>68.5742972456558</text:p>
              </table:table-cell>
              <table:table-cell office:value-type="float" office:value="72.1681559208537">
                <text:p>72.1681559208537</text:p>
              </table:table-cell>
              <table:table-cell office:value-type="float" office:value="76.0882531201504">
                <text:p>76.0882531201504</text:p>
              </table:table-cell>
              <table:table-cell office:value-type="float" office:value="79.8508191327175">
                <text:p>79.8508191327175</text:p>
              </table:table-cell>
              <table:table-cell office:value-type="float" office:value="83.3915407161837">
                <text:p>83.3915407161837</text:p>
              </table:table-cell>
              <table:table-cell office:value-type="float" office:value="86.6638499559672">
                <text:p>86.6638499559672</text:p>
              </table:table-cell>
              <table:table-cell office:value-type="float" office:value="89.6553406037794">
                <text:p>89.6553406037794</text:p>
              </table:table-cell>
              <table:table-cell office:value-type="float" office:value="89.6694063408516">
                <text:p>89.669406340851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9.2669350765564">
                <text:p>59.2669350765564</text:p>
              </table:table-cell>
              <table:table-cell office:value-type="float" office:value="63.5223480894734">
                <text:p>63.5223480894734</text:p>
              </table:table-cell>
              <table:table-cell office:value-type="float" office:value="68.7067812198642">
                <text:p>68.7067812198642</text:p>
              </table:table-cell>
              <table:table-cell office:value-type="float" office:value="72.2879675425425">
                <text:p>72.2879675425425</text:p>
              </table:table-cell>
              <table:table-cell office:value-type="float" office:value="76.1848344947368">
                <text:p>76.1848344947368</text:p>
              </table:table-cell>
              <table:table-cell office:value-type="float" office:value="79.92339482779">
                <text:p>79.92339482779</text:p>
              </table:table-cell>
              <table:table-cell office:value-type="float" office:value="83.4410278058232">
                <text:p>83.4410278058232</text:p>
              </table:table-cell>
              <table:table-cell office:value-type="float" office:value="86.6931854906251">
                <text:p>86.6931854906251</text:p>
              </table:table-cell>
              <table:table-cell office:value-type="float" office:value="89.6694063408516">
                <text:p>89.6694063408516</text:p>
              </table:table-cell>
              <table:table-cell office:value-type="float" office:value="89.6828980475577">
                <text:p>89.6828980475577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9.4443370357791">
                <text:p>59.4443370357791</text:p>
              </table:table-cell>
              <table:table-cell office:value-type="float" office:value="63.6812403985866">
                <text:p>63.6812403985866</text:p>
              </table:table-cell>
              <table:table-cell office:value-type="float" office:value="68.8365336635159">
                <text:p>68.8365336635159</text:p>
              </table:table-cell>
              <table:table-cell office:value-type="float" office:value="72.4050868828219">
                <text:p>72.4050868828219</text:p>
              </table:table-cell>
              <table:table-cell office:value-type="float" office:value="76.2790312666882">
                <text:p>76.2790312666882</text:p>
              </table:table-cell>
              <table:table-cell office:value-type="float" office:value="79.9939822737475">
                <text:p>79.9939822737475</text:p>
              </table:table-cell>
              <table:table-cell office:value-type="float" office:value="83.4889923377793">
                <text:p>83.4889923377793</text:p>
              </table:table-cell>
              <table:table-cell office:value-type="float" office:value="86.7214918157532">
                <text:p>86.7214918157532</text:p>
              </table:table-cell>
              <table:table-cell office:value-type="float" office:value="89.6828980475577">
                <text:p>89.6828980475577</text:p>
              </table:table-cell>
              <table:table-cell office:value-type="float" office:value="89.6958391503886">
                <text:p>89.69583915038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9.6188067985267">
                <text:p>59.6188067985267</text:p>
              </table:table-cell>
              <table:table-cell office:value-type="float" office:value="63.8373205285078">
                <text:p>63.8373205285078</text:p>
              </table:table-cell>
              <table:table-cell office:value-type="float" office:value="68.9636108948126">
                <text:p>68.9636108948126</text:p>
              </table:table-cell>
              <table:table-cell office:value-type="float" office:value="72.519574439823">
                <text:p>72.519574439823</text:p>
              </table:table-cell>
              <table:table-cell office:value-type="float" office:value="76.3709023120535">
                <text:p>76.3709023120535</text:p>
              </table:table-cell>
              <table:table-cell office:value-type="float" office:value="80.0626359397138">
                <text:p>80.0626359397138</text:p>
              </table:table-cell>
              <table:table-cell office:value-type="float" office:value="83.5354811562273">
                <text:p>83.5354811562273</text:p>
              </table:table-cell>
              <table:table-cell office:value-type="float" office:value="86.7488050401959">
                <text:p>86.7488050401959</text:p>
              </table:table-cell>
              <table:table-cell office:value-type="float" office:value="89.6958391503886">
                <text:p>89.6958391503886</text:p>
              </table:table-cell>
              <table:table-cell office:value-type="float" office:value="89.7082521197874">
                <text:p>89.708252119787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9.7903928297439">
                <text:p>59.7903928297439</text:p>
              </table:table-cell>
              <table:table-cell office:value-type="float" office:value="63.9906382510093">
                <text:p>63.9906382510093</text:p>
              </table:table-cell>
              <table:table-cell office:value-type="float" office:value="69.0880680707974">
                <text:p>69.0880680707974</text:p>
              </table:table-cell>
              <table:table-cell office:value-type="float" office:value="72.6314893522262">
                <text:p>72.6314893522262</text:p>
              </table:table-cell>
              <table:table-cell office:value-type="float" office:value="76.4605050532267">
                <text:p>76.4605050532267</text:p>
              </table:table-cell>
              <table:table-cell office:value-type="float" office:value="80.1294088026032">
                <text:p>80.1294088026032</text:p>
              </table:table-cell>
              <table:table-cell office:value-type="float" office:value="83.5805396640987">
                <text:p>83.5805396640987</text:p>
              </table:table-cell>
              <table:table-cell office:value-type="float" office:value="86.7751600059528">
                <text:p>86.7751600059528</text:p>
              </table:table-cell>
              <table:table-cell office:value-type="float" office:value="89.7082521197874">
                <text:p>89.7082521197874</text:p>
              </table:table-cell>
              <table:table-cell office:value-type="float" office:value="89.7201585091661">
                <text:p>89.72015850916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9591427933207">
                <text:p>59.9591427933207</text:p>
              </table:table-cell>
              <table:table-cell office:value-type="float" office:value="64.14124245697">
                <text:p>64.14124245697</text:p>
              </table:table-cell>
              <table:table-cell office:value-type="float" office:value="69.2099592112957">
                <text:p>69.2099592112957</text:p>
              </table:table-cell>
              <table:table-cell office:value-type="float" office:value="72.7408894298091">
                <text:p>72.7408894298091</text:p>
              </table:table-cell>
              <table:table-cell office:value-type="float" office:value="76.5478954948378">
                <text:p>76.5478954948378</text:p>
              </table:table-cell>
              <table:table-cell office:value-type="float" office:value="80.1943523879993">
                <text:p>80.1943523879993</text:p>
              </table:table-cell>
              <table:table-cell office:value-type="float" office:value="83.6242118674235">
                <text:p>83.6242118674235</text:p>
              </table:table-cell>
              <table:table-cell office:value-type="float" office:value="86.8005903326251">
                <text:p>86.8005903326251</text:p>
              </table:table-cell>
              <table:table-cell office:value-type="float" office:value="89.7201585091661">
                <text:p>89.7201585091661</text:p>
              </table:table-cell>
              <table:table-cell office:value-type="float" office:value="89.7315789923305">
                <text:p>89.7315789923305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60.1251035653318">
                <text:p>60.1251035653318</text:p>
              </table:table-cell>
              <table:table-cell office:value-type="float" office:value="64.2891811719665">
                <text:p>64.2891811719665</text:p>
              </table:table-cell>
              <table:table-cell office:value-type="float" office:value="69.329337222362">
                <text:p>69.329337222362</text:p>
              </table:table-cell>
              <table:table-cell office:value-type="float" office:value="72.8478311833088">
                <text:p>72.8478311833088</text:p>
              </table:table-cell>
              <table:table-cell office:value-type="float" office:value="76.6331282587576">
                <text:p>76.6331282587576</text:p>
              </table:table-cell>
              <table:table-cell office:value-type="float" office:value="80.2575168099155">
                <text:p>80.2575168099155</text:p>
              </table:table-cell>
              <table:table-cell office:value-type="float" office:value="83.6665404183087">
                <text:p>83.6665404183087</text:p>
              </table:table-cell>
              <table:table-cell office:value-type="float" office:value="86.8251284603018">
                <text:p>86.8251284603018</text:p>
              </table:table-cell>
              <table:table-cell office:value-type="float" office:value="89.7315789923305">
                <text:p>89.7315789923305</text:p>
              </table:table-cell>
              <table:table-cell office:value-type="float" office:value="89.7425333993768">
                <text:p>89.74253339937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0.288321247059">
                <text:p>60.288321247059</text:p>
              </table:table-cell>
              <table:table-cell office:value-type="float" office:value="64.4345015715875">
                <text:p>64.4345015715875</text:p>
              </table:table-cell>
              <table:table-cell office:value-type="float" office:value="69.446253919243">
                <text:p>69.446253919243</text:p>
              </table:table-cell>
              <table:table-cell office:value-type="float" office:value="72.9523698536119">
                <text:p>72.9523698536119</text:p>
              </table:table-cell>
              <table:table-cell office:value-type="float" office:value="76.7162566182382">
                <text:p>76.7162566182382</text:p>
              </table:table-cell>
              <table:table-cell office:value-type="float" office:value="80.3189508094656">
                <text:p>80.3189508094656</text:p>
              </table:table-cell>
              <table:table-cell office:value-type="float" office:value="83.7075666565939">
                <text:p>83.7075666565939</text:p>
              </table:table-cell>
              <table:table-cell office:value-type="float" office:value="86.8488056909421">
                <text:p>86.8488056909421</text:p>
              </table:table-cell>
              <table:table-cell office:value-type="float" office:value="89.7425333993768">
                <text:p>89.7425333993768</text:p>
              </table:table-cell>
              <table:table-cell office:value-type="float" office:value="89.7530407511245">
                <text:p>89.753040751124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60.4488411777966">
                <text:p>60.4488411777966</text:p>
              </table:table-cell>
              <table:table-cell office:value-type="float" office:value="64.5772499964776">
                <text:p>64.5772499964776</text:p>
              </table:table-cell>
              <table:table-cell office:value-type="float" office:value="69.5607600488684">
                <text:p>69.5607600488684</text:p>
              </table:table-cell>
              <table:table-cell office:value-type="float" office:value="73.0545594402899">
                <text:p>73.0545594402899</text:p>
              </table:table-cell>
              <table:table-cell office:value-type="float" office:value="76.7973325312103">
                <text:p>76.7973325312103</text:p>
              </table:table-cell>
              <table:table-cell office:value-type="float" office:value="80.3787017924753">
                <text:p>80.3787017924753</text:p>
              </table:table-cell>
              <table:table-cell office:value-type="float" office:value="83.7473306502254">
                <text:p>83.7473306502254</text:p>
              </table:table-cell>
              <table:table-cell office:value-type="float" office:value="86.8716522283054">
                <text:p>86.8716522283054</text:p>
              </table:table-cell>
              <table:table-cell office:value-type="float" office:value="89.7530407511245">
                <text:p>89.7530407511245</text:p>
              </table:table-cell>
              <table:table-cell office:value-type="float" office:value="89.763119292143">
                <text:p>89.76311929214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0.6067079474464">
                <text:p>60.6067079474464</text:p>
              </table:table-cell>
              <table:table-cell office:value-type="float" office:value="64.7174719671145">
                <text:p>64.7174719671145</text:p>
              </table:table-cell>
              <table:table-cell office:value-type="float" office:value="69.6729053118767">
                <text:p>69.6729053118767</text:p>
              </table:table-cell>
              <table:table-cell office:value-type="float" office:value="73.1544527294922">
                <text:p>73.1544527294922</text:p>
              </table:table-cell>
              <table:table-cell office:value-type="float" office:value="76.8764066727587">
                <text:p>76.8764066727587</text:p>
              </table:table-cell>
              <table:table-cell office:value-type="float" office:value="80.4368158660626">
                <text:p>80.4368158660626</text:p>
              </table:table-cell>
              <table:table-cell office:value-type="float" office:value="83.7858712343886">
                <text:p>83.7858712343886</text:p>
              </table:table-cell>
              <table:table-cell office:value-type="float" office:value="86.8936972164811">
                <text:p>86.8936972164811</text:p>
              </table:table-cell>
              <table:table-cell office:value-type="float" office:value="89.763119292143">
                <text:p>89.763119292143</text:p>
              </table:table-cell>
              <table:table-cell office:value-type="float" office:value="89.772786522431">
                <text:p>89.772786522431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60.7619654089041">
                <text:p>60.7619654089041</text:p>
              </table:table-cell>
              <table:table-cell office:value-type="float" office:value="64.855212198325">
                <text:p>64.855212198325</text:p>
              </table:table-cell>
              <table:table-cell office:value-type="float" office:value="69.7827383841877">
                <text:p>69.7827383841877</text:p>
              </table:table-cell>
              <table:table-cell office:value-type="float" office:value="73.2521013212132">
                <text:p>73.2521013212132</text:p>
              </table:table-cell>
              <table:table-cell office:value-type="float" office:value="76.953528466796">
                <text:p>76.953528466796</text:p>
              </table:table-cell>
              <table:table-cell office:value-type="float" office:value="80.4933378742171">
                <text:p>80.4933378742171</text:p>
              </table:table-cell>
              <table:table-cell office:value-type="float" office:value="83.8232260494356">
                <text:p>83.8232260494356</text:p>
              </table:table-cell>
              <table:table-cell office:value-type="float" office:value="86.9149687770652">
                <text:p>86.9149687770652</text:p>
              </table:table-cell>
              <table:table-cell office:value-type="float" office:value="89.772786522431">
                <text:p>89.772786522431</text:p>
              </table:table-cell>
              <table:table-cell office:value-type="float" office:value="89.7820592278027">
                <text:p>89.782059227802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.9146566902405">
                <text:p>60.9146566902405</text:p>
              </table:table-cell>
              <table:table-cell office:value-type="float" office:value="64.9905146135438">
                <text:p>64.9905146135438</text:p>
              </table:table-cell>
              <table:table-cell office:value-type="float" office:value="69.89030693813">
                <text:p>69.89030693813</text:p>
              </table:table-cell>
              <table:table-cell office:value-type="float" office:value="73.3475556559462">
                <text:p>73.3475556559462</text:p>
              </table:table-cell>
              <table:table-cell office:value-type="float" office:value="77.028746116954">
                <text:p>77.028746116954</text:p>
              </table:table-cell>
              <table:table-cell office:value-type="float" office:value="80.5483114324037">
                <text:p>80.5483114324037</text:p>
              </table:table-cell>
              <table:table-cell office:value-type="float" office:value="83.859431577647">
                <text:p>83.859431577647</text:p>
              </table:table-cell>
              <table:table-cell office:value-type="float" office:value="86.9354940450346">
                <text:p>86.9354940450346</text:p>
              </table:table-cell>
              <table:table-cell office:value-type="float" office:value="89.7820592278027">
                <text:p>89.7820592278027</text:p>
              </table:table-cell>
              <table:table-cell office:value-type="float" office:value="89.7909535090342">
                <text:p>89.7909535090342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1.0648242066823">
                <text:p>61.0648242066823</text:p>
              </table:table-cell>
              <table:table-cell office:value-type="float" office:value="65.1234223588204">
                <text:p>65.1234223588204</text:p>
              </table:table-cell>
              <table:table-cell office:value-type="float" office:value="69.9956576631327">
                <text:p>69.9956576631327</text:p>
              </table:table-cell>
              <table:table-cell office:value-type="float" office:value="73.4408650407385">
                <text:p>73.4408650407385</text:p>
              </table:table-cell>
              <table:table-cell office:value-type="float" office:value="77.1021066367126">
                <text:p>77.1021066367126</text:p>
              </table:table-cell>
              <table:table-cell office:value-type="float" office:value="80.601778961219">
                <text:p>80.601778961219</text:p>
              </table:table-cell>
              <table:table-cell office:value-type="float" office:value="83.8945231788612">
                <text:p>83.8945231788612</text:p>
              </table:table-cell>
              <table:table-cell office:value-type="float" office:value="86.9552992033607">
                <text:p>86.9552992033607</text:p>
              </table:table-cell>
              <table:table-cell office:value-type="float" office:value="89.7909535090342">
                <text:p>89.7909535090342</text:p>
              </table:table-cell>
              <table:table-cell office:value-type="float" office:value="89.7994848098199">
                <text:p>89.79948480981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1.2125096723941">
                <text:p>61.2125096723941</text:p>
              </table:table-cell>
              <table:table-cell office:value-type="float" office:value="65.2539778165771">
                <text:p>65.2539778165771</text:p>
              </table:table-cell>
              <table:table-cell office:value-type="float" office:value="70.0988362859906">
                <text:p>70.0988362859906</text:p>
              </table:table-cell>
              <table:table-cell office:value-type="float" office:value="73.5320776746609">
                <text:p>73.5320776746609</text:p>
              </table:table-cell>
              <table:table-cell office:value-type="float" office:value="77.1736558787846">
                <text:p>77.1736558787846</text:p>
              </table:table-cell>
              <table:table-cell office:value-type="float" office:value="80.6537817191252">
                <text:p>80.6537817191252</text:p>
              </table:table-cell>
              <table:table-cell office:value-type="float" office:value="83.928535125009">
                <text:p>83.928535125009</text:p>
              </table:table-cell>
              <table:table-cell office:value-type="float" office:value="86.9744095164104">
                <text:p>86.9744095164104</text:p>
              </table:table-cell>
              <table:table-cell office:value-type="float" office:value="89.7994848098199">
                <text:p>89.7994848098199</text:p>
              </table:table-cell>
              <table:table-cell office:value-type="float" office:value="89.807667943589">
                <text:p>89.807667943589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1.3577541120661">
                <text:p>61.3577541120661</text:p>
              </table:table-cell>
              <table:table-cell office:value-type="float" office:value="65.382222619125">
                <text:p>65.382222619125</text:p>
              </table:table-cell>
              <table:table-cell office:value-type="float" office:value="70.1998875907119">
                <text:p>70.1998875907119</text:p>
              </table:table-cell>
              <table:table-cell office:value-type="float" office:value="73.6212406737053">
                <text:p>73.6212406737053</text:p>
              </table:table-cell>
              <table:table-cell office:value-type="float" office:value="77.2434385637757">
                <text:p>77.2434385637757</text:p>
              </table:table-cell>
              <table:table-cell office:value-type="float" office:value="80.7043598342871">
                <text:p>80.7043598342871</text:p>
              </table:table-cell>
              <table:table-cell office:value-type="float" office:value="83.9615006335847">
                <text:p>83.9615006335847</text:p>
              </table:table-cell>
              <table:table-cell office:value-type="float" office:value="86.992849362174">
                <text:p>86.992849362174</text:p>
              </table:table-cell>
              <table:table-cell office:value-type="float" office:value="89.807667943589">
                <text:p>89.807667943589</text:p>
              </table:table-cell>
              <table:table-cell office:value-type="float" office:value="89.8155171192265">
                <text:p>89.81551711922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.5005978723097">
                <text:p>61.5005978723097</text:p>
              </table:table-cell>
              <table:table-cell office:value-type="float" office:value="65.5081976619394">
                <text:p>65.5081976619394</text:p>
              </table:table-cell>
              <table:table-cell office:value-type="float" office:value="70.2988554379563">
                <text:p>70.2988554379563</text:p>
              </table:table-cell>
              <table:table-cell office:value-type="float" office:value="73.7084000951223">
                <text:p>73.7084000951223</text:p>
              </table:table-cell>
              <table:table-cell office:value-type="float" office:value="77.3114983081354">
                <text:p>77.3114983081354</text:p>
              </table:table-cell>
              <table:table-cell office:value-type="float" office:value="80.7535523355377">
                <text:p>80.7535523355377</text:p>
              </table:table-cell>
              <table:table-cell office:value-type="float" office:value="83.9934519000877">
                <text:p>83.9934519000877</text:p>
              </table:table-cell>
              <table:table-cell office:value-type="float" office:value="87.0106422633631">
                <text:p>87.0106422633631</text:p>
              </table:table-cell>
              <table:table-cell office:value-type="float" office:value="89.8155171192265">
                <text:p>89.8155171192265</text:p>
              </table:table-cell>
              <table:table-cell office:value-type="float" office:value="89.8230459657449">
                <text:p>89.823045965744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1.6410806328659">
                <text:p>61.6410806328659</text:p>
              </table:table-cell>
              <table:table-cell office:value-type="float" office:value="65.6319431167007">
                <text:p>65.6319431167007</text:p>
              </table:table-cell>
              <table:table-cell office:value-type="float" office:value="70.3957827840722">
                <text:p>70.3957827840722</text:p>
              </table:table-cell>
              <table:table-cell office:value-type="float" office:value="73.793600961212">
                <text:p>73.793600961212</text:p>
              </table:table-cell>
              <table:table-cell office:value-type="float" office:value="77.3778776514195">
                <text:p>77.3778776514195</text:p>
              </table:table-cell>
              <table:table-cell office:value-type="float" office:value="80.8013971824946">
                <text:p>80.8013971824946</text:p>
              </table:table-cell>
              <table:table-cell office:value-type="float" office:value="84.024420129466">
                <text:p>84.024420129466</text:p>
              </table:table-cell>
              <table:table-cell office:value-type="float" office:value="87.0278109174171">
                <text:p>87.0278109174171</text:p>
              </table:table-cell>
              <table:table-cell office:value-type="float" office:value="89.8230459657449">
                <text:p>89.8230459657449</text:p>
              </table:table-cell>
              <table:table-cell office:value-type="float" office:value="89.8302675559496">
                <text:p>89.83026755594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.7792414176269">
                <text:p>61.7792414176269</text:p>
              </table:table-cell>
              <table:table-cell office:value-type="float" office:value="65.7534984441053">
                <text:p>65.7534984441053</text:p>
              </table:table-cell>
              <table:table-cell office:value-type="float" office:value="70.4907116997417">
                <text:p>70.4907116997417</text:p>
              </table:table-cell>
              <table:table-cell office:value-type="float" office:value="73.8768872825805">
                <text:p>73.8768872825805</text:p>
              </table:table-cell>
              <table:table-cell office:value-type="float" office:value="77.4426180828784">
                <text:p>77.4426180828784</text:p>
              </table:table-cell>
              <table:table-cell office:value-type="float" office:value="80.8479312948518">
                <text:p>80.8479312948518</text:p>
              </table:table-cell>
              <table:table-cell office:value-type="float" office:value="84.0544355665923">
                <text:p>84.0544355665923</text:p>
              </table:table-cell>
              <table:table-cell office:value-type="float" office:value="87.0443772254572">
                <text:p>87.0443772254572</text:p>
              </table:table-cell>
              <table:table-cell office:value-type="float" office:value="89.8302675559496">
                <text:p>89.8302675559496</text:p>
              </table:table-cell>
              <table:table-cell office:value-type="float" office:value="89.8371944291375">
                <text:p>89.837194429137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1.915118605477">
                <text:p>61.915118605477</text:p>
              </table:table-cell>
              <table:table-cell office:value-type="float" office:value="65.8729024064481">
                <text:p>65.8729024064481</text:p>
              </table:table-cell>
              <table:table-cell office:value-type="float" office:value="70.5836833882416">
                <text:p>70.5836833882416</text:p>
              </table:table-cell>
              <table:table-cell office:value-type="float" office:value="73.9583020808738">
                <text:p>73.9583020808738</text:p>
              </table:table-cell>
              <table:table-cell office:value-type="float" office:value="77.5057600673893">
                <text:p>77.5057600673893</text:p>
              </table:table-cell>
              <table:table-cell office:value-type="float" office:value="80.893190580869">
                <text:p>80.893190580869</text:p>
              </table:table-cell>
              <table:table-cell office:value-type="float" office:value="84.0835275258025">
                <text:p>84.0835275258025</text:p>
              </table:table-cell>
              <table:table-cell office:value-type="float" office:value="87.0603623202245">
                <text:p>87.0603623202245</text:p>
              </table:table-cell>
              <table:table-cell office:value-type="float" office:value="89.8371944291375">
                <text:p>89.8371944291375</text:p>
              </table:table-cell>
              <table:table-cell office:value-type="float" office:value="89.84383861287">
                <text:p>89.843838612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2.0487499409532">
                <text:p>62.0487499409532</text:p>
              </table:table-cell>
              <table:table-cell office:value-type="float" office:value="65.9901930799842">
                <text:p>65.9901930799842</text:p>
              </table:table-cell>
              <table:table-cell office:value-type="float" office:value="70.6747382033267">
                <text:p>70.6747382033267</text:p>
              </table:table-cell>
              <table:table-cell office:value-type="float" office:value="74.0378874110004">
                <text:p>74.0378874110004</text:p>
              </table:table-cell>
              <table:table-cell office:value-type="float" office:value="77.5673430707479">
                <text:p>77.5673430707479</text:p>
              </table:table-cell>
              <table:table-cell office:value-type="float" office:value="80.9372099650805">
                <text:p>80.9372099650805</text:p>
              </table:table-cell>
              <table:table-cell office:value-type="float" office:value="84.111724419525">
                <text:p>84.111724419525</text:p>
              </table:table-cell>
              <table:table-cell office:value-type="float" office:value="87.0757865930377">
                <text:p>87.0757865930377</text:p>
              </table:table-cell>
              <table:table-cell office:value-type="float" office:value="89.84383861287">
                <text:p>89.84383861287</text:p>
              </table:table-cell>
              <table:table-cell office:value-type="float" office:value="89.8502116438574">
                <text:p>89.8502116438574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2.18017254473">
                <text:p>62.18017254473</text:p>
              </table:table-cell>
              <table:table-cell office:value-type="float" office:value="66.1054078670701">
                <text:p>66.1054078670701</text:p>
              </table:table-cell>
              <table:table-cell office:value-type="float" office:value="70.7639156667454">
                <text:p>70.7639156667454</text:p>
              </table:table-cell>
              <table:table-cell office:value-type="float" office:value="74.1156843828547">
                <text:p>74.1156843828547</text:p>
              </table:table-cell>
              <table:table-cell office:value-type="float" office:value="77.627405584336">
                <text:p>77.627405584336</text:p>
              </table:table-cell>
              <table:table-cell office:value-type="float" office:value="80.9800234152445">
                <text:p>80.9800234152445</text:p>
              </table:table-cell>
              <table:table-cell office:value-type="float" office:value="84.1390537860299">
                <text:p>84.1390537860299</text:p>
              </table:table-cell>
              <table:table-cell office:value-type="float" office:value="87.0906697198056">
                <text:p>87.0906697198056</text:p>
              </table:table-cell>
              <table:table-cell office:value-type="float" office:value="89.8502116438574">
                <text:p>89.8502116438574</text:p>
              </table:table-cell>
              <table:table-cell office:value-type="float" office:value="89.8563245879903">
                <text:p>89.85632458799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2.3094229239314">
                <text:p>62.3094229239314</text:p>
              </table:table-cell>
              <table:table-cell office:value-type="float" office:value="66.2185835080912">
                <text:p>66.2185835080912</text:p>
              </table:table-cell>
              <table:table-cell office:value-type="float" office:value="70.851254485394">
                <text:p>70.851254485394</text:p>
              </table:table-cell>
              <table:table-cell office:value-type="float" office:value="74.1917331825529">
                <text:p>74.1917331825529</text:p>
              </table:table-cell>
              <table:table-cell office:value-type="float" office:value="77.6859851491798">
                <text:p>77.6859851491798</text:p>
              </table:table-cell>
              <table:table-cell office:value-type="float" office:value="81.0216639685548">
                <text:p>81.0216639685548</text:p>
              </table:table-cell>
              <table:table-cell office:value-type="float" office:value="84.1655423163236">
                <text:p>84.1655423163236</text:p>
              </table:table-cell>
              <table:table-cell office:value-type="float" office:value="87.105030686126">
                <text:p>87.105030686126</text:p>
              </table:table-cell>
              <table:table-cell office:value-type="float" office:value="89.8563245879903">
                <text:p>89.8563245879903</text:p>
              </table:table-cell>
              <table:table-cell office:value-type="float" office:value="89.8621880595545">
                <text:p>89.8621880595545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2.4365369822716">
                <text:p>62.4365369822716</text:p>
              </table:table-cell>
              <table:table-cell office:value-type="float" office:value="66.3297560931778">
                <text:p>66.3297560931778</text:p>
              </table:table-cell>
              <table:table-cell office:value-type="float" office:value="70.936792568117">
                <text:p>70.936792568117</text:p>
              </table:table-cell>
              <table:table-cell office:value-type="float" office:value="74.2660730931905">
                <text:p>74.2660730931905</text:p>
              </table:table-cell>
              <table:table-cell office:value-type="float" office:value="77.7431183794143">
                <text:p>77.7431183794143</text:p>
              </table:table-cell>
              <table:table-cell office:value-type="float" office:value="81.062163757134">
                <text:p>81.062163757134</text:p>
              </table:table-cell>
              <table:table-cell office:value-type="float" office:value="84.1912158802166">
                <text:p>84.1912158802166</text:p>
              </table:table-cell>
              <table:table-cell office:value-type="float" office:value="87.1188878115052">
                <text:p>87.1188878115052</text:p>
              </table:table-cell>
              <table:table-cell office:value-type="float" office:value="89.8621880595545">
                <text:p>89.8621880595545</text:p>
              </table:table-cell>
              <table:table-cell office:value-type="float" office:value="89.8678122396609">
                <text:p>89.86781223966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5615500300286">
                <text:p>62.5615500300286</text:p>
              </table:table-cell>
              <table:table-cell office:value-type="float" office:value="66.4389610737136">
                <text:p>66.4389610737136</text:p>
              </table:table-cell>
              <table:table-cell office:value-type="float" office:value="71.0205670421611">
                <text:p>71.0205670421611</text:p>
              </table:table-cell>
              <table:table-cell office:value-type="float" office:value="74.3387425151346">
                <text:p>74.3387425151346</text:p>
              </table:table-cell>
              <table:table-cell office:value-type="float" office:value="77.7988409851682">
                <text:p>77.7988409851682</text:p>
              </table:table-cell>
              <table:table-cell office:value-type="float" office:value="81.1015540328284">
                <text:p>81.1015540328284</text:p>
              </table:table-cell>
              <table:table-cell office:value-type="float" office:value="84.2160995515892">
                <text:p>84.2160995515892</text:p>
              </table:table-cell>
              <table:table-cell office:value-type="float" office:value="87.1322587727267">
                <text:p>87.1322587727267</text:p>
              </table:table-cell>
              <table:table-cell office:value-type="float" office:value="89.8678122396609">
                <text:p>89.8678122396609</text:p>
              </table:table-cell>
              <table:table-cell office:value-type="float" office:value="89.8732068939239">
                <text:p>89.873206893923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2.6844967938529">
                <text:p>62.6844967938529</text:p>
              </table:table-cell>
              <table:table-cell office:value-type="float" office:value="66.5462332736408">
                <text:p>66.5462332736408</text:p>
              </table:table-cell>
              <table:table-cell office:value-type="float" office:value="71.1026142692903">
                <text:p>71.1026142692903</text:p>
              </table:table-cell>
              <table:table-cell office:value-type="float" office:value="74.4097789858594">
                <text:p>74.4097789858594</text:p>
              </table:table-cell>
              <table:table-cell office:value-type="float" office:value="77.8531877948841">
                <text:p>77.8531877948841</text:p>
              </table:table-cell>
              <table:table-cell office:value-type="float" office:value="81.1398651913235">
                <text:p>81.1398651913235</text:p>
              </table:table-cell>
              <table:table-cell office:value-type="float" office:value="84.2402176328794">
                <text:p>84.2402176328794</text:p>
              </table:table-cell>
              <table:table-cell office:value-type="float" office:value="87.1451606264009">
                <text:p>87.1451606264009</text:p>
              </table:table-cell>
              <table:table-cell office:value-type="float" office:value="89.8732068939239">
                <text:p>89.8732068939239</text:p>
              </table:table-cell>
              <table:table-cell office:value-type="float" office:value="89.8783813894177">
                <text:p>89.87838138941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.8054114264138">
                <text:p>62.8054114264138</text:p>
              </table:table-cell>
              <table:table-cell office:value-type="float" office:value="66.6516069005647">
                <text:p>66.6516069005647</text:p>
              </table:table-cell>
              <table:table-cell office:value-type="float" office:value="71.1829698615683">
                <text:p>71.1829698615683</text:p>
              </table:table-cell>
              <table:table-cell office:value-type="float" office:value="74.4792191993362">
                <text:p>74.4792191993362</text:p>
              </table:table-cell>
              <table:table-cell office:value-type="float" office:value="77.906192777087">
                <text:p>77.906192777087</text:p>
              </table:table-cell>
              <table:table-cell office:value-type="float" office:value="81.1771267955995">
                <text:p>81.1771267955995</text:p>
              </table:table-cell>
              <table:table-cell office:value-type="float" office:value="84.2635936788176">
                <text:p>84.2635936788176</text:p>
              </table:table-cell>
              <table:table-cell office:value-type="float" office:value="87.1576098307231">
                <text:p>87.1576098307231</text:p>
              </table:table-cell>
              <table:table-cell office:value-type="float" office:value="89.8783813894177">
                <text:p>89.8783813894177</text:p>
              </table:table-cell>
              <table:table-cell office:value-type="float" office:value="89.8833447109412">
                <text:p>89.8833447109412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2.9243275158868">
                <text:p>62.9243275158868</text:p>
              </table:table-cell>
              <table:table-cell office:value-type="float" office:value="66.7551155566623">
                <text:p>66.7551155566623</text:p>
              </table:table-cell>
              <table:table-cell office:value-type="float" office:value="71.2616686968157">
                <text:p>71.2616686968157</text:p>
              </table:table-cell>
              <table:table-cell office:value-type="float" office:value="74.5470990249878">
                <text:p>74.5470990249878</text:p>
              </table:table-cell>
              <table:table-cell office:value-type="float" office:value="77.9578890616164">
                <text:p>77.9578890616164</text:p>
              </table:table-cell>
              <table:table-cell office:value-type="float" office:value="81.2133675987428">
                <text:p>81.2133675987428</text:p>
              </table:table-cell>
              <table:table-cell office:value-type="float" office:value="84.2862505194316">
                <text:p>84.2862505194316</text:p>
              </table:table-cell>
              <table:table-cell office:value-type="float" office:value="87.1696222664684">
                <text:p>87.1696222664684</text:p>
              </table:table-cell>
              <table:table-cell office:value-type="float" office:value="89.8833447109412">
                <text:p>89.8833447109412</text:p>
              </table:table-cell>
              <table:table-cell office:value-type="float" office:value="89.8881054766187">
                <text:p>89.88810547661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3.0412780952835">
                <text:p>63.0412780952835</text:p>
              </table:table-cell>
              <table:table-cell office:value-type="float" office:value="66.8567922493975">
                <text:p>66.8567922493975</text:p>
              </table:table-cell>
              <table:table-cell office:value-type="float" office:value="71.3387449337485">
                <text:p>71.3387449337485</text:p>
              </table:table-cell>
              <table:table-cell office:value-type="float" office:value="74.6134535262168">
                <text:p>74.6134535262168</text:p>
              </table:table-cell>
              <table:table-cell office:value-type="float" office:value="78.008308960333">
                <text:p>78.008308960333</text:p>
              </table:table-cell>
              <table:table-cell office:value-type="float" office:value="81.2486155661343">
                <text:p>81.2486155661343</text:p>
              </table:table-cell>
              <table:table-cell office:value-type="float" office:value="84.3082102823428">
                <text:p>84.3082102823428</text:p>
              </table:table-cell>
              <table:table-cell office:value-type="float" office:value="87.1812132572497">
                <text:p>87.1812132572497</text:p>
              </table:table-cell>
              <table:table-cell office:value-type="float" office:value="89.8881054766187">
                <text:p>89.8881054766187</text:p>
              </table:table-cell>
              <table:table-cell office:value-type="float" office:value="89.8926719528645">
                <text:p>89.8926719528645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3.1562956516282">
                <text:p>63.1562956516282</text:p>
              </table:table-cell>
              <table:table-cell office:value-type="float" office:value="66.9566694020467">
                <text:p>66.9566694020467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6783169785177">
                <text:p>74.6783169785177</text:p>
              </table:table-cell>
              <table:table-cell office:value-type="float" office:value="78.0574839873148">
                <text:p>78.0574839873148</text:p>
              </table:table-cell>
              <table:table-cell office:value-type="float" office:value="81.2828978970285">
                <text:p>81.2828978970285</text:p>
              </table:table-cell>
              <table:table-cell office:value-type="float" office:value="84.3294944143777">
                <text:p>84.3294944143777</text:p>
              </table:table-cell>
              <table:table-cell office:value-type="float" office:value="87.1923975890657">
                <text:p>87.1923975890657</text:p>
              </table:table-cell>
              <table:table-cell office:value-type="float" office:value="89.8926719528645">
                <text:p>89.8926719528645</text:p>
              </table:table-cell>
              <table:table-cell office:value-type="float" office:value="89.8970520687355">
                <text:p>89.89705206873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2694121349814">
                <text:p>63.2694121349814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881627406641">
                <text:p>71.4881627406641</text:p>
              </table:table-cell>
              <table:table-cell office:value-type="float" office:value="74.7417228871822">
                <text:p>74.7417228871822</text:p>
              </table:table-cell>
              <table:table-cell office:value-type="float" office:value="78.1054448785544">
                <text:p>78.1054448785544</text:p>
              </table:table-cell>
              <table:table-cell office:value-type="float" office:value="81.3162410455422">
                <text:p>81.3162410455422</text:p>
              </table:table-cell>
              <table:table-cell office:value-type="float" office:value="84.3501237025128">
                <text:p>84.3501237025128</text:p>
              </table:table-cell>
              <table:table-cell office:value-type="float" office:value="87.2031895291621">
                <text:p>87.2031895291621</text:p>
              </table:table-cell>
              <table:table-cell office:value-type="float" office:value="89.8970520687355">
                <text:p>89.8970520687355</text:p>
              </table:table-cell>
              <table:table-cell office:value-type="float" office:value="89.9012534296999">
                <text:p>89.9012534296999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3.3806589673161">
                <text:p>63.3806589673161</text:p>
              </table:table-cell>
              <table:table-cell office:value-type="float" office:value="67.1511519211076">
                <text:p>67.1511519211076</text:p>
              </table:table-cell>
              <table:table-cell office:value-type="float" office:value="71.5605691644713">
                <text:p>71.5605691644713</text:p>
              </table:table-cell>
              <table:table-cell office:value-type="float" office:value="74.8037040046057">
                <text:p>74.8037040046057</text:p>
              </table:table-cell>
              <table:table-cell office:value-type="float" office:value="78.15222161117">
                <text:p>78.15222161117</text:p>
              </table:table-cell>
              <table:table-cell office:value-type="float" office:value="81.3486707410678">
                <text:p>81.3486707410678</text:p>
              </table:table-cell>
              <table:table-cell office:value-type="float" office:value="84.370118294177">
                <text:p>84.370118294177</text:p>
              </table:table-cell>
              <table:table-cell office:value-type="float" office:value="87.2136028442319">
                <text:p>87.2136028442319</text:p>
              </table:table-cell>
              <table:table-cell office:value-type="float" office:value="89.9012534296999">
                <text:p>89.9012534296999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2458193052767">
                <text:p>67.2458193052767</text:p>
              </table:table-cell>
              <table:table-cell office:value-type="float" office:value="71.631482725762">
                <text:p>71.631482725762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1978434221424">
                <text:p>78.1978434221424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  <table:table-cell office:value-type="float" office:value="89.9091487695316">
                <text:p>89.9091487695316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3.5976667786069">
                <text:p>63.5976667786069</text:p>
              </table:table-cell>
              <table:table-cell office:value-type="float" office:value="67.3388112046512">
                <text:p>67.3388112046512</text:p>
              </table:table-cell>
              <table:table-cell office:value-type="float" office:value="71.7009342041048">
                <text:p>71.7009342041048</text:p>
              </table:table-cell>
              <table:table-cell office:value-type="float" office:value="74.923519211963">
                <text:p>74.923519211963</text:p>
              </table:table-cell>
              <table:table-cell office:value-type="float" office:value="78.2423388265884">
                <text:p>78.2423388265884</text:p>
              </table:table-cell>
              <table:table-cell office:value-type="float" office:value="81.4108891856837">
                <text:p>81.4108891856837</text:p>
              </table:table-cell>
              <table:table-cell office:value-type="float" office:value="84.4082808975226">
                <text:p>84.4082808975226</text:p>
              </table:table-cell>
              <table:table-cell office:value-type="float" office:value="87.2333462680512">
                <text:p>87.2333462680512</text:p>
              </table:table-cell>
              <table:table-cell office:value-type="float" office:value="89.9091487695316">
                <text:p>89.9091487695316</text:p>
              </table:table-cell>
              <table:table-cell office:value-type="float" office:value="89.9128564575693">
                <text:p>89.91285645756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3.7034880389061">
                <text:p>63.7034880389061</text:p>
              </table:table-cell>
              <table:table-cell office:value-type="float" office:value="67.430157273048">
                <text:p>67.430157273048</text:p>
              </table:table-cell>
              <table:table-cell office:value-type="float" office:value="71.7689537444609">
                <text:p>71.7689537444609</text:p>
              </table:table-cell>
              <table:table-cell office:value-type="float" office:value="74.9814151925811">
                <text:p>74.9814151925811</text:p>
              </table:table-cell>
              <table:table-cell office:value-type="float" office:value="78.2857356355843">
                <text:p>78.2857356355843</text:p>
              </table:table-cell>
              <table:table-cell office:value-type="float" office:value="81.4407259459201">
                <text:p>81.4407259459201</text:p>
              </table:table-cell>
              <table:table-cell office:value-type="float" office:value="84.4264861804044">
                <text:p>84.4264861804044</text:p>
              </table:table-cell>
              <table:table-cell office:value-type="float" office:value="87.2427015624162">
                <text:p>87.2427015624162</text:p>
              </table:table-cell>
              <table:table-cell office:value-type="float" office:value="89.9128564575693">
                <text:p>89.9128564575693</text:p>
              </table:table-cell>
              <table:table-cell office:value-type="float" office:value="89.9164128328453">
                <text:p>89.916412832845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3.8075602276178">
                <text:p>63.8075602276178</text:p>
              </table:table-cell>
              <table:table-cell office:value-type="float" office:value="67.5198866394519">
                <text:p>67.5198866394519</text:p>
              </table:table-cell>
              <table:table-cell office:value-type="float" office:value="71.835570870268">
                <text:p>71.835570870268</text:p>
              </table:table-cell>
              <table:table-cell office:value-type="float" office:value="75.0380101952965">
                <text:p>75.0380101952965</text:p>
              </table:table-cell>
              <table:table-cell office:value-type="float" office:value="78.3280609735485">
                <text:p>78.3280609735485</text:p>
              </table:table-cell>
              <table:table-cell office:value-type="float" office:value="81.4697453125087">
                <text:p>81.4697453125087</text:p>
              </table:table-cell>
              <table:table-cell office:value-type="float" office:value="84.4441313456165">
                <text:p>84.4441313456165</text:p>
              </table:table-cell>
              <table:table-cell office:value-type="float" office:value="87.2517286351133">
                <text:p>87.2517286351133</text:p>
              </table:table-cell>
              <table:table-cell office:value-type="float" office:value="89.9164128328453">
                <text:p>89.9164128328453</text:p>
              </table:table-cell>
              <table:table-cell office:value-type="float" office:value="89.9198240705156">
                <text:p>89.91982407051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3.9099122543524">
                <text:p>63.9099122543524</text:p>
              </table:table-cell>
              <table:table-cell office:value-type="float" office:value="67.6080279173038">
                <text:p>67.6080279173038</text:p>
              </table:table-cell>
              <table:table-cell office:value-type="float" office:value="71.9008144962549">
                <text:p>71.9008144962549</text:p>
              </table:table-cell>
              <table:table-cell office:value-type="float" office:value="75.0933334543236">
                <text:p>75.0933334543236</text:p>
              </table:table-cell>
              <table:table-cell office:value-type="float" office:value="78.3693412951948">
                <text:p>78.3693412951948</text:p>
              </table:table-cell>
              <table:table-cell office:value-type="float" office:value="81.4979696783758">
                <text:p>81.4979696783758</text:p>
              </table:table-cell>
              <table:table-cell office:value-type="float" office:value="84.4612336261678">
                <text:p>84.4612336261678</text:p>
              </table:table-cell>
              <table:table-cell office:value-type="float" office:value="87.2604390014898">
                <text:p>87.2604390014898</text:p>
              </table:table-cell>
              <table:table-cell office:value-type="float" office:value="89.9198240705156">
                <text:p>89.9198240705156</text:p>
              </table:table-cell>
              <table:table-cell office:value-type="float" office:value="89.9230960937246">
                <text:p>89.923096093724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4.0105725508868">
                <text:p>64.0105725508868</text:p>
              </table:table-cell>
              <table:table-cell office:value-type="float" office:value="67.6946092136253">
                <text:p>67.6946092136253</text:p>
              </table:table-cell>
              <table:table-cell office:value-type="float" office:value="71.964712940992">
                <text:p>71.964712940992</text:p>
              </table:table-cell>
              <table:table-cell office:value-type="float" office:value="75.147413546956">
                <text:p>75.147413546956</text:p>
              </table:table-cell>
              <table:table-cell office:value-type="float" office:value="78.4096024020682">
                <text:p>78.4096024020682</text:p>
              </table:table-cell>
              <table:table-cell office:value-type="float" office:value="81.525420822982">
                <text:p>81.525420822982</text:p>
              </table:table-cell>
              <table:table-cell office:value-type="float" office:value="84.4778097248636">
                <text:p>84.4778097248636</text:p>
              </table:table-cell>
              <table:table-cell office:value-type="float" office:value="87.2688437728877">
                <text:p>87.2688437728877</text:p>
              </table:table-cell>
              <table:table-cell office:value-type="float" office:value="89.9230960937246">
                <text:p>89.9230960937246</text:p>
              </table:table-cell>
              <table:table-cell office:value-type="float" office:value="89.9262345838902">
                <text:p>89.92623458389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4.1095690790615">
                <text:p>64.1095690790615</text:p>
              </table:table-cell>
              <table:table-cell office:value-type="float" office:value="67.7796581379819">
                <text:p>67.7796581379819</text:p>
              </table:table-cell>
              <table:table-cell office:value-type="float" office:value="72.0272939391823">
                <text:p>72.0272939391823</text:p>
              </table:table-cell>
              <table:table-cell office:value-type="float" office:value="75.2002784083282">
                <text:p>75.2002784083282</text:p>
              </table:table-cell>
              <table:table-cell office:value-type="float" office:value="78.4488694586711">
                <text:p>78.4488694586711</text:p>
              </table:table-cell>
              <table:table-cell office:value-type="float" office:value="81.5521199291279">
                <text:p>81.5521199291279</text:p>
              </table:table-cell>
              <table:table-cell office:value-type="float" office:value="84.4938758306174">
                <text:p>84.4938758306174</text:p>
              </table:table-cell>
              <table:table-cell office:value-type="float" office:value="87.2769536708184">
                <text:p>87.2769536708184</text:p>
              </table:table-cell>
              <table:table-cell office:value-type="float" office:value="89.9262345838902">
                <text:p>89.9262345838902</text:p>
              </table:table-cell>
              <table:table-cell office:value-type="float" office:value="89.9292449905682">
                <text:p>89.9292449905682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4.2069293385488">
                <text:p>64.2069293385488</text:p>
              </table:table-cell>
              <table:table-cell office:value-type="float" office:value="67.863201811287">
                <text:p>67.863201811287</text:p>
              </table:table-cell>
              <table:table-cell office:value-type="float" office:value="72.0885846536997">
                <text:p>72.0885846536997</text:p>
              </table:table-cell>
              <table:table-cell office:value-type="float" office:value="75.2519553458456">
                <text:p>75.2519553458456</text:p>
              </table:table-cell>
              <table:table-cell office:value-type="float" office:value="78.487167008192">
                <text:p>78.487167008192</text:p>
              </table:table-cell>
              <table:table-cell office:value-type="float" office:value="81.5780875993005">
                <text:p>81.5780875993005</text:p>
              </table:table-cell>
              <table:table-cell office:value-type="float" office:value="84.5094476342627">
                <text:p>84.5094476342627</text:p>
              </table:table-cell>
              <table:table-cell office:value-type="float" office:value="87.2847790406389">
                <text:p>87.2847790406389</text:p>
              </table:table-cell>
              <table:table-cell office:value-type="float" office:value="89.9292449905682">
                <text:p>89.9292449905682</text:p>
              </table:table-cell>
              <table:table-cell office:value-type="float" office:value="89.9321325409153">
                <text:p>89.932132540915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4.3026803744912">
                <text:p>64.3026803744912</text:p>
              </table:table-cell>
              <table:table-cell office:value-type="float" office:value="67.9452668744504">
                <text:p>67.9452668744504</text:p>
              </table:table-cell>
              <table:table-cell office:value-type="float" office:value="72.1486116873792">
                <text:p>72.1486116873792</text:p>
              </table:table-cell>
              <table:table-cell office:value-type="float" office:value="75.3024710532903">
                <text:p>75.3024710532903</text:p>
              </table:table-cell>
              <table:table-cell office:value-type="float" office:value="78.5245189878462">
                <text:p>78.5245189878462</text:p>
              </table:table-cell>
              <table:table-cell office:value-type="float" office:value="81.6033438715706">
                <text:p>81.6033438715706</text:p>
              </table:table-cell>
              <table:table-cell office:value-type="float" office:value="84.5245403438764">
                <text:p>84.5245403438764</text:p>
              </table:table-cell>
              <table:table-cell office:value-type="float" office:value="87.2923298647494">
                <text:p>87.2923298647494</text:p>
              </table:table-cell>
              <table:table-cell office:value-type="float" office:value="89.9321325409153">
                <text:p>89.9321325409153</text:p>
              </table:table-cell>
              <table:table-cell office:value-type="float" office:value="89.9349022487652">
                <text:p>89.934902248765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64.3968487850145">
                <text:p>64.3968487850145</text:p>
              </table:table-cell>
              <table:table-cell office:value-type="float" office:value="68.0258794968739">
                <text:p>68.0258794968739</text:p>
              </table:table-cell>
              <table:table-cell office:value-type="float" office:value="72.207401094563">
                <text:p>72.207401094563</text:p>
              </table:table-cell>
              <table:table-cell office:value-type="float" office:value="75.3518516246095">
                <text:p>75.3518516246095</text:p>
              </table:table-cell>
              <table:table-cell office:value-type="float" office:value="78.5609487438368">
                <text:p>78.5609487438368</text:p>
              </table:table-cell>
              <table:table-cell office:value-type="float" office:value="81.6279082350557">
                <text:p>81.6279082350557</text:p>
              </table:table-cell>
              <table:table-cell office:value-type="float" office:value="84.5391686996323">
                <text:p>84.5391686996323</text:p>
              </table:table-cell>
              <table:table-cell office:value-type="float" office:value="87.2996157753267">
                <text:p>87.2996157753267</text:p>
              </table:table-cell>
              <table:table-cell office:value-type="float" office:value="89.9349022487652">
                <text:p>89.9349022487652</text:p>
              </table:table-cell>
              <table:table-cell office:value-type="float" office:value="89.9375589233341">
                <text:p>89.93755892333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4.4894607286158">
                <text:p>64.4894607286158</text:p>
              </table:table-cell>
              <table:table-cell office:value-type="float" office:value="68.1050653847962">
                <text:p>68.1050653847962</text:p>
              </table:table-cell>
              <table:table-cell office:value-type="float" office:value="72.2649783924099">
                <text:p>72.2649783924099</text:p>
              </table:table-cell>
              <table:table-cell office:value-type="float" office:value="75.4001225673946">
                <text:p>75.4001225673946</text:p>
              </table:table-cell>
              <table:table-cell office:value-type="float" office:value="78.5964790459472">
                <text:p>78.5964790459472</text:p>
              </table:table-cell>
              <table:table-cell office:value-type="float" office:value="81.6517996449589">
                <text:p>81.6517996449589</text:p>
              </table:table-cell>
              <table:table-cell office:value-type="float" office:value="84.5533469881967">
                <text:p>84.5533469881967</text:p>
              </table:table-cell>
              <table:table-cell office:value-type="float" office:value="87.306646066612">
                <text:p>87.306646066612</text:p>
              </table:table-cell>
              <table:table-cell office:value-type="float" office:value="89.9375589233341">
                <text:p>89.9375589233341</text:p>
              </table:table-cell>
              <table:table-cell office:value-type="float" office:value="89.9401071775715">
                <text:p>89.9401071775715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64.5805419314307">
                <text:p>64.5805419314307</text:p>
              </table:table-cell>
              <table:table-cell office:value-type="float" office:value="68.1828497894903">
                <text:p>68.1828497894903</text:p>
              </table:table-cell>
              <table:table-cell office:value-type="float" office:value="72.3213685719703">
                <text:p>72.3213685719703</text:p>
              </table:table-cell>
              <table:table-cell office:value-type="float" office:value="75.4473088160571">
                <text:p>75.4473088160571</text:p>
              </table:table-cell>
              <table:table-cell office:value-type="float" office:value="78.6311321017729">
                <text:p>78.6311321017729</text:p>
              </table:table-cell>
              <table:table-cell office:value-type="float" office:value="81.6750365371954">
                <text:p>81.6750365371954</text:p>
              </table:table-cell>
              <table:table-cell office:value-type="float" office:value="84.5670890566813">
                <text:p>84.5670890566813</text:p>
              </table:table-cell>
              <table:table-cell office:value-type="float" office:value="87.3134297067668">
                <text:p>87.3134297067668</text:p>
              </table:table-cell>
              <table:table-cell office:value-type="float" office:value="89.9401071775715">
                <text:p>89.9401071775715</text:p>
              </table:table-cell>
              <table:table-cell office:value-type="float" office:value="89.9425514361701">
                <text:p>89.94255143617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4.6701176943788">
                <text:p>64.6701176943788</text:p>
              </table:table-cell>
              <table:table-cell office:value-type="float" office:value="68.2592575153158">
                <text:p>68.2592575153158</text:p>
              </table:table-cell>
              <table:table-cell office:value-type="float" office:value="72.3765961090339">
                <text:p>72.3765961090339</text:p>
              </table:table-cell>
              <table:table-cell office:value-type="float" office:value="75.4934347447084">
                <text:p>75.4934347447084</text:p>
              </table:table-cell>
              <table:table-cell office:value-type="float" office:value="78.6649295706017">
                <text:p>78.6649295706017</text:p>
              </table:table-cell>
              <table:table-cell office:value-type="float" office:value="81.6976368426188">
                <text:p>81.6976368426188</text:p>
              </table:table-cell>
              <table:table-cell office:value-type="float" office:value="84.580408326167">
                <text:p>84.580408326167</text:p>
              </table:table-cell>
              <table:table-cell office:value-type="float" office:value="87.3199753493131">
                <text:p>87.3199753493131</text:p>
              </table:table-cell>
              <table:table-cell office:value-type="float" office:value="89.9425514361701">
                <text:p>89.9425514361701</text:p>
              </table:table-cell>
              <table:table-cell office:value-type="float" office:value="89.9448959432483">
                <text:p>89.9448959432483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64.7582129001926">
                <text:p>64.7582129001926</text:p>
              </table:table-cell>
              <table:table-cell office:value-type="float" office:value="68.3343129276286">
                <text:p>68.3343129276286</text:p>
              </table:table-cell>
              <table:table-cell office:value-type="float" office:value="72.4306849747528">
                <text:p>72.4306849747528</text:p>
              </table:table-cell>
              <table:table-cell office:value-type="float" office:value="75.5385241797504">
                <text:p>75.5385241797504</text:p>
              </table:table-cell>
              <table:table-cell office:value-type="float" office:value="78.6978925769519">
                <text:p>78.6978925769519</text:p>
              </table:table-cell>
              <table:table-cell office:value-type="float" office:value="81.7196180008578">
                <text:p>81.7196180008578</text:p>
              </table:table-cell>
              <table:table-cell office:value-type="float" office:value="84.5933178048115">
                <text:p>84.5933178048115</text:p>
              </table:table-cell>
              <table:table-cell office:value-type="float" office:value="87.3262913441721">
                <text:p>87.3262913441721</text:p>
              </table:table-cell>
              <table:table-cell office:value-type="float" office:value="89.9448959432483">
                <text:p>89.9448959432483</text:p>
              </table:table-cell>
              <table:table-cell office:value-type="float" office:value="89.9471447697198">
                <text:p>89.94714476971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4.8448520203291">
                <text:p>64.8448520203291</text:p>
              </table:table-cell>
              <table:table-cell office:value-type="float" office:value="68.4080399605509">
                <text:p>68.4080399605509</text:p>
              </table:table-cell>
              <table:table-cell office:value-type="float" office:value="72.4836586460462">
                <text:p>72.4836586460462</text:p>
              </table:table-cell>
              <table:table-cell office:value-type="float" office:value="75.5826004121831">
                <text:p>75.5826004121831</text:p>
              </table:table-cell>
              <table:table-cell office:value-type="float" office:value="78.7300417237755">
                <text:p>78.7300417237755</text:p>
              </table:table-cell>
              <table:table-cell office:value-type="float" office:value="81.7409969737733">
                <text:p>81.7409969737733</text:p>
              </table:table-cell>
              <table:table-cell office:value-type="float" office:value="84.6058301005535">
                <text:p>84.6058301005535</text:p>
              </table:table-cell>
              <table:table-cell office:value-type="float" office:value="87.3323857483162">
                <text:p>87.3323857483162</text:p>
              </table:table-cell>
              <table:table-cell office:value-type="float" office:value="89.9471447697198">
                <text:p>89.94714476971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width="0.07cm" svg:stroke-color="#4c4c4c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D2:journal.D182 journal.P1:journal.X182" chart:data-source-has-labels="both" svg:x="0.126cm" svg:y="0.141cm" svg:width="20.332cm" svg:height="13.901cm">
          <chartooo:coordinate-region svg:x="1.091cm" svg:y="0.367cm" svg:width="19.207cm" svg:height="12.771cm"/>
          <chart:axis chart:dimension="x" chart:name="primary-x" chart:style-name="ch3" chartooo:axis-type="auto">
            <chartooo:date-scale/>
            <chart:categories table:cell-range-address="journal.D2:journal.D182"/>
          </chart:axis>
          <chart:axis chart:dimension="y" chart:name="primary-y" chart:style-name="ch4"/>
          <chart:series chart:style-name="ch5" chart:values-cell-range-address="journal.P2:journal.P182" chart:label-cell-address="journal.P1:journal.P1" chart:class="chart:line">
            <chart:data-point chart:repeated="181"/>
          </chart:series>
          <chart:series chart:style-name="ch5" chart:values-cell-range-address="journal.Q2:journal.Q182" chart:label-cell-address="journal.Q1:journal.Q1" chart:class="chart:line">
            <chart:data-point chart:repeated="181"/>
          </chart:series>
          <chart:series chart:style-name="ch5" chart:values-cell-range-address="journal.R2:journal.R182" chart:label-cell-address="journal.R1:journal.R1" chart:class="chart:line">
            <chart:data-point chart:repeated="181"/>
          </chart:series>
          <chart:series chart:style-name="ch5" chart:values-cell-range-address="journal.S2:journal.S182" chart:label-cell-address="journal.S1:journal.S1" chart:class="chart:line">
            <chart:data-point chart:repeated="181"/>
          </chart:series>
          <chart:series chart:style-name="ch5" chart:values-cell-range-address="journal.T2:journal.T182" chart:label-cell-address="journal.T1:journal.T1" chart:class="chart:line">
            <chart:data-point chart:repeated="181"/>
          </chart:series>
          <chart:series chart:style-name="ch5" chart:values-cell-range-address="journal.U2:journal.U182" chart:label-cell-address="journal.U1:journal.U1" chart:class="chart:line">
            <chart:data-point chart:repeated="181"/>
          </chart:series>
          <chart:series chart:style-name="ch5" chart:values-cell-range-address="journal.V2:journal.V182" chart:label-cell-address="journal.V1:journal.V1" chart:class="chart:line">
            <chart:data-point chart:repeated="181"/>
          </chart:series>
          <chart:series chart:style-name="ch5" chart:values-cell-range-address="journal.W2:journal.W182" chart:label-cell-address="journal.W1:journal.W1" chart:class="chart:line">
            <chart:data-point chart:repeated="181"/>
          </chart:series>
          <chart:series chart:style-name="ch5" chart:values-cell-range-address="journal.X2:journal.X182" chart:label-cell-address="journal.X1:journal.X1" chart:class="chart:line">
            <chart:data-point chart:repeated="1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- S1</text:p>
                <draw:g>
                  <svg:desc>journal.P1:journal.P1</svg:desc>
                </draw:g>
              </table:table-cell>
              <table:table-cell office:value-type="string">
                <text:p>Tc - S2</text:p>
                <draw:g>
                  <svg:desc>journal.Q1:journal.Q1</svg:desc>
                </draw:g>
              </table:table-cell>
              <table:table-cell office:value-type="string">
                <text:p>Tc - S3</text:p>
                <draw:g>
                  <svg:desc>journal.R1:journal.R1</svg:desc>
                </draw:g>
              </table:table-cell>
              <table:table-cell office:value-type="string">
                <text:p>Tc - S4</text:p>
                <draw:g>
                  <svg:desc>journal.S1:journal.S1</svg:desc>
                </draw:g>
              </table:table-cell>
              <table:table-cell office:value-type="string">
                <text:p>Tc - S5</text:p>
                <draw:g>
                  <svg:desc>journal.T1:journal.T1</svg:desc>
                </draw:g>
              </table:table-cell>
              <table:table-cell office:value-type="string">
                <text:p>Tc - S6</text:p>
                <draw:g>
                  <svg:desc>journal.U1:journal.U1</svg:desc>
                </draw:g>
              </table:table-cell>
              <table:table-cell office:value-type="string">
                <text:p>Tc - S7</text:p>
                <draw:g>
                  <svg:desc>journal.V1:journal.V1</svg:desc>
                </draw:g>
              </table:table-cell>
              <table:table-cell office:value-type="string">
                <text:p>Tc - S8</text:p>
                <draw:g>
                  <svg:desc>journal.W1:journal.W1</svg:desc>
                </draw:g>
              </table:table-cell>
              <table:table-cell office:value-type="string">
                <text:p>Tc - S9</text:p>
                <draw:g>
                  <svg:desc>journal.X1:journal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20">
                <text:p>20</text:p>
                <draw:g>
                  <svg:desc>journal.P2:journal.P182</svg:desc>
                </draw:g>
              </table:table-cell>
              <table:table-cell office:value-type="float" office:value="20">
                <text:p>20</text:p>
                <draw:g>
                  <svg:desc>journal.Q2:journal.Q182</svg:desc>
                </draw:g>
              </table:table-cell>
              <table:table-cell office:value-type="float" office:value="20">
                <text:p>20</text:p>
                <draw:g>
                  <svg:desc>journal.R2:journal.R182</svg:desc>
                </draw:g>
              </table:table-cell>
              <table:table-cell office:value-type="float" office:value="20">
                <text:p>20</text:p>
                <draw:g>
                  <svg:desc>journal.S2:journal.S182</svg:desc>
                </draw:g>
              </table:table-cell>
              <table:table-cell office:value-type="float" office:value="20">
                <text:p>20</text:p>
                <draw:g>
                  <svg:desc>journal.T2:journal.T182</svg:desc>
                </draw:g>
              </table:table-cell>
              <table:table-cell office:value-type="float" office:value="20">
                <text:p>20</text:p>
                <draw:g>
                  <svg:desc>journal.U2:journal.U182</svg:desc>
                </draw:g>
              </table:table-cell>
              <table:table-cell office:value-type="float" office:value="20">
                <text:p>20</text:p>
                <draw:g>
                  <svg:desc>journal.V2:journal.V182</svg:desc>
                </draw:g>
              </table:table-cell>
              <table:table-cell office:value-type="float" office:value="20">
                <text:p>20</text:p>
                <draw:g>
                  <svg:desc>journal.W2:journal.W182</svg:desc>
                </draw:g>
              </table:table-cell>
              <table:table-cell office:value-type="float" office:value="20">
                <text:p>20</text:p>
                <draw:g>
                  <svg:desc>journal.X2:journal.X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.1">
                <text:p>20.1</text:p>
              </table:table-cell>
              <table:table-cell office:value-type="float" office:value="20.1166666666667">
                <text:p>20.1166666666667</text:p>
              </table:table-cell>
              <table:table-cell office:value-type="float" office:value="20.1375">
                <text:p>20.1375</text:p>
              </table:table-cell>
              <table:table-cell office:value-type="float" office:value="20.1642857142857">
                <text:p>20.1642857142857</text:p>
              </table:table-cell>
              <table:table-cell office:value-type="float" office:value="20.2">
                <text:p>20.2</text:p>
              </table:table-cell>
              <table:table-cell office:value-type="float" office:value="20.25">
                <text:p>20.25</text:p>
              </table:table-cell>
              <table:table-cell office:value-type="float" office:value="20.325">
                <text:p>20.325</text:p>
              </table:table-cell>
              <table:table-cell office:value-type="float" office:value="20.45">
                <text:p>20.4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20.275">
                <text:p>20.275</text:p>
              </table:table-cell>
              <table:table-cell office:value-type="float" office:value="20.3285714285714">
                <text:p>20.3285714285714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  <table:table-cell office:value-type="float" office:value="20.65">
                <text:p>20.65</text:p>
              </table:table-cell>
              <table:table-cell office:value-type="float" office:value="20.9">
                <text:p>20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0.3">
                <text:p>20.3</text:p>
              </table:table-cell>
              <table:table-cell office:value-type="float" office:value="20.35">
                <text:p>20.35</text:p>
              </table:table-cell>
              <table:table-cell office:value-type="float" office:value="20.4125">
                <text:p>20.4125</text:p>
              </table:table-cell>
              <table:table-cell office:value-type="float" office:value="20.4928571428571">
                <text:p>20.4928571428571</text:p>
              </table:table-cell>
              <table:table-cell office:value-type="float" office:value="20.6">
                <text:p>20.6</text:p>
              </table:table-cell>
              <table:table-cell office:value-type="float" office:value="20.75">
                <text:p>20.75</text:p>
              </table:table-cell>
              <table:table-cell office:value-type="float" office:value="20.975">
                <text:p>20.975</text:p>
              </table:table-cell>
              <table:table-cell office:value-type="float" office:value="21.35">
                <text:p>21.3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4">
                <text:p>20.4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20.55">
                <text:p>20.55</text:p>
              </table:table-cell>
              <table:table-cell office:value-type="float" office:value="20.6571428571429">
                <text:p>20.657142857142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1.3">
                <text:p>21.3</text:p>
              </table:table-cell>
              <table:table-cell office:value-type="float" office:value="21.8">
                <text:p>21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5">
                <text:p>20.5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20.6875">
                <text:p>20.6875</text:p>
              </table:table-cell>
              <table:table-cell office:value-type="float" office:value="20.8214285714286">
                <text:p>20.8214285714286</text:p>
              </table:table-cell>
              <table:table-cell office:value-type="float" office:value="21">
                <text:p>21</text:p>
              </table:table-cell>
              <table:table-cell office:value-type="float" office:value="21.25">
                <text:p>21.25</text:p>
              </table:table-cell>
              <table:table-cell office:value-type="float" office:value="21.625">
                <text:p>21.625</text:p>
              </table:table-cell>
              <table:table-cell office:value-type="float" office:value="22.25">
                <text:p>22.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6">
                <text:p>20.6</text:p>
              </table:table-cell>
              <table:table-cell office:value-type="float" office:value="20.7">
                <text:p>20.7</text:p>
              </table:table-cell>
              <table:table-cell office:value-type="float" office:value="20.825">
                <text:p>20.825</text:p>
              </table:table-cell>
              <table:table-cell office:value-type="float" office:value="20.9857142857143">
                <text:p>20.9857142857143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  <table:table-cell office:value-type="float" office:value="21.95">
                <text:p>21.95</text:p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.7">
                <text:p>20.7</text:p>
              </table:table-cell>
              <table:table-cell office:value-type="float" office:value="20.8166666666667">
                <text:p>20.8166666666667</text:p>
              </table:table-cell>
              <table:table-cell office:value-type="float" office:value="20.9625">
                <text:p>20.9625</text:p>
              </table:table-cell>
              <table:table-cell office:value-type="float" office:value="21.15">
                <text:p>21.15</text:p>
              </table:table-cell>
              <table:table-cell office:value-type="float" office:value="21.4">
                <text:p>21.4</text:p>
              </table:table-cell>
              <table:table-cell office:value-type="float" office:value="21.75">
                <text:p>21.75</text:p>
              </table:table-cell>
              <table:table-cell office:value-type="float" office:value="22.275">
                <text:p>22.275</text:p>
              </table:table-cell>
              <table:table-cell office:value-type="float" office:value="23.15">
                <text:p>23.1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8">
                <text:p>20.8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21.1">
                <text:p>21.1</text:p>
              </table:table-cell>
              <table:table-cell office:value-type="float" office:value="21.3142857142857">
                <text:p>21.3142857142857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0.9">
                <text:p>20.9</text:p>
              </table:table-cell>
              <table:table-cell office:value-type="float" office:value="21.05">
                <text:p>21.05</text:p>
              </table:table-cell>
              <table:table-cell office:value-type="float" office:value="21.2375">
                <text:p>21.2375</text:p>
              </table:table-cell>
              <table:table-cell office:value-type="float" office:value="21.4785714285714">
                <text:p>21.4785714285714</text:p>
              </table:table-cell>
              <table:table-cell office:value-type="float" office:value="21.8">
                <text:p>21.8</text:p>
              </table:table-cell>
              <table:table-cell office:value-type="float" office:value="22.25">
                <text:p>22.25</text:p>
              </table:table-cell>
              <table:table-cell office:value-type="float" office:value="22.925">
                <text:p>22.925</text:p>
              </table:table-cell>
              <table:table-cell office:value-type="float" office:value="24.05">
                <text:p>24.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1.375">
                <text:p>21.375</text:p>
              </table:table-cell>
              <table:table-cell office:value-type="float" office:value="21.6428571428571">
                <text:p>21.6428571428571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.25">
                <text:p>23.25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1.1">
                <text:p>21.1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1.5125">
                <text:p>21.5125</text:p>
              </table:table-cell>
              <table:table-cell office:value-type="float" office:value="21.8071428571429">
                <text:p>21.8071428571429</text:p>
              </table:table-cell>
              <table:table-cell office:value-type="float" office:value="22.2">
                <text:p>22.2</text:p>
              </table:table-cell>
              <table:table-cell office:value-type="float" office:value="22.75">
                <text:p>22.75</text:p>
              </table:table-cell>
              <table:table-cell office:value-type="float" office:value="23.575">
                <text:p>23.575</text:p>
              </table:table-cell>
              <table:table-cell office:value-type="float" office:value="24.95">
                <text:p>24.95</text:p>
              </table:table-cell>
              <table:table-cell office:value-type="float" office:value="29.5710642021243">
                <text:p>29.5710642021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  <table:table-cell office:value-type="float" office:value="21.4">
                <text:p>21.4</text:p>
              </table:table-cell>
              <table:table-cell office:value-type="float" office:value="21.65">
                <text:p>21.65</text:p>
              </table:table-cell>
              <table:table-cell office:value-type="float" office:value="21.9714285714286">
                <text:p>21.9714285714286</text:p>
              </table:table-cell>
              <table:table-cell office:value-type="float" office:value="22.4">
                <text:p>22.4</text:p>
              </table:table-cell>
              <table:table-cell office:value-type="float" office:value="23">
                <text:p>23</text:p>
              </table:table-cell>
              <table:table-cell office:value-type="float" office:value="23.9">
                <text:p>23.9</text:p>
              </table:table-cell>
              <table:table-cell office:value-type="float" office:value="25.4">
                <text:p>25.4</text:p>
              </table:table-cell>
              <table:table-cell office:value-type="float" office:value="32.0372018783526">
                <text:p>32.037201878352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1.3">
                <text:p>21.3</text:p>
              </table:table-cell>
              <table:table-cell office:value-type="float" office:value="21.5166666666667">
                <text:p>21.5166666666667</text:p>
              </table:table-cell>
              <table:table-cell office:value-type="float" office:value="21.7875">
                <text:p>21.7875</text:p>
              </table:table-cell>
              <table:table-cell office:value-type="float" office:value="22.1357142857143">
                <text:p>22.1357142857143</text:p>
              </table:table-cell>
              <table:table-cell office:value-type="float" office:value="22.6">
                <text:p>22.6</text:p>
              </table:table-cell>
              <table:table-cell office:value-type="float" office:value="23.25">
                <text:p>23.25</text:p>
              </table:table-cell>
              <table:table-cell office:value-type="float" office:value="24.225">
                <text:p>24.225</text:p>
              </table:table-cell>
              <table:table-cell office:value-type="float" office:value="25.85">
                <text:p>25.85</text:p>
              </table:table-cell>
              <table:table-cell office:value-type="float" office:value="34.4026951371705">
                <text:p>34.40269513717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4">
                <text:p>21.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21.925">
                <text:p>21.925</text:p>
              </table:table-cell>
              <table:table-cell office:value-type="float" office:value="22.3">
                <text:p>22.3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  <table:table-cell office:value-type="float" office:value="24.55">
                <text:p>24.55</text:p>
              </table:table-cell>
              <table:table-cell office:value-type="float" office:value="26.3">
                <text:p>26.3</text:p>
              </table:table-cell>
              <table:table-cell office:value-type="float" office:value="36.6716513318913">
                <text:p>36.671651331891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  <table:table-cell office:value-type="float" office:value="21.75">
                <text:p>21.75</text:p>
              </table:table-cell>
              <table:table-cell office:value-type="float" office:value="22.0625">
                <text:p>22.0625</text:p>
              </table:table-cell>
              <table:table-cell office:value-type="float" office:value="22.4642857142857">
                <text:p>22.4642857142857</text:p>
              </table:table-cell>
              <table:table-cell office:value-type="float" office:value="23">
                <text:p>23</text:p>
              </table:table-cell>
              <table:table-cell office:value-type="float" office:value="23.75">
                <text:p>23.75</text:p>
              </table:table-cell>
              <table:table-cell office:value-type="float" office:value="24.875">
                <text:p>24.875</text:p>
              </table:table-cell>
              <table:table-cell office:value-type="float" office:value="26.75">
                <text:p>26.75</text:p>
              </table:table-cell>
              <table:table-cell office:value-type="float" office:value="38.84801019251">
                <text:p>38.848010192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6">
                <text:p>21.6</text:p>
              </table:table-cell>
              <table:table-cell office:value-type="float" office:value="21.8666666666667">
                <text:p>21.8666666666667</text:p>
              </table:table-cell>
              <table:table-cell office:value-type="float" office:value="22.2">
                <text:p>22.2</text:p>
              </table:table-cell>
              <table:table-cell office:value-type="float" office:value="22.6285714285714">
                <text:p>22.628571428571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5.2">
                <text:p>25.2</text:p>
              </table:table-cell>
              <table:table-cell office:value-type="float" office:value="28.8813563793785">
                <text:p>28.8813563793785</text:p>
              </table:table-cell>
              <table:table-cell office:value-type="float" office:value="40.9355506665015">
                <text:p>40.935550666501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1.7">
                <text:p>21.7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22.3375">
                <text:p>22.3375</text:p>
              </table:table-cell>
              <table:table-cell office:value-type="float" office:value="22.7928571428571">
                <text:p>22.7928571428571</text:p>
              </table:table-cell>
              <table:table-cell office:value-type="float" office:value="23.4">
                <text:p>23.4</text:p>
              </table:table-cell>
              <table:table-cell office:value-type="float" office:value="24.25">
                <text:p>24.25</text:p>
              </table:table-cell>
              <table:table-cell office:value-type="float" office:value="25.525">
                <text:p>25.525</text:p>
              </table:table-cell>
              <table:table-cell office:value-type="float" office:value="30.9379361329806">
                <text:p>30.9379361329806</text:p>
              </table:table-cell>
              <table:table-cell office:value-type="float" office:value="42.9378974804428">
                <text:p>42.93789748044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8">
                <text:p>21.8</text:p>
              </table:table-cell>
              <table:table-cell office:value-type="float" office:value="22.1">
                <text:p>22.1</text:p>
              </table:table-cell>
              <table:table-cell office:value-type="float" office:value="22.475">
                <text:p>22.475</text:p>
              </table:table-cell>
              <table:table-cell office:value-type="float" office:value="22.9571428571429">
                <text:p>22.9571428571429</text:p>
              </table:table-cell>
              <table:table-cell office:value-type="float" office:value="23.6">
                <text:p>23.6</text:p>
              </table:table-cell>
              <table:table-cell office:value-type="float" office:value="24.5">
                <text:p>24.5</text:p>
              </table:table-cell>
              <table:table-cell office:value-type="float" office:value="25.85">
                <text:p>25.85</text:p>
              </table:table-cell>
              <table:table-cell office:value-type="float" office:value="32.9223627281047">
                <text:p>32.9223627281047</text:p>
              </table:table-cell>
              <table:table-cell office:value-type="float" office:value="44.8585274338513">
                <text:p>44.858527433851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1.9">
                <text:p>21.9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22.6125">
                <text:p>22.6125</text:p>
              </table:table-cell>
              <table:table-cell office:value-type="float" office:value="23.1214285714286">
                <text:p>23.1214285714286</text:p>
              </table:table-cell>
              <table:table-cell office:value-type="float" office:value="23.8">
                <text:p>23.8</text:p>
              </table:table-cell>
              <table:table-cell office:value-type="float" office:value="24.75">
                <text:p>24.75</text:p>
              </table:table-cell>
              <table:table-cell office:value-type="float" office:value="26.175">
                <text:p>26.175</text:p>
              </table:table-cell>
              <table:table-cell office:value-type="float" office:value="34.8371675901765">
                <text:p>34.8371675901765</text:p>
              </table:table-cell>
              <table:table-cell office:value-type="float" office:value="46.7007754361688">
                <text:p>46.7007754361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75">
                <text:p>22.75</text:p>
              </table:table-cell>
              <table:table-cell office:value-type="float" office:value="23.2857142857143">
                <text:p>23.285714285714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  <table:table-cell office:value-type="float" office:value="36.6847933319513">
                <text:p>36.6847933319513</text:p>
              </table:table-cell>
              <table:table-cell office:value-type="float" office:value="48.467840297372">
                <text:p>48.46784029737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2.1">
                <text:p>22.1</text:p>
              </table:table-cell>
              <table:table-cell office:value-type="float" office:value="22.45">
                <text:p>22.45</text:p>
              </table:table-cell>
              <table:table-cell office:value-type="float" office:value="22.8875">
                <text:p>22.8875</text:p>
              </table:table-cell>
              <table:table-cell office:value-type="float" office:value="23.45">
                <text:p>23.45</text:p>
              </table:table-cell>
              <table:table-cell office:value-type="float" office:value="24.2">
                <text:p>24.2</text:p>
              </table:table-cell>
              <table:table-cell office:value-type="float" office:value="25.25">
                <text:p>25.25</text:p>
              </table:table-cell>
              <table:table-cell office:value-type="float" office:value="28.2998557831339">
                <text:p>28.2998557831339</text:p>
              </table:table-cell>
              <table:table-cell office:value-type="float" office:value="38.4675968694226">
                <text:p>38.4675968694226</text:p>
              </table:table-cell>
              <table:table-cell office:value-type="float" office:value="50.1627902822663">
                <text:p>50.16279028226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2">
                <text:p>22.2</text:p>
              </table:table-cell>
              <table:table-cell office:value-type="float" office:value="22.5666666666667">
                <text:p>22.5666666666667</text:p>
              </table:table-cell>
              <table:table-cell office:value-type="float" office:value="23.025">
                <text:p>23.025</text:p>
              </table:table-cell>
              <table:table-cell office:value-type="float" office:value="23.6142857142857">
                <text:p>23.6142857142857</text:p>
              </table:table-cell>
              <table:table-cell office:value-type="float" office:value="24.4">
                <text:p>24.4</text:p>
              </table:table-cell>
              <table:table-cell office:value-type="float" office:value="25.5">
                <text:p>25.5</text:p>
              </table:table-cell>
              <table:table-cell office:value-type="float" office:value="30.0443358254117">
                <text:p>30.0443358254117</text:p>
              </table:table-cell>
              <table:table-cell office:value-type="float" office:value="40.1878524284122">
                <text:p>40.1878524284122</text:p>
              </table:table-cell>
              <table:table-cell office:value-type="float" office:value="51.7885684381041">
                <text:p>51.788568438104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.3">
                <text:p>22.3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23.1625">
                <text:p>23.1625</text:p>
              </table:table-cell>
              <table:table-cell office:value-type="float" office:value="23.7785714285714">
                <text:p>23.7785714285714</text:p>
              </table:table-cell>
              <table:table-cell office:value-type="float" office:value="24.6">
                <text:p>24.6</text:p>
              </table:table-cell>
              <table:table-cell office:value-type="float" office:value="25.75">
                <text:p>25.75</text:p>
              </table:table-cell>
              <table:table-cell office:value-type="float" office:value="31.735143859268">
                <text:p>31.735143859268</text:p>
              </table:table-cell>
              <table:table-cell office:value-type="float" office:value="41.8477544456764">
                <text:p>41.8477544456764</text:p>
              </table:table-cell>
              <table:table-cell office:value-type="float" office:value="53.3479977047821">
                <text:p>53.34799770478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4">
                <text:p>22.4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3.9428571428571">
                <text:p>23.9428571428571</text:p>
              </table:table-cell>
              <table:table-cell office:value-type="float" office:value="24.8">
                <text:p>24.8</text:p>
              </table:table-cell>
              <table:table-cell office:value-type="float" office:value="26">
                <text:p>26</text:p>
              </table:table-cell>
              <table:table-cell office:value-type="float" office:value="33.3739311988012">
                <text:p>33.3739311988012</text:p>
              </table:table-cell>
              <table:table-cell office:value-type="float" office:value="43.4494203682305">
                <text:p>43.4494203682305</text:p>
              </table:table-cell>
              <table:table-cell office:value-type="float" office:value="54.843785816487">
                <text:p>54.84378581648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.5">
                <text:p>22.5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23.4375">
                <text:p>23.4375</text:p>
              </table:table-cell>
              <table:table-cell office:value-type="float" office:value="24.1071428571429">
                <text:p>24.1071428571429</text:p>
              </table:table-cell>
              <table:table-cell office:value-type="float" office:value="25">
                <text:p>25</text:p>
              </table:table-cell>
              <table:table-cell office:value-type="float" office:value="26.25">
                <text:p>26.25</text:p>
              </table:table-cell>
              <table:table-cell office:value-type="float" office:value="34.9622983525158">
                <text:p>34.9622983525158</text:p>
              </table:table-cell>
              <table:table-cell office:value-type="float" office:value="44.9948933544608">
                <text:p>44.9948933544608</text:p>
              </table:table-cell>
              <table:table-cell office:value-type="float" office:value="56.2785300033036">
                <text:p>56.2785300033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23.575">
                <text:p>23.575</text:p>
              </table:table-cell>
              <table:table-cell office:value-type="float" office:value="24.2714285714286">
                <text:p>24.2714285714286</text:p>
              </table:table-cell>
              <table:table-cell office:value-type="float" office:value="25.2">
                <text:p>25.2</text:p>
              </table:table-cell>
              <table:table-cell office:value-type="float" office:value="27.7909981622054">
                <text:p>27.7909981622054</text:p>
              </table:table-cell>
              <table:table-cell office:value-type="float" office:value="36.5017965864466">
                <text:p>36.5017965864466</text:p>
              </table:table-cell>
              <table:table-cell office:value-type="float" office:value="46.4861448804713">
                <text:p>46.4861448804713</text:p>
              </table:table-cell>
              <table:table-cell office:value-type="float" office:value="57.6547215009467">
                <text:p>57.65472150094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7">
                <text:p>22.7</text:p>
              </table:table-cell>
              <table:table-cell office:value-type="float" office:value="23.15">
                <text:p>23.15</text:p>
              </table:table-cell>
              <table:table-cell office:value-type="float" office:value="23.7125">
                <text:p>23.7125</text:p>
              </table:table-cell>
              <table:table-cell office:value-type="float" office:value="24.4357142857143">
                <text:p>24.4357142857143</text:p>
              </table:table-cell>
              <table:table-cell office:value-type="float" office:value="25.4">
                <text:p>25.4</text:p>
              </table:table-cell>
              <table:table-cell office:value-type="float" office:value="29.2897798739944">
                <text:p>29.2897798739944</text:p>
              </table:table-cell>
              <table:table-cell office:value-type="float" office:value="37.9939294391899">
                <text:p>37.9939294391899</text:p>
              </table:table-cell>
              <table:table-cell office:value-type="float" office:value="47.9250772549884">
                <text:p>47.9250772549884</text:p>
              </table:table-cell>
              <table:table-cell office:value-type="float" office:value="58.9747498764492">
                <text:p>58.97474987644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23.2666666666667">
                <text:p>23.2666666666667</text:p>
              </table:table-cell>
              <table:table-cell office:value-type="float" office:value="23.85">
                <text:p>23.85</text:p>
              </table:table-cell>
              <table:table-cell office:value-type="float" office:value="24.6">
                <text:p>24.6</text:p>
              </table:table-cell>
              <table:table-cell office:value-type="float" office:value="25.6">
                <text:p>25.6</text:p>
              </table:table-cell>
              <table:table-cell office:value-type="float" office:value="30.7475016771006">
                <text:p>30.7475016771006</text:p>
              </table:table-cell>
              <table:table-cell office:value-type="float" office:value="39.4401541903228">
                <text:p>39.4401541903228</text:p>
              </table:table-cell>
              <table:table-cell office:value-type="float" office:value="49.3135260460335">
                <text:p>49.3135260460335</text:p>
              </table:table-cell>
              <table:table-cell office:value-type="float" office:value="60.2409071773161">
                <text:p>60.240907177316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9">
                <text:p>22.9</text:p>
              </table:table-cell>
              <table:table-cell office:value-type="float" office:value="23.3833333333333">
                <text:p>23.3833333333333</text:p>
              </table:table-cell>
              <table:table-cell office:value-type="float" office:value="23.9875">
                <text:p>23.9875</text:p>
              </table:table-cell>
              <table:table-cell office:value-type="float" office:value="24.7642857142857">
                <text:p>24.7642857142857</text:p>
              </table:table-cell>
              <table:table-cell office:value-type="float" office:value="25.8">
                <text:p>25.8</text:p>
              </table:table-cell>
              <table:table-cell office:value-type="float" office:value="32.1652884291917">
                <text:p>32.1652884291917</text:p>
              </table:table-cell>
              <table:table-cell office:value-type="float" office:value="40.8418832836431">
                <text:p>40.8418832836431</text:p>
              </table:table-cell>
              <table:table-cell office:value-type="float" office:value="50.6532624224575">
                <text:p>50.6532624224575</text:p>
              </table:table-cell>
              <table:table-cell office:value-type="float" office:value="61.4553919113494">
                <text:p>61.45539191134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.125">
                <text:p>24.125</text:p>
              </table:table-cell>
              <table:table-cell office:value-type="float" office:value="24.9285714285714">
                <text:p>24.9285714285714</text:p>
              </table:table-cell>
              <table:table-cell office:value-type="float" office:value="26">
                <text:p>26</text:p>
              </table:table-cell>
              <table:table-cell office:value-type="float" office:value="33.5442341718718">
                <text:p>33.5442341718718</text:p>
              </table:table-cell>
              <table:table-cell office:value-type="float" office:value="42.2004857066215">
                <text:p>42.2004857066215</text:p>
              </table:table-cell>
              <table:table-cell office:value-type="float" office:value="51.9459954133247">
                <text:p>51.9459954133247</text:p>
              </table:table-cell>
              <table:table-cell office:value-type="float" office:value="62.6203128640541">
                <text:p>62.620312864054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3.1">
                <text:p>23.1</text:p>
              </table:table-cell>
              <table:table-cell office:value-type="float" office:value="23.6166666666667">
                <text:p>23.6166666666667</text:p>
              </table:table-cell>
              <table:table-cell office:value-type="float" office:value="24.2625">
                <text:p>24.2625</text:p>
              </table:table-cell>
              <table:table-cell office:value-type="float" office:value="25.0928571428571">
                <text:p>25.0928571428571</text:p>
              </table:table-cell>
              <table:table-cell office:value-type="float" office:value="27.33326475047">
                <text:p>27.33326475047</text:p>
              </table:table-cell>
              <table:table-cell office:value-type="float" office:value="34.885402974903">
                <text:p>34.885402974903</text:p>
              </table:table-cell>
              <table:table-cell office:value-type="float" office:value="43.5172883274122">
                <text:p>43.5172883274122</text:p>
              </table:table-cell>
              <table:table-cell office:value-type="float" office:value="53.1933740880286">
                <text:p>53.1933740880286</text:p>
              </table:table-cell>
              <table:table-cell office:value-type="float" office:value="63.737692760254">
                <text:p>63.7376927602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2">
                <text:p>23.2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24.4">
                <text:p>24.4</text:p>
              </table:table-cell>
              <table:table-cell office:value-type="float" office:value="25.2571428571429">
                <text:p>25.2571428571429</text:p>
              </table:table-cell>
              <table:table-cell office:value-type="float" office:value="28.6336110769614">
                <text:p>28.6336110769614</text:p>
              </table:table-cell>
              <table:table-cell office:value-type="float" office:value="36.1898297572999">
                <text:p>36.1898297572999</text:p>
              </table:table-cell>
              <table:table-cell office:value-type="float" office:value="44.7935771907281">
                <text:p>44.7935771907281</text:p>
              </table:table-cell>
              <table:table-cell office:value-type="float" office:value="54.3969896599205">
                <text:p>54.3969896599205</text:p>
              </table:table-cell>
              <table:table-cell office:value-type="float" office:value="64.8094717762746">
                <text:p>64.809471776274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3.3">
                <text:p>23.3</text:p>
              </table:table-cell>
              <table:table-cell office:value-type="float" office:value="23.85">
                <text:p>23.85</text:p>
              </table:table-cell>
              <table:table-cell office:value-type="float" office:value="24.5375">
                <text:p>24.5375</text:p>
              </table:table-cell>
              <table:table-cell office:value-type="float" office:value="25.4214285714286">
                <text:p>25.4214285714286</text:p>
              </table:table-cell>
              <table:table-cell office:value-type="float" office:value="29.9018517382581">
                <text:p>29.9018517382581</text:p>
              </table:table-cell>
              <table:table-cell office:value-type="float" office:value="37.4585210859295">
                <text:p>37.4585210859295</text:p>
              </table:table-cell>
              <table:table-cell office:value-type="float" office:value="46.030598773846">
                <text:p>46.030598773846</text:p>
              </table:table-cell>
              <table:table-cell office:value-type="float" office:value="55.5583775161339">
                <text:p>55.5583775161339</text:p>
              </table:table-cell>
              <table:table-cell office:value-type="float" office:value="65.8375109087924">
                <text:p>65.83751090879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.4">
                <text:p>23.4</text:p>
              </table:table-cell>
              <table:table-cell office:value-type="float" office:value="23.9666666666667">
                <text:p>23.9666666666667</text:p>
              </table:table-cell>
              <table:table-cell office:value-type="float" office:value="24.675">
                <text:p>24.675</text:p>
              </table:table-cell>
              <table:table-cell office:value-type="float" office:value="25.5857142857143">
                <text:p>25.5857142857143</text:p>
              </table:table-cell>
              <table:table-cell office:value-type="float" office:value="31.1387794260582">
                <text:p>31.1387794260582</text:p>
              </table:table-cell>
              <table:table-cell office:value-type="float" office:value="38.6924559522335">
                <text:p>38.6924559522335</text:p>
              </table:table-cell>
              <table:table-cell office:value-type="float" office:value="47.2295612039683">
                <text:p>47.2295612039683</text:p>
              </table:table-cell>
              <table:table-cell office:value-type="float" office:value="56.6790191761946">
                <text:p>56.6790191761946</text:p>
              </table:table-cell>
              <table:table-cell office:value-type="float" office:value="66.8235952061991">
                <text:p>66.823595206199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3.5">
                <text:p>23.5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24.8125">
                <text:p>24.8125</text:p>
              </table:table-cell>
              <table:table-cell office:value-type="float" office:value="25.75">
                <text:p>25.75</text:p>
              </table:table-cell>
              <table:table-cell office:value-type="float" office:value="32.3451672604318">
                <text:p>32.3451672604318</text:p>
              </table:table-cell>
              <table:table-cell office:value-type="float" office:value="39.8925865276706">
                <text:p>39.8925865276706</text:p>
              </table:table-cell>
              <table:table-cell office:value-type="float" office:value="48.3916354381314">
                <text:p>48.3916354381314</text:p>
              </table:table-cell>
              <table:table-cell office:value-type="float" office:value="57.7603441819151">
                <text:p>57.7603441819151</text:p>
              </table:table-cell>
              <table:table-cell office:value-type="float" office:value="67.7694368680925">
                <text:p>67.7694368680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  <table:table-cell office:value-type="float" office:value="24.95">
                <text:p>24.95</text:p>
              </table:table-cell>
              <table:table-cell office:value-type="float" office:value="26.9128718564077">
                <text:p>26.9128718564077</text:p>
              </table:table-cell>
              <table:table-cell office:value-type="float" office:value="33.5217692730469">
                <text:p>33.5217692730469</text:p>
              </table:table-cell>
              <table:table-cell office:value-type="float" office:value="41.059838898465">
                <text:p>41.059838898465</text:p>
              </table:table-cell>
              <table:table-cell office:value-type="float" office:value="49.5179564068109">
                <text:p>49.5179564068109</text:p>
              </table:table-cell>
              <table:table-cell office:value-type="float" office:value="58.8037319209834">
                <text:p>58.8037319209834</text:p>
              </table:table-cell>
              <table:table-cell office:value-type="float" office:value="68.6766782182752">
                <text:p>68.676678218275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7">
                <text:p>23.7</text:p>
              </table:table-cell>
              <table:table-cell office:value-type="float" office:value="24.3166666666667">
                <text:p>24.3166666666667</text:p>
              </table:table-cell>
              <table:table-cell office:value-type="float" office:value="25.0875">
                <text:p>25.0875</text:p>
              </table:table-cell>
              <table:table-cell office:value-type="float" office:value="28.0496128731163">
                <text:p>28.0496128731163</text:p>
              </table:table-cell>
              <table:table-cell office:value-type="float" office:value="34.6693208784628">
                <text:p>34.6693208784628</text:p>
              </table:table-cell>
              <table:table-cell office:value-type="float" office:value="42.1951137802244">
                <text:p>42.1951137802244</text:p>
              </table:table-cell>
              <table:table-cell office:value-type="float" office:value="50.6096241223427">
                <text:p>50.6096241223427</text:p>
              </table:table-cell>
              <table:table-cell office:value-type="float" office:value="59.810513386573">
                <text:p>59.810513386573</text:p>
              </table:table-cell>
              <table:table-cell office:value-type="float" office:value="69.546894556424">
                <text:p>69.5468945564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8">
                <text:p>23.8</text:p>
              </table:table-cell>
              <table:table-cell office:value-type="float" office:value="24.4333333333333">
                <text:p>24.4333333333333</text:p>
              </table:table-cell>
              <table:table-cell office:value-type="float" office:value="26.5205820241036">
                <text:p>26.5205820241036</text:p>
              </table:table-cell>
              <table:table-cell office:value-type="float" office:value="29.1608102350161">
                <text:p>29.1608102350161</text:p>
              </table:table-cell>
              <table:table-cell office:value-type="float" office:value="35.788539333789">
                <text:p>35.788539333789</text:p>
              </table:table-cell>
              <table:table-cell office:value-type="float" office:value="43.2992872129812">
                <text:p>43.2992872129812</text:p>
              </table:table-cell>
              <table:table-cell office:value-type="float" office:value="51.667704753241">
                <text:p>51.667704753241</text:p>
              </table:table-cell>
              <table:table-cell office:value-type="float" office:value="60.7819728752189">
                <text:p>60.7819728752189</text:p>
              </table:table-cell>
              <table:table-cell office:value-type="float" office:value="70.3815968933804">
                <text:p>70.381596893380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24.55">
                <text:p>24.55</text:p>
              </table:table-cell>
              <table:table-cell office:value-type="float" office:value="27.5201218730977">
                <text:p>27.5201218730977</text:p>
              </table:table-cell>
              <table:table-cell office:value-type="float" office:value="30.2470379323929">
                <text:p>30.2470379323929</text:p>
              </table:table-cell>
              <table:table-cell office:value-type="float" office:value="36.8801241869936">
                <text:p>36.8801241869936</text:p>
              </table:table-cell>
              <table:table-cell office:value-type="float" office:value="44.3732112371934">
                <text:p>44.3732112371934</text:p>
              </table:table-cell>
              <table:table-cell office:value-type="float" office:value="52.6932316654633">
                <text:p>52.6932316654633</text:p>
              </table:table-cell>
              <table:table-cell office:value-type="float" office:value="61.7193496251253">
                <text:p>61.7193496251253</text:p>
              </table:table-cell>
              <table:table-cell office:value-type="float" office:value="71.1822345748133">
                <text:p>71.18223457481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28.4990533907329">
                <text:p>28.4990533907329</text:p>
              </table:table-cell>
              <table:table-cell office:value-type="float" office:value="31.3088570574232">
                <text:p>31.3088570574232</text:p>
              </table:table-cell>
              <table:table-cell office:value-type="float" office:value="37.9447577141441">
                <text:p>37.9447577141441</text:p>
              </table:table-cell>
              <table:table-cell office:value-type="float" office:value="45.417714551225">
                <text:p>45.417714551225</text:p>
              </table:table-cell>
              <table:table-cell office:value-type="float" office:value="53.6872064316391">
                <text:p>53.6872064316391</text:p>
              </table:table-cell>
              <table:table-cell office:value-type="float" office:value="62.6238393969939">
                <text:p>62.6238393969939</text:p>
              </table:table-cell>
              <table:table-cell office:value-type="float" office:value="71.950197797808">
                <text:p>71.95019779780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1">
                <text:p>24.1</text:p>
              </table:table-cell>
              <table:table-cell office:value-type="float" office:value="24.7833333333333">
                <text:p>24.7833333333333</text:p>
              </table:table-cell>
              <table:table-cell office:value-type="float" office:value="29.4578014758485">
                <text:p>29.4578014758485</text:p>
              </table:table-cell>
              <table:table-cell office:value-type="float" office:value="32.3468160940073">
                <text:p>32.3468160940073</text:p>
              </table:table-cell>
              <table:table-cell office:value-type="float" office:value="38.9831053458517">
                <text:p>38.9831053458517</text:p>
              </table:table-cell>
              <table:table-cell office:value-type="float" office:value="46.4336031508151">
                <text:p>46.4336031508151</text:p>
              </table:table-cell>
              <table:table-cell office:value-type="float" office:value="54.6505998092475">
                <text:p>54.6505998092475</text:p>
              </table:table-cell>
              <table:table-cell office:value-type="float" office:value="63.4965959993916">
                <text:p>63.4965959993916</text:p>
              </table:table-cell>
              <table:table-cell office:value-type="float" office:value="72.6868200247522">
                <text:p>72.68682002475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  <table:table-cell office:value-type="float" office:value="30.3967822667961">
                <text:p>30.3967822667961</text:p>
              </table:table-cell>
              <table:table-cell office:value-type="float" office:value="33.361451201089">
                <text:p>33.361451201089</text:p>
              </table:table-cell>
              <table:table-cell office:value-type="float" office:value="39.9958160831872">
                <text:p>39.9958160831872</text:p>
              </table:table-cell>
              <table:table-cell office:value-type="float" office:value="47.4216609510278">
                <text:p>47.4216609510278</text:p>
              </table:table-cell>
              <table:table-cell office:value-type="float" office:value="55.5843526887">
                <text:p>55.5843526887</text:p>
              </table:table-cell>
              <table:table-cell office:value-type="float" office:value="64.3387327606014">
                <text:p>64.3387327606014</text:p>
              </table:table-cell>
              <table:table-cell office:value-type="float" office:value="73.3933802987092">
                <text:p>73.393380298709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4.3">
                <text:p>24.3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31.3164033220625">
                <text:p>31.3164033220625</text:p>
              </table:table-cell>
              <table:table-cell office:value-type="float" office:value="34.3532864896094">
                <text:p>34.3532864896094</text:p>
              </table:table-cell>
              <table:table-cell office:value-type="float" office:value="40.9835229033281">
                <text:p>40.9835229033281</text:p>
              </table:table-cell>
              <table:table-cell office:value-type="float" office:value="48.3826503911644">
                <text:p>48.3826503911644</text:p>
              </table:table-cell>
              <table:table-cell office:value-type="float" office:value="56.4893770122533">
                <text:p>56.4893770122533</text:p>
              </table:table-cell>
              <table:table-cell office:value-type="float" office:value="65.1513239488349">
                <text:p>65.1513239488349</text:p>
              </table:table-cell>
              <table:table-cell office:value-type="float" office:value="74.071105464301">
                <text:p>74.0711054643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4">
                <text:p>24.4</text:p>
              </table:table-cell>
              <table:table-cell office:value-type="float" office:value="26.0862611605374">
                <text:p>26.0862611605374</text:p>
              </table:table-cell>
              <table:table-cell office:value-type="float" office:value="32.2170637971675">
                <text:p>32.2170637971675</text:p>
              </table:table-cell>
              <table:table-cell office:value-type="float" office:value="35.3228342932368">
                <text:p>35.3228342932368</text:p>
              </table:table-cell>
              <table:table-cell office:value-type="float" office:value="41.9468431551895">
                <text:p>41.9468431551895</text:p>
              </table:table-cell>
              <table:table-cell office:value-type="float" office:value="49.3173130231028">
                <text:p>49.3173130231028</text:p>
              </table:table-cell>
              <table:table-cell office:value-type="float" office:value="57.3665566646506">
                <text:p>57.3665566646506</text:p>
              </table:table-cell>
              <table:table-cell office:value-type="float" office:value="65.9354061426178">
                <text:p>65.9354061426178</text:p>
              </table:table-cell>
              <table:table-cell office:value-type="float" office:value="74.7211722979541">
                <text:p>74.721172297954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4.5">
                <text:p>24.5</text:p>
              </table:table-cell>
              <table:table-cell office:value-type="float" office:value="26.9077216284055">
                <text:p>26.9077216284055</text:p>
              </table:table-cell>
              <table:table-cell office:value-type="float" office:value="33.0991546179146">
                <text:p>33.0991546179146</text:p>
              </table:table-cell>
              <table:table-cell office:value-type="float" office:value="36.2705954330134">
                <text:p>36.2705954330134</text:p>
              </table:table-cell>
              <table:table-cell office:value-type="float" office:value="42.8863789452875">
                <text:p>42.8863789452875</text:p>
              </table:table-cell>
              <table:table-cell office:value-type="float" office:value="50.2263700835194">
                <text:p>50.2263700835194</text:p>
              </table:table-cell>
              <table:table-cell office:value-type="float" office:value="58.2167483363606">
                <text:p>58.2167483363606</text:p>
              </table:table-cell>
              <table:table-cell office:value-type="float" office:value="66.6919795530975">
                <text:p>66.6919795530975</text:p>
              </table:table-cell>
              <table:table-cell office:value-type="float" office:value="75.3447095512106">
                <text:p>75.34470955121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.6">
                <text:p>24.6</text:p>
              </table:table-cell>
              <table:table-cell office:value-type="float" office:value="27.7146433558674">
                <text:p>27.7146433558674</text:p>
              </table:table-cell>
              <table:table-cell office:value-type="float" office:value="33.9630586500702">
                <text:p>33.9630586500702</text:p>
              </table:table-cell>
              <table:table-cell office:value-type="float" office:value="37.1970594760548">
                <text:p>37.1970594760548</text:p>
              </table:table-cell>
              <table:table-cell office:value-type="float" office:value="43.8027175140755">
                <text:p>43.8027175140755</text:p>
              </table:table-cell>
              <table:table-cell office:value-type="float" office:value="51.1105230504348">
                <text:p>51.1105230504348</text:p>
              </table:table-cell>
              <table:table-cell office:value-type="float" office:value="59.0407823602568">
                <text:p>59.0407823602568</text:p>
              </table:table-cell>
              <table:table-cell office:value-type="float" office:value="67.4220092999575">
                <text:p>67.4220092999575</text:p>
              </table:table-cell>
              <table:table-cell office:value-type="float" office:value="75.9427999106489">
                <text:p>75.942799910648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  <table:table-cell office:value-type="float" office:value="28.5072836589849">
                <text:p>28.5072836589849</text:p>
              </table:table-cell>
              <table:table-cell office:value-type="float" office:value="34.8091508655436">
                <text:p>34.8091508655436</text:p>
              </table:table-cell>
              <table:table-cell office:value-type="float" office:value="38.1027049884368">
                <text:p>38.1027049884368</text:p>
              </table:table-cell>
              <table:table-cell office:value-type="float" office:value="44.6964316029882">
                <text:p>44.6964316029882</text:p>
              </table:table-cell>
              <table:table-cell office:value-type="float" office:value="51.9704541845125">
                <text:p>51.9704541845125</text:p>
              </table:table-cell>
              <table:table-cell office:value-type="float" office:value="59.8394635225564">
                <text:p>59.8394635225564</text:p>
              </table:table-cell>
              <table:table-cell office:value-type="float" office:value="68.1264266425688">
                <text:p>68.1264266425688</text:p>
              </table:table-cell>
              <table:table-cell office:value-type="float" office:value="76.5164818778208">
                <text:p>76.51648187782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8">
                <text:p>24.8</text:p>
              </table:table-cell>
              <table:table-cell office:value-type="float" office:value="29.2858952996734">
                <text:p>29.2858952996734</text:p>
              </table:table-cell>
              <table:table-cell office:value-type="float" office:value="35.6377985051413">
                <text:p>35.6377985051413</text:p>
              </table:table-cell>
              <table:table-cell office:value-type="float" office:value="38.9879997823988">
                <text:p>38.9879997823988</text:p>
              </table:table-cell>
              <table:table-cell office:value-type="float" office:value="45.5680798124242">
                <text:p>45.5680798124242</text:p>
              </table:table-cell>
              <table:table-cell office:value-type="float" office:value="52.8068270555282">
                <text:p>52.8068270555282</text:p>
              </table:table-cell>
              <table:table-cell office:value-type="float" office:value="60.6135718488073">
                <text:p>60.6135718488073</text:p>
              </table:table-cell>
              <table:table-cell office:value-type="float" office:value="68.8061301679469">
                <text:p>68.8061301679469</text:p>
              </table:table-cell>
              <table:table-cell office:value-type="float" office:value="77.0667515724657">
                <text:p>77.066751572465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4.9">
                <text:p>24.9</text:p>
              </table:table-cell>
              <table:table-cell office:value-type="float" office:value="30.0507265663036">
                <text:p>30.0507265663036</text:p>
              </table:table-cell>
              <table:table-cell office:value-type="float" office:value="36.4493612379655">
                <text:p>36.4493612379655</text:p>
              </table:table-cell>
              <table:table-cell office:value-type="float" office:value="39.8534011579933">
                <text:p>39.8534011579933</text:p>
              </table:table-cell>
              <table:table-cell office:value-type="float" office:value="46.4182069508889">
                <text:p>46.4182069508889</text:p>
              </table:table-cell>
              <table:table-cell office:value-type="float" office:value="53.6202870544167">
                <text:p>53.6202870544167</text:p>
              </table:table-cell>
              <table:table-cell office:value-type="float" office:value="61.3638633656945">
                <text:p>61.3638633656945</text:p>
              </table:table-cell>
              <table:table-cell office:value-type="float" office:value="69.4619869370303">
                <text:p>69.4619869370303</text:p>
              </table:table-cell>
              <table:table-cell office:value-type="float" office:value="77.5945644621358">
                <text:p>77.59456446213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.8020213528779">
                <text:p>30.8020213528779</text:p>
              </table:table-cell>
              <table:table-cell office:value-type="float" office:value="37.2441913175259">
                <text:p>37.2441913175259</text:p>
              </table:table-cell>
              <table:table-cell office:value-type="float" office:value="40.6993561393042">
                <text:p>40.6993561393042</text:p>
              </table:table-cell>
              <table:table-cell office:value-type="float" office:value="47.2473443755178">
                <text:p>47.2473443755178</text:p>
              </table:table-cell>
              <table:table-cell office:value-type="float" office:value="54.4114618912907">
                <text:p>54.4114618912907</text:p>
              </table:table-cell>
              <table:table-cell office:value-type="float" office:value="62.0910708394073">
                <text:p>62.0910708394073</text:p>
              </table:table-cell>
              <table:table-cell office:value-type="float" office:value="70.0948335907435">
                <text:p>70.0948335907435</text:p>
              </table:table-cell>
              <table:table-cell office:value-type="float" office:value="78.1008370212336">
                <text:p>78.100837021233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5.7437845780272">
                <text:p>25.7437845780272</text:p>
              </table:table-cell>
              <table:table-cell office:value-type="float" office:value="31.5400192368039">
                <text:p>31.5400192368039</text:p>
              </table:table-cell>
              <table:table-cell office:value-type="float" office:value="38.0226337346336">
                <text:p>38.0226337346336</text:p>
              </table:table-cell>
              <table:table-cell office:value-type="float" office:value="41.526301705358">
                <text:p>41.526301705358</text:p>
              </table:table-cell>
              <table:table-cell office:value-type="float" office:value="48.056010324192">
                <text:p>48.056010324192</text:p>
              </table:table-cell>
              <table:table-cell office:value-type="float" office:value="55.1809620798162">
                <text:p>55.1809620798162</text:p>
              </table:table-cell>
              <table:table-cell office:value-type="float" office:value="62.7959044912893">
                <text:p>62.7959044912893</text:p>
              </table:table-cell>
              <table:table-cell office:value-type="float" office:value="70.705477417254">
                <text:p>70.705477417254</text:p>
              </table:table-cell>
              <table:table-cell office:value-type="float" office:value="78.5864483223439">
                <text:p>78.58644832234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4752754783097">
                <text:p>26.4752754783097</text:p>
              </table:table-cell>
              <table:table-cell office:value-type="float" office:value="32.2649555552932">
                <text:p>32.2649555552932</text:p>
              </table:table-cell>
              <table:table-cell office:value-type="float" office:value="38.7850263671412">
                <text:p>38.7850263671412</text:p>
              </table:table-cell>
              <table:table-cell office:value-type="float" office:value="42.3346650158458">
                <text:p>42.3346650158458</text:p>
              </table:table-cell>
              <table:table-cell office:value-type="float" office:value="48.8447102394537">
                <text:p>48.8447102394537</text:p>
              </table:table-cell>
              <table:table-cell office:value-type="float" office:value="55.9293814083179">
                <text:p>55.9293814083179</text:p>
              </table:table-cell>
              <table:table-cell office:value-type="float" office:value="63.4790526914706">
                <text:p>63.4790526914706</text:p>
              </table:table-cell>
              <table:table-cell office:value-type="float" office:value="71.2946973817865">
                <text:p>71.2946973817865</text:p>
              </table:table-cell>
              <table:table-cell office:value-type="float" office:value="79.052241562622">
                <text:p>79.05224156262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7.1946758974679">
                <text:p>27.1946758974679</text:p>
              </table:table-cell>
              <table:table-cell office:value-type="float" office:value="32.9770614804065">
                <text:p>32.9770614804065</text:p>
              </table:table-cell>
              <table:table-cell office:value-type="float" office:value="39.5317001265974">
                <text:p>39.5317001265974</text:p>
              </table:table-cell>
              <table:table-cell office:value-type="float" office:value="43.1248636317727">
                <text:p>43.1248636317727</text:p>
              </table:table-cell>
              <table:table-cell office:value-type="float" office:value="49.6139370844244">
                <text:p>49.6139370844244</text:p>
              </table:table-cell>
              <table:table-cell office:value-type="float" office:value="56.6572973979791">
                <text:p>56.6572973979791</text:p>
              </table:table-cell>
              <table:table-cell office:value-type="float" office:value="64.1411826311591">
                <text:p>64.1411826311591</text:p>
              </table:table-cell>
              <table:table-cell office:value-type="float" office:value="71.8632451203065">
                <text:p>71.8632451203065</text:p>
              </table:table-cell>
              <table:table-cell office:value-type="float" office:value="79.4990255278894">
                <text:p>79.4990255278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021856735772">
                <text:p>27.9021856735772</text:p>
              </table:table-cell>
              <table:table-cell office:value-type="float" office:value="33.6765640927715">
                <text:p>33.6765640927715</text:p>
              </table:table-cell>
              <table:table-cell office:value-type="float" office:value="40.2629791018765">
                <text:p>40.2629791018765</text:p>
              </table:table-cell>
              <table:table-cell office:value-type="float" office:value="43.8973057311502">
                <text:p>43.8973057311502</text:p>
              </table:table-cell>
              <table:table-cell office:value-type="float" office:value="50.3641716509226">
                <text:p>50.3641716509226</text:p>
              </table:table-cell>
              <table:table-cell office:value-type="float" office:value="57.3652717484882">
                <text:p>57.3652717484882</text:p>
              </table:table-cell>
              <table:table-cell office:value-type="float" office:value="64.782940974247">
                <text:p>64.782940974247</text:p>
              </table:table-cell>
              <table:table-cell office:value-type="float" office:value="72.4118458983413">
                <text:p>72.4118458983413</text:p>
              </table:table-cell>
              <table:table-cell office:value-type="float" office:value="79.9275759969793">
                <text:p>79.927575996979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8.5980013416804">
                <text:p>28.5980013416804</text:p>
              </table:table-cell>
              <table:table-cell office:value-type="float" office:value="34.3636864539954">
                <text:p>34.3636864539954</text:p>
              </table:table-cell>
              <table:table-cell office:value-type="float" office:value="40.9791806998469">
                <text:p>40.9791806998469</text:p>
              </table:table-cell>
              <table:table-cell office:value-type="float" office:value="44.6523903198404">
                <text:p>44.6523903198404</text:p>
              </table:table-cell>
              <table:table-cell office:value-type="float" office:value="51.0958828599745">
                <text:p>51.0958828599745</text:p>
              </table:table-cell>
              <table:table-cell office:value-type="float" office:value="58.0538507714769">
                <text:p>58.0538507714769</text:p>
              </table:table-cell>
              <table:table-cell office:value-type="float" office:value="65.4049544888702">
                <text:p>65.4049544888702</text:p>
              </table:table-cell>
              <table:table-cell office:value-type="float" office:value="72.9411995361621">
                <text:p>72.9411995361621</text:p>
              </table:table-cell>
              <table:table-cell office:value-type="float" office:value="80.3386370887695">
                <text:p>80.33863708876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2823161883818">
                <text:p>29.2823161883818</text:p>
              </table:table-cell>
              <table:table-cell office:value-type="float" office:value="35.0386476777964">
                <text:p>35.0386476777964</text:p>
              </table:table-cell>
              <table:table-cell office:value-type="float" office:value="41.6806157831401">
                <text:p>41.6806157831401</text:p>
              </table:table-cell>
              <table:table-cell office:value-type="float" office:value="45.3905074376631">
                <text:p>45.3905074376631</text:p>
              </table:table-cell>
              <table:table-cell office:value-type="float" office:value="51.8095280549051">
                <text:p>51.8095280549051</text:p>
              </table:table-cell>
              <table:table-cell office:value-type="float" office:value="58.723565812084">
                <text:p>58.723565812084</text:p>
              </table:table-cell>
              <table:table-cell office:value-type="float" office:value="66.0078306595365">
                <text:p>66.0078306595365</text:p>
              </table:table-cell>
              <table:table-cell office:value-type="float" office:value="73.451981301507">
                <text:p>73.451981301507</text:p>
              </table:table-cell>
              <table:table-cell office:value-type="float" office:value="80.7329225542425">
                <text:p>80.732922554242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.9553203055389">
                <text:p>29.9553203055389</text:p>
              </table:table-cell>
              <table:table-cell office:value-type="float" office:value="35.7016629998761">
                <text:p>35.7016629998761</text:p>
              </table:table-cell>
              <table:table-cell office:value-type="float" office:value="42.367588805078">
                <text:p>42.367588805078</text:p>
              </table:table-cell>
              <table:table-cell office:value-type="float" office:value="46.1120383598712">
                <text:p>46.1120383598712</text:p>
              </table:table-cell>
              <table:table-cell office:value-type="float" office:value="52.5055532871923">
                <text:p>52.5055532871923</text:p>
              </table:table-cell>
              <table:table-cell office:value-type="float" office:value="59.3749336589707">
                <text:p>59.3749336589707</text:p>
              </table:table-cell>
              <table:table-cell office:value-type="float" office:value="66.5921582804202">
                <text:p>66.5921582804202</text:p>
              </table:table-cell>
              <table:table-cell office:value-type="float" office:value="73.9448427709829">
                <text:p>73.9448427709829</text:p>
              </table:table-cell>
              <table:table-cell office:value-type="float" office:value="81.1111170158155">
                <text:p>81.11111701581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.6172006430674">
                <text:p>30.6172006430674</text:p>
              </table:table-cell>
              <table:table-cell office:value-type="float" office:value="36.3529438465548">
                <text:p>36.3529438465548</text:p>
              </table:table-cell>
              <table:table-cell office:value-type="float" office:value="43.0403979418193">
                <text:p>43.0403979418193</text:p>
              </table:table-cell>
              <table:table-cell office:value-type="float" office:value="46.8173557940994">
                <text:p>46.8173557940994</text:p>
              </table:table-cell>
              <table:table-cell office:value-type="float" office:value="53.1843935952639">
                <text:p>53.1843935952639</text:p>
              </table:table-cell>
              <table:table-cell office:value-type="float" office:value="60.0084569431023">
                <text:p>60.0084569431023</text:p>
              </table:table-cell>
              <table:table-cell office:value-type="float" office:value="67.158508030403">
                <text:p>67.158508030403</text:p>
              </table:table-cell>
              <table:table-cell office:value-type="float" office:value="74.420412661247">
                <text:p>74.420412661247</text:p>
              </table:table-cell>
              <table:table-cell office:value-type="float" office:value="81.4738771560934">
                <text:p>81.473877156093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.2681410608724">
                <text:p>31.2681410608724</text:p>
              </table:table-cell>
              <table:table-cell office:value-type="float" office:value="36.9926979021927">
                <text:p>36.9926979021927</text:p>
              </table:table-cell>
              <table:table-cell office:value-type="float" office:value="43.6993352217806">
                <text:p>43.6993352217806</text:p>
              </table:table-cell>
              <table:table-cell office:value-type="float" office:value="47.5068240728861">
                <text:p>47.5068240728861</text:p>
              </table:table-cell>
              <table:table-cell office:value-type="float" office:value="53.8464732764104">
                <text:p>53.8464732764104</text:p>
              </table:table-cell>
              <table:table-cell office:value-type="float" office:value="60.6246245256062">
                <text:p>60.6246245256062</text:p>
              </table:table-cell>
              <table:table-cell office:value-type="float" office:value="67.7074330304238">
                <text:p>67.7074330304238</text:p>
              </table:table-cell>
              <table:table-cell office:value-type="float" office:value="74.8792976310263">
                <text:p>74.8792976310263</text:p>
              </table:table-cell>
              <table:table-cell office:value-type="float" office:value="81.8218328581074">
                <text:p>81.82183285810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9083223799224">
                <text:p>31.9083223799224</text:p>
              </table:table-cell>
              <table:table-cell office:value-type="float" office:value="37.6211291754174">
                <text:p>37.6211291754174</text:p>
              </table:table-cell>
              <table:table-cell office:value-type="float" office:value="44.3446866523896">
                <text:p>44.3446866523896</text:p>
              </table:table-cell>
              <table:table-cell office:value-type="float" office:value="48.1807993418702">
                <text:p>48.1807993418702</text:p>
              </table:table-cell>
              <table:table-cell office:value-type="float" office:value="54.4922061519852">
                <text:p>54.4922061519852</text:p>
              </table:table-cell>
              <table:table-cell office:value-type="float" office:value="61.2239118750034">
                <text:p>61.2239118750034</text:p>
              </table:table-cell>
              <table:table-cell office:value-type="float" office:value="68.2394693836789">
                <text:p>68.2394693836789</text:p>
              </table:table-cell>
              <table:table-cell office:value-type="float" office:value="75.3220830549991">
                <text:p>75.3220830549991</text:p>
              </table:table-cell>
              <table:table-cell office:value-type="float" office:value="82.1555882990203">
                <text:p>82.155588299020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2.5379224324779">
                <text:p>32.5379224324779</text:p>
              </table:table-cell>
              <table:table-cell office:value-type="float" office:value="38.2384380641793">
                <text:p>38.2384380641793</text:p>
              </table:table-cell>
              <table:table-cell office:value-type="float" office:value="44.9767323442246">
                <text:p>44.9767323442246</text:p>
              </table:table-cell>
              <table:table-cell office:value-type="float" office:value="48.8396297437582">
                <text:p>48.8396297437582</text:p>
              </table:table-cell>
              <table:table-cell office:value-type="float" office:value="55.1219958260559">
                <text:p>55.1219958260559</text:p>
              </table:table-cell>
              <table:table-cell office:value-type="float" office:value="61.8067814341064">
                <text:p>61.8067814341064</text:p>
              </table:table-cell>
              <table:table-cell office:value-type="float" office:value="68.7551366992033">
                <text:p>68.7551366992033</text:p>
              </table:table-cell>
              <table:table-cell office:value-type="float" office:value="75.7493337705262">
                <text:p>75.7493337705262</text:p>
              </table:table-cell>
              <table:table-cell office:value-type="float" office:value="82.4757229991967">
                <text:p>82.47572299919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3.1571161114908">
                <text:p>33.1571161114908</text:p>
              </table:table-cell>
              <table:table-cell office:value-type="float" office:value="38.844821419656">
                <text:p>38.844821419656</text:p>
              </table:table-cell>
              <table:table-cell office:value-type="float" office:value="45.5957466325951">
                <text:p>45.5957466325951</text:p>
              </table:table-cell>
              <table:table-cell office:value-type="float" office:value="49.4836555981584">
                <text:p>49.4836555981584</text:p>
              </table:table-cell>
              <table:table-cell office:value-type="float" office:value="55.73623593767">
                <text:p>55.73623593767</text:p>
              </table:table-cell>
              <table:table-cell office:value-type="float" office:value="62.3736829768647">
                <text:p>62.3736829768647</text:p>
              </table:table-cell>
              <table:table-cell office:value-type="float" office:value="69.2549385993428">
                <text:p>69.2549385993428</text:p>
              </table:table-cell>
              <table:table-cell office:value-type="float" office:value="76.1615947981827">
                <text:p>76.1615947981827</text:p>
              </table:table-cell>
              <table:table-cell office:value-type="float" office:value="82.7827928284607">
                <text:p>82.782792828460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3.7660754191868">
                <text:p>33.7660754191868</text:p>
              </table:table-cell>
              <table:table-cell office:value-type="float" office:value="39.4404726090251">
                <text:p>39.4404726090251</text:p>
              </table:table-cell>
              <table:table-cell office:value-type="float" office:value="46.2019981966145">
                <text:p>46.2019981966145</text:p>
              </table:table-cell>
              <table:table-cell office:value-type="float" office:value="50.1132095773724">
                <text:p>50.1132095773724</text:p>
              </table:table-cell>
              <table:table-cell office:value-type="float" office:value="56.3353104068928">
                <text:p>56.3353104068928</text:p>
              </table:table-cell>
              <table:table-cell office:value-type="float" office:value="62.9250539554356">
                <text:p>62.9250539554356</text:p>
              </table:table-cell>
              <table:table-cell office:value-type="float" office:value="69.7393632116123">
                <text:p>69.7393632116123</text:p>
              </table:table-cell>
              <table:table-cell office:value-type="float" office:value="76.5593920370119">
                <text:p>76.5593920370119</text:p>
              </table:table-cell>
              <table:table-cell office:value-type="float" office:value="83.077330971287">
                <text:p>83.0773309712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.3649695148448">
                <text:p>34.3649695148448</text:p>
              </table:table-cell>
              <table:table-cell office:value-type="float" office:value="40.0255815771266">
                <text:p>40.0255815771266</text:p>
              </table:table-cell>
              <table:table-cell office:value-type="float" office:value="46.7957501758193">
                <text:p>46.7957501758193</text:p>
              </table:table-cell>
              <table:table-cell office:value-type="float" office:value="50.7286168782383">
                <text:p>50.7286168782383</text:p>
              </table:table-cell>
              <table:table-cell office:value-type="float" office:value="56.9195936747688">
                <text:p>56.9195936747688</text:p>
              </table:table-cell>
              <table:table-cell office:value-type="float" office:value="63.4613198377457">
                <text:p>63.4613198377457</text:p>
              </table:table-cell>
              <table:table-cell office:value-type="float" office:value="70.2088836454223">
                <text:p>70.2088836454223</text:p>
              </table:table-cell>
              <table:table-cell office:value-type="float" office:value="76.9432329353855">
                <text:p>76.9432329353855</text:p>
              </table:table-cell>
              <table:table-cell office:value-type="float" office:value="83.3598488526025">
                <text:p>83.35984885260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4.9539647617868">
                <text:p>34.9539647617868</text:p>
              </table:table-cell>
              <table:table-cell office:value-type="float" office:value="40.6003349070332">
                <text:p>40.6003349070332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1.3301953901108">
                <text:p>51.3301953901108</text:p>
              </table:table-cell>
              <table:table-cell office:value-type="float" office:value="57.4894509373605">
                <text:p>57.4894509373605</text:p>
              </table:table-cell>
              <table:table-cell office:value-type="float" office:value="63.9828944358053">
                <text:p>63.9828944358053</text:p>
              </table:table-cell>
              <table:table-cell office:value-type="float" office:value="70.6639584541368">
                <text:p>70.6639584541368</text:p>
              </table:table-cell>
              <table:table-cell office:value-type="float" office:value="77.3136071383283">
                <text:p>77.3136071383283</text:p>
              </table:table-cell>
              <table:table-cell office:value-type="float" office:value="83.6308370258052">
                <text:p>83.63083702580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.5332247735908">
                <text:p>35.5332247735908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9467809229736">
                <text:p>47.9467809229736</text:p>
              </table:table-cell>
              <table:table-cell office:value-type="float" office:value="51.9182558590679">
                <text:p>51.9182558590679</text:p>
              </table:table-cell>
              <table:table-cell office:value-type="float" office:value="58.0452383740076">
                <text:p>58.0452383740076</text:p>
              </table:table-cell>
              <table:table-cell office:value-type="float" office:value="64.4901802250282">
                <text:p>64.4901802250282</text:p>
              </table:table-cell>
              <table:table-cell office:value-type="float" office:value="71.1050320829157">
                <text:p>71.1050320829157</text:p>
              </table:table-cell>
              <table:table-cell office:value-type="float" office:value="77.6709871121321">
                <text:p>77.6709871121321</text:p>
              </table:table-cell>
              <table:table-cell office:value-type="float" office:value="83.8907660245425">
                <text:p>83.890766024542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1029104595404">
                <text:p>36.1029104595404</text:p>
              </table:table-cell>
              <table:table-cell office:value-type="float" office:value="41.7195045316576">
                <text:p>41.7195045316576</text:p>
              </table:table-cell>
              <table:table-cell office:value-type="float" office:value="48.50455928831">
                <text:p>48.50455928831</text:p>
              </table:table-cell>
              <table:table-cell office:value-type="float" office:value="52.4931020484265">
                <text:p>52.4931020484265</text:p>
              </table:table-cell>
              <table:table-cell office:value-type="float" office:value="58.5873033699504">
                <text:p>58.5873033699504</text:p>
              </table:table-cell>
              <table:table-cell office:value-type="float" office:value="64.9835686548039">
                <text:p>64.9835686548039</text:p>
              </table:table-cell>
              <table:table-cell office:value-type="float" office:value="71.5325353027794">
                <text:p>71.5325353027794</text:p>
              </table:table-cell>
              <table:table-cell office:value-type="float" office:value="78.0158287470548">
                <text:p>78.0158287470548</text:p>
              </table:table-cell>
              <table:table-cell office:value-type="float" office:value="84.1400871797282">
                <text:p>84.14008717972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2.2642777139279">
                <text:p>42.2642777139279</text:p>
              </table:table-cell>
              <table:table-cell office:value-type="float" office:value="49.0508374804525">
                <text:p>49.0508374804525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59.1159847334569">
                <text:p>59.1159847334569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2141892369873">
                <text:p>37.2141892369873</text:p>
              </table:table-cell>
              <table:table-cell office:value-type="float" office:value="42.799409146915">
                <text:p>42.799409146915</text:p>
              </table:table-cell>
              <table:table-cell office:value-type="float" office:value="49.5858526078867">
                <text:p>49.5858526078867</text:p>
              </table:table-cell>
              <table:table-cell office:value-type="float" office:value="53.6043326657433">
                <text:p>53.6043326657433</text:p>
              </table:table-cell>
              <table:table-cell office:value-type="float" office:value="59.6316129075895">
                <text:p>59.6316129075895</text:p>
              </table:table-cell>
              <table:table-cell office:value-type="float" office:value="65.9301659075565">
                <text:p>65.9301659075565</text:p>
              </table:table-cell>
              <table:table-cell office:value-type="float" office:value="72.3484877404516">
                <text:p>72.3484877404516</text:p>
              </table:table-cell>
              <table:table-cell office:value-type="float" office:value="78.6696411500438">
                <text:p>78.6696411500438</text:p>
              </table:table-cell>
              <table:table-cell office:value-type="float" office:value="84.6086199394942">
                <text:p>84.60861993949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.7560910241795">
                <text:p>37.7560910241795</text:p>
              </table:table-cell>
              <table:table-cell office:value-type="float" office:value="43.3250694765541">
                <text:p>43.3250694765541</text:p>
              </table:table-cell>
              <table:table-cell office:value-type="float" office:value="50.1098368904384">
                <text:p>50.1098368904384</text:p>
              </table:table-cell>
              <table:table-cell office:value-type="float" office:value="54.1412911011653">
                <text:p>54.1412911011653</text:p>
              </table:table-cell>
              <table:table-cell office:value-type="float" office:value="60.1345101767421">
                <text:p>60.1345101767421</text:p>
              </table:table-cell>
              <table:table-cell office:value-type="float" office:value="66.3841051766143">
                <text:p>66.3841051766143</text:p>
              </table:table-cell>
              <table:table-cell office:value-type="float" office:value="72.7377338516608">
                <text:p>72.7377338516608</text:p>
              </table:table-cell>
              <table:table-cell office:value-type="float" office:value="78.9794459511476">
                <text:p>78.9794459511476</text:p>
              </table:table-cell>
              <table:table-cell office:value-type="float" office:value="84.8286450866944">
                <text:p>84.8286450866944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8.2890359626579">
                <text:p>38.2890359626579</text:p>
              </table:table-cell>
              <table:table-cell office:value-type="float" office:value="43.8414263285781">
                <text:p>43.8414263285781</text:p>
              </table:table-cell>
              <table:table-cell office:value-type="float" office:value="50.6230177600672">
                <text:p>50.6230177600672</text:p>
              </table:table-cell>
              <table:table-cell office:value-type="float" office:value="54.6661835684208">
                <text:p>54.6661835684208</text:p>
              </table:table-cell>
              <table:table-cell office:value-type="float" office:value="60.6249908680786">
                <text:p>60.6249908680786</text:p>
              </table:table-cell>
              <table:table-cell office:value-type="float" office:value="66.8256085420389">
                <text:p>66.8256085420389</text:p>
              </table:table-cell>
              <table:table-cell office:value-type="float" office:value="73.1150041190354">
                <text:p>73.1150041190354</text:p>
              </table:table-cell>
              <table:table-cell office:value-type="float" office:value="79.2783815433758">
                <text:p>79.2783815433758</text:p>
              </table:table-cell>
              <table:table-cell office:value-type="float" office:value="85.0396908881877">
                <text:p>85.03969088818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.8131720961101">
                <text:p>38.8131720961101</text:p>
              </table:table-cell>
              <table:table-cell office:value-type="float" office:value="44.3486443619709">
                <text:p>44.3486443619709</text:p>
              </table:table-cell>
              <table:table-cell office:value-type="float" office:value="51.1256179595817">
                <text:p>51.1256179595817</text:p>
              </table:table-cell>
              <table:table-cell office:value-type="float" office:value="55.1792812013225">
                <text:p>55.1792812013225</text:p>
              </table:table-cell>
              <table:table-cell office:value-type="float" office:value="61.1033615479976">
                <text:p>61.1033615479976</text:p>
              </table:table-cell>
              <table:table-cell office:value-type="float" office:value="67.2550166919128">
                <text:p>67.2550166919128</text:p>
              </table:table-cell>
              <table:table-cell office:value-type="float" office:value="73.4806670005546">
                <text:p>73.4806670005546</text:p>
              </table:table-cell>
              <table:table-cell office:value-type="float" office:value="79.5668292626571">
                <text:p>79.5668292626571</text:p>
              </table:table-cell>
              <table:table-cell office:value-type="float" office:value="85.2421237959473">
                <text:p>85.242123795947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9.3286450212768">
                <text:p>39.3286450212768</text:p>
              </table:table-cell>
              <table:table-cell office:value-type="float" office:value="44.8468853214748">
                <text:p>44.8468853214748</text:p>
              </table:table-cell>
              <table:table-cell office:value-type="float" office:value="51.6178556393198">
                <text:p>51.6178556393198</text:p>
              </table:table-cell>
              <table:table-cell office:value-type="float" office:value="55.6808490410476">
                <text:p>55.6808490410476</text:p>
              </table:table-cell>
              <table:table-cell office:value-type="float" office:value="61.5699212137463">
                <text:p>61.5699212137463</text:p>
              </table:table-cell>
              <table:table-cell office:value-type="float" office:value="67.6726609809904">
                <text:p>67.6726609809904</text:p>
              </table:table-cell>
              <table:table-cell office:value-type="float" office:value="73.8350796179375">
                <text:p>73.8350796179375</text:p>
              </table:table-cell>
              <table:table-cell office:value-type="float" office:value="79.8451570661095">
                <text:p>79.8451570661095</text:p>
              </table:table-cell>
              <table:table-cell office:value-type="float" office:value="85.4362953068422">
                <text:p>85.43629530684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.8355979283962">
                <text:p>39.8355979283962</text:p>
              </table:table-cell>
              <table:table-cell office:value-type="float" office:value="45.3363080891687">
                <text:p>45.3363080891687</text:p>
              </table:table-cell>
              <table:table-cell office:value-type="float" office:value="52.099944451835">
                <text:p>52.099944451835</text:p>
              </table:table-cell>
              <table:table-cell office:value-type="float" office:value="56.1711461730452">
                <text:p>56.1711461730452</text:p>
              </table:table-cell>
              <table:table-cell office:value-type="float" office:value="62.0249614803037">
                <text:p>62.0249614803037</text:p>
              </table:table-cell>
              <table:table-cell office:value-type="float" office:value="68.0788636863893">
                <text:p>68.0788636863893</text:p>
              </table:table-cell>
              <table:table-cell office:value-type="float" office:value="74.1785881054227">
                <text:p>74.1785881054227</text:p>
              </table:table-cell>
              <table:table-cell office:value-type="float" office:value="80.1137200014229">
                <text:p>80.1137200014229</text:p>
              </table:table-cell>
              <table:table-cell office:value-type="float" office:value="85.6225425729635">
                <text:p>85.622542572963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.33417164098">
                <text:p>40.33417164098</text:p>
              </table:table-cell>
              <table:table-cell office:value-type="float" office:value="45.8170687351334">
                <text:p>45.8170687351334</text:p>
              </table:table-cell>
              <table:table-cell office:value-type="float" office:value="52.5720936446316">
                <text:p>52.5720936446316</text:p>
              </table:table-cell>
              <table:table-cell office:value-type="float" office:value="56.6504258608674">
                <text:p>56.6504258608674</text:p>
              </table:table-cell>
              <table:table-cell office:value-type="float" office:value="62.4687667626491">
                <text:p>62.4687667626491</text:p>
              </table:table-cell>
              <table:table-cell office:value-type="float" office:value="68.4739382562771">
                <text:p>68.4739382562771</text:p>
              </table:table-cell>
              <table:table-cell office:value-type="float" office:value="74.5115279478181">
                <text:p>74.5115279478181</text:p>
              </table:table-cell>
              <table:table-cell office:value-type="float" office:value="80.3728606597743">
                <text:p>80.3728606597743</text:p>
              </table:table-cell>
              <table:table-cell office:value-type="float" office:value="85.8011889870425">
                <text:p>85.80118898704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.8245046549321">
                <text:p>40.8245046549321</text:p>
              </table:table-cell>
              <table:table-cell office:value-type="float" office:value="46.2893205672201">
                <text:p>46.2893205672201</text:p>
              </table:table-cell>
              <table:table-cell office:value-type="float" office:value="53.0345081509866">
                <text:p>53.0345081509866</text:p>
              </table:table-cell>
              <table:table-cell office:value-type="float" office:value="57.1189356769926">
                <text:p>57.1189356769926</text:p>
              </table:table-cell>
              <table:table-cell office:value-type="float" office:value="62.9016144535311">
                <text:p>62.9016144535311</text:p>
              </table:table-cell>
              <table:table-cell office:value-type="float" office:value="68.8581895517448">
                <text:p>68.8581895517448</text:p>
              </table:table-cell>
              <table:table-cell office:value-type="float" office:value="74.834224308149">
                <text:p>74.834224308149</text:p>
              </table:table-cell>
              <table:table-cell office:value-type="float" office:value="80.6229096128526">
                <text:p>80.6229096128526</text:p>
              </table:table-cell>
              <table:table-cell office:value-type="float" office:value="85.9725447439774">
                <text:p>85.972544743977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1.3067331770202">
                <text:p>41.3067331770202</text:p>
              </table:table-cell>
              <table:table-cell office:value-type="float" office:value="46.7532141799382">
                <text:p>46.7532141799382</text:p>
              </table:table-cell>
              <table:table-cell office:value-type="float" office:value="53.4873886788996">
                <text:p>53.4873886788996</text:p>
              </table:table-cell>
              <table:table-cell office:value-type="float" office:value="57.5769176307097">
                <text:p>57.5769176307097</text:p>
              </table:table-cell>
              <table:table-cell office:value-type="float" office:value="63.3237750968469">
                <text:p>63.3237750968469</text:p>
              </table:table-cell>
              <table:table-cell office:value-type="float" office:value="69.2319140820544">
                <text:p>69.2319140820544</text:p>
              </table:table-cell>
              <table:table-cell office:value-type="float" office:value="75.1469923452262">
                <text:p>75.1469923452262</text:p>
              </table:table-cell>
              <table:table-cell office:value-type="float" office:value="80.8641858345515">
                <text:p>80.8641858345515</text:p>
              </table:table-cell>
              <table:table-cell office:value-type="float" office:value="86.1369073794443">
                <text:p>86.136907379444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.7809911627125">
                <text:p>41.7809911627125</text:p>
              </table:table-cell>
              <table:table-cell office:value-type="float" office:value="47.2088975024777">
                <text:p>47.2088975024777</text:p>
              </table:table-cell>
              <table:table-cell office:value-type="float" office:value="53.9309317982096">
                <text:p>53.9309317982096</text:p>
              </table:table-cell>
              <table:table-cell office:value-type="float" office:value="58.0246082931279">
                <text:p>58.0246082931279</text:p>
              </table:table-cell>
              <table:table-cell office:value-type="float" office:value="63.7355125567411">
                <text:p>63.7355125567411</text:p>
              </table:table-cell>
              <table:table-cell office:value-type="float" office:value="69.5954002334417">
                <text:p>69.5954002334417</text:p>
              </table:table-cell>
              <table:table-cell office:value-type="float" office:value="75.4501375214434">
                <text:p>75.4501375214434</text:p>
              </table:table-cell>
              <table:table-cell office:value-type="float" office:value="81.0969971078668">
                <text:p>81.0969971078668</text:p>
              </table:table-cell>
              <table:table-cell office:value-type="float" office:value="86.2945622865269">
                <text:p>86.294562286526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2.2474103533878">
                <text:p>42.2474103533878</text:p>
              </table:table-cell>
              <table:table-cell office:value-type="float" office:value="47.6565158458819">
                <text:p>47.6565158458819</text:p>
              </table:table-cell>
              <table:table-cell office:value-type="float" office:value="54.3653300259138">
                <text:p>54.3653300259138</text:p>
              </table:table-cell>
              <table:table-cell office:value-type="float" office:value="58.4622389193779">
                <text:p>58.4622389193779</text:p>
              </table:table-cell>
              <table:table-cell office:value-type="float" office:value="64.1370841825292">
                <text:p>64.1370841825292</text:p>
              </table:table-cell>
              <table:table-cell office:value-type="float" office:value="69.9489284916508">
                <text:p>69.9489284916508</text:p>
              </table:table-cell>
              <table:table-cell office:value-type="float" office:value="75.7439559011043">
                <text:p>75.7439559011043</text:p>
              </table:table-cell>
              <table:table-cell office:value-type="float" office:value="81.3216404175182">
                <text:p>81.3216404175182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7061203129315">
                <text:p>42.7061203129315</text:p>
              </table:table-cell>
              <table:table-cell office:value-type="float" office:value="48.0962119493849">
                <text:p>48.0962119493849</text:p>
              </table:table-cell>
              <table:table-cell office:value-type="float" office:value="54.7907719097293">
                <text:p>54.7907719097293</text:p>
              </table:table-cell>
              <table:table-cell office:value-type="float" office:value="58.8900355680671">
                <text:p>58.8900355680671</text:p>
              </table:table-cell>
              <table:table-cell office:value-type="float" office:value="64.5287409695497">
                <text:p>64.5287409695497</text:p>
              </table:table-cell>
              <table:table-cell office:value-type="float" office:value="70.2927716583721">
                <text:p>70.2927716583721</text:p>
              </table:table-cell>
              <table:table-cell office:value-type="float" office:value="76.0287344395717">
                <text:p>76.0287344395717</text:p>
              </table:table-cell>
              <table:table-cell office:value-type="float" office:value="81.5384023287975">
                <text:p>81.5384023287975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3.1572484637264">
                <text:p>43.1572484637264</text:p>
              </table:table-cell>
              <table:table-cell office:value-type="float" office:value="48.5281260259291">
                <text:p>48.5281260259291</text:p>
              </table:table-cell>
              <table:table-cell office:value-type="float" office:value="55.2074421099301">
                <text:p>55.2074421099301</text:p>
              </table:table-cell>
              <table:table-cell office:value-type="float" office:value="59.3082192180505">
                <text:p>59.3082192180505</text:p>
              </table:table-cell>
              <table:table-cell office:value-type="float" office:value="64.910727716044">
                <text:p>64.910727716044</text:p>
              </table:table-cell>
              <table:table-cell office:value-type="float" office:value="70.6271950617512">
                <text:p>70.6271950617512</text:p>
              </table:table-cell>
              <table:table-cell office:value-type="float" office:value="76.3047512635198">
                <text:p>76.3047512635198</text:p>
              </table:table-cell>
              <table:table-cell office:value-type="float" office:value="81.7475593531235">
                <text:p>81.7475593531235</text:p>
              </table:table-cell>
              <table:table-cell office:value-type="float" office:value="86.7299626951399">
                <text:p>86.72996269513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3.6009201220486">
                <text:p>43.6009201220486</text:p>
              </table:table-cell>
              <table:table-cell office:value-type="float" office:value="48.9523958068776">
                <text:p>48.9523958068776</text:p>
              </table:table-cell>
              <table:table-cell office:value-type="float" office:value="55.6155214794985">
                <text:p>55.6155214794985</text:p>
              </table:table-cell>
              <table:table-cell office:value-type="float" office:value="59.7170058825774">
                <text:p>59.7170058825774</text:p>
              </table:table-cell>
              <table:table-cell office:value-type="float" office:value="65.2832831761633">
                <text:p>65.2832831761633</text:p>
              </table:table-cell>
              <table:table-cell office:value-type="float" office:value="70.9524567611301">
                <text:p>70.9524567611301</text:p>
              </table:table-cell>
              <table:table-cell office:value-type="float" office:value="76.572275942565">
                <text:p>76.572275942565</text:p>
              </table:table-cell>
              <table:table-cell office:value-type="float" office:value="81.9493783007732">
                <text:p>81.9493783007732</text:p>
              </table:table-cell>
              <table:table-cell office:value-type="float" office:value="86.8634146928246">
                <text:p>86.8634146928246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4.0372585328781">
                <text:p>44.0372585328781</text:p>
              </table:table-cell>
              <table:table-cell office:value-type="float" office:value="49.369156585934">
                <text:p>49.369156585934</text:p>
              </table:table-cell>
              <table:table-cell office:value-type="float" office:value="56.0151871426226">
                <text:p>56.0151871426226</text:p>
              </table:table-cell>
              <table:table-cell office:value-type="float" office:value="60.1166067208733">
                <text:p>60.1166067208733</text:p>
              </table:table-cell>
              <table:table-cell office:value-type="float" office:value="65.646640209198">
                <text:p>65.646640209198</text:p>
              </table:table-cell>
              <table:table-cell office:value-type="float" office:value="71.2688077461805">
                <text:p>71.2688077461805</text:p>
              </table:table-cell>
              <table:table-cell office:value-type="float" office:value="76.8315697525382">
                <text:p>76.8315697525382</text:p>
              </table:table-cell>
              <table:table-cell office:value-type="float" office:value="82.1441166212368">
                <text:p>82.1441166212368</text:p>
              </table:table-cell>
              <table:table-cell office:value-type="float" office:value="86.9914204420339">
                <text:p>86.991420442033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.4663849041348">
                <text:p>44.4663849041348</text:p>
              </table:table-cell>
              <table:table-cell office:value-type="float" office:value="49.7785412622865">
                <text:p>49.7785412622865</text:p>
              </table:table-cell>
              <table:table-cell office:value-type="float" office:value="56.4066125715764">
                <text:p>56.4066125715764</text:p>
              </table:table-cell>
              <table:table-cell office:value-type="float" office:value="60.5072281472147">
                <text:p>60.5072281472147</text:p>
              </table:table-cell>
              <table:table-cell office:value-type="float" office:value="66.0010259251219">
                <text:p>66.0010259251219</text:p>
              </table:table-cell>
              <table:table-cell office:value-type="float" office:value="71.5764921305807">
                <text:p>71.5764921305807</text:p>
              </table:table-cell>
              <table:table-cell office:value-type="float" office:value="77.0828859306582">
                <text:p>77.0828859306582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7.1142022071249">
                <text:p>87.114202207124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4.8884184403479">
                <text:p>44.8884184403479</text:p>
              </table:table-cell>
              <table:table-cell office:value-type="float" office:value="50.1806803829871">
                <text:p>50.1806803829871</text:p>
              </table:table-cell>
              <table:table-cell office:value-type="float" office:value="56.7899676620136">
                <text:p>56.7899676620136</text:p>
              </table:table-cell>
              <table:table-cell office:value-type="float" office:value="60.8890719375521">
                <text:p>60.8890719375521</text:p>
              </table:table-cell>
              <table:table-cell office:value-type="float" office:value="66.3466618265437">
                <text:p>66.3466618265437</text:p>
              </table:table-cell>
              <table:table-cell office:value-type="float" office:value="71.8757473403872">
                <text:p>71.8757473403872</text:p>
              </table:table-cell>
              <table:table-cell office:value-type="float" office:value="77.3264699228536">
                <text:p>77.326469922853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7.2319731817253">
                <text:p>87.23197318172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5.3034763757688">
                <text:p>45.3034763757688</text:p>
              </table:table-cell>
              <table:table-cell office:value-type="float" office:value="50.5757021845813">
                <text:p>50.5757021845813</text:p>
              </table:table-cell>
              <table:table-cell office:value-type="float" office:value="57.1654188067105">
                <text:p>57.1654188067105</text:p>
              </table:table-cell>
              <table:table-cell office:value-type="float" office:value="61.2623353337382">
                <text:p>61.2623353337382</text:p>
              </table:table-cell>
              <table:table-cell office:value-type="float" office:value="66.6837639471533">
                <text:p>66.6837639471533</text:p>
              </table:table-cell>
              <table:table-cell office:value-type="float" office:value="72.1668042972453">
                <text:p>72.1668042972453</text:p>
              </table:table-cell>
              <table:table-cell office:value-type="float" office:value="77.5625596234759">
                <text:p>77.5625596234759</text:p>
              </table:table-cell>
              <table:table-cell office:value-type="float" office:value="82.6882887190665">
                <text:p>82.6882887190665</text:p>
              </table:table-cell>
              <table:table-cell office:value-type="float" office:value="87.3449378589156">
                <text:p>87.3449378589156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5.7116740069374">
                <text:p>45.7116740069374</text:p>
              </table:table-cell>
              <table:table-cell office:value-type="float" office:value="50.9637326340012">
                <text:p>50.9637326340012</text:p>
              </table:table-cell>
              <table:table-cell office:value-type="float" office:value="57.533128967787">
                <text:p>57.533128967787</text:p>
              </table:table-cell>
              <table:table-cell office:value-type="float" office:value="61.6272111454132">
                <text:p>61.6272111454132</text:p>
              </table:table-cell>
              <table:table-cell office:value-type="float" office:value="67.0125429867495">
                <text:p>67.0125429867495</text:p>
              </table:table-cell>
              <table:table-cell office:value-type="float" office:value="72.4498875965813">
                <text:p>72.4498875965813</text:p>
              </table:table-cell>
              <table:table-cell office:value-type="float" office:value="77.7913856076366">
                <text:p>77.7913856076366</text:p>
              </table:table-cell>
              <table:table-cell office:value-type="float" office:value="82.8571030653108">
                <text:p>82.8571030653108</text:p>
              </table:table-cell>
              <table:table-cell office:value-type="float" office:value="87.4532923863022">
                <text:p>87.45329238630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.1131247247094">
                <text:p>46.1131247247094</text:p>
              </table:table-cell>
              <table:table-cell office:value-type="float" office:value="51.3448954687342">
                <text:p>51.3448954687342</text:p>
              </table:table-cell>
              <table:table-cell office:value-type="float" office:value="57.8932577474398">
                <text:p>57.8932577474398</text:p>
              </table:table-cell>
              <table:table-cell office:value-type="float" office:value="61.9838878496006">
                <text:p>61.9838878496006</text:p>
              </table:table-cell>
              <table:table-cell office:value-type="float" office:value="67.3332044429349">
                <text:p>67.3332044429349</text:p>
              </table:table-cell>
              <table:table-cell office:value-type="float" office:value="72.7252156809125">
                <text:p>72.7252156809125</text:p>
              </table:table-cell>
              <table:table-cell office:value-type="float" office:value="78.0131713563969">
                <text:p>78.0131713563969</text:p>
              </table:table-cell>
              <table:table-cell office:value-type="float" office:value="83.0199947196408">
                <text:p>83.0199947196408</text:p>
              </table:table-cell>
              <table:table-cell office:value-type="float" office:value="87.5572249066015">
                <text:p>87.557224906601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6.5079400457543">
                <text:p>46.5079400457543</text:p>
              </table:table-cell>
              <table:table-cell office:value-type="float" office:value="51.7193122362814">
                <text:p>51.7193122362814</text:p>
              </table:table-cell>
              <table:table-cell office:value-type="float" office:value="58.2459614572163">
                <text:p>58.2459614572163</text:p>
              </table:table-cell>
              <table:table-cell office:value-type="float" office:value="62.3325496880656">
                <text:p>62.3325496880656</text:p>
              </table:table-cell>
              <table:table-cell office:value-type="float" office:value="67.645948739558">
                <text:p>67.645948739558</text:p>
              </table:table-cell>
              <table:table-cell office:value-type="float" office:value="72.9930010084088">
                <text:p>72.9930010084088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3.177171474109">
                <text:p>83.177171474109</text:p>
              </table:table-cell>
              <table:table-cell office:value-type="float" office:value="87.6569158843234">
                <text:p>87.65691588432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.8962296435334">
                <text:p>46.8962296435334</text:p>
              </table:table-cell>
              <table:table-cell office:value-type="float" office:value="52.0871023329174">
                <text:p>52.0871023329174</text:p>
              </table:table-cell>
              <table:table-cell office:value-type="float" office:value="58.5913931858608">
                <text:p>58.5913931858608</text:p>
              </table:table-cell>
              <table:table-cell office:value-type="float" office:value="62.6733767624852">
                <text:p>62.6733767624852</text:p>
              </table:table-cell>
              <table:table-cell office:value-type="float" office:value="67.9509713519848">
                <text:p>67.9509713519848</text:p>
              </table:table-cell>
              <table:table-cell office:value-type="float" office:value="73.2534502168378">
                <text:p>73.2534502168378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3288338305801">
                <text:p>83.3288338305801</text:p>
              </table:table-cell>
              <table:table-cell office:value-type="float" office:value="87.7525384191231">
                <text:p>87.7525384191231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7.278101378765">
                <text:p>47.278101378765</text:p>
              </table:table-cell>
              <table:table-cell office:value-type="float" office:value="52.4483830417641">
                <text:p>52.4483830417641</text:p>
              </table:table-cell>
              <table:table-cell office:value-type="float" office:value="58.9297028657617">
                <text:p>58.9297028657617</text:p>
              </table:table-cell>
              <table:table-cell office:value-type="float" office:value="63.0065451274797">
                <text:p>63.0065451274797</text:p>
              </table:table-cell>
              <table:table-cell office:value-type="float" office:value="68.2484629292774">
                <text:p>68.2484629292774</text:p>
              </table:table-cell>
              <table:table-cell office:value-type="float" office:value="73.5067642830172">
                <text:p>73.5067642830172</text:p>
              </table:table-cell>
              <table:table-cell office:value-type="float" office:value="78.6384201268126">
                <text:p>78.6384201268126</text:p>
              </table:table-cell>
              <table:table-cell office:value-type="float" office:value="83.4751752565001">
                <text:p>83.4751752565001</text:p>
              </table:table-cell>
              <table:table-cell office:value-type="float" office:value="87.844258546365">
                <text:p>87.844258546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7.6536613293866">
                <text:p>47.6536613293866</text:p>
              </table:table-cell>
              <table:table-cell office:value-type="float" office:value="52.8032695701905">
                <text:p>52.8032695701905</text:p>
              </table:table-cell>
              <table:table-cell office:value-type="float" office:value="59.2610373380285">
                <text:p>59.2610373380285</text:p>
              </table:table-cell>
              <table:table-cell office:value-type="float" office:value="63.3322268815544">
                <text:p>63.3322268815544</text:p>
              </table:table-cell>
              <table:table-cell office:value-type="float" office:value="68.5386094133559">
                <text:p>68.5386094133559</text:p>
              </table:table-cell>
              <table:table-cell office:value-type="float" office:value="73.7531386778999">
                <text:p>73.7531386778999</text:p>
              </table:table-cell>
              <table:table-cell office:value-type="float" office:value="78.8341453631309">
                <text:p>78.8341453631309</text:p>
              </table:table-cell>
              <table:table-cell office:value-type="float" office:value="83.6163824316925">
                <text:p>83.6163824316925</text:p>
              </table:table-cell>
              <table:table-cell office:value-type="float" office:value="87.9322355254202">
                <text:p>87.9322355254202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8.0230138200216">
                <text:p>48.0230138200216</text:p>
              </table:table-cell>
              <table:table-cell office:value-type="float" office:value="53.1518750865508">
                <text:p>53.1518750865508</text:p>
              </table:table-cell>
              <table:table-cell office:value-type="float" office:value="59.5855404162274">
                <text:p>59.5855404162274</text:p>
              </table:table-cell>
              <table:table-cell office:value-type="float" office:value="63.6505902559971">
                <text:p>63.6505902559971</text:p>
              </table:table-cell>
              <table:table-cell office:value-type="float" office:value="68.8215921552178">
                <text:p>68.8215921552178</text:p>
              </table:table-cell>
              <table:table-cell office:value-type="float" office:value="73.9927635174096">
                <text:p>73.9927635174096</text:p>
              </table:table-cell>
              <table:table-cell office:value-type="float" office:value="79.0238487669964">
                <text:p>79.0238487669964</text:p>
              </table:table-cell>
              <table:table-cell office:value-type="float" office:value="83.7526354864955">
                <text:p>83.7526354864955</text:p>
              </table:table-cell>
              <table:table-cell office:value-type="float" office:value="88.0166221161982">
                <text:p>88.01662211619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8.386261450959">
                <text:p>48.386261450959</text:p>
              </table:table-cell>
              <table:table-cell office:value-type="float" office:value="53.4943107562724">
                <text:p>53.4943107562724</text:p>
              </table:table-cell>
              <table:table-cell office:value-type="float" office:value="59.9033529488026">
                <text:p>59.9033529488026</text:p>
              </table:table-cell>
              <table:table-cell office:value-type="float" office:value="63.961799701778">
                <text:p>63.961799701778</text:p>
              </table:table-cell>
              <table:table-cell office:value-type="float" office:value="69.0975880282886">
                <text:p>69.0975880282886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9.2077156107162">
                <text:p>79.2077156107162</text:p>
              </table:table-cell>
              <table:table-cell office:value-type="float" office:value="83.8841082315443">
                <text:p>83.8841082315443</text:p>
              </table:table-cell>
              <table:table-cell office:value-type="float" office:value="88.0975648443939">
                <text:p>88.0975648443939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8.7435051266543">
                <text:p>48.7435051266543</text:p>
              </table:table-cell>
              <table:table-cell office:value-type="float" office:value="53.8306857773046">
                <text:p>53.8306857773046</text:p>
              </table:table-cell>
              <table:table-cell office:value-type="float" office:value="60.2146128802104">
                <text:p>60.2146128802104</text:p>
              </table:table-cell>
              <table:table-cell office:value-type="float" office:value="64.266015974497">
                <text:p>64.266015974497</text:p>
              </table:table-cell>
              <table:table-cell office:value-type="float" office:value="69.3667695389735">
                <text:p>69.3667695389735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3859254663676">
                <text:p>79.3859254663676</text:p>
              </table:table-cell>
              <table:table-cell office:value-type="float" office:value="84.0109683794923">
                <text:p>84.0109683794923</text:p>
              </table:table-cell>
              <table:table-cell office:value-type="float" office:value="88.1752042559089">
                <text:p>88.175204255908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.094844083759">
                <text:p>49.094844083759</text:p>
              </table:table-cell>
              <table:table-cell office:value-type="float" office:value="54.1611074149407">
                <text:p>54.1611074149407</text:p>
              </table:table-cell>
              <table:table-cell office:value-type="float" office:value="60.5194553107937">
                <text:p>60.5194553107937</text:p>
              </table:table-cell>
              <table:table-cell office:value-type="float" office:value="64.5633962174228">
                <text:p>64.5633962174228</text:p>
              </table:table-cell>
              <table:table-cell office:value-type="float" office:value="69.6293049344793">
                <text:p>69.6293049344793</text:p>
              </table:table-cell>
              <table:table-cell office:value-type="float" office:value="74.6729645902619">
                <text:p>74.6729645902619</text:p>
              </table:table-cell>
              <table:table-cell office:value-type="float" office:value="79.5586523811762">
                <text:p>79.5586523811762</text:p>
              </table:table-cell>
              <table:table-cell office:value-type="float" office:value="84.1333777589527">
                <text:p>84.1333777589527</text:p>
              </table:table-cell>
              <table:table-cell office:value-type="float" office:value="88.2496751608902">
                <text:p>88.249675160890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9.4403759186869">
                <text:p>49.4403759186869</text:p>
              </table:table-cell>
              <table:table-cell office:value-type="float" office:value="54.4856810360233">
                <text:p>54.4856810360233</text:p>
              </table:table-cell>
              <table:table-cell office:value-type="float" office:value="60.8180125554206">
                <text:p>60.8180125554206</text:p>
              </table:table-cell>
              <table:table-cell office:value-type="float" office:value="64.8540940426644">
                <text:p>64.8540940426644</text:p>
              </table:table-cell>
              <table:table-cell office:value-type="float" office:value="69.8853583079743">
                <text:p>69.8853583079743</text:p>
              </table:table-cell>
              <table:table-cell office:value-type="float" office:value="74.8873903179405">
                <text:p>74.8873903179405</text:p>
              </table:table-cell>
              <table:table-cell office:value-type="float" office:value="79.7260650474972">
                <text:p>79.7260650474972</text:p>
              </table:table-cell>
              <table:table-cell office:value-type="float" office:value="84.2514925209348">
                <text:p>84.2514925209348</text:p>
              </table:table-cell>
              <table:table-cell office:value-type="float" office:value="88.3211068678096">
                <text:p>88.32110686780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.780196614725">
                <text:p>49.780196614725</text:p>
              </table:table-cell>
              <table:table-cell office:value-type="float" office:value="54.8045101425441">
                <text:p>54.8045101425441</text:p>
              </table:table-cell>
              <table:table-cell office:value-type="float" office:value="61.1104142009156">
                <text:p>61.1104142009156</text:p>
              </table:table-cell>
              <table:table-cell office:value-type="float" office:value="65.1382596105207">
                <text:p>65.1382596105207</text:p>
              </table:table-cell>
              <table:table-cell office:value-type="float" office:value="70.1350897011523">
                <text:p>70.1350897011523</text:p>
              </table:table-cell>
              <table:table-cell office:value-type="float" office:value="75.0959417406897">
                <text:p>75.0959417406897</text:p>
              </table:table-cell>
              <table:table-cell office:value-type="float" office:value="79.8883269675679">
                <text:p>79.8883269675679</text:p>
              </table:table-cell>
              <table:table-cell office:value-type="float" office:value="84.3654633380371">
                <text:p>84.3654633380371</text:p>
              </table:table-cell>
              <table:table-cell office:value-type="float" office:value="88.38962340799">
                <text:p>88.38962340799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0.1144005686964">
                <text:p>50.1144005686964</text:p>
              </table:table-cell>
              <table:table-cell office:value-type="float" office:value="55.1176964046494">
                <text:p>55.1176964046494</text:p>
              </table:table-cell>
              <table:table-cell office:value-type="float" office:value="61.3967871623053">
                <text:p>61.3967871623053</text:p>
              </table:table-cell>
              <table:table-cell office:value-type="float" office:value="65.4160397070452">
                <text:p>65.4160397070452</text:p>
              </table:table-cell>
              <table:table-cell office:value-type="float" office:value="70.3786552042635">
                <text:p>70.3786552042635</text:p>
              </table:table-cell>
              <table:table-cell office:value-type="float" office:value="75.2987797881645">
                <text:p>75.2987797881645</text:p>
              </table:table-cell>
              <table:table-cell office:value-type="float" office:value="80.0455966131903">
                <text:p>80.0455966131903</text:p>
              </table:table-cell>
              <table:table-cell office:value-type="float" office:value="84.4754355966523">
                <text:p>84.4754355966523</text:p>
              </table:table-cell>
              <table:table-cell office:value-type="float" office:value="88.4553437509687">
                <text:p>88.45534375096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4430806171815">
                <text:p>50.4430806171815</text:p>
              </table:table-cell>
              <table:table-cell office:value-type="float" office:value="55.4253396930612">
                <text:p>55.4253396930612</text:p>
              </table:table-cell>
              <table:table-cell office:value-type="float" office:value="61.6772557379054">
                <text:p>61.6772557379054</text:p>
              </table:table-cell>
              <table:table-cell office:value-type="float" office:value="65.6875778198689">
                <text:p>65.6875778198689</text:p>
              </table:table-cell>
              <table:table-cell office:value-type="float" office:value="70.616207053676">
                <text:p>70.616207053676</text:p>
              </table:table-cell>
              <table:table-cell office:value-type="float" office:value="75.4960609812681">
                <text:p>75.4960609812681</text:p>
              </table:table-cell>
              <table:table-cell office:value-type="float" office:value="80.1980275805019">
                <text:p>80.1980275805019</text:p>
              </table:table-cell>
              <table:table-cell office:value-type="float" office:value="84.5815495824287">
                <text:p>84.5815495824287</text:p>
              </table:table-cell>
              <table:table-cell office:value-type="float" office:value="88.5183820110714">
                <text:p>88.5183820110714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50.7663280623073">
                <text:p>50.7663280623073</text:p>
              </table:table-cell>
              <table:table-cell office:value-type="float" office:value="55.727538110925">
                <text:p>55.727538110925</text:p>
              </table:table-cell>
              <table:table-cell office:value-type="float" office:value="61.9519416632715">
                <text:p>61.9519416632715</text:p>
              </table:table-cell>
              <table:table-cell office:value-type="float" office:value="65.9530142123188">
                <text:p>65.9530142123188</text:p>
              </table:table-cell>
              <table:table-cell office:value-type="float" office:value="70.8478937270286">
                <text:p>70.8478937270286</text:p>
              </table:table-cell>
              <table:table-cell office:value-type="float" office:value="75.6879375529315">
                <text:p>75.6879375529315</text:p>
              </table:table-cell>
              <table:table-cell office:value-type="float" office:value="80.3457687399837">
                <text:p>80.3457687399837</text:p>
              </table:table-cell>
              <table:table-cell office:value-type="float" office:value="84.6839406592252">
                <text:p>84.6839406592252</text:p>
              </table:table-cell>
              <table:table-cell office:value-type="float" office:value="88.5788476455565">
                <text:p>88.57884764555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.0842326971093">
                <text:p>51.0842326971093</text:p>
              </table:table-cell>
              <table:table-cell office:value-type="float" office:value="56.0243880250928">
                <text:p>56.0243880250928</text:p>
              </table:table-cell>
              <table:table-cell office:value-type="float" office:value="62.2209641640376">
                <text:p>62.2209641640376</text:p>
              </table:table-cell>
              <table:table-cell office:value-type="float" office:value="66.2124859958711">
                <text:p>66.2124859958711</text:p>
              </table:table-cell>
              <table:table-cell office:value-type="float" office:value="71.0738600360343">
                <text:p>71.0738600360343</text:p>
              </table:table-cell>
              <table:table-cell office:value-type="float" office:value="75.874557565585">
                <text:p>75.874557565585</text:p>
              </table:table-cell>
              <table:table-cell office:value-type="float" office:value="80.4889643818535">
                <text:p>80.4889643818535</text:p>
              </table:table-cell>
              <table:table-cell office:value-type="float" office:value="84.7827394417877">
                <text:p>84.7827394417877</text:p>
              </table:table-cell>
              <table:table-cell office:value-type="float" office:value="88.6368456446719">
                <text:p>88.6368456446719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51.3968828304747">
                <text:p>51.3968828304747</text:p>
              </table:table-cell>
              <table:table-cell office:value-type="float" office:value="56.3159840968536">
                <text:p>56.3159840968536</text:p>
              </table:table-cell>
              <table:table-cell office:value-type="float" office:value="62.4844400076651">
                <text:p>62.4844400076651</text:p>
              </table:table-cell>
              <table:table-cell office:value-type="float" office:value="66.4661272009766">
                <text:p>66.4661272009766</text:p>
              </table:table-cell>
              <table:table-cell office:value-type="float" office:value="71.2942472169921">
                <text:p>71.2942472169921</text:p>
              </table:table-cell>
              <table:table-cell office:value-type="float" office:value="76.0560650254113">
                <text:p>76.0560650254113</text:p>
              </table:table-cell>
              <table:table-cell office:value-type="float" office:value="80.6277543569859">
                <text:p>80.6277543569859</text:p>
              </table:table-cell>
              <table:table-cell office:value-type="float" office:value="84.8780719623668">
                <text:p>84.8780719623668</text:p>
              </table:table-cell>
              <table:table-cell office:value-type="float" office:value="88.6924767139569">
                <text:p>88.69247671395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1.704365311673">
                <text:p>51.704365311673</text:p>
              </table:table-cell>
              <table:table-cell office:value-type="float" office:value="56.6024193121197">
                <text:p>56.6024193121197</text:p>
              </table:table-cell>
              <table:table-cell office:value-type="float" office:value="62.742483554125">
                <text:p>62.742483554125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5091930190641">
                <text:p>71.5091930190641</text:p>
              </table:table-cell>
              <table:table-cell office:value-type="float" office:value="76.2325999934684">
                <text:p>76.2325999934684</text:p>
              </table:table-cell>
              <table:table-cell office:value-type="float" office:value="80.7622742134963">
                <text:p>80.7622742134963</text:p>
              </table:table-cell>
              <table:table-cell office:value-type="float" office:value="84.9700598314907">
                <text:p>84.9700598314907</text:p>
              </table:table-cell>
              <table:table-cell office:value-type="float" office:value="88.7458374491028">
                <text:p>88.745837449102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52.0067655544819">
                <text:p>52.0067655544819</text:p>
              </table:table-cell>
              <table:table-cell office:value-type="float" office:value="56.883785011078">
                <text:p>56.883785011078</text:p>
              </table:table-cell>
              <table:table-cell office:value-type="float" office:value="62.9952068055354">
                <text:p>62.9952068055354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1.7188317903739">
                <text:p>71.7188317903739</text:p>
              </table:table-cell>
              <table:table-cell office:value-type="float" office:value="76.4042986937684">
                <text:p>76.4042986937684</text:p>
              </table:table-cell>
              <table:table-cell office:value-type="float" office:value="80.8926553291232">
                <text:p>80.8926553291232</text:p>
              </table:table-cell>
              <table:table-cell office:value-type="float" office:value="85.0588203930973">
                <text:p>85.0588203930973</text:p>
              </table:table-cell>
              <table:table-cell office:value-type="float" office:value="88.7970205036783">
                <text:p>88.79702050367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2.3041675609131">
                <text:p>52.3041675609131</text:p>
              </table:table-cell>
              <table:table-cell office:value-type="float" office:value="57.160170917318">
                <text:p>57.160170917318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1933628777838">
                <text:p>67.1933628777838</text:p>
              </table:table-cell>
              <table:table-cell office:value-type="float" office:value="71.9232945619777">
                <text:p>71.9232945619777</text:p>
              </table:table-cell>
              <table:table-cell office:value-type="float" office:value="76.5712936183951">
                <text:p>76.5712936183951</text:p>
              </table:table-cell>
              <table:table-cell office:value-type="float" office:value="81.0190250395369">
                <text:p>81.0190250395369</text:p>
              </table:table-cell>
              <table:table-cell office:value-type="float" office:value="85.1444668742229">
                <text:p>85.1444668742229</text:p>
              </table:table-cell>
              <table:table-cell office:value-type="float" office:value="88.8461147500098">
                <text:p>88.846114750009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52.5966539445474">
                <text:p>52.5966539445474</text:p>
              </table:table-cell>
              <table:table-cell office:value-type="float" office:value="57.4316651664424">
                <text:p>57.4316651664424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7.4249628438444">
                <text:p>67.4249628438444</text:p>
              </table:table-cell>
              <table:table-cell office:value-type="float" office:value="72.1227091297637">
                <text:p>72.1227091297637</text:p>
              </table:table-cell>
              <table:table-cell office:value-type="float" office:value="76.7337136297428">
                <text:p>76.7337136297428</text:p>
              </table:table-cell>
              <table:table-cell office:value-type="float" office:value="81.141506762701">
                <text:p>81.141506762701</text:p>
              </table:table-cell>
              <table:table-cell office:value-type="float" office:value="85.2271085294404">
                <text:p>85.2271085294404</text:p>
              </table:table-cell>
              <table:table-cell office:value-type="float" office:value="88.8932054334956">
                <text:p>88.893205433495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2.8843059534834">
                <text:p>52.8843059534834</text:p>
              </table:table-cell>
              <table:table-cell office:value-type="float" office:value="57.6983543341731">
                <text:p>57.6983543341731</text:p>
              </table:table-cell>
              <table:table-cell office:value-type="float" office:value="63.7225404567456">
                <text:p>63.7225404567456</text:p>
              </table:table-cell>
              <table:table-cell office:value-type="float" office:value="67.6513585377797">
                <text:p>67.6513585377797</text:p>
              </table:table-cell>
              <table:table-cell office:value-type="float" office:value="72.3172001343283">
                <text:p>72.3172001343283</text:p>
              </table:table-cell>
              <table:table-cell office:value-type="float" office:value="76.8916840599529">
                <text:p>76.8916840599529</text:p>
              </table:table-cell>
              <table:table-cell office:value-type="float" office:value="81.2602201194076">
                <text:p>81.2602201194076</text:p>
              </table:table-cell>
              <table:table-cell office:value-type="float" office:value="85.3068507802291">
                <text:p>85.3068507802291</text:p>
              </table:table-cell>
              <table:table-cell office:value-type="float" office:value="88.9383743206233">
                <text:p>88.93837432062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53.1672034929063">
                <text:p>53.1672034929063</text:p>
              </table:table-cell>
              <table:table-cell office:value-type="float" office:value="57.9603234639587">
                <text:p>57.9603234639587</text:p>
              </table:table-cell>
              <table:table-cell office:value-type="float" office:value="63.9550570726527">
                <text:p>63.9550570726527</text:p>
              </table:table-cell>
              <table:table-cell office:value-type="float" office:value="67.8726669045481">
                <text:p>67.8726669045481</text:p>
              </table:table-cell>
              <table:table-cell office:value-type="float" office:value="72.5068891388804">
                <text:p>72.5068891388804</text:p>
              </table:table-cell>
              <table:table-cell office:value-type="float" office:value="77.0453268076272">
                <text:p>77.0453268076272</text:p>
              </table:table-cell>
              <table:table-cell office:value-type="float" office:value="81.3752810501039">
                <text:p>81.3752810501039</text:p>
              </table:table-cell>
              <table:table-cell office:value-type="float" office:value="85.3837953494552">
                <text:p>85.3837953494552</text:p>
              </table:table-cell>
              <table:table-cell office:value-type="float" office:value="88.9816998409455">
                <text:p>88.98169984094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3.4454251472851">
                <text:p>53.4454251472851</text:p>
              </table:table-cell>
              <table:table-cell office:value-type="float" office:value="58.2176560940935">
                <text:p>58.2176560940935</text:p>
              </table:table-cell>
              <table:table-cell office:value-type="float" office:value="64.1827797031356">
                <text:p>64.1827797031356</text:p>
              </table:table-cell>
              <table:table-cell office:value-type="float" office:value="68.0890022612431">
                <text:p>68.0890022612431</text:p>
              </table:table-cell>
              <table:table-cell office:value-type="float" office:value="72.6918947052229">
                <text:p>72.6918947052229</text:p>
              </table:table-cell>
              <table:table-cell office:value-type="float" office:value="77.1947604318917">
                <text:p>77.1947604318917</text:p>
              </table:table-cell>
              <table:table-cell office:value-type="float" office:value="81.4868019281245">
                <text:p>81.4868019281245</text:p>
              </table:table-cell>
              <table:table-cell office:value-type="float" office:value="85.4580403911344">
                <text:p>85.4580403911344</text:p>
              </table:table-cell>
              <table:table-cell office:value-type="float" office:value="89.0232572232624">
                <text:p>89.023257223262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53.7190482022017">
                <text:p>53.7190482022017</text:p>
              </table:table-cell>
              <table:table-cell office:value-type="float" office:value="58.4704342843569">
                <text:p>58.4704342843569</text:p>
              </table:table-cell>
              <table:table-cell office:value-type="float" office:value="64.4058071897164">
                <text:p>64.4058071897164</text:p>
              </table:table-cell>
              <table:table-cell office:value-type="float" office:value="68.3004763561439">
                <text:p>68.3004763561439</text:p>
              </table:table-cell>
              <table:table-cell office:value-type="float" office:value="72.8723324678572">
                <text:p>72.8723324678572</text:p>
              </table:table-cell>
              <table:table-cell office:value-type="float" office:value="77.3401002438831">
                <text:p>77.3401002438831</text:p>
              </table:table-cell>
              <table:table-cell office:value-type="float" office:value="81.59489166944">
                <text:p>81.59489166944</text:p>
              </table:table-cell>
              <table:table-cell office:value-type="float" office:value="85.5296806156412">
                <text:p>85.5296806156412</text:p>
              </table:table-cell>
              <table:table-cell office:value-type="float" office:value="89.0631186262458">
                <text:p>89.06311862624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.9881486658196">
                <text:p>53.9881486658196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4.6242363360207">
                <text:p>64.6242363360207</text:p>
              </table:table-cell>
              <table:table-cell office:value-type="float" office:value="68.5071984264395">
                <text:p>68.5071984264395</text:p>
              </table:table-cell>
              <table:table-cell office:value-type="float" office:value="73.0483152062586">
                <text:p>73.0483152062586</text:p>
              </table:table-cell>
              <table:table-cell office:value-type="float" office:value="77.4814583957291">
                <text:p>77.4814583957291</text:p>
              </table:table-cell>
              <table:table-cell office:value-type="float" office:value="81.699655839029">
                <text:p>81.699655839029</text:p>
              </table:table-cell>
              <table:table-cell office:value-type="float" office:value="85.5988074105262">
                <text:p>85.5988074105262</text:p>
              </table:table-cell>
              <table:table-cell office:value-type="float" office:value="89.101353263733">
                <text:p>89.10135326373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54.252801289998">
                <text:p>54.252801289998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8381619497945">
                <text:p>64.8381619497945</text:p>
              </table:table-cell>
              <table:table-cell office:value-type="float" office:value="68.709275254655">
                <text:p>68.709275254655</text:p>
              </table:table-cell>
              <table:table-cell office:value-type="float" office:value="73.2199529153673">
                <text:p>73.2199529153673</text:p>
              </table:table-cell>
              <table:table-cell office:value-type="float" office:value="77.6189439670915">
                <text:p>77.6189439670915</text:p>
              </table:table-cell>
              <table:table-cell office:value-type="float" office:value="81.801196753977">
                <text:p>81.801196753977</text:p>
              </table:table-cell>
              <table:table-cell office:value-type="float" office:value="85.6655089570942">
                <text:p>85.6655089570942</text:p>
              </table:table-cell>
              <table:table-cell office:value-type="float" office:value="89.1380275249072">
                <text:p>89.13802752490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.5130795910564">
                <text:p>54.5130795910564</text:p>
              </table:table-cell>
              <table:table-cell office:value-type="float" office:value="59.2022411822779">
                <text:p>59.2022411822779</text:p>
              </table:table-cell>
              <table:table-cell office:value-type="float" office:value="65.0476768840549">
                <text:p>65.0476768840549</text:p>
              </table:table-cell>
              <table:table-cell office:value-type="float" office:value="68.9068112238103">
                <text:p>68.9068112238103</text:p>
              </table:table-cell>
              <table:table-cell office:value-type="float" office:value="73.387352874339">
                <text:p>73.387352874339</text:p>
              </table:table-cell>
              <table:table-cell office:value-type="float" office:value="77.7526630493374">
                <text:p>77.7526630493374</text:p>
              </table:table-cell>
              <table:table-cell office:value-type="float" office:value="81.8996135834037">
                <text:p>81.8996135834037</text:p>
              </table:table-cell>
              <table:table-cell office:value-type="float" office:value="85.7298703428918">
                <text:p>85.7298703428918</text:p>
              </table:table-cell>
              <table:table-cell office:value-type="float" office:value="89.1732050895727">
                <text:p>89.1732050895727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4.7690558701966">
                <text:p>54.7690558701966</text:p>
              </table:table-cell>
              <table:table-cell office:value-type="float" office:value="59.4375935467531">
                <text:p>59.4375935467531</text:p>
              </table:table-cell>
              <table:table-cell office:value-type="float" office:value="65.2528720773924">
                <text:p>65.2528720773924</text:p>
              </table:table-cell>
              <table:table-cell office:value-type="float" office:value="69.0999083713394">
                <text:p>69.0999083713394</text:p>
              </table:table-cell>
              <table:table-cell office:value-type="float" office:value="73.5506197135971">
                <text:p>73.5506197135971</text:p>
              </table:table-cell>
              <table:table-cell office:value-type="float" office:value="77.8827188274057">
                <text:p>77.8827188274057</text:p>
              </table:table-cell>
              <table:table-cell office:value-type="float" office:value="81.9950024453158">
                <text:p>81.9950024453158</text:p>
              </table:table-cell>
              <table:table-cell office:value-type="float" office:value="85.7919736702499">
                <text:p>85.7919736702499</text:p>
              </table:table-cell>
              <table:table-cell office:value-type="float" office:value="89.2069470387267">
                <text:p>89.20694703872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5.0208012335864">
                <text:p>55.0208012335864</text:p>
              </table:table-cell>
              <table:table-cell office:value-type="float" office:value="59.6687804923616">
                <text:p>59.6687804923616</text:p>
              </table:table-cell>
              <table:table-cell office:value-type="float" office:value="65.4538365934419">
                <text:p>65.4538365934419</text:p>
              </table:table-cell>
              <table:table-cell office:value-type="float" office:value="69.2886664417976">
                <text:p>69.2886664417976</text:p>
              </table:table-cell>
              <table:table-cell office:value-type="float" office:value="73.7098554802312">
                <text:p>73.7098554802312</text:p>
              </table:table-cell>
              <table:table-cell office:value-type="float" office:value="78.0092116594298">
                <text:p>78.0092116594298</text:p>
              </table:table-cell>
              <table:table-cell office:value-type="float" office:value="82.08745650048">
                <text:p>82.08745650048</text:p>
              </table:table-cell>
              <table:table-cell office:value-type="float" office:value="85.8518981610164">
                <text:p>85.8518981610164</text:p>
              </table:table-cell>
              <table:table-cell office:value-type="float" office:value="89.2393119606174">
                <text:p>89.23931196061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5.2683856121123">
                <text:p>55.2683856121123</text:p>
              </table:table-cell>
              <table:table-cell office:value-type="float" office:value="59.8958757413895">
                <text:p>59.8958757413895</text:p>
              </table:table-cell>
              <table:table-cell office:value-type="float" office:value="65.6506576595407">
                <text:p>65.6506576595407</text:p>
              </table:table-cell>
              <table:table-cell office:value-type="float" office:value="69.4731829383852">
                <text:p>69.4731829383852</text:p>
              </table:table-cell>
              <table:table-cell office:value-type="float" office:value="73.8651597017788">
                <text:p>73.8651597017788</text:p>
              </table:table-cell>
              <table:table-cell office:value-type="float" office:value="78.1322391541795">
                <text:p>78.1322391541795</text:p>
              </table:table-cell>
              <table:table-cell office:value-type="float" office:value="82.1770660434071">
                <text:p>82.1770660434071</text:p>
              </table:table-cell>
              <table:table-cell office:value-type="float" office:value="85.9097202576153">
                <text:p>85.9097202576153</text:p>
              </table:table-cell>
              <table:table-cell office:value-type="float" office:value="89.2703560524752">
                <text:p>89.27035605247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5.5118777808046">
                <text:p>55.5118777808046</text:p>
              </table:table-cell>
              <table:table-cell office:value-type="float" office:value="60.1189517113379">
                <text:p>60.1189517113379</text:p>
              </table:table-cell>
              <table:table-cell office:value-type="float" office:value="65.8434207045884">
                <text:p>65.8434207045884</text:p>
              </table:table-cell>
              <table:table-cell office:value-type="float" office:value="69.6535531733125">
                <text:p>69.6535531733125</text:p>
              </table:table-cell>
              <table:table-cell office:value-type="float" office:value="74.016629448434">
                <text:p>74.016629448434</text:p>
              </table:table-cell>
              <table:table-cell office:value-type="float" office:value="78.2518962463815">
                <text:p>78.2518962463815</text:p>
              </table:table-cell>
              <table:table-cell office:value-type="float" office:value="82.2639185905384">
                <text:p>82.2639185905384</text:p>
              </table:table-cell>
              <table:table-cell office:value-type="float" office:value="85.9655137205606">
                <text:p>85.9655137205606</text:p>
              </table:table-cell>
              <table:table-cell office:value-type="float" office:value="89.3001332180907">
                <text:p>89.3001332180907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60.3380795380162">
                <text:p>60.3380795380162</text:p>
              </table:table-cell>
              <table:table-cell office:value-type="float" office:value="66.0322093961273">
                <text:p>66.0322093961273</text:p>
              </table:table-cell>
              <table:table-cell office:value-type="float" office:value="69.8298703170333">
                <text:p>69.8298703170333</text:p>
              </table:table-cell>
              <table:table-cell office:value-type="float" office:value="74.1643593937192">
                <text:p>74.1643593937192</text:p>
              </table:table-cell>
              <table:table-cell office:value-type="float" office:value="78.3682752699759">
                <text:p>78.3682752699759</text:p>
              </table:table-cell>
              <table:table-cell office:value-type="float" office:value="82.3480989657169">
                <text:p>82.3480989657169</text:p>
              </table:table-cell>
              <table:table-cell office:value-type="float" office:value="86.0193497225483">
                <text:p>86.0193497225483</text:p>
              </table:table-cell>
              <table:table-cell office:value-type="float" office:value="89.3286951614117">
                <text:p>89.32869516141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60.5533290982257">
                <text:p>60.5533290982257</text:p>
              </table:table-cell>
              <table:table-cell office:value-type="float" office:value="66.2171056766574">
                <text:p>66.2171056766574</text:p>
              </table:table-cell>
              <table:table-cell office:value-type="float" office:value="70.0022254463728">
                <text:p>70.0022254463728</text:p>
              </table:table-cell>
              <table:table-cell office:value-type="float" office:value="74.3084418736593">
                <text:p>74.3084418736593</text:p>
              </table:table-cell>
              <table:table-cell office:value-type="float" office:value="78.4814660293662">
                <text:p>78.4814660293662</text:p>
              </table:table-cell>
              <table:table-cell office:value-type="float" office:value="82.4296893830307">
                <text:p>82.4296893830307</text:p>
              </table:table-cell>
              <table:table-cell office:value-type="float" office:value="86.0712969392474">
                <text:p>86.0712969392474</text:p>
              </table:table-cell>
              <table:table-cell office:value-type="float" office:value="89.3560914763198">
                <text:p>89.3560914763198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6.2184718393387">
                <text:p>56.2184718393387</text:p>
              </table:table-cell>
              <table:table-cell office:value-type="float" office:value="60.7647690320432">
                <text:p>60.7647690320432</text:p>
              </table:table-cell>
              <table:table-cell office:value-type="float" office:value="66.398189799203">
                <text:p>66.398189799203</text:p>
              </table:table-cell>
              <table:table-cell office:value-type="float" office:value="70.1707075915729">
                <text:p>70.1707075915729</text:p>
              </table:table-cell>
              <table:table-cell office:value-type="float" office:value="74.4489669444945">
                <text:p>74.4489669444945</text:p>
              </table:table-cell>
              <table:table-cell office:value-type="float" office:value="78.5915558687174">
                <text:p>78.5915558687174</text:p>
              </table:table-cell>
              <table:table-cell office:value-type="float" office:value="82.5087695271059">
                <text:p>82.5087695271059</text:p>
              </table:table-cell>
              <table:table-cell office:value-type="float" office:value="86.1214216369063">
                <text:p>86.1214216369063</text:p>
              </table:table-cell>
              <table:table-cell office:value-type="float" office:value="89.3823697327432">
                <text:p>89.38236973274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6.4462604639509">
                <text:p>56.4462604639509</text:p>
              </table:table-cell>
              <table:table-cell office:value-type="float" office:value="60.9724667647086">
                <text:p>60.9724667647086</text:p>
              </table:table-cell>
              <table:table-cell office:value-type="float" office:value="66.5755403621461">
                <text:p>66.5755403621461</text:p>
              </table:table-cell>
              <table:table-cell office:value-type="float" office:value="70.3354037822809">
                <text:p>70.3354037822809</text:p>
              </table:table-cell>
              <table:table-cell office:value-type="float" office:value="74.5860224389686">
                <text:p>74.5860224389686</text:p>
              </table:table-cell>
              <table:table-cell office:value-type="float" office:value="78.6986297393554">
                <text:p>78.6986297393554</text:p>
              </table:table-cell>
              <table:table-cell office:value-type="float" office:value="82.5854166309308">
                <text:p>82.5854166309308</text:p>
              </table:table-cell>
              <table:table-cell office:value-type="float" office:value="86.1697877568841">
                <text:p>86.1697877568841</text:p>
              </table:table-cell>
              <table:table-cell office:value-type="float" office:value="89.4075755592558">
                <text:p>89.4075755592558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6.6702840737623">
                <text:p>56.6702840737623</text:p>
              </table:table-cell>
              <table:table-cell office:value-type="float" office:value="61.1764885281261">
                <text:p>61.1764885281261</text:p>
              </table:table-cell>
              <table:table-cell office:value-type="float" office:value="66.7492343433416">
                <text:p>66.7492343433416</text:p>
              </table:table-cell>
              <table:table-cell office:value-type="float" office:value="70.4963990925053">
                <text:p>70.4963990925053</text:p>
              </table:table-cell>
              <table:table-cell office:value-type="float" office:value="74.7196940212271">
                <text:p>74.7196940212271</text:p>
              </table:table-cell>
              <table:table-cell office:value-type="float" office:value="78.8027702653202">
                <text:p>78.8027702653202</text:p>
              </table:table-cell>
              <table:table-cell office:value-type="float" office:value="82.6597055512843">
                <text:p>82.6597055512843</text:p>
              </table:table-cell>
              <table:table-cell office:value-type="float" office:value="86.2164569972181">
                <text:p>86.2164569972181</text:p>
              </table:table-cell>
              <table:table-cell office:value-type="float" office:value="89.4317527223044">
                <text:p>89.43175272230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6.8906048989938">
                <text:p>56.8906048989938</text:p>
              </table:table-cell>
              <table:table-cell office:value-type="float" office:value="61.3768993819849">
                <text:p>61.3768993819849</text:p>
              </table:table-cell>
              <table:table-cell office:value-type="float" office:value="66.9193471335291">
                <text:p>66.9193471335291</text:p>
              </table:table-cell>
              <table:table-cell office:value-type="float" office:value="70.6537766845601">
                <text:p>70.6537766845601</text:p>
              </table:table-cell>
              <table:table-cell office:value-type="float" office:value="74.8500652403603">
                <text:p>74.8500652403603</text:p>
              </table:table-cell>
              <table:table-cell office:value-type="float" office:value="78.9040578071227">
                <text:p>78.9040578071227</text:p>
              </table:table-cell>
              <table:table-cell office:value-type="float" office:value="82.7317088418443">
                <text:p>82.7317088418443</text:p>
              </table:table-cell>
              <table:table-cell office:value-type="float" office:value="86.2614888913282">
                <text:p>86.2614888913282</text:p>
              </table:table-cell>
              <table:table-cell office:value-type="float" office:value="89.4549432022034">
                <text:p>89.4549432022034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7.1072841412915">
                <text:p>57.1072841412915</text:p>
              </table:table-cell>
              <table:table-cell office:value-type="float" office:value="61.5737632345054">
                <text:p>61.5737632345054</text:p>
              </table:table-cell>
              <table:table-cell office:value-type="float" office:value="67.0859525690552">
                <text:p>67.0859525690552</text:p>
              </table:table-cell>
              <table:table-cell office:value-type="float" office:value="70.807617852023">
                <text:p>70.807617852023</text:p>
              </table:table-cell>
              <table:table-cell office:value-type="float" office:value="74.9772175826242">
                <text:p>74.9772175826242</text:p>
              </table:table-cell>
              <table:table-cell office:value-type="float" office:value="79.002570523756">
                <text:p>79.002570523756</text:p>
              </table:table-cell>
              <table:table-cell office:value-type="float" office:value="82.8014968240466">
                <text:p>82.8014968240466</text:p>
              </table:table-cell>
              <table:table-cell office:value-type="float" office:value="86.3049408839603">
                <text:p>86.3049408839603</text:p>
              </table:table-cell>
              <table:table-cell office:value-type="float" office:value="89.4771872660278">
                <text:p>89.477187266027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7.3203819907269">
                <text:p>57.3203819907269</text:p>
              </table:table-cell>
              <table:table-cell office:value-type="float" office:value="61.7671428628191">
                <text:p>61.7671428628191</text:p>
              </table:table-cell>
              <table:table-cell office:value-type="float" office:value="67.2491229639223">
                <text:p>67.2491229639223</text:p>
              </table:table-cell>
              <table:table-cell office:value-type="float" office:value="70.9580020617275">
                <text:p>70.9580020617275</text:p>
              </table:table-cell>
              <table:table-cell office:value-type="float" office:value="75.1012305223717">
                <text:p>75.1012305223717</text:p>
              </table:table-cell>
              <table:table-cell office:value-type="float" office:value="79.0983844330064">
                <text:p>79.0983844330064</text:p>
              </table:table-cell>
              <table:table-cell office:value-type="float" office:value="82.8691376557642">
                <text:p>82.8691376557642</text:p>
              </table:table-cell>
              <table:table-cell office:value-type="float" office:value="86.3468684044657">
                <text:p>86.3468684044657</text:p>
              </table:table-cell>
              <table:table-cell office:value-type="float" office:value="89.4985235375315">
                <text:p>89.498523537531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7.5299576425174">
                <text:p>57.5299576425174</text:p>
              </table:table-cell>
              <table:table-cell office:value-type="float" office:value="61.9570999329867">
                <text:p>61.9570999329867</text:p>
              </table:table-cell>
              <table:table-cell office:value-type="float" office:value="67.408929141176">
                <text:p>67.408929141176</text:p>
              </table:table-cell>
              <table:table-cell office:value-type="float" office:value="71.1050069948115">
                <text:p>71.1050069948115</text:p>
              </table:table-cell>
              <table:table-cell office:value-type="float" office:value="75.2221815717273">
                <text:p>75.2221815717273</text:p>
              </table:table-cell>
              <table:table-cell office:value-type="float" office:value="79.1915734701133">
                <text:p>79.1915734701133</text:p>
              </table:table-cell>
              <table:table-cell office:value-type="float" office:value="82.9346973978725">
                <text:p>82.9346973978725</text:p>
              </table:table-cell>
              <table:table-cell office:value-type="float" office:value="86.3873249375094">
                <text:p>86.3873249375094</text:p>
              </table:table-cell>
              <table:table-cell office:value-type="float" office:value="89.5189890642118">
                <text:p>89.51898906421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7360693134694">
                <text:p>57.7360693134694</text:p>
              </table:table-cell>
              <table:table-cell office:value-type="float" office:value="62.1436950196633">
                <text:p>62.1436950196633</text:p>
              </table:table-cell>
              <table:table-cell office:value-type="float" office:value="67.565440463645">
                <text:p>67.565440463645</text:p>
              </table:table-cell>
              <table:table-cell office:value-type="float" office:value="71.2487085868435">
                <text:p>71.2487085868435</text:p>
              </table:table-cell>
              <table:table-cell office:value-type="float" office:value="75.340146329034">
                <text:p>75.340146329034</text:p>
              </table:table-cell>
              <table:table-cell office:value-type="float" office:value="79.2822095448217">
                <text:p>79.2822095448217</text:p>
              </table:table-cell>
              <table:table-cell office:value-type="float" office:value="82.9982400787675">
                <text:p>82.9982400787675</text:p>
              </table:table-cell>
              <table:table-cell office:value-type="float" office:value="86.4263620912973">
                <text:p>86.4263620912973</text:p>
              </table:table-cell>
              <table:table-cell office:value-type="float" office:value="89.5386193816378">
                <text:p>89.5386193816378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7.9387742581502">
                <text:p>57.9387742581502</text:p>
              </table:table-cell>
              <table:table-cell office:value-type="float" office:value="62.3269876254143">
                <text:p>62.3269876254143</text:p>
              </table:table-cell>
              <table:table-cell office:value-type="float" office:value="67.7187248640477">
                <text:p>67.7187248640477</text:p>
              </table:table-cell>
              <table:table-cell office:value-type="float" office:value="71.3891810670476">
                <text:p>71.3891810670476</text:p>
              </table:table-cell>
              <table:table-cell office:value-type="float" office:value="75.4551985261053">
                <text:p>75.4551985261053</text:p>
              </table:table-cell>
              <table:table-cell office:value-type="float" office:value="79.3703625968714">
                <text:p>79.3703625968714</text:p>
              </table:table-cell>
              <table:table-cell office:value-type="float" office:value="83.0598277568988">
                <text:p>83.0598277568988</text:p>
              </table:table-cell>
              <table:table-cell office:value-type="float" office:value="86.4640296634101">
                <text:p>86.4640296634101</text:p>
              </table:table-cell>
              <table:table-cell office:value-type="float" office:value="89.5574485751525">
                <text:p>89.55744857515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8.1381287847923">
                <text:p>58.1381287847923</text:p>
              </table:table-cell>
              <table:table-cell office:value-type="float" office:value="62.5070361996901">
                <text:p>62.5070361996901</text:p>
              </table:table-cell>
              <table:table-cell office:value-type="float" office:value="67.8688488744781">
                <text:p>67.8688488744781</text:p>
              </table:table-cell>
              <table:table-cell office:value-type="float" office:value="71.5264969966463">
                <text:p>71.5264969966463</text:p>
              </table:table-cell>
              <table:table-cell office:value-type="float" office:value="75.5674100743095">
                <text:p>75.5674100743095</text:p>
              </table:table-cell>
              <table:table-cell office:value-type="float" office:value="79.4561006499663">
                <text:p>79.4561006499663</text:p>
              </table:table-cell>
              <table:table-cell office:value-type="float" office:value="83.1195205813777">
                <text:p>83.1195205813777</text:p>
              </table:table-cell>
              <table:table-cell office:value-type="float" office:value="86.5003757043276">
                <text:p>86.5003757043276</text:p>
              </table:table-cell>
              <table:table-cell office:value-type="float" office:value="89.5755093390576">
                <text:p>89.5755093390576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8.3341882709349">
                <text:p>58.3341882709349</text:p>
              </table:table-cell>
              <table:table-cell office:value-type="float" office:value="62.6838981574649">
                <text:p>62.6838981574649</text:p>
              </table:table-cell>
              <table:table-cell office:value-type="float" office:value="68.0158776552836">
                <text:p>68.0158776552836</text:p>
              </table:table-cell>
              <table:table-cell office:value-type="float" office:value="71.6607273063423">
                <text:p>71.6607273063423</text:p>
              </table:table-cell>
              <table:table-cell office:value-type="float" office:value="75.6768511095171">
                <text:p>75.6768511095171</text:p>
              </table:table-cell>
              <table:table-cell office:value-type="float" office:value="79.5394898642657">
                <text:p>79.5394898642657</text:p>
              </table:table-cell>
              <table:table-cell office:value-type="float" office:value="83.1773768507226">
                <text:p>83.1773768507226</text:p>
              </table:table-cell>
              <table:table-cell office:value-type="float" office:value="86.5354465787237">
                <text:p>86.5354465787237</text:p>
              </table:table-cell>
              <table:table-cell office:value-type="float" office:value="89.5928330333828">
                <text:p>89.59283303338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8.5270071788071">
                <text:p>58.5270071788071</text:p>
              </table:table-cell>
              <table:table-cell office:value-type="float" office:value="62.8576298975451">
                <text:p>62.8576298975451</text:p>
              </table:table-cell>
              <table:table-cell office:value-type="float" office:value="68.1598750233474">
                <text:p>68.1598750233474</text:p>
              </table:table-cell>
              <table:table-cell office:value-type="float" office:value="71.7919413329577">
                <text:p>71.7919413329577</text:p>
              </table:table-cell>
              <table:table-cell office:value-type="float" office:value="75.7835900359377">
                <text:p>75.7835900359377</text:p>
              </table:table-cell>
              <table:table-cell office:value-type="float" office:value="79.6205945874365">
                <text:p>79.6205945874365</text:p>
              </table:table-cell>
              <table:table-cell office:value-type="float" office:value="83.2334530697944">
                <text:p>83.2334530697944</text:p>
              </table:table-cell>
              <table:table-cell office:value-type="float" office:value="86.5692870246116">
                <text:p>86.5692870246116</text:p>
              </table:table-cell>
              <table:table-cell office:value-type="float" office:value="89.6094497383377">
                <text:p>89.6094497383377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8.7166390704564">
                <text:p>58.7166390704564</text:p>
              </table:table-cell>
              <table:table-cell office:value-type="float" office:value="63.0282868205548">
                <text:p>63.0282868205548</text:p>
              </table:table-cell>
              <table:table-cell office:value-type="float" office:value="68.3009034797877">
                <text:p>68.3009034797877</text:p>
              </table:table-cell>
              <table:table-cell office:value-type="float" office:value="71.92020685525">
                <text:p>71.92020685525</text:p>
              </table:table-cell>
              <table:table-cell office:value-type="float" office:value="75.8876935688751">
                <text:p>75.8876935688751</text:p>
              </table:table-cell>
              <table:table-cell office:value-type="float" office:value="79.6994774043077">
                <text:p>79.6994774043077</text:p>
              </table:table-cell>
              <table:table-cell office:value-type="float" office:value="83.2878040049826">
                <text:p>83.2878040049826</text:p>
              </table:table-cell>
              <table:table-cell office:value-type="float" office:value="86.6019402104135">
                <text:p>86.6019402104135</text:p>
              </table:table-cell>
              <table:table-cell office:value-type="float" office:value="89.6253883065423">
                <text:p>89.62538830654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.9031366226277">
                <text:p>58.9031366226277</text:p>
              </table:table-cell>
              <table:table-cell office:value-type="float" office:value="63.1959233466018">
                <text:p>63.1959233466018</text:p>
              </table:table-cell>
              <table:table-cell office:value-type="float" office:value="68.4390242370859">
                <text:p>68.4390242370859</text:p>
              </table:table-cell>
              <table:table-cell office:value-type="float" office:value="72.0455901289235">
                <text:p>72.0455901289235</text:p>
              </table:table-cell>
              <table:table-cell office:value-type="float" office:value="75.989226776426">
                <text:p>75.989226776426</text:p>
              </table:table-cell>
              <table:table-cell office:value-type="float" office:value="79.7761991851641">
                <text:p>79.7761991851641</text:p>
              </table:table-cell>
              <table:table-cell office:value-type="float" office:value="83.3404827376918">
                <text:p>83.3404827376918</text:p>
              </table:table-cell>
              <table:table-cell office:value-type="float" office:value="86.6334477900283">
                <text:p>86.6334477900283</text:p>
              </table:table-cell>
              <table:table-cell office:value-type="float" office:value="89.6406764131255">
                <text:p>89.6406764131255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9.0865516413958">
                <text:p>59.0865516413958</text:p>
              </table:table-cell>
              <table:table-cell office:value-type="float" office:value="63.3605929326315">
                <text:p>63.3605929326315</text:p>
              </table:table-cell>
              <table:table-cell office:value-type="float" office:value="68.5742972456558">
                <text:p>68.5742972456558</text:p>
              </table:table-cell>
              <table:table-cell office:value-type="float" office:value="72.1681559208537">
                <text:p>72.1681559208537</text:p>
              </table:table-cell>
              <table:table-cell office:value-type="float" office:value="76.0882531201504">
                <text:p>76.0882531201504</text:p>
              </table:table-cell>
              <table:table-cell office:value-type="float" office:value="79.8508191327175">
                <text:p>79.8508191327175</text:p>
              </table:table-cell>
              <table:table-cell office:value-type="float" office:value="83.3915407161837">
                <text:p>83.3915407161837</text:p>
              </table:table-cell>
              <table:table-cell office:value-type="float" office:value="86.6638499559672">
                <text:p>86.6638499559672</text:p>
              </table:table-cell>
              <table:table-cell office:value-type="float" office:value="89.6553406037794">
                <text:p>89.655340603779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9.2669350765564">
                <text:p>59.2669350765564</text:p>
              </table:table-cell>
              <table:table-cell office:value-type="float" office:value="63.5223480894734">
                <text:p>63.5223480894734</text:p>
              </table:table-cell>
              <table:table-cell office:value-type="float" office:value="68.7067812198642">
                <text:p>68.7067812198642</text:p>
              </table:table-cell>
              <table:table-cell office:value-type="float" office:value="72.2879675425425">
                <text:p>72.2879675425425</text:p>
              </table:table-cell>
              <table:table-cell office:value-type="float" office:value="76.1848344947368">
                <text:p>76.1848344947368</text:p>
              </table:table-cell>
              <table:table-cell office:value-type="float" office:value="79.92339482779">
                <text:p>79.92339482779</text:p>
              </table:table-cell>
              <table:table-cell office:value-type="float" office:value="83.4410278058232">
                <text:p>83.4410278058232</text:p>
              </table:table-cell>
              <table:table-cell office:value-type="float" office:value="86.6931854906251">
                <text:p>86.6931854906251</text:p>
              </table:table-cell>
              <table:table-cell office:value-type="float" office:value="89.6694063408516">
                <text:p>89.6694063408516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9.4443370357791">
                <text:p>59.4443370357791</text:p>
              </table:table-cell>
              <table:table-cell office:value-type="float" office:value="63.6812403985866">
                <text:p>63.6812403985866</text:p>
              </table:table-cell>
              <table:table-cell office:value-type="float" office:value="68.8365336635159">
                <text:p>68.8365336635159</text:p>
              </table:table-cell>
              <table:table-cell office:value-type="float" office:value="72.4050868828219">
                <text:p>72.4050868828219</text:p>
              </table:table-cell>
              <table:table-cell office:value-type="float" office:value="76.2790312666882">
                <text:p>76.2790312666882</text:p>
              </table:table-cell>
              <table:table-cell office:value-type="float" office:value="79.9939822737475">
                <text:p>79.9939822737475</text:p>
              </table:table-cell>
              <table:table-cell office:value-type="float" office:value="83.4889923377793">
                <text:p>83.4889923377793</text:p>
              </table:table-cell>
              <table:table-cell office:value-type="float" office:value="86.7214918157532">
                <text:p>86.7214918157532</text:p>
              </table:table-cell>
              <table:table-cell office:value-type="float" office:value="89.6828980475577">
                <text:p>89.682898047557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9.6188067985267">
                <text:p>59.6188067985267</text:p>
              </table:table-cell>
              <table:table-cell office:value-type="float" office:value="63.8373205285078">
                <text:p>63.8373205285078</text:p>
              </table:table-cell>
              <table:table-cell office:value-type="float" office:value="68.9636108948126">
                <text:p>68.9636108948126</text:p>
              </table:table-cell>
              <table:table-cell office:value-type="float" office:value="72.519574439823">
                <text:p>72.519574439823</text:p>
              </table:table-cell>
              <table:table-cell office:value-type="float" office:value="76.3709023120535">
                <text:p>76.3709023120535</text:p>
              </table:table-cell>
              <table:table-cell office:value-type="float" office:value="80.0626359397138">
                <text:p>80.0626359397138</text:p>
              </table:table-cell>
              <table:table-cell office:value-type="float" office:value="83.5354811562273">
                <text:p>83.5354811562273</text:p>
              </table:table-cell>
              <table:table-cell office:value-type="float" office:value="86.7488050401959">
                <text:p>86.7488050401959</text:p>
              </table:table-cell>
              <table:table-cell office:value-type="float" office:value="89.6958391503886">
                <text:p>89.695839150388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9.7903928297439">
                <text:p>59.7903928297439</text:p>
              </table:table-cell>
              <table:table-cell office:value-type="float" office:value="63.9906382510093">
                <text:p>63.9906382510093</text:p>
              </table:table-cell>
              <table:table-cell office:value-type="float" office:value="69.0880680707974">
                <text:p>69.0880680707974</text:p>
              </table:table-cell>
              <table:table-cell office:value-type="float" office:value="72.6314893522262">
                <text:p>72.6314893522262</text:p>
              </table:table-cell>
              <table:table-cell office:value-type="float" office:value="76.4605050532267">
                <text:p>76.4605050532267</text:p>
              </table:table-cell>
              <table:table-cell office:value-type="float" office:value="80.1294088026032">
                <text:p>80.1294088026032</text:p>
              </table:table-cell>
              <table:table-cell office:value-type="float" office:value="83.5805396640987">
                <text:p>83.5805396640987</text:p>
              </table:table-cell>
              <table:table-cell office:value-type="float" office:value="86.7751600059528">
                <text:p>86.7751600059528</text:p>
              </table:table-cell>
              <table:table-cell office:value-type="float" office:value="89.7082521197874">
                <text:p>89.70825211978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9591427933207">
                <text:p>59.9591427933207</text:p>
              </table:table-cell>
              <table:table-cell office:value-type="float" office:value="64.14124245697">
                <text:p>64.14124245697</text:p>
              </table:table-cell>
              <table:table-cell office:value-type="float" office:value="69.2099592112957">
                <text:p>69.2099592112957</text:p>
              </table:table-cell>
              <table:table-cell office:value-type="float" office:value="72.7408894298091">
                <text:p>72.7408894298091</text:p>
              </table:table-cell>
              <table:table-cell office:value-type="float" office:value="76.5478954948378">
                <text:p>76.5478954948378</text:p>
              </table:table-cell>
              <table:table-cell office:value-type="float" office:value="80.1943523879993">
                <text:p>80.1943523879993</text:p>
              </table:table-cell>
              <table:table-cell office:value-type="float" office:value="83.6242118674235">
                <text:p>83.6242118674235</text:p>
              </table:table-cell>
              <table:table-cell office:value-type="float" office:value="86.8005903326251">
                <text:p>86.8005903326251</text:p>
              </table:table-cell>
              <table:table-cell office:value-type="float" office:value="89.7201585091661">
                <text:p>89.720158509166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60.1251035653318">
                <text:p>60.1251035653318</text:p>
              </table:table-cell>
              <table:table-cell office:value-type="float" office:value="64.2891811719665">
                <text:p>64.2891811719665</text:p>
              </table:table-cell>
              <table:table-cell office:value-type="float" office:value="69.329337222362">
                <text:p>69.329337222362</text:p>
              </table:table-cell>
              <table:table-cell office:value-type="float" office:value="72.8478311833088">
                <text:p>72.8478311833088</text:p>
              </table:table-cell>
              <table:table-cell office:value-type="float" office:value="76.6331282587576">
                <text:p>76.6331282587576</text:p>
              </table:table-cell>
              <table:table-cell office:value-type="float" office:value="80.2575168099155">
                <text:p>80.2575168099155</text:p>
              </table:table-cell>
              <table:table-cell office:value-type="float" office:value="83.6665404183087">
                <text:p>83.6665404183087</text:p>
              </table:table-cell>
              <table:table-cell office:value-type="float" office:value="86.8251284603018">
                <text:p>86.8251284603018</text:p>
              </table:table-cell>
              <table:table-cell office:value-type="float" office:value="89.7315789923305">
                <text:p>89.731578992330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0.288321247059">
                <text:p>60.288321247059</text:p>
              </table:table-cell>
              <table:table-cell office:value-type="float" office:value="64.4345015715875">
                <text:p>64.4345015715875</text:p>
              </table:table-cell>
              <table:table-cell office:value-type="float" office:value="69.446253919243">
                <text:p>69.446253919243</text:p>
              </table:table-cell>
              <table:table-cell office:value-type="float" office:value="72.9523698536119">
                <text:p>72.9523698536119</text:p>
              </table:table-cell>
              <table:table-cell office:value-type="float" office:value="76.7162566182382">
                <text:p>76.7162566182382</text:p>
              </table:table-cell>
              <table:table-cell office:value-type="float" office:value="80.3189508094656">
                <text:p>80.3189508094656</text:p>
              </table:table-cell>
              <table:table-cell office:value-type="float" office:value="83.7075666565939">
                <text:p>83.7075666565939</text:p>
              </table:table-cell>
              <table:table-cell office:value-type="float" office:value="86.8488056909421">
                <text:p>86.8488056909421</text:p>
              </table:table-cell>
              <table:table-cell office:value-type="float" office:value="89.7425333993768">
                <text:p>89.7425333993768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60.4488411777966">
                <text:p>60.4488411777966</text:p>
              </table:table-cell>
              <table:table-cell office:value-type="float" office:value="64.5772499964776">
                <text:p>64.5772499964776</text:p>
              </table:table-cell>
              <table:table-cell office:value-type="float" office:value="69.5607600488684">
                <text:p>69.5607600488684</text:p>
              </table:table-cell>
              <table:table-cell office:value-type="float" office:value="73.0545594402899">
                <text:p>73.0545594402899</text:p>
              </table:table-cell>
              <table:table-cell office:value-type="float" office:value="76.7973325312103">
                <text:p>76.7973325312103</text:p>
              </table:table-cell>
              <table:table-cell office:value-type="float" office:value="80.3787017924753">
                <text:p>80.3787017924753</text:p>
              </table:table-cell>
              <table:table-cell office:value-type="float" office:value="83.7473306502254">
                <text:p>83.7473306502254</text:p>
              </table:table-cell>
              <table:table-cell office:value-type="float" office:value="86.8716522283054">
                <text:p>86.8716522283054</text:p>
              </table:table-cell>
              <table:table-cell office:value-type="float" office:value="89.7530407511245">
                <text:p>89.753040751124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0.6067079474464">
                <text:p>60.6067079474464</text:p>
              </table:table-cell>
              <table:table-cell office:value-type="float" office:value="64.7174719671145">
                <text:p>64.7174719671145</text:p>
              </table:table-cell>
              <table:table-cell office:value-type="float" office:value="69.6729053118767">
                <text:p>69.6729053118767</text:p>
              </table:table-cell>
              <table:table-cell office:value-type="float" office:value="73.1544527294922">
                <text:p>73.1544527294922</text:p>
              </table:table-cell>
              <table:table-cell office:value-type="float" office:value="76.8764066727587">
                <text:p>76.8764066727587</text:p>
              </table:table-cell>
              <table:table-cell office:value-type="float" office:value="80.4368158660626">
                <text:p>80.4368158660626</text:p>
              </table:table-cell>
              <table:table-cell office:value-type="float" office:value="83.7858712343886">
                <text:p>83.7858712343886</text:p>
              </table:table-cell>
              <table:table-cell office:value-type="float" office:value="86.8936972164811">
                <text:p>86.8936972164811</text:p>
              </table:table-cell>
              <table:table-cell office:value-type="float" office:value="89.763119292143">
                <text:p>89.76311929214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60.7619654089041">
                <text:p>60.7619654089041</text:p>
              </table:table-cell>
              <table:table-cell office:value-type="float" office:value="64.855212198325">
                <text:p>64.855212198325</text:p>
              </table:table-cell>
              <table:table-cell office:value-type="float" office:value="69.7827383841877">
                <text:p>69.7827383841877</text:p>
              </table:table-cell>
              <table:table-cell office:value-type="float" office:value="73.2521013212132">
                <text:p>73.2521013212132</text:p>
              </table:table-cell>
              <table:table-cell office:value-type="float" office:value="76.953528466796">
                <text:p>76.953528466796</text:p>
              </table:table-cell>
              <table:table-cell office:value-type="float" office:value="80.4933378742171">
                <text:p>80.4933378742171</text:p>
              </table:table-cell>
              <table:table-cell office:value-type="float" office:value="83.8232260494356">
                <text:p>83.8232260494356</text:p>
              </table:table-cell>
              <table:table-cell office:value-type="float" office:value="86.9149687770652">
                <text:p>86.9149687770652</text:p>
              </table:table-cell>
              <table:table-cell office:value-type="float" office:value="89.772786522431">
                <text:p>89.7727865224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.9146566902405">
                <text:p>60.9146566902405</text:p>
              </table:table-cell>
              <table:table-cell office:value-type="float" office:value="64.9905146135438">
                <text:p>64.9905146135438</text:p>
              </table:table-cell>
              <table:table-cell office:value-type="float" office:value="69.89030693813">
                <text:p>69.89030693813</text:p>
              </table:table-cell>
              <table:table-cell office:value-type="float" office:value="73.3475556559462">
                <text:p>73.3475556559462</text:p>
              </table:table-cell>
              <table:table-cell office:value-type="float" office:value="77.028746116954">
                <text:p>77.028746116954</text:p>
              </table:table-cell>
              <table:table-cell office:value-type="float" office:value="80.5483114324037">
                <text:p>80.5483114324037</text:p>
              </table:table-cell>
              <table:table-cell office:value-type="float" office:value="83.859431577647">
                <text:p>83.859431577647</text:p>
              </table:table-cell>
              <table:table-cell office:value-type="float" office:value="86.9354940450346">
                <text:p>86.9354940450346</text:p>
              </table:table-cell>
              <table:table-cell office:value-type="float" office:value="89.7820592278027">
                <text:p>89.782059227802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1.0648242066823">
                <text:p>61.0648242066823</text:p>
              </table:table-cell>
              <table:table-cell office:value-type="float" office:value="65.1234223588204">
                <text:p>65.1234223588204</text:p>
              </table:table-cell>
              <table:table-cell office:value-type="float" office:value="69.9956576631327">
                <text:p>69.9956576631327</text:p>
              </table:table-cell>
              <table:table-cell office:value-type="float" office:value="73.4408650407385">
                <text:p>73.4408650407385</text:p>
              </table:table-cell>
              <table:table-cell office:value-type="float" office:value="77.1021066367126">
                <text:p>77.1021066367126</text:p>
              </table:table-cell>
              <table:table-cell office:value-type="float" office:value="80.601778961219">
                <text:p>80.601778961219</text:p>
              </table:table-cell>
              <table:table-cell office:value-type="float" office:value="83.8945231788612">
                <text:p>83.8945231788612</text:p>
              </table:table-cell>
              <table:table-cell office:value-type="float" office:value="86.9552992033607">
                <text:p>86.9552992033607</text:p>
              </table:table-cell>
              <table:table-cell office:value-type="float" office:value="89.7909535090342">
                <text:p>89.790953509034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1.2125096723941">
                <text:p>61.2125096723941</text:p>
              </table:table-cell>
              <table:table-cell office:value-type="float" office:value="65.2539778165771">
                <text:p>65.2539778165771</text:p>
              </table:table-cell>
              <table:table-cell office:value-type="float" office:value="70.0988362859906">
                <text:p>70.0988362859906</text:p>
              </table:table-cell>
              <table:table-cell office:value-type="float" office:value="73.5320776746609">
                <text:p>73.5320776746609</text:p>
              </table:table-cell>
              <table:table-cell office:value-type="float" office:value="77.1736558787846">
                <text:p>77.1736558787846</text:p>
              </table:table-cell>
              <table:table-cell office:value-type="float" office:value="80.6537817191252">
                <text:p>80.6537817191252</text:p>
              </table:table-cell>
              <table:table-cell office:value-type="float" office:value="83.928535125009">
                <text:p>83.928535125009</text:p>
              </table:table-cell>
              <table:table-cell office:value-type="float" office:value="86.9744095164104">
                <text:p>86.9744095164104</text:p>
              </table:table-cell>
              <table:table-cell office:value-type="float" office:value="89.7994848098199">
                <text:p>89.7994848098199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1.3577541120661">
                <text:p>61.3577541120661</text:p>
              </table:table-cell>
              <table:table-cell office:value-type="float" office:value="65.382222619125">
                <text:p>65.382222619125</text:p>
              </table:table-cell>
              <table:table-cell office:value-type="float" office:value="70.1998875907119">
                <text:p>70.1998875907119</text:p>
              </table:table-cell>
              <table:table-cell office:value-type="float" office:value="73.6212406737053">
                <text:p>73.6212406737053</text:p>
              </table:table-cell>
              <table:table-cell office:value-type="float" office:value="77.2434385637757">
                <text:p>77.2434385637757</text:p>
              </table:table-cell>
              <table:table-cell office:value-type="float" office:value="80.7043598342871">
                <text:p>80.7043598342871</text:p>
              </table:table-cell>
              <table:table-cell office:value-type="float" office:value="83.9615006335847">
                <text:p>83.9615006335847</text:p>
              </table:table-cell>
              <table:table-cell office:value-type="float" office:value="86.992849362174">
                <text:p>86.992849362174</text:p>
              </table:table-cell>
              <table:table-cell office:value-type="float" office:value="89.807667943589">
                <text:p>89.8076679435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.5005978723097">
                <text:p>61.5005978723097</text:p>
              </table:table-cell>
              <table:table-cell office:value-type="float" office:value="65.5081976619394">
                <text:p>65.5081976619394</text:p>
              </table:table-cell>
              <table:table-cell office:value-type="float" office:value="70.2988554379563">
                <text:p>70.2988554379563</text:p>
              </table:table-cell>
              <table:table-cell office:value-type="float" office:value="73.7084000951223">
                <text:p>73.7084000951223</text:p>
              </table:table-cell>
              <table:table-cell office:value-type="float" office:value="77.3114983081354">
                <text:p>77.3114983081354</text:p>
              </table:table-cell>
              <table:table-cell office:value-type="float" office:value="80.7535523355377">
                <text:p>80.7535523355377</text:p>
              </table:table-cell>
              <table:table-cell office:value-type="float" office:value="83.9934519000877">
                <text:p>83.9934519000877</text:p>
              </table:table-cell>
              <table:table-cell office:value-type="float" office:value="87.0106422633631">
                <text:p>87.0106422633631</text:p>
              </table:table-cell>
              <table:table-cell office:value-type="float" office:value="89.8155171192265">
                <text:p>89.815517119226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1.6410806328659">
                <text:p>61.6410806328659</text:p>
              </table:table-cell>
              <table:table-cell office:value-type="float" office:value="65.6319431167007">
                <text:p>65.6319431167007</text:p>
              </table:table-cell>
              <table:table-cell office:value-type="float" office:value="70.3957827840722">
                <text:p>70.3957827840722</text:p>
              </table:table-cell>
              <table:table-cell office:value-type="float" office:value="73.793600961212">
                <text:p>73.793600961212</text:p>
              </table:table-cell>
              <table:table-cell office:value-type="float" office:value="77.3778776514195">
                <text:p>77.3778776514195</text:p>
              </table:table-cell>
              <table:table-cell office:value-type="float" office:value="80.8013971824946">
                <text:p>80.8013971824946</text:p>
              </table:table-cell>
              <table:table-cell office:value-type="float" office:value="84.024420129466">
                <text:p>84.024420129466</text:p>
              </table:table-cell>
              <table:table-cell office:value-type="float" office:value="87.0278109174171">
                <text:p>87.0278109174171</text:p>
              </table:table-cell>
              <table:table-cell office:value-type="float" office:value="89.8230459657449">
                <text:p>89.82304596574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.7792414176269">
                <text:p>61.7792414176269</text:p>
              </table:table-cell>
              <table:table-cell office:value-type="float" office:value="65.7534984441053">
                <text:p>65.7534984441053</text:p>
              </table:table-cell>
              <table:table-cell office:value-type="float" office:value="70.4907116997417">
                <text:p>70.4907116997417</text:p>
              </table:table-cell>
              <table:table-cell office:value-type="float" office:value="73.8768872825805">
                <text:p>73.8768872825805</text:p>
              </table:table-cell>
              <table:table-cell office:value-type="float" office:value="77.4426180828784">
                <text:p>77.4426180828784</text:p>
              </table:table-cell>
              <table:table-cell office:value-type="float" office:value="80.8479312948518">
                <text:p>80.8479312948518</text:p>
              </table:table-cell>
              <table:table-cell office:value-type="float" office:value="84.0544355665923">
                <text:p>84.0544355665923</text:p>
              </table:table-cell>
              <table:table-cell office:value-type="float" office:value="87.0443772254572">
                <text:p>87.0443772254572</text:p>
              </table:table-cell>
              <table:table-cell office:value-type="float" office:value="89.8302675559496">
                <text:p>89.8302675559496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1.915118605477">
                <text:p>61.915118605477</text:p>
              </table:table-cell>
              <table:table-cell office:value-type="float" office:value="65.8729024064481">
                <text:p>65.8729024064481</text:p>
              </table:table-cell>
              <table:table-cell office:value-type="float" office:value="70.5836833882416">
                <text:p>70.5836833882416</text:p>
              </table:table-cell>
              <table:table-cell office:value-type="float" office:value="73.9583020808738">
                <text:p>73.9583020808738</text:p>
              </table:table-cell>
              <table:table-cell office:value-type="float" office:value="77.5057600673893">
                <text:p>77.5057600673893</text:p>
              </table:table-cell>
              <table:table-cell office:value-type="float" office:value="80.893190580869">
                <text:p>80.893190580869</text:p>
              </table:table-cell>
              <table:table-cell office:value-type="float" office:value="84.0835275258025">
                <text:p>84.0835275258025</text:p>
              </table:table-cell>
              <table:table-cell office:value-type="float" office:value="87.0603623202245">
                <text:p>87.0603623202245</text:p>
              </table:table-cell>
              <table:table-cell office:value-type="float" office:value="89.8371944291375">
                <text:p>89.83719442913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2.0487499409532">
                <text:p>62.0487499409532</text:p>
              </table:table-cell>
              <table:table-cell office:value-type="float" office:value="65.9901930799842">
                <text:p>65.9901930799842</text:p>
              </table:table-cell>
              <table:table-cell office:value-type="float" office:value="70.6747382033267">
                <text:p>70.6747382033267</text:p>
              </table:table-cell>
              <table:table-cell office:value-type="float" office:value="74.0378874110004">
                <text:p>74.0378874110004</text:p>
              </table:table-cell>
              <table:table-cell office:value-type="float" office:value="77.5673430707479">
                <text:p>77.5673430707479</text:p>
              </table:table-cell>
              <table:table-cell office:value-type="float" office:value="80.9372099650805">
                <text:p>80.9372099650805</text:p>
              </table:table-cell>
              <table:table-cell office:value-type="float" office:value="84.111724419525">
                <text:p>84.111724419525</text:p>
              </table:table-cell>
              <table:table-cell office:value-type="float" office:value="87.0757865930377">
                <text:p>87.0757865930377</text:p>
              </table:table-cell>
              <table:table-cell office:value-type="float" office:value="89.84383861287">
                <text:p>89.84383861287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2.18017254473">
                <text:p>62.18017254473</text:p>
              </table:table-cell>
              <table:table-cell office:value-type="float" office:value="66.1054078670701">
                <text:p>66.1054078670701</text:p>
              </table:table-cell>
              <table:table-cell office:value-type="float" office:value="70.7639156667454">
                <text:p>70.7639156667454</text:p>
              </table:table-cell>
              <table:table-cell office:value-type="float" office:value="74.1156843828547">
                <text:p>74.1156843828547</text:p>
              </table:table-cell>
              <table:table-cell office:value-type="float" office:value="77.627405584336">
                <text:p>77.627405584336</text:p>
              </table:table-cell>
              <table:table-cell office:value-type="float" office:value="80.9800234152445">
                <text:p>80.9800234152445</text:p>
              </table:table-cell>
              <table:table-cell office:value-type="float" office:value="84.1390537860299">
                <text:p>84.1390537860299</text:p>
              </table:table-cell>
              <table:table-cell office:value-type="float" office:value="87.0906697198056">
                <text:p>87.0906697198056</text:p>
              </table:table-cell>
              <table:table-cell office:value-type="float" office:value="89.8502116438574">
                <text:p>89.850211643857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2.3094229239314">
                <text:p>62.3094229239314</text:p>
              </table:table-cell>
              <table:table-cell office:value-type="float" office:value="66.2185835080912">
                <text:p>66.2185835080912</text:p>
              </table:table-cell>
              <table:table-cell office:value-type="float" office:value="70.851254485394">
                <text:p>70.851254485394</text:p>
              </table:table-cell>
              <table:table-cell office:value-type="float" office:value="74.1917331825529">
                <text:p>74.1917331825529</text:p>
              </table:table-cell>
              <table:table-cell office:value-type="float" office:value="77.6859851491798">
                <text:p>77.6859851491798</text:p>
              </table:table-cell>
              <table:table-cell office:value-type="float" office:value="81.0216639685548">
                <text:p>81.0216639685548</text:p>
              </table:table-cell>
              <table:table-cell office:value-type="float" office:value="84.1655423163236">
                <text:p>84.1655423163236</text:p>
              </table:table-cell>
              <table:table-cell office:value-type="float" office:value="87.105030686126">
                <text:p>87.105030686126</text:p>
              </table:table-cell>
              <table:table-cell office:value-type="float" office:value="89.8563245879903">
                <text:p>89.856324587990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2.4365369822716">
                <text:p>62.4365369822716</text:p>
              </table:table-cell>
              <table:table-cell office:value-type="float" office:value="66.3297560931778">
                <text:p>66.3297560931778</text:p>
              </table:table-cell>
              <table:table-cell office:value-type="float" office:value="70.936792568117">
                <text:p>70.936792568117</text:p>
              </table:table-cell>
              <table:table-cell office:value-type="float" office:value="74.2660730931905">
                <text:p>74.2660730931905</text:p>
              </table:table-cell>
              <table:table-cell office:value-type="float" office:value="77.7431183794143">
                <text:p>77.7431183794143</text:p>
              </table:table-cell>
              <table:table-cell office:value-type="float" office:value="81.062163757134">
                <text:p>81.062163757134</text:p>
              </table:table-cell>
              <table:table-cell office:value-type="float" office:value="84.1912158802166">
                <text:p>84.1912158802166</text:p>
              </table:table-cell>
              <table:table-cell office:value-type="float" office:value="87.1188878115052">
                <text:p>87.1188878115052</text:p>
              </table:table-cell>
              <table:table-cell office:value-type="float" office:value="89.8621880595545">
                <text:p>89.862188059554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5615500300286">
                <text:p>62.5615500300286</text:p>
              </table:table-cell>
              <table:table-cell office:value-type="float" office:value="66.4389610737136">
                <text:p>66.4389610737136</text:p>
              </table:table-cell>
              <table:table-cell office:value-type="float" office:value="71.0205670421611">
                <text:p>71.0205670421611</text:p>
              </table:table-cell>
              <table:table-cell office:value-type="float" office:value="74.3387425151346">
                <text:p>74.3387425151346</text:p>
              </table:table-cell>
              <table:table-cell office:value-type="float" office:value="77.7988409851682">
                <text:p>77.7988409851682</text:p>
              </table:table-cell>
              <table:table-cell office:value-type="float" office:value="81.1015540328284">
                <text:p>81.1015540328284</text:p>
              </table:table-cell>
              <table:table-cell office:value-type="float" office:value="84.2160995515892">
                <text:p>84.2160995515892</text:p>
              </table:table-cell>
              <table:table-cell office:value-type="float" office:value="87.1322587727267">
                <text:p>87.1322587727267</text:p>
              </table:table-cell>
              <table:table-cell office:value-type="float" office:value="89.8678122396609">
                <text:p>89.867812239660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2.6844967938529">
                <text:p>62.6844967938529</text:p>
              </table:table-cell>
              <table:table-cell office:value-type="float" office:value="66.5462332736408">
                <text:p>66.5462332736408</text:p>
              </table:table-cell>
              <table:table-cell office:value-type="float" office:value="71.1026142692903">
                <text:p>71.1026142692903</text:p>
              </table:table-cell>
              <table:table-cell office:value-type="float" office:value="74.4097789858594">
                <text:p>74.4097789858594</text:p>
              </table:table-cell>
              <table:table-cell office:value-type="float" office:value="77.8531877948841">
                <text:p>77.8531877948841</text:p>
              </table:table-cell>
              <table:table-cell office:value-type="float" office:value="81.1398651913235">
                <text:p>81.1398651913235</text:p>
              </table:table-cell>
              <table:table-cell office:value-type="float" office:value="84.2402176328794">
                <text:p>84.2402176328794</text:p>
              </table:table-cell>
              <table:table-cell office:value-type="float" office:value="87.1451606264009">
                <text:p>87.1451606264009</text:p>
              </table:table-cell>
              <table:table-cell office:value-type="float" office:value="89.8732068939239">
                <text:p>89.87320689392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.8054114264138">
                <text:p>62.8054114264138</text:p>
              </table:table-cell>
              <table:table-cell office:value-type="float" office:value="66.6516069005647">
                <text:p>66.6516069005647</text:p>
              </table:table-cell>
              <table:table-cell office:value-type="float" office:value="71.1829698615683">
                <text:p>71.1829698615683</text:p>
              </table:table-cell>
              <table:table-cell office:value-type="float" office:value="74.4792191993362">
                <text:p>74.4792191993362</text:p>
              </table:table-cell>
              <table:table-cell office:value-type="float" office:value="77.906192777087">
                <text:p>77.906192777087</text:p>
              </table:table-cell>
              <table:table-cell office:value-type="float" office:value="81.1771267955995">
                <text:p>81.1771267955995</text:p>
              </table:table-cell>
              <table:table-cell office:value-type="float" office:value="84.2635936788176">
                <text:p>84.2635936788176</text:p>
              </table:table-cell>
              <table:table-cell office:value-type="float" office:value="87.1576098307231">
                <text:p>87.1576098307231</text:p>
              </table:table-cell>
              <table:table-cell office:value-type="float" office:value="89.8783813894177">
                <text:p>89.878381389417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2.9243275158868">
                <text:p>62.9243275158868</text:p>
              </table:table-cell>
              <table:table-cell office:value-type="float" office:value="66.7551155566623">
                <text:p>66.7551155566623</text:p>
              </table:table-cell>
              <table:table-cell office:value-type="float" office:value="71.2616686968157">
                <text:p>71.2616686968157</text:p>
              </table:table-cell>
              <table:table-cell office:value-type="float" office:value="74.5470990249878">
                <text:p>74.5470990249878</text:p>
              </table:table-cell>
              <table:table-cell office:value-type="float" office:value="77.9578890616164">
                <text:p>77.9578890616164</text:p>
              </table:table-cell>
              <table:table-cell office:value-type="float" office:value="81.2133675987428">
                <text:p>81.2133675987428</text:p>
              </table:table-cell>
              <table:table-cell office:value-type="float" office:value="84.2862505194316">
                <text:p>84.2862505194316</text:p>
              </table:table-cell>
              <table:table-cell office:value-type="float" office:value="87.1696222664684">
                <text:p>87.1696222664684</text:p>
              </table:table-cell>
              <table:table-cell office:value-type="float" office:value="89.8833447109412">
                <text:p>89.883344710941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3.0412780952835">
                <text:p>63.0412780952835</text:p>
              </table:table-cell>
              <table:table-cell office:value-type="float" office:value="66.8567922493975">
                <text:p>66.8567922493975</text:p>
              </table:table-cell>
              <table:table-cell office:value-type="float" office:value="71.3387449337485">
                <text:p>71.3387449337485</text:p>
              </table:table-cell>
              <table:table-cell office:value-type="float" office:value="74.6134535262168">
                <text:p>74.6134535262168</text:p>
              </table:table-cell>
              <table:table-cell office:value-type="float" office:value="78.008308960333">
                <text:p>78.008308960333</text:p>
              </table:table-cell>
              <table:table-cell office:value-type="float" office:value="81.2486155661343">
                <text:p>81.2486155661343</text:p>
              </table:table-cell>
              <table:table-cell office:value-type="float" office:value="84.3082102823428">
                <text:p>84.3082102823428</text:p>
              </table:table-cell>
              <table:table-cell office:value-type="float" office:value="87.1812132572497">
                <text:p>87.1812132572497</text:p>
              </table:table-cell>
              <table:table-cell office:value-type="float" office:value="89.8881054766187">
                <text:p>89.888105476618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3.1562956516282">
                <text:p>63.1562956516282</text:p>
              </table:table-cell>
              <table:table-cell office:value-type="float" office:value="66.9566694020467">
                <text:p>66.9566694020467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6783169785177">
                <text:p>74.6783169785177</text:p>
              </table:table-cell>
              <table:table-cell office:value-type="float" office:value="78.0574839873148">
                <text:p>78.0574839873148</text:p>
              </table:table-cell>
              <table:table-cell office:value-type="float" office:value="81.2828978970285">
                <text:p>81.2828978970285</text:p>
              </table:table-cell>
              <table:table-cell office:value-type="float" office:value="84.3294944143777">
                <text:p>84.3294944143777</text:p>
              </table:table-cell>
              <table:table-cell office:value-type="float" office:value="87.1923975890657">
                <text:p>87.1923975890657</text:p>
              </table:table-cell>
              <table:table-cell office:value-type="float" office:value="89.8926719528645">
                <text:p>89.892671952864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2694121349814">
                <text:p>63.2694121349814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881627406641">
                <text:p>71.4881627406641</text:p>
              </table:table-cell>
              <table:table-cell office:value-type="float" office:value="74.7417228871822">
                <text:p>74.7417228871822</text:p>
              </table:table-cell>
              <table:table-cell office:value-type="float" office:value="78.1054448785544">
                <text:p>78.1054448785544</text:p>
              </table:table-cell>
              <table:table-cell office:value-type="float" office:value="81.3162410455422">
                <text:p>81.3162410455422</text:p>
              </table:table-cell>
              <table:table-cell office:value-type="float" office:value="84.3501237025128">
                <text:p>84.3501237025128</text:p>
              </table:table-cell>
              <table:table-cell office:value-type="float" office:value="87.2031895291621">
                <text:p>87.2031895291621</text:p>
              </table:table-cell>
              <table:table-cell office:value-type="float" office:value="89.8970520687355">
                <text:p>89.897052068735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3.3806589673161">
                <text:p>63.3806589673161</text:p>
              </table:table-cell>
              <table:table-cell office:value-type="float" office:value="67.1511519211076">
                <text:p>67.1511519211076</text:p>
              </table:table-cell>
              <table:table-cell office:value-type="float" office:value="71.5605691644713">
                <text:p>71.5605691644713</text:p>
              </table:table-cell>
              <table:table-cell office:value-type="float" office:value="74.8037040046057">
                <text:p>74.8037040046057</text:p>
              </table:table-cell>
              <table:table-cell office:value-type="float" office:value="78.15222161117">
                <text:p>78.15222161117</text:p>
              </table:table-cell>
              <table:table-cell office:value-type="float" office:value="81.3486707410678">
                <text:p>81.3486707410678</text:p>
              </table:table-cell>
              <table:table-cell office:value-type="float" office:value="84.370118294177">
                <text:p>84.370118294177</text:p>
              </table:table-cell>
              <table:table-cell office:value-type="float" office:value="87.2136028442319">
                <text:p>87.2136028442319</text:p>
              </table:table-cell>
              <table:table-cell office:value-type="float" office:value="89.9012534296999">
                <text:p>89.90125342969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2458193052767">
                <text:p>67.2458193052767</text:p>
              </table:table-cell>
              <table:table-cell office:value-type="float" office:value="71.631482725762">
                <text:p>71.631482725762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1978434221424">
                <text:p>78.1978434221424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3.5976667786069">
                <text:p>63.5976667786069</text:p>
              </table:table-cell>
              <table:table-cell office:value-type="float" office:value="67.3388112046512">
                <text:p>67.3388112046512</text:p>
              </table:table-cell>
              <table:table-cell office:value-type="float" office:value="71.7009342041048">
                <text:p>71.7009342041048</text:p>
              </table:table-cell>
              <table:table-cell office:value-type="float" office:value="74.923519211963">
                <text:p>74.923519211963</text:p>
              </table:table-cell>
              <table:table-cell office:value-type="float" office:value="78.2423388265884">
                <text:p>78.2423388265884</text:p>
              </table:table-cell>
              <table:table-cell office:value-type="float" office:value="81.4108891856837">
                <text:p>81.4108891856837</text:p>
              </table:table-cell>
              <table:table-cell office:value-type="float" office:value="84.4082808975226">
                <text:p>84.4082808975226</text:p>
              </table:table-cell>
              <table:table-cell office:value-type="float" office:value="87.2333462680512">
                <text:p>87.2333462680512</text:p>
              </table:table-cell>
              <table:table-cell office:value-type="float" office:value="89.9091487695316">
                <text:p>89.90914876953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3.7034880389061">
                <text:p>63.7034880389061</text:p>
              </table:table-cell>
              <table:table-cell office:value-type="float" office:value="67.430157273048">
                <text:p>67.430157273048</text:p>
              </table:table-cell>
              <table:table-cell office:value-type="float" office:value="71.7689537444609">
                <text:p>71.7689537444609</text:p>
              </table:table-cell>
              <table:table-cell office:value-type="float" office:value="74.9814151925811">
                <text:p>74.9814151925811</text:p>
              </table:table-cell>
              <table:table-cell office:value-type="float" office:value="78.2857356355843">
                <text:p>78.2857356355843</text:p>
              </table:table-cell>
              <table:table-cell office:value-type="float" office:value="81.4407259459201">
                <text:p>81.4407259459201</text:p>
              </table:table-cell>
              <table:table-cell office:value-type="float" office:value="84.4264861804044">
                <text:p>84.4264861804044</text:p>
              </table:table-cell>
              <table:table-cell office:value-type="float" office:value="87.2427015624162">
                <text:p>87.2427015624162</text:p>
              </table:table-cell>
              <table:table-cell office:value-type="float" office:value="89.9128564575693">
                <text:p>89.912856457569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3.8075602276178">
                <text:p>63.8075602276178</text:p>
              </table:table-cell>
              <table:table-cell office:value-type="float" office:value="67.5198866394519">
                <text:p>67.5198866394519</text:p>
              </table:table-cell>
              <table:table-cell office:value-type="float" office:value="71.835570870268">
                <text:p>71.835570870268</text:p>
              </table:table-cell>
              <table:table-cell office:value-type="float" office:value="75.0380101952965">
                <text:p>75.0380101952965</text:p>
              </table:table-cell>
              <table:table-cell office:value-type="float" office:value="78.3280609735485">
                <text:p>78.3280609735485</text:p>
              </table:table-cell>
              <table:table-cell office:value-type="float" office:value="81.4697453125087">
                <text:p>81.4697453125087</text:p>
              </table:table-cell>
              <table:table-cell office:value-type="float" office:value="84.4441313456165">
                <text:p>84.4441313456165</text:p>
              </table:table-cell>
              <table:table-cell office:value-type="float" office:value="87.2517286351133">
                <text:p>87.2517286351133</text:p>
              </table:table-cell>
              <table:table-cell office:value-type="float" office:value="89.9164128328453">
                <text:p>89.916412832845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3.9099122543524">
                <text:p>63.9099122543524</text:p>
              </table:table-cell>
              <table:table-cell office:value-type="float" office:value="67.6080279173038">
                <text:p>67.6080279173038</text:p>
              </table:table-cell>
              <table:table-cell office:value-type="float" office:value="71.9008144962549">
                <text:p>71.9008144962549</text:p>
              </table:table-cell>
              <table:table-cell office:value-type="float" office:value="75.0933334543236">
                <text:p>75.0933334543236</text:p>
              </table:table-cell>
              <table:table-cell office:value-type="float" office:value="78.3693412951948">
                <text:p>78.3693412951948</text:p>
              </table:table-cell>
              <table:table-cell office:value-type="float" office:value="81.4979696783758">
                <text:p>81.4979696783758</text:p>
              </table:table-cell>
              <table:table-cell office:value-type="float" office:value="84.4612336261678">
                <text:p>84.4612336261678</text:p>
              </table:table-cell>
              <table:table-cell office:value-type="float" office:value="87.2604390014898">
                <text:p>87.2604390014898</text:p>
              </table:table-cell>
              <table:table-cell office:value-type="float" office:value="89.9198240705156">
                <text:p>89.919824070515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4.0105725508868">
                <text:p>64.0105725508868</text:p>
              </table:table-cell>
              <table:table-cell office:value-type="float" office:value="67.6946092136253">
                <text:p>67.6946092136253</text:p>
              </table:table-cell>
              <table:table-cell office:value-type="float" office:value="71.964712940992">
                <text:p>71.964712940992</text:p>
              </table:table-cell>
              <table:table-cell office:value-type="float" office:value="75.147413546956">
                <text:p>75.147413546956</text:p>
              </table:table-cell>
              <table:table-cell office:value-type="float" office:value="78.4096024020682">
                <text:p>78.4096024020682</text:p>
              </table:table-cell>
              <table:table-cell office:value-type="float" office:value="81.525420822982">
                <text:p>81.525420822982</text:p>
              </table:table-cell>
              <table:table-cell office:value-type="float" office:value="84.4778097248636">
                <text:p>84.4778097248636</text:p>
              </table:table-cell>
              <table:table-cell office:value-type="float" office:value="87.2688437728877">
                <text:p>87.2688437728877</text:p>
              </table:table-cell>
              <table:table-cell office:value-type="float" office:value="89.9230960937246">
                <text:p>89.923096093724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4.1095690790615">
                <text:p>64.1095690790615</text:p>
              </table:table-cell>
              <table:table-cell office:value-type="float" office:value="67.7796581379819">
                <text:p>67.7796581379819</text:p>
              </table:table-cell>
              <table:table-cell office:value-type="float" office:value="72.0272939391823">
                <text:p>72.0272939391823</text:p>
              </table:table-cell>
              <table:table-cell office:value-type="float" office:value="75.2002784083282">
                <text:p>75.2002784083282</text:p>
              </table:table-cell>
              <table:table-cell office:value-type="float" office:value="78.4488694586711">
                <text:p>78.4488694586711</text:p>
              </table:table-cell>
              <table:table-cell office:value-type="float" office:value="81.5521199291279">
                <text:p>81.5521199291279</text:p>
              </table:table-cell>
              <table:table-cell office:value-type="float" office:value="84.4938758306174">
                <text:p>84.4938758306174</text:p>
              </table:table-cell>
              <table:table-cell office:value-type="float" office:value="87.2769536708184">
                <text:p>87.2769536708184</text:p>
              </table:table-cell>
              <table:table-cell office:value-type="float" office:value="89.9262345838902">
                <text:p>89.9262345838902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4.2069293385488">
                <text:p>64.2069293385488</text:p>
              </table:table-cell>
              <table:table-cell office:value-type="float" office:value="67.863201811287">
                <text:p>67.863201811287</text:p>
              </table:table-cell>
              <table:table-cell office:value-type="float" office:value="72.0885846536997">
                <text:p>72.0885846536997</text:p>
              </table:table-cell>
              <table:table-cell office:value-type="float" office:value="75.2519553458456">
                <text:p>75.2519553458456</text:p>
              </table:table-cell>
              <table:table-cell office:value-type="float" office:value="78.487167008192">
                <text:p>78.487167008192</text:p>
              </table:table-cell>
              <table:table-cell office:value-type="float" office:value="81.5780875993005">
                <text:p>81.5780875993005</text:p>
              </table:table-cell>
              <table:table-cell office:value-type="float" office:value="84.5094476342627">
                <text:p>84.5094476342627</text:p>
              </table:table-cell>
              <table:table-cell office:value-type="float" office:value="87.2847790406389">
                <text:p>87.2847790406389</text:p>
              </table:table-cell>
              <table:table-cell office:value-type="float" office:value="89.9292449905682">
                <text:p>89.929244990568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4.3026803744912">
                <text:p>64.3026803744912</text:p>
              </table:table-cell>
              <table:table-cell office:value-type="float" office:value="67.9452668744504">
                <text:p>67.9452668744504</text:p>
              </table:table-cell>
              <table:table-cell office:value-type="float" office:value="72.1486116873792">
                <text:p>72.1486116873792</text:p>
              </table:table-cell>
              <table:table-cell office:value-type="float" office:value="75.3024710532903">
                <text:p>75.3024710532903</text:p>
              </table:table-cell>
              <table:table-cell office:value-type="float" office:value="78.5245189878462">
                <text:p>78.5245189878462</text:p>
              </table:table-cell>
              <table:table-cell office:value-type="float" office:value="81.6033438715706">
                <text:p>81.6033438715706</text:p>
              </table:table-cell>
              <table:table-cell office:value-type="float" office:value="84.5245403438764">
                <text:p>84.5245403438764</text:p>
              </table:table-cell>
              <table:table-cell office:value-type="float" office:value="87.2923298647494">
                <text:p>87.2923298647494</text:p>
              </table:table-cell>
              <table:table-cell office:value-type="float" office:value="89.9321325409153">
                <text:p>89.932132540915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64.3968487850145">
                <text:p>64.3968487850145</text:p>
              </table:table-cell>
              <table:table-cell office:value-type="float" office:value="68.0258794968739">
                <text:p>68.0258794968739</text:p>
              </table:table-cell>
              <table:table-cell office:value-type="float" office:value="72.207401094563">
                <text:p>72.207401094563</text:p>
              </table:table-cell>
              <table:table-cell office:value-type="float" office:value="75.3518516246095">
                <text:p>75.3518516246095</text:p>
              </table:table-cell>
              <table:table-cell office:value-type="float" office:value="78.5609487438368">
                <text:p>78.5609487438368</text:p>
              </table:table-cell>
              <table:table-cell office:value-type="float" office:value="81.6279082350557">
                <text:p>81.6279082350557</text:p>
              </table:table-cell>
              <table:table-cell office:value-type="float" office:value="84.5391686996323">
                <text:p>84.5391686996323</text:p>
              </table:table-cell>
              <table:table-cell office:value-type="float" office:value="87.2996157753267">
                <text:p>87.2996157753267</text:p>
              </table:table-cell>
              <table:table-cell office:value-type="float" office:value="89.9349022487652">
                <text:p>89.934902248765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4.4894607286158">
                <text:p>64.4894607286158</text:p>
              </table:table-cell>
              <table:table-cell office:value-type="float" office:value="68.1050653847962">
                <text:p>68.1050653847962</text:p>
              </table:table-cell>
              <table:table-cell office:value-type="float" office:value="72.2649783924099">
                <text:p>72.2649783924099</text:p>
              </table:table-cell>
              <table:table-cell office:value-type="float" office:value="75.4001225673946">
                <text:p>75.4001225673946</text:p>
              </table:table-cell>
              <table:table-cell office:value-type="float" office:value="78.5964790459472">
                <text:p>78.5964790459472</text:p>
              </table:table-cell>
              <table:table-cell office:value-type="float" office:value="81.6517996449589">
                <text:p>81.6517996449589</text:p>
              </table:table-cell>
              <table:table-cell office:value-type="float" office:value="84.5533469881967">
                <text:p>84.5533469881967</text:p>
              </table:table-cell>
              <table:table-cell office:value-type="float" office:value="87.306646066612">
                <text:p>87.306646066612</text:p>
              </table:table-cell>
              <table:table-cell office:value-type="float" office:value="89.9375589233341">
                <text:p>89.9375589233341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64.5805419314307">
                <text:p>64.5805419314307</text:p>
              </table:table-cell>
              <table:table-cell office:value-type="float" office:value="68.1828497894903">
                <text:p>68.1828497894903</text:p>
              </table:table-cell>
              <table:table-cell office:value-type="float" office:value="72.3213685719703">
                <text:p>72.3213685719703</text:p>
              </table:table-cell>
              <table:table-cell office:value-type="float" office:value="75.4473088160571">
                <text:p>75.4473088160571</text:p>
              </table:table-cell>
              <table:table-cell office:value-type="float" office:value="78.6311321017729">
                <text:p>78.6311321017729</text:p>
              </table:table-cell>
              <table:table-cell office:value-type="float" office:value="81.6750365371954">
                <text:p>81.6750365371954</text:p>
              </table:table-cell>
              <table:table-cell office:value-type="float" office:value="84.5670890566813">
                <text:p>84.5670890566813</text:p>
              </table:table-cell>
              <table:table-cell office:value-type="float" office:value="87.3134297067668">
                <text:p>87.3134297067668</text:p>
              </table:table-cell>
              <table:table-cell office:value-type="float" office:value="89.9401071775715">
                <text:p>89.940107177571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4.6701176943788">
                <text:p>64.6701176943788</text:p>
              </table:table-cell>
              <table:table-cell office:value-type="float" office:value="68.2592575153158">
                <text:p>68.2592575153158</text:p>
              </table:table-cell>
              <table:table-cell office:value-type="float" office:value="72.3765961090339">
                <text:p>72.3765961090339</text:p>
              </table:table-cell>
              <table:table-cell office:value-type="float" office:value="75.4934347447084">
                <text:p>75.4934347447084</text:p>
              </table:table-cell>
              <table:table-cell office:value-type="float" office:value="78.6649295706017">
                <text:p>78.6649295706017</text:p>
              </table:table-cell>
              <table:table-cell office:value-type="float" office:value="81.6976368426188">
                <text:p>81.6976368426188</text:p>
              </table:table-cell>
              <table:table-cell office:value-type="float" office:value="84.580408326167">
                <text:p>84.580408326167</text:p>
              </table:table-cell>
              <table:table-cell office:value-type="float" office:value="87.3199753493131">
                <text:p>87.3199753493131</text:p>
              </table:table-cell>
              <table:table-cell office:value-type="float" office:value="89.9425514361701">
                <text:p>89.942551436170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64.7582129001926">
                <text:p>64.7582129001926</text:p>
              </table:table-cell>
              <table:table-cell office:value-type="float" office:value="68.3343129276286">
                <text:p>68.3343129276286</text:p>
              </table:table-cell>
              <table:table-cell office:value-type="float" office:value="72.4306849747528">
                <text:p>72.4306849747528</text:p>
              </table:table-cell>
              <table:table-cell office:value-type="float" office:value="75.5385241797504">
                <text:p>75.5385241797504</text:p>
              </table:table-cell>
              <table:table-cell office:value-type="float" office:value="78.6978925769519">
                <text:p>78.6978925769519</text:p>
              </table:table-cell>
              <table:table-cell office:value-type="float" office:value="81.7196180008578">
                <text:p>81.7196180008578</text:p>
              </table:table-cell>
              <table:table-cell office:value-type="float" office:value="84.5933178048115">
                <text:p>84.5933178048115</text:p>
              </table:table-cell>
              <table:table-cell office:value-type="float" office:value="87.3262913441721">
                <text:p>87.3262913441721</text:p>
              </table:table-cell>
              <table:table-cell office:value-type="float" office:value="89.9448959432483">
                <text:p>89.94489594324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4.8448520203291">
                <text:p>64.8448520203291</text:p>
              </table:table-cell>
              <table:table-cell office:value-type="float" office:value="68.4080399605509">
                <text:p>68.4080399605509</text:p>
              </table:table-cell>
              <table:table-cell office:value-type="float" office:value="72.4836586460462">
                <text:p>72.4836586460462</text:p>
              </table:table-cell>
              <table:table-cell office:value-type="float" office:value="75.5826004121831">
                <text:p>75.5826004121831</text:p>
              </table:table-cell>
              <table:table-cell office:value-type="float" office:value="78.7300417237755">
                <text:p>78.7300417237755</text:p>
              </table:table-cell>
              <table:table-cell office:value-type="float" office:value="81.7409969737733">
                <text:p>81.7409969737733</text:p>
              </table:table-cell>
              <table:table-cell office:value-type="float" office:value="84.6058301005535">
                <text:p>84.6058301005535</text:p>
              </table:table-cell>
              <table:table-cell office:value-type="float" office:value="87.3323857483162">
                <text:p>87.3323857483162</text:p>
              </table:table-cell>
              <table:table-cell office:value-type="float" office:value="89.9471447697198">
                <text:p>89.9471447697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